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Times New Roman" svg:font-family="'Times New Roman'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99pt"/>
    </style:style>
    <style:style style:name="co2" style:family="table-column">
      <style:table-column-properties fo:break-before="auto" style:column-width="61.4pt"/>
    </style:style>
    <style:style style:name="co3" style:family="table-column">
      <style:table-column-properties fo:break-before="auto" style:column-width="49.1pt"/>
    </style:style>
    <style:style style:name="co4" style:family="table-column">
      <style:table-column-properties fo:break-before="auto" style:column-width="25.94pt"/>
    </style:style>
    <style:style style:name="co5" style:family="table-column">
      <style:table-column-properties fo:break-before="auto" style:column-width="36.79pt"/>
    </style:style>
    <style:style style:name="co6" style:family="table-column">
      <style:table-column-properties fo:break-before="auto" style:column-width="39.71pt"/>
    </style:style>
    <style:style style:name="co7" style:family="table-column">
      <style:table-column-properties fo:break-before="auto" style:column-width="43.31pt"/>
    </style:style>
    <style:style style:name="co8" style:family="table-column">
      <style:table-column-properties fo:break-before="auto" style:column-width="96.86pt"/>
    </style:style>
    <style:style style:name="co9" style:family="table-column">
      <style:table-column-properties fo:break-before="auto" style:column-width="66.44pt"/>
    </style:style>
    <style:style style:name="co10" style:family="table-column">
      <style:table-column-properties fo:break-before="auto" style:column-width="69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167.2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10.24pt" fo:break-before="auto" style:use-optimal-row-height="false"/>
    </style:style>
    <style:style style:name="ro5" style:family="table-row">
      <style:table-row-properties style:row-height="115.51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3.49pt" fo:break-before="auto" style:use-optimal-row-height="tru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卷制-上茄衣过程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fo:background-color="#ffff00" style:cell-protect="none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middle"/>
      <style:paragraph-properties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middle"/>
      <style:paragraph-properties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ffff00" style:cell-protect="none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ffff00" style:cell-protect="none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none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2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22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order-bottom="none" fo:background-color="#99ccff" style:cell-protect="none" style:print-content="true" style:diagonal-bl-tr="none" style:diagonal-tl-br="none" style:text-align-source="fix" style:repeat-content="false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I$5]" style:apply-style-name="Gnumeric-1" style:base-cell-address="'卷制-上茄衣过程'.F6"/>
      <style:map style:condition="cell-content-is-between([.$F$5],[.$I$5])" style:apply-style-name="Gnumeric-2" style:base-cell-address="'卷制-上茄衣过程'.F6"/>
    </style:style>
    <style:style style:name="ce25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I$5]" style:apply-style-name="Gnumeric-4" style:base-cell-address="'卷制-上茄衣过程'.F7"/>
      <style:map style:condition="cell-content-is-between([.$F$5],[.$I$5])" style:apply-style-name="Gnumeric-4" style:base-cell-address="'卷制-上茄衣过程'.F7"/>
    </style:style>
    <style:style style:name="ce26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I$5]" style:apply-style-name="Gnumeric-5" style:base-cell-address="'卷制-上茄衣过程'.G6"/>
      <style:map style:condition="cell-content-is-between([.$F$5],[.$I$5])" style:apply-style-name="Gnumeric-5" style:base-cell-address="'卷制-上茄衣过程'.G6"/>
    </style:style>
    <style:style style:name="ce28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I$5]" style:apply-style-name="Gnumeric-5" style:base-cell-address="'卷制-上茄衣过程'.G7"/>
      <style:map style:condition="cell-content-is-between([.$F$5],[.$I$5])" style:apply-style-name="Gnumeric-5" style:base-cell-address="'卷制-上茄衣过程'.G7"/>
    </style:style>
    <style:style style:name="ce29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fix" style:repeat-content="false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I$5]" style:apply-style-name="Gnumeric-5" style:base-cell-address="'卷制-上茄衣过程'.J6"/>
      <style:map style:condition="cell-content-is-between([.$F$5],[.$I$5])" style:apply-style-name="Gnumeric-5" style:base-cell-address="'卷制-上茄衣过程'.J6"/>
    </style:style>
    <style:style style:name="ce31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2.01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I$5]" style:apply-style-name="Gnumeric-5" style:base-cell-address="'卷制-上茄衣过程'.J7"/>
      <style:map style:condition="cell-content-is-between([.$F$5],[.$I$5])" style:apply-style-name="Gnumeric-5" style:base-cell-address="'卷制-上茄衣过程'.J7"/>
    </style:style>
    <style:style style:name="ce32" style:family="table-cell" style:parent-style-name="Default">
      <style:table-cell-properties style:glyph-orientation-vertical="auto" fo:background-color="#99ccff" style:cell-protect="none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N$5]" style:apply-style-name="Gnumeric-5" style:base-cell-address="'卷制-上茄衣过程'.K6"/>
      <style:map style:condition="cell-content-is-between([.$K$5],[.$N$5])" style:apply-style-name="Gnumeric-5" style:base-cell-address="'卷制-上茄衣过程'.K6"/>
    </style:style>
    <style:style style:name="ce34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N$5]" style:apply-style-name="Gnumeric-6" style:base-cell-address="'卷制-上茄衣过程'.K7"/>
      <style:map style:condition="cell-content-is-between([.$K$5],[.$N$5])" style:apply-style-name="Gnumeric-6" style:base-cell-address="'卷制-上茄衣过程'.K7"/>
    </style:style>
    <style:style style:name="ce35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N$5]" style:apply-style-name="Gnumeric-6" style:base-cell-address="'卷制-上茄衣过程'.L6"/>
      <style:map style:condition="cell-content-is-between([.$K$5],[.$N$5])" style:apply-style-name="Gnumeric-6" style:base-cell-address="'卷制-上茄衣过程'.L6"/>
    </style:style>
    <style:style style:name="ce36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N$5]" style:apply-style-name="Gnumeric-6" style:base-cell-address="'卷制-上茄衣过程'.L7"/>
      <style:map style:condition="cell-content-is-between([.$K$5],[.$N$5])" style:apply-style-name="Gnumeric-6" style:base-cell-address="'卷制-上茄衣过程'.L7"/>
    </style:style>
    <style:style style:name="ce37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N$5]" style:apply-style-name="Gnumeric-6" style:base-cell-address="'卷制-上茄衣过程'.O6"/>
      <style:map style:condition="cell-content-is-between([.$K$5],[.$N$5])" style:apply-style-name="Gnumeric-6" style:base-cell-address="'卷制-上茄衣过程'.O6"/>
    </style:style>
    <style:style style:name="ce39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2.01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N$5]" style:apply-style-name="Gnumeric-6" style:base-cell-address="'卷制-上茄衣过程'.O7"/>
      <style:map style:condition="cell-content-is-between([.$K$5],[.$N$5])" style:apply-style-name="Gnumeric-6" style:base-cell-address="'卷制-上茄衣过程'.O7"/>
    </style:style>
    <style:style style:name="ce40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6" style:base-cell-address="'卷制-上茄衣过程'.P6"/>
      <style:map style:condition="cell-content-is-between([.$P$5],[.$S$5])" style:apply-style-name="Gnumeric-6" style:base-cell-address="'卷制-上茄衣过程'.P6"/>
    </style:style>
    <style:style style:name="ce41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P7"/>
      <style:map style:condition="cell-content-is-between([.$P$5],[.$S$5])" style:apply-style-name="Gnumeric-7" style:base-cell-address="'卷制-上茄衣过程'.P7"/>
    </style:style>
    <style:style style:name="ce42" style:family="table-cell" style:parent-style-name="Default">
      <style:table-cell-properties style:glyph-orientation-vertical="auto" style:cell-protect="none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paragraph-properties fo:margin-left="0.99pt"/>
      <style:text-properties fo:color="#000000" style:text-line-through-style="none" style:text-line-through-type="none" style:font-name="Times New Roman" fo:font-size="10.5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Q6"/>
      <style:map style:condition="cell-content-is-between([.$P$5],[.$S$5])" style:apply-style-name="Gnumeric-7" style:base-cell-address="'卷制-上茄衣过程'.Q6"/>
    </style:style>
    <style:style style:name="ce44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Q7"/>
      <style:map style:condition="cell-content-is-between([.$P$5],[.$S$5])" style:apply-style-name="Gnumeric-7" style:base-cell-address="'卷制-上茄衣过程'.Q7"/>
    </style:style>
    <style:style style:name="ce45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T6"/>
      <style:map style:condition="cell-content-is-between([.$P$5],[.$S$5])" style:apply-style-name="Gnumeric-7" style:base-cell-address="'卷制-上茄衣过程'.T6"/>
    </style:style>
    <style:style style:name="ce46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T7"/>
      <style:map style:condition="cell-content-is-between([.$P$5],[.$S$5])" style:apply-style-name="Gnumeric-7" style:base-cell-address="'卷制-上茄衣过程'.T7"/>
    </style:style>
    <style:style style:name="ce47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T8"/>
      <style:map style:condition="cell-content-is-between([.$P$5],[.$S$5])" style:apply-style-name="Gnumeric-7" style:base-cell-address="'卷制-上茄衣过程'.T8"/>
    </style:style>
    <style:style style:name="ce48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2.01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()&gt;[.$S$5]" style:apply-style-name="Gnumeric-7" style:base-cell-address="'卷制-上茄衣过程'.T9"/>
      <style:map style:condition="cell-content-is-between([.$P$5],[.$S$5])" style:apply-style-name="Gnumeric-7" style:base-cell-address="'卷制-上茄衣过程'.T9"/>
    </style:style>
    <style:style style:name="ce49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01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-is-between([.$U$5],[.$X$5])" style:apply-style-name="Gnumeric-7" style:base-cell-address="'卷制-上茄衣过程'.U6"/>
      <style:map style:condition="cell-content()&gt;[.$X$5]" style:apply-style-name="Gnumeric-7" style:base-cell-address="'卷制-上茄衣过程'.U6"/>
    </style:style>
    <style:style style:name="ce50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no-wrap" fo:border-left="2.01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-is-between([.$U$5],[.$X$5])" style:apply-style-name="Gnumeric-8" style:base-cell-address="'卷制-上茄衣过程'.U7"/>
      <style:map style:condition="cell-content()&gt;[.$X$5]" style:apply-style-name="Gnumeric-8" style:base-cell-address="'卷制-上茄衣过程'.U7"/>
    </style:style>
    <style:style style:name="ce51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-is-between([.$U$5],[.$X$5])" style:apply-style-name="Gnumeric-8" style:base-cell-address="'卷制-上茄衣过程'.V6"/>
      <style:map style:condition="cell-content()&gt;[.$X$5]" style:apply-style-name="Gnumeric-8" style:base-cell-address="'卷制-上茄衣过程'.V6"/>
    </style:style>
    <style:style style:name="ce52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-is-between([.$U$5],[.$X$5])" style:apply-style-name="Gnumeric-8" style:base-cell-address="'卷制-上茄衣过程'.V7"/>
      <style:map style:condition="cell-content()&gt;[.$X$5]" style:apply-style-name="Gnumeric-8" style:base-cell-address="'卷制-上茄衣过程'.V7"/>
    </style:style>
    <style:style style:name="ce53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-is-between([.$U$5],[.$X$5])" style:apply-style-name="Gnumeric-8" style:base-cell-address="'卷制-上茄衣过程'.Y6"/>
      <style:map style:condition="cell-content()&gt;[.$X$5]" style:apply-style-name="Gnumeric-8" style:base-cell-address="'卷制-上茄衣过程'.Y6"/>
    </style:style>
    <style:style style:name="ce54" style:family="table-cell" style:parent-style-name="Default">
      <style:table-cell-properties style:glyph-orientation-vertical="auto" fo:border-bottom="2.01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fo:border-right="2.01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  <style:map style:condition="cell-content-is-between([.$U$5],[.$X$5])" style:apply-style-name="Gnumeric-8" style:base-cell-address="'卷制-上茄衣过程'.Y7"/>
      <style:map style:condition="cell-content()&gt;[.$X$5]" style:apply-style-name="Gnumeric-8" style:base-cell-address="'卷制-上茄衣过程'.Y7"/>
    </style:style>
    <style:style style:name="ce55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none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fix" style:repeat-content="false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2.01pt solid #000000" fo:border-right="none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bold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bold" style:text-underline-mode="continuous" style:text-overline-mode="continuous" style:text-line-through-mode="continuous"/>
      <style:map style:condition="is-true-formula(NOT(ISERROR(SEARCH(&quot;不&quot;;[.AQ6]))))" style:apply-style-name="Gnumeric-8" style:base-cell-address="'卷制-上茄衣过程'.AQ6"/>
    </style:style>
    <style:style style:name="ce62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none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none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none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none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fo:border-bottom="none" fo:background-color="#0066cc" style:cell-protect="none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style:vertical-align="middle"/>
      <style:paragraph-properties fo:text-align="center"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2pt" fo:font-style="normal" style:text-underline-style="none" fo:font-weight="bold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fix" style:repeat-content="false" fo:wrap-option="wrap" fo:border-left="0.99pt solid #000000" fo:border-right="none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2.01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bold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none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bold" style:text-underline-mode="continuous" style:text-overline-mode="continuous" style:text-line-through-mode="continuous"/>
      <style:map style:condition="is-true-formula(NOT(ISERROR(SEARCH(&quot;不&quot;;[.BL6]))))" style:apply-style-name="Gnumeric-4" style:base-cell-address="'卷制-上茄衣过程'.BL6"/>
    </style:style>
    <style:style style:name="ce73" style:family="table-cell" style:parent-style-name="Default">
      <style:table-cell-properties style:glyph-orientation-vertical="auto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2.01pt solid #000000" style:rotation-angle="0" style:rotation-align="none" style:shrink-to-fit="false" fo:border-top="2.01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bold" style:text-underline-mode="continuous" style:text-overline-mode="continuous" style:text-line-through-mode="continuous"/>
      <style:map style:condition="is-true-formula(NOT(ISERROR(SEARCH(&quot;不&quot;;[.BL8]))))" style:apply-style-name="Gnumeric-4" style:base-cell-address="'卷制-上茄衣过程'.BL8"/>
    </style:style>
    <style:style style:name="ce74" style:family="table-cell" style:parent-style-name="Default" style:data-style-name="N10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2.01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 style:data-style-name="N10">
      <style:table-cell-properties style:glyph-orientation-vertical="auto" fo:border-bottom="none" style:cell-protect="none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 style:data-style-name="N10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11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none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宋体" fo:font-size="9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$6:.$A$135])" table:allow-empty-cell="true" table:display-list="unsorted" table:base-cell-address="'卷制-上茄衣过程'.I11">
          <table:error-message table:message-type="stop" table:display="true"/>
        </table:content-validation>
        <table:content-validation table:name="val2" table:condition="of:cell-content-is-in-list([.$A$6:.$A$135])" table:allow-empty-cell="true" table:display-list="unsorted" table:base-cell-address="'卷制-上茄衣过程'.I15">
          <table:error-message table:message-type="stop" table:display="true"/>
        </table:content-validation>
        <table:content-validation table:name="val3" table:condition="of:cell-content-is-in-list([.$A$6:.$A$135])" table:allow-empty-cell="true" table:display-list="unsorted" table:base-cell-address="'卷制-上茄衣过程'.I19">
          <table:error-message table:message-type="stop" table:display="true"/>
        </table:content-validation>
        <table:content-validation table:name="val4" table:condition="of:cell-content-is-in-list([.$A$6:.$A$135])" table:allow-empty-cell="true" table:display-list="unsorted" table:base-cell-address="'卷制-上茄衣过程'.I23">
          <table:error-message table:message-type="stop" table:display="true"/>
        </table:content-validation>
        <table:content-validation table:name="val5" table:condition="of:cell-content-is-in-list([.$A$6:.$A$135])" table:allow-empty-cell="true" table:display-list="unsorted" table:base-cell-address="'卷制-上茄衣过程'.I27">
          <table:error-message table:message-type="stop" table:display="true"/>
        </table:content-validation>
        <table:content-validation table:name="val6" table:condition="of:cell-content-is-in-list([.$A$6:.$A$135])" table:allow-empty-cell="true" table:display-list="unsorted" table:base-cell-address="'卷制-上茄衣过程'.I31">
          <table:error-message table:message-type="stop" table:display="true"/>
        </table:content-validation>
        <table:content-validation table:name="val7" table:condition="of:cell-content-is-in-list([.$A$6:.$A$135])" table:allow-empty-cell="true" table:display-list="unsorted" table:base-cell-address="'卷制-上茄衣过程'.I35">
          <table:error-message table:message-type="stop" table:display="true"/>
        </table:content-validation>
        <table:content-validation table:name="val8" table:condition="of:cell-content-is-in-list([.$A$6:.$A$135])" table:allow-empty-cell="true" table:display-list="unsorted" table:base-cell-address="'卷制-上茄衣过程'.I39">
          <table:error-message table:message-type="stop" table:display="true"/>
        </table:content-validation>
        <table:content-validation table:name="val9" table:condition="of:cell-content-is-in-list([.$A$6:.$A$135])" table:allow-empty-cell="true" table:display-list="unsorted" table:base-cell-address="'卷制-上茄衣过程'.I43">
          <table:error-message table:message-type="stop" table:display="true"/>
        </table:content-validation>
        <table:content-validation table:name="val10" table:condition="of:cell-content-is-in-list([.$A$6:.$A$135])" table:allow-empty-cell="true" table:display-list="unsorted" table:base-cell-address="'卷制-上茄衣过程'.I47">
          <table:error-message table:message-type="stop" table:display="true"/>
        </table:content-validation>
        <table:content-validation table:name="val11" table:condition="of:cell-content-is-in-list([.$A$6:.$A$135])" table:allow-empty-cell="true" table:display-list="unsorted" table:base-cell-address="'卷制-上茄衣过程'.I51">
          <table:error-message table:message-type="stop" table:display="true"/>
        </table:content-validation>
        <table:content-validation table:name="val12" table:condition="of:cell-content-is-in-list([.$A$6:.$A$135])" table:allow-empty-cell="true" table:display-list="unsorted" table:base-cell-address="'卷制-上茄衣过程'.I55">
          <table:error-message table:message-type="stop" table:display="true"/>
        </table:content-validation>
        <table:content-validation table:name="val13" table:condition="of:cell-content-is-in-list([.$A$6:.$A$135])" table:allow-empty-cell="true" table:display-list="unsorted" table:base-cell-address="'卷制-上茄衣过程'.I59">
          <table:error-message table:message-type="stop" table:display="true"/>
        </table:content-validation>
        <table:content-validation table:name="val14" table:condition="of:cell-content-is-in-list([.$A$6:.$A$135])" table:allow-empty-cell="true" table:display-list="unsorted" table:base-cell-address="'卷制-上茄衣过程'.I63">
          <table:error-message table:message-type="stop" table:display="true"/>
        </table:content-validation>
        <table:content-validation table:name="val15" table:condition="of:cell-content-is-in-list([.$A$6:.$A$135])" table:allow-empty-cell="true" table:display-list="unsorted" table:base-cell-address="'卷制-上茄衣过程'.I67">
          <table:error-message table:message-type="stop" table:display="true"/>
        </table:content-validation>
        <table:content-validation table:name="val16" table:condition="of:cell-content-is-in-list([.$A$6:.$A$135])" table:allow-empty-cell="true" table:display-list="unsorted" table:base-cell-address="'卷制-上茄衣过程'.I71">
          <table:error-message table:message-type="stop" table:display="true"/>
        </table:content-validation>
        <table:content-validation table:name="val17" table:condition="of:cell-content-is-in-list([.$A$6:.$A$135])" table:allow-empty-cell="true" table:display-list="unsorted" table:base-cell-address="'卷制-上茄衣过程'.I75">
          <table:error-message table:message-type="stop" table:display="true"/>
        </table:content-validation>
        <table:content-validation table:name="val18" table:condition="of:cell-content-is-in-list([.$A$6:.$A$135])" table:allow-empty-cell="true" table:display-list="unsorted" table:base-cell-address="'卷制-上茄衣过程'.I79">
          <table:error-message table:message-type="stop" table:display="true"/>
        </table:content-validation>
        <table:content-validation table:name="val19" table:condition="of:cell-content-is-in-list([.$A$6:.$A$135])" table:allow-empty-cell="true" table:display-list="unsorted" table:base-cell-address="'卷制-上茄衣过程'.I83">
          <table:error-message table:message-type="stop" table:display="true"/>
        </table:content-validation>
        <table:content-validation table:name="val20" table:condition="of:cell-content-is-in-list([.$A$6:.$A$135])" table:allow-empty-cell="true" table:display-list="unsorted" table:base-cell-address="'卷制-上茄衣过程'.I87">
          <table:error-message table:message-type="stop" table:display="true"/>
        </table:content-validation>
        <table:content-validation table:name="val21" table:condition="of:cell-content-is-in-list([.$A$6:.$A$135])" table:allow-empty-cell="true" table:display-list="unsorted" table:base-cell-address="'卷制-上茄衣过程'.I91">
          <table:error-message table:message-type="stop" table:display="true"/>
        </table:content-validation>
        <table:content-validation table:name="val22" table:condition="of:cell-content-is-in-list([.$A$6:.$A$135])" table:allow-empty-cell="true" table:display-list="unsorted" table:base-cell-address="'卷制-上茄衣过程'.I95">
          <table:error-message table:message-type="stop" table:display="true"/>
        </table:content-validation>
        <table:content-validation table:name="val23" table:condition="of:cell-content-is-in-list([.$A$6:.$A$135])" table:allow-empty-cell="true" table:display-list="unsorted" table:base-cell-address="'卷制-上茄衣过程'.I99">
          <table:error-message table:message-type="stop" table:display="true"/>
        </table:content-validation>
        <table:content-validation table:name="val24" table:condition="of:cell-content-is-in-list([.$A$6:.$A$135])" table:allow-empty-cell="true" table:display-list="unsorted" table:base-cell-address="'卷制-上茄衣过程'.I103">
          <table:error-message table:message-type="stop" table:display="true"/>
        </table:content-validation>
        <table:content-validation table:name="val25" table:condition="of:cell-content-is-in-list([.$A$6:.$A$135])" table:allow-empty-cell="true" table:display-list="unsorted" table:base-cell-address="'卷制-上茄衣过程'.I107">
          <table:error-message table:message-type="stop" table:display="true"/>
        </table:content-validation>
        <table:content-validation table:name="val26" table:condition="of:cell-content-is-in-list([.$A$6:.$A$135])" table:allow-empty-cell="true" table:display-list="unsorted" table:base-cell-address="'卷制-上茄衣过程'.I111">
          <table:error-message table:message-type="stop" table:display="true"/>
        </table:content-validation>
        <table:content-validation table:name="val27" table:condition="of:cell-content-is-in-list([.$A$6:.$A$135])" table:allow-empty-cell="true" table:display-list="unsorted" table:base-cell-address="'卷制-上茄衣过程'.I115">
          <table:error-message table:message-type="stop" table:display="true"/>
        </table:content-validation>
        <table:content-validation table:name="val28" table:condition="of:cell-content-is-in-list([.$A$6:.$A$135])" table:allow-empty-cell="true" table:display-list="unsorted" table:base-cell-address="'卷制-上茄衣过程'.I119">
          <table:error-message table:message-type="stop" table:display="true"/>
        </table:content-validation>
        <table:content-validation table:name="val29" table:condition="of:cell-content-is-in-list([.$A$6:.$A$135])" table:allow-empty-cell="true" table:display-list="unsorted" table:base-cell-address="'卷制-上茄衣过程'.I123">
          <table:error-message table:message-type="stop" table:display="true"/>
        </table:content-validation>
        <table:content-validation table:name="val30" table:condition="of:cell-content-is-in-list([.$A$6:.$A$135])" table:allow-empty-cell="true" table:display-list="unsorted" table:base-cell-address="'卷制-上茄衣过程'.I127">
          <table:error-message table:message-type="stop" table:display="true"/>
        </table:content-validation>
        <table:content-validation table:name="val31" table:condition="of:cell-content-is-in-list([.$A$6:.$A$135])" table:allow-empty-cell="true" table:display-list="unsorted" table:base-cell-address="'卷制-上茄衣过程'.I131">
          <table:error-message table:message-type="stop" table:display="true"/>
        </table:content-validation>
        <table:content-validation table:name="val32" table:condition="of:cell-content-is-in-list([.$A$6:.$A$135])" table:allow-empty-cell="true" table:display-list="unsorted" table:base-cell-address="'卷制-上茄衣过程'.I135">
          <table:error-message table:message-type="stop" table:display="true"/>
        </table:content-validation>
        <table:content-validation table:name="val33" table:condition="of:cell-content-is-in-list([.$A$6:.$A$135])" table:allow-empty-cell="true" table:display-list="unsorted" table:base-cell-address="'卷制-上茄衣过程'.I139">
          <table:error-message table:message-type="stop" table:display="true"/>
        </table:content-validation>
        <table:content-validation table:name="val34" table:condition="of:cell-content-is-in-list([.$A$6:.$A$135])" table:allow-empty-cell="true" table:display-list="unsorted" table:base-cell-address="'卷制-上茄衣过程'.I143">
          <table:error-message table:message-type="stop" table:display="true"/>
        </table:content-validation>
        <table:content-validation table:name="val35" table:condition="of:cell-content-is-in-list([.$A$6:.$A$135])" table:allow-empty-cell="true" table:display-list="unsorted" table:base-cell-address="'卷制-上茄衣过程'.I147">
          <table:error-message table:message-type="stop" table:display="true"/>
        </table:content-validation>
        <table:content-validation table:name="val36" table:condition="of:cell-content-is-in-list([.$A$6:.$A$135])" table:allow-empty-cell="true" table:display-list="unsorted" table:base-cell-address="'卷制-上茄衣过程'.I151">
          <table:error-message table:message-type="stop" table:display="true"/>
        </table:content-validation>
        <table:content-validation table:name="val37" table:condition="of:cell-content-is-in-list([.$A$6:.$A$135])" table:allow-empty-cell="true" table:display-list="unsorted" table:base-cell-address="'卷制-上茄衣过程'.I155">
          <table:error-message table:message-type="stop" table:display="true"/>
        </table:content-validation>
        <table:content-validation table:name="val38" table:condition="of:cell-content-is-in-list([.$A$6:.$A$135])" table:allow-empty-cell="true" table:display-list="unsorted" table:base-cell-address="'卷制-上茄衣过程'.I159">
          <table:error-message table:message-type="stop" table:display="true"/>
        </table:content-validation>
        <table:content-validation table:name="val39" table:condition="of:cell-content-is-in-list([.$A$6:.$A$135])" table:allow-empty-cell="true" table:display-list="unsorted" table:base-cell-address="'卷制-上茄衣过程'.I163">
          <table:error-message table:message-type="stop" table:display="true"/>
        </table:content-validation>
        <table:content-validation table:name="val40" table:condition="of:cell-content-is-in-list([.$A$6:.$A$135])" table:allow-empty-cell="true" table:display-list="unsorted" table:base-cell-address="'卷制-上茄衣过程'.I167">
          <table:error-message table:message-type="stop" table:display="true"/>
        </table:content-validation>
        <table:content-validation table:name="val41" table:condition="of:cell-content-is-in-list([.$A$6:.$A$135])" table:allow-empty-cell="true" table:display-list="unsorted" table:base-cell-address="'卷制-上茄衣过程'.I171">
          <table:error-message table:message-type="stop" table:display="true"/>
        </table:content-validation>
        <table:content-validation table:name="val42" table:condition="of:cell-content-is-in-list([.$A$6:.$A$135])" table:allow-empty-cell="true" table:display-list="unsorted" table:base-cell-address="'卷制-上茄衣过程'.I175">
          <table:error-message table:message-type="stop" table:display="true"/>
        </table:content-validation>
        <table:content-validation table:name="val43" table:condition="of:cell-content-is-in-list([.$A$6:.$A$135])" table:allow-empty-cell="true" table:display-list="unsorted" table:base-cell-address="'卷制-上茄衣过程'.I179">
          <table:error-message table:message-type="stop" table:display="true"/>
        </table:content-validation>
        <table:content-validation table:name="val44" table:condition="of:cell-content-is-in-list([.$A$6:.$A$135])" table:allow-empty-cell="true" table:display-list="unsorted" table:base-cell-address="'卷制-上茄衣过程'.I183">
          <table:error-message table:message-type="stop" table:display="true"/>
        </table:content-validation>
        <table:content-validation table:name="val45" table:condition="of:cell-content-is-in-list([.$A$6:.$A$135])" table:allow-empty-cell="true" table:display-list="unsorted" table:base-cell-address="'卷制-上茄衣过程'.I187">
          <table:error-message table:message-type="stop" table:display="true"/>
        </table:content-validation>
        <table:content-validation table:name="val46" table:condition="of:cell-content-is-in-list([.$A$6:.$A$135])" table:allow-empty-cell="true" table:display-list="unsorted" table:base-cell-address="'卷制-上茄衣过程'.I191">
          <table:error-message table:message-type="stop" table:display="true"/>
        </table:content-validation>
        <table:content-validation table:name="val47" table:condition="of:cell-content-is-in-list([.$A$6:.$A$135])" table:allow-empty-cell="true" table:display-list="unsorted" table:base-cell-address="'卷制-上茄衣过程'.I195">
          <table:error-message table:message-type="stop" table:display="true"/>
        </table:content-validation>
        <table:content-validation table:name="val48" table:condition="of:cell-content-is-in-list([.$A$6:.$A$135])" table:allow-empty-cell="true" table:display-list="unsorted" table:base-cell-address="'卷制-上茄衣过程'.I199">
          <table:error-message table:message-type="stop" table:display="true"/>
        </table:content-validation>
        <table:content-validation table:name="val49" table:condition="of:cell-content-is-in-list([.$A$6:.$A$135])" table:allow-empty-cell="true" table:display-list="unsorted" table:base-cell-address="'卷制-上茄衣过程'.I203">
          <table:error-message table:message-type="stop" table:display="true"/>
        </table:content-validation>
        <table:content-validation table:name="val50" table:condition="of:cell-content-is-in-list([.$A$6:.$A$135])" table:allow-empty-cell="true" table:display-list="unsorted" table:base-cell-address="'卷制-上茄衣过程'.I207">
          <table:error-message table:message-type="stop" table:display="true"/>
        </table:content-validation>
        <table:content-validation table:name="val51" table:condition="of:cell-content-is-in-list([.$A$6:.$A$135])" table:allow-empty-cell="true" table:display-list="unsorted" table:base-cell-address="'卷制-上茄衣过程'.I211">
          <table:error-message table:message-type="stop" table:display="true"/>
        </table:content-validation>
        <table:content-validation table:name="val52" table:condition="of:cell-content-is-in-list([.$A$6:.$A$135])" table:allow-empty-cell="true" table:display-list="unsorted" table:base-cell-address="'卷制-上茄衣过程'.I215">
          <table:error-message table:message-type="stop" table:display="true"/>
        </table:content-validation>
        <table:content-validation table:name="val53" table:condition="of:cell-content-is-in-list([.$A$6:.$A$135])" table:allow-empty-cell="true" table:display-list="unsorted" table:base-cell-address="'卷制-上茄衣过程'.I219">
          <table:error-message table:message-type="stop" table:display="true"/>
        </table:content-validation>
        <table:content-validation table:name="val54" table:condition="of:cell-content-is-in-list([.$A$6:.$A$135])" table:allow-empty-cell="true" table:display-list="unsorted" table:base-cell-address="'卷制-上茄衣过程'.I223">
          <table:error-message table:message-type="stop" table:display="true"/>
        </table:content-validation>
        <table:content-validation table:name="val55" table:condition="of:cell-content-is-in-list([.$A$6:.$A$135])" table:allow-empty-cell="true" table:display-list="unsorted" table:base-cell-address="'卷制-上茄衣过程'.I227">
          <table:error-message table:message-type="stop" table:display="true"/>
        </table:content-validation>
        <table:content-validation table:name="val56" table:condition="of:cell-content-is-in-list([.$A$6:.$A$135])" table:allow-empty-cell="true" table:display-list="unsorted" table:base-cell-address="'卷制-上茄衣过程'.I231">
          <table:error-message table:message-type="stop" table:display="true"/>
        </table:content-validation>
        <table:content-validation table:name="val57" table:condition="of:cell-content-is-in-list([.$A$6:.$A$135])" table:allow-empty-cell="true" table:display-list="unsorted" table:base-cell-address="'卷制-上茄衣过程'.I235">
          <table:error-message table:message-type="stop" table:display="true"/>
        </table:content-validation>
        <table:content-validation table:name="val58" table:condition="of:cell-content-is-in-list([.$A$6:.$A$135])" table:allow-empty-cell="true" table:display-list="unsorted" table:base-cell-address="'卷制-上茄衣过程'.I239">
          <table:error-message table:message-type="stop" table:display="true"/>
        </table:content-validation>
        <table:content-validation table:name="val59" table:condition="of:cell-content-is-in-list([.$A$6:.$A$135])" table:allow-empty-cell="true" table:display-list="unsorted" table:base-cell-address="'卷制-上茄衣过程'.I243">
          <table:error-message table:message-type="stop" table:display="true"/>
        </table:content-validation>
        <table:content-validation table:name="val60" table:condition="of:cell-content-is-in-list([.$A$6:.$A$135])" table:allow-empty-cell="true" table:display-list="unsorted" table:base-cell-address="'卷制-上茄衣过程'.I247">
          <table:error-message table:message-type="stop" table:display="true"/>
        </table:content-validation>
        <table:content-validation table:name="val61" table:condition="of:cell-content-is-in-list([.$A$6:.$A$135])" table:allow-empty-cell="true" table:display-list="unsorted" table:base-cell-address="'卷制-上茄衣过程'.I251">
          <table:error-message table:message-type="stop" table:display="true"/>
        </table:content-validation>
        <table:content-validation table:name="val62" table:condition="of:cell-content-is-in-list([.$A$6:.$A$135])" table:allow-empty-cell="true" table:display-list="unsorted" table:base-cell-address="'卷制-上茄衣过程'.I255">
          <table:error-message table:message-type="stop" table:display="true"/>
        </table:content-validation>
        <table:content-validation table:name="val63" table:condition="of:cell-content-is-in-list([.$A$6:.$A$135])" table:allow-empty-cell="true" table:display-list="unsorted" table:base-cell-address="'卷制-上茄衣过程'.I259">
          <table:error-message table:message-type="stop" table:display="true"/>
        </table:content-validation>
        <table:content-validation table:name="val64" table:condition="of:cell-content-is-in-list([.$A$6:.$A$135])" table:allow-empty-cell="true" table:display-list="unsorted" table:base-cell-address="'卷制-上茄衣过程'.I263">
          <table:error-message table:message-type="stop" table:display="true"/>
        </table:content-validation>
        <table:content-validation table:name="val65" table:condition="of:cell-content-is-in-list([.$A$6:.$A$135])" table:allow-empty-cell="true" table:display-list="unsorted" table:base-cell-address="'卷制-上茄衣过程'.I267">
          <table:error-message table:message-type="stop" table:display="true"/>
        </table:content-validation>
        <table:content-validation table:name="val66" table:condition="of:cell-content-is-in-list([.$A$6:.$A$135])" table:allow-empty-cell="true" table:display-list="unsorted" table:base-cell-address="'卷制-上茄衣过程'.I271">
          <table:error-message table:message-type="stop" table:display="true"/>
        </table:content-validation>
        <table:content-validation table:name="val67" table:condition="of:cell-content-is-in-list([.$A$6:.$A$135])" table:allow-empty-cell="true" table:display-list="unsorted" table:base-cell-address="'卷制-上茄衣过程'.I275">
          <table:error-message table:message-type="stop" table:display="true"/>
        </table:content-validation>
        <table:content-validation table:name="val68" table:condition="of:cell-content-is-in-list([.$A$6:.$A$135])" table:allow-empty-cell="true" table:display-list="unsorted" table:base-cell-address="'卷制-上茄衣过程'.I279">
          <table:error-message table:message-type="stop" table:display="true"/>
        </table:content-validation>
        <table:content-validation table:name="val69" table:condition="of:cell-content-is-in-list([.$A$6:.$A$135])" table:allow-empty-cell="true" table:display-list="unsorted" table:base-cell-address="'卷制-上茄衣过程'.I283">
          <table:error-message table:message-type="stop" table:display="true"/>
        </table:content-validation>
        <table:content-validation table:name="val70" table:condition="of:cell-content-is-in-list([.$A$6:.$A$135])" table:allow-empty-cell="true" table:display-list="unsorted" table:base-cell-address="'卷制-上茄衣过程'.I287">
          <table:error-message table:message-type="stop" table:display="true"/>
        </table:content-validation>
        <table:content-validation table:name="val71" table:condition="of:cell-content-is-in-list([.$A$6:.$A$135])" table:allow-empty-cell="true" table:display-list="unsorted" table:base-cell-address="'卷制-上茄衣过程'.I291">
          <table:error-message table:message-type="stop" table:display="true"/>
        </table:content-validation>
        <table:content-validation table:name="val72" table:condition="of:cell-content-is-in-list([.$A$6:.$A$135])" table:allow-empty-cell="true" table:display-list="unsorted" table:base-cell-address="'卷制-上茄衣过程'.I295">
          <table:error-message table:message-type="stop" table:display="true"/>
        </table:content-validation>
        <table:content-validation table:name="val73" table:condition="of:cell-content-is-in-list([.$A$6:.$A$135])" table:allow-empty-cell="true" table:display-list="unsorted" table:base-cell-address="'卷制-上茄衣过程'.I299">
          <table:error-message table:message-type="stop" table:display="true"/>
        </table:content-validation>
        <table:content-validation table:name="val74" table:condition="of:cell-content-is-in-list([.$A$6:.$A$135])" table:allow-empty-cell="true" table:display-list="unsorted" table:base-cell-address="'卷制-上茄衣过程'.I303">
          <table:error-message table:message-type="stop" table:display="true"/>
        </table:content-validation>
        <table:content-validation table:name="val75" table:condition="of:cell-content-is-in-list([.$A$6:.$A$135])" table:allow-empty-cell="true" table:display-list="unsorted" table:base-cell-address="'卷制-上茄衣过程'.I307">
          <table:error-message table:message-type="stop" table:display="true"/>
        </table:content-validation>
        <table:content-validation table:name="val76" table:condition="of:cell-content-is-in-list([.$A$6:.$A$135])" table:allow-empty-cell="true" table:display-list="unsorted" table:base-cell-address="'卷制-上茄衣过程'.I311">
          <table:error-message table:message-type="stop" table:display="true"/>
        </table:content-validation>
        <table:content-validation table:name="val77" table:condition="of:cell-content-is-in-list([.$A$6:.$A$135])" table:allow-empty-cell="true" table:display-list="unsorted" table:base-cell-address="'卷制-上茄衣过程'.I315">
          <table:error-message table:message-type="stop" table:display="true"/>
        </table:content-validation>
        <table:content-validation table:name="val78" table:condition="of:cell-content-is-in-list([.$A$6:.$A$135])" table:allow-empty-cell="true" table:display-list="unsorted" table:base-cell-address="'卷制-上茄衣过程'.I319">
          <table:error-message table:message-type="stop" table:display="true"/>
        </table:content-validation>
        <table:content-validation table:name="val79" table:condition="of:cell-content-is-in-list([.$A$6:.$A$135])" table:allow-empty-cell="true" table:display-list="unsorted" table:base-cell-address="'卷制-上茄衣过程'.I323">
          <table:error-message table:message-type="stop" table:display="true"/>
        </table:content-validation>
        <table:content-validation table:name="val80" table:condition="of:cell-content-is-in-list([.$A$6:.$A$135])" table:allow-empty-cell="true" table:display-list="unsorted" table:base-cell-address="'卷制-上茄衣过程'.I327">
          <table:error-message table:message-type="stop" table:display="true"/>
        </table:content-validation>
        <table:content-validation table:name="val81" table:condition="of:cell-content-is-in-list([.$A$6:.$A$135])" table:allow-empty-cell="true" table:display-list="unsorted" table:base-cell-address="'卷制-上茄衣过程'.I331">
          <table:error-message table:message-type="stop" table:display="true"/>
        </table:content-validation>
        <table:content-validation table:name="val82" table:condition="of:cell-content-is-in-list([.$A$6:.$A$135])" table:allow-empty-cell="true" table:display-list="unsorted" table:base-cell-address="'卷制-上茄衣过程'.I335">
          <table:error-message table:message-type="stop" table:display="true"/>
        </table:content-validation>
        <table:content-validation table:name="val83" table:condition="of:cell-content-is-in-list([.$A$6:.$A$135])" table:allow-empty-cell="true" table:display-list="unsorted" table:base-cell-address="'卷制-上茄衣过程'.I339">
          <table:error-message table:message-type="stop" table:display="true"/>
        </table:content-validation>
        <table:content-validation table:name="val84" table:condition="of:cell-content-is-in-list([.$A$6:.$A$135])" table:allow-empty-cell="true" table:display-list="unsorted" table:base-cell-address="'卷制-上茄衣过程'.I343">
          <table:error-message table:message-type="stop" table:display="true"/>
        </table:content-validation>
        <table:content-validation table:name="val85" table:condition="of:cell-content-is-in-list([.$A$6:.$A$135])" table:allow-empty-cell="true" table:display-list="unsorted" table:base-cell-address="'卷制-上茄衣过程'.I347">
          <table:error-message table:message-type="stop" table:display="true"/>
        </table:content-validation>
        <table:content-validation table:name="val86" table:condition="of:cell-content-is-in-list([.$A$6:.$A$135])" table:allow-empty-cell="true" table:display-list="unsorted" table:base-cell-address="'卷制-上茄衣过程'.I351">
          <table:error-message table:message-type="stop" table:display="true"/>
        </table:content-validation>
        <table:content-validation table:name="val87" table:condition="of:cell-content-is-in-list([.$A$6:.$A$135])" table:allow-empty-cell="true" table:display-list="unsorted" table:base-cell-address="'卷制-上茄衣过程'.I355">
          <table:error-message table:message-type="stop" table:display="true"/>
        </table:content-validation>
        <table:content-validation table:name="val88" table:condition="of:cell-content-is-in-list([.$A$6:.$A$135])" table:allow-empty-cell="true" table:display-list="unsorted" table:base-cell-address="'卷制-上茄衣过程'.I359">
          <table:error-message table:message-type="stop" table:display="true"/>
        </table:content-validation>
        <table:content-validation table:name="val89" table:condition="of:cell-content-is-in-list([.$A$6:.$A$135])" table:allow-empty-cell="true" table:display-list="unsorted" table:base-cell-address="'卷制-上茄衣过程'.I363">
          <table:error-message table:message-type="stop" table:display="true"/>
        </table:content-validation>
        <table:content-validation table:name="val90" table:condition="of:cell-content-is-in-list([.$A$6:.$A$135])" table:allow-empty-cell="true" table:display-list="unsorted" table:base-cell-address="'卷制-上茄衣过程'.I367">
          <table:error-message table:message-type="stop" table:display="true"/>
        </table:content-validation>
        <table:content-validation table:name="val91" table:condition="of:cell-content-is-in-list([.$A$6:.$A$135])" table:allow-empty-cell="true" table:display-list="unsorted" table:base-cell-address="'卷制-上茄衣过程'.I371">
          <table:error-message table:message-type="stop" table:display="true"/>
        </table:content-validation>
        <table:content-validation table:name="val92" table:condition="of:cell-content-is-in-list([.$A$6:.$A$135])" table:allow-empty-cell="true" table:display-list="unsorted" table:base-cell-address="'卷制-上茄衣过程'.I375">
          <table:error-message table:message-type="stop" table:display="true"/>
        </table:content-validation>
        <table:content-validation table:name="val93" table:condition="of:cell-content-is-in-list([.$A$6:.$A$135])" table:allow-empty-cell="true" table:display-list="unsorted" table:base-cell-address="'卷制-上茄衣过程'.I379">
          <table:error-message table:message-type="stop" table:display="true"/>
        </table:content-validation>
        <table:content-validation table:name="val94" table:condition="of:cell-content-is-in-list([.$A$6:.$A$135])" table:allow-empty-cell="true" table:display-list="unsorted" table:base-cell-address="'卷制-上茄衣过程'.I383">
          <table:error-message table:message-type="stop" table:display="true"/>
        </table:content-validation>
        <table:content-validation table:name="val95" table:condition="of:cell-content-is-in-list([.$A$6:.$A$135])" table:allow-empty-cell="true" table:display-list="unsorted" table:base-cell-address="'卷制-上茄衣过程'.I387">
          <table:error-message table:message-type="stop" table:display="true"/>
        </table:content-validation>
        <table:content-validation table:name="val96" table:condition="of:cell-content-is-in-list([.$A$6:.$A$135])" table:allow-empty-cell="true" table:display-list="unsorted" table:base-cell-address="'卷制-上茄衣过程'.I391">
          <table:error-message table:message-type="stop" table:display="true"/>
        </table:content-validation>
        <table:content-validation table:name="val97" table:condition="of:cell-content-is-in-list([.$A$6:.$A$135])" table:allow-empty-cell="true" table:display-list="unsorted" table:base-cell-address="'卷制-上茄衣过程'.I395">
          <table:error-message table:message-type="stop" table:display="true"/>
        </table:content-validation>
        <table:content-validation table:name="val98" table:condition="of:cell-content-is-in-list([.$A$6:.$A$135])" table:allow-empty-cell="true" table:display-list="unsorted" table:base-cell-address="'卷制-上茄衣过程'.I399">
          <table:error-message table:message-type="stop" table:display="true"/>
        </table:content-validation>
        <table:content-validation table:name="val99" table:condition="of:cell-content-is-in-list([.$A$6:.$A$135])" table:allow-empty-cell="true" table:display-list="unsorted" table:base-cell-address="'卷制-上茄衣过程'.I403">
          <table:error-message table:message-type="stop" table:display="true"/>
        </table:content-validation>
        <table:content-validation table:name="val100" table:condition="of:cell-content-is-in-list([.$A$6:.$A$135])" table:allow-empty-cell="true" table:display-list="unsorted" table:base-cell-address="'卷制-上茄衣过程'.I407">
          <table:error-message table:message-type="stop" table:display="true"/>
        </table:content-validation>
        <table:content-validation table:name="val101" table:condition="of:cell-content-is-in-list([.$A$6:.$A$135])" table:allow-empty-cell="true" table:display-list="unsorted" table:base-cell-address="'卷制-上茄衣过程'.I411">
          <table:error-message table:message-type="stop" table:display="true"/>
        </table:content-validation>
        <table:content-validation table:name="val102" table:condition="of:cell-content-is-in-list([.$A$6:.$A$135])" table:allow-empty-cell="true" table:display-list="unsorted" table:base-cell-address="'卷制-上茄衣过程'.I415">
          <table:error-message table:message-type="stop" table:display="true"/>
        </table:content-validation>
        <table:content-validation table:name="val103" table:condition="of:cell-content-is-in-list([.$A$6:.$A$135])" table:allow-empty-cell="true" table:display-list="unsorted" table:base-cell-address="'卷制-上茄衣过程'.I419">
          <table:error-message table:message-type="stop" table:display="true"/>
        </table:content-validation>
        <table:content-validation table:name="val104" table:condition="of:cell-content-is-in-list([.$A$6:.$A$135])" table:allow-empty-cell="true" table:display-list="unsorted" table:base-cell-address="'卷制-上茄衣过程'.I423">
          <table:error-message table:message-type="stop" table:display="true"/>
        </table:content-validation>
        <table:content-validation table:name="val105" table:condition="of:cell-content-is-in-list([.$A$6:.$A$135])" table:allow-empty-cell="true" table:display-list="unsorted" table:base-cell-address="'卷制-上茄衣过程'.I427">
          <table:error-message table:message-type="stop" table:display="true"/>
        </table:content-validation>
        <table:content-validation table:name="val106" table:condition="of:cell-content-is-in-list([.$A$6:.$A$135])" table:allow-empty-cell="true" table:display-list="unsorted" table:base-cell-address="'卷制-上茄衣过程'.I431">
          <table:error-message table:message-type="stop" table:display="true"/>
        </table:content-validation>
        <table:content-validation table:name="val107" table:condition="of:cell-content-is-in-list([.$A$6:.$A$135])" table:allow-empty-cell="true" table:display-list="unsorted" table:base-cell-address="'卷制-上茄衣过程'.I435">
          <table:error-message table:message-type="stop" table:display="true"/>
        </table:content-validation>
        <table:content-validation table:name="val108" table:condition="of:cell-content-is-in-list([.$A$6:.$A$135])" table:allow-empty-cell="true" table:display-list="unsorted" table:base-cell-address="'卷制-上茄衣过程'.I439">
          <table:error-message table:message-type="stop" table:display="true"/>
        </table:content-validation>
        <table:content-validation table:name="val109" table:condition="of:cell-content-is-in-list([.$A$6:.$A$135])" table:allow-empty-cell="true" table:display-list="unsorted" table:base-cell-address="'卷制-上茄衣过程'.I443">
          <table:error-message table:message-type="stop" table:display="true"/>
        </table:content-validation>
        <table:content-validation table:name="val110" table:condition="of:cell-content-is-in-list([.$A$6:.$A$135])" table:allow-empty-cell="true" table:display-list="unsorted" table:base-cell-address="'卷制-上茄衣过程'.I447">
          <table:error-message table:message-type="stop" table:display="true"/>
        </table:content-validation>
        <table:content-validation table:name="val111" table:condition="of:cell-content-is-in-list([.$A$6:.$A$135])" table:allow-empty-cell="true" table:display-list="unsorted" table:base-cell-address="'卷制-上茄衣过程'.I451">
          <table:error-message table:message-type="stop" table:display="true"/>
        </table:content-validation>
        <table:content-validation table:name="val112" table:condition="of:cell-content-is-in-list([.$A$6:.$A$135])" table:allow-empty-cell="true" table:display-list="unsorted" table:base-cell-address="'卷制-上茄衣过程'.I455">
          <table:error-message table:message-type="stop" table:display="true"/>
        </table:content-validation>
        <table:content-validation table:name="val113" table:condition="of:cell-content-is-in-list([.$A$6:.$A$135])" table:allow-empty-cell="true" table:display-list="unsorted" table:base-cell-address="'卷制-上茄衣过程'.I459">
          <table:error-message table:message-type="stop" table:display="true"/>
        </table:content-validation>
        <table:content-validation table:name="val114" table:condition="of:cell-content-is-in-list([.$A$6:.$A$135])" table:allow-empty-cell="true" table:display-list="unsorted" table:base-cell-address="'卷制-上茄衣过程'.I463">
          <table:error-message table:message-type="stop" table:display="true"/>
        </table:content-validation>
        <table:content-validation table:name="val115" table:condition="of:cell-content-is-in-list([.$A$6:.$A$135])" table:allow-empty-cell="true" table:display-list="unsorted" table:base-cell-address="'卷制-上茄衣过程'.I467">
          <table:error-message table:message-type="stop" table:display="true"/>
        </table:content-validation>
        <table:content-validation table:name="val116" table:condition="of:cell-content-is-in-list([.$A$6:.$A$135])" table:allow-empty-cell="true" table:display-list="unsorted" table:base-cell-address="'卷制-上茄衣过程'.I471">
          <table:error-message table:message-type="stop" table:display="true"/>
        </table:content-validation>
        <table:content-validation table:name="val117" table:condition="of:cell-content-is-in-list([.$A$6:.$A$135])" table:allow-empty-cell="true" table:display-list="unsorted" table:base-cell-address="'卷制-上茄衣过程'.I475">
          <table:error-message table:message-type="stop" table:display="true"/>
        </table:content-validation>
        <table:content-validation table:name="val118" table:condition="of:cell-content-is-in-list([.$A$6:.$A$135])" table:allow-empty-cell="true" table:display-list="unsorted" table:base-cell-address="'卷制-上茄衣过程'.I479">
          <table:error-message table:message-type="stop" table:display="true"/>
        </table:content-validation>
        <table:content-validation table:name="val119" table:condition="of:cell-content-is-in-list([.$A$6:.$A$135])" table:allow-empty-cell="true" table:display-list="unsorted" table:base-cell-address="'卷制-上茄衣过程'.I483">
          <table:error-message table:message-type="stop" table:display="true"/>
        </table:content-validation>
        <table:content-validation table:name="val120" table:condition="of:cell-content-is-in-list([.$A$6:.$A$135])" table:allow-empty-cell="true" table:display-list="unsorted" table:base-cell-address="'卷制-上茄衣过程'.I487">
          <table:error-message table:message-type="stop" table:display="true"/>
        </table:content-validation>
        <table:content-validation table:name="val121" table:condition="of:cell-content-is-in-list([.$A$6:.$A$135])" table:allow-empty-cell="true" table:display-list="unsorted" table:base-cell-address="'卷制-上茄衣过程'.I491">
          <table:error-message table:message-type="stop" table:display="true"/>
        </table:content-validation>
        <table:content-validation table:name="val122" table:condition="of:cell-content-is-in-list([.$A$6:.$A$135])" table:allow-empty-cell="true" table:display-list="unsorted" table:base-cell-address="'卷制-上茄衣过程'.I495">
          <table:error-message table:message-type="stop" table:display="true"/>
        </table:content-validation>
        <table:content-validation table:name="val123" table:condition="of:cell-content-is-in-list([.$A$6:.$A$135])" table:allow-empty-cell="true" table:display-list="unsorted" table:base-cell-address="'卷制-上茄衣过程'.I499">
          <table:error-message table:message-type="stop" table:display="true"/>
        </table:content-validation>
        <table:content-validation table:name="val124" table:condition="of:cell-content-is-in-list([.$A$6:.$A$135])" table:allow-empty-cell="true" table:display-list="unsorted" table:base-cell-address="'卷制-上茄衣过程'.I503">
          <table:error-message table:message-type="stop" table:display="true"/>
        </table:content-validation>
        <table:content-validation table:name="val125" table:condition="of:cell-content-is-in-list([.$A$6:.$A$135])" table:allow-empty-cell="true" table:display-list="unsorted" table:base-cell-address="'卷制-上茄衣过程'.I507">
          <table:error-message table:message-type="stop" table:display="true"/>
        </table:content-validation>
        <table:content-validation table:name="val126" table:condition="of:cell-content-is-in-list([.$A$6:.$A$135])" table:allow-empty-cell="true" table:display-list="unsorted" table:base-cell-address="'卷制-上茄衣过程'.I511">
          <table:error-message table:message-type="stop" table:display="true"/>
        </table:content-validation>
        <table:content-validation table:name="val127" table:condition="of:cell-content-is-in-list([.$A$6:.$A$135])" table:allow-empty-cell="true" table:display-list="unsorted" table:base-cell-address="'卷制-上茄衣过程'.I515">
          <table:error-message table:message-type="stop" table:display="true"/>
        </table:content-validation>
        <table:content-validation table:name="val128" table:condition="of:cell-content-is-in-list([.$A$6:.$A$135])" table:allow-empty-cell="true" table:display-list="unsorted" table:base-cell-address="'卷制-上茄衣过程'.I519">
          <table:error-message table:message-type="stop" table:display="true"/>
        </table:content-validation>
        <table:content-validation table:name="val129" table:condition="of:cell-content-is-in-list([.$A$6:.$A$135])" table:allow-empty-cell="true" table:display-list="unsorted" table:base-cell-address="'卷制-上茄衣过程'.I523">
          <table:error-message table:message-type="stop" table:display="true"/>
        </table:content-validation>
        <table:content-validation table:name="val130" table:condition="of:cell-content-is-in-list([.$A$6:.$A$135])" table:allow-empty-cell="true" table:display-list="unsorted" table:base-cell-address="'卷制-上茄衣过程'.I527">
          <table:error-message table:message-type="stop" table:display="true"/>
        </table:content-validation>
        <table:content-validation table:name="val131" table:condition="of:cell-content-is-in-list([.$A$6:.$A$135])" table:allow-empty-cell="true" table:display-list="unsorted" table:base-cell-address="'卷制-上茄衣过程'.I531">
          <table:error-message table:message-type="stop" table:display="true"/>
        </table:content-validation>
        <table:content-validation table:name="val132" table:condition="of:cell-content-is-in-list([.$A$6:.$A$135])" table:allow-empty-cell="true" table:display-list="unsorted" table:base-cell-address="'卷制-上茄衣过程'.I535">
          <table:error-message table:message-type="stop" table:display="true"/>
        </table:content-validation>
        <table:content-validation table:name="val133" table:condition="of:cell-content-is-in-list([.$A$6:.$A$135])" table:allow-empty-cell="true" table:display-list="unsorted" table:base-cell-address="'卷制-上茄衣过程'.I539">
          <table:error-message table:message-type="stop" table:display="true"/>
        </table:content-validation>
        <table:content-validation table:name="val134" table:condition="of:cell-content-is-in-list([.$A$6:.$A$135])" table:allow-empty-cell="true" table:display-list="unsorted" table:base-cell-address="'卷制-上茄衣过程'.I543">
          <table:error-message table:message-type="stop" table:display="true"/>
        </table:content-validation>
        <table:content-validation table:name="val135" table:condition="of:cell-content-is-in-list([.$A$6:.$A$135])" table:allow-empty-cell="true" table:display-list="unsorted" table:base-cell-address="'卷制-上茄衣过程'.I547">
          <table:error-message table:message-type="stop" table:display="true"/>
        </table:content-validation>
        <table:content-validation table:name="val136" table:condition="of:cell-content-is-in-list([.$A$6:.$A$135])" table:allow-empty-cell="true" table:display-list="unsorted" table:base-cell-address="'卷制-上茄衣过程'.I551">
          <table:error-message table:message-type="stop" table:display="true"/>
        </table:content-validation>
        <table:content-validation table:name="val137" table:condition="of:cell-content-is-in-list([.$A$6:.$A$135])" table:allow-empty-cell="true" table:display-list="unsorted" table:base-cell-address="'卷制-上茄衣过程'.I555">
          <table:error-message table:message-type="stop" table:display="true"/>
        </table:content-validation>
        <table:content-validation table:name="val138" table:condition="of:cell-content-is-in-list([.$A$6:.$A$135])" table:allow-empty-cell="true" table:display-list="unsorted" table:base-cell-address="'卷制-上茄衣过程'.I559">
          <table:error-message table:message-type="stop" table:display="true"/>
        </table:content-validation>
        <table:content-validation table:name="val139" table:condition="of:cell-content-is-in-list([.$A$6:.$A$135])" table:allow-empty-cell="true" table:display-list="unsorted" table:base-cell-address="'卷制-上茄衣过程'.I563">
          <table:error-message table:message-type="stop" table:display="true"/>
        </table:content-validation>
        <table:content-validation table:name="val140" table:condition="of:cell-content-is-in-list([.$A$6:.$A$135])" table:allow-empty-cell="true" table:display-list="unsorted" table:base-cell-address="'卷制-上茄衣过程'.I567">
          <table:error-message table:message-type="stop" table:display="true"/>
        </table:content-validation>
        <table:content-validation table:name="val141" table:condition="of:cell-content-is-in-list([.$A$6:.$A$135])" table:allow-empty-cell="true" table:display-list="unsorted" table:base-cell-address="'卷制-上茄衣过程'.I571">
          <table:error-message table:message-type="stop" table:display="true"/>
        </table:content-validation>
        <table:content-validation table:name="val142" table:condition="of:cell-content-is-in-list([.$A$6:.$A$135])" table:allow-empty-cell="true" table:display-list="unsorted" table:base-cell-address="'卷制-上茄衣过程'.I575">
          <table:error-message table:message-type="stop" table:display="true"/>
        </table:content-validation>
        <table:content-validation table:name="val143" table:condition="of:cell-content-is-in-list([.$A$6:.$A$135])" table:allow-empty-cell="true" table:display-list="unsorted" table:base-cell-address="'卷制-上茄衣过程'.I579">
          <table:error-message table:message-type="stop" table:display="true"/>
        </table:content-validation>
        <table:content-validation table:name="val144" table:condition="of:cell-content-is-in-list([.$A$6:.$A$135])" table:allow-empty-cell="true" table:display-list="unsorted" table:base-cell-address="'卷制-上茄衣过程'.I583">
          <table:error-message table:message-type="stop" table:display="true"/>
        </table:content-validation>
        <table:content-validation table:name="val145" table:condition="of:cell-content-is-in-list([.$A$6:.$A$135])" table:allow-empty-cell="true" table:display-list="unsorted" table:base-cell-address="'卷制-上茄衣过程'.I587">
          <table:error-message table:message-type="stop" table:display="true"/>
        </table:content-validation>
        <table:content-validation table:name="val146" table:condition="of:cell-content-is-in-list([.$A$6:.$A$135])" table:allow-empty-cell="true" table:display-list="unsorted" table:base-cell-address="'卷制-上茄衣过程'.I591">
          <table:error-message table:message-type="stop" table:display="true"/>
        </table:content-validation>
        <table:content-validation table:name="val147" table:condition="of:cell-content-is-in-list([.$A$6:.$A$135])" table:allow-empty-cell="true" table:display-list="unsorted" table:base-cell-address="'卷制-上茄衣过程'.I595">
          <table:error-message table:message-type="stop" table:display="true"/>
        </table:content-validation>
        <table:content-validation table:name="val148" table:condition="of:cell-content-is-in-list([.$A$6:.$A$135])" table:allow-empty-cell="true" table:display-list="unsorted" table:base-cell-address="'卷制-上茄衣过程'.I599">
          <table:error-message table:message-type="stop" table:display="true"/>
        </table:content-validation>
        <table:content-validation table:name="val149" table:condition="of:cell-content-is-in-list([.$A$6:.$A$135])" table:allow-empty-cell="true" table:display-list="unsorted" table:base-cell-address="'卷制-上茄衣过程'.I603">
          <table:error-message table:message-type="stop" table:display="true"/>
        </table:content-validation>
        <table:content-validation table:name="val150" table:condition="of:cell-content-is-in-list([.$A$6:.$A$135])" table:allow-empty-cell="true" table:display-list="unsorted" table:base-cell-address="'卷制-上茄衣过程'.I607">
          <table:error-message table:message-type="stop" table:display="true"/>
        </table:content-validation>
        <table:content-validation table:name="val151" table:condition="of:cell-content-is-in-list([.$B$6:.$B$14])" table:allow-empty-cell="true" table:display-list="unsorted" table:base-cell-address="'卷制-上茄衣过程'.CI11">
          <table:error-message table:message-type="stop" table:display="true"/>
        </table:content-validation>
        <table:content-validation table:name="val152" table:condition="of:cell-content-is-in-list([.$B$6:.$B$14])" table:allow-empty-cell="true" table:display-list="unsorted" table:base-cell-address="'卷制-上茄衣过程'.CI15">
          <table:error-message table:message-type="stop" table:display="true"/>
        </table:content-validation>
        <table:content-validation table:name="val153" table:condition="of:cell-content-is-in-list([.$B$6:.$B$14])" table:allow-empty-cell="true" table:display-list="unsorted" table:base-cell-address="'卷制-上茄衣过程'.CI19">
          <table:error-message table:message-type="stop" table:display="true"/>
        </table:content-validation>
        <table:content-validation table:name="val154" table:condition="of:cell-content-is-in-list([.$B$6:.$B$14])" table:allow-empty-cell="true" table:display-list="unsorted" table:base-cell-address="'卷制-上茄衣过程'.CI23">
          <table:error-message table:message-type="stop" table:display="true"/>
        </table:content-validation>
        <table:content-validation table:name="val155" table:condition="of:cell-content-is-in-list([.$B$6:.$B$14])" table:allow-empty-cell="true" table:display-list="unsorted" table:base-cell-address="'卷制-上茄衣过程'.CI27">
          <table:error-message table:message-type="stop" table:display="true"/>
        </table:content-validation>
        <table:content-validation table:name="val156" table:condition="of:cell-content-is-in-list([.$B$6:.$B$14])" table:allow-empty-cell="true" table:display-list="unsorted" table:base-cell-address="'卷制-上茄衣过程'.CI31">
          <table:error-message table:message-type="stop" table:display="true"/>
        </table:content-validation>
        <table:content-validation table:name="val157" table:condition="of:cell-content-is-in-list([.$B$6:.$B$14])" table:allow-empty-cell="true" table:display-list="unsorted" table:base-cell-address="'卷制-上茄衣过程'.CI35">
          <table:error-message table:message-type="stop" table:display="true"/>
        </table:content-validation>
        <table:content-validation table:name="val158" table:condition="of:cell-content-is-in-list([.$B$6:.$B$14])" table:allow-empty-cell="true" table:display-list="unsorted" table:base-cell-address="'卷制-上茄衣过程'.CI39">
          <table:error-message table:message-type="stop" table:display="true"/>
        </table:content-validation>
        <table:content-validation table:name="val159" table:condition="of:cell-content-is-in-list([.$B$6:.$B$14])" table:allow-empty-cell="true" table:display-list="unsorted" table:base-cell-address="'卷制-上茄衣过程'.CI43">
          <table:error-message table:message-type="stop" table:display="true"/>
        </table:content-validation>
        <table:content-validation table:name="val160" table:condition="of:cell-content-is-in-list([.$B$6:.$B$14])" table:allow-empty-cell="true" table:display-list="unsorted" table:base-cell-address="'卷制-上茄衣过程'.CI47">
          <table:error-message table:message-type="stop" table:display="true"/>
        </table:content-validation>
        <table:content-validation table:name="val161" table:condition="of:cell-content-is-in-list([.$B$6:.$B$14])" table:allow-empty-cell="true" table:display-list="unsorted" table:base-cell-address="'卷制-上茄衣过程'.CI51">
          <table:error-message table:message-type="stop" table:display="true"/>
        </table:content-validation>
        <table:content-validation table:name="val162" table:condition="of:cell-content-is-in-list([.$B$6:.$B$14])" table:allow-empty-cell="true" table:display-list="unsorted" table:base-cell-address="'卷制-上茄衣过程'.CI55">
          <table:error-message table:message-type="stop" table:display="true"/>
        </table:content-validation>
        <table:content-validation table:name="val163" table:condition="of:cell-content-is-in-list([.$B$6:.$B$14])" table:allow-empty-cell="true" table:display-list="unsorted" table:base-cell-address="'卷制-上茄衣过程'.CI59">
          <table:error-message table:message-type="stop" table:display="true"/>
        </table:content-validation>
        <table:content-validation table:name="val164" table:condition="of:cell-content-is-in-list([.$B$6:.$B$14])" table:allow-empty-cell="true" table:display-list="unsorted" table:base-cell-address="'卷制-上茄衣过程'.CI63">
          <table:error-message table:message-type="stop" table:display="true"/>
        </table:content-validation>
        <table:content-validation table:name="val165" table:condition="of:cell-content-is-in-list([.$B$6:.$B$14])" table:allow-empty-cell="true" table:display-list="unsorted" table:base-cell-address="'卷制-上茄衣过程'.CI67">
          <table:error-message table:message-type="stop" table:display="true"/>
        </table:content-validation>
        <table:content-validation table:name="val166" table:condition="of:cell-content-is-in-list([.$B$6:.$B$14])" table:allow-empty-cell="true" table:display-list="unsorted" table:base-cell-address="'卷制-上茄衣过程'.CI71">
          <table:error-message table:message-type="stop" table:display="true"/>
        </table:content-validation>
        <table:content-validation table:name="val167" table:condition="of:cell-content-is-in-list([.$B$6:.$B$14])" table:allow-empty-cell="true" table:display-list="unsorted" table:base-cell-address="'卷制-上茄衣过程'.CI75">
          <table:error-message table:message-type="stop" table:display="true"/>
        </table:content-validation>
        <table:content-validation table:name="val168" table:condition="of:cell-content-is-in-list([.$B$6:.$B$14])" table:allow-empty-cell="true" table:display-list="unsorted" table:base-cell-address="'卷制-上茄衣过程'.CI79">
          <table:error-message table:message-type="stop" table:display="true"/>
        </table:content-validation>
        <table:content-validation table:name="val169" table:condition="of:cell-content-is-in-list([.$B$6:.$B$14])" table:allow-empty-cell="true" table:display-list="unsorted" table:base-cell-address="'卷制-上茄衣过程'.CI83">
          <table:error-message table:message-type="stop" table:display="true"/>
        </table:content-validation>
        <table:content-validation table:name="val170" table:condition="of:cell-content-is-in-list([.$B$6:.$B$14])" table:allow-empty-cell="true" table:display-list="unsorted" table:base-cell-address="'卷制-上茄衣过程'.CI87">
          <table:error-message table:message-type="stop" table:display="true"/>
        </table:content-validation>
        <table:content-validation table:name="val171" table:condition="of:cell-content-is-in-list([.$B$6:.$B$14])" table:allow-empty-cell="true" table:display-list="unsorted" table:base-cell-address="'卷制-上茄衣过程'.CI91">
          <table:error-message table:message-type="stop" table:display="true"/>
        </table:content-validation>
        <table:content-validation table:name="val172" table:condition="of:cell-content-is-in-list([.$B$6:.$B$14])" table:allow-empty-cell="true" table:display-list="unsorted" table:base-cell-address="'卷制-上茄衣过程'.CI95">
          <table:error-message table:message-type="stop" table:display="true"/>
        </table:content-validation>
        <table:content-validation table:name="val173" table:condition="of:cell-content-is-in-list([.$B$6:.$B$14])" table:allow-empty-cell="true" table:display-list="unsorted" table:base-cell-address="'卷制-上茄衣过程'.CI99">
          <table:error-message table:message-type="stop" table:display="true"/>
        </table:content-validation>
        <table:content-validation table:name="val174" table:condition="of:cell-content-is-in-list([.$B$6:.$B$14])" table:allow-empty-cell="true" table:display-list="unsorted" table:base-cell-address="'卷制-上茄衣过程'.CI103">
          <table:error-message table:message-type="stop" table:display="true"/>
        </table:content-validation>
        <table:content-validation table:name="val175" table:condition="of:cell-content-is-in-list([.$B$6:.$B$14])" table:allow-empty-cell="true" table:display-list="unsorted" table:base-cell-address="'卷制-上茄衣过程'.CI107">
          <table:error-message table:message-type="stop" table:display="true"/>
        </table:content-validation>
        <table:content-validation table:name="val176" table:condition="of:cell-content-is-in-list([.$B$6:.$B$14])" table:allow-empty-cell="true" table:display-list="unsorted" table:base-cell-address="'卷制-上茄衣过程'.CI111">
          <table:error-message table:message-type="stop" table:display="true"/>
        </table:content-validation>
        <table:content-validation table:name="val177" table:condition="of:cell-content-is-in-list([.$B$6:.$B$14])" table:allow-empty-cell="true" table:display-list="unsorted" table:base-cell-address="'卷制-上茄衣过程'.CI115">
          <table:error-message table:message-type="stop" table:display="true"/>
        </table:content-validation>
        <table:content-validation table:name="val178" table:condition="of:cell-content-is-in-list([.$B$6:.$B$14])" table:allow-empty-cell="true" table:display-list="unsorted" table:base-cell-address="'卷制-上茄衣过程'.CI119">
          <table:error-message table:message-type="stop" table:display="true"/>
        </table:content-validation>
        <table:content-validation table:name="val179" table:condition="of:cell-content-is-in-list([.$B$6:.$B$14])" table:allow-empty-cell="true" table:display-list="unsorted" table:base-cell-address="'卷制-上茄衣过程'.CI123">
          <table:error-message table:message-type="stop" table:display="true"/>
        </table:content-validation>
        <table:content-validation table:name="val180" table:condition="of:cell-content-is-in-list([.$B$6:.$B$14])" table:allow-empty-cell="true" table:display-list="unsorted" table:base-cell-address="'卷制-上茄衣过程'.CI127">
          <table:error-message table:message-type="stop" table:display="true"/>
        </table:content-validation>
        <table:content-validation table:name="val181" table:condition="of:cell-content-is-in-list([.$B$6:.$B$14])" table:allow-empty-cell="true" table:display-list="unsorted" table:base-cell-address="'卷制-上茄衣过程'.CI131">
          <table:error-message table:message-type="stop" table:display="true"/>
        </table:content-validation>
        <table:content-validation table:name="val182" table:condition="of:cell-content-is-in-list([.$B$6:.$B$14])" table:allow-empty-cell="true" table:display-list="unsorted" table:base-cell-address="'卷制-上茄衣过程'.CI135">
          <table:error-message table:message-type="stop" table:display="true"/>
        </table:content-validation>
        <table:content-validation table:name="val183" table:condition="of:cell-content-is-in-list([.$B$6:.$B$14])" table:allow-empty-cell="true" table:display-list="unsorted" table:base-cell-address="'卷制-上茄衣过程'.CI139">
          <table:error-message table:message-type="stop" table:display="true"/>
        </table:content-validation>
        <table:content-validation table:name="val184" table:condition="of:cell-content-is-in-list([.$B$6:.$B$14])" table:allow-empty-cell="true" table:display-list="unsorted" table:base-cell-address="'卷制-上茄衣过程'.CI143">
          <table:error-message table:message-type="stop" table:display="true"/>
        </table:content-validation>
        <table:content-validation table:name="val185" table:condition="of:cell-content-is-in-list([.$B$6:.$B$14])" table:allow-empty-cell="true" table:display-list="unsorted" table:base-cell-address="'卷制-上茄衣过程'.CI147">
          <table:error-message table:message-type="stop" table:display="true"/>
        </table:content-validation>
        <table:content-validation table:name="val186" table:condition="of:cell-content-is-in-list([.$B$6:.$B$14])" table:allow-empty-cell="true" table:display-list="unsorted" table:base-cell-address="'卷制-上茄衣过程'.CI151">
          <table:error-message table:message-type="stop" table:display="true"/>
        </table:content-validation>
        <table:content-validation table:name="val187" table:condition="of:cell-content-is-in-list([.$B$6:.$B$14])" table:allow-empty-cell="true" table:display-list="unsorted" table:base-cell-address="'卷制-上茄衣过程'.CI155">
          <table:error-message table:message-type="stop" table:display="true"/>
        </table:content-validation>
        <table:content-validation table:name="val188" table:condition="of:cell-content-is-in-list([.$B$6:.$B$14])" table:allow-empty-cell="true" table:display-list="unsorted" table:base-cell-address="'卷制-上茄衣过程'.CI159">
          <table:error-message table:message-type="stop" table:display="true"/>
        </table:content-validation>
        <table:content-validation table:name="val189" table:condition="of:cell-content-is-in-list([.$B$6:.$B$14])" table:allow-empty-cell="true" table:display-list="unsorted" table:base-cell-address="'卷制-上茄衣过程'.CI163">
          <table:error-message table:message-type="stop" table:display="true"/>
        </table:content-validation>
        <table:content-validation table:name="val190" table:condition="of:cell-content-is-in-list([.$B$6:.$B$14])" table:allow-empty-cell="true" table:display-list="unsorted" table:base-cell-address="'卷制-上茄衣过程'.CI167">
          <table:error-message table:message-type="stop" table:display="true"/>
        </table:content-validation>
        <table:content-validation table:name="val191" table:condition="of:cell-content-is-in-list([.$B$6:.$B$14])" table:allow-empty-cell="true" table:display-list="unsorted" table:base-cell-address="'卷制-上茄衣过程'.CI171">
          <table:error-message table:message-type="stop" table:display="true"/>
        </table:content-validation>
        <table:content-validation table:name="val192" table:condition="of:cell-content-is-in-list([.$B$6:.$B$14])" table:allow-empty-cell="true" table:display-list="unsorted" table:base-cell-address="'卷制-上茄衣过程'.CI175">
          <table:error-message table:message-type="stop" table:display="true"/>
        </table:content-validation>
        <table:content-validation table:name="val193" table:condition="of:cell-content-is-in-list([.$B$6:.$B$14])" table:allow-empty-cell="true" table:display-list="unsorted" table:base-cell-address="'卷制-上茄衣过程'.CI179">
          <table:error-message table:message-type="stop" table:display="true"/>
        </table:content-validation>
        <table:content-validation table:name="val194" table:condition="of:cell-content-is-in-list([.$B$6:.$B$14])" table:allow-empty-cell="true" table:display-list="unsorted" table:base-cell-address="'卷制-上茄衣过程'.CI183">
          <table:error-message table:message-type="stop" table:display="true"/>
        </table:content-validation>
        <table:content-validation table:name="val195" table:condition="of:cell-content-is-in-list([.$B$6:.$B$14])" table:allow-empty-cell="true" table:display-list="unsorted" table:base-cell-address="'卷制-上茄衣过程'.CI187">
          <table:error-message table:message-type="stop" table:display="true"/>
        </table:content-validation>
        <table:content-validation table:name="val196" table:condition="of:cell-content-is-in-list([.$B$6:.$B$14])" table:allow-empty-cell="true" table:display-list="unsorted" table:base-cell-address="'卷制-上茄衣过程'.CI191">
          <table:error-message table:message-type="stop" table:display="true"/>
        </table:content-validation>
        <table:content-validation table:name="val197" table:condition="of:cell-content-is-in-list([.$B$6:.$B$14])" table:allow-empty-cell="true" table:display-list="unsorted" table:base-cell-address="'卷制-上茄衣过程'.CI195">
          <table:error-message table:message-type="stop" table:display="true"/>
        </table:content-validation>
        <table:content-validation table:name="val198" table:condition="of:cell-content-is-in-list([.$B$6:.$B$14])" table:allow-empty-cell="true" table:display-list="unsorted" table:base-cell-address="'卷制-上茄衣过程'.CI199">
          <table:error-message table:message-type="stop" table:display="true"/>
        </table:content-validation>
        <table:content-validation table:name="val199" table:condition="of:cell-content-is-in-list([.$B$6:.$B$14])" table:allow-empty-cell="true" table:display-list="unsorted" table:base-cell-address="'卷制-上茄衣过程'.CI203">
          <table:error-message table:message-type="stop" table:display="true"/>
        </table:content-validation>
        <table:content-validation table:name="val200" table:condition="of:cell-content-is-in-list([.$B$6:.$B$14])" table:allow-empty-cell="true" table:display-list="unsorted" table:base-cell-address="'卷制-上茄衣过程'.CI207">
          <table:error-message table:message-type="stop" table:display="true"/>
        </table:content-validation>
        <table:content-validation table:name="val201" table:condition="of:cell-content-is-in-list([.$B$6:.$B$14])" table:allow-empty-cell="true" table:display-list="unsorted" table:base-cell-address="'卷制-上茄衣过程'.CI211">
          <table:error-message table:message-type="stop" table:display="true"/>
        </table:content-validation>
        <table:content-validation table:name="val202" table:condition="of:cell-content-is-in-list([.$B$6:.$B$14])" table:allow-empty-cell="true" table:display-list="unsorted" table:base-cell-address="'卷制-上茄衣过程'.CI215">
          <table:error-message table:message-type="stop" table:display="true"/>
        </table:content-validation>
        <table:content-validation table:name="val203" table:condition="of:cell-content-is-in-list([.$B$6:.$B$14])" table:allow-empty-cell="true" table:display-list="unsorted" table:base-cell-address="'卷制-上茄衣过程'.CI219">
          <table:error-message table:message-type="stop" table:display="true"/>
        </table:content-validation>
        <table:content-validation table:name="val204" table:condition="of:cell-content-is-in-list([.$B$6:.$B$14])" table:allow-empty-cell="true" table:display-list="unsorted" table:base-cell-address="'卷制-上茄衣过程'.CI223">
          <table:error-message table:message-type="stop" table:display="true"/>
        </table:content-validation>
        <table:content-validation table:name="val205" table:condition="of:cell-content-is-in-list([.$B$6:.$B$14])" table:allow-empty-cell="true" table:display-list="unsorted" table:base-cell-address="'卷制-上茄衣过程'.CI227">
          <table:error-message table:message-type="stop" table:display="true"/>
        </table:content-validation>
        <table:content-validation table:name="val206" table:condition="of:cell-content-is-in-list([.$B$6:.$B$14])" table:allow-empty-cell="true" table:display-list="unsorted" table:base-cell-address="'卷制-上茄衣过程'.CI231">
          <table:error-message table:message-type="stop" table:display="true"/>
        </table:content-validation>
        <table:content-validation table:name="val207" table:condition="of:cell-content-is-in-list([.$B$6:.$B$14])" table:allow-empty-cell="true" table:display-list="unsorted" table:base-cell-address="'卷制-上茄衣过程'.CI235">
          <table:error-message table:message-type="stop" table:display="true"/>
        </table:content-validation>
        <table:content-validation table:name="val208" table:condition="of:cell-content-is-in-list([.$B$6:.$B$14])" table:allow-empty-cell="true" table:display-list="unsorted" table:base-cell-address="'卷制-上茄衣过程'.CI239">
          <table:error-message table:message-type="stop" table:display="true"/>
        </table:content-validation>
        <table:content-validation table:name="val209" table:condition="of:cell-content-is-in-list([.$B$6:.$B$14])" table:allow-empty-cell="true" table:display-list="unsorted" table:base-cell-address="'卷制-上茄衣过程'.CI243">
          <table:error-message table:message-type="stop" table:display="true"/>
        </table:content-validation>
        <table:content-validation table:name="val210" table:condition="of:cell-content-is-in-list([.$B$6:.$B$14])" table:allow-empty-cell="true" table:display-list="unsorted" table:base-cell-address="'卷制-上茄衣过程'.CI247">
          <table:error-message table:message-type="stop" table:display="true"/>
        </table:content-validation>
        <table:content-validation table:name="val211" table:condition="of:cell-content-is-in-list([.$B$6:.$B$14])" table:allow-empty-cell="true" table:display-list="unsorted" table:base-cell-address="'卷制-上茄衣过程'.CI251">
          <table:error-message table:message-type="stop" table:display="true"/>
        </table:content-validation>
        <table:content-validation table:name="val212" table:condition="of:cell-content-is-in-list([.$B$6:.$B$14])" table:allow-empty-cell="true" table:display-list="unsorted" table:base-cell-address="'卷制-上茄衣过程'.CI255">
          <table:error-message table:message-type="stop" table:display="true"/>
        </table:content-validation>
        <table:content-validation table:name="val213" table:condition="of:cell-content-is-in-list([.$B$6:.$B$14])" table:allow-empty-cell="true" table:display-list="unsorted" table:base-cell-address="'卷制-上茄衣过程'.CI259">
          <table:error-message table:message-type="stop" table:display="true"/>
        </table:content-validation>
        <table:content-validation table:name="val214" table:condition="of:cell-content-is-in-list([.$B$6:.$B$14])" table:allow-empty-cell="true" table:display-list="unsorted" table:base-cell-address="'卷制-上茄衣过程'.CI263">
          <table:error-message table:message-type="stop" table:display="true"/>
        </table:content-validation>
        <table:content-validation table:name="val215" table:condition="of:cell-content-is-in-list([.$B$6:.$B$14])" table:allow-empty-cell="true" table:display-list="unsorted" table:base-cell-address="'卷制-上茄衣过程'.CI267">
          <table:error-message table:message-type="stop" table:display="true"/>
        </table:content-validation>
        <table:content-validation table:name="val216" table:condition="of:cell-content-is-in-list([.$B$6:.$B$14])" table:allow-empty-cell="true" table:display-list="unsorted" table:base-cell-address="'卷制-上茄衣过程'.CI271">
          <table:error-message table:message-type="stop" table:display="true"/>
        </table:content-validation>
        <table:content-validation table:name="val217" table:condition="of:cell-content-is-in-list([.$B$6:.$B$14])" table:allow-empty-cell="true" table:display-list="unsorted" table:base-cell-address="'卷制-上茄衣过程'.CI275">
          <table:error-message table:message-type="stop" table:display="true"/>
        </table:content-validation>
        <table:content-validation table:name="val218" table:condition="of:cell-content-is-in-list([.$B$6:.$B$14])" table:allow-empty-cell="true" table:display-list="unsorted" table:base-cell-address="'卷制-上茄衣过程'.CI279">
          <table:error-message table:message-type="stop" table:display="true"/>
        </table:content-validation>
        <table:content-validation table:name="val219" table:condition="of:cell-content-is-in-list([.$B$6:.$B$14])" table:allow-empty-cell="true" table:display-list="unsorted" table:base-cell-address="'卷制-上茄衣过程'.CI283">
          <table:error-message table:message-type="stop" table:display="true"/>
        </table:content-validation>
        <table:content-validation table:name="val220" table:condition="of:cell-content-is-in-list([.$B$6:.$B$14])" table:allow-empty-cell="true" table:display-list="unsorted" table:base-cell-address="'卷制-上茄衣过程'.CI287">
          <table:error-message table:message-type="stop" table:display="true"/>
        </table:content-validation>
        <table:content-validation table:name="val221" table:condition="of:cell-content-is-in-list([.$B$6:.$B$14])" table:allow-empty-cell="true" table:display-list="unsorted" table:base-cell-address="'卷制-上茄衣过程'.CI291">
          <table:error-message table:message-type="stop" table:display="true"/>
        </table:content-validation>
        <table:content-validation table:name="val222" table:condition="of:cell-content-is-in-list([.$B$6:.$B$14])" table:allow-empty-cell="true" table:display-list="unsorted" table:base-cell-address="'卷制-上茄衣过程'.CI295">
          <table:error-message table:message-type="stop" table:display="true"/>
        </table:content-validation>
        <table:content-validation table:name="val223" table:condition="of:cell-content-is-in-list([.$B$6:.$B$14])" table:allow-empty-cell="true" table:display-list="unsorted" table:base-cell-address="'卷制-上茄衣过程'.CI299">
          <table:error-message table:message-type="stop" table:display="true"/>
        </table:content-validation>
        <table:content-validation table:name="val224" table:condition="of:cell-content-is-in-list([.$B$6:.$B$14])" table:allow-empty-cell="true" table:display-list="unsorted" table:base-cell-address="'卷制-上茄衣过程'.CI303">
          <table:error-message table:message-type="stop" table:display="true"/>
        </table:content-validation>
        <table:content-validation table:name="val225" table:condition="of:cell-content-is-in-list([.$B$6:.$B$14])" table:allow-empty-cell="true" table:display-list="unsorted" table:base-cell-address="'卷制-上茄衣过程'.CI307">
          <table:error-message table:message-type="stop" table:display="true"/>
        </table:content-validation>
        <table:content-validation table:name="val226" table:condition="of:cell-content-is-in-list([.$B$6:.$B$14])" table:allow-empty-cell="true" table:display-list="unsorted" table:base-cell-address="'卷制-上茄衣过程'.CI311">
          <table:error-message table:message-type="stop" table:display="true"/>
        </table:content-validation>
        <table:content-validation table:name="val227" table:condition="of:cell-content-is-in-list([.$B$6:.$B$14])" table:allow-empty-cell="true" table:display-list="unsorted" table:base-cell-address="'卷制-上茄衣过程'.CI315">
          <table:error-message table:message-type="stop" table:display="true"/>
        </table:content-validation>
        <table:content-validation table:name="val228" table:condition="of:cell-content-is-in-list([.$B$6:.$B$14])" table:allow-empty-cell="true" table:display-list="unsorted" table:base-cell-address="'卷制-上茄衣过程'.CI319">
          <table:error-message table:message-type="stop" table:display="true"/>
        </table:content-validation>
        <table:content-validation table:name="val229" table:condition="of:cell-content-is-in-list([.$B$6:.$B$14])" table:allow-empty-cell="true" table:display-list="unsorted" table:base-cell-address="'卷制-上茄衣过程'.CI323">
          <table:error-message table:message-type="stop" table:display="true"/>
        </table:content-validation>
        <table:content-validation table:name="val230" table:condition="of:cell-content-is-in-list([.$B$6:.$B$14])" table:allow-empty-cell="true" table:display-list="unsorted" table:base-cell-address="'卷制-上茄衣过程'.CI327">
          <table:error-message table:message-type="stop" table:display="true"/>
        </table:content-validation>
        <table:content-validation table:name="val231" table:condition="of:cell-content-is-in-list([.$B$6:.$B$14])" table:allow-empty-cell="true" table:display-list="unsorted" table:base-cell-address="'卷制-上茄衣过程'.CI331">
          <table:error-message table:message-type="stop" table:display="true"/>
        </table:content-validation>
        <table:content-validation table:name="val232" table:condition="of:cell-content-is-in-list([.$B$6:.$B$14])" table:allow-empty-cell="true" table:display-list="unsorted" table:base-cell-address="'卷制-上茄衣过程'.CI335">
          <table:error-message table:message-type="stop" table:display="true"/>
        </table:content-validation>
        <table:content-validation table:name="val233" table:condition="of:cell-content-is-in-list([.$B$6:.$B$14])" table:allow-empty-cell="true" table:display-list="unsorted" table:base-cell-address="'卷制-上茄衣过程'.CI339">
          <table:error-message table:message-type="stop" table:display="true"/>
        </table:content-validation>
        <table:content-validation table:name="val234" table:condition="of:cell-content-is-in-list([.$B$6:.$B$14])" table:allow-empty-cell="true" table:display-list="unsorted" table:base-cell-address="'卷制-上茄衣过程'.CI343">
          <table:error-message table:message-type="stop" table:display="true"/>
        </table:content-validation>
        <table:content-validation table:name="val235" table:condition="of:cell-content-is-in-list([.$B$6:.$B$14])" table:allow-empty-cell="true" table:display-list="unsorted" table:base-cell-address="'卷制-上茄衣过程'.CI347">
          <table:error-message table:message-type="stop" table:display="true"/>
        </table:content-validation>
        <table:content-validation table:name="val236" table:condition="of:cell-content-is-in-list([.$B$6:.$B$14])" table:allow-empty-cell="true" table:display-list="unsorted" table:base-cell-address="'卷制-上茄衣过程'.CI351">
          <table:error-message table:message-type="stop" table:display="true"/>
        </table:content-validation>
        <table:content-validation table:name="val237" table:condition="of:cell-content-is-in-list([.$B$6:.$B$14])" table:allow-empty-cell="true" table:display-list="unsorted" table:base-cell-address="'卷制-上茄衣过程'.CI355">
          <table:error-message table:message-type="stop" table:display="true"/>
        </table:content-validation>
        <table:content-validation table:name="val238" table:condition="of:cell-content-is-in-list([.$B$6:.$B$14])" table:allow-empty-cell="true" table:display-list="unsorted" table:base-cell-address="'卷制-上茄衣过程'.CI359">
          <table:error-message table:message-type="stop" table:display="true"/>
        </table:content-validation>
        <table:content-validation table:name="val239" table:condition="of:cell-content-is-in-list([.$B$6:.$B$14])" table:allow-empty-cell="true" table:display-list="unsorted" table:base-cell-address="'卷制-上茄衣过程'.CI363">
          <table:error-message table:message-type="stop" table:display="true"/>
        </table:content-validation>
        <table:content-validation table:name="val240" table:condition="of:cell-content-is-in-list([.$B$6:.$B$14])" table:allow-empty-cell="true" table:display-list="unsorted" table:base-cell-address="'卷制-上茄衣过程'.CI367">
          <table:error-message table:message-type="stop" table:display="true"/>
        </table:content-validation>
        <table:content-validation table:name="val241" table:condition="of:cell-content-is-in-list([.$B$6:.$B$14])" table:allow-empty-cell="true" table:display-list="unsorted" table:base-cell-address="'卷制-上茄衣过程'.CI371">
          <table:error-message table:message-type="stop" table:display="true"/>
        </table:content-validation>
        <table:content-validation table:name="val242" table:condition="of:cell-content-is-in-list([.$B$6:.$B$14])" table:allow-empty-cell="true" table:display-list="unsorted" table:base-cell-address="'卷制-上茄衣过程'.CI375">
          <table:error-message table:message-type="stop" table:display="true"/>
        </table:content-validation>
        <table:content-validation table:name="val243" table:condition="of:cell-content-is-in-list([.$B$6:.$B$14])" table:allow-empty-cell="true" table:display-list="unsorted" table:base-cell-address="'卷制-上茄衣过程'.CI379">
          <table:error-message table:message-type="stop" table:display="true"/>
        </table:content-validation>
        <table:content-validation table:name="val244" table:condition="of:cell-content-is-in-list([.$B$6:.$B$14])" table:allow-empty-cell="true" table:display-list="unsorted" table:base-cell-address="'卷制-上茄衣过程'.CI383">
          <table:error-message table:message-type="stop" table:display="true"/>
        </table:content-validation>
        <table:content-validation table:name="val245" table:condition="of:cell-content-is-in-list([.$B$6:.$B$14])" table:allow-empty-cell="true" table:display-list="unsorted" table:base-cell-address="'卷制-上茄衣过程'.CI387">
          <table:error-message table:message-type="stop" table:display="true"/>
        </table:content-validation>
        <table:content-validation table:name="val246" table:condition="of:cell-content-is-in-list([.$B$6:.$B$14])" table:allow-empty-cell="true" table:display-list="unsorted" table:base-cell-address="'卷制-上茄衣过程'.CI391">
          <table:error-message table:message-type="stop" table:display="true"/>
        </table:content-validation>
        <table:content-validation table:name="val247" table:condition="of:cell-content-is-in-list([.$B$6:.$B$14])" table:allow-empty-cell="true" table:display-list="unsorted" table:base-cell-address="'卷制-上茄衣过程'.CI395">
          <table:error-message table:message-type="stop" table:display="true"/>
        </table:content-validation>
        <table:content-validation table:name="val248" table:condition="of:cell-content-is-in-list([.$B$6:.$B$14])" table:allow-empty-cell="true" table:display-list="unsorted" table:base-cell-address="'卷制-上茄衣过程'.CI399">
          <table:error-message table:message-type="stop" table:display="true"/>
        </table:content-validation>
        <table:content-validation table:name="val249" table:condition="of:cell-content-is-in-list([.$B$6:.$B$14])" table:allow-empty-cell="true" table:display-list="unsorted" table:base-cell-address="'卷制-上茄衣过程'.CI403">
          <table:error-message table:message-type="stop" table:display="true"/>
        </table:content-validation>
        <table:content-validation table:name="val250" table:condition="of:cell-content-is-in-list([.$B$6:.$B$14])" table:allow-empty-cell="true" table:display-list="unsorted" table:base-cell-address="'卷制-上茄衣过程'.CI407">
          <table:error-message table:message-type="stop" table:display="true"/>
        </table:content-validation>
        <table:content-validation table:name="val251" table:condition="of:cell-content-is-in-list([.$B$6:.$B$14])" table:allow-empty-cell="true" table:display-list="unsorted" table:base-cell-address="'卷制-上茄衣过程'.CI411">
          <table:error-message table:message-type="stop" table:display="true"/>
        </table:content-validation>
        <table:content-validation table:name="val252" table:condition="of:cell-content-is-in-list([.$B$6:.$B$14])" table:allow-empty-cell="true" table:display-list="unsorted" table:base-cell-address="'卷制-上茄衣过程'.CI415">
          <table:error-message table:message-type="stop" table:display="true"/>
        </table:content-validation>
        <table:content-validation table:name="val253" table:condition="of:cell-content-is-in-list([.$B$6:.$B$14])" table:allow-empty-cell="true" table:display-list="unsorted" table:base-cell-address="'卷制-上茄衣过程'.CI419">
          <table:error-message table:message-type="stop" table:display="true"/>
        </table:content-validation>
        <table:content-validation table:name="val254" table:condition="of:cell-content-is-in-list([.$B$6:.$B$14])" table:allow-empty-cell="true" table:display-list="unsorted" table:base-cell-address="'卷制-上茄衣过程'.CI423">
          <table:error-message table:message-type="stop" table:display="true"/>
        </table:content-validation>
        <table:content-validation table:name="val255" table:condition="of:cell-content-is-in-list([.$B$6:.$B$14])" table:allow-empty-cell="true" table:display-list="unsorted" table:base-cell-address="'卷制-上茄衣过程'.CI427">
          <table:error-message table:message-type="stop" table:display="true"/>
        </table:content-validation>
        <table:content-validation table:name="val256" table:condition="of:cell-content-is-in-list([.$B$6:.$B$14])" table:allow-empty-cell="true" table:display-list="unsorted" table:base-cell-address="'卷制-上茄衣过程'.CI431">
          <table:error-message table:message-type="stop" table:display="true"/>
        </table:content-validation>
        <table:content-validation table:name="val257" table:condition="of:cell-content-is-in-list([.$B$6:.$B$14])" table:allow-empty-cell="true" table:display-list="unsorted" table:base-cell-address="'卷制-上茄衣过程'.CI435">
          <table:error-message table:message-type="stop" table:display="true"/>
        </table:content-validation>
        <table:content-validation table:name="val258" table:condition="of:cell-content-is-in-list([.$B$6:.$B$14])" table:allow-empty-cell="true" table:display-list="unsorted" table:base-cell-address="'卷制-上茄衣过程'.CI439">
          <table:error-message table:message-type="stop" table:display="true"/>
        </table:content-validation>
        <table:content-validation table:name="val259" table:condition="of:cell-content-is-in-list([.$B$6:.$B$14])" table:allow-empty-cell="true" table:display-list="unsorted" table:base-cell-address="'卷制-上茄衣过程'.CI443">
          <table:error-message table:message-type="stop" table:display="true"/>
        </table:content-validation>
        <table:content-validation table:name="val260" table:condition="of:cell-content-is-in-list([.$B$6:.$B$14])" table:allow-empty-cell="true" table:display-list="unsorted" table:base-cell-address="'卷制-上茄衣过程'.CI447">
          <table:error-message table:message-type="stop" table:display="true"/>
        </table:content-validation>
        <table:content-validation table:name="val261" table:condition="of:cell-content-is-in-list([.$B$6:.$B$14])" table:allow-empty-cell="true" table:display-list="unsorted" table:base-cell-address="'卷制-上茄衣过程'.CI451">
          <table:error-message table:message-type="stop" table:display="true"/>
        </table:content-validation>
        <table:content-validation table:name="val262" table:condition="of:cell-content-is-in-list([.$B$6:.$B$14])" table:allow-empty-cell="true" table:display-list="unsorted" table:base-cell-address="'卷制-上茄衣过程'.CI455">
          <table:error-message table:message-type="stop" table:display="true"/>
        </table:content-validation>
        <table:content-validation table:name="val263" table:condition="of:cell-content-is-in-list([.$B$6:.$B$14])" table:allow-empty-cell="true" table:display-list="unsorted" table:base-cell-address="'卷制-上茄衣过程'.CI459">
          <table:error-message table:message-type="stop" table:display="true"/>
        </table:content-validation>
        <table:content-validation table:name="val264" table:condition="of:cell-content-is-in-list([.$B$6:.$B$14])" table:allow-empty-cell="true" table:display-list="unsorted" table:base-cell-address="'卷制-上茄衣过程'.CI463">
          <table:error-message table:message-type="stop" table:display="true"/>
        </table:content-validation>
        <table:content-validation table:name="val265" table:condition="of:cell-content-is-in-list([.$B$6:.$B$14])" table:allow-empty-cell="true" table:display-list="unsorted" table:base-cell-address="'卷制-上茄衣过程'.CI467">
          <table:error-message table:message-type="stop" table:display="true"/>
        </table:content-validation>
        <table:content-validation table:name="val266" table:condition="of:cell-content-is-in-list([.$B$6:.$B$14])" table:allow-empty-cell="true" table:display-list="unsorted" table:base-cell-address="'卷制-上茄衣过程'.CI471">
          <table:error-message table:message-type="stop" table:display="true"/>
        </table:content-validation>
        <table:content-validation table:name="val267" table:condition="of:cell-content-is-in-list([.$B$6:.$B$14])" table:allow-empty-cell="true" table:display-list="unsorted" table:base-cell-address="'卷制-上茄衣过程'.CI475">
          <table:error-message table:message-type="stop" table:display="true"/>
        </table:content-validation>
        <table:content-validation table:name="val268" table:condition="of:cell-content-is-in-list([.$B$6:.$B$14])" table:allow-empty-cell="true" table:display-list="unsorted" table:base-cell-address="'卷制-上茄衣过程'.CI479">
          <table:error-message table:message-type="stop" table:display="true"/>
        </table:content-validation>
        <table:content-validation table:name="val269" table:condition="of:cell-content-is-in-list([.$B$6:.$B$14])" table:allow-empty-cell="true" table:display-list="unsorted" table:base-cell-address="'卷制-上茄衣过程'.CI483">
          <table:error-message table:message-type="stop" table:display="true"/>
        </table:content-validation>
        <table:content-validation table:name="val270" table:condition="of:cell-content-is-in-list([.$B$6:.$B$14])" table:allow-empty-cell="true" table:display-list="unsorted" table:base-cell-address="'卷制-上茄衣过程'.CI487">
          <table:error-message table:message-type="stop" table:display="true"/>
        </table:content-validation>
        <table:content-validation table:name="val271" table:condition="of:cell-content-is-in-list([.$B$6:.$B$14])" table:allow-empty-cell="true" table:display-list="unsorted" table:base-cell-address="'卷制-上茄衣过程'.CI491">
          <table:error-message table:message-type="stop" table:display="true"/>
        </table:content-validation>
        <table:content-validation table:name="val272" table:condition="of:cell-content-is-in-list([.$B$6:.$B$14])" table:allow-empty-cell="true" table:display-list="unsorted" table:base-cell-address="'卷制-上茄衣过程'.CI495">
          <table:error-message table:message-type="stop" table:display="true"/>
        </table:content-validation>
        <table:content-validation table:name="val273" table:condition="of:cell-content-is-in-list([.$B$6:.$B$14])" table:allow-empty-cell="true" table:display-list="unsorted" table:base-cell-address="'卷制-上茄衣过程'.CI499">
          <table:error-message table:message-type="stop" table:display="true"/>
        </table:content-validation>
        <table:content-validation table:name="val274" table:condition="of:cell-content-is-in-list([.$B$6:.$B$14])" table:allow-empty-cell="true" table:display-list="unsorted" table:base-cell-address="'卷制-上茄衣过程'.CI503">
          <table:error-message table:message-type="stop" table:display="true"/>
        </table:content-validation>
        <table:content-validation table:name="val275" table:condition="of:cell-content-is-in-list([.$B$6:.$B$14])" table:allow-empty-cell="true" table:display-list="unsorted" table:base-cell-address="'卷制-上茄衣过程'.CI507">
          <table:error-message table:message-type="stop" table:display="true"/>
        </table:content-validation>
        <table:content-validation table:name="val276" table:condition="of:cell-content-is-in-list([.$B$6:.$B$14])" table:allow-empty-cell="true" table:display-list="unsorted" table:base-cell-address="'卷制-上茄衣过程'.CI511">
          <table:error-message table:message-type="stop" table:display="true"/>
        </table:content-validation>
        <table:content-validation table:name="val277" table:condition="of:cell-content-is-in-list([.$B$6:.$B$14])" table:allow-empty-cell="true" table:display-list="unsorted" table:base-cell-address="'卷制-上茄衣过程'.CI515">
          <table:error-message table:message-type="stop" table:display="true"/>
        </table:content-validation>
        <table:content-validation table:name="val278" table:condition="of:cell-content-is-in-list([.$B$6:.$B$14])" table:allow-empty-cell="true" table:display-list="unsorted" table:base-cell-address="'卷制-上茄衣过程'.CI519">
          <table:error-message table:message-type="stop" table:display="true"/>
        </table:content-validation>
        <table:content-validation table:name="val279" table:condition="of:cell-content-is-in-list([.$B$6:.$B$14])" table:allow-empty-cell="true" table:display-list="unsorted" table:base-cell-address="'卷制-上茄衣过程'.CI523">
          <table:error-message table:message-type="stop" table:display="true"/>
        </table:content-validation>
        <table:content-validation table:name="val280" table:condition="of:cell-content-is-in-list([.$B$6:.$B$14])" table:allow-empty-cell="true" table:display-list="unsorted" table:base-cell-address="'卷制-上茄衣过程'.CI527">
          <table:error-message table:message-type="stop" table:display="true"/>
        </table:content-validation>
        <table:content-validation table:name="val281" table:condition="of:cell-content-is-in-list([.$B$6:.$B$14])" table:allow-empty-cell="true" table:display-list="unsorted" table:base-cell-address="'卷制-上茄衣过程'.CI531">
          <table:error-message table:message-type="stop" table:display="true"/>
        </table:content-validation>
        <table:content-validation table:name="val282" table:condition="of:cell-content-is-in-list([.$B$6:.$B$14])" table:allow-empty-cell="true" table:display-list="unsorted" table:base-cell-address="'卷制-上茄衣过程'.CI535">
          <table:error-message table:message-type="stop" table:display="true"/>
        </table:content-validation>
        <table:content-validation table:name="val283" table:condition="of:cell-content-is-in-list([.$B$6:.$B$14])" table:allow-empty-cell="true" table:display-list="unsorted" table:base-cell-address="'卷制-上茄衣过程'.CI539">
          <table:error-message table:message-type="stop" table:display="true"/>
        </table:content-validation>
        <table:content-validation table:name="val284" table:condition="of:cell-content-is-in-list([.$B$6:.$B$14])" table:allow-empty-cell="true" table:display-list="unsorted" table:base-cell-address="'卷制-上茄衣过程'.CI543">
          <table:error-message table:message-type="stop" table:display="true"/>
        </table:content-validation>
        <table:content-validation table:name="val285" table:condition="of:cell-content-is-in-list([.$B$6:.$B$14])" table:allow-empty-cell="true" table:display-list="unsorted" table:base-cell-address="'卷制-上茄衣过程'.CI547">
          <table:error-message table:message-type="stop" table:display="true"/>
        </table:content-validation>
        <table:content-validation table:name="val286" table:condition="of:cell-content-is-in-list([.$B$6:.$B$14])" table:allow-empty-cell="true" table:display-list="unsorted" table:base-cell-address="'卷制-上茄衣过程'.CI551">
          <table:error-message table:message-type="stop" table:display="true"/>
        </table:content-validation>
        <table:content-validation table:name="val287" table:condition="of:cell-content-is-in-list([.$B$6:.$B$14])" table:allow-empty-cell="true" table:display-list="unsorted" table:base-cell-address="'卷制-上茄衣过程'.CI555">
          <table:error-message table:message-type="stop" table:display="true"/>
        </table:content-validation>
        <table:content-validation table:name="val288" table:condition="of:cell-content-is-in-list([.$B$6:.$B$14])" table:allow-empty-cell="true" table:display-list="unsorted" table:base-cell-address="'卷制-上茄衣过程'.CI559">
          <table:error-message table:message-type="stop" table:display="true"/>
        </table:content-validation>
        <table:content-validation table:name="val289" table:condition="of:cell-content-is-in-list([.$B$6:.$B$14])" table:allow-empty-cell="true" table:display-list="unsorted" table:base-cell-address="'卷制-上茄衣过程'.CI563">
          <table:error-message table:message-type="stop" table:display="true"/>
        </table:content-validation>
        <table:content-validation table:name="val290" table:condition="of:cell-content-is-in-list([.$B$6:.$B$14])" table:allow-empty-cell="true" table:display-list="unsorted" table:base-cell-address="'卷制-上茄衣过程'.CI567">
          <table:error-message table:message-type="stop" table:display="true"/>
        </table:content-validation>
        <table:content-validation table:name="val291" table:condition="of:cell-content-is-in-list([.$B$6:.$B$14])" table:allow-empty-cell="true" table:display-list="unsorted" table:base-cell-address="'卷制-上茄衣过程'.CI571">
          <table:error-message table:message-type="stop" table:display="true"/>
        </table:content-validation>
        <table:content-validation table:name="val292" table:condition="of:cell-content-is-in-list([.$B$6:.$B$14])" table:allow-empty-cell="true" table:display-list="unsorted" table:base-cell-address="'卷制-上茄衣过程'.CI575">
          <table:error-message table:message-type="stop" table:display="true"/>
        </table:content-validation>
        <table:content-validation table:name="val293" table:condition="of:cell-content-is-in-list([.$B$6:.$B$14])" table:allow-empty-cell="true" table:display-list="unsorted" table:base-cell-address="'卷制-上茄衣过程'.CI579">
          <table:error-message table:message-type="stop" table:display="true"/>
        </table:content-validation>
        <table:content-validation table:name="val294" table:condition="of:cell-content-is-in-list([.$B$6:.$B$14])" table:allow-empty-cell="true" table:display-list="unsorted" table:base-cell-address="'卷制-上茄衣过程'.CI583">
          <table:error-message table:message-type="stop" table:display="true"/>
        </table:content-validation>
        <table:content-validation table:name="val295" table:condition="of:cell-content-is-in-list([.$B$6:.$B$14])" table:allow-empty-cell="true" table:display-list="unsorted" table:base-cell-address="'卷制-上茄衣过程'.CI587">
          <table:error-message table:message-type="stop" table:display="true"/>
        </table:content-validation>
        <table:content-validation table:name="val296" table:condition="of:cell-content-is-in-list([.$B$6:.$B$14])" table:allow-empty-cell="true" table:display-list="unsorted" table:base-cell-address="'卷制-上茄衣过程'.CI591">
          <table:error-message table:message-type="stop" table:display="true"/>
        </table:content-validation>
        <table:content-validation table:name="val297" table:condition="of:cell-content-is-in-list([.$B$6:.$B$14])" table:allow-empty-cell="true" table:display-list="unsorted" table:base-cell-address="'卷制-上茄衣过程'.CI595">
          <table:error-message table:message-type="stop" table:display="true"/>
        </table:content-validation>
        <table:content-validation table:name="val298" table:condition="of:cell-content-is-in-list([.$B$6:.$B$14])" table:allow-empty-cell="true" table:display-list="unsorted" table:base-cell-address="'卷制-上茄衣过程'.CI599">
          <table:error-message table:message-type="stop" table:display="true"/>
        </table:content-validation>
        <table:content-validation table:name="val299" table:condition="of:cell-content-is-in-list([.$B$6:.$B$14])" table:allow-empty-cell="true" table:display-list="unsorted" table:base-cell-address="'卷制-上茄衣过程'.CI603">
          <table:error-message table:message-type="stop" table:display="true"/>
        </table:content-validation>
        <table:content-validation table:name="val300" table:condition="of:cell-content-is-in-list([.$B$6:.$B$14])" table:allow-empty-cell="true" table:display-list="unsorted" table:base-cell-address="'卷制-上茄衣过程'.CI607">
          <table:error-message table:message-type="stop" table:display="true"/>
        </table:content-validation>
        <table:content-validation table:name="val301" table:condition="of:cell-content-is-in-list([.$A$6:.$A$135])" table:allow-empty-cell="true" table:display-list="unsorted" table:base-cell-address="'卷制-上茄衣过程'.CQ11">
          <table:error-message table:message-type="stop" table:display="true"/>
        </table:content-validation>
        <table:content-validation table:name="val302" table:condition="of:cell-content-is-in-list([.$A$6:.$A$135])" table:allow-empty-cell="true" table:display-list="unsorted" table:base-cell-address="'卷制-上茄衣过程'.CQ15">
          <table:error-message table:message-type="stop" table:display="true"/>
        </table:content-validation>
        <table:content-validation table:name="val303" table:condition="of:cell-content-is-in-list([.$A$6:.$A$135])" table:allow-empty-cell="true" table:display-list="unsorted" table:base-cell-address="'卷制-上茄衣过程'.CQ19">
          <table:error-message table:message-type="stop" table:display="true"/>
        </table:content-validation>
        <table:content-validation table:name="val304" table:condition="of:cell-content-is-in-list([.$A$6:.$A$135])" table:allow-empty-cell="true" table:display-list="unsorted" table:base-cell-address="'卷制-上茄衣过程'.CQ23">
          <table:error-message table:message-type="stop" table:display="true"/>
        </table:content-validation>
        <table:content-validation table:name="val305" table:condition="of:cell-content-is-in-list([.$A$6:.$A$135])" table:allow-empty-cell="true" table:display-list="unsorted" table:base-cell-address="'卷制-上茄衣过程'.CQ27">
          <table:error-message table:message-type="stop" table:display="true"/>
        </table:content-validation>
        <table:content-validation table:name="val306" table:condition="of:cell-content-is-in-list([.$A$6:.$A$135])" table:allow-empty-cell="true" table:display-list="unsorted" table:base-cell-address="'卷制-上茄衣过程'.CQ31">
          <table:error-message table:message-type="stop" table:display="true"/>
        </table:content-validation>
        <table:content-validation table:name="val307" table:condition="of:cell-content-is-in-list([.$A$6:.$A$135])" table:allow-empty-cell="true" table:display-list="unsorted" table:base-cell-address="'卷制-上茄衣过程'.CQ35">
          <table:error-message table:message-type="stop" table:display="true"/>
        </table:content-validation>
        <table:content-validation table:name="val308" table:condition="of:cell-content-is-in-list([.$A$6:.$A$135])" table:allow-empty-cell="true" table:display-list="unsorted" table:base-cell-address="'卷制-上茄衣过程'.CQ39">
          <table:error-message table:message-type="stop" table:display="true"/>
        </table:content-validation>
        <table:content-validation table:name="val309" table:condition="of:cell-content-is-in-list([.$A$6:.$A$135])" table:allow-empty-cell="true" table:display-list="unsorted" table:base-cell-address="'卷制-上茄衣过程'.CQ43">
          <table:error-message table:message-type="stop" table:display="true"/>
        </table:content-validation>
        <table:content-validation table:name="val310" table:condition="of:cell-content-is-in-list([.$A$6:.$A$135])" table:allow-empty-cell="true" table:display-list="unsorted" table:base-cell-address="'卷制-上茄衣过程'.CQ47">
          <table:error-message table:message-type="stop" table:display="true"/>
        </table:content-validation>
        <table:content-validation table:name="val311" table:condition="of:cell-content-is-in-list([.$A$6:.$A$135])" table:allow-empty-cell="true" table:display-list="unsorted" table:base-cell-address="'卷制-上茄衣过程'.CQ51">
          <table:error-message table:message-type="stop" table:display="true"/>
        </table:content-validation>
        <table:content-validation table:name="val312" table:condition="of:cell-content-is-in-list([.$A$6:.$A$135])" table:allow-empty-cell="true" table:display-list="unsorted" table:base-cell-address="'卷制-上茄衣过程'.CQ55">
          <table:error-message table:message-type="stop" table:display="true"/>
        </table:content-validation>
        <table:content-validation table:name="val313" table:condition="of:cell-content-is-in-list([.$A$6:.$A$135])" table:allow-empty-cell="true" table:display-list="unsorted" table:base-cell-address="'卷制-上茄衣过程'.CQ59">
          <table:error-message table:message-type="stop" table:display="true"/>
        </table:content-validation>
        <table:content-validation table:name="val314" table:condition="of:cell-content-is-in-list([.$A$6:.$A$135])" table:allow-empty-cell="true" table:display-list="unsorted" table:base-cell-address="'卷制-上茄衣过程'.CQ63">
          <table:error-message table:message-type="stop" table:display="true"/>
        </table:content-validation>
        <table:content-validation table:name="val315" table:condition="of:cell-content-is-in-list([.$A$6:.$A$135])" table:allow-empty-cell="true" table:display-list="unsorted" table:base-cell-address="'卷制-上茄衣过程'.CQ67">
          <table:error-message table:message-type="stop" table:display="true"/>
        </table:content-validation>
        <table:content-validation table:name="val316" table:condition="of:cell-content-is-in-list([.$A$6:.$A$135])" table:allow-empty-cell="true" table:display-list="unsorted" table:base-cell-address="'卷制-上茄衣过程'.CQ71">
          <table:error-message table:message-type="stop" table:display="true"/>
        </table:content-validation>
        <table:content-validation table:name="val317" table:condition="of:cell-content-is-in-list([.$A$6:.$A$135])" table:allow-empty-cell="true" table:display-list="unsorted" table:base-cell-address="'卷制-上茄衣过程'.CQ75">
          <table:error-message table:message-type="stop" table:display="true"/>
        </table:content-validation>
        <table:content-validation table:name="val318" table:condition="of:cell-content-is-in-list([.$A$6:.$A$135])" table:allow-empty-cell="true" table:display-list="unsorted" table:base-cell-address="'卷制-上茄衣过程'.CQ79">
          <table:error-message table:message-type="stop" table:display="true"/>
        </table:content-validation>
        <table:content-validation table:name="val319" table:condition="of:cell-content-is-in-list([.$A$6:.$A$135])" table:allow-empty-cell="true" table:display-list="unsorted" table:base-cell-address="'卷制-上茄衣过程'.CQ83">
          <table:error-message table:message-type="stop" table:display="true"/>
        </table:content-validation>
        <table:content-validation table:name="val320" table:condition="of:cell-content-is-in-list([.$A$6:.$A$135])" table:allow-empty-cell="true" table:display-list="unsorted" table:base-cell-address="'卷制-上茄衣过程'.CQ87">
          <table:error-message table:message-type="stop" table:display="true"/>
        </table:content-validation>
        <table:content-validation table:name="val321" table:condition="of:cell-content-is-in-list([.$A$6:.$A$135])" table:allow-empty-cell="true" table:display-list="unsorted" table:base-cell-address="'卷制-上茄衣过程'.CQ91">
          <table:error-message table:message-type="stop" table:display="true"/>
        </table:content-validation>
        <table:content-validation table:name="val322" table:condition="of:cell-content-is-in-list([.$A$6:.$A$135])" table:allow-empty-cell="true" table:display-list="unsorted" table:base-cell-address="'卷制-上茄衣过程'.CQ95">
          <table:error-message table:message-type="stop" table:display="true"/>
        </table:content-validation>
        <table:content-validation table:name="val323" table:condition="of:cell-content-is-in-list([.$A$6:.$A$135])" table:allow-empty-cell="true" table:display-list="unsorted" table:base-cell-address="'卷制-上茄衣过程'.CQ99">
          <table:error-message table:message-type="stop" table:display="true"/>
        </table:content-validation>
        <table:content-validation table:name="val324" table:condition="of:cell-content-is-in-list([.$A$6:.$A$135])" table:allow-empty-cell="true" table:display-list="unsorted" table:base-cell-address="'卷制-上茄衣过程'.CQ103">
          <table:error-message table:message-type="stop" table:display="true"/>
        </table:content-validation>
        <table:content-validation table:name="val325" table:condition="of:cell-content-is-in-list([.$A$6:.$A$135])" table:allow-empty-cell="true" table:display-list="unsorted" table:base-cell-address="'卷制-上茄衣过程'.CQ107">
          <table:error-message table:message-type="stop" table:display="true"/>
        </table:content-validation>
        <table:content-validation table:name="val326" table:condition="of:cell-content-is-in-list([.$A$6:.$A$135])" table:allow-empty-cell="true" table:display-list="unsorted" table:base-cell-address="'卷制-上茄衣过程'.CQ111">
          <table:error-message table:message-type="stop" table:display="true"/>
        </table:content-validation>
        <table:content-validation table:name="val327" table:condition="of:cell-content-is-in-list([.$A$6:.$A$135])" table:allow-empty-cell="true" table:display-list="unsorted" table:base-cell-address="'卷制-上茄衣过程'.CQ115">
          <table:error-message table:message-type="stop" table:display="true"/>
        </table:content-validation>
        <table:content-validation table:name="val328" table:condition="of:cell-content-is-in-list([.$A$6:.$A$135])" table:allow-empty-cell="true" table:display-list="unsorted" table:base-cell-address="'卷制-上茄衣过程'.CQ119">
          <table:error-message table:message-type="stop" table:display="true"/>
        </table:content-validation>
        <table:content-validation table:name="val329" table:condition="of:cell-content-is-in-list([.$A$6:.$A$135])" table:allow-empty-cell="true" table:display-list="unsorted" table:base-cell-address="'卷制-上茄衣过程'.CQ123">
          <table:error-message table:message-type="stop" table:display="true"/>
        </table:content-validation>
        <table:content-validation table:name="val330" table:condition="of:cell-content-is-in-list([.$A$6:.$A$135])" table:allow-empty-cell="true" table:display-list="unsorted" table:base-cell-address="'卷制-上茄衣过程'.CQ127">
          <table:error-message table:message-type="stop" table:display="true"/>
        </table:content-validation>
        <table:content-validation table:name="val331" table:condition="of:cell-content-is-in-list([.$A$6:.$A$135])" table:allow-empty-cell="true" table:display-list="unsorted" table:base-cell-address="'卷制-上茄衣过程'.CQ131">
          <table:error-message table:message-type="stop" table:display="true"/>
        </table:content-validation>
        <table:content-validation table:name="val332" table:condition="of:cell-content-is-in-list([.$A$6:.$A$135])" table:allow-empty-cell="true" table:display-list="unsorted" table:base-cell-address="'卷制-上茄衣过程'.CQ135">
          <table:error-message table:message-type="stop" table:display="true"/>
        </table:content-validation>
        <table:content-validation table:name="val333" table:condition="of:cell-content-is-in-list([.$A$6:.$A$135])" table:allow-empty-cell="true" table:display-list="unsorted" table:base-cell-address="'卷制-上茄衣过程'.CQ139">
          <table:error-message table:message-type="stop" table:display="true"/>
        </table:content-validation>
        <table:content-validation table:name="val334" table:condition="of:cell-content-is-in-list([.$A$6:.$A$135])" table:allow-empty-cell="true" table:display-list="unsorted" table:base-cell-address="'卷制-上茄衣过程'.CQ143">
          <table:error-message table:message-type="stop" table:display="true"/>
        </table:content-validation>
        <table:content-validation table:name="val335" table:condition="of:cell-content-is-in-list([.$A$6:.$A$135])" table:allow-empty-cell="true" table:display-list="unsorted" table:base-cell-address="'卷制-上茄衣过程'.CQ147">
          <table:error-message table:message-type="stop" table:display="true"/>
        </table:content-validation>
        <table:content-validation table:name="val336" table:condition="of:cell-content-is-in-list([.$A$6:.$A$135])" table:allow-empty-cell="true" table:display-list="unsorted" table:base-cell-address="'卷制-上茄衣过程'.CQ151">
          <table:error-message table:message-type="stop" table:display="true"/>
        </table:content-validation>
        <table:content-validation table:name="val337" table:condition="of:cell-content-is-in-list([.$A$6:.$A$135])" table:allow-empty-cell="true" table:display-list="unsorted" table:base-cell-address="'卷制-上茄衣过程'.CQ155">
          <table:error-message table:message-type="stop" table:display="true"/>
        </table:content-validation>
        <table:content-validation table:name="val338" table:condition="of:cell-content-is-in-list([.$A$6:.$A$135])" table:allow-empty-cell="true" table:display-list="unsorted" table:base-cell-address="'卷制-上茄衣过程'.CQ159">
          <table:error-message table:message-type="stop" table:display="true"/>
        </table:content-validation>
        <table:content-validation table:name="val339" table:condition="of:cell-content-is-in-list([.$A$6:.$A$135])" table:allow-empty-cell="true" table:display-list="unsorted" table:base-cell-address="'卷制-上茄衣过程'.CQ163">
          <table:error-message table:message-type="stop" table:display="true"/>
        </table:content-validation>
        <table:content-validation table:name="val340" table:condition="of:cell-content-is-in-list([.$A$6:.$A$135])" table:allow-empty-cell="true" table:display-list="unsorted" table:base-cell-address="'卷制-上茄衣过程'.CQ167">
          <table:error-message table:message-type="stop" table:display="true"/>
        </table:content-validation>
        <table:content-validation table:name="val341" table:condition="of:cell-content-is-in-list([.$A$6:.$A$135])" table:allow-empty-cell="true" table:display-list="unsorted" table:base-cell-address="'卷制-上茄衣过程'.CQ171">
          <table:error-message table:message-type="stop" table:display="true"/>
        </table:content-validation>
        <table:content-validation table:name="val342" table:condition="of:cell-content-is-in-list([.$A$6:.$A$135])" table:allow-empty-cell="true" table:display-list="unsorted" table:base-cell-address="'卷制-上茄衣过程'.CQ175">
          <table:error-message table:message-type="stop" table:display="true"/>
        </table:content-validation>
        <table:content-validation table:name="val343" table:condition="of:cell-content-is-in-list([.$A$6:.$A$135])" table:allow-empty-cell="true" table:display-list="unsorted" table:base-cell-address="'卷制-上茄衣过程'.CQ179">
          <table:error-message table:message-type="stop" table:display="true"/>
        </table:content-validation>
        <table:content-validation table:name="val344" table:condition="of:cell-content-is-in-list([.$A$6:.$A$135])" table:allow-empty-cell="true" table:display-list="unsorted" table:base-cell-address="'卷制-上茄衣过程'.CQ183">
          <table:error-message table:message-type="stop" table:display="true"/>
        </table:content-validation>
        <table:content-validation table:name="val345" table:condition="of:cell-content-is-in-list([.$A$6:.$A$135])" table:allow-empty-cell="true" table:display-list="unsorted" table:base-cell-address="'卷制-上茄衣过程'.CQ187">
          <table:error-message table:message-type="stop" table:display="true"/>
        </table:content-validation>
        <table:content-validation table:name="val346" table:condition="of:cell-content-is-in-list([.$A$6:.$A$135])" table:allow-empty-cell="true" table:display-list="unsorted" table:base-cell-address="'卷制-上茄衣过程'.CQ191">
          <table:error-message table:message-type="stop" table:display="true"/>
        </table:content-validation>
        <table:content-validation table:name="val347" table:condition="of:cell-content-is-in-list([.$A$6:.$A$135])" table:allow-empty-cell="true" table:display-list="unsorted" table:base-cell-address="'卷制-上茄衣过程'.CQ195">
          <table:error-message table:message-type="stop" table:display="true"/>
        </table:content-validation>
        <table:content-validation table:name="val348" table:condition="of:cell-content-is-in-list([.$A$6:.$A$135])" table:allow-empty-cell="true" table:display-list="unsorted" table:base-cell-address="'卷制-上茄衣过程'.CQ199">
          <table:error-message table:message-type="stop" table:display="true"/>
        </table:content-validation>
        <table:content-validation table:name="val349" table:condition="of:cell-content-is-in-list([.$A$6:.$A$135])" table:allow-empty-cell="true" table:display-list="unsorted" table:base-cell-address="'卷制-上茄衣过程'.CQ203">
          <table:error-message table:message-type="stop" table:display="true"/>
        </table:content-validation>
        <table:content-validation table:name="val350" table:condition="of:cell-content-is-in-list([.$A$6:.$A$135])" table:allow-empty-cell="true" table:display-list="unsorted" table:base-cell-address="'卷制-上茄衣过程'.CQ207">
          <table:error-message table:message-type="stop" table:display="true"/>
        </table:content-validation>
        <table:content-validation table:name="val351" table:condition="of:cell-content-is-in-list([.$A$6:.$A$135])" table:allow-empty-cell="true" table:display-list="unsorted" table:base-cell-address="'卷制-上茄衣过程'.CQ211">
          <table:error-message table:message-type="stop" table:display="true"/>
        </table:content-validation>
        <table:content-validation table:name="val352" table:condition="of:cell-content-is-in-list([.$A$6:.$A$135])" table:allow-empty-cell="true" table:display-list="unsorted" table:base-cell-address="'卷制-上茄衣过程'.CQ215">
          <table:error-message table:message-type="stop" table:display="true"/>
        </table:content-validation>
        <table:content-validation table:name="val353" table:condition="of:cell-content-is-in-list([.$A$6:.$A$135])" table:allow-empty-cell="true" table:display-list="unsorted" table:base-cell-address="'卷制-上茄衣过程'.CQ219">
          <table:error-message table:message-type="stop" table:display="true"/>
        </table:content-validation>
        <table:content-validation table:name="val354" table:condition="of:cell-content-is-in-list([.$A$6:.$A$135])" table:allow-empty-cell="true" table:display-list="unsorted" table:base-cell-address="'卷制-上茄衣过程'.CQ223">
          <table:error-message table:message-type="stop" table:display="true"/>
        </table:content-validation>
        <table:content-validation table:name="val355" table:condition="of:cell-content-is-in-list([.$A$6:.$A$135])" table:allow-empty-cell="true" table:display-list="unsorted" table:base-cell-address="'卷制-上茄衣过程'.CQ227">
          <table:error-message table:message-type="stop" table:display="true"/>
        </table:content-validation>
        <table:content-validation table:name="val356" table:condition="of:cell-content-is-in-list([.$A$6:.$A$135])" table:allow-empty-cell="true" table:display-list="unsorted" table:base-cell-address="'卷制-上茄衣过程'.CQ231">
          <table:error-message table:message-type="stop" table:display="true"/>
        </table:content-validation>
        <table:content-validation table:name="val357" table:condition="of:cell-content-is-in-list([.$A$6:.$A$135])" table:allow-empty-cell="true" table:display-list="unsorted" table:base-cell-address="'卷制-上茄衣过程'.CQ235">
          <table:error-message table:message-type="stop" table:display="true"/>
        </table:content-validation>
        <table:content-validation table:name="val358" table:condition="of:cell-content-is-in-list([.$A$6:.$A$135])" table:allow-empty-cell="true" table:display-list="unsorted" table:base-cell-address="'卷制-上茄衣过程'.CQ239">
          <table:error-message table:message-type="stop" table:display="true"/>
        </table:content-validation>
        <table:content-validation table:name="val359" table:condition="of:cell-content-is-in-list([.$A$6:.$A$135])" table:allow-empty-cell="true" table:display-list="unsorted" table:base-cell-address="'卷制-上茄衣过程'.CQ243">
          <table:error-message table:message-type="stop" table:display="true"/>
        </table:content-validation>
        <table:content-validation table:name="val360" table:condition="of:cell-content-is-in-list([.$A$6:.$A$135])" table:allow-empty-cell="true" table:display-list="unsorted" table:base-cell-address="'卷制-上茄衣过程'.CQ247">
          <table:error-message table:message-type="stop" table:display="true"/>
        </table:content-validation>
        <table:content-validation table:name="val361" table:condition="of:cell-content-is-in-list([.$A$6:.$A$135])" table:allow-empty-cell="true" table:display-list="unsorted" table:base-cell-address="'卷制-上茄衣过程'.CQ251">
          <table:error-message table:message-type="stop" table:display="true"/>
        </table:content-validation>
        <table:content-validation table:name="val362" table:condition="of:cell-content-is-in-list([.$A$6:.$A$135])" table:allow-empty-cell="true" table:display-list="unsorted" table:base-cell-address="'卷制-上茄衣过程'.CQ255">
          <table:error-message table:message-type="stop" table:display="true"/>
        </table:content-validation>
        <table:content-validation table:name="val363" table:condition="of:cell-content-is-in-list([.$A$6:.$A$135])" table:allow-empty-cell="true" table:display-list="unsorted" table:base-cell-address="'卷制-上茄衣过程'.CQ259">
          <table:error-message table:message-type="stop" table:display="true"/>
        </table:content-validation>
        <table:content-validation table:name="val364" table:condition="of:cell-content-is-in-list([.$A$6:.$A$135])" table:allow-empty-cell="true" table:display-list="unsorted" table:base-cell-address="'卷制-上茄衣过程'.CQ263">
          <table:error-message table:message-type="stop" table:display="true"/>
        </table:content-validation>
        <table:content-validation table:name="val365" table:condition="of:cell-content-is-in-list([.$A$6:.$A$135])" table:allow-empty-cell="true" table:display-list="unsorted" table:base-cell-address="'卷制-上茄衣过程'.CQ267">
          <table:error-message table:message-type="stop" table:display="true"/>
        </table:content-validation>
        <table:content-validation table:name="val366" table:condition="of:cell-content-is-in-list([.$A$6:.$A$135])" table:allow-empty-cell="true" table:display-list="unsorted" table:base-cell-address="'卷制-上茄衣过程'.CQ271">
          <table:error-message table:message-type="stop" table:display="true"/>
        </table:content-validation>
        <table:content-validation table:name="val367" table:condition="of:cell-content-is-in-list([.$A$6:.$A$135])" table:allow-empty-cell="true" table:display-list="unsorted" table:base-cell-address="'卷制-上茄衣过程'.CQ275">
          <table:error-message table:message-type="stop" table:display="true"/>
        </table:content-validation>
        <table:content-validation table:name="val368" table:condition="of:cell-content-is-in-list([.$A$6:.$A$135])" table:allow-empty-cell="true" table:display-list="unsorted" table:base-cell-address="'卷制-上茄衣过程'.CQ279">
          <table:error-message table:message-type="stop" table:display="true"/>
        </table:content-validation>
        <table:content-validation table:name="val369" table:condition="of:cell-content-is-in-list([.$A$6:.$A$135])" table:allow-empty-cell="true" table:display-list="unsorted" table:base-cell-address="'卷制-上茄衣过程'.CQ283">
          <table:error-message table:message-type="stop" table:display="true"/>
        </table:content-validation>
        <table:content-validation table:name="val370" table:condition="of:cell-content-is-in-list([.$A$6:.$A$135])" table:allow-empty-cell="true" table:display-list="unsorted" table:base-cell-address="'卷制-上茄衣过程'.CQ287">
          <table:error-message table:message-type="stop" table:display="true"/>
        </table:content-validation>
        <table:content-validation table:name="val371" table:condition="of:cell-content-is-in-list([.$A$6:.$A$135])" table:allow-empty-cell="true" table:display-list="unsorted" table:base-cell-address="'卷制-上茄衣过程'.CQ291">
          <table:error-message table:message-type="stop" table:display="true"/>
        </table:content-validation>
        <table:content-validation table:name="val372" table:condition="of:cell-content-is-in-list([.$A$6:.$A$135])" table:allow-empty-cell="true" table:display-list="unsorted" table:base-cell-address="'卷制-上茄衣过程'.CQ295">
          <table:error-message table:message-type="stop" table:display="true"/>
        </table:content-validation>
        <table:content-validation table:name="val373" table:condition="of:cell-content-is-in-list([.$A$6:.$A$135])" table:allow-empty-cell="true" table:display-list="unsorted" table:base-cell-address="'卷制-上茄衣过程'.CQ299">
          <table:error-message table:message-type="stop" table:display="true"/>
        </table:content-validation>
        <table:content-validation table:name="val374" table:condition="of:cell-content-is-in-list([.$A$6:.$A$135])" table:allow-empty-cell="true" table:display-list="unsorted" table:base-cell-address="'卷制-上茄衣过程'.CQ303">
          <table:error-message table:message-type="stop" table:display="true"/>
        </table:content-validation>
        <table:content-validation table:name="val375" table:condition="of:cell-content-is-in-list([.$A$6:.$A$135])" table:allow-empty-cell="true" table:display-list="unsorted" table:base-cell-address="'卷制-上茄衣过程'.CQ307">
          <table:error-message table:message-type="stop" table:display="true"/>
        </table:content-validation>
        <table:content-validation table:name="val376" table:condition="of:cell-content-is-in-list([.$A$6:.$A$135])" table:allow-empty-cell="true" table:display-list="unsorted" table:base-cell-address="'卷制-上茄衣过程'.CQ311">
          <table:error-message table:message-type="stop" table:display="true"/>
        </table:content-validation>
        <table:content-validation table:name="val377" table:condition="of:cell-content-is-in-list([.$A$6:.$A$135])" table:allow-empty-cell="true" table:display-list="unsorted" table:base-cell-address="'卷制-上茄衣过程'.CQ315">
          <table:error-message table:message-type="stop" table:display="true"/>
        </table:content-validation>
        <table:content-validation table:name="val378" table:condition="of:cell-content-is-in-list([.$A$6:.$A$135])" table:allow-empty-cell="true" table:display-list="unsorted" table:base-cell-address="'卷制-上茄衣过程'.CQ319">
          <table:error-message table:message-type="stop" table:display="true"/>
        </table:content-validation>
        <table:content-validation table:name="val379" table:condition="of:cell-content-is-in-list([.$A$6:.$A$135])" table:allow-empty-cell="true" table:display-list="unsorted" table:base-cell-address="'卷制-上茄衣过程'.CQ323">
          <table:error-message table:message-type="stop" table:display="true"/>
        </table:content-validation>
        <table:content-validation table:name="val380" table:condition="of:cell-content-is-in-list([.$A$6:.$A$135])" table:allow-empty-cell="true" table:display-list="unsorted" table:base-cell-address="'卷制-上茄衣过程'.CQ327">
          <table:error-message table:message-type="stop" table:display="true"/>
        </table:content-validation>
        <table:content-validation table:name="val381" table:condition="of:cell-content-is-in-list([.$A$6:.$A$135])" table:allow-empty-cell="true" table:display-list="unsorted" table:base-cell-address="'卷制-上茄衣过程'.CQ331">
          <table:error-message table:message-type="stop" table:display="true"/>
        </table:content-validation>
        <table:content-validation table:name="val382" table:condition="of:cell-content-is-in-list([.$A$6:.$A$135])" table:allow-empty-cell="true" table:display-list="unsorted" table:base-cell-address="'卷制-上茄衣过程'.CQ335">
          <table:error-message table:message-type="stop" table:display="true"/>
        </table:content-validation>
        <table:content-validation table:name="val383" table:condition="of:cell-content-is-in-list([.$A$6:.$A$135])" table:allow-empty-cell="true" table:display-list="unsorted" table:base-cell-address="'卷制-上茄衣过程'.CQ339">
          <table:error-message table:message-type="stop" table:display="true"/>
        </table:content-validation>
        <table:content-validation table:name="val384" table:condition="of:cell-content-is-in-list([.$A$6:.$A$135])" table:allow-empty-cell="true" table:display-list="unsorted" table:base-cell-address="'卷制-上茄衣过程'.CQ343">
          <table:error-message table:message-type="stop" table:display="true"/>
        </table:content-validation>
        <table:content-validation table:name="val385" table:condition="of:cell-content-is-in-list([.$A$6:.$A$135])" table:allow-empty-cell="true" table:display-list="unsorted" table:base-cell-address="'卷制-上茄衣过程'.CQ347">
          <table:error-message table:message-type="stop" table:display="true"/>
        </table:content-validation>
        <table:content-validation table:name="val386" table:condition="of:cell-content-is-in-list([.$A$6:.$A$135])" table:allow-empty-cell="true" table:display-list="unsorted" table:base-cell-address="'卷制-上茄衣过程'.CQ351">
          <table:error-message table:message-type="stop" table:display="true"/>
        </table:content-validation>
        <table:content-validation table:name="val387" table:condition="of:cell-content-is-in-list([.$A$6:.$A$135])" table:allow-empty-cell="true" table:display-list="unsorted" table:base-cell-address="'卷制-上茄衣过程'.CQ355">
          <table:error-message table:message-type="stop" table:display="true"/>
        </table:content-validation>
        <table:content-validation table:name="val388" table:condition="of:cell-content-is-in-list([.$A$6:.$A$135])" table:allow-empty-cell="true" table:display-list="unsorted" table:base-cell-address="'卷制-上茄衣过程'.CQ359">
          <table:error-message table:message-type="stop" table:display="true"/>
        </table:content-validation>
        <table:content-validation table:name="val389" table:condition="of:cell-content-is-in-list([.$A$6:.$A$135])" table:allow-empty-cell="true" table:display-list="unsorted" table:base-cell-address="'卷制-上茄衣过程'.CQ363">
          <table:error-message table:message-type="stop" table:display="true"/>
        </table:content-validation>
        <table:content-validation table:name="val390" table:condition="of:cell-content-is-in-list([.$A$6:.$A$135])" table:allow-empty-cell="true" table:display-list="unsorted" table:base-cell-address="'卷制-上茄衣过程'.CQ367">
          <table:error-message table:message-type="stop" table:display="true"/>
        </table:content-validation>
        <table:content-validation table:name="val391" table:condition="of:cell-content-is-in-list([.$A$6:.$A$135])" table:allow-empty-cell="true" table:display-list="unsorted" table:base-cell-address="'卷制-上茄衣过程'.CQ371">
          <table:error-message table:message-type="stop" table:display="true"/>
        </table:content-validation>
        <table:content-validation table:name="val392" table:condition="of:cell-content-is-in-list([.$A$6:.$A$135])" table:allow-empty-cell="true" table:display-list="unsorted" table:base-cell-address="'卷制-上茄衣过程'.CQ375">
          <table:error-message table:message-type="stop" table:display="true"/>
        </table:content-validation>
        <table:content-validation table:name="val393" table:condition="of:cell-content-is-in-list([.$A$6:.$A$135])" table:allow-empty-cell="true" table:display-list="unsorted" table:base-cell-address="'卷制-上茄衣过程'.CQ379">
          <table:error-message table:message-type="stop" table:display="true"/>
        </table:content-validation>
        <table:content-validation table:name="val394" table:condition="of:cell-content-is-in-list([.$A$6:.$A$135])" table:allow-empty-cell="true" table:display-list="unsorted" table:base-cell-address="'卷制-上茄衣过程'.CQ383">
          <table:error-message table:message-type="stop" table:display="true"/>
        </table:content-validation>
        <table:content-validation table:name="val395" table:condition="of:cell-content-is-in-list([.$A$6:.$A$135])" table:allow-empty-cell="true" table:display-list="unsorted" table:base-cell-address="'卷制-上茄衣过程'.CQ387">
          <table:error-message table:message-type="stop" table:display="true"/>
        </table:content-validation>
        <table:content-validation table:name="val396" table:condition="of:cell-content-is-in-list([.$A$6:.$A$135])" table:allow-empty-cell="true" table:display-list="unsorted" table:base-cell-address="'卷制-上茄衣过程'.CQ391">
          <table:error-message table:message-type="stop" table:display="true"/>
        </table:content-validation>
        <table:content-validation table:name="val397" table:condition="of:cell-content-is-in-list([.$A$6:.$A$135])" table:allow-empty-cell="true" table:display-list="unsorted" table:base-cell-address="'卷制-上茄衣过程'.CQ395">
          <table:error-message table:message-type="stop" table:display="true"/>
        </table:content-validation>
        <table:content-validation table:name="val398" table:condition="of:cell-content-is-in-list([.$A$6:.$A$135])" table:allow-empty-cell="true" table:display-list="unsorted" table:base-cell-address="'卷制-上茄衣过程'.CQ399">
          <table:error-message table:message-type="stop" table:display="true"/>
        </table:content-validation>
        <table:content-validation table:name="val399" table:condition="of:cell-content-is-in-list([.$A$6:.$A$135])" table:allow-empty-cell="true" table:display-list="unsorted" table:base-cell-address="'卷制-上茄衣过程'.CQ403">
          <table:error-message table:message-type="stop" table:display="true"/>
        </table:content-validation>
        <table:content-validation table:name="val400" table:condition="of:cell-content-is-in-list([.$A$6:.$A$135])" table:allow-empty-cell="true" table:display-list="unsorted" table:base-cell-address="'卷制-上茄衣过程'.CQ407">
          <table:error-message table:message-type="stop" table:display="true"/>
        </table:content-validation>
        <table:content-validation table:name="val401" table:condition="of:cell-content-is-in-list([.$A$6:.$A$135])" table:allow-empty-cell="true" table:display-list="unsorted" table:base-cell-address="'卷制-上茄衣过程'.CQ411">
          <table:error-message table:message-type="stop" table:display="true"/>
        </table:content-validation>
        <table:content-validation table:name="val402" table:condition="of:cell-content-is-in-list([.$A$6:.$A$135])" table:allow-empty-cell="true" table:display-list="unsorted" table:base-cell-address="'卷制-上茄衣过程'.CQ415">
          <table:error-message table:message-type="stop" table:display="true"/>
        </table:content-validation>
        <table:content-validation table:name="val403" table:condition="of:cell-content-is-in-list([.$A$6:.$A$135])" table:allow-empty-cell="true" table:display-list="unsorted" table:base-cell-address="'卷制-上茄衣过程'.CQ419">
          <table:error-message table:message-type="stop" table:display="true"/>
        </table:content-validation>
        <table:content-validation table:name="val404" table:condition="of:cell-content-is-in-list([.$A$6:.$A$135])" table:allow-empty-cell="true" table:display-list="unsorted" table:base-cell-address="'卷制-上茄衣过程'.CQ423">
          <table:error-message table:message-type="stop" table:display="true"/>
        </table:content-validation>
        <table:content-validation table:name="val405" table:condition="of:cell-content-is-in-list([.$A$6:.$A$135])" table:allow-empty-cell="true" table:display-list="unsorted" table:base-cell-address="'卷制-上茄衣过程'.CQ427">
          <table:error-message table:message-type="stop" table:display="true"/>
        </table:content-validation>
        <table:content-validation table:name="val406" table:condition="of:cell-content-is-in-list([.$A$6:.$A$135])" table:allow-empty-cell="true" table:display-list="unsorted" table:base-cell-address="'卷制-上茄衣过程'.CQ431">
          <table:error-message table:message-type="stop" table:display="true"/>
        </table:content-validation>
        <table:content-validation table:name="val407" table:condition="of:cell-content-is-in-list([.$A$6:.$A$135])" table:allow-empty-cell="true" table:display-list="unsorted" table:base-cell-address="'卷制-上茄衣过程'.CQ435">
          <table:error-message table:message-type="stop" table:display="true"/>
        </table:content-validation>
        <table:content-validation table:name="val408" table:condition="of:cell-content-is-in-list([.$A$6:.$A$135])" table:allow-empty-cell="true" table:display-list="unsorted" table:base-cell-address="'卷制-上茄衣过程'.CQ439">
          <table:error-message table:message-type="stop" table:display="true"/>
        </table:content-validation>
        <table:content-validation table:name="val409" table:condition="of:cell-content-is-in-list([.$A$6:.$A$135])" table:allow-empty-cell="true" table:display-list="unsorted" table:base-cell-address="'卷制-上茄衣过程'.CQ443">
          <table:error-message table:message-type="stop" table:display="true"/>
        </table:content-validation>
        <table:content-validation table:name="val410" table:condition="of:cell-content-is-in-list([.$A$6:.$A$135])" table:allow-empty-cell="true" table:display-list="unsorted" table:base-cell-address="'卷制-上茄衣过程'.CQ447">
          <table:error-message table:message-type="stop" table:display="true"/>
        </table:content-validation>
        <table:content-validation table:name="val411" table:condition="of:cell-content-is-in-list([.$A$6:.$A$135])" table:allow-empty-cell="true" table:display-list="unsorted" table:base-cell-address="'卷制-上茄衣过程'.CQ451">
          <table:error-message table:message-type="stop" table:display="true"/>
        </table:content-validation>
        <table:content-validation table:name="val412" table:condition="of:cell-content-is-in-list([.$A$6:.$A$135])" table:allow-empty-cell="true" table:display-list="unsorted" table:base-cell-address="'卷制-上茄衣过程'.CQ455">
          <table:error-message table:message-type="stop" table:display="true"/>
        </table:content-validation>
        <table:content-validation table:name="val413" table:condition="of:cell-content-is-in-list([.$A$6:.$A$135])" table:allow-empty-cell="true" table:display-list="unsorted" table:base-cell-address="'卷制-上茄衣过程'.CQ459">
          <table:error-message table:message-type="stop" table:display="true"/>
        </table:content-validation>
        <table:content-validation table:name="val414" table:condition="of:cell-content-is-in-list([.$A$6:.$A$135])" table:allow-empty-cell="true" table:display-list="unsorted" table:base-cell-address="'卷制-上茄衣过程'.CQ463">
          <table:error-message table:message-type="stop" table:display="true"/>
        </table:content-validation>
        <table:content-validation table:name="val415" table:condition="of:cell-content-is-in-list([.$A$6:.$A$135])" table:allow-empty-cell="true" table:display-list="unsorted" table:base-cell-address="'卷制-上茄衣过程'.CQ467">
          <table:error-message table:message-type="stop" table:display="true"/>
        </table:content-validation>
        <table:content-validation table:name="val416" table:condition="of:cell-content-is-in-list([.$A$6:.$A$135])" table:allow-empty-cell="true" table:display-list="unsorted" table:base-cell-address="'卷制-上茄衣过程'.CQ471">
          <table:error-message table:message-type="stop" table:display="true"/>
        </table:content-validation>
        <table:content-validation table:name="val417" table:condition="of:cell-content-is-in-list([.$A$6:.$A$135])" table:allow-empty-cell="true" table:display-list="unsorted" table:base-cell-address="'卷制-上茄衣过程'.CQ475">
          <table:error-message table:message-type="stop" table:display="true"/>
        </table:content-validation>
        <table:content-validation table:name="val418" table:condition="of:cell-content-is-in-list([.$A$6:.$A$135])" table:allow-empty-cell="true" table:display-list="unsorted" table:base-cell-address="'卷制-上茄衣过程'.CQ479">
          <table:error-message table:message-type="stop" table:display="true"/>
        </table:content-validation>
        <table:content-validation table:name="val419" table:condition="of:cell-content-is-in-list([.$A$6:.$A$135])" table:allow-empty-cell="true" table:display-list="unsorted" table:base-cell-address="'卷制-上茄衣过程'.CQ483">
          <table:error-message table:message-type="stop" table:display="true"/>
        </table:content-validation>
        <table:content-validation table:name="val420" table:condition="of:cell-content-is-in-list([.$A$6:.$A$135])" table:allow-empty-cell="true" table:display-list="unsorted" table:base-cell-address="'卷制-上茄衣过程'.CQ487">
          <table:error-message table:message-type="stop" table:display="true"/>
        </table:content-validation>
        <table:content-validation table:name="val421" table:condition="of:cell-content-is-in-list([.$A$6:.$A$135])" table:allow-empty-cell="true" table:display-list="unsorted" table:base-cell-address="'卷制-上茄衣过程'.CQ491">
          <table:error-message table:message-type="stop" table:display="true"/>
        </table:content-validation>
        <table:content-validation table:name="val422" table:condition="of:cell-content-is-in-list([.$A$6:.$A$135])" table:allow-empty-cell="true" table:display-list="unsorted" table:base-cell-address="'卷制-上茄衣过程'.CQ495">
          <table:error-message table:message-type="stop" table:display="true"/>
        </table:content-validation>
        <table:content-validation table:name="val423" table:condition="of:cell-content-is-in-list([.$A$6:.$A$135])" table:allow-empty-cell="true" table:display-list="unsorted" table:base-cell-address="'卷制-上茄衣过程'.CQ499">
          <table:error-message table:message-type="stop" table:display="true"/>
        </table:content-validation>
        <table:content-validation table:name="val424" table:condition="of:cell-content-is-in-list([.$A$6:.$A$135])" table:allow-empty-cell="true" table:display-list="unsorted" table:base-cell-address="'卷制-上茄衣过程'.CQ503">
          <table:error-message table:message-type="stop" table:display="true"/>
        </table:content-validation>
        <table:content-validation table:name="val425" table:condition="of:cell-content-is-in-list([.$A$6:.$A$135])" table:allow-empty-cell="true" table:display-list="unsorted" table:base-cell-address="'卷制-上茄衣过程'.CQ507">
          <table:error-message table:message-type="stop" table:display="true"/>
        </table:content-validation>
        <table:content-validation table:name="val426" table:condition="of:cell-content-is-in-list([.$A$6:.$A$135])" table:allow-empty-cell="true" table:display-list="unsorted" table:base-cell-address="'卷制-上茄衣过程'.CQ511">
          <table:error-message table:message-type="stop" table:display="true"/>
        </table:content-validation>
        <table:content-validation table:name="val427" table:condition="of:cell-content-is-in-list([.$A$6:.$A$135])" table:allow-empty-cell="true" table:display-list="unsorted" table:base-cell-address="'卷制-上茄衣过程'.CQ515">
          <table:error-message table:message-type="stop" table:display="true"/>
        </table:content-validation>
        <table:content-validation table:name="val428" table:condition="of:cell-content-is-in-list([.$A$6:.$A$135])" table:allow-empty-cell="true" table:display-list="unsorted" table:base-cell-address="'卷制-上茄衣过程'.CQ519">
          <table:error-message table:message-type="stop" table:display="true"/>
        </table:content-validation>
        <table:content-validation table:name="val429" table:condition="of:cell-content-is-in-list([.$A$6:.$A$135])" table:allow-empty-cell="true" table:display-list="unsorted" table:base-cell-address="'卷制-上茄衣过程'.CQ523">
          <table:error-message table:message-type="stop" table:display="true"/>
        </table:content-validation>
        <table:content-validation table:name="val430" table:condition="of:cell-content-is-in-list([.$A$6:.$A$135])" table:allow-empty-cell="true" table:display-list="unsorted" table:base-cell-address="'卷制-上茄衣过程'.CQ527">
          <table:error-message table:message-type="stop" table:display="true"/>
        </table:content-validation>
        <table:content-validation table:name="val431" table:condition="of:cell-content-is-in-list([.$A$6:.$A$135])" table:allow-empty-cell="true" table:display-list="unsorted" table:base-cell-address="'卷制-上茄衣过程'.CQ531">
          <table:error-message table:message-type="stop" table:display="true"/>
        </table:content-validation>
        <table:content-validation table:name="val432" table:condition="of:cell-content-is-in-list([.$A$6:.$A$135])" table:allow-empty-cell="true" table:display-list="unsorted" table:base-cell-address="'卷制-上茄衣过程'.CQ535">
          <table:error-message table:message-type="stop" table:display="true"/>
        </table:content-validation>
        <table:content-validation table:name="val433" table:condition="of:cell-content-is-in-list([.$A$6:.$A$135])" table:allow-empty-cell="true" table:display-list="unsorted" table:base-cell-address="'卷制-上茄衣过程'.CQ539">
          <table:error-message table:message-type="stop" table:display="true"/>
        </table:content-validation>
        <table:content-validation table:name="val434" table:condition="of:cell-content-is-in-list([.$A$6:.$A$135])" table:allow-empty-cell="true" table:display-list="unsorted" table:base-cell-address="'卷制-上茄衣过程'.CQ543">
          <table:error-message table:message-type="stop" table:display="true"/>
        </table:content-validation>
        <table:content-validation table:name="val435" table:condition="of:cell-content-is-in-list([.$A$6:.$A$135])" table:allow-empty-cell="true" table:display-list="unsorted" table:base-cell-address="'卷制-上茄衣过程'.CQ547">
          <table:error-message table:message-type="stop" table:display="true"/>
        </table:content-validation>
        <table:content-validation table:name="val436" table:condition="of:cell-content-is-in-list([.$A$6:.$A$135])" table:allow-empty-cell="true" table:display-list="unsorted" table:base-cell-address="'卷制-上茄衣过程'.CQ551">
          <table:error-message table:message-type="stop" table:display="true"/>
        </table:content-validation>
        <table:content-validation table:name="val437" table:condition="of:cell-content-is-in-list([.$A$6:.$A$135])" table:allow-empty-cell="true" table:display-list="unsorted" table:base-cell-address="'卷制-上茄衣过程'.CQ555">
          <table:error-message table:message-type="stop" table:display="true"/>
        </table:content-validation>
        <table:content-validation table:name="val438" table:condition="of:cell-content-is-in-list([.$A$6:.$A$135])" table:allow-empty-cell="true" table:display-list="unsorted" table:base-cell-address="'卷制-上茄衣过程'.CQ559">
          <table:error-message table:message-type="stop" table:display="true"/>
        </table:content-validation>
        <table:content-validation table:name="val439" table:condition="of:cell-content-is-in-list([.$A$6:.$A$135])" table:allow-empty-cell="true" table:display-list="unsorted" table:base-cell-address="'卷制-上茄衣过程'.CQ563">
          <table:error-message table:message-type="stop" table:display="true"/>
        </table:content-validation>
        <table:content-validation table:name="val440" table:condition="of:cell-content-is-in-list([.$A$6:.$A$135])" table:allow-empty-cell="true" table:display-list="unsorted" table:base-cell-address="'卷制-上茄衣过程'.CQ567">
          <table:error-message table:message-type="stop" table:display="true"/>
        </table:content-validation>
        <table:content-validation table:name="val441" table:condition="of:cell-content-is-in-list([.$A$6:.$A$135])" table:allow-empty-cell="true" table:display-list="unsorted" table:base-cell-address="'卷制-上茄衣过程'.CQ571">
          <table:error-message table:message-type="stop" table:display="true"/>
        </table:content-validation>
        <table:content-validation table:name="val442" table:condition="of:cell-content-is-in-list([.$A$6:.$A$135])" table:allow-empty-cell="true" table:display-list="unsorted" table:base-cell-address="'卷制-上茄衣过程'.CQ575">
          <table:error-message table:message-type="stop" table:display="true"/>
        </table:content-validation>
        <table:content-validation table:name="val443" table:condition="of:cell-content-is-in-list([.$A$6:.$A$135])" table:allow-empty-cell="true" table:display-list="unsorted" table:base-cell-address="'卷制-上茄衣过程'.CQ579">
          <table:error-message table:message-type="stop" table:display="true"/>
        </table:content-validation>
        <table:content-validation table:name="val444" table:condition="of:cell-content-is-in-list([.$A$6:.$A$135])" table:allow-empty-cell="true" table:display-list="unsorted" table:base-cell-address="'卷制-上茄衣过程'.CQ583">
          <table:error-message table:message-type="stop" table:display="true"/>
        </table:content-validation>
        <table:content-validation table:name="val445" table:condition="of:cell-content-is-in-list([.$A$6:.$A$135])" table:allow-empty-cell="true" table:display-list="unsorted" table:base-cell-address="'卷制-上茄衣过程'.CQ587">
          <table:error-message table:message-type="stop" table:display="true"/>
        </table:content-validation>
        <table:content-validation table:name="val446" table:condition="of:cell-content-is-in-list([.$A$6:.$A$135])" table:allow-empty-cell="true" table:display-list="unsorted" table:base-cell-address="'卷制-上茄衣过程'.CQ591">
          <table:error-message table:message-type="stop" table:display="true"/>
        </table:content-validation>
        <table:content-validation table:name="val447" table:condition="of:cell-content-is-in-list([.$A$6:.$A$135])" table:allow-empty-cell="true" table:display-list="unsorted" table:base-cell-address="'卷制-上茄衣过程'.CQ595">
          <table:error-message table:message-type="stop" table:display="true"/>
        </table:content-validation>
        <table:content-validation table:name="val448" table:condition="of:cell-content-is-in-list([.$A$6:.$A$135])" table:allow-empty-cell="true" table:display-list="unsorted" table:base-cell-address="'卷制-上茄衣过程'.CQ599">
          <table:error-message table:message-type="stop" table:display="true"/>
        </table:content-validation>
        <table:content-validation table:name="val449" table:condition="of:cell-content-is-in-list([.$A$6:.$A$135])" table:allow-empty-cell="true" table:display-list="unsorted" table:base-cell-address="'卷制-上茄衣过程'.CQ603">
          <table:error-message table:message-type="stop" table:display="true"/>
        </table:content-validation>
        <table:content-validation table:name="val450" table:condition="of:cell-content-is-in-list([.$A$6:.$A$135])" table:allow-empty-cell="true" table:display-list="unsorted" table:base-cell-address="'卷制-上茄衣过程'.CQ607">
          <table:error-message table:message-type="stop" table:display="true"/>
        </table:content-validation>
        <table:content-validation table:name="val451" table:condition="of:cell-content-is-in-list([.$B$6:.$B$14])" table:allow-empty-cell="true" table:display-list="unsorted" table:base-cell-address="'卷制-上茄衣过程'.DY11">
          <table:error-message table:message-type="stop" table:display="true"/>
        </table:content-validation>
        <table:content-validation table:name="val452" table:condition="of:cell-content-is-in-list([.$B$6:.$B$14])" table:allow-empty-cell="true" table:display-list="unsorted" table:base-cell-address="'卷制-上茄衣过程'.DY15">
          <table:error-message table:message-type="stop" table:display="true"/>
        </table:content-validation>
        <table:content-validation table:name="val453" table:condition="of:cell-content-is-in-list([.$B$6:.$B$14])" table:allow-empty-cell="true" table:display-list="unsorted" table:base-cell-address="'卷制-上茄衣过程'.DY19">
          <table:error-message table:message-type="stop" table:display="true"/>
        </table:content-validation>
        <table:content-validation table:name="val454" table:condition="of:cell-content-is-in-list([.$B$6:.$B$14])" table:allow-empty-cell="true" table:display-list="unsorted" table:base-cell-address="'卷制-上茄衣过程'.DY23">
          <table:error-message table:message-type="stop" table:display="true"/>
        </table:content-validation>
        <table:content-validation table:name="val455" table:condition="of:cell-content-is-in-list([.$B$6:.$B$14])" table:allow-empty-cell="true" table:display-list="unsorted" table:base-cell-address="'卷制-上茄衣过程'.DY27">
          <table:error-message table:message-type="stop" table:display="true"/>
        </table:content-validation>
        <table:content-validation table:name="val456" table:condition="of:cell-content-is-in-list([.$B$6:.$B$14])" table:allow-empty-cell="true" table:display-list="unsorted" table:base-cell-address="'卷制-上茄衣过程'.DY31">
          <table:error-message table:message-type="stop" table:display="true"/>
        </table:content-validation>
        <table:content-validation table:name="val457" table:condition="of:cell-content-is-in-list([.$B$6:.$B$14])" table:allow-empty-cell="true" table:display-list="unsorted" table:base-cell-address="'卷制-上茄衣过程'.DY35">
          <table:error-message table:message-type="stop" table:display="true"/>
        </table:content-validation>
        <table:content-validation table:name="val458" table:condition="of:cell-content-is-in-list([.$B$6:.$B$14])" table:allow-empty-cell="true" table:display-list="unsorted" table:base-cell-address="'卷制-上茄衣过程'.DY39">
          <table:error-message table:message-type="stop" table:display="true"/>
        </table:content-validation>
        <table:content-validation table:name="val459" table:condition="of:cell-content-is-in-list([.$B$6:.$B$14])" table:allow-empty-cell="true" table:display-list="unsorted" table:base-cell-address="'卷制-上茄衣过程'.DY43">
          <table:error-message table:message-type="stop" table:display="true"/>
        </table:content-validation>
        <table:content-validation table:name="val460" table:condition="of:cell-content-is-in-list([.$B$6:.$B$14])" table:allow-empty-cell="true" table:display-list="unsorted" table:base-cell-address="'卷制-上茄衣过程'.DY47">
          <table:error-message table:message-type="stop" table:display="true"/>
        </table:content-validation>
        <table:content-validation table:name="val461" table:condition="of:cell-content-is-in-list([.$B$6:.$B$14])" table:allow-empty-cell="true" table:display-list="unsorted" table:base-cell-address="'卷制-上茄衣过程'.DY51">
          <table:error-message table:message-type="stop" table:display="true"/>
        </table:content-validation>
        <table:content-validation table:name="val462" table:condition="of:cell-content-is-in-list([.$B$6:.$B$14])" table:allow-empty-cell="true" table:display-list="unsorted" table:base-cell-address="'卷制-上茄衣过程'.DY55">
          <table:error-message table:message-type="stop" table:display="true"/>
        </table:content-validation>
        <table:content-validation table:name="val463" table:condition="of:cell-content-is-in-list([.$B$6:.$B$14])" table:allow-empty-cell="true" table:display-list="unsorted" table:base-cell-address="'卷制-上茄衣过程'.DY59">
          <table:error-message table:message-type="stop" table:display="true"/>
        </table:content-validation>
        <table:content-validation table:name="val464" table:condition="of:cell-content-is-in-list([.$B$6:.$B$14])" table:allow-empty-cell="true" table:display-list="unsorted" table:base-cell-address="'卷制-上茄衣过程'.DY63">
          <table:error-message table:message-type="stop" table:display="true"/>
        </table:content-validation>
        <table:content-validation table:name="val465" table:condition="of:cell-content-is-in-list([.$B$6:.$B$14])" table:allow-empty-cell="true" table:display-list="unsorted" table:base-cell-address="'卷制-上茄衣过程'.DY67">
          <table:error-message table:message-type="stop" table:display="true"/>
        </table:content-validation>
        <table:content-validation table:name="val466" table:condition="of:cell-content-is-in-list([.$B$6:.$B$14])" table:allow-empty-cell="true" table:display-list="unsorted" table:base-cell-address="'卷制-上茄衣过程'.DY71">
          <table:error-message table:message-type="stop" table:display="true"/>
        </table:content-validation>
        <table:content-validation table:name="val467" table:condition="of:cell-content-is-in-list([.$B$6:.$B$14])" table:allow-empty-cell="true" table:display-list="unsorted" table:base-cell-address="'卷制-上茄衣过程'.DY75">
          <table:error-message table:message-type="stop" table:display="true"/>
        </table:content-validation>
        <table:content-validation table:name="val468" table:condition="of:cell-content-is-in-list([.$B$6:.$B$14])" table:allow-empty-cell="true" table:display-list="unsorted" table:base-cell-address="'卷制-上茄衣过程'.DY79">
          <table:error-message table:message-type="stop" table:display="true"/>
        </table:content-validation>
        <table:content-validation table:name="val469" table:condition="of:cell-content-is-in-list([.$B$6:.$B$14])" table:allow-empty-cell="true" table:display-list="unsorted" table:base-cell-address="'卷制-上茄衣过程'.DY83">
          <table:error-message table:message-type="stop" table:display="true"/>
        </table:content-validation>
        <table:content-validation table:name="val470" table:condition="of:cell-content-is-in-list([.$B$6:.$B$14])" table:allow-empty-cell="true" table:display-list="unsorted" table:base-cell-address="'卷制-上茄衣过程'.DY87">
          <table:error-message table:message-type="stop" table:display="true"/>
        </table:content-validation>
        <table:content-validation table:name="val471" table:condition="of:cell-content-is-in-list([.$B$6:.$B$14])" table:allow-empty-cell="true" table:display-list="unsorted" table:base-cell-address="'卷制-上茄衣过程'.DY91">
          <table:error-message table:message-type="stop" table:display="true"/>
        </table:content-validation>
        <table:content-validation table:name="val472" table:condition="of:cell-content-is-in-list([.$B$6:.$B$14])" table:allow-empty-cell="true" table:display-list="unsorted" table:base-cell-address="'卷制-上茄衣过程'.DY95">
          <table:error-message table:message-type="stop" table:display="true"/>
        </table:content-validation>
        <table:content-validation table:name="val473" table:condition="of:cell-content-is-in-list([.$B$6:.$B$14])" table:allow-empty-cell="true" table:display-list="unsorted" table:base-cell-address="'卷制-上茄衣过程'.DY99">
          <table:error-message table:message-type="stop" table:display="true"/>
        </table:content-validation>
        <table:content-validation table:name="val474" table:condition="of:cell-content-is-in-list([.$B$6:.$B$14])" table:allow-empty-cell="true" table:display-list="unsorted" table:base-cell-address="'卷制-上茄衣过程'.DY103">
          <table:error-message table:message-type="stop" table:display="true"/>
        </table:content-validation>
        <table:content-validation table:name="val475" table:condition="of:cell-content-is-in-list([.$B$6:.$B$14])" table:allow-empty-cell="true" table:display-list="unsorted" table:base-cell-address="'卷制-上茄衣过程'.DY107">
          <table:error-message table:message-type="stop" table:display="true"/>
        </table:content-validation>
        <table:content-validation table:name="val476" table:condition="of:cell-content-is-in-list([.$B$6:.$B$14])" table:allow-empty-cell="true" table:display-list="unsorted" table:base-cell-address="'卷制-上茄衣过程'.DY111">
          <table:error-message table:message-type="stop" table:display="true"/>
        </table:content-validation>
        <table:content-validation table:name="val477" table:condition="of:cell-content-is-in-list([.$B$6:.$B$14])" table:allow-empty-cell="true" table:display-list="unsorted" table:base-cell-address="'卷制-上茄衣过程'.DY115">
          <table:error-message table:message-type="stop" table:display="true"/>
        </table:content-validation>
        <table:content-validation table:name="val478" table:condition="of:cell-content-is-in-list([.$B$6:.$B$14])" table:allow-empty-cell="true" table:display-list="unsorted" table:base-cell-address="'卷制-上茄衣过程'.DY119">
          <table:error-message table:message-type="stop" table:display="true"/>
        </table:content-validation>
        <table:content-validation table:name="val479" table:condition="of:cell-content-is-in-list([.$B$6:.$B$14])" table:allow-empty-cell="true" table:display-list="unsorted" table:base-cell-address="'卷制-上茄衣过程'.DY123">
          <table:error-message table:message-type="stop" table:display="true"/>
        </table:content-validation>
        <table:content-validation table:name="val480" table:condition="of:cell-content-is-in-list([.$B$6:.$B$14])" table:allow-empty-cell="true" table:display-list="unsorted" table:base-cell-address="'卷制-上茄衣过程'.DY127">
          <table:error-message table:message-type="stop" table:display="true"/>
        </table:content-validation>
        <table:content-validation table:name="val481" table:condition="of:cell-content-is-in-list([.$B$6:.$B$14])" table:allow-empty-cell="true" table:display-list="unsorted" table:base-cell-address="'卷制-上茄衣过程'.DY131">
          <table:error-message table:message-type="stop" table:display="true"/>
        </table:content-validation>
        <table:content-validation table:name="val482" table:condition="of:cell-content-is-in-list([.$B$6:.$B$14])" table:allow-empty-cell="true" table:display-list="unsorted" table:base-cell-address="'卷制-上茄衣过程'.DY135">
          <table:error-message table:message-type="stop" table:display="true"/>
        </table:content-validation>
        <table:content-validation table:name="val483" table:condition="of:cell-content-is-in-list([.$B$6:.$B$14])" table:allow-empty-cell="true" table:display-list="unsorted" table:base-cell-address="'卷制-上茄衣过程'.DY139">
          <table:error-message table:message-type="stop" table:display="true"/>
        </table:content-validation>
        <table:content-validation table:name="val484" table:condition="of:cell-content-is-in-list([.$B$6:.$B$14])" table:allow-empty-cell="true" table:display-list="unsorted" table:base-cell-address="'卷制-上茄衣过程'.DY143">
          <table:error-message table:message-type="stop" table:display="true"/>
        </table:content-validation>
        <table:content-validation table:name="val485" table:condition="of:cell-content-is-in-list([.$B$6:.$B$14])" table:allow-empty-cell="true" table:display-list="unsorted" table:base-cell-address="'卷制-上茄衣过程'.DY147">
          <table:error-message table:message-type="stop" table:display="true"/>
        </table:content-validation>
        <table:content-validation table:name="val486" table:condition="of:cell-content-is-in-list([.$B$6:.$B$14])" table:allow-empty-cell="true" table:display-list="unsorted" table:base-cell-address="'卷制-上茄衣过程'.DY151">
          <table:error-message table:message-type="stop" table:display="true"/>
        </table:content-validation>
        <table:content-validation table:name="val487" table:condition="of:cell-content-is-in-list([.$B$6:.$B$14])" table:allow-empty-cell="true" table:display-list="unsorted" table:base-cell-address="'卷制-上茄衣过程'.DY155">
          <table:error-message table:message-type="stop" table:display="true"/>
        </table:content-validation>
        <table:content-validation table:name="val488" table:condition="of:cell-content-is-in-list([.$B$6:.$B$14])" table:allow-empty-cell="true" table:display-list="unsorted" table:base-cell-address="'卷制-上茄衣过程'.DY159">
          <table:error-message table:message-type="stop" table:display="true"/>
        </table:content-validation>
        <table:content-validation table:name="val489" table:condition="of:cell-content-is-in-list([.$B$6:.$B$14])" table:allow-empty-cell="true" table:display-list="unsorted" table:base-cell-address="'卷制-上茄衣过程'.DY163">
          <table:error-message table:message-type="stop" table:display="true"/>
        </table:content-validation>
        <table:content-validation table:name="val490" table:condition="of:cell-content-is-in-list([.$B$6:.$B$14])" table:allow-empty-cell="true" table:display-list="unsorted" table:base-cell-address="'卷制-上茄衣过程'.DY167">
          <table:error-message table:message-type="stop" table:display="true"/>
        </table:content-validation>
        <table:content-validation table:name="val491" table:condition="of:cell-content-is-in-list([.$B$6:.$B$14])" table:allow-empty-cell="true" table:display-list="unsorted" table:base-cell-address="'卷制-上茄衣过程'.DY171">
          <table:error-message table:message-type="stop" table:display="true"/>
        </table:content-validation>
        <table:content-validation table:name="val492" table:condition="of:cell-content-is-in-list([.$B$6:.$B$14])" table:allow-empty-cell="true" table:display-list="unsorted" table:base-cell-address="'卷制-上茄衣过程'.DY175">
          <table:error-message table:message-type="stop" table:display="true"/>
        </table:content-validation>
        <table:content-validation table:name="val493" table:condition="of:cell-content-is-in-list([.$B$6:.$B$14])" table:allow-empty-cell="true" table:display-list="unsorted" table:base-cell-address="'卷制-上茄衣过程'.DY179">
          <table:error-message table:message-type="stop" table:display="true"/>
        </table:content-validation>
        <table:content-validation table:name="val494" table:condition="of:cell-content-is-in-list([.$B$6:.$B$14])" table:allow-empty-cell="true" table:display-list="unsorted" table:base-cell-address="'卷制-上茄衣过程'.DY183">
          <table:error-message table:message-type="stop" table:display="true"/>
        </table:content-validation>
        <table:content-validation table:name="val495" table:condition="of:cell-content-is-in-list([.$B$6:.$B$14])" table:allow-empty-cell="true" table:display-list="unsorted" table:base-cell-address="'卷制-上茄衣过程'.DY187">
          <table:error-message table:message-type="stop" table:display="true"/>
        </table:content-validation>
        <table:content-validation table:name="val496" table:condition="of:cell-content-is-in-list([.$B$6:.$B$14])" table:allow-empty-cell="true" table:display-list="unsorted" table:base-cell-address="'卷制-上茄衣过程'.DY191">
          <table:error-message table:message-type="stop" table:display="true"/>
        </table:content-validation>
        <table:content-validation table:name="val497" table:condition="of:cell-content-is-in-list([.$B$6:.$B$14])" table:allow-empty-cell="true" table:display-list="unsorted" table:base-cell-address="'卷制-上茄衣过程'.DY195">
          <table:error-message table:message-type="stop" table:display="true"/>
        </table:content-validation>
        <table:content-validation table:name="val498" table:condition="of:cell-content-is-in-list([.$B$6:.$B$14])" table:allow-empty-cell="true" table:display-list="unsorted" table:base-cell-address="'卷制-上茄衣过程'.DY199">
          <table:error-message table:message-type="stop" table:display="true"/>
        </table:content-validation>
        <table:content-validation table:name="val499" table:condition="of:cell-content-is-in-list([.$B$6:.$B$14])" table:allow-empty-cell="true" table:display-list="unsorted" table:base-cell-address="'卷制-上茄衣过程'.DY203">
          <table:error-message table:message-type="stop" table:display="true"/>
        </table:content-validation>
        <table:content-validation table:name="val500" table:condition="of:cell-content-is-in-list([.$B$6:.$B$14])" table:allow-empty-cell="true" table:display-list="unsorted" table:base-cell-address="'卷制-上茄衣过程'.DY207">
          <table:error-message table:message-type="stop" table:display="true"/>
        </table:content-validation>
        <table:content-validation table:name="val501" table:condition="of:cell-content-is-in-list([.$B$6:.$B$14])" table:allow-empty-cell="true" table:display-list="unsorted" table:base-cell-address="'卷制-上茄衣过程'.DY211">
          <table:error-message table:message-type="stop" table:display="true"/>
        </table:content-validation>
        <table:content-validation table:name="val502" table:condition="of:cell-content-is-in-list([.$B$6:.$B$14])" table:allow-empty-cell="true" table:display-list="unsorted" table:base-cell-address="'卷制-上茄衣过程'.DY215">
          <table:error-message table:message-type="stop" table:display="true"/>
        </table:content-validation>
        <table:content-validation table:name="val503" table:condition="of:cell-content-is-in-list([.$B$6:.$B$14])" table:allow-empty-cell="true" table:display-list="unsorted" table:base-cell-address="'卷制-上茄衣过程'.DY219">
          <table:error-message table:message-type="stop" table:display="true"/>
        </table:content-validation>
        <table:content-validation table:name="val504" table:condition="of:cell-content-is-in-list([.$B$6:.$B$14])" table:allow-empty-cell="true" table:display-list="unsorted" table:base-cell-address="'卷制-上茄衣过程'.DY223">
          <table:error-message table:message-type="stop" table:display="true"/>
        </table:content-validation>
        <table:content-validation table:name="val505" table:condition="of:cell-content-is-in-list([.$B$6:.$B$14])" table:allow-empty-cell="true" table:display-list="unsorted" table:base-cell-address="'卷制-上茄衣过程'.DY227">
          <table:error-message table:message-type="stop" table:display="true"/>
        </table:content-validation>
        <table:content-validation table:name="val506" table:condition="of:cell-content-is-in-list([.$B$6:.$B$14])" table:allow-empty-cell="true" table:display-list="unsorted" table:base-cell-address="'卷制-上茄衣过程'.DY231">
          <table:error-message table:message-type="stop" table:display="true"/>
        </table:content-validation>
        <table:content-validation table:name="val507" table:condition="of:cell-content-is-in-list([.$B$6:.$B$14])" table:allow-empty-cell="true" table:display-list="unsorted" table:base-cell-address="'卷制-上茄衣过程'.DY235">
          <table:error-message table:message-type="stop" table:display="true"/>
        </table:content-validation>
        <table:content-validation table:name="val508" table:condition="of:cell-content-is-in-list([.$B$6:.$B$14])" table:allow-empty-cell="true" table:display-list="unsorted" table:base-cell-address="'卷制-上茄衣过程'.DY239">
          <table:error-message table:message-type="stop" table:display="true"/>
        </table:content-validation>
        <table:content-validation table:name="val509" table:condition="of:cell-content-is-in-list([.$B$6:.$B$14])" table:allow-empty-cell="true" table:display-list="unsorted" table:base-cell-address="'卷制-上茄衣过程'.DY243">
          <table:error-message table:message-type="stop" table:display="true"/>
        </table:content-validation>
        <table:content-validation table:name="val510" table:condition="of:cell-content-is-in-list([.$B$6:.$B$14])" table:allow-empty-cell="true" table:display-list="unsorted" table:base-cell-address="'卷制-上茄衣过程'.DY247">
          <table:error-message table:message-type="stop" table:display="true"/>
        </table:content-validation>
        <table:content-validation table:name="val511" table:condition="of:cell-content-is-in-list([.$B$6:.$B$14])" table:allow-empty-cell="true" table:display-list="unsorted" table:base-cell-address="'卷制-上茄衣过程'.DY251">
          <table:error-message table:message-type="stop" table:display="true"/>
        </table:content-validation>
        <table:content-validation table:name="val512" table:condition="of:cell-content-is-in-list([.$B$6:.$B$14])" table:allow-empty-cell="true" table:display-list="unsorted" table:base-cell-address="'卷制-上茄衣过程'.DY255">
          <table:error-message table:message-type="stop" table:display="true"/>
        </table:content-validation>
        <table:content-validation table:name="val513" table:condition="of:cell-content-is-in-list([.$B$6:.$B$14])" table:allow-empty-cell="true" table:display-list="unsorted" table:base-cell-address="'卷制-上茄衣过程'.DY259">
          <table:error-message table:message-type="stop" table:display="true"/>
        </table:content-validation>
        <table:content-validation table:name="val514" table:condition="of:cell-content-is-in-list([.$B$6:.$B$14])" table:allow-empty-cell="true" table:display-list="unsorted" table:base-cell-address="'卷制-上茄衣过程'.DY263">
          <table:error-message table:message-type="stop" table:display="true"/>
        </table:content-validation>
        <table:content-validation table:name="val515" table:condition="of:cell-content-is-in-list([.$B$6:.$B$14])" table:allow-empty-cell="true" table:display-list="unsorted" table:base-cell-address="'卷制-上茄衣过程'.DY267">
          <table:error-message table:message-type="stop" table:display="true"/>
        </table:content-validation>
        <table:content-validation table:name="val516" table:condition="of:cell-content-is-in-list([.$B$6:.$B$14])" table:allow-empty-cell="true" table:display-list="unsorted" table:base-cell-address="'卷制-上茄衣过程'.DY271">
          <table:error-message table:message-type="stop" table:display="true"/>
        </table:content-validation>
        <table:content-validation table:name="val517" table:condition="of:cell-content-is-in-list([.$B$6:.$B$14])" table:allow-empty-cell="true" table:display-list="unsorted" table:base-cell-address="'卷制-上茄衣过程'.DY275">
          <table:error-message table:message-type="stop" table:display="true"/>
        </table:content-validation>
        <table:content-validation table:name="val518" table:condition="of:cell-content-is-in-list([.$B$6:.$B$14])" table:allow-empty-cell="true" table:display-list="unsorted" table:base-cell-address="'卷制-上茄衣过程'.DY279">
          <table:error-message table:message-type="stop" table:display="true"/>
        </table:content-validation>
        <table:content-validation table:name="val519" table:condition="of:cell-content-is-in-list([.$B$6:.$B$14])" table:allow-empty-cell="true" table:display-list="unsorted" table:base-cell-address="'卷制-上茄衣过程'.DY283">
          <table:error-message table:message-type="stop" table:display="true"/>
        </table:content-validation>
        <table:content-validation table:name="val520" table:condition="of:cell-content-is-in-list([.$B$6:.$B$14])" table:allow-empty-cell="true" table:display-list="unsorted" table:base-cell-address="'卷制-上茄衣过程'.DY287">
          <table:error-message table:message-type="stop" table:display="true"/>
        </table:content-validation>
        <table:content-validation table:name="val521" table:condition="of:cell-content-is-in-list([.$B$6:.$B$14])" table:allow-empty-cell="true" table:display-list="unsorted" table:base-cell-address="'卷制-上茄衣过程'.DY291">
          <table:error-message table:message-type="stop" table:display="true"/>
        </table:content-validation>
        <table:content-validation table:name="val522" table:condition="of:cell-content-is-in-list([.$B$6:.$B$14])" table:allow-empty-cell="true" table:display-list="unsorted" table:base-cell-address="'卷制-上茄衣过程'.DY295">
          <table:error-message table:message-type="stop" table:display="true"/>
        </table:content-validation>
        <table:content-validation table:name="val523" table:condition="of:cell-content-is-in-list([.$B$6:.$B$14])" table:allow-empty-cell="true" table:display-list="unsorted" table:base-cell-address="'卷制-上茄衣过程'.DY299">
          <table:error-message table:message-type="stop" table:display="true"/>
        </table:content-validation>
        <table:content-validation table:name="val524" table:condition="of:cell-content-is-in-list([.$B$6:.$B$14])" table:allow-empty-cell="true" table:display-list="unsorted" table:base-cell-address="'卷制-上茄衣过程'.DY303">
          <table:error-message table:message-type="stop" table:display="true"/>
        </table:content-validation>
        <table:content-validation table:name="val525" table:condition="of:cell-content-is-in-list([.$B$6:.$B$14])" table:allow-empty-cell="true" table:display-list="unsorted" table:base-cell-address="'卷制-上茄衣过程'.DY307">
          <table:error-message table:message-type="stop" table:display="true"/>
        </table:content-validation>
        <table:content-validation table:name="val526" table:condition="of:cell-content-is-in-list([.$B$6:.$B$14])" table:allow-empty-cell="true" table:display-list="unsorted" table:base-cell-address="'卷制-上茄衣过程'.DY311">
          <table:error-message table:message-type="stop" table:display="true"/>
        </table:content-validation>
        <table:content-validation table:name="val527" table:condition="of:cell-content-is-in-list([.$B$6:.$B$14])" table:allow-empty-cell="true" table:display-list="unsorted" table:base-cell-address="'卷制-上茄衣过程'.DY315">
          <table:error-message table:message-type="stop" table:display="true"/>
        </table:content-validation>
        <table:content-validation table:name="val528" table:condition="of:cell-content-is-in-list([.$B$6:.$B$14])" table:allow-empty-cell="true" table:display-list="unsorted" table:base-cell-address="'卷制-上茄衣过程'.DY319">
          <table:error-message table:message-type="stop" table:display="true"/>
        </table:content-validation>
        <table:content-validation table:name="val529" table:condition="of:cell-content-is-in-list([.$B$6:.$B$14])" table:allow-empty-cell="true" table:display-list="unsorted" table:base-cell-address="'卷制-上茄衣过程'.DY323">
          <table:error-message table:message-type="stop" table:display="true"/>
        </table:content-validation>
        <table:content-validation table:name="val530" table:condition="of:cell-content-is-in-list([.$B$6:.$B$14])" table:allow-empty-cell="true" table:display-list="unsorted" table:base-cell-address="'卷制-上茄衣过程'.DY327">
          <table:error-message table:message-type="stop" table:display="true"/>
        </table:content-validation>
        <table:content-validation table:name="val531" table:condition="of:cell-content-is-in-list([.$B$6:.$B$14])" table:allow-empty-cell="true" table:display-list="unsorted" table:base-cell-address="'卷制-上茄衣过程'.DY331">
          <table:error-message table:message-type="stop" table:display="true"/>
        </table:content-validation>
        <table:content-validation table:name="val532" table:condition="of:cell-content-is-in-list([.$B$6:.$B$14])" table:allow-empty-cell="true" table:display-list="unsorted" table:base-cell-address="'卷制-上茄衣过程'.DY335">
          <table:error-message table:message-type="stop" table:display="true"/>
        </table:content-validation>
        <table:content-validation table:name="val533" table:condition="of:cell-content-is-in-list([.$B$6:.$B$14])" table:allow-empty-cell="true" table:display-list="unsorted" table:base-cell-address="'卷制-上茄衣过程'.DY339">
          <table:error-message table:message-type="stop" table:display="true"/>
        </table:content-validation>
        <table:content-validation table:name="val534" table:condition="of:cell-content-is-in-list([.$B$6:.$B$14])" table:allow-empty-cell="true" table:display-list="unsorted" table:base-cell-address="'卷制-上茄衣过程'.DY343">
          <table:error-message table:message-type="stop" table:display="true"/>
        </table:content-validation>
        <table:content-validation table:name="val535" table:condition="of:cell-content-is-in-list([.$B$6:.$B$14])" table:allow-empty-cell="true" table:display-list="unsorted" table:base-cell-address="'卷制-上茄衣过程'.DY347">
          <table:error-message table:message-type="stop" table:display="true"/>
        </table:content-validation>
        <table:content-validation table:name="val536" table:condition="of:cell-content-is-in-list([.$B$6:.$B$14])" table:allow-empty-cell="true" table:display-list="unsorted" table:base-cell-address="'卷制-上茄衣过程'.DY351">
          <table:error-message table:message-type="stop" table:display="true"/>
        </table:content-validation>
        <table:content-validation table:name="val537" table:condition="of:cell-content-is-in-list([.$B$6:.$B$14])" table:allow-empty-cell="true" table:display-list="unsorted" table:base-cell-address="'卷制-上茄衣过程'.DY355">
          <table:error-message table:message-type="stop" table:display="true"/>
        </table:content-validation>
        <table:content-validation table:name="val538" table:condition="of:cell-content-is-in-list([.$B$6:.$B$14])" table:allow-empty-cell="true" table:display-list="unsorted" table:base-cell-address="'卷制-上茄衣过程'.DY359">
          <table:error-message table:message-type="stop" table:display="true"/>
        </table:content-validation>
        <table:content-validation table:name="val539" table:condition="of:cell-content-is-in-list([.$B$6:.$B$14])" table:allow-empty-cell="true" table:display-list="unsorted" table:base-cell-address="'卷制-上茄衣过程'.DY363">
          <table:error-message table:message-type="stop" table:display="true"/>
        </table:content-validation>
        <table:content-validation table:name="val540" table:condition="of:cell-content-is-in-list([.$B$6:.$B$14])" table:allow-empty-cell="true" table:display-list="unsorted" table:base-cell-address="'卷制-上茄衣过程'.DY367">
          <table:error-message table:message-type="stop" table:display="true"/>
        </table:content-validation>
        <table:content-validation table:name="val541" table:condition="of:cell-content-is-in-list([.$B$6:.$B$14])" table:allow-empty-cell="true" table:display-list="unsorted" table:base-cell-address="'卷制-上茄衣过程'.DY371">
          <table:error-message table:message-type="stop" table:display="true"/>
        </table:content-validation>
        <table:content-validation table:name="val542" table:condition="of:cell-content-is-in-list([.$B$6:.$B$14])" table:allow-empty-cell="true" table:display-list="unsorted" table:base-cell-address="'卷制-上茄衣过程'.DY375">
          <table:error-message table:message-type="stop" table:display="true"/>
        </table:content-validation>
        <table:content-validation table:name="val543" table:condition="of:cell-content-is-in-list([.$B$6:.$B$14])" table:allow-empty-cell="true" table:display-list="unsorted" table:base-cell-address="'卷制-上茄衣过程'.DY379">
          <table:error-message table:message-type="stop" table:display="true"/>
        </table:content-validation>
        <table:content-validation table:name="val544" table:condition="of:cell-content-is-in-list([.$B$6:.$B$14])" table:allow-empty-cell="true" table:display-list="unsorted" table:base-cell-address="'卷制-上茄衣过程'.DY383">
          <table:error-message table:message-type="stop" table:display="true"/>
        </table:content-validation>
        <table:content-validation table:name="val545" table:condition="of:cell-content-is-in-list([.$B$6:.$B$14])" table:allow-empty-cell="true" table:display-list="unsorted" table:base-cell-address="'卷制-上茄衣过程'.DY387">
          <table:error-message table:message-type="stop" table:display="true"/>
        </table:content-validation>
        <table:content-validation table:name="val546" table:condition="of:cell-content-is-in-list([.$B$6:.$B$14])" table:allow-empty-cell="true" table:display-list="unsorted" table:base-cell-address="'卷制-上茄衣过程'.DY391">
          <table:error-message table:message-type="stop" table:display="true"/>
        </table:content-validation>
        <table:content-validation table:name="val547" table:condition="of:cell-content-is-in-list([.$B$6:.$B$14])" table:allow-empty-cell="true" table:display-list="unsorted" table:base-cell-address="'卷制-上茄衣过程'.DY395">
          <table:error-message table:message-type="stop" table:display="true"/>
        </table:content-validation>
        <table:content-validation table:name="val548" table:condition="of:cell-content-is-in-list([.$B$6:.$B$14])" table:allow-empty-cell="true" table:display-list="unsorted" table:base-cell-address="'卷制-上茄衣过程'.DY399">
          <table:error-message table:message-type="stop" table:display="true"/>
        </table:content-validation>
        <table:content-validation table:name="val549" table:condition="of:cell-content-is-in-list([.$B$6:.$B$14])" table:allow-empty-cell="true" table:display-list="unsorted" table:base-cell-address="'卷制-上茄衣过程'.DY403">
          <table:error-message table:message-type="stop" table:display="true"/>
        </table:content-validation>
        <table:content-validation table:name="val550" table:condition="of:cell-content-is-in-list([.$B$6:.$B$14])" table:allow-empty-cell="true" table:display-list="unsorted" table:base-cell-address="'卷制-上茄衣过程'.DY407">
          <table:error-message table:message-type="stop" table:display="true"/>
        </table:content-validation>
        <table:content-validation table:name="val551" table:condition="of:cell-content-is-in-list([.$B$6:.$B$14])" table:allow-empty-cell="true" table:display-list="unsorted" table:base-cell-address="'卷制-上茄衣过程'.DY411">
          <table:error-message table:message-type="stop" table:display="true"/>
        </table:content-validation>
        <table:content-validation table:name="val552" table:condition="of:cell-content-is-in-list([.$B$6:.$B$14])" table:allow-empty-cell="true" table:display-list="unsorted" table:base-cell-address="'卷制-上茄衣过程'.DY415">
          <table:error-message table:message-type="stop" table:display="true"/>
        </table:content-validation>
        <table:content-validation table:name="val553" table:condition="of:cell-content-is-in-list([.$B$6:.$B$14])" table:allow-empty-cell="true" table:display-list="unsorted" table:base-cell-address="'卷制-上茄衣过程'.DY419">
          <table:error-message table:message-type="stop" table:display="true"/>
        </table:content-validation>
        <table:content-validation table:name="val554" table:condition="of:cell-content-is-in-list([.$B$6:.$B$14])" table:allow-empty-cell="true" table:display-list="unsorted" table:base-cell-address="'卷制-上茄衣过程'.DY423">
          <table:error-message table:message-type="stop" table:display="true"/>
        </table:content-validation>
        <table:content-validation table:name="val555" table:condition="of:cell-content-is-in-list([.$B$6:.$B$14])" table:allow-empty-cell="true" table:display-list="unsorted" table:base-cell-address="'卷制-上茄衣过程'.DY427">
          <table:error-message table:message-type="stop" table:display="true"/>
        </table:content-validation>
        <table:content-validation table:name="val556" table:condition="of:cell-content-is-in-list([.$B$6:.$B$14])" table:allow-empty-cell="true" table:display-list="unsorted" table:base-cell-address="'卷制-上茄衣过程'.DY431">
          <table:error-message table:message-type="stop" table:display="true"/>
        </table:content-validation>
        <table:content-validation table:name="val557" table:condition="of:cell-content-is-in-list([.$B$6:.$B$14])" table:allow-empty-cell="true" table:display-list="unsorted" table:base-cell-address="'卷制-上茄衣过程'.DY435">
          <table:error-message table:message-type="stop" table:display="true"/>
        </table:content-validation>
        <table:content-validation table:name="val558" table:condition="of:cell-content-is-in-list([.$B$6:.$B$14])" table:allow-empty-cell="true" table:display-list="unsorted" table:base-cell-address="'卷制-上茄衣过程'.DY439">
          <table:error-message table:message-type="stop" table:display="true"/>
        </table:content-validation>
        <table:content-validation table:name="val559" table:condition="of:cell-content-is-in-list([.$B$6:.$B$14])" table:allow-empty-cell="true" table:display-list="unsorted" table:base-cell-address="'卷制-上茄衣过程'.DY443">
          <table:error-message table:message-type="stop" table:display="true"/>
        </table:content-validation>
        <table:content-validation table:name="val560" table:condition="of:cell-content-is-in-list([.$B$6:.$B$14])" table:allow-empty-cell="true" table:display-list="unsorted" table:base-cell-address="'卷制-上茄衣过程'.DY447">
          <table:error-message table:message-type="stop" table:display="true"/>
        </table:content-validation>
        <table:content-validation table:name="val561" table:condition="of:cell-content-is-in-list([.$B$6:.$B$14])" table:allow-empty-cell="true" table:display-list="unsorted" table:base-cell-address="'卷制-上茄衣过程'.DY451">
          <table:error-message table:message-type="stop" table:display="true"/>
        </table:content-validation>
        <table:content-validation table:name="val562" table:condition="of:cell-content-is-in-list([.$B$6:.$B$14])" table:allow-empty-cell="true" table:display-list="unsorted" table:base-cell-address="'卷制-上茄衣过程'.DY455">
          <table:error-message table:message-type="stop" table:display="true"/>
        </table:content-validation>
        <table:content-validation table:name="val563" table:condition="of:cell-content-is-in-list([.$B$6:.$B$14])" table:allow-empty-cell="true" table:display-list="unsorted" table:base-cell-address="'卷制-上茄衣过程'.DY459">
          <table:error-message table:message-type="stop" table:display="true"/>
        </table:content-validation>
        <table:content-validation table:name="val564" table:condition="of:cell-content-is-in-list([.$B$6:.$B$14])" table:allow-empty-cell="true" table:display-list="unsorted" table:base-cell-address="'卷制-上茄衣过程'.DY463">
          <table:error-message table:message-type="stop" table:display="true"/>
        </table:content-validation>
        <table:content-validation table:name="val565" table:condition="of:cell-content-is-in-list([.$B$6:.$B$14])" table:allow-empty-cell="true" table:display-list="unsorted" table:base-cell-address="'卷制-上茄衣过程'.DY467">
          <table:error-message table:message-type="stop" table:display="true"/>
        </table:content-validation>
        <table:content-validation table:name="val566" table:condition="of:cell-content-is-in-list([.$B$6:.$B$14])" table:allow-empty-cell="true" table:display-list="unsorted" table:base-cell-address="'卷制-上茄衣过程'.DY471">
          <table:error-message table:message-type="stop" table:display="true"/>
        </table:content-validation>
        <table:content-validation table:name="val567" table:condition="of:cell-content-is-in-list([.$B$6:.$B$14])" table:allow-empty-cell="true" table:display-list="unsorted" table:base-cell-address="'卷制-上茄衣过程'.DY475">
          <table:error-message table:message-type="stop" table:display="true"/>
        </table:content-validation>
        <table:content-validation table:name="val568" table:condition="of:cell-content-is-in-list([.$B$6:.$B$14])" table:allow-empty-cell="true" table:display-list="unsorted" table:base-cell-address="'卷制-上茄衣过程'.DY479">
          <table:error-message table:message-type="stop" table:display="true"/>
        </table:content-validation>
        <table:content-validation table:name="val569" table:condition="of:cell-content-is-in-list([.$B$6:.$B$14])" table:allow-empty-cell="true" table:display-list="unsorted" table:base-cell-address="'卷制-上茄衣过程'.DY483">
          <table:error-message table:message-type="stop" table:display="true"/>
        </table:content-validation>
        <table:content-validation table:name="val570" table:condition="of:cell-content-is-in-list([.$B$6:.$B$14])" table:allow-empty-cell="true" table:display-list="unsorted" table:base-cell-address="'卷制-上茄衣过程'.DY487">
          <table:error-message table:message-type="stop" table:display="true"/>
        </table:content-validation>
        <table:content-validation table:name="val571" table:condition="of:cell-content-is-in-list([.$B$6:.$B$14])" table:allow-empty-cell="true" table:display-list="unsorted" table:base-cell-address="'卷制-上茄衣过程'.DY491">
          <table:error-message table:message-type="stop" table:display="true"/>
        </table:content-validation>
        <table:content-validation table:name="val572" table:condition="of:cell-content-is-in-list([.$B$6:.$B$14])" table:allow-empty-cell="true" table:display-list="unsorted" table:base-cell-address="'卷制-上茄衣过程'.DY495">
          <table:error-message table:message-type="stop" table:display="true"/>
        </table:content-validation>
        <table:content-validation table:name="val573" table:condition="of:cell-content-is-in-list([.$B$6:.$B$14])" table:allow-empty-cell="true" table:display-list="unsorted" table:base-cell-address="'卷制-上茄衣过程'.DY499">
          <table:error-message table:message-type="stop" table:display="true"/>
        </table:content-validation>
        <table:content-validation table:name="val574" table:condition="of:cell-content-is-in-list([.$B$6:.$B$14])" table:allow-empty-cell="true" table:display-list="unsorted" table:base-cell-address="'卷制-上茄衣过程'.DY503">
          <table:error-message table:message-type="stop" table:display="true"/>
        </table:content-validation>
        <table:content-validation table:name="val575" table:condition="of:cell-content-is-in-list([.$B$6:.$B$14])" table:allow-empty-cell="true" table:display-list="unsorted" table:base-cell-address="'卷制-上茄衣过程'.DY507">
          <table:error-message table:message-type="stop" table:display="true"/>
        </table:content-validation>
        <table:content-validation table:name="val576" table:condition="of:cell-content-is-in-list([.$B$6:.$B$14])" table:allow-empty-cell="true" table:display-list="unsorted" table:base-cell-address="'卷制-上茄衣过程'.DY511">
          <table:error-message table:message-type="stop" table:display="true"/>
        </table:content-validation>
        <table:content-validation table:name="val577" table:condition="of:cell-content-is-in-list([.$B$6:.$B$14])" table:allow-empty-cell="true" table:display-list="unsorted" table:base-cell-address="'卷制-上茄衣过程'.DY515">
          <table:error-message table:message-type="stop" table:display="true"/>
        </table:content-validation>
        <table:content-validation table:name="val578" table:condition="of:cell-content-is-in-list([.$B$6:.$B$14])" table:allow-empty-cell="true" table:display-list="unsorted" table:base-cell-address="'卷制-上茄衣过程'.DY519">
          <table:error-message table:message-type="stop" table:display="true"/>
        </table:content-validation>
        <table:content-validation table:name="val579" table:condition="of:cell-content-is-in-list([.$B$6:.$B$14])" table:allow-empty-cell="true" table:display-list="unsorted" table:base-cell-address="'卷制-上茄衣过程'.DY523">
          <table:error-message table:message-type="stop" table:display="true"/>
        </table:content-validation>
        <table:content-validation table:name="val580" table:condition="of:cell-content-is-in-list([.$B$6:.$B$14])" table:allow-empty-cell="true" table:display-list="unsorted" table:base-cell-address="'卷制-上茄衣过程'.DY527">
          <table:error-message table:message-type="stop" table:display="true"/>
        </table:content-validation>
        <table:content-validation table:name="val581" table:condition="of:cell-content-is-in-list([.$B$6:.$B$14])" table:allow-empty-cell="true" table:display-list="unsorted" table:base-cell-address="'卷制-上茄衣过程'.DY531">
          <table:error-message table:message-type="stop" table:display="true"/>
        </table:content-validation>
        <table:content-validation table:name="val582" table:condition="of:cell-content-is-in-list([.$B$6:.$B$14])" table:allow-empty-cell="true" table:display-list="unsorted" table:base-cell-address="'卷制-上茄衣过程'.DY535">
          <table:error-message table:message-type="stop" table:display="true"/>
        </table:content-validation>
        <table:content-validation table:name="val583" table:condition="of:cell-content-is-in-list([.$B$6:.$B$14])" table:allow-empty-cell="true" table:display-list="unsorted" table:base-cell-address="'卷制-上茄衣过程'.DY539">
          <table:error-message table:message-type="stop" table:display="true"/>
        </table:content-validation>
        <table:content-validation table:name="val584" table:condition="of:cell-content-is-in-list([.$B$6:.$B$14])" table:allow-empty-cell="true" table:display-list="unsorted" table:base-cell-address="'卷制-上茄衣过程'.DY543">
          <table:error-message table:message-type="stop" table:display="true"/>
        </table:content-validation>
        <table:content-validation table:name="val585" table:condition="of:cell-content-is-in-list([.$B$6:.$B$14])" table:allow-empty-cell="true" table:display-list="unsorted" table:base-cell-address="'卷制-上茄衣过程'.DY547">
          <table:error-message table:message-type="stop" table:display="true"/>
        </table:content-validation>
        <table:content-validation table:name="val586" table:condition="of:cell-content-is-in-list([.$B$6:.$B$14])" table:allow-empty-cell="true" table:display-list="unsorted" table:base-cell-address="'卷制-上茄衣过程'.DY551">
          <table:error-message table:message-type="stop" table:display="true"/>
        </table:content-validation>
        <table:content-validation table:name="val587" table:condition="of:cell-content-is-in-list([.$B$6:.$B$14])" table:allow-empty-cell="true" table:display-list="unsorted" table:base-cell-address="'卷制-上茄衣过程'.DY555">
          <table:error-message table:message-type="stop" table:display="true"/>
        </table:content-validation>
        <table:content-validation table:name="val588" table:condition="of:cell-content-is-in-list([.$B$6:.$B$14])" table:allow-empty-cell="true" table:display-list="unsorted" table:base-cell-address="'卷制-上茄衣过程'.DY559">
          <table:error-message table:message-type="stop" table:display="true"/>
        </table:content-validation>
        <table:content-validation table:name="val589" table:condition="of:cell-content-is-in-list([.$B$6:.$B$14])" table:allow-empty-cell="true" table:display-list="unsorted" table:base-cell-address="'卷制-上茄衣过程'.DY563">
          <table:error-message table:message-type="stop" table:display="true"/>
        </table:content-validation>
        <table:content-validation table:name="val590" table:condition="of:cell-content-is-in-list([.$B$6:.$B$14])" table:allow-empty-cell="true" table:display-list="unsorted" table:base-cell-address="'卷制-上茄衣过程'.DY567">
          <table:error-message table:message-type="stop" table:display="true"/>
        </table:content-validation>
        <table:content-validation table:name="val591" table:condition="of:cell-content-is-in-list([.$B$6:.$B$14])" table:allow-empty-cell="true" table:display-list="unsorted" table:base-cell-address="'卷制-上茄衣过程'.DY571">
          <table:error-message table:message-type="stop" table:display="true"/>
        </table:content-validation>
        <table:content-validation table:name="val592" table:condition="of:cell-content-is-in-list([.$B$6:.$B$14])" table:allow-empty-cell="true" table:display-list="unsorted" table:base-cell-address="'卷制-上茄衣过程'.DY575">
          <table:error-message table:message-type="stop" table:display="true"/>
        </table:content-validation>
        <table:content-validation table:name="val593" table:condition="of:cell-content-is-in-list([.$B$6:.$B$14])" table:allow-empty-cell="true" table:display-list="unsorted" table:base-cell-address="'卷制-上茄衣过程'.DY579">
          <table:error-message table:message-type="stop" table:display="true"/>
        </table:content-validation>
        <table:content-validation table:name="val594" table:condition="of:cell-content-is-in-list([.$B$6:.$B$14])" table:allow-empty-cell="true" table:display-list="unsorted" table:base-cell-address="'卷制-上茄衣过程'.DY583">
          <table:error-message table:message-type="stop" table:display="true"/>
        </table:content-validation>
        <table:content-validation table:name="val595" table:condition="of:cell-content-is-in-list([.$B$6:.$B$14])" table:allow-empty-cell="true" table:display-list="unsorted" table:base-cell-address="'卷制-上茄衣过程'.DY587">
          <table:error-message table:message-type="stop" table:display="true"/>
        </table:content-validation>
        <table:content-validation table:name="val596" table:condition="of:cell-content-is-in-list([.$B$6:.$B$14])" table:allow-empty-cell="true" table:display-list="unsorted" table:base-cell-address="'卷制-上茄衣过程'.DY591">
          <table:error-message table:message-type="stop" table:display="true"/>
        </table:content-validation>
        <table:content-validation table:name="val597" table:condition="of:cell-content-is-in-list([.$B$6:.$B$14])" table:allow-empty-cell="true" table:display-list="unsorted" table:base-cell-address="'卷制-上茄衣过程'.DY595">
          <table:error-message table:message-type="stop" table:display="true"/>
        </table:content-validation>
        <table:content-validation table:name="val598" table:condition="of:cell-content-is-in-list([.$B$6:.$B$14])" table:allow-empty-cell="true" table:display-list="unsorted" table:base-cell-address="'卷制-上茄衣过程'.DY599">
          <table:error-message table:message-type="stop" table:display="true"/>
        </table:content-validation>
        <table:content-validation table:name="val599" table:condition="of:cell-content-is-in-list([.$B$6:.$B$14])" table:allow-empty-cell="true" table:display-list="unsorted" table:base-cell-address="'卷制-上茄衣过程'.DY603">
          <table:error-message table:message-type="stop" table:display="true"/>
        </table:content-validation>
        <table:content-validation table:name="val600" table:condition="of:cell-content-is-in-list([.$B$6:.$B$14])" table:allow-empty-cell="true" table:display-list="unsorted" table:base-cell-address="'卷制-上茄衣过程'.DY607">
          <table:error-message table:message-type="stop" table:display="true"/>
        </table:content-validation>
      </table:content-validations>
      <table:table table:name="卷制-上茄衣过程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number-columns-repeated="20" table:default-cell-style-name="ce3"/>
        <table:table-column table:style-name="co5" table:number-columns-repeated="1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4" table:number-columns-repeated="14" table:default-cell-style-name="ce3"/>
        <table:table-column table:style-name="co5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3"/>
        <table:table-column table:style-name="co1" table:number-columns-repeated="19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相关基础数据</text:p>
          </table:table-cell>
          <table:covered-table-cell table:number-columns-repeated="2"/>
          <table:table-cell table:style-name="ce17" office:value-type="string" calcext:value-type="string" table:number-columns-spanned="63" table:number-rows-spanned="1">
            <text:p>手 <text:s text:c="2"/>工 <text:s text:c="2"/>雪 <text:s text:c="2"/>茄 <text:s text:c="2"/>卷 <text:s text:c="2"/>制 <text:s text:c="2"/>上 <text:s text:c="2"/>茄 <text:s text:c="2"/>衣 <text:s text:c="2"/>过 <text:s text:c="2"/>程 <text:s text:c="2"/>质 <text:s text:c="2"/>量 <text:s text:c="2"/>检 <text:s text:c="2"/>验 <text:s text:c="2"/>记 <text:s text:c="2"/>录 <text:s/>及 <text:s/>考 <text:s/>核 <text:s/>表(handmade cigars rolling&amp;wrappering process quality sampling record and evaluation chart)</text:p>
          </table:table-cell>
          <table:covered-table-cell table:number-columns-repeated="62"/>
          <table:table-cell table:number-columns-repeated="190"/>
        </table:table-row>
        <table:table-row table:style-name="ro2">
          <table:table-cell table:style-name="ce1" table:number-columns-repeated="3"/>
          <table:table-cell table:style-name="ce17" table:number-columns-spanned="62" table:number-rows-spanned="1"/>
          <table:covered-table-cell table:number-columns-repeated="61"/>
          <table:table-cell table:style-name="ce77" office:value-type="string" calcext:value-type="string">
            <text:p>JL/08.J.7006-01</text:p>
          </table:table-cell>
          <table:table-cell table:number-columns-repeated="190"/>
        </table:table-row>
        <table:table-row table:style-name="ro3">
          <table:table-cell table:style-name="ce2" table:number-columns-repeated="3"/>
          <table:table-cell table:style-name="ce18" office:value-type="string" calcext:value-type="string" table:number-columns-spanned="2" table:number-rows-spanned="1">
            <text:p>卷胚过程（rolling process）</text:p>
          </table:table-cell>
          <table:covered-table-cell/>
          <table:table-cell table:style-name="ce22" office:value-type="string" calcext:value-type="string" table:number-columns-spanned="24" table:number-rows-spanned="1">
            <text:p>产品质量情况</text:p>
          </table:table-cell>
          <table:covered-table-cell table:number-columns-repeated="23"/>
          <table:table-cell table:style-name="ce57" office:value-type="string" calcext:value-type="string" table:number-columns-spanned="9" table:number-rows-spanned="1">
            <text:p>统计数据</text:p>
          </table:table-cell>
          <table:covered-table-cell table:number-columns-repeated="8"/>
          <table:table-cell table:style-name="ce59" table:number-columns-repeated="3"/>
          <table:table-cell table:style-name="ce58" office:value-type="string" calcext:value-type="string" table:number-columns-spanned="1" table:number-rows-spanned="3">
            <text:p>批次 得分(batch score)</text:p>
          </table:table-cell>
          <table:table-cell table:style-name="ce58" office:value-type="string" calcext:value-type="string" table:number-columns-spanned="1" table:number-rows-spanned="3">
            <text:p>批次 <text:s text:c="3"/>质量 <text:s/>判定(quality determination of batch)</text:p>
          </table:table-cell>
          <table:table-cell table:style-name="ce62" office:value-type="string" calcext:value-type="string" table:number-columns-spanned="1" table:number-rows-spanned="3">
            <text:p>检验员(inspector)</text:p>
          </table:table-cell>
          <table:table-cell table:style-name="ce19" office:value-type="string" calcext:value-type="string" table:number-columns-spanned="1" table:number-rows-spanned="3">
            <text:p>备注(remarks)</text:p>
          </table:table-cell>
          <table:table-cell table:style-name="ce68" table:number-columns-spanned="1" table:number-rows-spanned="303"/>
          <table:table-cell table:style-name="ce18" office:value-type="string" calcext:value-type="string" table:number-columns-spanned="2" table:number-rows-spanned="1">
            <text:p>上茄衣过程（wrappering process）</text:p>
          </table:table-cell>
          <table:covered-table-cell/>
          <table:table-cell table:style-name="ce69" office:value-type="string" calcext:value-type="string" table:number-columns-spanned="14" table:number-rows-spanned="1">
            <text:p>产品质量情况（超标支数）product quality(nr out of specs)</text:p>
          </table:table-cell>
          <table:covered-table-cell table:number-columns-repeated="13"/>
          <table:table-cell table:style-name="ce58" office:value-type="string" calcext:value-type="string" table:number-columns-spanned="1" table:number-rows-spanned="3">
            <text:p>批次 得分(batch score)</text:p>
          </table:table-cell>
          <table:table-cell table:style-name="ce58" office:value-type="string" calcext:value-type="string" table:number-columns-spanned="1" table:number-rows-spanned="3">
            <text:p>批次 <text:s text:c="3"/>质量 <text:s/>判定(quality determination of batch)</text:p>
          </table:table-cell>
          <table:table-cell table:style-name="ce62" office:value-type="string" calcext:value-type="string" table:number-columns-spanned="1" table:number-rows-spanned="3">
            <text:p>检验员(inspector)</text:p>
          </table:table-cell>
          <table:table-cell table:style-name="ce19" office:value-type="string" calcext:value-type="string" table:number-columns-spanned="1" table:number-rows-spanned="3">
            <text:p>备注(remarks)</text:p>
          </table:table-cell>
          <table:table-cell table:style-name="ce2" table:number-columns-repeated="190"/>
        </table:table-row>
        <table:table-row table:style-name="ro4">
          <table:table-cell table:number-columns-repeated="3"/>
          <table:table-cell table:style-name="ce19" office:value-type="string" calcext:value-type="string" table:number-columns-spanned="1" table:number-rows-spanned="2">
            <text:p>巡检日期（date）</text:p>
          </table:table-cell>
          <table:table-cell table:style-name="ce19" office:value-type="string" calcext:value-type="string" table:number-columns-spanned="1" table:number-rows-spanned="2">
            <text:p>抽样点(Sampling point - ROLLER)</text:p>
          </table:table-cell>
          <table:table-cell table:style-name="ce19" office:value-type="string" calcext:value-type="string" table:number-columns-spanned="5" table:number-rows-spanned="1">
            <text:p>长度（mm）(length)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圆周/直径（mm）(circumference/diameter)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质量(g)(weight)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吸阻(mmWg)(Resistance to draw)</text:p>
          </table:table-cell>
          <table:covered-table-cell table:number-columns-repeated="4"/>
          <table:table-cell table:style-name="ce19" office:value-type="string" calcext:value-type="string">
            <text:p>表面（支）(surface - nr out of specs)</text:p>
          </table:table-cell>
          <table:table-cell table:style-name="ce19" office:value-type="string" calcext:value-type="string">
            <text:p>松紧度（支）tightness - nr out of spec</text:p>
          </table:table-cell>
          <table:table-cell table:style-name="ce19" office:value-type="string" calcext:value-type="string">
            <text:p>配方 精度%(Blend accuracy %)</text:p>
          </table:table-cell>
          <table:table-cell table:style-name="ce19" office:value-type="string" calcext:value-type="string">
            <text:p>吸阻合格率%(pd accuracy %)</text:p>
          </table:table-cell>
          <table:table-cell table:style-name="ce58" office:value-type="string" calcext:value-type="string" table:number-columns-spanned="1" table:number-rows-spanned="2">
            <text:p>长度偏小次数</text:p>
          </table:table-cell>
          <table:table-cell table:style-name="ce58" office:value-type="string" calcext:value-type="string" table:number-columns-spanned="1" table:number-rows-spanned="2">
            <text:p>长度偏大次数</text:p>
          </table:table-cell>
          <table:table-cell table:style-name="ce58" office:value-type="string" calcext:value-type="string" table:number-columns-spanned="1" table:number-rows-spanned="2">
            <text:p>长度合格次数</text:p>
          </table:table-cell>
          <table:table-cell table:style-name="ce58" office:value-type="string" calcext:value-type="string" table:number-columns-spanned="1" table:number-rows-spanned="2">
            <text:p>圆周偏小次数</text:p>
          </table:table-cell>
          <table:table-cell table:style-name="ce58" office:value-type="string" calcext:value-type="string" table:number-columns-spanned="1" table:number-rows-spanned="2">
            <text:p>圆周偏大次数</text:p>
          </table:table-cell>
          <table:table-cell table:style-name="ce58" office:value-type="string" calcext:value-type="string" table:number-columns-spanned="1" table:number-rows-spanned="2">
            <text:p>圆周合格次数</text:p>
          </table:table-cell>
          <table:table-cell table:style-name="ce58" office:value-type="string" calcext:value-type="string" table:number-columns-spanned="1" table:number-rows-spanned="2">
            <text:p>质量偏小次数</text:p>
          </table:table-cell>
          <table:table-cell table:style-name="ce58" office:value-type="string" calcext:value-type="string" table:number-columns-spanned="1" table:number-rows-spanned="2">
            <text:p>质量偏大次数</text:p>
          </table:table-cell>
          <table:table-cell table:style-name="ce58" office:value-type="string" calcext:value-type="string" table:number-columns-spanned="1" table:number-rows-spanned="2">
            <text:p>质量合格次数</text:p>
          </table:table-cell>
          <table:table-cell table:style-name="ce58" office:value-type="string" calcext:value-type="string" table:number-columns-spanned="1" table:number-rows-spanned="2">
            <text:p>吸阻偏小次数</text:p>
          </table:table-cell>
          <table:table-cell table:style-name="ce58" office:value-type="string" calcext:value-type="string" table:number-columns-spanned="1" table:number-rows-spanned="2">
            <text:p>吸阻偏大次数</text:p>
          </table:table-cell>
          <table:table-cell table:style-name="ce58" office:value-type="string" calcext:value-type="string" table:number-columns-spanned="1" table:number-rows-spanned="2">
            <text:p>吸阻合格次数</text:p>
          </table:table-cell>
          <table:covered-table-cell table:number-columns-repeated="5"/>
          <table:table-cell table:style-name="ce19" office:value-type="string" calcext:value-type="string" table:number-columns-spanned="1" table:number-rows-spanned="2">
            <text:p>巡检日期（date）</text:p>
          </table:table-cell>
          <table:table-cell table:style-name="ce19" office:value-type="string" calcext:value-type="string" table:number-columns-spanned="1" table:number-rows-spanned="2">
            <text:p>抽样点(Sampling point)</text:p>
          </table:table-cell>
          <table:table-cell table:style-name="ce70" office:value-type="string" calcext:value-type="string" table:number-columns-spanned="3" table:number-rows-spanned="1">
            <text:p>烟支外观（支）(cigarette appearance)</text:p>
          </table:table-cell>
          <table:covered-table-cell table:number-columns-repeated="2"/>
          <table:table-cell table:style-name="ce70" office:value-type="string" calcext:value-type="string" table:number-columns-spanned="2" table:number-rows-spanned="1">
            <text:p>茄衣光洁度（支）(degree of finish of wrapper)</text:p>
          </table:table-cell>
          <table:covered-table-cell/>
          <table:table-cell table:style-name="ce70" office:value-type="string" calcext:value-type="string" table:number-columns-spanned="2" table:number-rows-spanned="1">
            <text:p>茄衣完整度（支）(integrity of wrapper)</text:p>
          </table:table-cell>
          <table:covered-table-cell/>
          <table:table-cell table:style-name="ce70" office:value-type="string" calcext:value-type="string" table:number-columns-spanned="3" table:number-rows-spanned="1">
            <text:p>烟支外观（支）(cigarette appearance)</text:p>
          </table:table-cell>
          <table:covered-table-cell table:number-columns-repeated="2"/>
          <table:table-cell table:style-name="ce70" office:value-type="string" calcext:value-type="string" table:number-columns-spanned="2" table:number-rows-spanned="1">
            <text:p>茄衣光洁度（支）(degree of finish of wrapper)</text:p>
          </table:table-cell>
          <table:covered-table-cell/>
          <table:table-cell table:style-name="ce70" office:value-type="string" calcext:value-type="string" table:number-columns-spanned="2" table:number-rows-spanned="1">
            <text:p>茄衣完整度（支）(integrity of wrapper)</text:p>
          </table:table-cell>
          <table:covered-table-cell table:number-columns-repeated="5"/>
          <table:table-cell table:number-columns-repeated="190"/>
        </table:table-row>
        <table:table-row table:style-name="ro5">
          <table:table-cell table:style-name="ce4" office:value-type="string" calcext:value-type="string">
            <text:p>抽样点</text:p>
          </table:table-cell>
          <table:table-cell table:style-name="ce4" office:value-type="string" calcext:value-type="string">
            <text:p>检验员</text:p>
          </table:table-cell>
          <table:table-cell/>
          <table:covered-table-cell table:number-columns-repeated="2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9" office:value-type="string" calcext:value-type="string">
            <text:p>-</text:p>
          </table:table-cell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37" office:value-type="string" calcext:value-type="string">
            <text:p>-</text:p>
          </table:table-cell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37" office:value-type="string" calcext:value-type="string">
            <text:p>-</text:p>
          </table:table-cell>
          <table:table-cell table:style-name="ce32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29" office:value-type="string" calcext:value-type="string">
            <text:p>-</text:p>
          </table:table-cell>
          <table:table-cell table:style-name="ce23" table:number-columns-spanned="2" table:number-rows-spanned="1"/>
          <table:covered-table-cell/>
          <table:table-cell table:style-name="ce29" office:value-type="string" calcext:value-type="string">
            <text:p>标准(Standards compliant)</text:p>
          </table:table-cell>
          <table:table-cell table:style-name="ce37" office:value-type="string" calcext:value-type="string">
            <text:p>标准(Standards compliant)</text:p>
          </table:table-cell>
          <table:table-cell table:style-name="ce29" office:value-type="float" office:value="90" calcext:value-type="float">
            <text:p>90</text:p>
          </table:table-cell>
          <table:table-cell table:style-name="ce37" office:value-type="float" office:value="95" calcext:value-type="float">
            <text:p>95</text:p>
          </table:table-cell>
          <table:covered-table-cell table:number-columns-repeated="19"/>
          <table:table-cell table:style-name="ce58" office:value-type="string" calcext:value-type="string">
            <text:p>茄衣颜色（color of wrapper）</text:p>
          </table:table-cell>
          <table:table-cell table:style-name="ce58" office:value-type="string" calcext:value-type="string">
            <text:p>头尾（head and end）</text:p>
          </table:table-cell>
          <table:table-cell table:style-name="ce58" office:value-type="string" calcext:value-type="string">
            <text:p>转数（number of turns - wrapped ok）</text:p>
          </table:table-cell>
          <table:table-cell table:style-name="ce58" office:value-type="string" calcext:value-type="string">
            <text:p>切口（incision）</text:p>
          </table:table-cell>
          <table:table-cell table:style-name="ce58" office:value-type="string" calcext:value-type="string">
            <text:p>空头（empty head）</text:p>
          </table:table-cell>
          <table:table-cell table:style-name="ce58" office:value-type="string" calcext:value-type="string">
            <text:p>松紧度（tightness）</text:p>
          </table:table-cell>
          <table:table-cell table:style-name="ce58" office:value-type="string" calcext:value-type="string">
            <text:p>脉纹（vein lines）</text:p>
          </table:table-cell>
          <table:table-cell table:style-name="ce58" office:value-type="string" calcext:value-type="string">
            <text:p>折痕（crease）</text:p>
          </table:table-cell>
          <table:table-cell table:style-name="ce58" office:value-type="string" calcext:value-type="string">
            <text:p>病斑（spots）</text:p>
          </table:table-cell>
          <table:table-cell table:style-name="ce58" office:value-type="string" calcext:value-type="string">
            <text:p>污痕（blot）</text:p>
          </table:table-cell>
          <table:table-cell table:style-name="ce58" office:value-type="string" calcext:value-type="string">
            <text:p>缝口（seam）</text:p>
          </table:table-cell>
          <table:table-cell table:style-name="ce58" office:value-type="string" calcext:value-type="string">
            <text:p>洞眼（hole）</text:p>
          </table:table-cell>
          <table:table-cell table:style-name="ce58" office:value-type="string" calcext:value-type="string">
            <text:p>破皮（breakage）</text:p>
          </table:table-cell>
          <table:table-cell table:style-name="ce58" office:value-type="string" calcext:value-type="string">
            <text:p>拼接（splice）</text:p>
          </table:table-cell>
          <table:covered-table-cell table:number-columns-repeated="4"/>
          <table:table-cell table:number-columns-repeated="190"/>
        </table:table-row>
        <table:table-row table:style-name="ro6">
          <table:table-cell table:style-name="ce5" office:value-type="string" calcext:value-type="string">
            <text:p>正式工</text:p>
          </table:table-cell>
          <table:table-cell table:style-name="ce9" office:value-type="string" calcext:value-type="string">
            <text:p>卿 萍</text:p>
          </table:table-cell>
          <table:table-cell table:style-name="ce8"/>
          <table:table-cell table:style-name="ce20" table:number-columns-spanned="1" table:number-rows-spanned="2"/>
          <table:table-cell table:style-name="ce21" table:content-validation-name="val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5"/>
          <table:table-cell table:style-name="ce49"/>
          <table:table-cell table:style-name="ce51" table:number-columns-repeated="3"/>
          <table:table-cell table:style-name="ce53"/>
          <table:table-cell table:style-name="ce55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6:.J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:.J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:.J7];&quot;&gt;=&quot;&amp;[.$F$5])-COUNTIF([.F6:.J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:.O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:.O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:.O7];&quot;&gt;=&quot;&amp;[.$K$5])-COUNTIF([.K6:.O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:.T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:.T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:.T7];&quot;&gt;=&quot;&amp;[.$P$5])-COUNTIF([.P6:.T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:.Y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:.Y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:.Y7];&quot;&gt;=&quot;&amp;[.$U$5])-COUNTIF([.U6:.Y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6]+[.AE6])*0.5-([.AG6]+[.AH6])*0.4-([.AJ6]+[.AK6])*0.3-[.Z6]*0.4-[.AA6]*0.5-([.AM6]+[.AN6])*1+(IF([.AB6]=&quot;&quot;;&quot;&quot;;IF([.AB6]&lt;80;-4;IF([.AB6]&gt;=85;IF([.AB6]&lt;90;-1;0);-2))))+(IF([.AC6]=&quot;&quot;;&quot;&quot;;IF([.AC6]&lt;85;-5;IF([.AC6]&gt;=90;IF([.AC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6]&lt;85;([.AD6]+[.AE6])&gt;6;([.AG6]+[.AH6])&gt;6;([.AJ6]+[.AK6])&gt;6;[.Z6]&gt;6;([.AD6]+[.AE6]+[.AG6]+[.AH6]+[.AJ6]+[.AK6]+[.Z6])&gt;13;[.AA6]&gt;6;[.AB6]&lt;70;[.AC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1" table:number-columns-spanned="1" table:number-rows-spanned="2"/>
          <table:table-cell table:style-name="ce65" table:number-columns-spanned="1" table:number-rows-spanned="2"/>
          <table:covered-table-cell/>
          <table:table-cell table:style-name="ce20" office:value-type="string" calcext:value-type="string" table:number-columns-spanned="1" table:number-rows-spanned="2">
            <text:p>2016.8.16</text:p>
          </table:table-cell>
          <table:table-cell table:style-name="ce21" table:content-validation-name="val301" office:value-type="string" calcext:value-type="string" table:number-columns-spanned="1" table:number-rows-spanned="2">
            <text:p>1 刘 浩</text:p>
          </table:table-cell>
          <table:table-cell table:style-name="ce56" office:value-type="float" office:value="1" calcext:value-type="float" table:number-columns-spanned="1" table:number-rows-spanned="2">
            <text:p>1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6" calcext:value-type="float" table:number-columns-spanned="1" table:number-rows-spanned="2">
            <text:p>6</text:p>
          </table:table-cell>
          <table:table-cell table:style-name="ce56" office:value-type="float" office:value="1" calcext:value-type="float" table:number-columns-spanned="1" table:number-rows-spanned="2">
            <text:p>1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1" calcext:value-type="float" table:number-columns-spanned="1" table:number-rows-spanned="2">
            <text:p>1</text:p>
          </table:table-cell>
          <table:table-cell table:style-name="ce71" table:formula="of:=100-[.AW6]*0.2-[.AX6]*0.5-[.AY6]*0.2-[.AZ6]*0.5-[.BA6]*1-[.BB6]*0.5-[.BC6]*0.2-[.BD6]*0.2-[.BE6]*0.2-[.BF6]*0.5-[.BG6]*0.5-[.BH6]*1-[.BI6]*1-[.BJ6]*0.5" office:value-type="float" office:value="97.6" calcext:value-type="float" table:number-columns-spanned="1" table:number-rows-spanned="2">
            <text:p>97.6</text:p>
          </table:table-cell>
          <table:table-cell table:style-name="ce72" table:formula="of:=IF(OR([.BK6]&lt;96;([.AW6]+[.AY6]+[.BC6]+[.BD6]+[.BE6])&gt;8;([.AX6]+[.AZ6]+[.BB6]+[.BF6]+[.BG6]+[.BJ6])&gt;6;([.AW6]+[.AX6]+[.AY6]+[.AZ6]+[.BA6]+[.BB6]+[.BC6]+[.BD6]+[.BE6]+[.BF6]+[.BG6]+[.BH6]+[.BI6]+[.BJ6])&gt;9);&quot;不合格&quot;;&quot;合格&quot;)" office:value-type="string" office:string-value="合格" calcext:value-type="string" table:number-columns-spanned="1" table:number-rows-spanned="2">
            <text:p>合格</text:p>
          </table:table-cell>
          <table:table-cell table:style-name="ce74" table:content-validation-name="val451" office:value-type="string" calcext:value-type="string" table:number-columns-spanned="1" table:number-rows-spanned="2">
            <text:p>黄瑾萱</text:p>
          </table:table-cell>
          <table:table-cell table:style-name="ce67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 刘 浩</text:p>
          </table:table-cell>
          <table:table-cell table:style-name="ce9" office:value-type="string" calcext:value-type="string">
            <text:p>曾 燕</text:p>
          </table:table-cell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6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 刘长勇</text:p>
          </table:table-cell>
          <table:table-cell table:style-name="ce9" office:value-type="string" calcext:value-type="string">
            <text:p>李 静</text:p>
          </table:table-cell>
          <table:table-cell table:style-name="ce8"/>
          <table:table-cell table:style-name="ce20" office:value-type="string" calcext:value-type="string" table:number-columns-spanned="1" table:number-rows-spanned="2">
            <text:p>2016.8.16</text:p>
          </table:table-cell>
          <table:table-cell table:style-name="ce21" table:content-validation-name="val2" office:value-type="string" calcext:value-type="string" table:number-columns-spanned="1" table:number-rows-spanned="2">
            <text:p>1 刘 浩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office:value-type="float" office:value="3" calcext:value-type="float" table:number-columns-spanned="1" table:number-rows-spanned="2">
            <text:p>3</text:p>
          </table:table-cell>
          <table:table-cell table:style-name="ce56" office:value-type="float" office:value="2" calcext:value-type="float" table:number-columns-spanned="1" table:number-rows-spanned="2">
            <text:p>2</text:p>
          </table:table-cell>
          <table:table-cell table:style-name="ce56" office:value-type="float" office:value="70" calcext:value-type="float" table:number-columns-spanned="1" table:number-rows-spanned="2">
            <text:p>70</text:p>
          </table:table-cell>
          <table:table-cell table:style-name="ce56" office:value-type="float" office:value="92" calcext:value-type="float" table:number-columns-spanned="1" table:number-rows-spanned="2">
            <text:p>92</text:p>
          </table:table-cell>
          <table:table-cell table:style-name="ce56" table:formula="of:=COUNTIF([.F8:.J9];&quot;&lt;&quot;&amp;[.$F$5])" office:value-type="float" office:value="2" calcext:value-type="float" table:number-columns-spanned="1" table:number-rows-spanned="2">
            <text:p>2</text:p>
          </table:table-cell>
          <table:table-cell table:style-name="ce56" table:formula="of:=COUNTIF([.F8:.J9];&quot;&gt;&quot;&amp;[.$I$5])" office:value-type="float" office:value="2" calcext:value-type="float" table:number-columns-spanned="1" table:number-rows-spanned="2">
            <text:p>2</text:p>
          </table:table-cell>
          <table:table-cell table:style-name="ce56" table:formula="of:=COUNTIF([.F8:.J9];&quot;&gt;=&quot;&amp;[.$F$5])-COUNTIF([.F8:.J9];&quot;&gt;&quot;&amp;[.$I$5])" office:value-type="float" office:value="6" calcext:value-type="float" table:number-columns-spanned="1" table:number-rows-spanned="2">
            <text:p>6</text:p>
          </table:table-cell>
          <table:table-cell table:style-name="ce56" table:formula="of:=COUNTIF([.K8:.O9];&quot;&lt;&quot;&amp;[.$K$5])" office:value-type="float" office:value="3" calcext:value-type="float" table:number-columns-spanned="1" table:number-rows-spanned="2">
            <text:p>3</text:p>
          </table:table-cell>
          <table:table-cell table:style-name="ce56" table:formula="of:=COUNTIF([.K8:.O9];&quot;&gt;&quot;&amp;[.$N$5])" office:value-type="float" office:value="2" calcext:value-type="float" table:number-columns-spanned="1" table:number-rows-spanned="2">
            <text:p>2</text:p>
          </table:table-cell>
          <table:table-cell table:style-name="ce56" table:formula="of:=COUNTIF([.K8:.O9];&quot;&gt;=&quot;&amp;[.$K$5])-COUNTIF([.K8:.O9];&quot;&gt;&quot;&amp;[.$N$5])" office:value-type="float" office:value="5" calcext:value-type="float" table:number-columns-spanned="1" table:number-rows-spanned="2">
            <text:p>5</text:p>
          </table:table-cell>
          <table:table-cell table:style-name="ce56" table:formula="of:=COUNTIF([.P8:.T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:.T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:.T9];&quot;&gt;=&quot;&amp;[.$P$5])-COUNTIF([.P8:.T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:.Y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:.Y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:.Y9];&quot;&gt;=&quot;&amp;[.$U$5])-COUNTIF([.U8:.Y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8]+[.AE8])*0.5-([.AG8]+[.AH8])*0.4-([.AJ8]+[.AK8])*0.3-[.Z8]*0.4-[.AA8]*0.5-([.AM8]+[.AN8])*1+(IF([.AB8]=&quot;&quot;;&quot;&quot;;IF([.AB8]&lt;80;-4;IF([.AB8]&gt;=85;IF([.AB8]&lt;90;-1;0);-2))))+(IF([.AC8]=&quot;&quot;;&quot;&quot;;IF([.AC8]&lt;85;-5;IF([.AC8]&gt;=90;IF([.AC8]&lt;95;-2;0);-4))))" office:value-type="float" office:value="87.8" calcext:value-type="float" table:number-columns-spanned="1" table:number-rows-spanned="2">
            <text:p>87.8</text:p>
          </table:table-cell>
          <table:table-cell table:style-name="ce61" table:formula="of:=IF(OR([.AP8]&lt;85;([.AD8]+[.AE8])&gt;6;([.AG8]+[.AH8])&gt;6;([.AJ8]+[.AK8])&gt;6;[.Z8]&gt;6;([.AD8]+[.AE8]+[.AG8]+[.AH8]+[.AJ8]+[.AK8]+[.Z8])&gt;13;[.AA8]&gt;6;[.AB8]&lt;70;[.AC8]&lt;75);&quot;不合格&quot;;&quot;合格&quot;)" office:value-type="string" office:string-value="合格" calcext:value-type="string" table:number-columns-spanned="1" table:number-rows-spanned="2">
            <text:p>合格</text:p>
          </table:table-cell>
          <table:table-cell table:style-name="ce63" table:content-validation-name="val152" office:value-type="string" calcext:value-type="string" table:number-columns-spanned="1" table:number-rows-spanned="2">
            <text:p>黄瑾萱</text:p>
          </table:table-cell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8]*0.2-[.AX8]*0.5-[.AY8]*0.2-[.AZ8]*0.5-[.BA8]*1-[.BB8]*0.5-[.BC8]*0.2-[.BD8]*0.2-[.BE8]*0.2-[.BF8]*0.5-[.BG8]*0.5-[.BH8]*1-[.BI8]*1-[.BJ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8]&lt;96;([.AW8]+[.AY8]+[.BC8]+[.BD8]+[.BE8])&gt;8;([.AX8]+[.AZ8]+[.BB8]+[.BF8]+[.BG8]+[.BJ8])&gt;6;([.AW8]+[.AX8]+[.AY8]+[.AZ8]+[.BA8]+[.BB8]+[.BC8]+[.BD8]+[.BE8]+[.BF8]+[.BG8]+[.BH8]+[.BI8]+[.BJ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3 李秋月</text:p>
          </table:table-cell>
          <table:table-cell table:style-name="ce9" office:value-type="string" calcext:value-type="string">
            <text:p>张 科</text:p>
          </table:table-cell>
          <table:table-cell table:style-name="ce8"/>
          <table:covered-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6">
          <table:table-cell table:style-name="ce6" office:value-type="string" calcext:value-type="string">
            <text:p>4 陈寒竹</text:p>
          </table:table-cell>
          <table:table-cell table:style-name="ce9" office:value-type="string" calcext:value-type="string">
            <text:p>黄瑾萱</text:p>
          </table:table-cell>
          <table:table-cell table:style-name="ce8"/>
          <table:table-cell table:style-name="ce20" table:number-columns-spanned="1" table:number-rows-spanned="2"/>
          <table:table-cell table:style-name="ce21" table:content-validation-name="val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0:.J1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:.J1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:.J11];&quot;&gt;=&quot;&amp;[.$F$5])-COUNTIF([.F10:.J1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:.O1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:.O1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:.O11];&quot;&gt;=&quot;&amp;[.$K$5])-COUNTIF([.K10:.O1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:.T1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:.T1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:.T11];&quot;&gt;=&quot;&amp;[.$P$5])-COUNTIF([.P10:.T1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:.Y1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:.Y1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:.Y11];&quot;&gt;=&quot;&amp;[.$U$5])-COUNTIF([.U10:.Y1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0]+[.AE10])*0.5-([.AG10]+[.AH10])*0.4-([.AJ10]+[.AK10])*0.3-[.Z10]*0.4-[.AA10]*0.5-([.AM10]+[.AN10])*1+(IF([.AB10]=&quot;&quot;;&quot;&quot;;IF([.AB10]&lt;80;-4;IF([.AB10]&gt;=85;IF([.AB10]&lt;90;-1;0);-2))))+(IF([.AC10]=&quot;&quot;;&quot;&quot;;IF([.AC10]&lt;85;-5;IF([.AC10]&gt;=90;IF([.AC1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0]&lt;85;([.AD10]+[.AE10])&gt;6;([.AG10]+[.AH10])&gt;6;([.AJ10]+[.AK10])&gt;6;[.Z10]&gt;6;([.AD10]+[.AE10]+[.AG10]+[.AH10]+[.AJ10]+[.AK10]+[.Z10])&gt;13;[.AA10]&gt;6;[.AB10]&lt;70;[.AC1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3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0]*0.2-[.AX10]*0.5-[.AY10]*0.2-[.AZ10]*0.5-[.BA10]*1-[.BB10]*0.5-[.BC10]*0.2-[.BD10]*0.2-[.BE10]*0.2-[.BF10]*0.5-[.BG10]*0.5-[.BH10]*1-[.BI10]*1-[.BJ1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0]&lt;96;([.AW10]+[.AY10]+[.BC10]+[.BD10]+[.BE10])&gt;8;([.AX10]+[.AZ10]+[.BB10]+[.BF10]+[.BG10]+[.BJ10])&gt;6;([.AW10]+[.AX10]+[.AY10]+[.AZ10]+[.BA10]+[.BB10]+[.BC10]+[.BD10]+[.BE10]+[.BF10]+[.BG10]+[.BH10]+[.BI10]+[.BJ1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8">
          <table:table-cell table:style-name="ce6" office:value-type="string" calcext:value-type="string">
            <text:p>5 陈小霞</text:p>
          </table:table-cell>
          <table:table-cell table:style-name="ce9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 陈 艳</text:p>
          </table:table-cell>
          <table:table-cell table:style-name="ce9"/>
          <table:table-cell table:style-name="ce8"/>
          <table:table-cell table:style-name="ce20" office:value-type="string" calcext:value-type="string" table:number-columns-spanned="1" table:number-rows-spanned="2">
            <text:p>date</text:p>
          </table:table-cell>
          <table:table-cell table:style-name="ce21" table:content-validation-name="val4" office:value-type="string" calcext:value-type="string" table:number-columns-spanned="1" table:number-rows-spanned="2">
            <text:p/>
          </table:table-cell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2:.J1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:.J1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:.J13];&quot;&gt;=&quot;&amp;[.$F$5])-COUNTIF([.F12:.J1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:.O1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:.O1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:.O13];&quot;&gt;=&quot;&amp;[.$K$5])-COUNTIF([.K12:.O1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:.T1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:.T1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:.T13];&quot;&gt;=&quot;&amp;[.$P$5])-COUNTIF([.P12:.T1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:.Y1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:.Y1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:.Y13];&quot;&gt;=&quot;&amp;[.$U$5])-COUNTIF([.U12:.Y1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2]+[.AE12])*0.5-([.AG12]+[.AH12])*0.4-([.AJ12]+[.AK12])*0.3-[.Z12]*0.4-[.AA12]*0.5-([.AM12]+[.AN12])*1+(IF([.AB12]=&quot;&quot;;&quot;&quot;;IF([.AB12]&lt;80;-4;IF([.AB12]&gt;=85;IF([.AB12]&lt;90;-1;0);-2))))+(IF([.AC12]=&quot;&quot;;&quot;&quot;;IF([.AC12]&lt;85;-5;IF([.AC12]&gt;=90;IF([.AC1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2]&lt;85;([.AD12]+[.AE12])&gt;6;([.AG12]+[.AH12])&gt;6;([.AJ12]+[.AK12])&gt;6;[.Z12]&gt;6;([.AD12]+[.AE12]+[.AG12]+[.AH12]+[.AJ12]+[.AK12]+[.Z12])&gt;13;[.AA12]&gt;6;[.AB12]&lt;70;[.AC1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4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2]*0.2-[.AX12]*0.5-[.AY12]*0.2-[.AZ12]*0.5-[.BA12]*1-[.BB12]*0.5-[.BC12]*0.2-[.BD12]*0.2-[.BE12]*0.2-[.BF12]*0.5-[.BG12]*0.5-[.BH12]*1-[.BI12]*1-[.BJ1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2]&lt;96;([.AW12]+[.AY12]+[.BC12]+[.BD12]+[.BE12])&gt;8;([.AX12]+[.AZ12]+[.BB12]+[.BF12]+[.BG12]+[.BJ12])&gt;6;([.AW12]+[.AX12]+[.AY12]+[.AZ12]+[.BA12]+[.BB12]+[.BC12]+[.BD12]+[.BE12]+[.BF12]+[.BG12]+[.BH12]+[.BI12]+[.BJ1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 刁 萍</text:p>
          </table:table-cell>
          <table:table-cell table:style-name="ce9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 何民霞</text:p>
          </table:table-cell>
          <table:table-cell table:style-name="ce9"/>
          <table:table-cell table:style-name="ce8"/>
          <table:table-cell table:style-name="ce20" table:number-columns-spanned="1" table:number-rows-spanned="2"/>
          <table:table-cell table:style-name="ce21" table:content-validation-name="val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4:.J1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:.J1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:.J15];&quot;&gt;=&quot;&amp;[.$F$5])-COUNTIF([.F14:.J1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:.O1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:.O1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:.O15];&quot;&gt;=&quot;&amp;[.$K$5])-COUNTIF([.K14:.O1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:.T1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:.T1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:.T15];&quot;&gt;=&quot;&amp;[.$P$5])-COUNTIF([.P14:.T1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:.Y1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:.Y1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:.Y15];&quot;&gt;=&quot;&amp;[.$U$5])-COUNTIF([.U14:.Y1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4]+[.AE14])*0.5-([.AG14]+[.AH14])*0.4-([.AJ14]+[.AK14])*0.3-[.Z14]*0.4-[.AA14]*0.5-([.AM14]+[.AN14])*1+(IF([.AB14]=&quot;&quot;;&quot;&quot;;IF([.AB14]&lt;80;-4;IF([.AB14]&gt;=85;IF([.AB14]&lt;90;-1;0);-2))))+(IF([.AC14]=&quot;&quot;;&quot;&quot;;IF([.AC14]&lt;85;-5;IF([.AC14]&gt;=90;IF([.AC1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4]&lt;85;([.AD14]+[.AE14])&gt;6;([.AG14]+[.AH14])&gt;6;([.AJ14]+[.AK14])&gt;6;[.Z14]&gt;6;([.AD14]+[.AE14]+[.AG14]+[.AH14]+[.AJ14]+[.AK14]+[.Z14])&gt;13;[.AA14]&gt;6;[.AB14]&lt;70;[.AC1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5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4]*0.2-[.AX14]*0.5-[.AY14]*0.2-[.AZ14]*0.5-[.BA14]*1-[.BB14]*0.5-[.BC14]*0.2-[.BD14]*0.2-[.BE14]*0.2-[.BF14]*0.5-[.BG14]*0.5-[.BH14]*1-[.BI14]*1-[.BJ1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4]&lt;96;([.AW14]+[.AY14]+[.BC14]+[.BD14]+[.BE14])&gt;8;([.AX14]+[.AZ14]+[.BB14]+[.BF14]+[.BG14]+[.BJ14])&gt;6;([.AW14]+[.AX14]+[.AY14]+[.AZ14]+[.BA14]+[.BB14]+[.BC14]+[.BD14]+[.BE14]+[.BF14]+[.BG14]+[.BH14]+[.BI14]+[.BJ1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 何 婷</text:p>
          </table:table-cell>
          <table:table-cell table:style-name="ce10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0 李 静</text:p>
          </table:table-cell>
          <table:table-cell table:style-name="ce11"/>
          <table:table-cell table:style-name="ce8"/>
          <table:table-cell table:style-name="ce20" table:number-columns-spanned="1" table:number-rows-spanned="2"/>
          <table:table-cell table:style-name="ce21" table:content-validation-name="val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6:.J1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:.J1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:.J17];&quot;&gt;=&quot;&amp;[.$F$5])-COUNTIF([.F16:.J1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:.O1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:.O1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:.O17];&quot;&gt;=&quot;&amp;[.$K$5])-COUNTIF([.K16:.O1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:.T1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:.T1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:.T17];&quot;&gt;=&quot;&amp;[.$P$5])-COUNTIF([.P16:.T1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:.Y1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:.Y1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:.Y17];&quot;&gt;=&quot;&amp;[.$U$5])-COUNTIF([.U16:.Y1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6]+[.AE16])*0.5-([.AG16]+[.AH16])*0.4-([.AJ16]+[.AK16])*0.3-[.Z16]*0.4-[.AA16]*0.5-([.AM16]+[.AN16])*1+(IF([.AB16]=&quot;&quot;;&quot;&quot;;IF([.AB16]&lt;80;-4;IF([.AB16]&gt;=85;IF([.AB16]&lt;90;-1;0);-2))))+(IF([.AC16]=&quot;&quot;;&quot;&quot;;IF([.AC16]&lt;85;-5;IF([.AC16]&gt;=90;IF([.AC1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6]&lt;85;([.AD16]+[.AE16])&gt;6;([.AG16]+[.AH16])&gt;6;([.AJ16]+[.AK16])&gt;6;[.Z16]&gt;6;([.AD16]+[.AE16]+[.AG16]+[.AH16]+[.AJ16]+[.AK16]+[.Z16])&gt;13;[.AA16]&gt;6;[.AB16]&lt;70;[.AC1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6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6]*0.2-[.AX16]*0.5-[.AY16]*0.2-[.AZ16]*0.5-[.BA16]*1-[.BB16]*0.5-[.BC16]*0.2-[.BD16]*0.2-[.BE16]*0.2-[.BF16]*0.5-[.BG16]*0.5-[.BH16]*1-[.BI16]*1-[.BJ1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6]&lt;96;([.AW16]+[.AY16]+[.BC16]+[.BD16]+[.BE16])&gt;8;([.AX16]+[.AZ16]+[.BB16]+[.BF16]+[.BG16]+[.BJ16])&gt;6;([.AW16]+[.AX16]+[.AY16]+[.AZ16]+[.BA16]+[.BB16]+[.BC16]+[.BD16]+[.BE16]+[.BF16]+[.BG16]+[.BH16]+[.BI16]+[.BJ1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1 李 俊</text:p>
          </table:table-cell>
          <table:table-cell table:style-name="ce11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2 李 瑶</text:p>
          </table:table-cell>
          <table:table-cell table:style-name="ce11"/>
          <table:table-cell table:style-name="ce8"/>
          <table:table-cell table:style-name="ce20" table:number-columns-spanned="1" table:number-rows-spanned="2"/>
          <table:table-cell table:style-name="ce21" table:content-validation-name="val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8:.J1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:.J1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:.J19];&quot;&gt;=&quot;&amp;[.$F$5])-COUNTIF([.F18:.J1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:.O1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:.O1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:.O19];&quot;&gt;=&quot;&amp;[.$K$5])-COUNTIF([.K18:.O1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:.T1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:.T1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:.T19];&quot;&gt;=&quot;&amp;[.$P$5])-COUNTIF([.P18:.T1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:.Y1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:.Y1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:.Y19];&quot;&gt;=&quot;&amp;[.$U$5])-COUNTIF([.U18:.Y1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8]+[.AE18])*0.5-([.AG18]+[.AH18])*0.4-([.AJ18]+[.AK18])*0.3-[.Z18]*0.4-[.AA18]*0.5-([.AM18]+[.AN18])*1+(IF([.AB18]=&quot;&quot;;&quot;&quot;;IF([.AB18]&lt;80;-4;IF([.AB18]&gt;=85;IF([.AB18]&lt;90;-1;0);-2))))+(IF([.AC18]=&quot;&quot;;&quot;&quot;;IF([.AC18]&lt;85;-5;IF([.AC18]&gt;=90;IF([.AC1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8]&lt;85;([.AD18]+[.AE18])&gt;6;([.AG18]+[.AH18])&gt;6;([.AJ18]+[.AK18])&gt;6;[.Z18]&gt;6;([.AD18]+[.AE18]+[.AG18]+[.AH18]+[.AJ18]+[.AK18]+[.Z18])&gt;13;[.AA18]&gt;6;[.AB18]&lt;70;[.AC1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7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8]*0.2-[.AX18]*0.5-[.AY18]*0.2-[.AZ18]*0.5-[.BA18]*1-[.BB18]*0.5-[.BC18]*0.2-[.BD18]*0.2-[.BE18]*0.2-[.BF18]*0.5-[.BG18]*0.5-[.BH18]*1-[.BI18]*1-[.BJ1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8]&lt;96;([.AW18]+[.AY18]+[.BC18]+[.BD18]+[.BE18])&gt;8;([.AX18]+[.AZ18]+[.BB18]+[.BF18]+[.BG18]+[.BJ18])&gt;6;([.AW18]+[.AX18]+[.AY18]+[.AZ18]+[.BA18]+[.BB18]+[.BC18]+[.BD18]+[.BE18]+[.BF18]+[.BG18]+[.BH18]+[.BI18]+[.BJ1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3 廖婷婷</text:p>
          </table:table-cell>
          <table:table-cell table:style-name="ce11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4 刘万春</text:p>
          </table:table-cell>
          <table:table-cell table:style-name="ce12"/>
          <table:table-cell table:style-name="ce8"/>
          <table:table-cell table:style-name="ce20" table:number-columns-spanned="1" table:number-rows-spanned="2"/>
          <table:table-cell table:style-name="ce21" table:content-validation-name="val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0:.J2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:.J2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:.J21];&quot;&gt;=&quot;&amp;[.$F$5])-COUNTIF([.F20:.J2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:.O2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:.O2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:.O21];&quot;&gt;=&quot;&amp;[.$K$5])-COUNTIF([.K20:.O2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:.T2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:.T2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:.T21];&quot;&gt;=&quot;&amp;[.$P$5])-COUNTIF([.P20:.T2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:.Y2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:.Y2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:.Y21];&quot;&gt;=&quot;&amp;[.$U$5])-COUNTIF([.U20:.Y2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0]+[.AE20])*0.5-([.AG20]+[.AH20])*0.4-([.AJ20]+[.AK20])*0.3-[.Z20]*0.4-[.AA20]*0.5-([.AM20]+[.AN20])*1+(IF([.AB20]=&quot;&quot;;&quot;&quot;;IF([.AB20]&lt;80;-4;IF([.AB20]&gt;=85;IF([.AB20]&lt;90;-1;0);-2))))+(IF([.AC20]=&quot;&quot;;&quot;&quot;;IF([.AC20]&lt;85;-5;IF([.AC20]&gt;=90;IF([.AC2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0]&lt;85;([.AD20]+[.AE20])&gt;6;([.AG20]+[.AH20])&gt;6;([.AJ20]+[.AK20])&gt;6;[.Z20]&gt;6;([.AD20]+[.AE20]+[.AG20]+[.AH20]+[.AJ20]+[.AK20]+[.Z20])&gt;13;[.AA20]&gt;6;[.AB20]&lt;70;[.AC2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8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0]*0.2-[.AX20]*0.5-[.AY20]*0.2-[.AZ20]*0.5-[.BA20]*1-[.BB20]*0.5-[.BC20]*0.2-[.BD20]*0.2-[.BE20]*0.2-[.BF20]*0.5-[.BG20]*0.5-[.BH20]*1-[.BI20]*1-[.BJ2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0]&lt;96;([.AW20]+[.AY20]+[.BC20]+[.BD20]+[.BE20])&gt;8;([.AX20]+[.AZ20]+[.BB20]+[.BF20]+[.BG20]+[.BJ20])&gt;6;([.AW20]+[.AX20]+[.AY20]+[.AZ20]+[.BA20]+[.BB20]+[.BC20]+[.BD20]+[.BE20]+[.BF20]+[.BG20]+[.BH20]+[.BI20]+[.BJ2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5 吕 琴</text:p>
          </table:table-cell>
          <table:table-cell table:style-name="ce12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6 潘大锐</text:p>
          </table:table-cell>
          <table:table-cell table:style-name="ce12"/>
          <table:table-cell table:style-name="ce8"/>
          <table:table-cell table:style-name="ce20" table:number-columns-spanned="1" table:number-rows-spanned="2"/>
          <table:table-cell table:style-name="ce21" table:content-validation-name="val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2:.J2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:.J2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:.J23];&quot;&gt;=&quot;&amp;[.$F$5])-COUNTIF([.F22:.J2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:.O2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:.O2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:.O23];&quot;&gt;=&quot;&amp;[.$K$5])-COUNTIF([.K22:.O2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:.T2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:.T2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:.T23];&quot;&gt;=&quot;&amp;[.$P$5])-COUNTIF([.P22:.T2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:.Y2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:.Y2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:.Y23];&quot;&gt;=&quot;&amp;[.$U$5])-COUNTIF([.U22:.Y2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2]+[.AE22])*0.5-([.AG22]+[.AH22])*0.4-([.AJ22]+[.AK22])*0.3-[.Z22]*0.4-[.AA22]*0.5-([.AM22]+[.AN22])*1+(IF([.AB22]=&quot;&quot;;&quot;&quot;;IF([.AB22]&lt;80;-4;IF([.AB22]&gt;=85;IF([.AB22]&lt;90;-1;0);-2))))+(IF([.AC22]=&quot;&quot;;&quot;&quot;;IF([.AC22]&lt;85;-5;IF([.AC22]&gt;=90;IF([.AC2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2]&lt;85;([.AD22]+[.AE22])&gt;6;([.AG22]+[.AH22])&gt;6;([.AJ22]+[.AK22])&gt;6;[.Z22]&gt;6;([.AD22]+[.AE22]+[.AG22]+[.AH22]+[.AJ22]+[.AK22]+[.Z22])&gt;13;[.AA22]&gt;6;[.AB22]&lt;70;[.AC2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59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0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2]*0.2-[.AX22]*0.5-[.AY22]*0.2-[.AZ22]*0.5-[.BA22]*1-[.BB22]*0.5-[.BC22]*0.2-[.BD22]*0.2-[.BE22]*0.2-[.BF22]*0.5-[.BG22]*0.5-[.BH22]*1-[.BI22]*1-[.BJ2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2]&lt;96;([.AW22]+[.AY22]+[.BC22]+[.BD22]+[.BE22])&gt;8;([.AX22]+[.AZ22]+[.BB22]+[.BF22]+[.BG22]+[.BJ22])&gt;6;([.AW22]+[.AX22]+[.AY22]+[.AZ22]+[.BA22]+[.BB22]+[.BC22]+[.BD22]+[.BE22]+[.BF22]+[.BG22]+[.BH22]+[.BI22]+[.BJ2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5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7 唐晓蓉</text:p>
          </table:table-cell>
          <table:table-cell table:style-name="ce12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8 王雪梅</text:p>
          </table:table-cell>
          <table:table-cell table:style-name="ce12"/>
          <table:table-cell table:style-name="ce8"/>
          <table:table-cell table:style-name="ce20" table:number-columns-spanned="1" table:number-rows-spanned="2"/>
          <table:table-cell table:style-name="ce21" table:content-validation-name="val1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4:.J2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:.J2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:.J25];&quot;&gt;=&quot;&amp;[.$F$5])-COUNTIF([.F24:.J2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:.O2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:.O2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:.O25];&quot;&gt;=&quot;&amp;[.$K$5])-COUNTIF([.K24:.O2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:.T2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:.T2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:.T25];&quot;&gt;=&quot;&amp;[.$P$5])-COUNTIF([.P24:.T2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:.Y2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:.Y2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:.Y25];&quot;&gt;=&quot;&amp;[.$U$5])-COUNTIF([.U24:.Y2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4]+[.AE24])*0.5-([.AG24]+[.AH24])*0.4-([.AJ24]+[.AK24])*0.3-[.Z24]*0.4-[.AA24]*0.5-([.AM24]+[.AN24])*1+(IF([.AB24]=&quot;&quot;;&quot;&quot;;IF([.AB24]&lt;80;-4;IF([.AB24]&gt;=85;IF([.AB24]&lt;90;-1;0);-2))))+(IF([.AC24]=&quot;&quot;;&quot;&quot;;IF([.AC24]&lt;85;-5;IF([.AC24]&gt;=90;IF([.AC2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4]&lt;85;([.AD24]+[.AE24])&gt;6;([.AG24]+[.AH24])&gt;6;([.AJ24]+[.AK24])&gt;6;[.Z24]&gt;6;([.AD24]+[.AE24]+[.AG24]+[.AH24]+[.AJ24]+[.AK24]+[.Z24])&gt;13;[.AA24]&gt;6;[.AB24]&lt;70;[.AC2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0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4]*0.2-[.AX24]*0.5-[.AY24]*0.2-[.AZ24]*0.5-[.BA24]*1-[.BB24]*0.5-[.BC24]*0.2-[.BD24]*0.2-[.BE24]*0.2-[.BF24]*0.5-[.BG24]*0.5-[.BH24]*1-[.BI24]*1-[.BJ2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4]&lt;96;([.AW24]+[.AY24]+[.BC24]+[.BD24]+[.BE24])&gt;8;([.AX24]+[.AZ24]+[.BB24]+[.BF24]+[.BG24]+[.BJ24])&gt;6;([.AW24]+[.AX24]+[.AY24]+[.AZ24]+[.BA24]+[.BB24]+[.BC24]+[.BD24]+[.BE24]+[.BF24]+[.BG24]+[.BH24]+[.BI24]+[.BJ2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9 魏小丽</text:p>
          </table:table-cell>
          <table:table-cell table:style-name="ce12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0 徐春霞</text:p>
          </table:table-cell>
          <table:table-cell table:style-name="ce12"/>
          <table:table-cell table:style-name="ce8"/>
          <table:table-cell table:style-name="ce20" table:number-columns-spanned="1" table:number-rows-spanned="2"/>
          <table:table-cell table:style-name="ce21" table:content-validation-name="val1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6:.J2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:.J2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:.J27];&quot;&gt;=&quot;&amp;[.$F$5])-COUNTIF([.F26:.J2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:.O2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:.O2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:.O27];&quot;&gt;=&quot;&amp;[.$K$5])-COUNTIF([.K26:.O2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:.T2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:.T2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:.T27];&quot;&gt;=&quot;&amp;[.$P$5])-COUNTIF([.P26:.T2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:.Y2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:.Y2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:.Y27];&quot;&gt;=&quot;&amp;[.$U$5])-COUNTIF([.U26:.Y2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6]+[.AE26])*0.5-([.AG26]+[.AH26])*0.4-([.AJ26]+[.AK26])*0.3-[.Z26]*0.4-[.AA26]*0.5-([.AM26]+[.AN26])*1+(IF([.AB26]=&quot;&quot;;&quot;&quot;;IF([.AB26]&lt;80;-4;IF([.AB26]&gt;=85;IF([.AB26]&lt;90;-1;0);-2))))+(IF([.AC26]=&quot;&quot;;&quot;&quot;;IF([.AC26]&lt;85;-5;IF([.AC26]&gt;=90;IF([.AC2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6]&lt;85;([.AD26]+[.AE26])&gt;6;([.AG26]+[.AH26])&gt;6;([.AJ26]+[.AK26])&gt;6;[.Z26]&gt;6;([.AD26]+[.AE26]+[.AG26]+[.AH26]+[.AJ26]+[.AK26]+[.Z26])&gt;13;[.AA26]&gt;6;[.AB26]&lt;70;[.AC2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1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6]*0.2-[.AX26]*0.5-[.AY26]*0.2-[.AZ26]*0.5-[.BA26]*1-[.BB26]*0.5-[.BC26]*0.2-[.BD26]*0.2-[.BE26]*0.2-[.BF26]*0.5-[.BG26]*0.5-[.BH26]*1-[.BI26]*1-[.BJ2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6]&lt;96;([.AW26]+[.AY26]+[.BC26]+[.BD26]+[.BE26])&gt;8;([.AX26]+[.AZ26]+[.BB26]+[.BF26]+[.BG26]+[.BJ26])&gt;6;([.AW26]+[.AX26]+[.AY26]+[.AZ26]+[.BA26]+[.BB26]+[.BC26]+[.BD26]+[.BE26]+[.BF26]+[.BG26]+[.BH26]+[.BI26]+[.BJ2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7" office:value-type="string" calcext:value-type="string">
            <text:p>21 曾春阳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2 李 军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8:.J2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:.J2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:.J29];&quot;&gt;=&quot;&amp;[.$F$5])-COUNTIF([.F28:.J2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:.O2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:.O2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:.O29];&quot;&gt;=&quot;&amp;[.$K$5])-COUNTIF([.K28:.O2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:.T2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:.T2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:.T29];&quot;&gt;=&quot;&amp;[.$P$5])-COUNTIF([.P28:.T2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:.Y2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:.Y2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:.Y29];&quot;&gt;=&quot;&amp;[.$U$5])-COUNTIF([.U28:.Y2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8]+[.AE28])*0.5-([.AG28]+[.AH28])*0.4-([.AJ28]+[.AK28])*0.3-[.Z28]*0.4-[.AA28]*0.5-([.AM28]+[.AN28])*1+(IF([.AB28]=&quot;&quot;;&quot;&quot;;IF([.AB28]&lt;80;-4;IF([.AB28]&gt;=85;IF([.AB28]&lt;90;-1;0);-2))))+(IF([.AC28]=&quot;&quot;;&quot;&quot;;IF([.AC28]&lt;85;-5;IF([.AC28]&gt;=90;IF([.AC2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8]&lt;85;([.AD28]+[.AE28])&gt;6;([.AG28]+[.AH28])&gt;6;([.AJ28]+[.AK28])&gt;6;[.Z28]&gt;6;([.AD28]+[.AE28]+[.AG28]+[.AH28]+[.AJ28]+[.AK28]+[.Z28])&gt;13;[.AA28]&gt;6;[.AB28]&lt;70;[.AC2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2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8]*0.2-[.AX28]*0.5-[.AY28]*0.2-[.AZ28]*0.5-[.BA28]*1-[.BB28]*0.5-[.BC28]*0.2-[.BD28]*0.2-[.BE28]*0.2-[.BF28]*0.5-[.BG28]*0.5-[.BH28]*1-[.BI28]*1-[.BJ2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8]&lt;96;([.AW28]+[.AY28]+[.BC28]+[.BD28]+[.BE28])&gt;8;([.AX28]+[.AZ28]+[.BB28]+[.BF28]+[.BG28]+[.BJ28])&gt;6;([.AW28]+[.AX28]+[.AY28]+[.AZ28]+[.BA28]+[.BB28]+[.BC28]+[.BD28]+[.BE28]+[.BF28]+[.BG28]+[.BH28]+[.BI28]+[.BJ2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3 宋 杨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4 邹泽兰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0:.J3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:.J3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:.J31];&quot;&gt;=&quot;&amp;[.$F$5])-COUNTIF([.F30:.J3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:.O3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:.O3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:.O31];&quot;&gt;=&quot;&amp;[.$K$5])-COUNTIF([.K30:.O3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:.T3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:.T3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:.T31];&quot;&gt;=&quot;&amp;[.$P$5])-COUNTIF([.P30:.T3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:.Y3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:.Y3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:.Y31];&quot;&gt;=&quot;&amp;[.$U$5])-COUNTIF([.U30:.Y3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0]+[.AE30])*0.5-([.AG30]+[.AH30])*0.4-([.AJ30]+[.AK30])*0.3-[.Z30]*0.4-[.AA30]*0.5-([.AM30]+[.AN30])*1+(IF([.AB30]=&quot;&quot;;&quot;&quot;;IF([.AB30]&lt;80;-4;IF([.AB30]&gt;=85;IF([.AB30]&lt;90;-1;0);-2))))+(IF([.AC30]=&quot;&quot;;&quot;&quot;;IF([.AC30]&lt;85;-5;IF([.AC30]&gt;=90;IF([.AC3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0]&lt;85;([.AD30]+[.AE30])&gt;6;([.AG30]+[.AH30])&gt;6;([.AJ30]+[.AK30])&gt;6;[.Z30]&gt;6;([.AD30]+[.AE30]+[.AG30]+[.AH30]+[.AJ30]+[.AK30]+[.Z30])&gt;13;[.AA30]&gt;6;[.AB30]&lt;70;[.AC3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3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0]*0.2-[.AX30]*0.5-[.AY30]*0.2-[.AZ30]*0.5-[.BA30]*1-[.BB30]*0.5-[.BC30]*0.2-[.BD30]*0.2-[.BE30]*0.2-[.BF30]*0.5-[.BG30]*0.5-[.BH30]*1-[.BI30]*1-[.BJ3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0]&lt;96;([.AW30]+[.AY30]+[.BC30]+[.BD30]+[.BE30])&gt;8;([.AX30]+[.AZ30]+[.BB30]+[.BF30]+[.BG30]+[.BJ30])&gt;6;([.AW30]+[.AX30]+[.AY30]+[.AZ30]+[.BA30]+[.BB30]+[.BC30]+[.BD30]+[.BE30]+[.BF30]+[.BG30]+[.BH30]+[.BI30]+[.BJ3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5 陈 欢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6 李凤妮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2:.J3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2:.J3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2:.J33];&quot;&gt;=&quot;&amp;[.$F$5])-COUNTIF([.F32:.J3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2:.O3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2:.O3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2:.O33];&quot;&gt;=&quot;&amp;[.$K$5])-COUNTIF([.K32:.O3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2:.T3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2:.T3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2:.T33];&quot;&gt;=&quot;&amp;[.$P$5])-COUNTIF([.P32:.T3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2:.Y3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2:.Y3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2:.Y33];&quot;&gt;=&quot;&amp;[.$U$5])-COUNTIF([.U32:.Y3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2]+[.AE32])*0.5-([.AG32]+[.AH32])*0.4-([.AJ32]+[.AK32])*0.3-[.Z32]*0.4-[.AA32]*0.5-([.AM32]+[.AN32])*1+(IF([.AB32]=&quot;&quot;;&quot;&quot;;IF([.AB32]&lt;80;-4;IF([.AB32]&gt;=85;IF([.AB32]&lt;90;-1;0);-2))))+(IF([.AC32]=&quot;&quot;;&quot;&quot;;IF([.AC32]&lt;85;-5;IF([.AC32]&gt;=90;IF([.AC3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2]&lt;85;([.AD32]+[.AE32])&gt;6;([.AG32]+[.AH32])&gt;6;([.AJ32]+[.AK32])&gt;6;[.Z32]&gt;6;([.AD32]+[.AE32]+[.AG32]+[.AH32]+[.AJ32]+[.AK32]+[.Z32])&gt;13;[.AA32]&gt;6;[.AB32]&lt;70;[.AC3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4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2]*0.2-[.AX32]*0.5-[.AY32]*0.2-[.AZ32]*0.5-[.BA32]*1-[.BB32]*0.5-[.BC32]*0.2-[.BD32]*0.2-[.BE32]*0.2-[.BF32]*0.5-[.BG32]*0.5-[.BH32]*1-[.BI32]*1-[.BJ3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2]&lt;96;([.AW32]+[.AY32]+[.BC32]+[.BD32]+[.BE32])&gt;8;([.AX32]+[.AZ32]+[.BB32]+[.BF32]+[.BG32]+[.BJ32])&gt;6;([.AW32]+[.AX32]+[.AY32]+[.AZ32]+[.BA32]+[.BB32]+[.BC32]+[.BD32]+[.BE32]+[.BF32]+[.BG32]+[.BH32]+[.BI32]+[.BJ3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7 李 佳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8 李 娟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4:.J3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4:.J3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4:.J35];&quot;&gt;=&quot;&amp;[.$F$5])-COUNTIF([.F34:.J3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4:.O3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4:.O3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4:.O35];&quot;&gt;=&quot;&amp;[.$K$5])-COUNTIF([.K34:.O3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4:.T3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4:.T3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4:.T35];&quot;&gt;=&quot;&amp;[.$P$5])-COUNTIF([.P34:.T3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4:.Y3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4:.Y3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4:.Y35];&quot;&gt;=&quot;&amp;[.$U$5])-COUNTIF([.U34:.Y3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4]+[.AE34])*0.5-([.AG34]+[.AH34])*0.4-([.AJ34]+[.AK34])*0.3-[.Z34]*0.4-[.AA34]*0.5-([.AM34]+[.AN34])*1+(IF([.AB34]=&quot;&quot;;&quot;&quot;;IF([.AB34]&lt;80;-4;IF([.AB34]&gt;=85;IF([.AB34]&lt;90;-1;0);-2))))+(IF([.AC34]=&quot;&quot;;&quot;&quot;;IF([.AC34]&lt;85;-5;IF([.AC34]&gt;=90;IF([.AC3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4]&lt;85;([.AD34]+[.AE34])&gt;6;([.AG34]+[.AH34])&gt;6;([.AJ34]+[.AK34])&gt;6;[.Z34]&gt;6;([.AD34]+[.AE34]+[.AG34]+[.AH34]+[.AJ34]+[.AK34]+[.Z34])&gt;13;[.AA34]&gt;6;[.AB34]&lt;70;[.AC3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5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4]*0.2-[.AX34]*0.5-[.AY34]*0.2-[.AZ34]*0.5-[.BA34]*1-[.BB34]*0.5-[.BC34]*0.2-[.BD34]*0.2-[.BE34]*0.2-[.BF34]*0.5-[.BG34]*0.5-[.BH34]*1-[.BI34]*1-[.BJ3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4]&lt;96;([.AW34]+[.AY34]+[.BC34]+[.BD34]+[.BE34])&gt;8;([.AX34]+[.AZ34]+[.BB34]+[.BF34]+[.BG34]+[.BJ34])&gt;6;([.AW34]+[.AX34]+[.AY34]+[.AZ34]+[.BA34]+[.BB34]+[.BC34]+[.BD34]+[.BE34]+[.BF34]+[.BG34]+[.BH34]+[.BI34]+[.BJ3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29 廖俊红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30 王国威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6:.J3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6:.J3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6:.J37];&quot;&gt;=&quot;&amp;[.$F$5])-COUNTIF([.F36:.J3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6:.O3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6:.O3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6:.O37];&quot;&gt;=&quot;&amp;[.$K$5])-COUNTIF([.K36:.O3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6:.T3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6:.T3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6:.T37];&quot;&gt;=&quot;&amp;[.$P$5])-COUNTIF([.P36:.T3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6:.Y3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6:.Y3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6:.Y37];&quot;&gt;=&quot;&amp;[.$U$5])-COUNTIF([.U36:.Y3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6]+[.AE36])*0.5-([.AG36]+[.AH36])*0.4-([.AJ36]+[.AK36])*0.3-[.Z36]*0.4-[.AA36]*0.5-([.AM36]+[.AN36])*1+(IF([.AB36]=&quot;&quot;;&quot;&quot;;IF([.AB36]&lt;80;-4;IF([.AB36]&gt;=85;IF([.AB36]&lt;90;-1;0);-2))))+(IF([.AC36]=&quot;&quot;;&quot;&quot;;IF([.AC36]&lt;85;-5;IF([.AC36]&gt;=90;IF([.AC3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6]&lt;85;([.AD36]+[.AE36])&gt;6;([.AG36]+[.AH36])&gt;6;([.AJ36]+[.AK36])&gt;6;[.Z36]&gt;6;([.AD36]+[.AE36]+[.AG36]+[.AH36]+[.AJ36]+[.AK36]+[.Z36])&gt;13;[.AA36]&gt;6;[.AB36]&lt;70;[.AC3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6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6]*0.2-[.AX36]*0.5-[.AY36]*0.2-[.AZ36]*0.5-[.BA36]*1-[.BB36]*0.5-[.BC36]*0.2-[.BD36]*0.2-[.BE36]*0.2-[.BF36]*0.5-[.BG36]*0.5-[.BH36]*1-[.BI36]*1-[.BJ3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6]&lt;96;([.AW36]+[.AY36]+[.BC36]+[.BD36]+[.BE36])&gt;8;([.AX36]+[.AZ36]+[.BB36]+[.BF36]+[.BG36]+[.BJ36])&gt;6;([.AW36]+[.AX36]+[.AY36]+[.AZ36]+[.BA36]+[.BB36]+[.BC36]+[.BD36]+[.BE36]+[.BF36]+[.BG36]+[.BH36]+[.BI36]+[.BJ3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31" calcext:value-type="float">
            <text:p>31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32" calcext:value-type="float">
            <text:p>32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8:.J3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8:.J3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8:.J39];&quot;&gt;=&quot;&amp;[.$F$5])-COUNTIF([.F38:.J3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8:.O3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8:.O3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8:.O39];&quot;&gt;=&quot;&amp;[.$K$5])-COUNTIF([.K38:.O3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8:.T3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8:.T3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8:.T39];&quot;&gt;=&quot;&amp;[.$P$5])-COUNTIF([.P38:.T3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8:.Y3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8:.Y3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8:.Y39];&quot;&gt;=&quot;&amp;[.$U$5])-COUNTIF([.U38:.Y3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8]+[.AE38])*0.5-([.AG38]+[.AH38])*0.4-([.AJ38]+[.AK38])*0.3-[.Z38]*0.4-[.AA38]*0.5-([.AM38]+[.AN38])*1+(IF([.AB38]=&quot;&quot;;&quot;&quot;;IF([.AB38]&lt;80;-4;IF([.AB38]&gt;=85;IF([.AB38]&lt;90;-1;0);-2))))+(IF([.AC38]=&quot;&quot;;&quot;&quot;;IF([.AC38]&lt;85;-5;IF([.AC38]&gt;=90;IF([.AC3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8]&lt;85;([.AD38]+[.AE38])&gt;6;([.AG38]+[.AH38])&gt;6;([.AJ38]+[.AK38])&gt;6;[.Z38]&gt;6;([.AD38]+[.AE38]+[.AG38]+[.AH38]+[.AJ38]+[.AK38]+[.Z38])&gt;13;[.AA38]&gt;6;[.AB38]&lt;70;[.AC3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7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8]*0.2-[.AX38]*0.5-[.AY38]*0.2-[.AZ38]*0.5-[.BA38]*1-[.BB38]*0.5-[.BC38]*0.2-[.BD38]*0.2-[.BE38]*0.2-[.BF38]*0.5-[.BG38]*0.5-[.BH38]*1-[.BI38]*1-[.BJ3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8]&lt;96;([.AW38]+[.AY38]+[.BC38]+[.BD38]+[.BE38])&gt;8;([.AX38]+[.AZ38]+[.BB38]+[.BF38]+[.BG38]+[.BJ38])&gt;6;([.AW38]+[.AX38]+[.AY38]+[.AZ38]+[.BA38]+[.BB38]+[.BC38]+[.BD38]+[.BE38]+[.BF38]+[.BG38]+[.BH38]+[.BI38]+[.BJ3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33" calcext:value-type="float">
            <text:p>33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34" calcext:value-type="float">
            <text:p>34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40:.J4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0:.J4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0:.J41];&quot;&gt;=&quot;&amp;[.$F$5])-COUNTIF([.F40:.J4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0:.O4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0:.O4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0:.O41];&quot;&gt;=&quot;&amp;[.$K$5])-COUNTIF([.K40:.O4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0:.T4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0:.T4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0:.T41];&quot;&gt;=&quot;&amp;[.$P$5])-COUNTIF([.P40:.T4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0:.Y4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0:.Y4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0:.Y41];&quot;&gt;=&quot;&amp;[.$U$5])-COUNTIF([.U40:.Y4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40]+[.AE40])*0.5-([.AG40]+[.AH40])*0.4-([.AJ40]+[.AK40])*0.3-[.Z40]*0.4-[.AA40]*0.5-([.AM40]+[.AN40])*1+(IF([.AB40]=&quot;&quot;;&quot;&quot;;IF([.AB40]&lt;80;-4;IF([.AB40]&gt;=85;IF([.AB40]&lt;90;-1;0);-2))))+(IF([.AC40]=&quot;&quot;;&quot;&quot;;IF([.AC40]&lt;85;-5;IF([.AC40]&gt;=90;IF([.AC4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40]&lt;85;([.AD40]+[.AE40])&gt;6;([.AG40]+[.AH40])&gt;6;([.AJ40]+[.AK40])&gt;6;[.Z40]&gt;6;([.AD40]+[.AE40]+[.AG40]+[.AH40]+[.AJ40]+[.AK40]+[.Z40])&gt;13;[.AA40]&gt;6;[.AB40]&lt;70;[.AC4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8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40]*0.2-[.AX40]*0.5-[.AY40]*0.2-[.AZ40]*0.5-[.BA40]*1-[.BB40]*0.5-[.BC40]*0.2-[.BD40]*0.2-[.BE40]*0.2-[.BF40]*0.5-[.BG40]*0.5-[.BH40]*1-[.BI40]*1-[.BJ4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40]&lt;96;([.AW40]+[.AY40]+[.BC40]+[.BD40]+[.BE40])&gt;8;([.AX40]+[.AZ40]+[.BB40]+[.BF40]+[.BG40]+[.BJ40])&gt;6;([.AW40]+[.AX40]+[.AY40]+[.AZ40]+[.BA40]+[.BB40]+[.BC40]+[.BD40]+[.BE40]+[.BF40]+[.BG40]+[.BH40]+[.BI40]+[.BJ4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35" calcext:value-type="float">
            <text:p>35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36" calcext:value-type="float">
            <text:p>36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1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42:.J4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2:.J4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2:.J43];&quot;&gt;=&quot;&amp;[.$F$5])-COUNTIF([.F42:.J4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2:.O4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2:.O4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2:.O43];&quot;&gt;=&quot;&amp;[.$K$5])-COUNTIF([.K42:.O4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2:.T4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2:.T4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2:.T43];&quot;&gt;=&quot;&amp;[.$P$5])-COUNTIF([.P42:.T4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2:.Y4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2:.Y4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2:.Y43];&quot;&gt;=&quot;&amp;[.$U$5])-COUNTIF([.U42:.Y4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42]+[.AE42])*0.5-([.AG42]+[.AH42])*0.4-([.AJ42]+[.AK42])*0.3-[.Z42]*0.4-[.AA42]*0.5-([.AM42]+[.AN42])*1+(IF([.AB42]=&quot;&quot;;&quot;&quot;;IF([.AB42]&lt;80;-4;IF([.AB42]&gt;=85;IF([.AB42]&lt;90;-1;0);-2))))+(IF([.AC42]=&quot;&quot;;&quot;&quot;;IF([.AC42]&lt;85;-5;IF([.AC42]&gt;=90;IF([.AC4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42]&lt;85;([.AD42]+[.AE42])&gt;6;([.AG42]+[.AH42])&gt;6;([.AJ42]+[.AK42])&gt;6;[.Z42]&gt;6;([.AD42]+[.AE42]+[.AG42]+[.AH42]+[.AJ42]+[.AK42]+[.Z42])&gt;13;[.AA42]&gt;6;[.AB42]&lt;70;[.AC4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69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1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42]*0.2-[.AX42]*0.5-[.AY42]*0.2-[.AZ42]*0.5-[.BA42]*1-[.BB42]*0.5-[.BC42]*0.2-[.BD42]*0.2-[.BE42]*0.2-[.BF42]*0.5-[.BG42]*0.5-[.BH42]*1-[.BI42]*1-[.BJ4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42]&lt;96;([.AW42]+[.AY42]+[.BC42]+[.BD42]+[.BE42])&gt;8;([.AX42]+[.AZ42]+[.BB42]+[.BF42]+[.BG42]+[.BJ42])&gt;6;([.AW42]+[.AX42]+[.AY42]+[.AZ42]+[.BA42]+[.BB42]+[.BC42]+[.BD42]+[.BE42]+[.BF42]+[.BG42]+[.BH42]+[.BI42]+[.BJ4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6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37" calcext:value-type="float">
            <text:p>37</text:p>
          </table:table-cell>
          <table:table-cell table:style-name="ce13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38" calcext:value-type="float">
            <text:p>38</text:p>
          </table:table-cell>
          <table:table-cell table:style-name="ce13"/>
          <table:table-cell table:style-name="ce8"/>
          <table:table-cell table:style-name="ce20" table:number-columns-spanned="1" table:number-rows-spanned="2"/>
          <table:table-cell table:style-name="ce21" table:content-validation-name="val2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44:.J4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4:.J4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4:.J45];&quot;&gt;=&quot;&amp;[.$F$5])-COUNTIF([.F44:.J4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4:.O4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4:.O4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4:.O45];&quot;&gt;=&quot;&amp;[.$K$5])-COUNTIF([.K44:.O4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4:.T4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4:.T4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4:.T45];&quot;&gt;=&quot;&amp;[.$P$5])-COUNTIF([.P44:.T4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4:.Y4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4:.Y4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4:.Y45];&quot;&gt;=&quot;&amp;[.$U$5])-COUNTIF([.U44:.Y4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44]+[.AE44])*0.5-([.AG44]+[.AH44])*0.4-([.AJ44]+[.AK44])*0.3-[.Z44]*0.4-[.AA44]*0.5-([.AM44]+[.AN44])*1+(IF([.AB44]=&quot;&quot;;&quot;&quot;;IF([.AB44]&lt;80;-4;IF([.AB44]&gt;=85;IF([.AB44]&lt;90;-1;0);-2))))+(IF([.AC44]=&quot;&quot;;&quot;&quot;;IF([.AC44]&lt;85;-5;IF([.AC44]&gt;=90;IF([.AC4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44]&lt;85;([.AD44]+[.AE44])&gt;6;([.AG44]+[.AH44])&gt;6;([.AJ44]+[.AK44])&gt;6;[.Z44]&gt;6;([.AD44]+[.AE44]+[.AG44]+[.AH44]+[.AJ44]+[.AK44]+[.Z44])&gt;13;[.AA44]&gt;6;[.AB44]&lt;70;[.AC4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0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44]*0.2-[.AX44]*0.5-[.AY44]*0.2-[.AZ44]*0.5-[.BA44]*1-[.BB44]*0.5-[.BC44]*0.2-[.BD44]*0.2-[.BE44]*0.2-[.BF44]*0.5-[.BG44]*0.5-[.BH44]*1-[.BI44]*1-[.BJ4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44]&lt;96;([.AW44]+[.AY44]+[.BC44]+[.BD44]+[.BE44])&gt;8;([.AX44]+[.AZ44]+[.BB44]+[.BF44]+[.BG44]+[.BJ44])&gt;6;([.AW44]+[.AX44]+[.AY44]+[.AZ44]+[.BA44]+[.BB44]+[.BC44]+[.BD44]+[.BE44]+[.BF44]+[.BG44]+[.BH44]+[.BI44]+[.BJ4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39" calcext:value-type="float">
            <text:p>39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40" calcext:value-type="float">
            <text:p>40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2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46:.J4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6:.J4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6:.J47];&quot;&gt;=&quot;&amp;[.$F$5])-COUNTIF([.F46:.J4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6:.O4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6:.O4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6:.O47];&quot;&gt;=&quot;&amp;[.$K$5])-COUNTIF([.K46:.O4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6:.T4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6:.T4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6:.T47];&quot;&gt;=&quot;&amp;[.$P$5])-COUNTIF([.P46:.T4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6:.Y4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6:.Y4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6:.Y47];&quot;&gt;=&quot;&amp;[.$U$5])-COUNTIF([.U46:.Y4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46]+[.AE46])*0.5-([.AG46]+[.AH46])*0.4-([.AJ46]+[.AK46])*0.3-[.Z46]*0.4-[.AA46]*0.5-([.AM46]+[.AN46])*1+(IF([.AB46]=&quot;&quot;;&quot;&quot;;IF([.AB46]&lt;80;-4;IF([.AB46]&gt;=85;IF([.AB46]&lt;90;-1;0);-2))))+(IF([.AC46]=&quot;&quot;;&quot;&quot;;IF([.AC46]&lt;85;-5;IF([.AC46]&gt;=90;IF([.AC4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46]&lt;85;([.AD46]+[.AE46])&gt;6;([.AG46]+[.AH46])&gt;6;([.AJ46]+[.AK46])&gt;6;[.Z46]&gt;6;([.AD46]+[.AE46]+[.AG46]+[.AH46]+[.AJ46]+[.AK46]+[.Z46])&gt;13;[.AA46]&gt;6;[.AB46]&lt;70;[.AC4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1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46]*0.2-[.AX46]*0.5-[.AY46]*0.2-[.AZ46]*0.5-[.BA46]*1-[.BB46]*0.5-[.BC46]*0.2-[.BD46]*0.2-[.BE46]*0.2-[.BF46]*0.5-[.BG46]*0.5-[.BH46]*1-[.BI46]*1-[.BJ4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46]&lt;96;([.AW46]+[.AY46]+[.BC46]+[.BD46]+[.BE46])&gt;8;([.AX46]+[.AZ46]+[.BB46]+[.BF46]+[.BG46]+[.BJ46])&gt;6;([.AW46]+[.AX46]+[.AY46]+[.AZ46]+[.BA46]+[.BB46]+[.BC46]+[.BD46]+[.BE46]+[.BF46]+[.BG46]+[.BH46]+[.BI46]+[.BJ4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5" office:value-type="string" calcext:value-type="string">
            <text:p>业务外包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1 华维凤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2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48:.J4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8:.J4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48:.J49];&quot;&gt;=&quot;&amp;[.$F$5])-COUNTIF([.F48:.J4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8:.O4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8:.O4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48:.O49];&quot;&gt;=&quot;&amp;[.$K$5])-COUNTIF([.K48:.O4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8:.T4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8:.T4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48:.T49];&quot;&gt;=&quot;&amp;[.$P$5])-COUNTIF([.P48:.T4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8:.Y4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8:.Y4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48:.Y49];&quot;&gt;=&quot;&amp;[.$U$5])-COUNTIF([.U48:.Y4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48]+[.AE48])*0.5-([.AG48]+[.AH48])*0.4-([.AJ48]+[.AK48])*0.3-[.Z48]*0.4-[.AA48]*0.5-([.AM48]+[.AN48])*1+(IF([.AB48]=&quot;&quot;;&quot;&quot;;IF([.AB48]&lt;80;-4;IF([.AB48]&gt;=85;IF([.AB48]&lt;90;-1;0);-2))))+(IF([.AC48]=&quot;&quot;;&quot;&quot;;IF([.AC48]&lt;85;-5;IF([.AC48]&gt;=90;IF([.AC4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48]&lt;85;([.AD48]+[.AE48])&gt;6;([.AG48]+[.AH48])&gt;6;([.AJ48]+[.AK48])&gt;6;[.Z48]&gt;6;([.AD48]+[.AE48]+[.AG48]+[.AH48]+[.AJ48]+[.AK48]+[.Z48])&gt;13;[.AA48]&gt;6;[.AB48]&lt;70;[.AC4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2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48]*0.2-[.AX48]*0.5-[.AY48]*0.2-[.AZ48]*0.5-[.BA48]*1-[.BB48]*0.5-[.BC48]*0.2-[.BD48]*0.2-[.BE48]*0.2-[.BF48]*0.5-[.BG48]*0.5-[.BH48]*1-[.BI48]*1-[.BJ4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48]&lt;96;([.AW48]+[.AY48]+[.BC48]+[.BD48]+[.BE48])&gt;8;([.AX48]+[.AZ48]+[.BB48]+[.BF48]+[.BG48]+[.BJ48])&gt;6;([.AW48]+[.AX48]+[.AY48]+[.AZ48]+[.BA48]+[.BB48]+[.BC48]+[.BD48]+[.BE48]+[.BF48]+[.BG48]+[.BH48]+[.BI48]+[.BJ4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2 谭本容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3 车大容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2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50:.J5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0:.J5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0:.J51];&quot;&gt;=&quot;&amp;[.$F$5])-COUNTIF([.F50:.J5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0:.O5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0:.O5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0:.O51];&quot;&gt;=&quot;&amp;[.$K$5])-COUNTIF([.K50:.O5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0:.T5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0:.T5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0:.T51];&quot;&gt;=&quot;&amp;[.$P$5])-COUNTIF([.P50:.T5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0:.Y5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0:.Y5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0:.Y51];&quot;&gt;=&quot;&amp;[.$U$5])-COUNTIF([.U50:.Y5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50]+[.AE50])*0.5-([.AG50]+[.AH50])*0.4-([.AJ50]+[.AK50])*0.3-[.Z50]*0.4-[.AA50]*0.5-([.AM50]+[.AN50])*1+(IF([.AB50]=&quot;&quot;;&quot;&quot;;IF([.AB50]&lt;80;-4;IF([.AB50]&gt;=85;IF([.AB50]&lt;90;-1;0);-2))))+(IF([.AC50]=&quot;&quot;;&quot;&quot;;IF([.AC50]&lt;85;-5;IF([.AC50]&gt;=90;IF([.AC5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50]&lt;85;([.AD50]+[.AE50])&gt;6;([.AG50]+[.AH50])&gt;6;([.AJ50]+[.AK50])&gt;6;[.Z50]&gt;6;([.AD50]+[.AE50]+[.AG50]+[.AH50]+[.AJ50]+[.AK50]+[.Z50])&gt;13;[.AA50]&gt;6;[.AB50]&lt;70;[.AC5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3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50]*0.2-[.AX50]*0.5-[.AY50]*0.2-[.AZ50]*0.5-[.BA50]*1-[.BB50]*0.5-[.BC50]*0.2-[.BD50]*0.2-[.BE50]*0.2-[.BF50]*0.5-[.BG50]*0.5-[.BH50]*1-[.BI50]*1-[.BJ5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50]&lt;96;([.AW50]+[.AY50]+[.BC50]+[.BD50]+[.BE50])&gt;8;([.AX50]+[.AZ50]+[.BB50]+[.BF50]+[.BG50]+[.BJ50])&gt;6;([.AW50]+[.AX50]+[.AY50]+[.AZ50]+[.BA50]+[.BB50]+[.BC50]+[.BD50]+[.BE50]+[.BF50]+[.BG50]+[.BH50]+[.BI50]+[.BJ5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4 高兴芝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5 张红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2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52:.J5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2:.J5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2:.J53];&quot;&gt;=&quot;&amp;[.$F$5])-COUNTIF([.F52:.J5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2:.O5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2:.O5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2:.O53];&quot;&gt;=&quot;&amp;[.$K$5])-COUNTIF([.K52:.O5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2:.T5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2:.T5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2:.T53];&quot;&gt;=&quot;&amp;[.$P$5])-COUNTIF([.P52:.T5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2:.Y5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2:.Y5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2:.Y53];&quot;&gt;=&quot;&amp;[.$U$5])-COUNTIF([.U52:.Y5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52]+[.AE52])*0.5-([.AG52]+[.AH52])*0.4-([.AJ52]+[.AK52])*0.3-[.Z52]*0.4-[.AA52]*0.5-([.AM52]+[.AN52])*1+(IF([.AB52]=&quot;&quot;;&quot;&quot;;IF([.AB52]&lt;80;-4;IF([.AB52]&gt;=85;IF([.AB52]&lt;90;-1;0);-2))))+(IF([.AC52]=&quot;&quot;;&quot;&quot;;IF([.AC52]&lt;85;-5;IF([.AC52]&gt;=90;IF([.AC5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52]&lt;85;([.AD52]+[.AE52])&gt;6;([.AG52]+[.AH52])&gt;6;([.AJ52]+[.AK52])&gt;6;[.Z52]&gt;6;([.AD52]+[.AE52]+[.AG52]+[.AH52]+[.AJ52]+[.AK52]+[.Z52])&gt;13;[.AA52]&gt;6;[.AB52]&lt;70;[.AC5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4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52]*0.2-[.AX52]*0.5-[.AY52]*0.2-[.AZ52]*0.5-[.BA52]*1-[.BB52]*0.5-[.BC52]*0.2-[.BD52]*0.2-[.BE52]*0.2-[.BF52]*0.5-[.BG52]*0.5-[.BH52]*1-[.BI52]*1-[.BJ5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52]&lt;96;([.AW52]+[.AY52]+[.BC52]+[.BD52]+[.BE52])&gt;8;([.AX52]+[.AZ52]+[.BB52]+[.BF52]+[.BG52]+[.BJ52])&gt;6;([.AW52]+[.AX52]+[.AY52]+[.AZ52]+[.BA52]+[.BB52]+[.BC52]+[.BD52]+[.BE52]+[.BF52]+[.BG52]+[.BH52]+[.BI52]+[.BJ5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6 李小平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7 胡仁君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2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54:.J5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4:.J5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4:.J55];&quot;&gt;=&quot;&amp;[.$F$5])-COUNTIF([.F54:.J5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4:.O5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4:.O5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4:.O55];&quot;&gt;=&quot;&amp;[.$K$5])-COUNTIF([.K54:.O5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4:.T5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4:.T5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4:.T55];&quot;&gt;=&quot;&amp;[.$P$5])-COUNTIF([.P54:.T5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4:.Y5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4:.Y5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4:.Y55];&quot;&gt;=&quot;&amp;[.$U$5])-COUNTIF([.U54:.Y5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54]+[.AE54])*0.5-([.AG54]+[.AH54])*0.4-([.AJ54]+[.AK54])*0.3-[.Z54]*0.4-[.AA54]*0.5-([.AM54]+[.AN54])*1+(IF([.AB54]=&quot;&quot;;&quot;&quot;;IF([.AB54]&lt;80;-4;IF([.AB54]&gt;=85;IF([.AB54]&lt;90;-1;0);-2))))+(IF([.AC54]=&quot;&quot;;&quot;&quot;;IF([.AC54]&lt;85;-5;IF([.AC54]&gt;=90;IF([.AC5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54]&lt;85;([.AD54]+[.AE54])&gt;6;([.AG54]+[.AH54])&gt;6;([.AJ54]+[.AK54])&gt;6;[.Z54]&gt;6;([.AD54]+[.AE54]+[.AG54]+[.AH54]+[.AJ54]+[.AK54]+[.Z54])&gt;13;[.AA54]&gt;6;[.AB54]&lt;70;[.AC5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5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54]*0.2-[.AX54]*0.5-[.AY54]*0.2-[.AZ54]*0.5-[.BA54]*1-[.BB54]*0.5-[.BC54]*0.2-[.BD54]*0.2-[.BE54]*0.2-[.BF54]*0.5-[.BG54]*0.5-[.BH54]*1-[.BI54]*1-[.BJ5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54]&lt;96;([.AW54]+[.AY54]+[.BC54]+[.BD54]+[.BE54])&gt;8;([.AX54]+[.AZ54]+[.BB54]+[.BF54]+[.BG54]+[.BJ54])&gt;6;([.AW54]+[.AX54]+[.AY54]+[.AZ54]+[.BA54]+[.BB54]+[.BC54]+[.BD54]+[.BE54]+[.BF54]+[.BG54]+[.BH54]+[.BI54]+[.BJ5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8 李定芳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49 赖建珍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2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56:.J5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6:.J5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6:.J57];&quot;&gt;=&quot;&amp;[.$F$5])-COUNTIF([.F56:.J5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6:.O5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6:.O5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6:.O57];&quot;&gt;=&quot;&amp;[.$K$5])-COUNTIF([.K56:.O5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6:.T5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6:.T5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6:.T57];&quot;&gt;=&quot;&amp;[.$P$5])-COUNTIF([.P56:.T5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6:.Y5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6:.Y5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6:.Y57];&quot;&gt;=&quot;&amp;[.$U$5])-COUNTIF([.U56:.Y5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56]+[.AE56])*0.5-([.AG56]+[.AH56])*0.4-([.AJ56]+[.AK56])*0.3-[.Z56]*0.4-[.AA56]*0.5-([.AM56]+[.AN56])*1+(IF([.AB56]=&quot;&quot;;&quot;&quot;;IF([.AB56]&lt;80;-4;IF([.AB56]&gt;=85;IF([.AB56]&lt;90;-1;0);-2))))+(IF([.AC56]=&quot;&quot;;&quot;&quot;;IF([.AC56]&lt;85;-5;IF([.AC56]&gt;=90;IF([.AC5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56]&lt;85;([.AD56]+[.AE56])&gt;6;([.AG56]+[.AH56])&gt;6;([.AJ56]+[.AK56])&gt;6;[.Z56]&gt;6;([.AD56]+[.AE56]+[.AG56]+[.AH56]+[.AJ56]+[.AK56]+[.Z56])&gt;13;[.AA56]&gt;6;[.AB56]&lt;70;[.AC5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6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56]*0.2-[.AX56]*0.5-[.AY56]*0.2-[.AZ56]*0.5-[.BA56]*1-[.BB56]*0.5-[.BC56]*0.2-[.BD56]*0.2-[.BE56]*0.2-[.BF56]*0.5-[.BG56]*0.5-[.BH56]*1-[.BI56]*1-[.BJ5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56]&lt;96;([.AW56]+[.AY56]+[.BC56]+[.BD56]+[.BE56])&gt;8;([.AX56]+[.AZ56]+[.BB56]+[.BF56]+[.BG56]+[.BJ56])&gt;6;([.AW56]+[.AX56]+[.AY56]+[.AZ56]+[.BA56]+[.BB56]+[.BC56]+[.BD56]+[.BE56]+[.BF56]+[.BG56]+[.BH56]+[.BI56]+[.BJ5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0 张小兰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1 杨思敏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2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58:.J5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8:.J5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58:.J59];&quot;&gt;=&quot;&amp;[.$F$5])-COUNTIF([.F58:.J5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8:.O5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8:.O5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58:.O59];&quot;&gt;=&quot;&amp;[.$K$5])-COUNTIF([.K58:.O5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8:.T5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8:.T5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58:.T59];&quot;&gt;=&quot;&amp;[.$P$5])-COUNTIF([.P58:.T5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8:.Y5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8:.Y5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58:.Y59];&quot;&gt;=&quot;&amp;[.$U$5])-COUNTIF([.U58:.Y5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58]+[.AE58])*0.5-([.AG58]+[.AH58])*0.4-([.AJ58]+[.AK58])*0.3-[.Z58]*0.4-[.AA58]*0.5-([.AM58]+[.AN58])*1+(IF([.AB58]=&quot;&quot;;&quot;&quot;;IF([.AB58]&lt;80;-4;IF([.AB58]&gt;=85;IF([.AB58]&lt;90;-1;0);-2))))+(IF([.AC58]=&quot;&quot;;&quot;&quot;;IF([.AC58]&lt;85;-5;IF([.AC58]&gt;=90;IF([.AC5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58]&lt;85;([.AD58]+[.AE58])&gt;6;([.AG58]+[.AH58])&gt;6;([.AJ58]+[.AK58])&gt;6;[.Z58]&gt;6;([.AD58]+[.AE58]+[.AG58]+[.AH58]+[.AJ58]+[.AK58]+[.Z58])&gt;13;[.AA58]&gt;6;[.AB58]&lt;70;[.AC5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7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58]*0.2-[.AX58]*0.5-[.AY58]*0.2-[.AZ58]*0.5-[.BA58]*1-[.BB58]*0.5-[.BC58]*0.2-[.BD58]*0.2-[.BE58]*0.2-[.BF58]*0.5-[.BG58]*0.5-[.BH58]*1-[.BI58]*1-[.BJ5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58]&lt;96;([.AW58]+[.AY58]+[.BC58]+[.BD58]+[.BE58])&gt;8;([.AX58]+[.AZ58]+[.BB58]+[.BF58]+[.BG58]+[.BJ58])&gt;6;([.AW58]+[.AX58]+[.AY58]+[.AZ58]+[.BA58]+[.BB58]+[.BC58]+[.BD58]+[.BE58]+[.BF58]+[.BG58]+[.BH58]+[.BI58]+[.BJ5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2 刘菊华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3 刘应菊</text:p>
          </table:table-cell>
          <table:table-cell table:style-name="ce16"/>
          <table:table-cell table:style-name="ce8"/>
          <table:table-cell table:style-name="ce20" table:number-columns-spanned="1" table:number-rows-spanned="2"/>
          <table:table-cell table:style-name="ce21" table:content-validation-name="val2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60:.J6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0:.J6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0:.J61];&quot;&gt;=&quot;&amp;[.$F$5])-COUNTIF([.F60:.J6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0:.O6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0:.O6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0:.O61];&quot;&gt;=&quot;&amp;[.$K$5])-COUNTIF([.K60:.O6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0:.T6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0:.T6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0:.T61];&quot;&gt;=&quot;&amp;[.$P$5])-COUNTIF([.P60:.T6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0:.Y6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0:.Y6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0:.Y61];&quot;&gt;=&quot;&amp;[.$U$5])-COUNTIF([.U60:.Y6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60]+[.AE60])*0.5-([.AG60]+[.AH60])*0.4-([.AJ60]+[.AK60])*0.3-[.Z60]*0.4-[.AA60]*0.5-([.AM60]+[.AN60])*1+(IF([.AB60]=&quot;&quot;;&quot;&quot;;IF([.AB60]&lt;80;-4;IF([.AB60]&gt;=85;IF([.AB60]&lt;90;-1;0);-2))))+(IF([.AC60]=&quot;&quot;;&quot;&quot;;IF([.AC60]&lt;85;-5;IF([.AC60]&gt;=90;IF([.AC6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60]&lt;85;([.AD60]+[.AE60])&gt;6;([.AG60]+[.AH60])&gt;6;([.AJ60]+[.AK60])&gt;6;[.Z60]&gt;6;([.AD60]+[.AE60]+[.AG60]+[.AH60]+[.AJ60]+[.AK60]+[.Z60])&gt;13;[.AA60]&gt;6;[.AB60]&lt;70;[.AC6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8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60]*0.2-[.AX60]*0.5-[.AY60]*0.2-[.AZ60]*0.5-[.BA60]*1-[.BB60]*0.5-[.BC60]*0.2-[.BD60]*0.2-[.BE60]*0.2-[.BF60]*0.5-[.BG60]*0.5-[.BH60]*1-[.BI60]*1-[.BJ6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60]&lt;96;([.AW60]+[.AY60]+[.BC60]+[.BD60]+[.BE60])&gt;8;([.AX60]+[.AZ60]+[.BB60]+[.BF60]+[.BG60]+[.BJ60])&gt;6;([.AW60]+[.AX60]+[.AY60]+[.AZ60]+[.BA60]+[.BB60]+[.BC60]+[.BD60]+[.BE60]+[.BF60]+[.BG60]+[.BH60]+[.BI60]+[.BJ6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4 叶 静</text:p>
          </table:table-cell>
          <table:table-cell table:style-name="ce16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5 叶小兰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2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62:.J6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2:.J6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2:.J63];&quot;&gt;=&quot;&amp;[.$F$5])-COUNTIF([.F62:.J6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2:.O6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2:.O6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2:.O63];&quot;&gt;=&quot;&amp;[.$K$5])-COUNTIF([.K62:.O6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2:.T6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2:.T6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2:.T63];&quot;&gt;=&quot;&amp;[.$P$5])-COUNTIF([.P62:.T6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2:.Y6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2:.Y6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2:.Y63];&quot;&gt;=&quot;&amp;[.$U$5])-COUNTIF([.U62:.Y6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62]+[.AE62])*0.5-([.AG62]+[.AH62])*0.4-([.AJ62]+[.AK62])*0.3-[.Z62]*0.4-[.AA62]*0.5-([.AM62]+[.AN62])*1+(IF([.AB62]=&quot;&quot;;&quot;&quot;;IF([.AB62]&lt;80;-4;IF([.AB62]&gt;=85;IF([.AB62]&lt;90;-1;0);-2))))+(IF([.AC62]=&quot;&quot;;&quot;&quot;;IF([.AC62]&lt;85;-5;IF([.AC62]&gt;=90;IF([.AC6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62]&lt;85;([.AD62]+[.AE62])&gt;6;([.AG62]+[.AH62])&gt;6;([.AJ62]+[.AK62])&gt;6;[.Z62]&gt;6;([.AD62]+[.AE62]+[.AG62]+[.AH62]+[.AJ62]+[.AK62]+[.Z62])&gt;13;[.AA62]&gt;6;[.AB62]&lt;70;[.AC6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79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2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62]*0.2-[.AX62]*0.5-[.AY62]*0.2-[.AZ62]*0.5-[.BA62]*1-[.BB62]*0.5-[.BC62]*0.2-[.BD62]*0.2-[.BE62]*0.2-[.BF62]*0.5-[.BG62]*0.5-[.BH62]*1-[.BI62]*1-[.BJ6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62]&lt;96;([.AW62]+[.AY62]+[.BC62]+[.BD62]+[.BE62])&gt;8;([.AX62]+[.AZ62]+[.BB62]+[.BF62]+[.BG62]+[.BJ62])&gt;6;([.AW62]+[.AX62]+[.AY62]+[.AZ62]+[.BA62]+[.BB62]+[.BC62]+[.BD62]+[.BE62]+[.BF62]+[.BG62]+[.BH62]+[.BI62]+[.BJ6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7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6 李久芬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7 卢 敏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64:.J6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4:.J6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4:.J65];&quot;&gt;=&quot;&amp;[.$F$5])-COUNTIF([.F64:.J6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4:.O6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4:.O6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4:.O65];&quot;&gt;=&quot;&amp;[.$K$5])-COUNTIF([.K64:.O6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4:.T6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4:.T6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4:.T65];&quot;&gt;=&quot;&amp;[.$P$5])-COUNTIF([.P64:.T6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4:.Y6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4:.Y6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4:.Y65];&quot;&gt;=&quot;&amp;[.$U$5])-COUNTIF([.U64:.Y6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64]+[.AE64])*0.5-([.AG64]+[.AH64])*0.4-([.AJ64]+[.AK64])*0.3-[.Z64]*0.4-[.AA64]*0.5-([.AM64]+[.AN64])*1+(IF([.AB64]=&quot;&quot;;&quot;&quot;;IF([.AB64]&lt;80;-4;IF([.AB64]&gt;=85;IF([.AB64]&lt;90;-1;0);-2))))+(IF([.AC64]=&quot;&quot;;&quot;&quot;;IF([.AC64]&lt;85;-5;IF([.AC64]&gt;=90;IF([.AC6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64]&lt;85;([.AD64]+[.AE64])&gt;6;([.AG64]+[.AH64])&gt;6;([.AJ64]+[.AK64])&gt;6;[.Z64]&gt;6;([.AD64]+[.AE64]+[.AG64]+[.AH64]+[.AJ64]+[.AK64]+[.Z64])&gt;13;[.AA64]&gt;6;[.AB64]&lt;70;[.AC6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0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64]*0.2-[.AX64]*0.5-[.AY64]*0.2-[.AZ64]*0.5-[.BA64]*1-[.BB64]*0.5-[.BC64]*0.2-[.BD64]*0.2-[.BE64]*0.2-[.BF64]*0.5-[.BG64]*0.5-[.BH64]*1-[.BI64]*1-[.BJ6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64]&lt;96;([.AW64]+[.AY64]+[.BC64]+[.BD64]+[.BE64])&gt;8;([.AX64]+[.AZ64]+[.BB64]+[.BF64]+[.BG64]+[.BJ64])&gt;6;([.AW64]+[.AX64]+[.AY64]+[.AZ64]+[.BA64]+[.BB64]+[.BC64]+[.BD64]+[.BE64]+[.BF64]+[.BG64]+[.BH64]+[.BI64]+[.BJ6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8 张教菊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59 严大会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66:.J6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6:.J6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6:.J67];&quot;&gt;=&quot;&amp;[.$F$5])-COUNTIF([.F66:.J6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6:.O6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6:.O6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6:.O67];&quot;&gt;=&quot;&amp;[.$K$5])-COUNTIF([.K66:.O6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6:.T6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6:.T6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6:.T67];&quot;&gt;=&quot;&amp;[.$P$5])-COUNTIF([.P66:.T6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6:.Y6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6:.Y6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6:.Y67];&quot;&gt;=&quot;&amp;[.$U$5])-COUNTIF([.U66:.Y6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66]+[.AE66])*0.5-([.AG66]+[.AH66])*0.4-([.AJ66]+[.AK66])*0.3-[.Z66]*0.4-[.AA66]*0.5-([.AM66]+[.AN66])*1+(IF([.AB66]=&quot;&quot;;&quot;&quot;;IF([.AB66]&lt;80;-4;IF([.AB66]&gt;=85;IF([.AB66]&lt;90;-1;0);-2))))+(IF([.AC66]=&quot;&quot;;&quot;&quot;;IF([.AC66]&lt;85;-5;IF([.AC66]&gt;=90;IF([.AC6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66]&lt;85;([.AD66]+[.AE66])&gt;6;([.AG66]+[.AH66])&gt;6;([.AJ66]+[.AK66])&gt;6;[.Z66]&gt;6;([.AD66]+[.AE66]+[.AG66]+[.AH66]+[.AJ66]+[.AK66]+[.Z66])&gt;13;[.AA66]&gt;6;[.AB66]&lt;70;[.AC6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1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66]*0.2-[.AX66]*0.5-[.AY66]*0.2-[.AZ66]*0.5-[.BA66]*1-[.BB66]*0.5-[.BC66]*0.2-[.BD66]*0.2-[.BE66]*0.2-[.BF66]*0.5-[.BG66]*0.5-[.BH66]*1-[.BI66]*1-[.BJ6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66]&lt;96;([.AW66]+[.AY66]+[.BC66]+[.BD66]+[.BE66])&gt;8;([.AX66]+[.AZ66]+[.BB66]+[.BF66]+[.BG66]+[.BJ66])&gt;6;([.AW66]+[.AX66]+[.AY66]+[.AZ66]+[.BA66]+[.BB66]+[.BC66]+[.BD66]+[.BE66]+[.BF66]+[.BG66]+[.BH66]+[.BI66]+[.BJ6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0 胡代蓉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1 唐照敏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68:.J6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8:.J6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68:.J69];&quot;&gt;=&quot;&amp;[.$F$5])-COUNTIF([.F68:.J6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8:.O6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8:.O6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68:.O69];&quot;&gt;=&quot;&amp;[.$K$5])-COUNTIF([.K68:.O6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8:.T6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8:.T6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68:.T69];&quot;&gt;=&quot;&amp;[.$P$5])-COUNTIF([.P68:.T6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8:.Y6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8:.Y6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68:.Y69];&quot;&gt;=&quot;&amp;[.$U$5])-COUNTIF([.U68:.Y6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68]+[.AE68])*0.5-([.AG68]+[.AH68])*0.4-([.AJ68]+[.AK68])*0.3-[.Z68]*0.4-[.AA68]*0.5-([.AM68]+[.AN68])*1+(IF([.AB68]=&quot;&quot;;&quot;&quot;;IF([.AB68]&lt;80;-4;IF([.AB68]&gt;=85;IF([.AB68]&lt;90;-1;0);-2))))+(IF([.AC68]=&quot;&quot;;&quot;&quot;;IF([.AC68]&lt;85;-5;IF([.AC68]&gt;=90;IF([.AC6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68]&lt;85;([.AD68]+[.AE68])&gt;6;([.AG68]+[.AH68])&gt;6;([.AJ68]+[.AK68])&gt;6;[.Z68]&gt;6;([.AD68]+[.AE68]+[.AG68]+[.AH68]+[.AJ68]+[.AK68]+[.Z68])&gt;13;[.AA68]&gt;6;[.AB68]&lt;70;[.AC6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2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68]*0.2-[.AX68]*0.5-[.AY68]*0.2-[.AZ68]*0.5-[.BA68]*1-[.BB68]*0.5-[.BC68]*0.2-[.BD68]*0.2-[.BE68]*0.2-[.BF68]*0.5-[.BG68]*0.5-[.BH68]*1-[.BI68]*1-[.BJ6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68]&lt;96;([.AW68]+[.AY68]+[.BC68]+[.BD68]+[.BE68])&gt;8;([.AX68]+[.AZ68]+[.BB68]+[.BF68]+[.BG68]+[.BJ68])&gt;6;([.AW68]+[.AX68]+[.AY68]+[.AZ68]+[.BA68]+[.BB68]+[.BC68]+[.BD68]+[.BE68]+[.BF68]+[.BG68]+[.BH68]+[.BI68]+[.BJ6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2 陈绪香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3 曾 会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70:.J7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0:.J7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0:.J71];&quot;&gt;=&quot;&amp;[.$F$5])-COUNTIF([.F70:.J7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0:.O7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0:.O7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0:.O71];&quot;&gt;=&quot;&amp;[.$K$5])-COUNTIF([.K70:.O7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0:.T7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0:.T7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0:.T71];&quot;&gt;=&quot;&amp;[.$P$5])-COUNTIF([.P70:.T7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0:.Y7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0:.Y7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0:.Y71];&quot;&gt;=&quot;&amp;[.$U$5])-COUNTIF([.U70:.Y7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70]+[.AE70])*0.5-([.AG70]+[.AH70])*0.4-([.AJ70]+[.AK70])*0.3-[.Z70]*0.4-[.AA70]*0.5-([.AM70]+[.AN70])*1+(IF([.AB70]=&quot;&quot;;&quot;&quot;;IF([.AB70]&lt;80;-4;IF([.AB70]&gt;=85;IF([.AB70]&lt;90;-1;0);-2))))+(IF([.AC70]=&quot;&quot;;&quot;&quot;;IF([.AC70]&lt;85;-5;IF([.AC70]&gt;=90;IF([.AC7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70]&lt;85;([.AD70]+[.AE70])&gt;6;([.AG70]+[.AH70])&gt;6;([.AJ70]+[.AK70])&gt;6;[.Z70]&gt;6;([.AD70]+[.AE70]+[.AG70]+[.AH70]+[.AJ70]+[.AK70]+[.Z70])&gt;13;[.AA70]&gt;6;[.AB70]&lt;70;[.AC7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3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70]*0.2-[.AX70]*0.5-[.AY70]*0.2-[.AZ70]*0.5-[.BA70]*1-[.BB70]*0.5-[.BC70]*0.2-[.BD70]*0.2-[.BE70]*0.2-[.BF70]*0.5-[.BG70]*0.5-[.BH70]*1-[.BI70]*1-[.BJ7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70]&lt;96;([.AW70]+[.AY70]+[.BC70]+[.BD70]+[.BE70])&gt;8;([.AX70]+[.AZ70]+[.BB70]+[.BF70]+[.BG70]+[.BJ70])&gt;6;([.AW70]+[.AX70]+[.AY70]+[.AZ70]+[.BA70]+[.BB70]+[.BC70]+[.BD70]+[.BE70]+[.BF70]+[.BG70]+[.BH70]+[.BI70]+[.BJ7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4 桂 芳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5 雷艳琼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72:.J7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2:.J7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2:.J73];&quot;&gt;=&quot;&amp;[.$F$5])-COUNTIF([.F72:.J7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2:.O7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2:.O7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2:.O73];&quot;&gt;=&quot;&amp;[.$K$5])-COUNTIF([.K72:.O7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2:.T7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2:.T7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2:.T73];&quot;&gt;=&quot;&amp;[.$P$5])-COUNTIF([.P72:.T7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2:.Y7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2:.Y7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2:.Y73];&quot;&gt;=&quot;&amp;[.$U$5])-COUNTIF([.U72:.Y7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72]+[.AE72])*0.5-([.AG72]+[.AH72])*0.4-([.AJ72]+[.AK72])*0.3-[.Z72]*0.4-[.AA72]*0.5-([.AM72]+[.AN72])*1+(IF([.AB72]=&quot;&quot;;&quot;&quot;;IF([.AB72]&lt;80;-4;IF([.AB72]&gt;=85;IF([.AB72]&lt;90;-1;0);-2))))+(IF([.AC72]=&quot;&quot;;&quot;&quot;;IF([.AC72]&lt;85;-5;IF([.AC72]&gt;=90;IF([.AC7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72]&lt;85;([.AD72]+[.AE72])&gt;6;([.AG72]+[.AH72])&gt;6;([.AJ72]+[.AK72])&gt;6;[.Z72]&gt;6;([.AD72]+[.AE72]+[.AG72]+[.AH72]+[.AJ72]+[.AK72]+[.Z72])&gt;13;[.AA72]&gt;6;[.AB72]&lt;70;[.AC7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4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72]*0.2-[.AX72]*0.5-[.AY72]*0.2-[.AZ72]*0.5-[.BA72]*1-[.BB72]*0.5-[.BC72]*0.2-[.BD72]*0.2-[.BE72]*0.2-[.BF72]*0.5-[.BG72]*0.5-[.BH72]*1-[.BI72]*1-[.BJ7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72]&lt;96;([.AW72]+[.AY72]+[.BC72]+[.BD72]+[.BE72])&gt;8;([.AX72]+[.AZ72]+[.BB72]+[.BF72]+[.BG72]+[.BJ72])&gt;6;([.AW72]+[.AX72]+[.AY72]+[.AZ72]+[.BA72]+[.BB72]+[.BC72]+[.BD72]+[.BE72]+[.BF72]+[.BG72]+[.BH72]+[.BI72]+[.BJ7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6 廖洪玉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7 李建秀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74:.J7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4:.J7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4:.J75];&quot;&gt;=&quot;&amp;[.$F$5])-COUNTIF([.F74:.J7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4:.O7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4:.O7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4:.O75];&quot;&gt;=&quot;&amp;[.$K$5])-COUNTIF([.K74:.O7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4:.T7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4:.T7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4:.T75];&quot;&gt;=&quot;&amp;[.$P$5])-COUNTIF([.P74:.T7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4:.Y7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4:.Y7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4:.Y75];&quot;&gt;=&quot;&amp;[.$U$5])-COUNTIF([.U74:.Y7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74]+[.AE74])*0.5-([.AG74]+[.AH74])*0.4-([.AJ74]+[.AK74])*0.3-[.Z74]*0.4-[.AA74]*0.5-([.AM74]+[.AN74])*1+(IF([.AB74]=&quot;&quot;;&quot;&quot;;IF([.AB74]&lt;80;-4;IF([.AB74]&gt;=85;IF([.AB74]&lt;90;-1;0);-2))))+(IF([.AC74]=&quot;&quot;;&quot;&quot;;IF([.AC74]&lt;85;-5;IF([.AC74]&gt;=90;IF([.AC7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74]&lt;85;([.AD74]+[.AE74])&gt;6;([.AG74]+[.AH74])&gt;6;([.AJ74]+[.AK74])&gt;6;[.Z74]&gt;6;([.AD74]+[.AE74]+[.AG74]+[.AH74]+[.AJ74]+[.AK74]+[.Z74])&gt;13;[.AA74]&gt;6;[.AB74]&lt;70;[.AC7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5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74]*0.2-[.AX74]*0.5-[.AY74]*0.2-[.AZ74]*0.5-[.BA74]*1-[.BB74]*0.5-[.BC74]*0.2-[.BD74]*0.2-[.BE74]*0.2-[.BF74]*0.5-[.BG74]*0.5-[.BH74]*1-[.BI74]*1-[.BJ7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74]&lt;96;([.AW74]+[.AY74]+[.BC74]+[.BD74]+[.BE74])&gt;8;([.AX74]+[.AZ74]+[.BB74]+[.BF74]+[.BG74]+[.BJ74])&gt;6;([.AW74]+[.AX74]+[.AY74]+[.AZ74]+[.BA74]+[.BB74]+[.BC74]+[.BD74]+[.BE74]+[.BF74]+[.BG74]+[.BH74]+[.BI74]+[.BJ7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8 孙定会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69 邹林菊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76:.J7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6:.J7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6:.J77];&quot;&gt;=&quot;&amp;[.$F$5])-COUNTIF([.F76:.J7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6:.O7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6:.O7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6:.O77];&quot;&gt;=&quot;&amp;[.$K$5])-COUNTIF([.K76:.O7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6:.T7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6:.T7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6:.T77];&quot;&gt;=&quot;&amp;[.$P$5])-COUNTIF([.P76:.T7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6:.Y7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6:.Y7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6:.Y77];&quot;&gt;=&quot;&amp;[.$U$5])-COUNTIF([.U76:.Y7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76]+[.AE76])*0.5-([.AG76]+[.AH76])*0.4-([.AJ76]+[.AK76])*0.3-[.Z76]*0.4-[.AA76]*0.5-([.AM76]+[.AN76])*1+(IF([.AB76]=&quot;&quot;;&quot;&quot;;IF([.AB76]&lt;80;-4;IF([.AB76]&gt;=85;IF([.AB76]&lt;90;-1;0);-2))))+(IF([.AC76]=&quot;&quot;;&quot;&quot;;IF([.AC76]&lt;85;-5;IF([.AC76]&gt;=90;IF([.AC7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76]&lt;85;([.AD76]+[.AE76])&gt;6;([.AG76]+[.AH76])&gt;6;([.AJ76]+[.AK76])&gt;6;[.Z76]&gt;6;([.AD76]+[.AE76]+[.AG76]+[.AH76]+[.AJ76]+[.AK76]+[.Z76])&gt;13;[.AA76]&gt;6;[.AB76]&lt;70;[.AC7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6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76]*0.2-[.AX76]*0.5-[.AY76]*0.2-[.AZ76]*0.5-[.BA76]*1-[.BB76]*0.5-[.BC76]*0.2-[.BD76]*0.2-[.BE76]*0.2-[.BF76]*0.5-[.BG76]*0.5-[.BH76]*1-[.BI76]*1-[.BJ7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76]&lt;96;([.AW76]+[.AY76]+[.BC76]+[.BD76]+[.BE76])&gt;8;([.AX76]+[.AZ76]+[.BB76]+[.BF76]+[.BG76]+[.BJ76])&gt;6;([.AW76]+[.AX76]+[.AY76]+[.AZ76]+[.BA76]+[.BB76]+[.BC76]+[.BD76]+[.BE76]+[.BF76]+[.BG76]+[.BH76]+[.BI76]+[.BJ7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0 刘 明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1 黎昌燕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3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78:.J7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8:.J7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78:.J79];&quot;&gt;=&quot;&amp;[.$F$5])-COUNTIF([.F78:.J7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8:.O7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8:.O7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78:.O79];&quot;&gt;=&quot;&amp;[.$K$5])-COUNTIF([.K78:.O7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8:.T7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8:.T7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78:.T79];&quot;&gt;=&quot;&amp;[.$P$5])-COUNTIF([.P78:.T7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8:.Y7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8:.Y7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78:.Y79];&quot;&gt;=&quot;&amp;[.$U$5])-COUNTIF([.U78:.Y7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78]+[.AE78])*0.5-([.AG78]+[.AH78])*0.4-([.AJ78]+[.AK78])*0.3-[.Z78]*0.4-[.AA78]*0.5-([.AM78]+[.AN78])*1+(IF([.AB78]=&quot;&quot;;&quot;&quot;;IF([.AB78]&lt;80;-4;IF([.AB78]&gt;=85;IF([.AB78]&lt;90;-1;0);-2))))+(IF([.AC78]=&quot;&quot;;&quot;&quot;;IF([.AC78]&lt;85;-5;IF([.AC78]&gt;=90;IF([.AC7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78]&lt;85;([.AD78]+[.AE78])&gt;6;([.AG78]+[.AH78])&gt;6;([.AJ78]+[.AK78])&gt;6;[.Z78]&gt;6;([.AD78]+[.AE78]+[.AG78]+[.AH78]+[.AJ78]+[.AK78]+[.Z78])&gt;13;[.AA78]&gt;6;[.AB78]&lt;70;[.AC7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7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78]*0.2-[.AX78]*0.5-[.AY78]*0.2-[.AZ78]*0.5-[.BA78]*1-[.BB78]*0.5-[.BC78]*0.2-[.BD78]*0.2-[.BE78]*0.2-[.BF78]*0.5-[.BG78]*0.5-[.BH78]*1-[.BI78]*1-[.BJ7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78]&lt;96;([.AW78]+[.AY78]+[.BC78]+[.BD78]+[.BE78])&gt;8;([.AX78]+[.AZ78]+[.BB78]+[.BF78]+[.BG78]+[.BJ78])&gt;6;([.AW78]+[.AX78]+[.AY78]+[.AZ78]+[.BA78]+[.BB78]+[.BC78]+[.BD78]+[.BE78]+[.BF78]+[.BG78]+[.BH78]+[.BI78]+[.BJ7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2 黄忠艳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3 刘凤桃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3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80:.J8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0:.J8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0:.J81];&quot;&gt;=&quot;&amp;[.$F$5])-COUNTIF([.F80:.J8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0:.O8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0:.O8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0:.O81];&quot;&gt;=&quot;&amp;[.$K$5])-COUNTIF([.K80:.O8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0:.T8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0:.T8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0:.T81];&quot;&gt;=&quot;&amp;[.$P$5])-COUNTIF([.P80:.T8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0:.Y8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0:.Y8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0:.Y81];&quot;&gt;=&quot;&amp;[.$U$5])-COUNTIF([.U80:.Y8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80]+[.AE80])*0.5-([.AG80]+[.AH80])*0.4-([.AJ80]+[.AK80])*0.3-[.Z80]*0.4-[.AA80]*0.5-([.AM80]+[.AN80])*1+(IF([.AB80]=&quot;&quot;;&quot;&quot;;IF([.AB80]&lt;80;-4;IF([.AB80]&gt;=85;IF([.AB80]&lt;90;-1;0);-2))))+(IF([.AC80]=&quot;&quot;;&quot;&quot;;IF([.AC80]&lt;85;-5;IF([.AC80]&gt;=90;IF([.AC8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80]&lt;85;([.AD80]+[.AE80])&gt;6;([.AG80]+[.AH80])&gt;6;([.AJ80]+[.AK80])&gt;6;[.Z80]&gt;6;([.AD80]+[.AE80]+[.AG80]+[.AH80]+[.AJ80]+[.AK80]+[.Z80])&gt;13;[.AA80]&gt;6;[.AB80]&lt;70;[.AC8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8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80]*0.2-[.AX80]*0.5-[.AY80]*0.2-[.AZ80]*0.5-[.BA80]*1-[.BB80]*0.5-[.BC80]*0.2-[.BD80]*0.2-[.BE80]*0.2-[.BF80]*0.5-[.BG80]*0.5-[.BH80]*1-[.BI80]*1-[.BJ8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80]&lt;96;([.AW80]+[.AY80]+[.BC80]+[.BD80]+[.BE80])&gt;8;([.AX80]+[.AZ80]+[.BB80]+[.BF80]+[.BG80]+[.BJ80])&gt;6;([.AW80]+[.AX80]+[.AY80]+[.AZ80]+[.BA80]+[.BB80]+[.BC80]+[.BD80]+[.BE80]+[.BF80]+[.BG80]+[.BH80]+[.BI80]+[.BJ8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4 刘凤惠</text:p>
          </table:table-cell>
          <table:table-cell table:style-name="ce16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5 黄 英</text:p>
          </table:table-cell>
          <table:table-cell table:style-name="ce16"/>
          <table:table-cell table:style-name="ce8"/>
          <table:table-cell table:style-name="ce20" table:number-columns-spanned="1" table:number-rows-spanned="2"/>
          <table:table-cell table:style-name="ce21" table:content-validation-name="val3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82:.J8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2:.J8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2:.J83];&quot;&gt;=&quot;&amp;[.$F$5])-COUNTIF([.F82:.J8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2:.O8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2:.O8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2:.O83];&quot;&gt;=&quot;&amp;[.$K$5])-COUNTIF([.K82:.O8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2:.T8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2:.T8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2:.T83];&quot;&gt;=&quot;&amp;[.$P$5])-COUNTIF([.P82:.T8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2:.Y8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2:.Y8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2:.Y83];&quot;&gt;=&quot;&amp;[.$U$5])-COUNTIF([.U82:.Y8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82]+[.AE82])*0.5-([.AG82]+[.AH82])*0.4-([.AJ82]+[.AK82])*0.3-[.Z82]*0.4-[.AA82]*0.5-([.AM82]+[.AN82])*1+(IF([.AB82]=&quot;&quot;;&quot;&quot;;IF([.AB82]&lt;80;-4;IF([.AB82]&gt;=85;IF([.AB82]&lt;90;-1;0);-2))))+(IF([.AC82]=&quot;&quot;;&quot;&quot;;IF([.AC82]&lt;85;-5;IF([.AC82]&gt;=90;IF([.AC8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82]&lt;85;([.AD82]+[.AE82])&gt;6;([.AG82]+[.AH82])&gt;6;([.AJ82]+[.AK82])&gt;6;[.Z82]&gt;6;([.AD82]+[.AE82]+[.AG82]+[.AH82]+[.AJ82]+[.AK82]+[.Z82])&gt;13;[.AA82]&gt;6;[.AB82]&lt;70;[.AC8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89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3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82]*0.2-[.AX82]*0.5-[.AY82]*0.2-[.AZ82]*0.5-[.BA82]*1-[.BB82]*0.5-[.BC82]*0.2-[.BD82]*0.2-[.BE82]*0.2-[.BF82]*0.5-[.BG82]*0.5-[.BH82]*1-[.BI82]*1-[.BJ8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82]&lt;96;([.AW82]+[.AY82]+[.BC82]+[.BD82]+[.BE82])&gt;8;([.AX82]+[.AZ82]+[.BB82]+[.BF82]+[.BG82]+[.BJ82])&gt;6;([.AW82]+[.AX82]+[.AY82]+[.AZ82]+[.BA82]+[.BB82]+[.BC82]+[.BD82]+[.BE82]+[.BF82]+[.BG82]+[.BH82]+[.BI82]+[.BJ8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8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6 银 莎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7 黄长碧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84:.J8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4:.J8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4:.J85];&quot;&gt;=&quot;&amp;[.$F$5])-COUNTIF([.F84:.J8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4:.O8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4:.O8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4:.O85];&quot;&gt;=&quot;&amp;[.$K$5])-COUNTIF([.K84:.O8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4:.T8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4:.T8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4:.T85];&quot;&gt;=&quot;&amp;[.$P$5])-COUNTIF([.P84:.T8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4:.Y8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4:.Y8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4:.Y85];&quot;&gt;=&quot;&amp;[.$U$5])-COUNTIF([.U84:.Y8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84]+[.AE84])*0.5-([.AG84]+[.AH84])*0.4-([.AJ84]+[.AK84])*0.3-[.Z84]*0.4-[.AA84]*0.5-([.AM84]+[.AN84])*1+(IF([.AB84]=&quot;&quot;;&quot;&quot;;IF([.AB84]&lt;80;-4;IF([.AB84]&gt;=85;IF([.AB84]&lt;90;-1;0);-2))))+(IF([.AC84]=&quot;&quot;;&quot;&quot;;IF([.AC84]&lt;85;-5;IF([.AC84]&gt;=90;IF([.AC8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84]&lt;85;([.AD84]+[.AE84])&gt;6;([.AG84]+[.AH84])&gt;6;([.AJ84]+[.AK84])&gt;6;[.Z84]&gt;6;([.AD84]+[.AE84]+[.AG84]+[.AH84]+[.AJ84]+[.AK84]+[.Z84])&gt;13;[.AA84]&gt;6;[.AB84]&lt;70;[.AC8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0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84]*0.2-[.AX84]*0.5-[.AY84]*0.2-[.AZ84]*0.5-[.BA84]*1-[.BB84]*0.5-[.BC84]*0.2-[.BD84]*0.2-[.BE84]*0.2-[.BF84]*0.5-[.BG84]*0.5-[.BH84]*1-[.BI84]*1-[.BJ8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84]&lt;96;([.AW84]+[.AY84]+[.BC84]+[.BD84]+[.BE84])&gt;8;([.AX84]+[.AZ84]+[.BB84]+[.BF84]+[.BG84]+[.BJ84])&gt;6;([.AW84]+[.AX84]+[.AY84]+[.AZ84]+[.BA84]+[.BB84]+[.BC84]+[.BD84]+[.BE84]+[.BF84]+[.BG84]+[.BH84]+[.BI84]+[.BJ8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8 廖前玲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79 王 芳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86:.J8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6:.J8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6:.J87];&quot;&gt;=&quot;&amp;[.$F$5])-COUNTIF([.F86:.J8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6:.O8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6:.O8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6:.O87];&quot;&gt;=&quot;&amp;[.$K$5])-COUNTIF([.K86:.O8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6:.T8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6:.T8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6:.T87];&quot;&gt;=&quot;&amp;[.$P$5])-COUNTIF([.P86:.T8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6:.Y8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6:.Y8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6:.Y87];&quot;&gt;=&quot;&amp;[.$U$5])-COUNTIF([.U86:.Y8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86]+[.AE86])*0.5-([.AG86]+[.AH86])*0.4-([.AJ86]+[.AK86])*0.3-[.Z86]*0.4-[.AA86]*0.5-([.AM86]+[.AN86])*1+(IF([.AB86]=&quot;&quot;;&quot;&quot;;IF([.AB86]&lt;80;-4;IF([.AB86]&gt;=85;IF([.AB86]&lt;90;-1;0);-2))))+(IF([.AC86]=&quot;&quot;;&quot;&quot;;IF([.AC86]&lt;85;-5;IF([.AC86]&gt;=90;IF([.AC8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86]&lt;85;([.AD86]+[.AE86])&gt;6;([.AG86]+[.AH86])&gt;6;([.AJ86]+[.AK86])&gt;6;[.Z86]&gt;6;([.AD86]+[.AE86]+[.AG86]+[.AH86]+[.AJ86]+[.AK86]+[.Z86])&gt;13;[.AA86]&gt;6;[.AB86]&lt;70;[.AC8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1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86]*0.2-[.AX86]*0.5-[.AY86]*0.2-[.AZ86]*0.5-[.BA86]*1-[.BB86]*0.5-[.BC86]*0.2-[.BD86]*0.2-[.BE86]*0.2-[.BF86]*0.5-[.BG86]*0.5-[.BH86]*1-[.BI86]*1-[.BJ8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86]&lt;96;([.AW86]+[.AY86]+[.BC86]+[.BD86]+[.BE86])&gt;8;([.AX86]+[.AZ86]+[.BB86]+[.BF86]+[.BG86]+[.BJ86])&gt;6;([.AW86]+[.AX86]+[.AY86]+[.AZ86]+[.BA86]+[.BB86]+[.BC86]+[.BD86]+[.BE86]+[.BF86]+[.BG86]+[.BH86]+[.BI86]+[.BJ8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0 毕玉凤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1 卢庆艳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88:.J8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8:.J8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88:.J89];&quot;&gt;=&quot;&amp;[.$F$5])-COUNTIF([.F88:.J8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8:.O8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8:.O8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88:.O89];&quot;&gt;=&quot;&amp;[.$K$5])-COUNTIF([.K88:.O8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8:.T8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8:.T8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88:.T89];&quot;&gt;=&quot;&amp;[.$P$5])-COUNTIF([.P88:.T8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8:.Y8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8:.Y8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88:.Y89];&quot;&gt;=&quot;&amp;[.$U$5])-COUNTIF([.U88:.Y8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88]+[.AE88])*0.5-([.AG88]+[.AH88])*0.4-([.AJ88]+[.AK88])*0.3-[.Z88]*0.4-[.AA88]*0.5-([.AM88]+[.AN88])*1+(IF([.AB88]=&quot;&quot;;&quot;&quot;;IF([.AB88]&lt;80;-4;IF([.AB88]&gt;=85;IF([.AB88]&lt;90;-1;0);-2))))+(IF([.AC88]=&quot;&quot;;&quot;&quot;;IF([.AC88]&lt;85;-5;IF([.AC88]&gt;=90;IF([.AC8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88]&lt;85;([.AD88]+[.AE88])&gt;6;([.AG88]+[.AH88])&gt;6;([.AJ88]+[.AK88])&gt;6;[.Z88]&gt;6;([.AD88]+[.AE88]+[.AG88]+[.AH88]+[.AJ88]+[.AK88]+[.Z88])&gt;13;[.AA88]&gt;6;[.AB88]&lt;70;[.AC8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2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88]*0.2-[.AX88]*0.5-[.AY88]*0.2-[.AZ88]*0.5-[.BA88]*1-[.BB88]*0.5-[.BC88]*0.2-[.BD88]*0.2-[.BE88]*0.2-[.BF88]*0.5-[.BG88]*0.5-[.BH88]*1-[.BI88]*1-[.BJ8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88]&lt;96;([.AW88]+[.AY88]+[.BC88]+[.BD88]+[.BE88])&gt;8;([.AX88]+[.AZ88]+[.BB88]+[.BF88]+[.BG88]+[.BJ88])&gt;6;([.AW88]+[.AX88]+[.AY88]+[.AZ88]+[.BA88]+[.BB88]+[.BC88]+[.BD88]+[.BE88]+[.BF88]+[.BG88]+[.BH88]+[.BI88]+[.BJ8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2 代小蓉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3 廖昌碧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90:.J9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0:.J9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0:.J91];&quot;&gt;=&quot;&amp;[.$F$5])-COUNTIF([.F90:.J9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0:.O9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0:.O9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0:.O91];&quot;&gt;=&quot;&amp;[.$K$5])-COUNTIF([.K90:.O9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0:.T9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0:.T9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0:.T91];&quot;&gt;=&quot;&amp;[.$P$5])-COUNTIF([.P90:.T9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0:.Y9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0:.Y9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0:.Y91];&quot;&gt;=&quot;&amp;[.$U$5])-COUNTIF([.U90:.Y9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90]+[.AE90])*0.5-([.AG90]+[.AH90])*0.4-([.AJ90]+[.AK90])*0.3-[.Z90]*0.4-[.AA90]*0.5-([.AM90]+[.AN90])*1+(IF([.AB90]=&quot;&quot;;&quot;&quot;;IF([.AB90]&lt;80;-4;IF([.AB90]&gt;=85;IF([.AB90]&lt;90;-1;0);-2))))+(IF([.AC90]=&quot;&quot;;&quot;&quot;;IF([.AC90]&lt;85;-5;IF([.AC90]&gt;=90;IF([.AC9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90]&lt;85;([.AD90]+[.AE90])&gt;6;([.AG90]+[.AH90])&gt;6;([.AJ90]+[.AK90])&gt;6;[.Z90]&gt;6;([.AD90]+[.AE90]+[.AG90]+[.AH90]+[.AJ90]+[.AK90]+[.Z90])&gt;13;[.AA90]&gt;6;[.AB90]&lt;70;[.AC9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3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90]*0.2-[.AX90]*0.5-[.AY90]*0.2-[.AZ90]*0.5-[.BA90]*1-[.BB90]*0.5-[.BC90]*0.2-[.BD90]*0.2-[.BE90]*0.2-[.BF90]*0.5-[.BG90]*0.5-[.BH90]*1-[.BI90]*1-[.BJ9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90]&lt;96;([.AW90]+[.AY90]+[.BC90]+[.BD90]+[.BE90])&gt;8;([.AX90]+[.AZ90]+[.BB90]+[.BF90]+[.BG90]+[.BJ90])&gt;6;([.AW90]+[.AX90]+[.AY90]+[.AZ90]+[.BA90]+[.BB90]+[.BC90]+[.BD90]+[.BE90]+[.BF90]+[.BG90]+[.BH90]+[.BI90]+[.BJ9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4 杨顺桃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5 官简华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92:.J9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2:.J9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2:.J93];&quot;&gt;=&quot;&amp;[.$F$5])-COUNTIF([.F92:.J9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2:.O9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2:.O9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2:.O93];&quot;&gt;=&quot;&amp;[.$K$5])-COUNTIF([.K92:.O9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2:.T9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2:.T9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2:.T93];&quot;&gt;=&quot;&amp;[.$P$5])-COUNTIF([.P92:.T9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2:.Y9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2:.Y9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2:.Y93];&quot;&gt;=&quot;&amp;[.$U$5])-COUNTIF([.U92:.Y9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92]+[.AE92])*0.5-([.AG92]+[.AH92])*0.4-([.AJ92]+[.AK92])*0.3-[.Z92]*0.4-[.AA92]*0.5-([.AM92]+[.AN92])*1+(IF([.AB92]=&quot;&quot;;&quot;&quot;;IF([.AB92]&lt;80;-4;IF([.AB92]&gt;=85;IF([.AB92]&lt;90;-1;0);-2))))+(IF([.AC92]=&quot;&quot;;&quot;&quot;;IF([.AC92]&lt;85;-5;IF([.AC92]&gt;=90;IF([.AC9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92]&lt;85;([.AD92]+[.AE92])&gt;6;([.AG92]+[.AH92])&gt;6;([.AJ92]+[.AK92])&gt;6;[.Z92]&gt;6;([.AD92]+[.AE92]+[.AG92]+[.AH92]+[.AJ92]+[.AK92]+[.Z92])&gt;13;[.AA92]&gt;6;[.AB92]&lt;70;[.AC9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4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92]*0.2-[.AX92]*0.5-[.AY92]*0.2-[.AZ92]*0.5-[.BA92]*1-[.BB92]*0.5-[.BC92]*0.2-[.BD92]*0.2-[.BE92]*0.2-[.BF92]*0.5-[.BG92]*0.5-[.BH92]*1-[.BI92]*1-[.BJ9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92]&lt;96;([.AW92]+[.AY92]+[.BC92]+[.BD92]+[.BE92])&gt;8;([.AX92]+[.AZ92]+[.BB92]+[.BF92]+[.BG92]+[.BJ92])&gt;6;([.AW92]+[.AX92]+[.AY92]+[.AZ92]+[.BA92]+[.BB92]+[.BC92]+[.BD92]+[.BE92]+[.BF92]+[.BG92]+[.BH92]+[.BI92]+[.BJ9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6 王先艳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7 廖 欢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94:.J9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4:.J9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4:.J95];&quot;&gt;=&quot;&amp;[.$F$5])-COUNTIF([.F94:.J9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4:.O9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4:.O9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4:.O95];&quot;&gt;=&quot;&amp;[.$K$5])-COUNTIF([.K94:.O9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4:.T9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4:.T9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4:.T95];&quot;&gt;=&quot;&amp;[.$P$5])-COUNTIF([.P94:.T9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4:.Y9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4:.Y9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4:.Y95];&quot;&gt;=&quot;&amp;[.$U$5])-COUNTIF([.U94:.Y9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94]+[.AE94])*0.5-([.AG94]+[.AH94])*0.4-([.AJ94]+[.AK94])*0.3-[.Z94]*0.4-[.AA94]*0.5-([.AM94]+[.AN94])*1+(IF([.AB94]=&quot;&quot;;&quot;&quot;;IF([.AB94]&lt;80;-4;IF([.AB94]&gt;=85;IF([.AB94]&lt;90;-1;0);-2))))+(IF([.AC94]=&quot;&quot;;&quot;&quot;;IF([.AC94]&lt;85;-5;IF([.AC94]&gt;=90;IF([.AC9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94]&lt;85;([.AD94]+[.AE94])&gt;6;([.AG94]+[.AH94])&gt;6;([.AJ94]+[.AK94])&gt;6;[.Z94]&gt;6;([.AD94]+[.AE94]+[.AG94]+[.AH94]+[.AJ94]+[.AK94]+[.Z94])&gt;13;[.AA94]&gt;6;[.AB94]&lt;70;[.AC9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5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94]*0.2-[.AX94]*0.5-[.AY94]*0.2-[.AZ94]*0.5-[.BA94]*1-[.BB94]*0.5-[.BC94]*0.2-[.BD94]*0.2-[.BE94]*0.2-[.BF94]*0.5-[.BG94]*0.5-[.BH94]*1-[.BI94]*1-[.BJ9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94]&lt;96;([.AW94]+[.AY94]+[.BC94]+[.BD94]+[.BE94])&gt;8;([.AX94]+[.AZ94]+[.BB94]+[.BF94]+[.BG94]+[.BJ94])&gt;6;([.AW94]+[.AX94]+[.AY94]+[.AZ94]+[.BA94]+[.BB94]+[.BC94]+[.BD94]+[.BE94]+[.BF94]+[.BG94]+[.BH94]+[.BI94]+[.BJ9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8 王 燕</text:p>
          </table:table-cell>
          <table:table-cell table:style-name="ce8" table:number-columns-repeated="2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89 孙定芳</text:p>
          </table:table-cell>
          <table:table-cell table:style-name="ce8" table:number-columns-repeated="2"/>
          <table:table-cell table:style-name="ce20" table:number-columns-spanned="1" table:number-rows-spanned="2"/>
          <table:table-cell table:style-name="ce21" table:content-validation-name="val4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96:.J9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6:.J9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6:.J97];&quot;&gt;=&quot;&amp;[.$F$5])-COUNTIF([.F96:.J9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6:.O9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6:.O9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6:.O97];&quot;&gt;=&quot;&amp;[.$K$5])-COUNTIF([.K96:.O9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6:.T9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6:.T9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6:.T97];&quot;&gt;=&quot;&amp;[.$P$5])-COUNTIF([.P96:.T9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6:.Y9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6:.Y9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6:.Y97];&quot;&gt;=&quot;&amp;[.$U$5])-COUNTIF([.U96:.Y9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96]+[.AE96])*0.5-([.AG96]+[.AH96])*0.4-([.AJ96]+[.AK96])*0.3-[.Z96]*0.4-[.AA96]*0.5-([.AM96]+[.AN96])*1+(IF([.AB96]=&quot;&quot;;&quot;&quot;;IF([.AB96]&lt;80;-4;IF([.AB96]&gt;=85;IF([.AB96]&lt;90;-1;0);-2))))+(IF([.AC96]=&quot;&quot;;&quot;&quot;;IF([.AC96]&lt;85;-5;IF([.AC96]&gt;=90;IF([.AC9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96]&lt;85;([.AD96]+[.AE96])&gt;6;([.AG96]+[.AH96])&gt;6;([.AJ96]+[.AK96])&gt;6;[.Z96]&gt;6;([.AD96]+[.AE96]+[.AG96]+[.AH96]+[.AJ96]+[.AK96]+[.Z96])&gt;13;[.AA96]&gt;6;[.AB96]&lt;70;[.AC9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6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96]*0.2-[.AX96]*0.5-[.AY96]*0.2-[.AZ96]*0.5-[.BA96]*1-[.BB96]*0.5-[.BC96]*0.2-[.BD96]*0.2-[.BE96]*0.2-[.BF96]*0.5-[.BG96]*0.5-[.BH96]*1-[.BI96]*1-[.BJ9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96]&lt;96;([.AW96]+[.AY96]+[.BC96]+[.BD96]+[.BE96])&gt;8;([.AX96]+[.AZ96]+[.BB96]+[.BF96]+[.BG96]+[.BJ96])&gt;6;([.AW96]+[.AX96]+[.AY96]+[.AZ96]+[.BA96]+[.BB96]+[.BC96]+[.BD96]+[.BE96]+[.BF96]+[.BG96]+[.BH96]+[.BI96]+[.BJ9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0 张清英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1 舒小琼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4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98:.J9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8:.J9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98:.J99];&quot;&gt;=&quot;&amp;[.$F$5])-COUNTIF([.F98:.J9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8:.O9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8:.O9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98:.O99];&quot;&gt;=&quot;&amp;[.$K$5])-COUNTIF([.K98:.O9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8:.T9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8:.T9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98:.T99];&quot;&gt;=&quot;&amp;[.$P$5])-COUNTIF([.P98:.T9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8:.Y9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8:.Y9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98:.Y99];&quot;&gt;=&quot;&amp;[.$U$5])-COUNTIF([.U98:.Y9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98]+[.AE98])*0.5-([.AG98]+[.AH98])*0.4-([.AJ98]+[.AK98])*0.3-[.Z98]*0.4-[.AA98]*0.5-([.AM98]+[.AN98])*1+(IF([.AB98]=&quot;&quot;;&quot;&quot;;IF([.AB98]&lt;80;-4;IF([.AB98]&gt;=85;IF([.AB98]&lt;90;-1;0);-2))))+(IF([.AC98]=&quot;&quot;;&quot;&quot;;IF([.AC98]&lt;85;-5;IF([.AC98]&gt;=90;IF([.AC9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98]&lt;85;([.AD98]+[.AE98])&gt;6;([.AG98]+[.AH98])&gt;6;([.AJ98]+[.AK98])&gt;6;[.Z98]&gt;6;([.AD98]+[.AE98]+[.AG98]+[.AH98]+[.AJ98]+[.AK98]+[.Z98])&gt;13;[.AA98]&gt;6;[.AB98]&lt;70;[.AC9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7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98]*0.2-[.AX98]*0.5-[.AY98]*0.2-[.AZ98]*0.5-[.BA98]*1-[.BB98]*0.5-[.BC98]*0.2-[.BD98]*0.2-[.BE98]*0.2-[.BF98]*0.5-[.BG98]*0.5-[.BH98]*1-[.BI98]*1-[.BJ9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98]&lt;96;([.AW98]+[.AY98]+[.BC98]+[.BD98]+[.BE98])&gt;8;([.AX98]+[.AZ98]+[.BB98]+[.BF98]+[.BG98]+[.BJ98])&gt;6;([.AW98]+[.AX98]+[.AY98]+[.AZ98]+[.BA98]+[.BB98]+[.BC98]+[.BD98]+[.BE98]+[.BF98]+[.BG98]+[.BH98]+[.BI98]+[.BJ9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2 曾祥君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3 余启平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4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00:.J10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0:.J10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0:.J101];&quot;&gt;=&quot;&amp;[.$F$5])-COUNTIF([.F100:.J10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0:.O10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0:.O10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0:.O101];&quot;&gt;=&quot;&amp;[.$K$5])-COUNTIF([.K100:.O10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0:.T10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0:.T10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0:.T101];&quot;&gt;=&quot;&amp;[.$P$5])-COUNTIF([.P100:.T10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0:.Y10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0:.Y10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0:.Y101];&quot;&gt;=&quot;&amp;[.$U$5])-COUNTIF([.U100:.Y10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00]+[.AE100])*0.5-([.AG100]+[.AH100])*0.4-([.AJ100]+[.AK100])*0.3-[.Z100]*0.4-[.AA100]*0.5-([.AM100]+[.AN100])*1+(IF([.AB100]=&quot;&quot;;&quot;&quot;;IF([.AB100]&lt;80;-4;IF([.AB100]&gt;=85;IF([.AB100]&lt;90;-1;0);-2))))+(IF([.AC100]=&quot;&quot;;&quot;&quot;;IF([.AC100]&lt;85;-5;IF([.AC100]&gt;=90;IF([.AC10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00]&lt;85;([.AD100]+[.AE100])&gt;6;([.AG100]+[.AH100])&gt;6;([.AJ100]+[.AK100])&gt;6;[.Z100]&gt;6;([.AD100]+[.AE100]+[.AG100]+[.AH100]+[.AJ100]+[.AK100]+[.Z100])&gt;13;[.AA100]&gt;6;[.AB100]&lt;70;[.AC10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8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00]*0.2-[.AX100]*0.5-[.AY100]*0.2-[.AZ100]*0.5-[.BA100]*1-[.BB100]*0.5-[.BC100]*0.2-[.BD100]*0.2-[.BE100]*0.2-[.BF100]*0.5-[.BG100]*0.5-[.BH100]*1-[.BI100]*1-[.BJ10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00]&lt;96;([.AW100]+[.AY100]+[.BC100]+[.BD100]+[.BE100])&gt;8;([.AX100]+[.AZ100]+[.BB100]+[.BF100]+[.BG100]+[.BJ100])&gt;6;([.AW100]+[.AX100]+[.AY100]+[.AZ100]+[.BA100]+[.BB100]+[.BC100]+[.BD100]+[.BE100]+[.BF100]+[.BG100]+[.BH100]+[.BI100]+[.BJ10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4 吴本蓉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5 赵玉翠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4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02:.J10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2:.J10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2:.J103];&quot;&gt;=&quot;&amp;[.$F$5])-COUNTIF([.F102:.J10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2:.O10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2:.O10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2:.O103];&quot;&gt;=&quot;&amp;[.$K$5])-COUNTIF([.K102:.O10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2:.T10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2:.T10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2:.T103];&quot;&gt;=&quot;&amp;[.$P$5])-COUNTIF([.P102:.T10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2:.Y10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2:.Y10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2:.Y103];&quot;&gt;=&quot;&amp;[.$U$5])-COUNTIF([.U102:.Y10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02]+[.AE102])*0.5-([.AG102]+[.AH102])*0.4-([.AJ102]+[.AK102])*0.3-[.Z102]*0.4-[.AA102]*0.5-([.AM102]+[.AN102])*1+(IF([.AB102]=&quot;&quot;;&quot;&quot;;IF([.AB102]&lt;80;-4;IF([.AB102]&gt;=85;IF([.AB102]&lt;90;-1;0);-2))))+(IF([.AC102]=&quot;&quot;;&quot;&quot;;IF([.AC102]&lt;85;-5;IF([.AC102]&gt;=90;IF([.AC10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02]&lt;85;([.AD102]+[.AE102])&gt;6;([.AG102]+[.AH102])&gt;6;([.AJ102]+[.AK102])&gt;6;[.Z102]&gt;6;([.AD102]+[.AE102]+[.AG102]+[.AH102]+[.AJ102]+[.AK102]+[.Z102])&gt;13;[.AA102]&gt;6;[.AB102]&lt;70;[.AC10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199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4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02]*0.2-[.AX102]*0.5-[.AY102]*0.2-[.AZ102]*0.5-[.BA102]*1-[.BB102]*0.5-[.BC102]*0.2-[.BD102]*0.2-[.BE102]*0.2-[.BF102]*0.5-[.BG102]*0.5-[.BH102]*1-[.BI102]*1-[.BJ10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02]&lt;96;([.AW102]+[.AY102]+[.BC102]+[.BD102]+[.BE102])&gt;8;([.AX102]+[.AZ102]+[.BB102]+[.BF102]+[.BG102]+[.BJ102])&gt;6;([.AW102]+[.AX102]+[.AY102]+[.AZ102]+[.BA102]+[.BB102]+[.BC102]+[.BD102]+[.BE102]+[.BF102]+[.BG102]+[.BH102]+[.BI102]+[.BJ10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49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6 李显红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7 雷志华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5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04:.J10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4:.J10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4:.J105];&quot;&gt;=&quot;&amp;[.$F$5])-COUNTIF([.F104:.J10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4:.O10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4:.O10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4:.O105];&quot;&gt;=&quot;&amp;[.$K$5])-COUNTIF([.K104:.O10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4:.T10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4:.T10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4:.T105];&quot;&gt;=&quot;&amp;[.$P$5])-COUNTIF([.P104:.T10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4:.Y10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4:.Y10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4:.Y105];&quot;&gt;=&quot;&amp;[.$U$5])-COUNTIF([.U104:.Y10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04]+[.AE104])*0.5-([.AG104]+[.AH104])*0.4-([.AJ104]+[.AK104])*0.3-[.Z104]*0.4-[.AA104]*0.5-([.AM104]+[.AN104])*1+(IF([.AB104]=&quot;&quot;;&quot;&quot;;IF([.AB104]&lt;80;-4;IF([.AB104]&gt;=85;IF([.AB104]&lt;90;-1;0);-2))))+(IF([.AC104]=&quot;&quot;;&quot;&quot;;IF([.AC104]&lt;85;-5;IF([.AC104]&gt;=90;IF([.AC10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04]&lt;85;([.AD104]+[.AE104])&gt;6;([.AG104]+[.AH104])&gt;6;([.AJ104]+[.AK104])&gt;6;[.Z104]&gt;6;([.AD104]+[.AE104]+[.AG104]+[.AH104]+[.AJ104]+[.AK104]+[.Z104])&gt;13;[.AA104]&gt;6;[.AB104]&lt;70;[.AC10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0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04]*0.2-[.AX104]*0.5-[.AY104]*0.2-[.AZ104]*0.5-[.BA104]*1-[.BB104]*0.5-[.BC104]*0.2-[.BD104]*0.2-[.BE104]*0.2-[.BF104]*0.5-[.BG104]*0.5-[.BH104]*1-[.BI104]*1-[.BJ10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04]&lt;96;([.AW104]+[.AY104]+[.BC104]+[.BD104]+[.BE104])&gt;8;([.AX104]+[.AZ104]+[.BB104]+[.BF104]+[.BG104]+[.BJ104])&gt;6;([.AW104]+[.AX104]+[.AY104]+[.AZ104]+[.BA104]+[.BB104]+[.BC104]+[.BD104]+[.BE104]+[.BF104]+[.BG104]+[.BH104]+[.BI104]+[.BJ10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8 冯海梅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99 刘 敏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5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06:.J10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6:.J10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6:.J107];&quot;&gt;=&quot;&amp;[.$F$5])-COUNTIF([.F106:.J10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6:.O10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6:.O10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6:.O107];&quot;&gt;=&quot;&amp;[.$K$5])-COUNTIF([.K106:.O10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6:.T10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6:.T10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6:.T107];&quot;&gt;=&quot;&amp;[.$P$5])-COUNTIF([.P106:.T10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6:.Y10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6:.Y10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6:.Y107];&quot;&gt;=&quot;&amp;[.$U$5])-COUNTIF([.U106:.Y10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06]+[.AE106])*0.5-([.AG106]+[.AH106])*0.4-([.AJ106]+[.AK106])*0.3-[.Z106]*0.4-[.AA106]*0.5-([.AM106]+[.AN106])*1+(IF([.AB106]=&quot;&quot;;&quot;&quot;;IF([.AB106]&lt;80;-4;IF([.AB106]&gt;=85;IF([.AB106]&lt;90;-1;0);-2))))+(IF([.AC106]=&quot;&quot;;&quot;&quot;;IF([.AC106]&lt;85;-5;IF([.AC106]&gt;=90;IF([.AC10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06]&lt;85;([.AD106]+[.AE106])&gt;6;([.AG106]+[.AH106])&gt;6;([.AJ106]+[.AK106])&gt;6;[.Z106]&gt;6;([.AD106]+[.AE106]+[.AG106]+[.AH106]+[.AJ106]+[.AK106]+[.Z106])&gt;13;[.AA106]&gt;6;[.AB106]&lt;70;[.AC10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1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06]*0.2-[.AX106]*0.5-[.AY106]*0.2-[.AZ106]*0.5-[.BA106]*1-[.BB106]*0.5-[.BC106]*0.2-[.BD106]*0.2-[.BE106]*0.2-[.BF106]*0.5-[.BG106]*0.5-[.BH106]*1-[.BI106]*1-[.BJ10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06]&lt;96;([.AW106]+[.AY106]+[.BC106]+[.BD106]+[.BE106])&gt;8;([.AX106]+[.AZ106]+[.BB106]+[.BF106]+[.BG106]+[.BJ106])&gt;6;([.AW106]+[.AX106]+[.AY106]+[.AZ106]+[.BA106]+[.BB106]+[.BC106]+[.BD106]+[.BE106]+[.BF106]+[.BG106]+[.BH106]+[.BI106]+[.BJ10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00 刘诗秀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01 龙小琴</text:p>
          </table:table-cell>
          <table:table-cell table:style-name="ce15"/>
          <table:table-cell table:style-name="ce8"/>
          <table:table-cell table:style-name="ce20" table:number-columns-spanned="1" table:number-rows-spanned="2"/>
          <table:table-cell table:style-name="ce21" table:content-validation-name="val5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08:.J10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8:.J10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08:.J109];&quot;&gt;=&quot;&amp;[.$F$5])-COUNTIF([.F108:.J10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8:.O10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8:.O10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08:.O109];&quot;&gt;=&quot;&amp;[.$K$5])-COUNTIF([.K108:.O10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8:.T10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8:.T10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08:.T109];&quot;&gt;=&quot;&amp;[.$P$5])-COUNTIF([.P108:.T10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8:.Y10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8:.Y10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08:.Y109];&quot;&gt;=&quot;&amp;[.$U$5])-COUNTIF([.U108:.Y10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08]+[.AE108])*0.5-([.AG108]+[.AH108])*0.4-([.AJ108]+[.AK108])*0.3-[.Z108]*0.4-[.AA108]*0.5-([.AM108]+[.AN108])*1+(IF([.AB108]=&quot;&quot;;&quot;&quot;;IF([.AB108]&lt;80;-4;IF([.AB108]&gt;=85;IF([.AB108]&lt;90;-1;0);-2))))+(IF([.AC108]=&quot;&quot;;&quot;&quot;;IF([.AC108]&lt;85;-5;IF([.AC108]&gt;=90;IF([.AC10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08]&lt;85;([.AD108]+[.AE108])&gt;6;([.AG108]+[.AH108])&gt;6;([.AJ108]+[.AK108])&gt;6;[.Z108]&gt;6;([.AD108]+[.AE108]+[.AG108]+[.AH108]+[.AJ108]+[.AK108]+[.Z108])&gt;13;[.AA108]&gt;6;[.AB108]&lt;70;[.AC10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2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08]*0.2-[.AX108]*0.5-[.AY108]*0.2-[.AZ108]*0.5-[.BA108]*1-[.BB108]*0.5-[.BC108]*0.2-[.BD108]*0.2-[.BE108]*0.2-[.BF108]*0.5-[.BG108]*0.5-[.BH108]*1-[.BI108]*1-[.BJ10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08]&lt;96;([.AW108]+[.AY108]+[.BC108]+[.BD108]+[.BE108])&gt;8;([.AX108]+[.AZ108]+[.BB108]+[.BF108]+[.BG108]+[.BJ108])&gt;6;([.AW108]+[.AX108]+[.AY108]+[.AZ108]+[.BA108]+[.BB108]+[.BC108]+[.BD108]+[.BE108]+[.BF108]+[.BG108]+[.BH108]+[.BI108]+[.BJ10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string" calcext:value-type="string">
            <text:p>102 张 静</text:p>
          </table:table-cell>
          <table:table-cell table:style-name="ce15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93" calcext:value-type="float">
            <text:p>93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10:.J11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0:.J11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0:.J111];&quot;&gt;=&quot;&amp;[.$F$5])-COUNTIF([.F110:.J11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0:.O11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0:.O11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0:.O111];&quot;&gt;=&quot;&amp;[.$K$5])-COUNTIF([.K110:.O11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0:.T11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0:.T11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0:.T111];&quot;&gt;=&quot;&amp;[.$P$5])-COUNTIF([.P110:.T11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0:.Y11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0:.Y11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0:.Y111];&quot;&gt;=&quot;&amp;[.$U$5])-COUNTIF([.U110:.Y11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10]+[.AE110])*0.5-([.AG110]+[.AH110])*0.4-([.AJ110]+[.AK110])*0.3-[.Z110]*0.4-[.AA110]*0.5-([.AM110]+[.AN110])*1+(IF([.AB110]=&quot;&quot;;&quot;&quot;;IF([.AB110]&lt;80;-4;IF([.AB110]&gt;=85;IF([.AB110]&lt;90;-1;0);-2))))+(IF([.AC110]=&quot;&quot;;&quot;&quot;;IF([.AC110]&lt;85;-5;IF([.AC110]&gt;=90;IF([.AC11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10]&lt;85;([.AD110]+[.AE110])&gt;6;([.AG110]+[.AH110])&gt;6;([.AJ110]+[.AK110])&gt;6;[.Z110]&gt;6;([.AD110]+[.AE110]+[.AG110]+[.AH110]+[.AJ110]+[.AK110]+[.Z110])&gt;13;[.AA110]&gt;6;[.AB110]&lt;70;[.AC11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3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10]*0.2-[.AX110]*0.5-[.AY110]*0.2-[.AZ110]*0.5-[.BA110]*1-[.BB110]*0.5-[.BC110]*0.2-[.BD110]*0.2-[.BE110]*0.2-[.BF110]*0.5-[.BG110]*0.5-[.BH110]*1-[.BI110]*1-[.BJ11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10]&lt;96;([.AW110]+[.AY110]+[.BC110]+[.BD110]+[.BE110])&gt;8;([.AX110]+[.AZ110]+[.BB110]+[.BF110]+[.BG110]+[.BJ110])&gt;6;([.AW110]+[.AX110]+[.AY110]+[.AZ110]+[.BA110]+[.BB110]+[.BC110]+[.BD110]+[.BE110]+[.BF110]+[.BG110]+[.BH110]+[.BI110]+[.BJ11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94" calcext:value-type="float">
            <text:p>94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95" calcext:value-type="float">
            <text:p>95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12:.J11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2:.J11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2:.J113];&quot;&gt;=&quot;&amp;[.$F$5])-COUNTIF([.F112:.J11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2:.O11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2:.O11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2:.O113];&quot;&gt;=&quot;&amp;[.$K$5])-COUNTIF([.K112:.O11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2:.T11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2:.T11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2:.T113];&quot;&gt;=&quot;&amp;[.$P$5])-COUNTIF([.P112:.T11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2:.Y11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2:.Y11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2:.Y113];&quot;&gt;=&quot;&amp;[.$U$5])-COUNTIF([.U112:.Y11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12]+[.AE112])*0.5-([.AG112]+[.AH112])*0.4-([.AJ112]+[.AK112])*0.3-[.Z112]*0.4-[.AA112]*0.5-([.AM112]+[.AN112])*1+(IF([.AB112]=&quot;&quot;;&quot;&quot;;IF([.AB112]&lt;80;-4;IF([.AB112]&gt;=85;IF([.AB112]&lt;90;-1;0);-2))))+(IF([.AC112]=&quot;&quot;;&quot;&quot;;IF([.AC112]&lt;85;-5;IF([.AC112]&gt;=90;IF([.AC11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12]&lt;85;([.AD112]+[.AE112])&gt;6;([.AG112]+[.AH112])&gt;6;([.AJ112]+[.AK112])&gt;6;[.Z112]&gt;6;([.AD112]+[.AE112]+[.AG112]+[.AH112]+[.AJ112]+[.AK112]+[.Z112])&gt;13;[.AA112]&gt;6;[.AB112]&lt;70;[.AC11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4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12]*0.2-[.AX112]*0.5-[.AY112]*0.2-[.AZ112]*0.5-[.BA112]*1-[.BB112]*0.5-[.BC112]*0.2-[.BD112]*0.2-[.BE112]*0.2-[.BF112]*0.5-[.BG112]*0.5-[.BH112]*1-[.BI112]*1-[.BJ11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12]&lt;96;([.AW112]+[.AY112]+[.BC112]+[.BD112]+[.BE112])&gt;8;([.AX112]+[.AZ112]+[.BB112]+[.BF112]+[.BG112]+[.BJ112])&gt;6;([.AW112]+[.AX112]+[.AY112]+[.AZ112]+[.BA112]+[.BB112]+[.BC112]+[.BD112]+[.BE112]+[.BF112]+[.BG112]+[.BH112]+[.BI112]+[.BJ11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96" calcext:value-type="float">
            <text:p>96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97" calcext:value-type="float">
            <text:p>97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14:.J11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4:.J11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4:.J115];&quot;&gt;=&quot;&amp;[.$F$5])-COUNTIF([.F114:.J11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4:.O11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4:.O11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4:.O115];&quot;&gt;=&quot;&amp;[.$K$5])-COUNTIF([.K114:.O11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4:.T11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4:.T11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4:.T115];&quot;&gt;=&quot;&amp;[.$P$5])-COUNTIF([.P114:.T11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4:.Y11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4:.Y11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4:.Y115];&quot;&gt;=&quot;&amp;[.$U$5])-COUNTIF([.U114:.Y11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14]+[.AE114])*0.5-([.AG114]+[.AH114])*0.4-([.AJ114]+[.AK114])*0.3-[.Z114]*0.4-[.AA114]*0.5-([.AM114]+[.AN114])*1+(IF([.AB114]=&quot;&quot;;&quot;&quot;;IF([.AB114]&lt;80;-4;IF([.AB114]&gt;=85;IF([.AB114]&lt;90;-1;0);-2))))+(IF([.AC114]=&quot;&quot;;&quot;&quot;;IF([.AC114]&lt;85;-5;IF([.AC114]&gt;=90;IF([.AC11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14]&lt;85;([.AD114]+[.AE114])&gt;6;([.AG114]+[.AH114])&gt;6;([.AJ114]+[.AK114])&gt;6;[.Z114]&gt;6;([.AD114]+[.AE114]+[.AG114]+[.AH114]+[.AJ114]+[.AK114]+[.Z114])&gt;13;[.AA114]&gt;6;[.AB114]&lt;70;[.AC11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5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14]*0.2-[.AX114]*0.5-[.AY114]*0.2-[.AZ114]*0.5-[.BA114]*1-[.BB114]*0.5-[.BC114]*0.2-[.BD114]*0.2-[.BE114]*0.2-[.BF114]*0.5-[.BG114]*0.5-[.BH114]*1-[.BI114]*1-[.BJ11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14]&lt;96;([.AW114]+[.AY114]+[.BC114]+[.BD114]+[.BE114])&gt;8;([.AX114]+[.AZ114]+[.BB114]+[.BF114]+[.BG114]+[.BJ114])&gt;6;([.AW114]+[.AX114]+[.AY114]+[.AZ114]+[.BA114]+[.BB114]+[.BC114]+[.BD114]+[.BE114]+[.BF114]+[.BG114]+[.BH114]+[.BI114]+[.BJ11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98" calcext:value-type="float">
            <text:p>98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99" calcext:value-type="float">
            <text:p>99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16:.J11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6:.J11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6:.J117];&quot;&gt;=&quot;&amp;[.$F$5])-COUNTIF([.F116:.J11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6:.O11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6:.O11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6:.O117];&quot;&gt;=&quot;&amp;[.$K$5])-COUNTIF([.K116:.O11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6:.T11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6:.T11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6:.T117];&quot;&gt;=&quot;&amp;[.$P$5])-COUNTIF([.P116:.T11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6:.Y11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6:.Y11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6:.Y117];&quot;&gt;=&quot;&amp;[.$U$5])-COUNTIF([.U116:.Y11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16]+[.AE116])*0.5-([.AG116]+[.AH116])*0.4-([.AJ116]+[.AK116])*0.3-[.Z116]*0.4-[.AA116]*0.5-([.AM116]+[.AN116])*1+(IF([.AB116]=&quot;&quot;;&quot;&quot;;IF([.AB116]&lt;80;-4;IF([.AB116]&gt;=85;IF([.AB116]&lt;90;-1;0);-2))))+(IF([.AC116]=&quot;&quot;;&quot;&quot;;IF([.AC116]&lt;85;-5;IF([.AC116]&gt;=90;IF([.AC11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16]&lt;85;([.AD116]+[.AE116])&gt;6;([.AG116]+[.AH116])&gt;6;([.AJ116]+[.AK116])&gt;6;[.Z116]&gt;6;([.AD116]+[.AE116]+[.AG116]+[.AH116]+[.AJ116]+[.AK116]+[.Z116])&gt;13;[.AA116]&gt;6;[.AB116]&lt;70;[.AC11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6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16]*0.2-[.AX116]*0.5-[.AY116]*0.2-[.AZ116]*0.5-[.BA116]*1-[.BB116]*0.5-[.BC116]*0.2-[.BD116]*0.2-[.BE116]*0.2-[.BF116]*0.5-[.BG116]*0.5-[.BH116]*1-[.BI116]*1-[.BJ11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16]&lt;96;([.AW116]+[.AY116]+[.BC116]+[.BD116]+[.BE116])&gt;8;([.AX116]+[.AZ116]+[.BB116]+[.BF116]+[.BG116]+[.BJ116])&gt;6;([.AW116]+[.AX116]+[.AY116]+[.AZ116]+[.BA116]+[.BB116]+[.BC116]+[.BD116]+[.BE116]+[.BF116]+[.BG116]+[.BH116]+[.BI116]+[.BJ11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00" calcext:value-type="float">
            <text:p>100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01" calcext:value-type="float">
            <text:p>101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18:.J11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8:.J11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18:.J119];&quot;&gt;=&quot;&amp;[.$F$5])-COUNTIF([.F118:.J11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8:.O11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8:.O11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18:.O119];&quot;&gt;=&quot;&amp;[.$K$5])-COUNTIF([.K118:.O11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8:.T11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8:.T11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18:.T119];&quot;&gt;=&quot;&amp;[.$P$5])-COUNTIF([.P118:.T11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8:.Y11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8:.Y11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18:.Y119];&quot;&gt;=&quot;&amp;[.$U$5])-COUNTIF([.U118:.Y11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18]+[.AE118])*0.5-([.AG118]+[.AH118])*0.4-([.AJ118]+[.AK118])*0.3-[.Z118]*0.4-[.AA118]*0.5-([.AM118]+[.AN118])*1+(IF([.AB118]=&quot;&quot;;&quot;&quot;;IF([.AB118]&lt;80;-4;IF([.AB118]&gt;=85;IF([.AB118]&lt;90;-1;0);-2))))+(IF([.AC118]=&quot;&quot;;&quot;&quot;;IF([.AC118]&lt;85;-5;IF([.AC118]&gt;=90;IF([.AC11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18]&lt;85;([.AD118]+[.AE118])&gt;6;([.AG118]+[.AH118])&gt;6;([.AJ118]+[.AK118])&gt;6;[.Z118]&gt;6;([.AD118]+[.AE118]+[.AG118]+[.AH118]+[.AJ118]+[.AK118]+[.Z118])&gt;13;[.AA118]&gt;6;[.AB118]&lt;70;[.AC11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7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18]*0.2-[.AX118]*0.5-[.AY118]*0.2-[.AZ118]*0.5-[.BA118]*1-[.BB118]*0.5-[.BC118]*0.2-[.BD118]*0.2-[.BE118]*0.2-[.BF118]*0.5-[.BG118]*0.5-[.BH118]*1-[.BI118]*1-[.BJ11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18]&lt;96;([.AW118]+[.AY118]+[.BC118]+[.BD118]+[.BE118])&gt;8;([.AX118]+[.AZ118]+[.BB118]+[.BF118]+[.BG118]+[.BJ118])&gt;6;([.AW118]+[.AX118]+[.AY118]+[.AZ118]+[.BA118]+[.BB118]+[.BC118]+[.BD118]+[.BE118]+[.BF118]+[.BG118]+[.BH118]+[.BI118]+[.BJ11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02" calcext:value-type="float">
            <text:p>102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03" calcext:value-type="float">
            <text:p>103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20:.J12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0:.J12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0:.J121];&quot;&gt;=&quot;&amp;[.$F$5])-COUNTIF([.F120:.J12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0:.O12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0:.O12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0:.O121];&quot;&gt;=&quot;&amp;[.$K$5])-COUNTIF([.K120:.O12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0:.T12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0:.T12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0:.T121];&quot;&gt;=&quot;&amp;[.$P$5])-COUNTIF([.P120:.T12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0:.Y12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0:.Y12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0:.Y121];&quot;&gt;=&quot;&amp;[.$U$5])-COUNTIF([.U120:.Y12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20]+[.AE120])*0.5-([.AG120]+[.AH120])*0.4-([.AJ120]+[.AK120])*0.3-[.Z120]*0.4-[.AA120]*0.5-([.AM120]+[.AN120])*1+(IF([.AB120]=&quot;&quot;;&quot;&quot;;IF([.AB120]&lt;80;-4;IF([.AB120]&gt;=85;IF([.AB120]&lt;90;-1;0);-2))))+(IF([.AC120]=&quot;&quot;;&quot;&quot;;IF([.AC120]&lt;85;-5;IF([.AC120]&gt;=90;IF([.AC12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20]&lt;85;([.AD120]+[.AE120])&gt;6;([.AG120]+[.AH120])&gt;6;([.AJ120]+[.AK120])&gt;6;[.Z120]&gt;6;([.AD120]+[.AE120]+[.AG120]+[.AH120]+[.AJ120]+[.AK120]+[.Z120])&gt;13;[.AA120]&gt;6;[.AB120]&lt;70;[.AC12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8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20]*0.2-[.AX120]*0.5-[.AY120]*0.2-[.AZ120]*0.5-[.BA120]*1-[.BB120]*0.5-[.BC120]*0.2-[.BD120]*0.2-[.BE120]*0.2-[.BF120]*0.5-[.BG120]*0.5-[.BH120]*1-[.BI120]*1-[.BJ12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20]&lt;96;([.AW120]+[.AY120]+[.BC120]+[.BD120]+[.BE120])&gt;8;([.AX120]+[.AZ120]+[.BB120]+[.BF120]+[.BG120]+[.BJ120])&gt;6;([.AW120]+[.AX120]+[.AY120]+[.AZ120]+[.BA120]+[.BB120]+[.BC120]+[.BD120]+[.BE120]+[.BF120]+[.BG120]+[.BH120]+[.BI120]+[.BJ12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04" calcext:value-type="float">
            <text:p>104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05" calcext:value-type="float">
            <text:p>105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5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22:.J12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2:.J12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2:.J123];&quot;&gt;=&quot;&amp;[.$F$5])-COUNTIF([.F122:.J12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2:.O12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2:.O12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2:.O123];&quot;&gt;=&quot;&amp;[.$K$5])-COUNTIF([.K122:.O12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2:.T12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2:.T12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2:.T123];&quot;&gt;=&quot;&amp;[.$P$5])-COUNTIF([.P122:.T12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2:.Y12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2:.Y12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2:.Y123];&quot;&gt;=&quot;&amp;[.$U$5])-COUNTIF([.U122:.Y12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22]+[.AE122])*0.5-([.AG122]+[.AH122])*0.4-([.AJ122]+[.AK122])*0.3-[.Z122]*0.4-[.AA122]*0.5-([.AM122]+[.AN122])*1+(IF([.AB122]=&quot;&quot;;&quot;&quot;;IF([.AB122]&lt;80;-4;IF([.AB122]&gt;=85;IF([.AB122]&lt;90;-1;0);-2))))+(IF([.AC122]=&quot;&quot;;&quot;&quot;;IF([.AC122]&lt;85;-5;IF([.AC122]&gt;=90;IF([.AC12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22]&lt;85;([.AD122]+[.AE122])&gt;6;([.AG122]+[.AH122])&gt;6;([.AJ122]+[.AK122])&gt;6;[.Z122]&gt;6;([.AD122]+[.AE122]+[.AG122]+[.AH122]+[.AJ122]+[.AK122]+[.Z122])&gt;13;[.AA122]&gt;6;[.AB122]&lt;70;[.AC12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09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5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22]*0.2-[.AX122]*0.5-[.AY122]*0.2-[.AZ122]*0.5-[.BA122]*1-[.BB122]*0.5-[.BC122]*0.2-[.BD122]*0.2-[.BE122]*0.2-[.BF122]*0.5-[.BG122]*0.5-[.BH122]*1-[.BI122]*1-[.BJ12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22]&lt;96;([.AW122]+[.AY122]+[.BC122]+[.BD122]+[.BE122])&gt;8;([.AX122]+[.AZ122]+[.BB122]+[.BF122]+[.BG122]+[.BJ122])&gt;6;([.AW122]+[.AX122]+[.AY122]+[.AZ122]+[.BA122]+[.BB122]+[.BC122]+[.BD122]+[.BE122]+[.BF122]+[.BG122]+[.BH122]+[.BI122]+[.BJ12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0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06" calcext:value-type="float">
            <text:p>106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07" calcext:value-type="float">
            <text:p>107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6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24:.J12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4:.J12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4:.J125];&quot;&gt;=&quot;&amp;[.$F$5])-COUNTIF([.F124:.J12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4:.O12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4:.O12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4:.O125];&quot;&gt;=&quot;&amp;[.$K$5])-COUNTIF([.K124:.O12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4:.T12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4:.T12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4:.T125];&quot;&gt;=&quot;&amp;[.$P$5])-COUNTIF([.P124:.T12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4:.Y12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4:.Y12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4:.Y125];&quot;&gt;=&quot;&amp;[.$U$5])-COUNTIF([.U124:.Y12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24]+[.AE124])*0.5-([.AG124]+[.AH124])*0.4-([.AJ124]+[.AK124])*0.3-[.Z124]*0.4-[.AA124]*0.5-([.AM124]+[.AN124])*1+(IF([.AB124]=&quot;&quot;;&quot;&quot;;IF([.AB124]&lt;80;-4;IF([.AB124]&gt;=85;IF([.AB124]&lt;90;-1;0);-2))))+(IF([.AC124]=&quot;&quot;;&quot;&quot;;IF([.AC124]&lt;85;-5;IF([.AC124]&gt;=90;IF([.AC12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24]&lt;85;([.AD124]+[.AE124])&gt;6;([.AG124]+[.AH124])&gt;6;([.AJ124]+[.AK124])&gt;6;[.Z124]&gt;6;([.AD124]+[.AE124]+[.AG124]+[.AH124]+[.AJ124]+[.AK124]+[.Z124])&gt;13;[.AA124]&gt;6;[.AB124]&lt;70;[.AC12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0" table:number-columns-spanned="1" table:number-rows-spanned="2"/>
          <table:table-cell table:style-name="ce65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24]*0.2-[.AX124]*0.5-[.AY124]*0.2-[.AZ124]*0.5-[.BA124]*1-[.BB124]*0.5-[.BC124]*0.2-[.BD124]*0.2-[.BE124]*0.2-[.BF124]*0.5-[.BG124]*0.5-[.BH124]*1-[.BI124]*1-[.BJ12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24]&lt;96;([.AW124]+[.AY124]+[.BC124]+[.BD124]+[.BE124])&gt;8;([.AX124]+[.AZ124]+[.BB124]+[.BF124]+[.BG124]+[.BJ124])&gt;6;([.AW124]+[.AX124]+[.AY124]+[.AZ124]+[.BA124]+[.BB124]+[.BC124]+[.BD124]+[.BE124]+[.BF124]+[.BG124]+[.BH124]+[.BI124]+[.BJ12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08" calcext:value-type="float">
            <text:p>108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09" calcext:value-type="float">
            <text:p>109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6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26:.J12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6:.J12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6:.J127];&quot;&gt;=&quot;&amp;[.$F$5])-COUNTIF([.F126:.J12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6:.O12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6:.O12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6:.O127];&quot;&gt;=&quot;&amp;[.$K$5])-COUNTIF([.K126:.O12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6:.T12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6:.T12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6:.T127];&quot;&gt;=&quot;&amp;[.$P$5])-COUNTIF([.P126:.T12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6:.Y12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6:.Y12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6:.Y127];&quot;&gt;=&quot;&amp;[.$U$5])-COUNTIF([.U126:.Y12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26]+[.AE126])*0.5-([.AG126]+[.AH126])*0.4-([.AJ126]+[.AK126])*0.3-[.Z126]*0.4-[.AA126]*0.5-([.AM126]+[.AN126])*1+(IF([.AB126]=&quot;&quot;;&quot;&quot;;IF([.AB126]&lt;80;-4;IF([.AB126]&gt;=85;IF([.AB126]&lt;90;-1;0);-2))))+(IF([.AC126]=&quot;&quot;;&quot;&quot;;IF([.AC126]&lt;85;-5;IF([.AC126]&gt;=90;IF([.AC12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26]&lt;85;([.AD126]+[.AE126])&gt;6;([.AG126]+[.AH126])&gt;6;([.AJ126]+[.AK126])&gt;6;[.Z126]&gt;6;([.AD126]+[.AE126]+[.AG126]+[.AH126]+[.AJ126]+[.AK126]+[.Z126])&gt;13;[.AA126]&gt;6;[.AB126]&lt;70;[.AC12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26]*0.2-[.AX126]*0.5-[.AY126]*0.2-[.AZ126]*0.5-[.BA126]*1-[.BB126]*0.5-[.BC126]*0.2-[.BD126]*0.2-[.BE126]*0.2-[.BF126]*0.5-[.BG126]*0.5-[.BH126]*1-[.BI126]*1-[.BJ12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26]&lt;96;([.AW126]+[.AY126]+[.BC126]+[.BD126]+[.BE126])&gt;8;([.AX126]+[.AZ126]+[.BB126]+[.BF126]+[.BG126]+[.BJ126])&gt;6;([.AW126]+[.AX126]+[.AY126]+[.AZ126]+[.BA126]+[.BB126]+[.BC126]+[.BD126]+[.BE126]+[.BF126]+[.BG126]+[.BH126]+[.BI126]+[.BJ12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10" calcext:value-type="float">
            <text:p>110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11" calcext:value-type="float">
            <text:p>111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6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28:.J12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8:.J12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28:.J129];&quot;&gt;=&quot;&amp;[.$F$5])-COUNTIF([.F128:.J12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8:.O12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8:.O12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28:.O129];&quot;&gt;=&quot;&amp;[.$K$5])-COUNTIF([.K128:.O12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8:.T12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8:.T12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28:.T129];&quot;&gt;=&quot;&amp;[.$P$5])-COUNTIF([.P128:.T12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8:.Y12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8:.Y12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28:.Y129];&quot;&gt;=&quot;&amp;[.$U$5])-COUNTIF([.U128:.Y12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28]+[.AE128])*0.5-([.AG128]+[.AH128])*0.4-([.AJ128]+[.AK128])*0.3-[.Z128]*0.4-[.AA128]*0.5-([.AM128]+[.AN128])*1+(IF([.AB128]=&quot;&quot;;&quot;&quot;;IF([.AB128]&lt;80;-4;IF([.AB128]&gt;=85;IF([.AB128]&lt;90;-1;0);-2))))+(IF([.AC128]=&quot;&quot;;&quot;&quot;;IF([.AC128]&lt;85;-5;IF([.AC128]&gt;=90;IF([.AC12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28]&lt;85;([.AD128]+[.AE128])&gt;6;([.AG128]+[.AH128])&gt;6;([.AJ128]+[.AK128])&gt;6;[.Z128]&gt;6;([.AD128]+[.AE128]+[.AG128]+[.AH128]+[.AJ128]+[.AK128]+[.Z128])&gt;13;[.AA128]&gt;6;[.AB128]&lt;70;[.AC12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28]*0.2-[.AX128]*0.5-[.AY128]*0.2-[.AZ128]*0.5-[.BA128]*1-[.BB128]*0.5-[.BC128]*0.2-[.BD128]*0.2-[.BE128]*0.2-[.BF128]*0.5-[.BG128]*0.5-[.BH128]*1-[.BI128]*1-[.BJ12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28]&lt;96;([.AW128]+[.AY128]+[.BC128]+[.BD128]+[.BE128])&gt;8;([.AX128]+[.AZ128]+[.BB128]+[.BF128]+[.BG128]+[.BJ128])&gt;6;([.AW128]+[.AX128]+[.AY128]+[.AZ128]+[.BA128]+[.BB128]+[.BC128]+[.BD128]+[.BE128]+[.BF128]+[.BG128]+[.BH128]+[.BI128]+[.BJ12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12" calcext:value-type="float">
            <text:p>112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13" calcext:value-type="float">
            <text:p>113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6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30:.J13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0:.J13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0:.J131];&quot;&gt;=&quot;&amp;[.$F$5])-COUNTIF([.F130:.J13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0:.O13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0:.O13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0:.O131];&quot;&gt;=&quot;&amp;[.$K$5])-COUNTIF([.K130:.O13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0:.T13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0:.T13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0:.T131];&quot;&gt;=&quot;&amp;[.$P$5])-COUNTIF([.P130:.T13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0:.Y13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0:.Y13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0:.Y131];&quot;&gt;=&quot;&amp;[.$U$5])-COUNTIF([.U130:.Y13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30]+[.AE130])*0.5-([.AG130]+[.AH130])*0.4-([.AJ130]+[.AK130])*0.3-[.Z130]*0.4-[.AA130]*0.5-([.AM130]+[.AN130])*1+(IF([.AB130]=&quot;&quot;;&quot;&quot;;IF([.AB130]&lt;80;-4;IF([.AB130]&gt;=85;IF([.AB130]&lt;90;-1;0);-2))))+(IF([.AC130]=&quot;&quot;;&quot;&quot;;IF([.AC130]&lt;85;-5;IF([.AC130]&gt;=90;IF([.AC13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30]&lt;85;([.AD130]+[.AE130])&gt;6;([.AG130]+[.AH130])&gt;6;([.AJ130]+[.AK130])&gt;6;[.Z130]&gt;6;([.AD130]+[.AE130]+[.AG130]+[.AH130]+[.AJ130]+[.AK130]+[.Z130])&gt;13;[.AA130]&gt;6;[.AB130]&lt;70;[.AC13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30]*0.2-[.AX130]*0.5-[.AY130]*0.2-[.AZ130]*0.5-[.BA130]*1-[.BB130]*0.5-[.BC130]*0.2-[.BD130]*0.2-[.BE130]*0.2-[.BF130]*0.5-[.BG130]*0.5-[.BH130]*1-[.BI130]*1-[.BJ13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30]&lt;96;([.AW130]+[.AY130]+[.BC130]+[.BD130]+[.BE130])&gt;8;([.AX130]+[.AZ130]+[.BB130]+[.BF130]+[.BG130]+[.BJ130])&gt;6;([.AW130]+[.AX130]+[.AY130]+[.AZ130]+[.BA130]+[.BB130]+[.BC130]+[.BD130]+[.BE130]+[.BF130]+[.BG130]+[.BH130]+[.BI130]+[.BJ13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14" calcext:value-type="float">
            <text:p>114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15" calcext:value-type="float">
            <text:p>115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6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32:.J13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2:.J13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2:.J133];&quot;&gt;=&quot;&amp;[.$F$5])-COUNTIF([.F132:.J13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2:.O13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2:.O13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2:.O133];&quot;&gt;=&quot;&amp;[.$K$5])-COUNTIF([.K132:.O13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2:.T13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2:.T13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2:.T133];&quot;&gt;=&quot;&amp;[.$P$5])-COUNTIF([.P132:.T13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2:.Y13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2:.Y13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2:.Y133];&quot;&gt;=&quot;&amp;[.$U$5])-COUNTIF([.U132:.Y13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32]+[.AE132])*0.5-([.AG132]+[.AH132])*0.4-([.AJ132]+[.AK132])*0.3-[.Z132]*0.4-[.AA132]*0.5-([.AM132]+[.AN132])*1+(IF([.AB132]=&quot;&quot;;&quot;&quot;;IF([.AB132]&lt;80;-4;IF([.AB132]&gt;=85;IF([.AB132]&lt;90;-1;0);-2))))+(IF([.AC132]=&quot;&quot;;&quot;&quot;;IF([.AC132]&lt;85;-5;IF([.AC132]&gt;=90;IF([.AC13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32]&lt;85;([.AD132]+[.AE132])&gt;6;([.AG132]+[.AH132])&gt;6;([.AJ132]+[.AK132])&gt;6;[.Z132]&gt;6;([.AD132]+[.AE132]+[.AG132]+[.AH132]+[.AJ132]+[.AK132]+[.Z132])&gt;13;[.AA132]&gt;6;[.AB132]&lt;70;[.AC13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32]*0.2-[.AX132]*0.5-[.AY132]*0.2-[.AZ132]*0.5-[.BA132]*1-[.BB132]*0.5-[.BC132]*0.2-[.BD132]*0.2-[.BE132]*0.2-[.BF132]*0.5-[.BG132]*0.5-[.BH132]*1-[.BI132]*1-[.BJ13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32]&lt;96;([.AW132]+[.AY132]+[.BC132]+[.BD132]+[.BE132])&gt;8;([.AX132]+[.AZ132]+[.BB132]+[.BF132]+[.BG132]+[.BJ132])&gt;6;([.AW132]+[.AX132]+[.AY132]+[.AZ132]+[.BA132]+[.BB132]+[.BC132]+[.BD132]+[.BE132]+[.BF132]+[.BG132]+[.BH132]+[.BI132]+[.BJ13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16" calcext:value-type="float">
            <text:p>116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6" office:value-type="float" office:value="117" calcext:value-type="float">
            <text:p>117</text:p>
          </table:table-cell>
          <table:table-cell table:style-name="ce14"/>
          <table:table-cell table:style-name="ce8"/>
          <table:table-cell table:style-name="ce20" table:number-columns-spanned="1" table:number-rows-spanned="2"/>
          <table:table-cell table:style-name="ce21" table:content-validation-name="val6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34:.J13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4:.J13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4:.J135];&quot;&gt;=&quot;&amp;[.$F$5])-COUNTIF([.F134:.J13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4:.O13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4:.O13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4:.O135];&quot;&gt;=&quot;&amp;[.$K$5])-COUNTIF([.K134:.O13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4:.T13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4:.T13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4:.T135];&quot;&gt;=&quot;&amp;[.$P$5])-COUNTIF([.P134:.T13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4:.Y13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4:.Y13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4:.Y135];&quot;&gt;=&quot;&amp;[.$U$5])-COUNTIF([.U134:.Y13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34]+[.AE134])*0.5-([.AG134]+[.AH134])*0.4-([.AJ134]+[.AK134])*0.3-[.Z134]*0.4-[.AA134]*0.5-([.AM134]+[.AN134])*1+(IF([.AB134]=&quot;&quot;;&quot;&quot;;IF([.AB134]&lt;80;-4;IF([.AB134]&gt;=85;IF([.AB134]&lt;90;-1;0);-2))))+(IF([.AC134]=&quot;&quot;;&quot;&quot;;IF([.AC134]&lt;85;-5;IF([.AC134]&gt;=90;IF([.AC13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34]&lt;85;([.AD134]+[.AE134])&gt;6;([.AG134]+[.AH134])&gt;6;([.AJ134]+[.AK134])&gt;6;[.Z134]&gt;6;([.AD134]+[.AE134]+[.AG134]+[.AH134]+[.AJ134]+[.AK134]+[.Z134])&gt;13;[.AA134]&gt;6;[.AB134]&lt;70;[.AC13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34]*0.2-[.AX134]*0.5-[.AY134]*0.2-[.AZ134]*0.5-[.BA134]*1-[.BB134]*0.5-[.BC134]*0.2-[.BD134]*0.2-[.BE134]*0.2-[.BF134]*0.5-[.BG134]*0.5-[.BH134]*1-[.BI134]*1-[.BJ13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34]&lt;96;([.AW134]+[.AY134]+[.BC134]+[.BD134]+[.BE134])&gt;8;([.AX134]+[.AZ134]+[.BB134]+[.BF134]+[.BG134]+[.BJ134])&gt;6;([.AW134]+[.AX134]+[.AY134]+[.AZ134]+[.BA134]+[.BB134]+[.BC134]+[.BD134]+[.BE134]+[.BF134]+[.BG134]+[.BH134]+[.BI134]+[.BJ13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6" office:value-type="float" office:value="118" calcext:value-type="float">
            <text:p>118</text:p>
          </table:table-cell>
          <table:table-cell table:style-name="ce14"/>
          <table:table-cell table:style-name="ce8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6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36:.J13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6:.J13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6:.J137];&quot;&gt;=&quot;&amp;[.$F$5])-COUNTIF([.F136:.J13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6:.O13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6:.O13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6:.O137];&quot;&gt;=&quot;&amp;[.$K$5])-COUNTIF([.K136:.O13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6:.T13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6:.T13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6:.T137];&quot;&gt;=&quot;&amp;[.$P$5])-COUNTIF([.P136:.T13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6:.Y13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6:.Y13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6:.Y137];&quot;&gt;=&quot;&amp;[.$U$5])-COUNTIF([.U136:.Y13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36]+[.AE136])*0.5-([.AG136]+[.AH136])*0.4-([.AJ136]+[.AK136])*0.3-[.Z136]*0.4-[.AA136]*0.5-([.AM136]+[.AN136])*1+(IF([.AB136]=&quot;&quot;;&quot;&quot;;IF([.AB136]&lt;80;-4;IF([.AB136]&gt;=85;IF([.AB136]&lt;90;-1;0);-2))))+(IF([.AC136]=&quot;&quot;;&quot;&quot;;IF([.AC136]&lt;85;-5;IF([.AC136]&gt;=90;IF([.AC13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36]&lt;85;([.AD136]+[.AE136])&gt;6;([.AG136]+[.AH136])&gt;6;([.AJ136]+[.AK136])&gt;6;[.Z136]&gt;6;([.AD136]+[.AE136]+[.AG136]+[.AH136]+[.AJ136]+[.AK136]+[.Z136])&gt;13;[.AA136]&gt;6;[.AB136]&lt;70;[.AC13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36]*0.2-[.AX136]*0.5-[.AY136]*0.2-[.AZ136]*0.5-[.BA136]*1-[.BB136]*0.5-[.BC136]*0.2-[.BD136]*0.2-[.BE136]*0.2-[.BF136]*0.5-[.BG136]*0.5-[.BH136]*1-[.BI136]*1-[.BJ13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36]&lt;96;([.AW136]+[.AY136]+[.BC136]+[.BD136]+[.BE136])&gt;8;([.AX136]+[.AZ136]+[.BB136]+[.BF136]+[.BG136]+[.BJ136])&gt;6;([.AW136]+[.AX136]+[.AY136]+[.AZ136]+[.BA136]+[.BB136]+[.BC136]+[.BD136]+[.BE136]+[.BF136]+[.BG136]+[.BH136]+[.BI136]+[.BJ13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6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38:.J13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8:.J13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38:.J139];&quot;&gt;=&quot;&amp;[.$F$5])-COUNTIF([.F138:.J13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8:.O13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8:.O13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38:.O139];&quot;&gt;=&quot;&amp;[.$K$5])-COUNTIF([.K138:.O13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8:.T13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8:.T13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38:.T139];&quot;&gt;=&quot;&amp;[.$P$5])-COUNTIF([.P138:.T13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8:.Y13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8:.Y13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38:.Y139];&quot;&gt;=&quot;&amp;[.$U$5])-COUNTIF([.U138:.Y13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38]+[.AE138])*0.5-([.AG138]+[.AH138])*0.4-([.AJ138]+[.AK138])*0.3-[.Z138]*0.4-[.AA138]*0.5-([.AM138]+[.AN138])*1+(IF([.AB138]=&quot;&quot;;&quot;&quot;;IF([.AB138]&lt;80;-4;IF([.AB138]&gt;=85;IF([.AB138]&lt;90;-1;0);-2))))+(IF([.AC138]=&quot;&quot;;&quot;&quot;;IF([.AC138]&lt;85;-5;IF([.AC138]&gt;=90;IF([.AC13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38]&lt;85;([.AD138]+[.AE138])&gt;6;([.AG138]+[.AH138])&gt;6;([.AJ138]+[.AK138])&gt;6;[.Z138]&gt;6;([.AD138]+[.AE138]+[.AG138]+[.AH138]+[.AJ138]+[.AK138]+[.Z138])&gt;13;[.AA138]&gt;6;[.AB138]&lt;70;[.AC13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38]*0.2-[.AX138]*0.5-[.AY138]*0.2-[.AZ138]*0.5-[.BA138]*1-[.BB138]*0.5-[.BC138]*0.2-[.BD138]*0.2-[.BE138]*0.2-[.BF138]*0.5-[.BG138]*0.5-[.BH138]*1-[.BI138]*1-[.BJ13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38]&lt;96;([.AW138]+[.AY138]+[.BC138]+[.BD138]+[.BE138])&gt;8;([.AX138]+[.AZ138]+[.BB138]+[.BF138]+[.BG138]+[.BJ138])&gt;6;([.AW138]+[.AX138]+[.AY138]+[.AZ138]+[.BA138]+[.BB138]+[.BC138]+[.BD138]+[.BE138]+[.BF138]+[.BG138]+[.BH138]+[.BI138]+[.BJ13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6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40:.J14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0:.J14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0:.J141];&quot;&gt;=&quot;&amp;[.$F$5])-COUNTIF([.F140:.J14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0:.O14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0:.O14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0:.O141];&quot;&gt;=&quot;&amp;[.$K$5])-COUNTIF([.K140:.O14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0:.T14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0:.T14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0:.T141];&quot;&gt;=&quot;&amp;[.$P$5])-COUNTIF([.P140:.T14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0:.Y14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0:.Y14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0:.Y141];&quot;&gt;=&quot;&amp;[.$U$5])-COUNTIF([.U140:.Y14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40]+[.AE140])*0.5-([.AG140]+[.AH140])*0.4-([.AJ140]+[.AK140])*0.3-[.Z140]*0.4-[.AA140]*0.5-([.AM140]+[.AN140])*1+(IF([.AB140]=&quot;&quot;;&quot;&quot;;IF([.AB140]&lt;80;-4;IF([.AB140]&gt;=85;IF([.AB140]&lt;90;-1;0);-2))))+(IF([.AC140]=&quot;&quot;;&quot;&quot;;IF([.AC140]&lt;85;-5;IF([.AC140]&gt;=90;IF([.AC14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40]&lt;85;([.AD140]+[.AE140])&gt;6;([.AG140]+[.AH140])&gt;6;([.AJ140]+[.AK140])&gt;6;[.Z140]&gt;6;([.AD140]+[.AE140]+[.AG140]+[.AH140]+[.AJ140]+[.AK140]+[.Z140])&gt;13;[.AA140]&gt;6;[.AB140]&lt;70;[.AC14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40]*0.2-[.AX140]*0.5-[.AY140]*0.2-[.AZ140]*0.5-[.BA140]*1-[.BB140]*0.5-[.BC140]*0.2-[.BD140]*0.2-[.BE140]*0.2-[.BF140]*0.5-[.BG140]*0.5-[.BH140]*1-[.BI140]*1-[.BJ14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40]&lt;96;([.AW140]+[.AY140]+[.BC140]+[.BD140]+[.BE140])&gt;8;([.AX140]+[.AZ140]+[.BB140]+[.BF140]+[.BG140]+[.BJ140])&gt;6;([.AW140]+[.AX140]+[.AY140]+[.AZ140]+[.BA140]+[.BB140]+[.BC140]+[.BD140]+[.BE140]+[.BF140]+[.BG140]+[.BH140]+[.BI140]+[.BJ14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6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42:.J14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2:.J14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2:.J143];&quot;&gt;=&quot;&amp;[.$F$5])-COUNTIF([.F142:.J14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2:.O14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2:.O14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2:.O143];&quot;&gt;=&quot;&amp;[.$K$5])-COUNTIF([.K142:.O14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2:.T14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2:.T14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2:.T143];&quot;&gt;=&quot;&amp;[.$P$5])-COUNTIF([.P142:.T14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2:.Y14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2:.Y14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2:.Y143];&quot;&gt;=&quot;&amp;[.$U$5])-COUNTIF([.U142:.Y14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42]+[.AE142])*0.5-([.AG142]+[.AH142])*0.4-([.AJ142]+[.AK142])*0.3-[.Z142]*0.4-[.AA142]*0.5-([.AM142]+[.AN142])*1+(IF([.AB142]=&quot;&quot;;&quot;&quot;;IF([.AB142]&lt;80;-4;IF([.AB142]&gt;=85;IF([.AB142]&lt;90;-1;0);-2))))+(IF([.AC142]=&quot;&quot;;&quot;&quot;;IF([.AC142]&lt;85;-5;IF([.AC142]&gt;=90;IF([.AC14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42]&lt;85;([.AD142]+[.AE142])&gt;6;([.AG142]+[.AH142])&gt;6;([.AJ142]+[.AK142])&gt;6;[.Z142]&gt;6;([.AD142]+[.AE142]+[.AG142]+[.AH142]+[.AJ142]+[.AK142]+[.Z142])&gt;13;[.AA142]&gt;6;[.AB142]&lt;70;[.AC14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1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6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42]*0.2-[.AX142]*0.5-[.AY142]*0.2-[.AZ142]*0.5-[.BA142]*1-[.BB142]*0.5-[.BC142]*0.2-[.BD142]*0.2-[.BE142]*0.2-[.BF142]*0.5-[.BG142]*0.5-[.BH142]*1-[.BI142]*1-[.BJ14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42]&lt;96;([.AW142]+[.AY142]+[.BC142]+[.BD142]+[.BE142])&gt;8;([.AX142]+[.AZ142]+[.BB142]+[.BF142]+[.BG142]+[.BJ142])&gt;6;([.AW142]+[.AX142]+[.AY142]+[.AZ142]+[.BA142]+[.BB142]+[.BC142]+[.BD142]+[.BE142]+[.BF142]+[.BG142]+[.BH142]+[.BI142]+[.BJ14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1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44:.J14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4:.J14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4:.J145];&quot;&gt;=&quot;&amp;[.$F$5])-COUNTIF([.F144:.J14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4:.O14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4:.O14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4:.O145];&quot;&gt;=&quot;&amp;[.$K$5])-COUNTIF([.K144:.O14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4:.T14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4:.T14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4:.T145];&quot;&gt;=&quot;&amp;[.$P$5])-COUNTIF([.P144:.T14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4:.Y14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4:.Y14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4:.Y145];&quot;&gt;=&quot;&amp;[.$U$5])-COUNTIF([.U144:.Y14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44]+[.AE144])*0.5-([.AG144]+[.AH144])*0.4-([.AJ144]+[.AK144])*0.3-[.Z144]*0.4-[.AA144]*0.5-([.AM144]+[.AN144])*1+(IF([.AB144]=&quot;&quot;;&quot;&quot;;IF([.AB144]&lt;80;-4;IF([.AB144]&gt;=85;IF([.AB144]&lt;90;-1;0);-2))))+(IF([.AC144]=&quot;&quot;;&quot;&quot;;IF([.AC144]&lt;85;-5;IF([.AC144]&gt;=90;IF([.AC14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44]&lt;85;([.AD144]+[.AE144])&gt;6;([.AG144]+[.AH144])&gt;6;([.AJ144]+[.AK144])&gt;6;[.Z144]&gt;6;([.AD144]+[.AE144]+[.AG144]+[.AH144]+[.AJ144]+[.AK144]+[.Z144])&gt;13;[.AA144]&gt;6;[.AB144]&lt;70;[.AC14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44]*0.2-[.AX144]*0.5-[.AY144]*0.2-[.AZ144]*0.5-[.BA144]*1-[.BB144]*0.5-[.BC144]*0.2-[.BD144]*0.2-[.BE144]*0.2-[.BF144]*0.5-[.BG144]*0.5-[.BH144]*1-[.BI144]*1-[.BJ14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44]&lt;96;([.AW144]+[.AY144]+[.BC144]+[.BD144]+[.BE144])&gt;8;([.AX144]+[.AZ144]+[.BB144]+[.BF144]+[.BG144]+[.BJ144])&gt;6;([.AW144]+[.AX144]+[.AY144]+[.AZ144]+[.BA144]+[.BB144]+[.BC144]+[.BD144]+[.BE144]+[.BF144]+[.BG144]+[.BH144]+[.BI144]+[.BJ14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46:.J14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6:.J14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6:.J147];&quot;&gt;=&quot;&amp;[.$F$5])-COUNTIF([.F146:.J14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6:.O14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6:.O14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6:.O147];&quot;&gt;=&quot;&amp;[.$K$5])-COUNTIF([.K146:.O14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6:.T14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6:.T14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6:.T147];&quot;&gt;=&quot;&amp;[.$P$5])-COUNTIF([.P146:.T14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6:.Y14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6:.Y14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6:.Y147];&quot;&gt;=&quot;&amp;[.$U$5])-COUNTIF([.U146:.Y14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46]+[.AE146])*0.5-([.AG146]+[.AH146])*0.4-([.AJ146]+[.AK146])*0.3-[.Z146]*0.4-[.AA146]*0.5-([.AM146]+[.AN146])*1+(IF([.AB146]=&quot;&quot;;&quot;&quot;;IF([.AB146]&lt;80;-4;IF([.AB146]&gt;=85;IF([.AB146]&lt;90;-1;0);-2))))+(IF([.AC146]=&quot;&quot;;&quot;&quot;;IF([.AC146]&lt;85;-5;IF([.AC146]&gt;=90;IF([.AC14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46]&lt;85;([.AD146]+[.AE146])&gt;6;([.AG146]+[.AH146])&gt;6;([.AJ146]+[.AK146])&gt;6;[.Z146]&gt;6;([.AD146]+[.AE146]+[.AG146]+[.AH146]+[.AJ146]+[.AK146]+[.Z146])&gt;13;[.AA146]&gt;6;[.AB146]&lt;70;[.AC14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46]*0.2-[.AX146]*0.5-[.AY146]*0.2-[.AZ146]*0.5-[.BA146]*1-[.BB146]*0.5-[.BC146]*0.2-[.BD146]*0.2-[.BE146]*0.2-[.BF146]*0.5-[.BG146]*0.5-[.BH146]*1-[.BI146]*1-[.BJ14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46]&lt;96;([.AW146]+[.AY146]+[.BC146]+[.BD146]+[.BE146])&gt;8;([.AX146]+[.AZ146]+[.BB146]+[.BF146]+[.BG146]+[.BJ146])&gt;6;([.AW146]+[.AX146]+[.AY146]+[.AZ146]+[.BA146]+[.BB146]+[.BC146]+[.BD146]+[.BE146]+[.BF146]+[.BG146]+[.BH146]+[.BI146]+[.BJ14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48:.J14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8:.J14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48:.J149];&quot;&gt;=&quot;&amp;[.$F$5])-COUNTIF([.F148:.J14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8:.O14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8:.O14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48:.O149];&quot;&gt;=&quot;&amp;[.$K$5])-COUNTIF([.K148:.O14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8:.T14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8:.T14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48:.T149];&quot;&gt;=&quot;&amp;[.$P$5])-COUNTIF([.P148:.T14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8:.Y14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8:.Y14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48:.Y149];&quot;&gt;=&quot;&amp;[.$U$5])-COUNTIF([.U148:.Y14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48]+[.AE148])*0.5-([.AG148]+[.AH148])*0.4-([.AJ148]+[.AK148])*0.3-[.Z148]*0.4-[.AA148]*0.5-([.AM148]+[.AN148])*1+(IF([.AB148]=&quot;&quot;;&quot;&quot;;IF([.AB148]&lt;80;-4;IF([.AB148]&gt;=85;IF([.AB148]&lt;90;-1;0);-2))))+(IF([.AC148]=&quot;&quot;;&quot;&quot;;IF([.AC148]&lt;85;-5;IF([.AC148]&gt;=90;IF([.AC14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48]&lt;85;([.AD148]+[.AE148])&gt;6;([.AG148]+[.AH148])&gt;6;([.AJ148]+[.AK148])&gt;6;[.Z148]&gt;6;([.AD148]+[.AE148]+[.AG148]+[.AH148]+[.AJ148]+[.AK148]+[.Z148])&gt;13;[.AA148]&gt;6;[.AB148]&lt;70;[.AC14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48]*0.2-[.AX148]*0.5-[.AY148]*0.2-[.AZ148]*0.5-[.BA148]*1-[.BB148]*0.5-[.BC148]*0.2-[.BD148]*0.2-[.BE148]*0.2-[.BF148]*0.5-[.BG148]*0.5-[.BH148]*1-[.BI148]*1-[.BJ14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48]&lt;96;([.AW148]+[.AY148]+[.BC148]+[.BD148]+[.BE148])&gt;8;([.AX148]+[.AZ148]+[.BB148]+[.BF148]+[.BG148]+[.BJ148])&gt;6;([.AW148]+[.AX148]+[.AY148]+[.AZ148]+[.BA148]+[.BB148]+[.BC148]+[.BD148]+[.BE148]+[.BF148]+[.BG148]+[.BH148]+[.BI148]+[.BJ14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50:.J15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0:.J15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0:.J151];&quot;&gt;=&quot;&amp;[.$F$5])-COUNTIF([.F150:.J15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0:.O15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0:.O15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0:.O151];&quot;&gt;=&quot;&amp;[.$K$5])-COUNTIF([.K150:.O15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0:.T15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0:.T15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0:.T151];&quot;&gt;=&quot;&amp;[.$P$5])-COUNTIF([.P150:.T15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0:.Y15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0:.Y15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0:.Y151];&quot;&gt;=&quot;&amp;[.$U$5])-COUNTIF([.U150:.Y15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50]+[.AE150])*0.5-([.AG150]+[.AH150])*0.4-([.AJ150]+[.AK150])*0.3-[.Z150]*0.4-[.AA150]*0.5-([.AM150]+[.AN150])*1+(IF([.AB150]=&quot;&quot;;&quot;&quot;;IF([.AB150]&lt;80;-4;IF([.AB150]&gt;=85;IF([.AB150]&lt;90;-1;0);-2))))+(IF([.AC150]=&quot;&quot;;&quot;&quot;;IF([.AC150]&lt;85;-5;IF([.AC150]&gt;=90;IF([.AC15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50]&lt;85;([.AD150]+[.AE150])&gt;6;([.AG150]+[.AH150])&gt;6;([.AJ150]+[.AK150])&gt;6;[.Z150]&gt;6;([.AD150]+[.AE150]+[.AG150]+[.AH150]+[.AJ150]+[.AK150]+[.Z150])&gt;13;[.AA150]&gt;6;[.AB150]&lt;70;[.AC15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50]*0.2-[.AX150]*0.5-[.AY150]*0.2-[.AZ150]*0.5-[.BA150]*1-[.BB150]*0.5-[.BC150]*0.2-[.BD150]*0.2-[.BE150]*0.2-[.BF150]*0.5-[.BG150]*0.5-[.BH150]*1-[.BI150]*1-[.BJ15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50]&lt;96;([.AW150]+[.AY150]+[.BC150]+[.BD150]+[.BE150])&gt;8;([.AX150]+[.AZ150]+[.BB150]+[.BF150]+[.BG150]+[.BJ150])&gt;6;([.AW150]+[.AX150]+[.AY150]+[.AZ150]+[.BA150]+[.BB150]+[.BC150]+[.BD150]+[.BE150]+[.BF150]+[.BG150]+[.BH150]+[.BI150]+[.BJ15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52:.J15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2:.J15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2:.J153];&quot;&gt;=&quot;&amp;[.$F$5])-COUNTIF([.F152:.J15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2:.O15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2:.O15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2:.O153];&quot;&gt;=&quot;&amp;[.$K$5])-COUNTIF([.K152:.O15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2:.T15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2:.T15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2:.T153];&quot;&gt;=&quot;&amp;[.$P$5])-COUNTIF([.P152:.T15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2:.Y15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2:.Y15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2:.Y153];&quot;&gt;=&quot;&amp;[.$U$5])-COUNTIF([.U152:.Y15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52]+[.AE152])*0.5-([.AG152]+[.AH152])*0.4-([.AJ152]+[.AK152])*0.3-[.Z152]*0.4-[.AA152]*0.5-([.AM152]+[.AN152])*1+(IF([.AB152]=&quot;&quot;;&quot;&quot;;IF([.AB152]&lt;80;-4;IF([.AB152]&gt;=85;IF([.AB152]&lt;90;-1;0);-2))))+(IF([.AC152]=&quot;&quot;;&quot;&quot;;IF([.AC152]&lt;85;-5;IF([.AC152]&gt;=90;IF([.AC15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52]&lt;85;([.AD152]+[.AE152])&gt;6;([.AG152]+[.AH152])&gt;6;([.AJ152]+[.AK152])&gt;6;[.Z152]&gt;6;([.AD152]+[.AE152]+[.AG152]+[.AH152]+[.AJ152]+[.AK152]+[.Z152])&gt;13;[.AA152]&gt;6;[.AB152]&lt;70;[.AC15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52]*0.2-[.AX152]*0.5-[.AY152]*0.2-[.AZ152]*0.5-[.BA152]*1-[.BB152]*0.5-[.BC152]*0.2-[.BD152]*0.2-[.BE152]*0.2-[.BF152]*0.5-[.BG152]*0.5-[.BH152]*1-[.BI152]*1-[.BJ15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52]&lt;96;([.AW152]+[.AY152]+[.BC152]+[.BD152]+[.BE152])&gt;8;([.AX152]+[.AZ152]+[.BB152]+[.BF152]+[.BG152]+[.BJ152])&gt;6;([.AW152]+[.AX152]+[.AY152]+[.AZ152]+[.BA152]+[.BB152]+[.BC152]+[.BD152]+[.BE152]+[.BF152]+[.BG152]+[.BH152]+[.BI152]+[.BJ15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54:.J15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4:.J15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4:.J155];&quot;&gt;=&quot;&amp;[.$F$5])-COUNTIF([.F154:.J15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4:.O15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4:.O15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4:.O155];&quot;&gt;=&quot;&amp;[.$K$5])-COUNTIF([.K154:.O15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4:.T15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4:.T15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4:.T155];&quot;&gt;=&quot;&amp;[.$P$5])-COUNTIF([.P154:.T15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4:.Y15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4:.Y15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4:.Y155];&quot;&gt;=&quot;&amp;[.$U$5])-COUNTIF([.U154:.Y15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54]+[.AE154])*0.5-([.AG154]+[.AH154])*0.4-([.AJ154]+[.AK154])*0.3-[.Z154]*0.4-[.AA154]*0.5-([.AM154]+[.AN154])*1+(IF([.AB154]=&quot;&quot;;&quot;&quot;;IF([.AB154]&lt;80;-4;IF([.AB154]&gt;=85;IF([.AB154]&lt;90;-1;0);-2))))+(IF([.AC154]=&quot;&quot;;&quot;&quot;;IF([.AC154]&lt;85;-5;IF([.AC154]&gt;=90;IF([.AC15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54]&lt;85;([.AD154]+[.AE154])&gt;6;([.AG154]+[.AH154])&gt;6;([.AJ154]+[.AK154])&gt;6;[.Z154]&gt;6;([.AD154]+[.AE154]+[.AG154]+[.AH154]+[.AJ154]+[.AK154]+[.Z154])&gt;13;[.AA154]&gt;6;[.AB154]&lt;70;[.AC15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54]*0.2-[.AX154]*0.5-[.AY154]*0.2-[.AZ154]*0.5-[.BA154]*1-[.BB154]*0.5-[.BC154]*0.2-[.BD154]*0.2-[.BE154]*0.2-[.BF154]*0.5-[.BG154]*0.5-[.BH154]*1-[.BI154]*1-[.BJ15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54]&lt;96;([.AW154]+[.AY154]+[.BC154]+[.BD154]+[.BE154])&gt;8;([.AX154]+[.AZ154]+[.BB154]+[.BF154]+[.BG154]+[.BJ154])&gt;6;([.AW154]+[.AX154]+[.AY154]+[.AZ154]+[.BA154]+[.BB154]+[.BC154]+[.BD154]+[.BE154]+[.BF154]+[.BG154]+[.BH154]+[.BI154]+[.BJ15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56:.J15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6:.J15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6:.J157];&quot;&gt;=&quot;&amp;[.$F$5])-COUNTIF([.F156:.J15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6:.O15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6:.O15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6:.O157];&quot;&gt;=&quot;&amp;[.$K$5])-COUNTIF([.K156:.O15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6:.T15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6:.T15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6:.T157];&quot;&gt;=&quot;&amp;[.$P$5])-COUNTIF([.P156:.T15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6:.Y15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6:.Y15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6:.Y157];&quot;&gt;=&quot;&amp;[.$U$5])-COUNTIF([.U156:.Y15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56]+[.AE156])*0.5-([.AG156]+[.AH156])*0.4-([.AJ156]+[.AK156])*0.3-[.Z156]*0.4-[.AA156]*0.5-([.AM156]+[.AN156])*1+(IF([.AB156]=&quot;&quot;;&quot;&quot;;IF([.AB156]&lt;80;-4;IF([.AB156]&gt;=85;IF([.AB156]&lt;90;-1;0);-2))))+(IF([.AC156]=&quot;&quot;;&quot;&quot;;IF([.AC156]&lt;85;-5;IF([.AC156]&gt;=90;IF([.AC15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56]&lt;85;([.AD156]+[.AE156])&gt;6;([.AG156]+[.AH156])&gt;6;([.AJ156]+[.AK156])&gt;6;[.Z156]&gt;6;([.AD156]+[.AE156]+[.AG156]+[.AH156]+[.AJ156]+[.AK156]+[.Z156])&gt;13;[.AA156]&gt;6;[.AB156]&lt;70;[.AC15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56]*0.2-[.AX156]*0.5-[.AY156]*0.2-[.AZ156]*0.5-[.BA156]*1-[.BB156]*0.5-[.BC156]*0.2-[.BD156]*0.2-[.BE156]*0.2-[.BF156]*0.5-[.BG156]*0.5-[.BH156]*1-[.BI156]*1-[.BJ15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56]&lt;96;([.AW156]+[.AY156]+[.BC156]+[.BD156]+[.BE156])&gt;8;([.AX156]+[.AZ156]+[.BB156]+[.BF156]+[.BG156]+[.BJ156])&gt;6;([.AW156]+[.AX156]+[.AY156]+[.AZ156]+[.BA156]+[.BB156]+[.BC156]+[.BD156]+[.BE156]+[.BF156]+[.BG156]+[.BH156]+[.BI156]+[.BJ15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58:.J15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8:.J15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58:.J159];&quot;&gt;=&quot;&amp;[.$F$5])-COUNTIF([.F158:.J15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8:.O15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8:.O15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58:.O159];&quot;&gt;=&quot;&amp;[.$K$5])-COUNTIF([.K158:.O15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8:.T15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8:.T15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58:.T159];&quot;&gt;=&quot;&amp;[.$P$5])-COUNTIF([.P158:.T15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8:.Y15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8:.Y15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58:.Y159];&quot;&gt;=&quot;&amp;[.$U$5])-COUNTIF([.U158:.Y15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58]+[.AE158])*0.5-([.AG158]+[.AH158])*0.4-([.AJ158]+[.AK158])*0.3-[.Z158]*0.4-[.AA158]*0.5-([.AM158]+[.AN158])*1+(IF([.AB158]=&quot;&quot;;&quot;&quot;;IF([.AB158]&lt;80;-4;IF([.AB158]&gt;=85;IF([.AB158]&lt;90;-1;0);-2))))+(IF([.AC158]=&quot;&quot;;&quot;&quot;;IF([.AC158]&lt;85;-5;IF([.AC158]&gt;=90;IF([.AC15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58]&lt;85;([.AD158]+[.AE158])&gt;6;([.AG158]+[.AH158])&gt;6;([.AJ158]+[.AK158])&gt;6;[.Z158]&gt;6;([.AD158]+[.AE158]+[.AG158]+[.AH158]+[.AJ158]+[.AK158]+[.Z158])&gt;13;[.AA158]&gt;6;[.AB158]&lt;70;[.AC15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58]*0.2-[.AX158]*0.5-[.AY158]*0.2-[.AZ158]*0.5-[.BA158]*1-[.BB158]*0.5-[.BC158]*0.2-[.BD158]*0.2-[.BE158]*0.2-[.BF158]*0.5-[.BG158]*0.5-[.BH158]*1-[.BI158]*1-[.BJ15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58]&lt;96;([.AW158]+[.AY158]+[.BC158]+[.BD158]+[.BE158])&gt;8;([.AX158]+[.AZ158]+[.BB158]+[.BF158]+[.BG158]+[.BJ158])&gt;6;([.AW158]+[.AX158]+[.AY158]+[.AZ158]+[.BA158]+[.BB158]+[.BC158]+[.BD158]+[.BE158]+[.BF158]+[.BG158]+[.BH158]+[.BI158]+[.BJ15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60:.J16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0:.J16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0:.J161];&quot;&gt;=&quot;&amp;[.$F$5])-COUNTIF([.F160:.J16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0:.O16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0:.O16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0:.O161];&quot;&gt;=&quot;&amp;[.$K$5])-COUNTIF([.K160:.O16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0:.T16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0:.T16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0:.T161];&quot;&gt;=&quot;&amp;[.$P$5])-COUNTIF([.P160:.T16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0:.Y16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0:.Y16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0:.Y161];&quot;&gt;=&quot;&amp;[.$U$5])-COUNTIF([.U160:.Y16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60]+[.AE160])*0.5-([.AG160]+[.AH160])*0.4-([.AJ160]+[.AK160])*0.3-[.Z160]*0.4-[.AA160]*0.5-([.AM160]+[.AN160])*1+(IF([.AB160]=&quot;&quot;;&quot;&quot;;IF([.AB160]&lt;80;-4;IF([.AB160]&gt;=85;IF([.AB160]&lt;90;-1;0);-2))))+(IF([.AC160]=&quot;&quot;;&quot;&quot;;IF([.AC160]&lt;85;-5;IF([.AC160]&gt;=90;IF([.AC16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60]&lt;85;([.AD160]+[.AE160])&gt;6;([.AG160]+[.AH160])&gt;6;([.AJ160]+[.AK160])&gt;6;[.Z160]&gt;6;([.AD160]+[.AE160]+[.AG160]+[.AH160]+[.AJ160]+[.AK160]+[.Z160])&gt;13;[.AA160]&gt;6;[.AB160]&lt;70;[.AC16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60]*0.2-[.AX160]*0.5-[.AY160]*0.2-[.AZ160]*0.5-[.BA160]*1-[.BB160]*0.5-[.BC160]*0.2-[.BD160]*0.2-[.BE160]*0.2-[.BF160]*0.5-[.BG160]*0.5-[.BH160]*1-[.BI160]*1-[.BJ16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60]&lt;96;([.AW160]+[.AY160]+[.BC160]+[.BD160]+[.BE160])&gt;8;([.AX160]+[.AZ160]+[.BB160]+[.BF160]+[.BG160]+[.BJ160])&gt;6;([.AW160]+[.AX160]+[.AY160]+[.AZ160]+[.BA160]+[.BB160]+[.BC160]+[.BD160]+[.BE160]+[.BF160]+[.BG160]+[.BH160]+[.BI160]+[.BJ16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7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62:.J16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2:.J16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2:.J163];&quot;&gt;=&quot;&amp;[.$F$5])-COUNTIF([.F162:.J16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2:.O16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2:.O16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2:.O163];&quot;&gt;=&quot;&amp;[.$K$5])-COUNTIF([.K162:.O16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2:.T16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2:.T16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2:.T163];&quot;&gt;=&quot;&amp;[.$P$5])-COUNTIF([.P162:.T16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2:.Y16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2:.Y16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2:.Y163];&quot;&gt;=&quot;&amp;[.$U$5])-COUNTIF([.U162:.Y16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62]+[.AE162])*0.5-([.AG162]+[.AH162])*0.4-([.AJ162]+[.AK162])*0.3-[.Z162]*0.4-[.AA162]*0.5-([.AM162]+[.AN162])*1+(IF([.AB162]=&quot;&quot;;&quot;&quot;;IF([.AB162]&lt;80;-4;IF([.AB162]&gt;=85;IF([.AB162]&lt;90;-1;0);-2))))+(IF([.AC162]=&quot;&quot;;&quot;&quot;;IF([.AC162]&lt;85;-5;IF([.AC162]&gt;=90;IF([.AC16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62]&lt;85;([.AD162]+[.AE162])&gt;6;([.AG162]+[.AH162])&gt;6;([.AJ162]+[.AK162])&gt;6;[.Z162]&gt;6;([.AD162]+[.AE162]+[.AG162]+[.AH162]+[.AJ162]+[.AK162]+[.Z162])&gt;13;[.AA162]&gt;6;[.AB162]&lt;70;[.AC16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2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7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62]*0.2-[.AX162]*0.5-[.AY162]*0.2-[.AZ162]*0.5-[.BA162]*1-[.BB162]*0.5-[.BC162]*0.2-[.BD162]*0.2-[.BE162]*0.2-[.BF162]*0.5-[.BG162]*0.5-[.BH162]*1-[.BI162]*1-[.BJ16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62]&lt;96;([.AW162]+[.AY162]+[.BC162]+[.BD162]+[.BE162])&gt;8;([.AX162]+[.AZ162]+[.BB162]+[.BF162]+[.BG162]+[.BJ162])&gt;6;([.AW162]+[.AX162]+[.AY162]+[.AZ162]+[.BA162]+[.BB162]+[.BC162]+[.BD162]+[.BE162]+[.BF162]+[.BG162]+[.BH162]+[.BI162]+[.BJ16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2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64:.J16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4:.J16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4:.J165];&quot;&gt;=&quot;&amp;[.$F$5])-COUNTIF([.F164:.J16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4:.O16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4:.O16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4:.O165];&quot;&gt;=&quot;&amp;[.$K$5])-COUNTIF([.K164:.O16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4:.T16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4:.T16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4:.T165];&quot;&gt;=&quot;&amp;[.$P$5])-COUNTIF([.P164:.T16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4:.Y16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4:.Y16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4:.Y165];&quot;&gt;=&quot;&amp;[.$U$5])-COUNTIF([.U164:.Y16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64]+[.AE164])*0.5-([.AG164]+[.AH164])*0.4-([.AJ164]+[.AK164])*0.3-[.Z164]*0.4-[.AA164]*0.5-([.AM164]+[.AN164])*1+(IF([.AB164]=&quot;&quot;;&quot;&quot;;IF([.AB164]&lt;80;-4;IF([.AB164]&gt;=85;IF([.AB164]&lt;90;-1;0);-2))))+(IF([.AC164]=&quot;&quot;;&quot;&quot;;IF([.AC164]&lt;85;-5;IF([.AC164]&gt;=90;IF([.AC16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64]&lt;85;([.AD164]+[.AE164])&gt;6;([.AG164]+[.AH164])&gt;6;([.AJ164]+[.AK164])&gt;6;[.Z164]&gt;6;([.AD164]+[.AE164]+[.AG164]+[.AH164]+[.AJ164]+[.AK164]+[.Z164])&gt;13;[.AA164]&gt;6;[.AB164]&lt;70;[.AC16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64]*0.2-[.AX164]*0.5-[.AY164]*0.2-[.AZ164]*0.5-[.BA164]*1-[.BB164]*0.5-[.BC164]*0.2-[.BD164]*0.2-[.BE164]*0.2-[.BF164]*0.5-[.BG164]*0.5-[.BH164]*1-[.BI164]*1-[.BJ16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64]&lt;96;([.AW164]+[.AY164]+[.BC164]+[.BD164]+[.BE164])&gt;8;([.AX164]+[.AZ164]+[.BB164]+[.BF164]+[.BG164]+[.BJ164])&gt;6;([.AW164]+[.AX164]+[.AY164]+[.AZ164]+[.BA164]+[.BB164]+[.BC164]+[.BD164]+[.BE164]+[.BF164]+[.BG164]+[.BH164]+[.BI164]+[.BJ16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66:.J16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6:.J16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6:.J167];&quot;&gt;=&quot;&amp;[.$F$5])-COUNTIF([.F166:.J16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6:.O16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6:.O16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6:.O167];&quot;&gt;=&quot;&amp;[.$K$5])-COUNTIF([.K166:.O16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6:.T16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6:.T16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6:.T167];&quot;&gt;=&quot;&amp;[.$P$5])-COUNTIF([.P166:.T16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6:.Y16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6:.Y16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6:.Y167];&quot;&gt;=&quot;&amp;[.$U$5])-COUNTIF([.U166:.Y16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66]+[.AE166])*0.5-([.AG166]+[.AH166])*0.4-([.AJ166]+[.AK166])*0.3-[.Z166]*0.4-[.AA166]*0.5-([.AM166]+[.AN166])*1+(IF([.AB166]=&quot;&quot;;&quot;&quot;;IF([.AB166]&lt;80;-4;IF([.AB166]&gt;=85;IF([.AB166]&lt;90;-1;0);-2))))+(IF([.AC166]=&quot;&quot;;&quot;&quot;;IF([.AC166]&lt;85;-5;IF([.AC166]&gt;=90;IF([.AC16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66]&lt;85;([.AD166]+[.AE166])&gt;6;([.AG166]+[.AH166])&gt;6;([.AJ166]+[.AK166])&gt;6;[.Z166]&gt;6;([.AD166]+[.AE166]+[.AG166]+[.AH166]+[.AJ166]+[.AK166]+[.Z166])&gt;13;[.AA166]&gt;6;[.AB166]&lt;70;[.AC16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66]*0.2-[.AX166]*0.5-[.AY166]*0.2-[.AZ166]*0.5-[.BA166]*1-[.BB166]*0.5-[.BC166]*0.2-[.BD166]*0.2-[.BE166]*0.2-[.BF166]*0.5-[.BG166]*0.5-[.BH166]*1-[.BI166]*1-[.BJ16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66]&lt;96;([.AW166]+[.AY166]+[.BC166]+[.BD166]+[.BE166])&gt;8;([.AX166]+[.AZ166]+[.BB166]+[.BF166]+[.BG166]+[.BJ166])&gt;6;([.AW166]+[.AX166]+[.AY166]+[.AZ166]+[.BA166]+[.BB166]+[.BC166]+[.BD166]+[.BE166]+[.BF166]+[.BG166]+[.BH166]+[.BI166]+[.BJ16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68:.J16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8:.J16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68:.J169];&quot;&gt;=&quot;&amp;[.$F$5])-COUNTIF([.F168:.J16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8:.O16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8:.O16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68:.O169];&quot;&gt;=&quot;&amp;[.$K$5])-COUNTIF([.K168:.O16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8:.T16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8:.T16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68:.T169];&quot;&gt;=&quot;&amp;[.$P$5])-COUNTIF([.P168:.T16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8:.Y16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8:.Y16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68:.Y169];&quot;&gt;=&quot;&amp;[.$U$5])-COUNTIF([.U168:.Y16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68]+[.AE168])*0.5-([.AG168]+[.AH168])*0.4-([.AJ168]+[.AK168])*0.3-[.Z168]*0.4-[.AA168]*0.5-([.AM168]+[.AN168])*1+(IF([.AB168]=&quot;&quot;;&quot;&quot;;IF([.AB168]&lt;80;-4;IF([.AB168]&gt;=85;IF([.AB168]&lt;90;-1;0);-2))))+(IF([.AC168]=&quot;&quot;;&quot;&quot;;IF([.AC168]&lt;85;-5;IF([.AC168]&gt;=90;IF([.AC16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68]&lt;85;([.AD168]+[.AE168])&gt;6;([.AG168]+[.AH168])&gt;6;([.AJ168]+[.AK168])&gt;6;[.Z168]&gt;6;([.AD168]+[.AE168]+[.AG168]+[.AH168]+[.AJ168]+[.AK168]+[.Z168])&gt;13;[.AA168]&gt;6;[.AB168]&lt;70;[.AC16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68]*0.2-[.AX168]*0.5-[.AY168]*0.2-[.AZ168]*0.5-[.BA168]*1-[.BB168]*0.5-[.BC168]*0.2-[.BD168]*0.2-[.BE168]*0.2-[.BF168]*0.5-[.BG168]*0.5-[.BH168]*1-[.BI168]*1-[.BJ16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68]&lt;96;([.AW168]+[.AY168]+[.BC168]+[.BD168]+[.BE168])&gt;8;([.AX168]+[.AZ168]+[.BB168]+[.BF168]+[.BG168]+[.BJ168])&gt;6;([.AW168]+[.AX168]+[.AY168]+[.AZ168]+[.BA168]+[.BB168]+[.BC168]+[.BD168]+[.BE168]+[.BF168]+[.BG168]+[.BH168]+[.BI168]+[.BJ16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70:.J17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0:.J17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0:.J171];&quot;&gt;=&quot;&amp;[.$F$5])-COUNTIF([.F170:.J17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0:.O17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0:.O17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0:.O171];&quot;&gt;=&quot;&amp;[.$K$5])-COUNTIF([.K170:.O17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0:.T17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0:.T17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0:.T171];&quot;&gt;=&quot;&amp;[.$P$5])-COUNTIF([.P170:.T17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0:.Y17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0:.Y17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0:.Y171];&quot;&gt;=&quot;&amp;[.$U$5])-COUNTIF([.U170:.Y17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70]+[.AE170])*0.5-([.AG170]+[.AH170])*0.4-([.AJ170]+[.AK170])*0.3-[.Z170]*0.4-[.AA170]*0.5-([.AM170]+[.AN170])*1+(IF([.AB170]=&quot;&quot;;&quot;&quot;;IF([.AB170]&lt;80;-4;IF([.AB170]&gt;=85;IF([.AB170]&lt;90;-1;0);-2))))+(IF([.AC170]=&quot;&quot;;&quot;&quot;;IF([.AC170]&lt;85;-5;IF([.AC170]&gt;=90;IF([.AC17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70]&lt;85;([.AD170]+[.AE170])&gt;6;([.AG170]+[.AH170])&gt;6;([.AJ170]+[.AK170])&gt;6;[.Z170]&gt;6;([.AD170]+[.AE170]+[.AG170]+[.AH170]+[.AJ170]+[.AK170]+[.Z170])&gt;13;[.AA170]&gt;6;[.AB170]&lt;70;[.AC17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70]*0.2-[.AX170]*0.5-[.AY170]*0.2-[.AZ170]*0.5-[.BA170]*1-[.BB170]*0.5-[.BC170]*0.2-[.BD170]*0.2-[.BE170]*0.2-[.BF170]*0.5-[.BG170]*0.5-[.BH170]*1-[.BI170]*1-[.BJ17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70]&lt;96;([.AW170]+[.AY170]+[.BC170]+[.BD170]+[.BE170])&gt;8;([.AX170]+[.AZ170]+[.BB170]+[.BF170]+[.BG170]+[.BJ170])&gt;6;([.AW170]+[.AX170]+[.AY170]+[.AZ170]+[.BA170]+[.BB170]+[.BC170]+[.BD170]+[.BE170]+[.BF170]+[.BG170]+[.BH170]+[.BI170]+[.BJ17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72:.J17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2:.J17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2:.J173];&quot;&gt;=&quot;&amp;[.$F$5])-COUNTIF([.F172:.J17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2:.O17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2:.O17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2:.O173];&quot;&gt;=&quot;&amp;[.$K$5])-COUNTIF([.K172:.O17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2:.T17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2:.T17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2:.T173];&quot;&gt;=&quot;&amp;[.$P$5])-COUNTIF([.P172:.T17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2:.Y17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2:.Y17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2:.Y173];&quot;&gt;=&quot;&amp;[.$U$5])-COUNTIF([.U172:.Y17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72]+[.AE172])*0.5-([.AG172]+[.AH172])*0.4-([.AJ172]+[.AK172])*0.3-[.Z172]*0.4-[.AA172]*0.5-([.AM172]+[.AN172])*1+(IF([.AB172]=&quot;&quot;;&quot;&quot;;IF([.AB172]&lt;80;-4;IF([.AB172]&gt;=85;IF([.AB172]&lt;90;-1;0);-2))))+(IF([.AC172]=&quot;&quot;;&quot;&quot;;IF([.AC172]&lt;85;-5;IF([.AC172]&gt;=90;IF([.AC17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72]&lt;85;([.AD172]+[.AE172])&gt;6;([.AG172]+[.AH172])&gt;6;([.AJ172]+[.AK172])&gt;6;[.Z172]&gt;6;([.AD172]+[.AE172]+[.AG172]+[.AH172]+[.AJ172]+[.AK172]+[.Z172])&gt;13;[.AA172]&gt;6;[.AB172]&lt;70;[.AC17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72]*0.2-[.AX172]*0.5-[.AY172]*0.2-[.AZ172]*0.5-[.BA172]*1-[.BB172]*0.5-[.BC172]*0.2-[.BD172]*0.2-[.BE172]*0.2-[.BF172]*0.5-[.BG172]*0.5-[.BH172]*1-[.BI172]*1-[.BJ17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72]&lt;96;([.AW172]+[.AY172]+[.BC172]+[.BD172]+[.BE172])&gt;8;([.AX172]+[.AZ172]+[.BB172]+[.BF172]+[.BG172]+[.BJ172])&gt;6;([.AW172]+[.AX172]+[.AY172]+[.AZ172]+[.BA172]+[.BB172]+[.BC172]+[.BD172]+[.BE172]+[.BF172]+[.BG172]+[.BH172]+[.BI172]+[.BJ17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74:.J17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4:.J17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4:.J175];&quot;&gt;=&quot;&amp;[.$F$5])-COUNTIF([.F174:.J17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4:.O17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4:.O17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4:.O175];&quot;&gt;=&quot;&amp;[.$K$5])-COUNTIF([.K174:.O17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4:.T17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4:.T17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4:.T175];&quot;&gt;=&quot;&amp;[.$P$5])-COUNTIF([.P174:.T17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4:.Y17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4:.Y17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4:.Y175];&quot;&gt;=&quot;&amp;[.$U$5])-COUNTIF([.U174:.Y17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74]+[.AE174])*0.5-([.AG174]+[.AH174])*0.4-([.AJ174]+[.AK174])*0.3-[.Z174]*0.4-[.AA174]*0.5-([.AM174]+[.AN174])*1+(IF([.AB174]=&quot;&quot;;&quot;&quot;;IF([.AB174]&lt;80;-4;IF([.AB174]&gt;=85;IF([.AB174]&lt;90;-1;0);-2))))+(IF([.AC174]=&quot;&quot;;&quot;&quot;;IF([.AC174]&lt;85;-5;IF([.AC174]&gt;=90;IF([.AC17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74]&lt;85;([.AD174]+[.AE174])&gt;6;([.AG174]+[.AH174])&gt;6;([.AJ174]+[.AK174])&gt;6;[.Z174]&gt;6;([.AD174]+[.AE174]+[.AG174]+[.AH174]+[.AJ174]+[.AK174]+[.Z174])&gt;13;[.AA174]&gt;6;[.AB174]&lt;70;[.AC17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74]*0.2-[.AX174]*0.5-[.AY174]*0.2-[.AZ174]*0.5-[.BA174]*1-[.BB174]*0.5-[.BC174]*0.2-[.BD174]*0.2-[.BE174]*0.2-[.BF174]*0.5-[.BG174]*0.5-[.BH174]*1-[.BI174]*1-[.BJ17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74]&lt;96;([.AW174]+[.AY174]+[.BC174]+[.BD174]+[.BE174])&gt;8;([.AX174]+[.AZ174]+[.BB174]+[.BF174]+[.BG174]+[.BJ174])&gt;6;([.AW174]+[.AX174]+[.AY174]+[.AZ174]+[.BA174]+[.BB174]+[.BC174]+[.BD174]+[.BE174]+[.BF174]+[.BG174]+[.BH174]+[.BI174]+[.BJ17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76:.J17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6:.J17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6:.J177];&quot;&gt;=&quot;&amp;[.$F$5])-COUNTIF([.F176:.J17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6:.O17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6:.O17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6:.O177];&quot;&gt;=&quot;&amp;[.$K$5])-COUNTIF([.K176:.O17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6:.T17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6:.T17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6:.T177];&quot;&gt;=&quot;&amp;[.$P$5])-COUNTIF([.P176:.T17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6:.Y17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6:.Y17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6:.Y177];&quot;&gt;=&quot;&amp;[.$U$5])-COUNTIF([.U176:.Y17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76]+[.AE176])*0.5-([.AG176]+[.AH176])*0.4-([.AJ176]+[.AK176])*0.3-[.Z176]*0.4-[.AA176]*0.5-([.AM176]+[.AN176])*1+(IF([.AB176]=&quot;&quot;;&quot;&quot;;IF([.AB176]&lt;80;-4;IF([.AB176]&gt;=85;IF([.AB176]&lt;90;-1;0);-2))))+(IF([.AC176]=&quot;&quot;;&quot;&quot;;IF([.AC176]&lt;85;-5;IF([.AC176]&gt;=90;IF([.AC17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76]&lt;85;([.AD176]+[.AE176])&gt;6;([.AG176]+[.AH176])&gt;6;([.AJ176]+[.AK176])&gt;6;[.Z176]&gt;6;([.AD176]+[.AE176]+[.AG176]+[.AH176]+[.AJ176]+[.AK176]+[.Z176])&gt;13;[.AA176]&gt;6;[.AB176]&lt;70;[.AC17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76]*0.2-[.AX176]*0.5-[.AY176]*0.2-[.AZ176]*0.5-[.BA176]*1-[.BB176]*0.5-[.BC176]*0.2-[.BD176]*0.2-[.BE176]*0.2-[.BF176]*0.5-[.BG176]*0.5-[.BH176]*1-[.BI176]*1-[.BJ17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76]&lt;96;([.AW176]+[.AY176]+[.BC176]+[.BD176]+[.BE176])&gt;8;([.AX176]+[.AZ176]+[.BB176]+[.BF176]+[.BG176]+[.BJ176])&gt;6;([.AW176]+[.AX176]+[.AY176]+[.AZ176]+[.BA176]+[.BB176]+[.BC176]+[.BD176]+[.BE176]+[.BF176]+[.BG176]+[.BH176]+[.BI176]+[.BJ17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78:.J17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8:.J17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78:.J179];&quot;&gt;=&quot;&amp;[.$F$5])-COUNTIF([.F178:.J17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8:.O17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8:.O17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78:.O179];&quot;&gt;=&quot;&amp;[.$K$5])-COUNTIF([.K178:.O17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8:.T17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8:.T17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78:.T179];&quot;&gt;=&quot;&amp;[.$P$5])-COUNTIF([.P178:.T17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8:.Y17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8:.Y17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78:.Y179];&quot;&gt;=&quot;&amp;[.$U$5])-COUNTIF([.U178:.Y17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78]+[.AE178])*0.5-([.AG178]+[.AH178])*0.4-([.AJ178]+[.AK178])*0.3-[.Z178]*0.4-[.AA178]*0.5-([.AM178]+[.AN178])*1+(IF([.AB178]=&quot;&quot;;&quot;&quot;;IF([.AB178]&lt;80;-4;IF([.AB178]&gt;=85;IF([.AB178]&lt;90;-1;0);-2))))+(IF([.AC178]=&quot;&quot;;&quot;&quot;;IF([.AC178]&lt;85;-5;IF([.AC178]&gt;=90;IF([.AC17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78]&lt;85;([.AD178]+[.AE178])&gt;6;([.AG178]+[.AH178])&gt;6;([.AJ178]+[.AK178])&gt;6;[.Z178]&gt;6;([.AD178]+[.AE178]+[.AG178]+[.AH178]+[.AJ178]+[.AK178]+[.Z178])&gt;13;[.AA178]&gt;6;[.AB178]&lt;70;[.AC17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78]*0.2-[.AX178]*0.5-[.AY178]*0.2-[.AZ178]*0.5-[.BA178]*1-[.BB178]*0.5-[.BC178]*0.2-[.BD178]*0.2-[.BE178]*0.2-[.BF178]*0.5-[.BG178]*0.5-[.BH178]*1-[.BI178]*1-[.BJ17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78]&lt;96;([.AW178]+[.AY178]+[.BC178]+[.BD178]+[.BE178])&gt;8;([.AX178]+[.AZ178]+[.BB178]+[.BF178]+[.BG178]+[.BJ178])&gt;6;([.AW178]+[.AX178]+[.AY178]+[.AZ178]+[.BA178]+[.BB178]+[.BC178]+[.BD178]+[.BE178]+[.BF178]+[.BG178]+[.BH178]+[.BI178]+[.BJ17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80:.J18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0:.J18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0:.J181];&quot;&gt;=&quot;&amp;[.$F$5])-COUNTIF([.F180:.J18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0:.O18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0:.O18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0:.O181];&quot;&gt;=&quot;&amp;[.$K$5])-COUNTIF([.K180:.O18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0:.T18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0:.T18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0:.T181];&quot;&gt;=&quot;&amp;[.$P$5])-COUNTIF([.P180:.T18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0:.Y18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0:.Y18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0:.Y181];&quot;&gt;=&quot;&amp;[.$U$5])-COUNTIF([.U180:.Y18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80]+[.AE180])*0.5-([.AG180]+[.AH180])*0.4-([.AJ180]+[.AK180])*0.3-[.Z180]*0.4-[.AA180]*0.5-([.AM180]+[.AN180])*1+(IF([.AB180]=&quot;&quot;;&quot;&quot;;IF([.AB180]&lt;80;-4;IF([.AB180]&gt;=85;IF([.AB180]&lt;90;-1;0);-2))))+(IF([.AC180]=&quot;&quot;;&quot;&quot;;IF([.AC180]&lt;85;-5;IF([.AC180]&gt;=90;IF([.AC18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80]&lt;85;([.AD180]+[.AE180])&gt;6;([.AG180]+[.AH180])&gt;6;([.AJ180]+[.AK180])&gt;6;[.Z180]&gt;6;([.AD180]+[.AE180]+[.AG180]+[.AH180]+[.AJ180]+[.AK180]+[.Z180])&gt;13;[.AA180]&gt;6;[.AB180]&lt;70;[.AC18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80]*0.2-[.AX180]*0.5-[.AY180]*0.2-[.AZ180]*0.5-[.BA180]*1-[.BB180]*0.5-[.BC180]*0.2-[.BD180]*0.2-[.BE180]*0.2-[.BF180]*0.5-[.BG180]*0.5-[.BH180]*1-[.BI180]*1-[.BJ18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80]&lt;96;([.AW180]+[.AY180]+[.BC180]+[.BD180]+[.BE180])&gt;8;([.AX180]+[.AZ180]+[.BB180]+[.BF180]+[.BG180]+[.BJ180])&gt;6;([.AW180]+[.AX180]+[.AY180]+[.AZ180]+[.BA180]+[.BB180]+[.BC180]+[.BD180]+[.BE180]+[.BF180]+[.BG180]+[.BH180]+[.BI180]+[.BJ18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8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82:.J18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2:.J18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2:.J183];&quot;&gt;=&quot;&amp;[.$F$5])-COUNTIF([.F182:.J18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2:.O18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2:.O18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2:.O183];&quot;&gt;=&quot;&amp;[.$K$5])-COUNTIF([.K182:.O18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2:.T18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2:.T18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2:.T183];&quot;&gt;=&quot;&amp;[.$P$5])-COUNTIF([.P182:.T18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2:.Y18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2:.Y18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2:.Y183];&quot;&gt;=&quot;&amp;[.$U$5])-COUNTIF([.U182:.Y18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82]+[.AE182])*0.5-([.AG182]+[.AH182])*0.4-([.AJ182]+[.AK182])*0.3-[.Z182]*0.4-[.AA182]*0.5-([.AM182]+[.AN182])*1+(IF([.AB182]=&quot;&quot;;&quot;&quot;;IF([.AB182]&lt;80;-4;IF([.AB182]&gt;=85;IF([.AB182]&lt;90;-1;0);-2))))+(IF([.AC182]=&quot;&quot;;&quot;&quot;;IF([.AC182]&lt;85;-5;IF([.AC182]&gt;=90;IF([.AC18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82]&lt;85;([.AD182]+[.AE182])&gt;6;([.AG182]+[.AH182])&gt;6;([.AJ182]+[.AK182])&gt;6;[.Z182]&gt;6;([.AD182]+[.AE182]+[.AG182]+[.AH182]+[.AJ182]+[.AK182]+[.Z182])&gt;13;[.AA182]&gt;6;[.AB182]&lt;70;[.AC18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3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8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82]*0.2-[.AX182]*0.5-[.AY182]*0.2-[.AZ182]*0.5-[.BA182]*1-[.BB182]*0.5-[.BC182]*0.2-[.BD182]*0.2-[.BE182]*0.2-[.BF182]*0.5-[.BG182]*0.5-[.BH182]*1-[.BI182]*1-[.BJ18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82]&lt;96;([.AW182]+[.AY182]+[.BC182]+[.BD182]+[.BE182])&gt;8;([.AX182]+[.AZ182]+[.BB182]+[.BF182]+[.BG182]+[.BJ182])&gt;6;([.AW182]+[.AX182]+[.AY182]+[.AZ182]+[.BA182]+[.BB182]+[.BC182]+[.BD182]+[.BE182]+[.BF182]+[.BG182]+[.BH182]+[.BI182]+[.BJ18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3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84:.J18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4:.J18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4:.J185];&quot;&gt;=&quot;&amp;[.$F$5])-COUNTIF([.F184:.J18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4:.O18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4:.O18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4:.O185];&quot;&gt;=&quot;&amp;[.$K$5])-COUNTIF([.K184:.O18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4:.T18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4:.T18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4:.T185];&quot;&gt;=&quot;&amp;[.$P$5])-COUNTIF([.P184:.T18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4:.Y18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4:.Y18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4:.Y185];&quot;&gt;=&quot;&amp;[.$U$5])-COUNTIF([.U184:.Y18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84]+[.AE184])*0.5-([.AG184]+[.AH184])*0.4-([.AJ184]+[.AK184])*0.3-[.Z184]*0.4-[.AA184]*0.5-([.AM184]+[.AN184])*1+(IF([.AB184]=&quot;&quot;;&quot;&quot;;IF([.AB184]&lt;80;-4;IF([.AB184]&gt;=85;IF([.AB184]&lt;90;-1;0);-2))))+(IF([.AC184]=&quot;&quot;;&quot;&quot;;IF([.AC184]&lt;85;-5;IF([.AC184]&gt;=90;IF([.AC18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84]&lt;85;([.AD184]+[.AE184])&gt;6;([.AG184]+[.AH184])&gt;6;([.AJ184]+[.AK184])&gt;6;[.Z184]&gt;6;([.AD184]+[.AE184]+[.AG184]+[.AH184]+[.AJ184]+[.AK184]+[.Z184])&gt;13;[.AA184]&gt;6;[.AB184]&lt;70;[.AC18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84]*0.2-[.AX184]*0.5-[.AY184]*0.2-[.AZ184]*0.5-[.BA184]*1-[.BB184]*0.5-[.BC184]*0.2-[.BD184]*0.2-[.BE184]*0.2-[.BF184]*0.5-[.BG184]*0.5-[.BH184]*1-[.BI184]*1-[.BJ18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84]&lt;96;([.AW184]+[.AY184]+[.BC184]+[.BD184]+[.BE184])&gt;8;([.AX184]+[.AZ184]+[.BB184]+[.BF184]+[.BG184]+[.BJ184])&gt;6;([.AW184]+[.AX184]+[.AY184]+[.AZ184]+[.BA184]+[.BB184]+[.BC184]+[.BD184]+[.BE184]+[.BF184]+[.BG184]+[.BH184]+[.BI184]+[.BJ18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86:.J18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6:.J18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6:.J187];&quot;&gt;=&quot;&amp;[.$F$5])-COUNTIF([.F186:.J18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6:.O18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6:.O18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6:.O187];&quot;&gt;=&quot;&amp;[.$K$5])-COUNTIF([.K186:.O18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6:.T18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6:.T18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6:.T187];&quot;&gt;=&quot;&amp;[.$P$5])-COUNTIF([.P186:.T18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6:.Y18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6:.Y18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6:.Y187];&quot;&gt;=&quot;&amp;[.$U$5])-COUNTIF([.U186:.Y18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86]+[.AE186])*0.5-([.AG186]+[.AH186])*0.4-([.AJ186]+[.AK186])*0.3-[.Z186]*0.4-[.AA186]*0.5-([.AM186]+[.AN186])*1+(IF([.AB186]=&quot;&quot;;&quot;&quot;;IF([.AB186]&lt;80;-4;IF([.AB186]&gt;=85;IF([.AB186]&lt;90;-1;0);-2))))+(IF([.AC186]=&quot;&quot;;&quot;&quot;;IF([.AC186]&lt;85;-5;IF([.AC186]&gt;=90;IF([.AC18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86]&lt;85;([.AD186]+[.AE186])&gt;6;([.AG186]+[.AH186])&gt;6;([.AJ186]+[.AK186])&gt;6;[.Z186]&gt;6;([.AD186]+[.AE186]+[.AG186]+[.AH186]+[.AJ186]+[.AK186]+[.Z186])&gt;13;[.AA186]&gt;6;[.AB186]&lt;70;[.AC18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86]*0.2-[.AX186]*0.5-[.AY186]*0.2-[.AZ186]*0.5-[.BA186]*1-[.BB186]*0.5-[.BC186]*0.2-[.BD186]*0.2-[.BE186]*0.2-[.BF186]*0.5-[.BG186]*0.5-[.BH186]*1-[.BI186]*1-[.BJ18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86]&lt;96;([.AW186]+[.AY186]+[.BC186]+[.BD186]+[.BE186])&gt;8;([.AX186]+[.AZ186]+[.BB186]+[.BF186]+[.BG186]+[.BJ186])&gt;6;([.AW186]+[.AX186]+[.AY186]+[.AZ186]+[.BA186]+[.BB186]+[.BC186]+[.BD186]+[.BE186]+[.BF186]+[.BG186]+[.BH186]+[.BI186]+[.BJ18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88:.J18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8:.J18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88:.J189];&quot;&gt;=&quot;&amp;[.$F$5])-COUNTIF([.F188:.J18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8:.O18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8:.O18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88:.O189];&quot;&gt;=&quot;&amp;[.$K$5])-COUNTIF([.K188:.O18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8:.T18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8:.T18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88:.T189];&quot;&gt;=&quot;&amp;[.$P$5])-COUNTIF([.P188:.T18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8:.Y18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8:.Y18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88:.Y189];&quot;&gt;=&quot;&amp;[.$U$5])-COUNTIF([.U188:.Y18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88]+[.AE188])*0.5-([.AG188]+[.AH188])*0.4-([.AJ188]+[.AK188])*0.3-[.Z188]*0.4-[.AA188]*0.5-([.AM188]+[.AN188])*1+(IF([.AB188]=&quot;&quot;;&quot;&quot;;IF([.AB188]&lt;80;-4;IF([.AB188]&gt;=85;IF([.AB188]&lt;90;-1;0);-2))))+(IF([.AC188]=&quot;&quot;;&quot;&quot;;IF([.AC188]&lt;85;-5;IF([.AC188]&gt;=90;IF([.AC18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88]&lt;85;([.AD188]+[.AE188])&gt;6;([.AG188]+[.AH188])&gt;6;([.AJ188]+[.AK188])&gt;6;[.Z188]&gt;6;([.AD188]+[.AE188]+[.AG188]+[.AH188]+[.AJ188]+[.AK188]+[.Z188])&gt;13;[.AA188]&gt;6;[.AB188]&lt;70;[.AC18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88]*0.2-[.AX188]*0.5-[.AY188]*0.2-[.AZ188]*0.5-[.BA188]*1-[.BB188]*0.5-[.BC188]*0.2-[.BD188]*0.2-[.BE188]*0.2-[.BF188]*0.5-[.BG188]*0.5-[.BH188]*1-[.BI188]*1-[.BJ18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88]&lt;96;([.AW188]+[.AY188]+[.BC188]+[.BD188]+[.BE188])&gt;8;([.AX188]+[.AZ188]+[.BB188]+[.BF188]+[.BG188]+[.BJ188])&gt;6;([.AW188]+[.AX188]+[.AY188]+[.AZ188]+[.BA188]+[.BB188]+[.BC188]+[.BD188]+[.BE188]+[.BF188]+[.BG188]+[.BH188]+[.BI188]+[.BJ18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90:.J19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0:.J19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0:.J191];&quot;&gt;=&quot;&amp;[.$F$5])-COUNTIF([.F190:.J19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0:.O19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0:.O19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0:.O191];&quot;&gt;=&quot;&amp;[.$K$5])-COUNTIF([.K190:.O19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0:.T19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0:.T19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0:.T191];&quot;&gt;=&quot;&amp;[.$P$5])-COUNTIF([.P190:.T19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0:.Y19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0:.Y19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0:.Y191];&quot;&gt;=&quot;&amp;[.$U$5])-COUNTIF([.U190:.Y19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90]+[.AE190])*0.5-([.AG190]+[.AH190])*0.4-([.AJ190]+[.AK190])*0.3-[.Z190]*0.4-[.AA190]*0.5-([.AM190]+[.AN190])*1+(IF([.AB190]=&quot;&quot;;&quot;&quot;;IF([.AB190]&lt;80;-4;IF([.AB190]&gt;=85;IF([.AB190]&lt;90;-1;0);-2))))+(IF([.AC190]=&quot;&quot;;&quot;&quot;;IF([.AC190]&lt;85;-5;IF([.AC190]&gt;=90;IF([.AC19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90]&lt;85;([.AD190]+[.AE190])&gt;6;([.AG190]+[.AH190])&gt;6;([.AJ190]+[.AK190])&gt;6;[.Z190]&gt;6;([.AD190]+[.AE190]+[.AG190]+[.AH190]+[.AJ190]+[.AK190]+[.Z190])&gt;13;[.AA190]&gt;6;[.AB190]&lt;70;[.AC19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90]*0.2-[.AX190]*0.5-[.AY190]*0.2-[.AZ190]*0.5-[.BA190]*1-[.BB190]*0.5-[.BC190]*0.2-[.BD190]*0.2-[.BE190]*0.2-[.BF190]*0.5-[.BG190]*0.5-[.BH190]*1-[.BI190]*1-[.BJ19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90]&lt;96;([.AW190]+[.AY190]+[.BC190]+[.BD190]+[.BE190])&gt;8;([.AX190]+[.AZ190]+[.BB190]+[.BF190]+[.BG190]+[.BJ190])&gt;6;([.AW190]+[.AX190]+[.AY190]+[.AZ190]+[.BA190]+[.BB190]+[.BC190]+[.BD190]+[.BE190]+[.BF190]+[.BG190]+[.BH190]+[.BI190]+[.BJ19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92:.J19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2:.J19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2:.J193];&quot;&gt;=&quot;&amp;[.$F$5])-COUNTIF([.F192:.J19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2:.O19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2:.O19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2:.O193];&quot;&gt;=&quot;&amp;[.$K$5])-COUNTIF([.K192:.O19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2:.T19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2:.T19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2:.T193];&quot;&gt;=&quot;&amp;[.$P$5])-COUNTIF([.P192:.T19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2:.Y19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2:.Y19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2:.Y193];&quot;&gt;=&quot;&amp;[.$U$5])-COUNTIF([.U192:.Y19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92]+[.AE192])*0.5-([.AG192]+[.AH192])*0.4-([.AJ192]+[.AK192])*0.3-[.Z192]*0.4-[.AA192]*0.5-([.AM192]+[.AN192])*1+(IF([.AB192]=&quot;&quot;;&quot;&quot;;IF([.AB192]&lt;80;-4;IF([.AB192]&gt;=85;IF([.AB192]&lt;90;-1;0);-2))))+(IF([.AC192]=&quot;&quot;;&quot;&quot;;IF([.AC192]&lt;85;-5;IF([.AC192]&gt;=90;IF([.AC19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92]&lt;85;([.AD192]+[.AE192])&gt;6;([.AG192]+[.AH192])&gt;6;([.AJ192]+[.AK192])&gt;6;[.Z192]&gt;6;([.AD192]+[.AE192]+[.AG192]+[.AH192]+[.AJ192]+[.AK192]+[.Z192])&gt;13;[.AA192]&gt;6;[.AB192]&lt;70;[.AC19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92]*0.2-[.AX192]*0.5-[.AY192]*0.2-[.AZ192]*0.5-[.BA192]*1-[.BB192]*0.5-[.BC192]*0.2-[.BD192]*0.2-[.BE192]*0.2-[.BF192]*0.5-[.BG192]*0.5-[.BH192]*1-[.BI192]*1-[.BJ19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92]&lt;96;([.AW192]+[.AY192]+[.BC192]+[.BD192]+[.BE192])&gt;8;([.AX192]+[.AZ192]+[.BB192]+[.BF192]+[.BG192]+[.BJ192])&gt;6;([.AW192]+[.AX192]+[.AY192]+[.AZ192]+[.BA192]+[.BB192]+[.BC192]+[.BD192]+[.BE192]+[.BF192]+[.BG192]+[.BH192]+[.BI192]+[.BJ19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94:.J19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4:.J19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4:.J195];&quot;&gt;=&quot;&amp;[.$F$5])-COUNTIF([.F194:.J19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4:.O19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4:.O19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4:.O195];&quot;&gt;=&quot;&amp;[.$K$5])-COUNTIF([.K194:.O19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4:.T19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4:.T19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4:.T195];&quot;&gt;=&quot;&amp;[.$P$5])-COUNTIF([.P194:.T19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4:.Y19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4:.Y19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4:.Y195];&quot;&gt;=&quot;&amp;[.$U$5])-COUNTIF([.U194:.Y19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94]+[.AE194])*0.5-([.AG194]+[.AH194])*0.4-([.AJ194]+[.AK194])*0.3-[.Z194]*0.4-[.AA194]*0.5-([.AM194]+[.AN194])*1+(IF([.AB194]=&quot;&quot;;&quot;&quot;;IF([.AB194]&lt;80;-4;IF([.AB194]&gt;=85;IF([.AB194]&lt;90;-1;0);-2))))+(IF([.AC194]=&quot;&quot;;&quot;&quot;;IF([.AC194]&lt;85;-5;IF([.AC194]&gt;=90;IF([.AC19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94]&lt;85;([.AD194]+[.AE194])&gt;6;([.AG194]+[.AH194])&gt;6;([.AJ194]+[.AK194])&gt;6;[.Z194]&gt;6;([.AD194]+[.AE194]+[.AG194]+[.AH194]+[.AJ194]+[.AK194]+[.Z194])&gt;13;[.AA194]&gt;6;[.AB194]&lt;70;[.AC19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94]*0.2-[.AX194]*0.5-[.AY194]*0.2-[.AZ194]*0.5-[.BA194]*1-[.BB194]*0.5-[.BC194]*0.2-[.BD194]*0.2-[.BE194]*0.2-[.BF194]*0.5-[.BG194]*0.5-[.BH194]*1-[.BI194]*1-[.BJ19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94]&lt;96;([.AW194]+[.AY194]+[.BC194]+[.BD194]+[.BE194])&gt;8;([.AX194]+[.AZ194]+[.BB194]+[.BF194]+[.BG194]+[.BJ194])&gt;6;([.AW194]+[.AX194]+[.AY194]+[.AZ194]+[.BA194]+[.BB194]+[.BC194]+[.BD194]+[.BE194]+[.BF194]+[.BG194]+[.BH194]+[.BI194]+[.BJ19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96:.J19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6:.J19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6:.J197];&quot;&gt;=&quot;&amp;[.$F$5])-COUNTIF([.F196:.J19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6:.O19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6:.O19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6:.O197];&quot;&gt;=&quot;&amp;[.$K$5])-COUNTIF([.K196:.O19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6:.T19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6:.T19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6:.T197];&quot;&gt;=&quot;&amp;[.$P$5])-COUNTIF([.P196:.T19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6:.Y19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6:.Y19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6:.Y197];&quot;&gt;=&quot;&amp;[.$U$5])-COUNTIF([.U196:.Y19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96]+[.AE196])*0.5-([.AG196]+[.AH196])*0.4-([.AJ196]+[.AK196])*0.3-[.Z196]*0.4-[.AA196]*0.5-([.AM196]+[.AN196])*1+(IF([.AB196]=&quot;&quot;;&quot;&quot;;IF([.AB196]&lt;80;-4;IF([.AB196]&gt;=85;IF([.AB196]&lt;90;-1;0);-2))))+(IF([.AC196]=&quot;&quot;;&quot;&quot;;IF([.AC196]&lt;85;-5;IF([.AC196]&gt;=90;IF([.AC19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96]&lt;85;([.AD196]+[.AE196])&gt;6;([.AG196]+[.AH196])&gt;6;([.AJ196]+[.AK196])&gt;6;[.Z196]&gt;6;([.AD196]+[.AE196]+[.AG196]+[.AH196]+[.AJ196]+[.AK196]+[.Z196])&gt;13;[.AA196]&gt;6;[.AB196]&lt;70;[.AC19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96]*0.2-[.AX196]*0.5-[.AY196]*0.2-[.AZ196]*0.5-[.BA196]*1-[.BB196]*0.5-[.BC196]*0.2-[.BD196]*0.2-[.BE196]*0.2-[.BF196]*0.5-[.BG196]*0.5-[.BH196]*1-[.BI196]*1-[.BJ19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96]&lt;96;([.AW196]+[.AY196]+[.BC196]+[.BD196]+[.BE196])&gt;8;([.AX196]+[.AZ196]+[.BB196]+[.BF196]+[.BG196]+[.BJ196])&gt;6;([.AW196]+[.AX196]+[.AY196]+[.AZ196]+[.BA196]+[.BB196]+[.BC196]+[.BD196]+[.BE196]+[.BF196]+[.BG196]+[.BH196]+[.BI196]+[.BJ19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198:.J19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8:.J19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198:.J199];&quot;&gt;=&quot;&amp;[.$F$5])-COUNTIF([.F198:.J19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8:.O19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8:.O19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198:.O199];&quot;&gt;=&quot;&amp;[.$K$5])-COUNTIF([.K198:.O19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8:.T19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8:.T19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198:.T199];&quot;&gt;=&quot;&amp;[.$P$5])-COUNTIF([.P198:.T19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8:.Y19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8:.Y19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198:.Y199];&quot;&gt;=&quot;&amp;[.$U$5])-COUNTIF([.U198:.Y19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198]+[.AE198])*0.5-([.AG198]+[.AH198])*0.4-([.AJ198]+[.AK198])*0.3-[.Z198]*0.4-[.AA198]*0.5-([.AM198]+[.AN198])*1+(IF([.AB198]=&quot;&quot;;&quot;&quot;;IF([.AB198]&lt;80;-4;IF([.AB198]&gt;=85;IF([.AB198]&lt;90;-1;0);-2))))+(IF([.AC198]=&quot;&quot;;&quot;&quot;;IF([.AC198]&lt;85;-5;IF([.AC198]&gt;=90;IF([.AC19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198]&lt;85;([.AD198]+[.AE198])&gt;6;([.AG198]+[.AH198])&gt;6;([.AJ198]+[.AK198])&gt;6;[.Z198]&gt;6;([.AD198]+[.AE198]+[.AG198]+[.AH198]+[.AJ198]+[.AK198]+[.Z198])&gt;13;[.AA198]&gt;6;[.AB198]&lt;70;[.AC19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198]*0.2-[.AX198]*0.5-[.AY198]*0.2-[.AZ198]*0.5-[.BA198]*1-[.BB198]*0.5-[.BC198]*0.2-[.BD198]*0.2-[.BE198]*0.2-[.BF198]*0.5-[.BG198]*0.5-[.BH198]*1-[.BI198]*1-[.BJ19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198]&lt;96;([.AW198]+[.AY198]+[.BC198]+[.BD198]+[.BE198])&gt;8;([.AX198]+[.AZ198]+[.BB198]+[.BF198]+[.BG198]+[.BJ198])&gt;6;([.AW198]+[.AX198]+[.AY198]+[.AZ198]+[.BA198]+[.BB198]+[.BC198]+[.BD198]+[.BE198]+[.BF198]+[.BG198]+[.BH198]+[.BI198]+[.BJ19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00:.J20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0:.J20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0:.J201];&quot;&gt;=&quot;&amp;[.$F$5])-COUNTIF([.F200:.J20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0:.O20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0:.O20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0:.O201];&quot;&gt;=&quot;&amp;[.$K$5])-COUNTIF([.K200:.O20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0:.T20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0:.T20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0:.T201];&quot;&gt;=&quot;&amp;[.$P$5])-COUNTIF([.P200:.T20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0:.Y20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0:.Y20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0:.Y201];&quot;&gt;=&quot;&amp;[.$U$5])-COUNTIF([.U200:.Y20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00]+[.AE200])*0.5-([.AG200]+[.AH200])*0.4-([.AJ200]+[.AK200])*0.3-[.Z200]*0.4-[.AA200]*0.5-([.AM200]+[.AN200])*1+(IF([.AB200]=&quot;&quot;;&quot;&quot;;IF([.AB200]&lt;80;-4;IF([.AB200]&gt;=85;IF([.AB200]&lt;90;-1;0);-2))))+(IF([.AC200]=&quot;&quot;;&quot;&quot;;IF([.AC200]&lt;85;-5;IF([.AC200]&gt;=90;IF([.AC20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00]&lt;85;([.AD200]+[.AE200])&gt;6;([.AG200]+[.AH200])&gt;6;([.AJ200]+[.AK200])&gt;6;[.Z200]&gt;6;([.AD200]+[.AE200]+[.AG200]+[.AH200]+[.AJ200]+[.AK200]+[.Z200])&gt;13;[.AA200]&gt;6;[.AB200]&lt;70;[.AC20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00]*0.2-[.AX200]*0.5-[.AY200]*0.2-[.AZ200]*0.5-[.BA200]*1-[.BB200]*0.5-[.BC200]*0.2-[.BD200]*0.2-[.BE200]*0.2-[.BF200]*0.5-[.BG200]*0.5-[.BH200]*1-[.BI200]*1-[.BJ20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00]&lt;96;([.AW200]+[.AY200]+[.BC200]+[.BD200]+[.BE200])&gt;8;([.AX200]+[.AZ200]+[.BB200]+[.BF200]+[.BG200]+[.BJ200])&gt;6;([.AW200]+[.AX200]+[.AY200]+[.AZ200]+[.BA200]+[.BB200]+[.BC200]+[.BD200]+[.BE200]+[.BF200]+[.BG200]+[.BH200]+[.BI200]+[.BJ20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9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02:.J20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2:.J20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2:.J203];&quot;&gt;=&quot;&amp;[.$F$5])-COUNTIF([.F202:.J20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2:.O20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2:.O20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2:.O203];&quot;&gt;=&quot;&amp;[.$K$5])-COUNTIF([.K202:.O20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2:.T20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2:.T20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2:.T203];&quot;&gt;=&quot;&amp;[.$P$5])-COUNTIF([.P202:.T20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2:.Y20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2:.Y20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2:.Y203];&quot;&gt;=&quot;&amp;[.$U$5])-COUNTIF([.U202:.Y20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02]+[.AE202])*0.5-([.AG202]+[.AH202])*0.4-([.AJ202]+[.AK202])*0.3-[.Z202]*0.4-[.AA202]*0.5-([.AM202]+[.AN202])*1+(IF([.AB202]=&quot;&quot;;&quot;&quot;;IF([.AB202]&lt;80;-4;IF([.AB202]&gt;=85;IF([.AB202]&lt;90;-1;0);-2))))+(IF([.AC202]=&quot;&quot;;&quot;&quot;;IF([.AC202]&lt;85;-5;IF([.AC202]&gt;=90;IF([.AC20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02]&lt;85;([.AD202]+[.AE202])&gt;6;([.AG202]+[.AH202])&gt;6;([.AJ202]+[.AK202])&gt;6;[.Z202]&gt;6;([.AD202]+[.AE202]+[.AG202]+[.AH202]+[.AJ202]+[.AK202]+[.Z202])&gt;13;[.AA202]&gt;6;[.AB202]&lt;70;[.AC20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4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39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02]*0.2-[.AX202]*0.5-[.AY202]*0.2-[.AZ202]*0.5-[.BA202]*1-[.BB202]*0.5-[.BC202]*0.2-[.BD202]*0.2-[.BE202]*0.2-[.BF202]*0.5-[.BG202]*0.5-[.BH202]*1-[.BI202]*1-[.BJ20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02]&lt;96;([.AW202]+[.AY202]+[.BC202]+[.BD202]+[.BE202])&gt;8;([.AX202]+[.AZ202]+[.BB202]+[.BF202]+[.BG202]+[.BJ202])&gt;6;([.AW202]+[.AX202]+[.AY202]+[.AZ202]+[.BA202]+[.BB202]+[.BC202]+[.BD202]+[.BE202]+[.BF202]+[.BG202]+[.BH202]+[.BI202]+[.BJ20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4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04:.J20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4:.J20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4:.J205];&quot;&gt;=&quot;&amp;[.$F$5])-COUNTIF([.F204:.J20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4:.O20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4:.O20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4:.O205];&quot;&gt;=&quot;&amp;[.$K$5])-COUNTIF([.K204:.O20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4:.T20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4:.T20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4:.T205];&quot;&gt;=&quot;&amp;[.$P$5])-COUNTIF([.P204:.T20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4:.Y20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4:.Y20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4:.Y205];&quot;&gt;=&quot;&amp;[.$U$5])-COUNTIF([.U204:.Y20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04]+[.AE204])*0.5-([.AG204]+[.AH204])*0.4-([.AJ204]+[.AK204])*0.3-[.Z204]*0.4-[.AA204]*0.5-([.AM204]+[.AN204])*1+(IF([.AB204]=&quot;&quot;;&quot;&quot;;IF([.AB204]&lt;80;-4;IF([.AB204]&gt;=85;IF([.AB204]&lt;90;-1;0);-2))))+(IF([.AC204]=&quot;&quot;;&quot;&quot;;IF([.AC204]&lt;85;-5;IF([.AC204]&gt;=90;IF([.AC20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04]&lt;85;([.AD204]+[.AE204])&gt;6;([.AG204]+[.AH204])&gt;6;([.AJ204]+[.AK204])&gt;6;[.Z204]&gt;6;([.AD204]+[.AE204]+[.AG204]+[.AH204]+[.AJ204]+[.AK204]+[.Z204])&gt;13;[.AA204]&gt;6;[.AB204]&lt;70;[.AC20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04]*0.2-[.AX204]*0.5-[.AY204]*0.2-[.AZ204]*0.5-[.BA204]*1-[.BB204]*0.5-[.BC204]*0.2-[.BD204]*0.2-[.BE204]*0.2-[.BF204]*0.5-[.BG204]*0.5-[.BH204]*1-[.BI204]*1-[.BJ20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04]&lt;96;([.AW204]+[.AY204]+[.BC204]+[.BD204]+[.BE204])&gt;8;([.AX204]+[.AZ204]+[.BB204]+[.BF204]+[.BG204]+[.BJ204])&gt;6;([.AW204]+[.AX204]+[.AY204]+[.AZ204]+[.BA204]+[.BB204]+[.BC204]+[.BD204]+[.BE204]+[.BF204]+[.BG204]+[.BH204]+[.BI204]+[.BJ20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06:.J20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6:.J20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6:.J207];&quot;&gt;=&quot;&amp;[.$F$5])-COUNTIF([.F206:.J20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6:.O20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6:.O20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6:.O207];&quot;&gt;=&quot;&amp;[.$K$5])-COUNTIF([.K206:.O20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6:.T20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6:.T20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6:.T207];&quot;&gt;=&quot;&amp;[.$P$5])-COUNTIF([.P206:.T20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6:.Y20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6:.Y20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6:.Y207];&quot;&gt;=&quot;&amp;[.$U$5])-COUNTIF([.U206:.Y20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06]+[.AE206])*0.5-([.AG206]+[.AH206])*0.4-([.AJ206]+[.AK206])*0.3-[.Z206]*0.4-[.AA206]*0.5-([.AM206]+[.AN206])*1+(IF([.AB206]=&quot;&quot;;&quot;&quot;;IF([.AB206]&lt;80;-4;IF([.AB206]&gt;=85;IF([.AB206]&lt;90;-1;0);-2))))+(IF([.AC206]=&quot;&quot;;&quot;&quot;;IF([.AC206]&lt;85;-5;IF([.AC206]&gt;=90;IF([.AC20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06]&lt;85;([.AD206]+[.AE206])&gt;6;([.AG206]+[.AH206])&gt;6;([.AJ206]+[.AK206])&gt;6;[.Z206]&gt;6;([.AD206]+[.AE206]+[.AG206]+[.AH206]+[.AJ206]+[.AK206]+[.Z206])&gt;13;[.AA206]&gt;6;[.AB206]&lt;70;[.AC20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06]*0.2-[.AX206]*0.5-[.AY206]*0.2-[.AZ206]*0.5-[.BA206]*1-[.BB206]*0.5-[.BC206]*0.2-[.BD206]*0.2-[.BE206]*0.2-[.BF206]*0.5-[.BG206]*0.5-[.BH206]*1-[.BI206]*1-[.BJ20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06]&lt;96;([.AW206]+[.AY206]+[.BC206]+[.BD206]+[.BE206])&gt;8;([.AX206]+[.AZ206]+[.BB206]+[.BF206]+[.BG206]+[.BJ206])&gt;6;([.AW206]+[.AX206]+[.AY206]+[.AZ206]+[.BA206]+[.BB206]+[.BC206]+[.BD206]+[.BE206]+[.BF206]+[.BG206]+[.BH206]+[.BI206]+[.BJ20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08:.J20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8:.J20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08:.J209];&quot;&gt;=&quot;&amp;[.$F$5])-COUNTIF([.F208:.J20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8:.O20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8:.O20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08:.O209];&quot;&gt;=&quot;&amp;[.$K$5])-COUNTIF([.K208:.O20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8:.T20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8:.T20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08:.T209];&quot;&gt;=&quot;&amp;[.$P$5])-COUNTIF([.P208:.T20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8:.Y20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8:.Y20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08:.Y209];&quot;&gt;=&quot;&amp;[.$U$5])-COUNTIF([.U208:.Y20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08]+[.AE208])*0.5-([.AG208]+[.AH208])*0.4-([.AJ208]+[.AK208])*0.3-[.Z208]*0.4-[.AA208]*0.5-([.AM208]+[.AN208])*1+(IF([.AB208]=&quot;&quot;;&quot;&quot;;IF([.AB208]&lt;80;-4;IF([.AB208]&gt;=85;IF([.AB208]&lt;90;-1;0);-2))))+(IF([.AC208]=&quot;&quot;;&quot;&quot;;IF([.AC208]&lt;85;-5;IF([.AC208]&gt;=90;IF([.AC20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08]&lt;85;([.AD208]+[.AE208])&gt;6;([.AG208]+[.AH208])&gt;6;([.AJ208]+[.AK208])&gt;6;[.Z208]&gt;6;([.AD208]+[.AE208]+[.AG208]+[.AH208]+[.AJ208]+[.AK208]+[.Z208])&gt;13;[.AA208]&gt;6;[.AB208]&lt;70;[.AC20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08]*0.2-[.AX208]*0.5-[.AY208]*0.2-[.AZ208]*0.5-[.BA208]*1-[.BB208]*0.5-[.BC208]*0.2-[.BD208]*0.2-[.BE208]*0.2-[.BF208]*0.5-[.BG208]*0.5-[.BH208]*1-[.BI208]*1-[.BJ20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08]&lt;96;([.AW208]+[.AY208]+[.BC208]+[.BD208]+[.BE208])&gt;8;([.AX208]+[.AZ208]+[.BB208]+[.BF208]+[.BG208]+[.BJ208])&gt;6;([.AW208]+[.AX208]+[.AY208]+[.AZ208]+[.BA208]+[.BB208]+[.BC208]+[.BD208]+[.BE208]+[.BF208]+[.BG208]+[.BH208]+[.BI208]+[.BJ20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10:.J21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0:.J21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0:.J211];&quot;&gt;=&quot;&amp;[.$F$5])-COUNTIF([.F210:.J21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0:.O21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0:.O21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0:.O211];&quot;&gt;=&quot;&amp;[.$K$5])-COUNTIF([.K210:.O21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0:.T21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0:.T21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0:.T211];&quot;&gt;=&quot;&amp;[.$P$5])-COUNTIF([.P210:.T21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0:.Y21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0:.Y21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0:.Y211];&quot;&gt;=&quot;&amp;[.$U$5])-COUNTIF([.U210:.Y21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10]+[.AE210])*0.5-([.AG210]+[.AH210])*0.4-([.AJ210]+[.AK210])*0.3-[.Z210]*0.4-[.AA210]*0.5-([.AM210]+[.AN210])*1+(IF([.AB210]=&quot;&quot;;&quot;&quot;;IF([.AB210]&lt;80;-4;IF([.AB210]&gt;=85;IF([.AB210]&lt;90;-1;0);-2))))+(IF([.AC210]=&quot;&quot;;&quot;&quot;;IF([.AC210]&lt;85;-5;IF([.AC210]&gt;=90;IF([.AC21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10]&lt;85;([.AD210]+[.AE210])&gt;6;([.AG210]+[.AH210])&gt;6;([.AJ210]+[.AK210])&gt;6;[.Z210]&gt;6;([.AD210]+[.AE210]+[.AG210]+[.AH210]+[.AJ210]+[.AK210]+[.Z210])&gt;13;[.AA210]&gt;6;[.AB210]&lt;70;[.AC21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10]*0.2-[.AX210]*0.5-[.AY210]*0.2-[.AZ210]*0.5-[.BA210]*1-[.BB210]*0.5-[.BC210]*0.2-[.BD210]*0.2-[.BE210]*0.2-[.BF210]*0.5-[.BG210]*0.5-[.BH210]*1-[.BI210]*1-[.BJ21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10]&lt;96;([.AW210]+[.AY210]+[.BC210]+[.BD210]+[.BE210])&gt;8;([.AX210]+[.AZ210]+[.BB210]+[.BF210]+[.BG210]+[.BJ210])&gt;6;([.AW210]+[.AX210]+[.AY210]+[.AZ210]+[.BA210]+[.BB210]+[.BC210]+[.BD210]+[.BE210]+[.BF210]+[.BG210]+[.BH210]+[.BI210]+[.BJ21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12:.J21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2:.J21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2:.J213];&quot;&gt;=&quot;&amp;[.$F$5])-COUNTIF([.F212:.J21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2:.O21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2:.O21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2:.O213];&quot;&gt;=&quot;&amp;[.$K$5])-COUNTIF([.K212:.O21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2:.T21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2:.T21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2:.T213];&quot;&gt;=&quot;&amp;[.$P$5])-COUNTIF([.P212:.T21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2:.Y21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2:.Y21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2:.Y213];&quot;&gt;=&quot;&amp;[.$U$5])-COUNTIF([.U212:.Y21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12]+[.AE212])*0.5-([.AG212]+[.AH212])*0.4-([.AJ212]+[.AK212])*0.3-[.Z212]*0.4-[.AA212]*0.5-([.AM212]+[.AN212])*1+(IF([.AB212]=&quot;&quot;;&quot;&quot;;IF([.AB212]&lt;80;-4;IF([.AB212]&gt;=85;IF([.AB212]&lt;90;-1;0);-2))))+(IF([.AC212]=&quot;&quot;;&quot;&quot;;IF([.AC212]&lt;85;-5;IF([.AC212]&gt;=90;IF([.AC21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12]&lt;85;([.AD212]+[.AE212])&gt;6;([.AG212]+[.AH212])&gt;6;([.AJ212]+[.AK212])&gt;6;[.Z212]&gt;6;([.AD212]+[.AE212]+[.AG212]+[.AH212]+[.AJ212]+[.AK212]+[.Z212])&gt;13;[.AA212]&gt;6;[.AB212]&lt;70;[.AC21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12]*0.2-[.AX212]*0.5-[.AY212]*0.2-[.AZ212]*0.5-[.BA212]*1-[.BB212]*0.5-[.BC212]*0.2-[.BD212]*0.2-[.BE212]*0.2-[.BF212]*0.5-[.BG212]*0.5-[.BH212]*1-[.BI212]*1-[.BJ21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12]&lt;96;([.AW212]+[.AY212]+[.BC212]+[.BD212]+[.BE212])&gt;8;([.AX212]+[.AZ212]+[.BB212]+[.BF212]+[.BG212]+[.BJ212])&gt;6;([.AW212]+[.AX212]+[.AY212]+[.AZ212]+[.BA212]+[.BB212]+[.BC212]+[.BD212]+[.BE212]+[.BF212]+[.BG212]+[.BH212]+[.BI212]+[.BJ21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14:.J21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4:.J21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4:.J215];&quot;&gt;=&quot;&amp;[.$F$5])-COUNTIF([.F214:.J21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4:.O21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4:.O21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4:.O215];&quot;&gt;=&quot;&amp;[.$K$5])-COUNTIF([.K214:.O21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4:.T21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4:.T21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4:.T215];&quot;&gt;=&quot;&amp;[.$P$5])-COUNTIF([.P214:.T21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4:.Y21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4:.Y21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4:.Y215];&quot;&gt;=&quot;&amp;[.$U$5])-COUNTIF([.U214:.Y21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14]+[.AE214])*0.5-([.AG214]+[.AH214])*0.4-([.AJ214]+[.AK214])*0.3-[.Z214]*0.4-[.AA214]*0.5-([.AM214]+[.AN214])*1+(IF([.AB214]=&quot;&quot;;&quot;&quot;;IF([.AB214]&lt;80;-4;IF([.AB214]&gt;=85;IF([.AB214]&lt;90;-1;0);-2))))+(IF([.AC214]=&quot;&quot;;&quot;&quot;;IF([.AC214]&lt;85;-5;IF([.AC214]&gt;=90;IF([.AC21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14]&lt;85;([.AD214]+[.AE214])&gt;6;([.AG214]+[.AH214])&gt;6;([.AJ214]+[.AK214])&gt;6;[.Z214]&gt;6;([.AD214]+[.AE214]+[.AG214]+[.AH214]+[.AJ214]+[.AK214]+[.Z214])&gt;13;[.AA214]&gt;6;[.AB214]&lt;70;[.AC21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14]*0.2-[.AX214]*0.5-[.AY214]*0.2-[.AZ214]*0.5-[.BA214]*1-[.BB214]*0.5-[.BC214]*0.2-[.BD214]*0.2-[.BE214]*0.2-[.BF214]*0.5-[.BG214]*0.5-[.BH214]*1-[.BI214]*1-[.BJ21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14]&lt;96;([.AW214]+[.AY214]+[.BC214]+[.BD214]+[.BE214])&gt;8;([.AX214]+[.AZ214]+[.BB214]+[.BF214]+[.BG214]+[.BJ214])&gt;6;([.AW214]+[.AX214]+[.AY214]+[.AZ214]+[.BA214]+[.BB214]+[.BC214]+[.BD214]+[.BE214]+[.BF214]+[.BG214]+[.BH214]+[.BI214]+[.BJ21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16:.J21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6:.J21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6:.J217];&quot;&gt;=&quot;&amp;[.$F$5])-COUNTIF([.F216:.J21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6:.O21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6:.O21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6:.O217];&quot;&gt;=&quot;&amp;[.$K$5])-COUNTIF([.K216:.O21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6:.T21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6:.T21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6:.T217];&quot;&gt;=&quot;&amp;[.$P$5])-COUNTIF([.P216:.T21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6:.Y21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6:.Y21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6:.Y217];&quot;&gt;=&quot;&amp;[.$U$5])-COUNTIF([.U216:.Y21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16]+[.AE216])*0.5-([.AG216]+[.AH216])*0.4-([.AJ216]+[.AK216])*0.3-[.Z216]*0.4-[.AA216]*0.5-([.AM216]+[.AN216])*1+(IF([.AB216]=&quot;&quot;;&quot;&quot;;IF([.AB216]&lt;80;-4;IF([.AB216]&gt;=85;IF([.AB216]&lt;90;-1;0);-2))))+(IF([.AC216]=&quot;&quot;;&quot;&quot;;IF([.AC216]&lt;85;-5;IF([.AC216]&gt;=90;IF([.AC21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16]&lt;85;([.AD216]+[.AE216])&gt;6;([.AG216]+[.AH216])&gt;6;([.AJ216]+[.AK216])&gt;6;[.Z216]&gt;6;([.AD216]+[.AE216]+[.AG216]+[.AH216]+[.AJ216]+[.AK216]+[.Z216])&gt;13;[.AA216]&gt;6;[.AB216]&lt;70;[.AC21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16]*0.2-[.AX216]*0.5-[.AY216]*0.2-[.AZ216]*0.5-[.BA216]*1-[.BB216]*0.5-[.BC216]*0.2-[.BD216]*0.2-[.BE216]*0.2-[.BF216]*0.5-[.BG216]*0.5-[.BH216]*1-[.BI216]*1-[.BJ21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16]&lt;96;([.AW216]+[.AY216]+[.BC216]+[.BD216]+[.BE216])&gt;8;([.AX216]+[.AZ216]+[.BB216]+[.BF216]+[.BG216]+[.BJ216])&gt;6;([.AW216]+[.AX216]+[.AY216]+[.AZ216]+[.BA216]+[.BB216]+[.BC216]+[.BD216]+[.BE216]+[.BF216]+[.BG216]+[.BH216]+[.BI216]+[.BJ21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18:.J21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8:.J21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18:.J219];&quot;&gt;=&quot;&amp;[.$F$5])-COUNTIF([.F218:.J21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8:.O21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8:.O21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18:.O219];&quot;&gt;=&quot;&amp;[.$K$5])-COUNTIF([.K218:.O21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8:.T21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8:.T21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18:.T219];&quot;&gt;=&quot;&amp;[.$P$5])-COUNTIF([.P218:.T21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8:.Y21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8:.Y21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18:.Y219];&quot;&gt;=&quot;&amp;[.$U$5])-COUNTIF([.U218:.Y21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18]+[.AE218])*0.5-([.AG218]+[.AH218])*0.4-([.AJ218]+[.AK218])*0.3-[.Z218]*0.4-[.AA218]*0.5-([.AM218]+[.AN218])*1+(IF([.AB218]=&quot;&quot;;&quot;&quot;;IF([.AB218]&lt;80;-4;IF([.AB218]&gt;=85;IF([.AB218]&lt;90;-1;0);-2))))+(IF([.AC218]=&quot;&quot;;&quot;&quot;;IF([.AC218]&lt;85;-5;IF([.AC218]&gt;=90;IF([.AC21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18]&lt;85;([.AD218]+[.AE218])&gt;6;([.AG218]+[.AH218])&gt;6;([.AJ218]+[.AK218])&gt;6;[.Z218]&gt;6;([.AD218]+[.AE218]+[.AG218]+[.AH218]+[.AJ218]+[.AK218]+[.Z218])&gt;13;[.AA218]&gt;6;[.AB218]&lt;70;[.AC21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18]*0.2-[.AX218]*0.5-[.AY218]*0.2-[.AZ218]*0.5-[.BA218]*1-[.BB218]*0.5-[.BC218]*0.2-[.BD218]*0.2-[.BE218]*0.2-[.BF218]*0.5-[.BG218]*0.5-[.BH218]*1-[.BI218]*1-[.BJ21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18]&lt;96;([.AW218]+[.AY218]+[.BC218]+[.BD218]+[.BE218])&gt;8;([.AX218]+[.AZ218]+[.BB218]+[.BF218]+[.BG218]+[.BJ218])&gt;6;([.AW218]+[.AX218]+[.AY218]+[.AZ218]+[.BA218]+[.BB218]+[.BC218]+[.BD218]+[.BE218]+[.BF218]+[.BG218]+[.BH218]+[.BI218]+[.BJ21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20:.J22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0:.J22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0:.J221];&quot;&gt;=&quot;&amp;[.$F$5])-COUNTIF([.F220:.J22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0:.O22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0:.O22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0:.O221];&quot;&gt;=&quot;&amp;[.$K$5])-COUNTIF([.K220:.O22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0:.T22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0:.T22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0:.T221];&quot;&gt;=&quot;&amp;[.$P$5])-COUNTIF([.P220:.T22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0:.Y22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0:.Y22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0:.Y221];&quot;&gt;=&quot;&amp;[.$U$5])-COUNTIF([.U220:.Y22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20]+[.AE220])*0.5-([.AG220]+[.AH220])*0.4-([.AJ220]+[.AK220])*0.3-[.Z220]*0.4-[.AA220]*0.5-([.AM220]+[.AN220])*1+(IF([.AB220]=&quot;&quot;;&quot;&quot;;IF([.AB220]&lt;80;-4;IF([.AB220]&gt;=85;IF([.AB220]&lt;90;-1;0);-2))))+(IF([.AC220]=&quot;&quot;;&quot;&quot;;IF([.AC220]&lt;85;-5;IF([.AC220]&gt;=90;IF([.AC22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20]&lt;85;([.AD220]+[.AE220])&gt;6;([.AG220]+[.AH220])&gt;6;([.AJ220]+[.AK220])&gt;6;[.Z220]&gt;6;([.AD220]+[.AE220]+[.AG220]+[.AH220]+[.AJ220]+[.AK220]+[.Z220])&gt;13;[.AA220]&gt;6;[.AB220]&lt;70;[.AC22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20]*0.2-[.AX220]*0.5-[.AY220]*0.2-[.AZ220]*0.5-[.BA220]*1-[.BB220]*0.5-[.BC220]*0.2-[.BD220]*0.2-[.BE220]*0.2-[.BF220]*0.5-[.BG220]*0.5-[.BH220]*1-[.BI220]*1-[.BJ22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20]&lt;96;([.AW220]+[.AY220]+[.BC220]+[.BD220]+[.BE220])&gt;8;([.AX220]+[.AZ220]+[.BB220]+[.BF220]+[.BG220]+[.BJ220])&gt;6;([.AW220]+[.AX220]+[.AY220]+[.AZ220]+[.BA220]+[.BB220]+[.BC220]+[.BD220]+[.BE220]+[.BF220]+[.BG220]+[.BH220]+[.BI220]+[.BJ22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0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22:.J22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2:.J22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2:.J223];&quot;&gt;=&quot;&amp;[.$F$5])-COUNTIF([.F222:.J22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2:.O22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2:.O22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2:.O223];&quot;&gt;=&quot;&amp;[.$K$5])-COUNTIF([.K222:.O22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2:.T22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2:.T22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2:.T223];&quot;&gt;=&quot;&amp;[.$P$5])-COUNTIF([.P222:.T22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2:.Y22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2:.Y22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2:.Y223];&quot;&gt;=&quot;&amp;[.$U$5])-COUNTIF([.U222:.Y22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22]+[.AE222])*0.5-([.AG222]+[.AH222])*0.4-([.AJ222]+[.AK222])*0.3-[.Z222]*0.4-[.AA222]*0.5-([.AM222]+[.AN222])*1+(IF([.AB222]=&quot;&quot;;&quot;&quot;;IF([.AB222]&lt;80;-4;IF([.AB222]&gt;=85;IF([.AB222]&lt;90;-1;0);-2))))+(IF([.AC222]=&quot;&quot;;&quot;&quot;;IF([.AC222]&lt;85;-5;IF([.AC222]&gt;=90;IF([.AC22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22]&lt;85;([.AD222]+[.AE222])&gt;6;([.AG222]+[.AH222])&gt;6;([.AJ222]+[.AK222])&gt;6;[.Z222]&gt;6;([.AD222]+[.AE222]+[.AG222]+[.AH222]+[.AJ222]+[.AK222]+[.Z222])&gt;13;[.AA222]&gt;6;[.AB222]&lt;70;[.AC22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5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0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22]*0.2-[.AX222]*0.5-[.AY222]*0.2-[.AZ222]*0.5-[.BA222]*1-[.BB222]*0.5-[.BC222]*0.2-[.BD222]*0.2-[.BE222]*0.2-[.BF222]*0.5-[.BG222]*0.5-[.BH222]*1-[.BI222]*1-[.BJ22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22]&lt;96;([.AW222]+[.AY222]+[.BC222]+[.BD222]+[.BE222])&gt;8;([.AX222]+[.AZ222]+[.BB222]+[.BF222]+[.BG222]+[.BJ222])&gt;6;([.AW222]+[.AX222]+[.AY222]+[.AZ222]+[.BA222]+[.BB222]+[.BC222]+[.BD222]+[.BE222]+[.BF222]+[.BG222]+[.BH222]+[.BI222]+[.BJ22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5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24:.J22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4:.J22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4:.J225];&quot;&gt;=&quot;&amp;[.$F$5])-COUNTIF([.F224:.J22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4:.O22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4:.O22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4:.O225];&quot;&gt;=&quot;&amp;[.$K$5])-COUNTIF([.K224:.O22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4:.T22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4:.T22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4:.T225];&quot;&gt;=&quot;&amp;[.$P$5])-COUNTIF([.P224:.T22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4:.Y22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4:.Y22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4:.Y225];&quot;&gt;=&quot;&amp;[.$U$5])-COUNTIF([.U224:.Y22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24]+[.AE224])*0.5-([.AG224]+[.AH224])*0.4-([.AJ224]+[.AK224])*0.3-[.Z224]*0.4-[.AA224]*0.5-([.AM224]+[.AN224])*1+(IF([.AB224]=&quot;&quot;;&quot;&quot;;IF([.AB224]&lt;80;-4;IF([.AB224]&gt;=85;IF([.AB224]&lt;90;-1;0);-2))))+(IF([.AC224]=&quot;&quot;;&quot;&quot;;IF([.AC224]&lt;85;-5;IF([.AC224]&gt;=90;IF([.AC22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24]&lt;85;([.AD224]+[.AE224])&gt;6;([.AG224]+[.AH224])&gt;6;([.AJ224]+[.AK224])&gt;6;[.Z224]&gt;6;([.AD224]+[.AE224]+[.AG224]+[.AH224]+[.AJ224]+[.AK224]+[.Z224])&gt;13;[.AA224]&gt;6;[.AB224]&lt;70;[.AC22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24]*0.2-[.AX224]*0.5-[.AY224]*0.2-[.AZ224]*0.5-[.BA224]*1-[.BB224]*0.5-[.BC224]*0.2-[.BD224]*0.2-[.BE224]*0.2-[.BF224]*0.5-[.BG224]*0.5-[.BH224]*1-[.BI224]*1-[.BJ22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24]&lt;96;([.AW224]+[.AY224]+[.BC224]+[.BD224]+[.BE224])&gt;8;([.AX224]+[.AZ224]+[.BB224]+[.BF224]+[.BG224]+[.BJ224])&gt;6;([.AW224]+[.AX224]+[.AY224]+[.AZ224]+[.BA224]+[.BB224]+[.BC224]+[.BD224]+[.BE224]+[.BF224]+[.BG224]+[.BH224]+[.BI224]+[.BJ22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26:.J22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6:.J22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6:.J227];&quot;&gt;=&quot;&amp;[.$F$5])-COUNTIF([.F226:.J22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6:.O22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6:.O22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6:.O227];&quot;&gt;=&quot;&amp;[.$K$5])-COUNTIF([.K226:.O22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6:.T22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6:.T22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6:.T227];&quot;&gt;=&quot;&amp;[.$P$5])-COUNTIF([.P226:.T22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6:.Y22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6:.Y22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6:.Y227];&quot;&gt;=&quot;&amp;[.$U$5])-COUNTIF([.U226:.Y22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26]+[.AE226])*0.5-([.AG226]+[.AH226])*0.4-([.AJ226]+[.AK226])*0.3-[.Z226]*0.4-[.AA226]*0.5-([.AM226]+[.AN226])*1+(IF([.AB226]=&quot;&quot;;&quot;&quot;;IF([.AB226]&lt;80;-4;IF([.AB226]&gt;=85;IF([.AB226]&lt;90;-1;0);-2))))+(IF([.AC226]=&quot;&quot;;&quot;&quot;;IF([.AC226]&lt;85;-5;IF([.AC226]&gt;=90;IF([.AC22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26]&lt;85;([.AD226]+[.AE226])&gt;6;([.AG226]+[.AH226])&gt;6;([.AJ226]+[.AK226])&gt;6;[.Z226]&gt;6;([.AD226]+[.AE226]+[.AG226]+[.AH226]+[.AJ226]+[.AK226]+[.Z226])&gt;13;[.AA226]&gt;6;[.AB226]&lt;70;[.AC22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26]*0.2-[.AX226]*0.5-[.AY226]*0.2-[.AZ226]*0.5-[.BA226]*1-[.BB226]*0.5-[.BC226]*0.2-[.BD226]*0.2-[.BE226]*0.2-[.BF226]*0.5-[.BG226]*0.5-[.BH226]*1-[.BI226]*1-[.BJ22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26]&lt;96;([.AW226]+[.AY226]+[.BC226]+[.BD226]+[.BE226])&gt;8;([.AX226]+[.AZ226]+[.BB226]+[.BF226]+[.BG226]+[.BJ226])&gt;6;([.AW226]+[.AX226]+[.AY226]+[.AZ226]+[.BA226]+[.BB226]+[.BC226]+[.BD226]+[.BE226]+[.BF226]+[.BG226]+[.BH226]+[.BI226]+[.BJ22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28:.J22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8:.J22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28:.J229];&quot;&gt;=&quot;&amp;[.$F$5])-COUNTIF([.F228:.J22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8:.O22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8:.O22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28:.O229];&quot;&gt;=&quot;&amp;[.$K$5])-COUNTIF([.K228:.O22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8:.T22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8:.T22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28:.T229];&quot;&gt;=&quot;&amp;[.$P$5])-COUNTIF([.P228:.T22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8:.Y22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8:.Y22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28:.Y229];&quot;&gt;=&quot;&amp;[.$U$5])-COUNTIF([.U228:.Y22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28]+[.AE228])*0.5-([.AG228]+[.AH228])*0.4-([.AJ228]+[.AK228])*0.3-[.Z228]*0.4-[.AA228]*0.5-([.AM228]+[.AN228])*1+(IF([.AB228]=&quot;&quot;;&quot;&quot;;IF([.AB228]&lt;80;-4;IF([.AB228]&gt;=85;IF([.AB228]&lt;90;-1;0);-2))))+(IF([.AC228]=&quot;&quot;;&quot;&quot;;IF([.AC228]&lt;85;-5;IF([.AC228]&gt;=90;IF([.AC22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28]&lt;85;([.AD228]+[.AE228])&gt;6;([.AG228]+[.AH228])&gt;6;([.AJ228]+[.AK228])&gt;6;[.Z228]&gt;6;([.AD228]+[.AE228]+[.AG228]+[.AH228]+[.AJ228]+[.AK228]+[.Z228])&gt;13;[.AA228]&gt;6;[.AB228]&lt;70;[.AC22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28]*0.2-[.AX228]*0.5-[.AY228]*0.2-[.AZ228]*0.5-[.BA228]*1-[.BB228]*0.5-[.BC228]*0.2-[.BD228]*0.2-[.BE228]*0.2-[.BF228]*0.5-[.BG228]*0.5-[.BH228]*1-[.BI228]*1-[.BJ22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28]&lt;96;([.AW228]+[.AY228]+[.BC228]+[.BD228]+[.BE228])&gt;8;([.AX228]+[.AZ228]+[.BB228]+[.BF228]+[.BG228]+[.BJ228])&gt;6;([.AW228]+[.AX228]+[.AY228]+[.AZ228]+[.BA228]+[.BB228]+[.BC228]+[.BD228]+[.BE228]+[.BF228]+[.BG228]+[.BH228]+[.BI228]+[.BJ22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30:.J23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0:.J23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0:.J231];&quot;&gt;=&quot;&amp;[.$F$5])-COUNTIF([.F230:.J23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0:.O23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0:.O23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0:.O231];&quot;&gt;=&quot;&amp;[.$K$5])-COUNTIF([.K230:.O23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0:.T23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0:.T23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0:.T231];&quot;&gt;=&quot;&amp;[.$P$5])-COUNTIF([.P230:.T23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0:.Y23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0:.Y23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0:.Y231];&quot;&gt;=&quot;&amp;[.$U$5])-COUNTIF([.U230:.Y23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30]+[.AE230])*0.5-([.AG230]+[.AH230])*0.4-([.AJ230]+[.AK230])*0.3-[.Z230]*0.4-[.AA230]*0.5-([.AM230]+[.AN230])*1+(IF([.AB230]=&quot;&quot;;&quot;&quot;;IF([.AB230]&lt;80;-4;IF([.AB230]&gt;=85;IF([.AB230]&lt;90;-1;0);-2))))+(IF([.AC230]=&quot;&quot;;&quot;&quot;;IF([.AC230]&lt;85;-5;IF([.AC230]&gt;=90;IF([.AC23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30]&lt;85;([.AD230]+[.AE230])&gt;6;([.AG230]+[.AH230])&gt;6;([.AJ230]+[.AK230])&gt;6;[.Z230]&gt;6;([.AD230]+[.AE230]+[.AG230]+[.AH230]+[.AJ230]+[.AK230]+[.Z230])&gt;13;[.AA230]&gt;6;[.AB230]&lt;70;[.AC23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30]*0.2-[.AX230]*0.5-[.AY230]*0.2-[.AZ230]*0.5-[.BA230]*1-[.BB230]*0.5-[.BC230]*0.2-[.BD230]*0.2-[.BE230]*0.2-[.BF230]*0.5-[.BG230]*0.5-[.BH230]*1-[.BI230]*1-[.BJ23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30]&lt;96;([.AW230]+[.AY230]+[.BC230]+[.BD230]+[.BE230])&gt;8;([.AX230]+[.AZ230]+[.BB230]+[.BF230]+[.BG230]+[.BJ230])&gt;6;([.AW230]+[.AX230]+[.AY230]+[.AZ230]+[.BA230]+[.BB230]+[.BC230]+[.BD230]+[.BE230]+[.BF230]+[.BG230]+[.BH230]+[.BI230]+[.BJ23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32:.J23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2:.J23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2:.J233];&quot;&gt;=&quot;&amp;[.$F$5])-COUNTIF([.F232:.J23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2:.O23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2:.O23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2:.O233];&quot;&gt;=&quot;&amp;[.$K$5])-COUNTIF([.K232:.O23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2:.T23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2:.T23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2:.T233];&quot;&gt;=&quot;&amp;[.$P$5])-COUNTIF([.P232:.T23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2:.Y23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2:.Y23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2:.Y233];&quot;&gt;=&quot;&amp;[.$U$5])-COUNTIF([.U232:.Y23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32]+[.AE232])*0.5-([.AG232]+[.AH232])*0.4-([.AJ232]+[.AK232])*0.3-[.Z232]*0.4-[.AA232]*0.5-([.AM232]+[.AN232])*1+(IF([.AB232]=&quot;&quot;;&quot;&quot;;IF([.AB232]&lt;80;-4;IF([.AB232]&gt;=85;IF([.AB232]&lt;90;-1;0);-2))))+(IF([.AC232]=&quot;&quot;;&quot;&quot;;IF([.AC232]&lt;85;-5;IF([.AC232]&gt;=90;IF([.AC23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32]&lt;85;([.AD232]+[.AE232])&gt;6;([.AG232]+[.AH232])&gt;6;([.AJ232]+[.AK232])&gt;6;[.Z232]&gt;6;([.AD232]+[.AE232]+[.AG232]+[.AH232]+[.AJ232]+[.AK232]+[.Z232])&gt;13;[.AA232]&gt;6;[.AB232]&lt;70;[.AC23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32]*0.2-[.AX232]*0.5-[.AY232]*0.2-[.AZ232]*0.5-[.BA232]*1-[.BB232]*0.5-[.BC232]*0.2-[.BD232]*0.2-[.BE232]*0.2-[.BF232]*0.5-[.BG232]*0.5-[.BH232]*1-[.BI232]*1-[.BJ23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32]&lt;96;([.AW232]+[.AY232]+[.BC232]+[.BD232]+[.BE232])&gt;8;([.AX232]+[.AZ232]+[.BB232]+[.BF232]+[.BG232]+[.BJ232])&gt;6;([.AW232]+[.AX232]+[.AY232]+[.AZ232]+[.BA232]+[.BB232]+[.BC232]+[.BD232]+[.BE232]+[.BF232]+[.BG232]+[.BH232]+[.BI232]+[.BJ23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34:.J23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4:.J23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4:.J235];&quot;&gt;=&quot;&amp;[.$F$5])-COUNTIF([.F234:.J23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4:.O23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4:.O23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4:.O235];&quot;&gt;=&quot;&amp;[.$K$5])-COUNTIF([.K234:.O23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4:.T23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4:.T23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4:.T235];&quot;&gt;=&quot;&amp;[.$P$5])-COUNTIF([.P234:.T23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4:.Y23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4:.Y23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4:.Y235];&quot;&gt;=&quot;&amp;[.$U$5])-COUNTIF([.U234:.Y23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34]+[.AE234])*0.5-([.AG234]+[.AH234])*0.4-([.AJ234]+[.AK234])*0.3-[.Z234]*0.4-[.AA234]*0.5-([.AM234]+[.AN234])*1+(IF([.AB234]=&quot;&quot;;&quot;&quot;;IF([.AB234]&lt;80;-4;IF([.AB234]&gt;=85;IF([.AB234]&lt;90;-1;0);-2))))+(IF([.AC234]=&quot;&quot;;&quot;&quot;;IF([.AC234]&lt;85;-5;IF([.AC234]&gt;=90;IF([.AC23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34]&lt;85;([.AD234]+[.AE234])&gt;6;([.AG234]+[.AH234])&gt;6;([.AJ234]+[.AK234])&gt;6;[.Z234]&gt;6;([.AD234]+[.AE234]+[.AG234]+[.AH234]+[.AJ234]+[.AK234]+[.Z234])&gt;13;[.AA234]&gt;6;[.AB234]&lt;70;[.AC23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34]*0.2-[.AX234]*0.5-[.AY234]*0.2-[.AZ234]*0.5-[.BA234]*1-[.BB234]*0.5-[.BC234]*0.2-[.BD234]*0.2-[.BE234]*0.2-[.BF234]*0.5-[.BG234]*0.5-[.BH234]*1-[.BI234]*1-[.BJ23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34]&lt;96;([.AW234]+[.AY234]+[.BC234]+[.BD234]+[.BE234])&gt;8;([.AX234]+[.AZ234]+[.BB234]+[.BF234]+[.BG234]+[.BJ234])&gt;6;([.AW234]+[.AX234]+[.AY234]+[.AZ234]+[.BA234]+[.BB234]+[.BC234]+[.BD234]+[.BE234]+[.BF234]+[.BG234]+[.BH234]+[.BI234]+[.BJ23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36:.J23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6:.J23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6:.J237];&quot;&gt;=&quot;&amp;[.$F$5])-COUNTIF([.F236:.J23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6:.O23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6:.O23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6:.O237];&quot;&gt;=&quot;&amp;[.$K$5])-COUNTIF([.K236:.O23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6:.T23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6:.T23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6:.T237];&quot;&gt;=&quot;&amp;[.$P$5])-COUNTIF([.P236:.T23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6:.Y23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6:.Y23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6:.Y237];&quot;&gt;=&quot;&amp;[.$U$5])-COUNTIF([.U236:.Y23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36]+[.AE236])*0.5-([.AG236]+[.AH236])*0.4-([.AJ236]+[.AK236])*0.3-[.Z236]*0.4-[.AA236]*0.5-([.AM236]+[.AN236])*1+(IF([.AB236]=&quot;&quot;;&quot;&quot;;IF([.AB236]&lt;80;-4;IF([.AB236]&gt;=85;IF([.AB236]&lt;90;-1;0);-2))))+(IF([.AC236]=&quot;&quot;;&quot;&quot;;IF([.AC236]&lt;85;-5;IF([.AC236]&gt;=90;IF([.AC23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36]&lt;85;([.AD236]+[.AE236])&gt;6;([.AG236]+[.AH236])&gt;6;([.AJ236]+[.AK236])&gt;6;[.Z236]&gt;6;([.AD236]+[.AE236]+[.AG236]+[.AH236]+[.AJ236]+[.AK236]+[.Z236])&gt;13;[.AA236]&gt;6;[.AB236]&lt;70;[.AC23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36]*0.2-[.AX236]*0.5-[.AY236]*0.2-[.AZ236]*0.5-[.BA236]*1-[.BB236]*0.5-[.BC236]*0.2-[.BD236]*0.2-[.BE236]*0.2-[.BF236]*0.5-[.BG236]*0.5-[.BH236]*1-[.BI236]*1-[.BJ23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36]&lt;96;([.AW236]+[.AY236]+[.BC236]+[.BD236]+[.BE236])&gt;8;([.AX236]+[.AZ236]+[.BB236]+[.BF236]+[.BG236]+[.BJ236])&gt;6;([.AW236]+[.AX236]+[.AY236]+[.AZ236]+[.BA236]+[.BB236]+[.BC236]+[.BD236]+[.BE236]+[.BF236]+[.BG236]+[.BH236]+[.BI236]+[.BJ23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38:.J23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8:.J23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38:.J239];&quot;&gt;=&quot;&amp;[.$F$5])-COUNTIF([.F238:.J23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8:.O23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8:.O23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38:.O239];&quot;&gt;=&quot;&amp;[.$K$5])-COUNTIF([.K238:.O23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8:.T23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8:.T23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38:.T239];&quot;&gt;=&quot;&amp;[.$P$5])-COUNTIF([.P238:.T23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8:.Y23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8:.Y23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38:.Y239];&quot;&gt;=&quot;&amp;[.$U$5])-COUNTIF([.U238:.Y23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38]+[.AE238])*0.5-([.AG238]+[.AH238])*0.4-([.AJ238]+[.AK238])*0.3-[.Z238]*0.4-[.AA238]*0.5-([.AM238]+[.AN238])*1+(IF([.AB238]=&quot;&quot;;&quot;&quot;;IF([.AB238]&lt;80;-4;IF([.AB238]&gt;=85;IF([.AB238]&lt;90;-1;0);-2))))+(IF([.AC238]=&quot;&quot;;&quot;&quot;;IF([.AC238]&lt;85;-5;IF([.AC238]&gt;=90;IF([.AC23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38]&lt;85;([.AD238]+[.AE238])&gt;6;([.AG238]+[.AH238])&gt;6;([.AJ238]+[.AK238])&gt;6;[.Z238]&gt;6;([.AD238]+[.AE238]+[.AG238]+[.AH238]+[.AJ238]+[.AK238]+[.Z238])&gt;13;[.AA238]&gt;6;[.AB238]&lt;70;[.AC23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38]*0.2-[.AX238]*0.5-[.AY238]*0.2-[.AZ238]*0.5-[.BA238]*1-[.BB238]*0.5-[.BC238]*0.2-[.BD238]*0.2-[.BE238]*0.2-[.BF238]*0.5-[.BG238]*0.5-[.BH238]*1-[.BI238]*1-[.BJ23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38]&lt;96;([.AW238]+[.AY238]+[.BC238]+[.BD238]+[.BE238])&gt;8;([.AX238]+[.AZ238]+[.BB238]+[.BF238]+[.BG238]+[.BJ238])&gt;6;([.AW238]+[.AX238]+[.AY238]+[.AZ238]+[.BA238]+[.BB238]+[.BC238]+[.BD238]+[.BE238]+[.BF238]+[.BG238]+[.BH238]+[.BI238]+[.BJ23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40:.J24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0:.J24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0:.J241];&quot;&gt;=&quot;&amp;[.$F$5])-COUNTIF([.F240:.J24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0:.O24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0:.O24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0:.O241];&quot;&gt;=&quot;&amp;[.$K$5])-COUNTIF([.K240:.O24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0:.T24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0:.T24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0:.T241];&quot;&gt;=&quot;&amp;[.$P$5])-COUNTIF([.P240:.T24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0:.Y24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0:.Y24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0:.Y241];&quot;&gt;=&quot;&amp;[.$U$5])-COUNTIF([.U240:.Y24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40]+[.AE240])*0.5-([.AG240]+[.AH240])*0.4-([.AJ240]+[.AK240])*0.3-[.Z240]*0.4-[.AA240]*0.5-([.AM240]+[.AN240])*1+(IF([.AB240]=&quot;&quot;;&quot;&quot;;IF([.AB240]&lt;80;-4;IF([.AB240]&gt;=85;IF([.AB240]&lt;90;-1;0);-2))))+(IF([.AC240]=&quot;&quot;;&quot;&quot;;IF([.AC240]&lt;85;-5;IF([.AC240]&gt;=90;IF([.AC24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40]&lt;85;([.AD240]+[.AE240])&gt;6;([.AG240]+[.AH240])&gt;6;([.AJ240]+[.AK240])&gt;6;[.Z240]&gt;6;([.AD240]+[.AE240]+[.AG240]+[.AH240]+[.AJ240]+[.AK240]+[.Z240])&gt;13;[.AA240]&gt;6;[.AB240]&lt;70;[.AC24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40]*0.2-[.AX240]*0.5-[.AY240]*0.2-[.AZ240]*0.5-[.BA240]*1-[.BB240]*0.5-[.BC240]*0.2-[.BD240]*0.2-[.BE240]*0.2-[.BF240]*0.5-[.BG240]*0.5-[.BH240]*1-[.BI240]*1-[.BJ24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40]&lt;96;([.AW240]+[.AY240]+[.BC240]+[.BD240]+[.BE240])&gt;8;([.AX240]+[.AZ240]+[.BB240]+[.BF240]+[.BG240]+[.BJ240])&gt;6;([.AW240]+[.AX240]+[.AY240]+[.AZ240]+[.BA240]+[.BB240]+[.BC240]+[.BD240]+[.BE240]+[.BF240]+[.BG240]+[.BH240]+[.BI240]+[.BJ24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1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42:.J24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2:.J24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2:.J243];&quot;&gt;=&quot;&amp;[.$F$5])-COUNTIF([.F242:.J24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2:.O24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2:.O24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2:.O243];&quot;&gt;=&quot;&amp;[.$K$5])-COUNTIF([.K242:.O24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2:.T24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2:.T24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2:.T243];&quot;&gt;=&quot;&amp;[.$P$5])-COUNTIF([.P242:.T24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2:.Y24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2:.Y24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2:.Y243];&quot;&gt;=&quot;&amp;[.$U$5])-COUNTIF([.U242:.Y24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42]+[.AE242])*0.5-([.AG242]+[.AH242])*0.4-([.AJ242]+[.AK242])*0.3-[.Z242]*0.4-[.AA242]*0.5-([.AM242]+[.AN242])*1+(IF([.AB242]=&quot;&quot;;&quot;&quot;;IF([.AB242]&lt;80;-4;IF([.AB242]&gt;=85;IF([.AB242]&lt;90;-1;0);-2))))+(IF([.AC242]=&quot;&quot;;&quot;&quot;;IF([.AC242]&lt;85;-5;IF([.AC242]&gt;=90;IF([.AC24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42]&lt;85;([.AD242]+[.AE242])&gt;6;([.AG242]+[.AH242])&gt;6;([.AJ242]+[.AK242])&gt;6;[.Z242]&gt;6;([.AD242]+[.AE242]+[.AG242]+[.AH242]+[.AJ242]+[.AK242]+[.Z242])&gt;13;[.AA242]&gt;6;[.AB242]&lt;70;[.AC24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6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1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42]*0.2-[.AX242]*0.5-[.AY242]*0.2-[.AZ242]*0.5-[.BA242]*1-[.BB242]*0.5-[.BC242]*0.2-[.BD242]*0.2-[.BE242]*0.2-[.BF242]*0.5-[.BG242]*0.5-[.BH242]*1-[.BI242]*1-[.BJ24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42]&lt;96;([.AW242]+[.AY242]+[.BC242]+[.BD242]+[.BE242])&gt;8;([.AX242]+[.AZ242]+[.BB242]+[.BF242]+[.BG242]+[.BJ242])&gt;6;([.AW242]+[.AX242]+[.AY242]+[.AZ242]+[.BA242]+[.BB242]+[.BC242]+[.BD242]+[.BE242]+[.BF242]+[.BG242]+[.BH242]+[.BI242]+[.BJ24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6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44:.J24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4:.J24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4:.J245];&quot;&gt;=&quot;&amp;[.$F$5])-COUNTIF([.F244:.J24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4:.O24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4:.O24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4:.O245];&quot;&gt;=&quot;&amp;[.$K$5])-COUNTIF([.K244:.O24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4:.T24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4:.T24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4:.T245];&quot;&gt;=&quot;&amp;[.$P$5])-COUNTIF([.P244:.T24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4:.Y24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4:.Y24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4:.Y245];&quot;&gt;=&quot;&amp;[.$U$5])-COUNTIF([.U244:.Y24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44]+[.AE244])*0.5-([.AG244]+[.AH244])*0.4-([.AJ244]+[.AK244])*0.3-[.Z244]*0.4-[.AA244]*0.5-([.AM244]+[.AN244])*1+(IF([.AB244]=&quot;&quot;;&quot;&quot;;IF([.AB244]&lt;80;-4;IF([.AB244]&gt;=85;IF([.AB244]&lt;90;-1;0);-2))))+(IF([.AC244]=&quot;&quot;;&quot;&quot;;IF([.AC244]&lt;85;-5;IF([.AC244]&gt;=90;IF([.AC24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44]&lt;85;([.AD244]+[.AE244])&gt;6;([.AG244]+[.AH244])&gt;6;([.AJ244]+[.AK244])&gt;6;[.Z244]&gt;6;([.AD244]+[.AE244]+[.AG244]+[.AH244]+[.AJ244]+[.AK244]+[.Z244])&gt;13;[.AA244]&gt;6;[.AB244]&lt;70;[.AC24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44]*0.2-[.AX244]*0.5-[.AY244]*0.2-[.AZ244]*0.5-[.BA244]*1-[.BB244]*0.5-[.BC244]*0.2-[.BD244]*0.2-[.BE244]*0.2-[.BF244]*0.5-[.BG244]*0.5-[.BH244]*1-[.BI244]*1-[.BJ24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44]&lt;96;([.AW244]+[.AY244]+[.BC244]+[.BD244]+[.BE244])&gt;8;([.AX244]+[.AZ244]+[.BB244]+[.BF244]+[.BG244]+[.BJ244])&gt;6;([.AW244]+[.AX244]+[.AY244]+[.AZ244]+[.BA244]+[.BB244]+[.BC244]+[.BD244]+[.BE244]+[.BF244]+[.BG244]+[.BH244]+[.BI244]+[.BJ24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46:.J24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6:.J24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6:.J247];&quot;&gt;=&quot;&amp;[.$F$5])-COUNTIF([.F246:.J24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6:.O24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6:.O24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6:.O247];&quot;&gt;=&quot;&amp;[.$K$5])-COUNTIF([.K246:.O24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6:.T24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6:.T24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6:.T247];&quot;&gt;=&quot;&amp;[.$P$5])-COUNTIF([.P246:.T24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6:.Y24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6:.Y24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6:.Y247];&quot;&gt;=&quot;&amp;[.$U$5])-COUNTIF([.U246:.Y24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46]+[.AE246])*0.5-([.AG246]+[.AH246])*0.4-([.AJ246]+[.AK246])*0.3-[.Z246]*0.4-[.AA246]*0.5-([.AM246]+[.AN246])*1+(IF([.AB246]=&quot;&quot;;&quot;&quot;;IF([.AB246]&lt;80;-4;IF([.AB246]&gt;=85;IF([.AB246]&lt;90;-1;0);-2))))+(IF([.AC246]=&quot;&quot;;&quot;&quot;;IF([.AC246]&lt;85;-5;IF([.AC246]&gt;=90;IF([.AC24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46]&lt;85;([.AD246]+[.AE246])&gt;6;([.AG246]+[.AH246])&gt;6;([.AJ246]+[.AK246])&gt;6;[.Z246]&gt;6;([.AD246]+[.AE246]+[.AG246]+[.AH246]+[.AJ246]+[.AK246]+[.Z246])&gt;13;[.AA246]&gt;6;[.AB246]&lt;70;[.AC24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46]*0.2-[.AX246]*0.5-[.AY246]*0.2-[.AZ246]*0.5-[.BA246]*1-[.BB246]*0.5-[.BC246]*0.2-[.BD246]*0.2-[.BE246]*0.2-[.BF246]*0.5-[.BG246]*0.5-[.BH246]*1-[.BI246]*1-[.BJ24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46]&lt;96;([.AW246]+[.AY246]+[.BC246]+[.BD246]+[.BE246])&gt;8;([.AX246]+[.AZ246]+[.BB246]+[.BF246]+[.BG246]+[.BJ246])&gt;6;([.AW246]+[.AX246]+[.AY246]+[.AZ246]+[.BA246]+[.BB246]+[.BC246]+[.BD246]+[.BE246]+[.BF246]+[.BG246]+[.BH246]+[.BI246]+[.BJ24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48:.J24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8:.J24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48:.J249];&quot;&gt;=&quot;&amp;[.$F$5])-COUNTIF([.F248:.J24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8:.O24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8:.O24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48:.O249];&quot;&gt;=&quot;&amp;[.$K$5])-COUNTIF([.K248:.O24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8:.T24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8:.T24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48:.T249];&quot;&gt;=&quot;&amp;[.$P$5])-COUNTIF([.P248:.T24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8:.Y24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8:.Y24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48:.Y249];&quot;&gt;=&quot;&amp;[.$U$5])-COUNTIF([.U248:.Y24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48]+[.AE248])*0.5-([.AG248]+[.AH248])*0.4-([.AJ248]+[.AK248])*0.3-[.Z248]*0.4-[.AA248]*0.5-([.AM248]+[.AN248])*1+(IF([.AB248]=&quot;&quot;;&quot;&quot;;IF([.AB248]&lt;80;-4;IF([.AB248]&gt;=85;IF([.AB248]&lt;90;-1;0);-2))))+(IF([.AC248]=&quot;&quot;;&quot;&quot;;IF([.AC248]&lt;85;-5;IF([.AC248]&gt;=90;IF([.AC24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48]&lt;85;([.AD248]+[.AE248])&gt;6;([.AG248]+[.AH248])&gt;6;([.AJ248]+[.AK248])&gt;6;[.Z248]&gt;6;([.AD248]+[.AE248]+[.AG248]+[.AH248]+[.AJ248]+[.AK248]+[.Z248])&gt;13;[.AA248]&gt;6;[.AB248]&lt;70;[.AC24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48]*0.2-[.AX248]*0.5-[.AY248]*0.2-[.AZ248]*0.5-[.BA248]*1-[.BB248]*0.5-[.BC248]*0.2-[.BD248]*0.2-[.BE248]*0.2-[.BF248]*0.5-[.BG248]*0.5-[.BH248]*1-[.BI248]*1-[.BJ24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48]&lt;96;([.AW248]+[.AY248]+[.BC248]+[.BD248]+[.BE248])&gt;8;([.AX248]+[.AZ248]+[.BB248]+[.BF248]+[.BG248]+[.BJ248])&gt;6;([.AW248]+[.AX248]+[.AY248]+[.AZ248]+[.BA248]+[.BB248]+[.BC248]+[.BD248]+[.BE248]+[.BF248]+[.BG248]+[.BH248]+[.BI248]+[.BJ24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50:.J25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0:.J25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0:.J251];&quot;&gt;=&quot;&amp;[.$F$5])-COUNTIF([.F250:.J25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0:.O25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0:.O25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0:.O251];&quot;&gt;=&quot;&amp;[.$K$5])-COUNTIF([.K250:.O25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0:.T25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0:.T25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0:.T251];&quot;&gt;=&quot;&amp;[.$P$5])-COUNTIF([.P250:.T25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0:.Y25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0:.Y25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0:.Y251];&quot;&gt;=&quot;&amp;[.$U$5])-COUNTIF([.U250:.Y25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50]+[.AE250])*0.5-([.AG250]+[.AH250])*0.4-([.AJ250]+[.AK250])*0.3-[.Z250]*0.4-[.AA250]*0.5-([.AM250]+[.AN250])*1+(IF([.AB250]=&quot;&quot;;&quot;&quot;;IF([.AB250]&lt;80;-4;IF([.AB250]&gt;=85;IF([.AB250]&lt;90;-1;0);-2))))+(IF([.AC250]=&quot;&quot;;&quot;&quot;;IF([.AC250]&lt;85;-5;IF([.AC250]&gt;=90;IF([.AC25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50]&lt;85;([.AD250]+[.AE250])&gt;6;([.AG250]+[.AH250])&gt;6;([.AJ250]+[.AK250])&gt;6;[.Z250]&gt;6;([.AD250]+[.AE250]+[.AG250]+[.AH250]+[.AJ250]+[.AK250]+[.Z250])&gt;13;[.AA250]&gt;6;[.AB250]&lt;70;[.AC25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50]*0.2-[.AX250]*0.5-[.AY250]*0.2-[.AZ250]*0.5-[.BA250]*1-[.BB250]*0.5-[.BC250]*0.2-[.BD250]*0.2-[.BE250]*0.2-[.BF250]*0.5-[.BG250]*0.5-[.BH250]*1-[.BI250]*1-[.BJ25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50]&lt;96;([.AW250]+[.AY250]+[.BC250]+[.BD250]+[.BE250])&gt;8;([.AX250]+[.AZ250]+[.BB250]+[.BF250]+[.BG250]+[.BJ250])&gt;6;([.AW250]+[.AX250]+[.AY250]+[.AZ250]+[.BA250]+[.BB250]+[.BC250]+[.BD250]+[.BE250]+[.BF250]+[.BG250]+[.BH250]+[.BI250]+[.BJ25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52:.J25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2:.J25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2:.J253];&quot;&gt;=&quot;&amp;[.$F$5])-COUNTIF([.F252:.J25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2:.O25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2:.O25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2:.O253];&quot;&gt;=&quot;&amp;[.$K$5])-COUNTIF([.K252:.O25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2:.T25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2:.T25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2:.T253];&quot;&gt;=&quot;&amp;[.$P$5])-COUNTIF([.P252:.T25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2:.Y25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2:.Y25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2:.Y253];&quot;&gt;=&quot;&amp;[.$U$5])-COUNTIF([.U252:.Y25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52]+[.AE252])*0.5-([.AG252]+[.AH252])*0.4-([.AJ252]+[.AK252])*0.3-[.Z252]*0.4-[.AA252]*0.5-([.AM252]+[.AN252])*1+(IF([.AB252]=&quot;&quot;;&quot;&quot;;IF([.AB252]&lt;80;-4;IF([.AB252]&gt;=85;IF([.AB252]&lt;90;-1;0);-2))))+(IF([.AC252]=&quot;&quot;;&quot;&quot;;IF([.AC252]&lt;85;-5;IF([.AC252]&gt;=90;IF([.AC25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52]&lt;85;([.AD252]+[.AE252])&gt;6;([.AG252]+[.AH252])&gt;6;([.AJ252]+[.AK252])&gt;6;[.Z252]&gt;6;([.AD252]+[.AE252]+[.AG252]+[.AH252]+[.AJ252]+[.AK252]+[.Z252])&gt;13;[.AA252]&gt;6;[.AB252]&lt;70;[.AC25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52]*0.2-[.AX252]*0.5-[.AY252]*0.2-[.AZ252]*0.5-[.BA252]*1-[.BB252]*0.5-[.BC252]*0.2-[.BD252]*0.2-[.BE252]*0.2-[.BF252]*0.5-[.BG252]*0.5-[.BH252]*1-[.BI252]*1-[.BJ25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52]&lt;96;([.AW252]+[.AY252]+[.BC252]+[.BD252]+[.BE252])&gt;8;([.AX252]+[.AZ252]+[.BB252]+[.BF252]+[.BG252]+[.BJ252])&gt;6;([.AW252]+[.AX252]+[.AY252]+[.AZ252]+[.BA252]+[.BB252]+[.BC252]+[.BD252]+[.BE252]+[.BF252]+[.BG252]+[.BH252]+[.BI252]+[.BJ25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54:.J25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4:.J25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4:.J255];&quot;&gt;=&quot;&amp;[.$F$5])-COUNTIF([.F254:.J25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4:.O25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4:.O25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4:.O255];&quot;&gt;=&quot;&amp;[.$K$5])-COUNTIF([.K254:.O25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4:.T25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4:.T25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4:.T255];&quot;&gt;=&quot;&amp;[.$P$5])-COUNTIF([.P254:.T25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4:.Y25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4:.Y25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4:.Y255];&quot;&gt;=&quot;&amp;[.$U$5])-COUNTIF([.U254:.Y25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54]+[.AE254])*0.5-([.AG254]+[.AH254])*0.4-([.AJ254]+[.AK254])*0.3-[.Z254]*0.4-[.AA254]*0.5-([.AM254]+[.AN254])*1+(IF([.AB254]=&quot;&quot;;&quot;&quot;;IF([.AB254]&lt;80;-4;IF([.AB254]&gt;=85;IF([.AB254]&lt;90;-1;0);-2))))+(IF([.AC254]=&quot;&quot;;&quot;&quot;;IF([.AC254]&lt;85;-5;IF([.AC254]&gt;=90;IF([.AC25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54]&lt;85;([.AD254]+[.AE254])&gt;6;([.AG254]+[.AH254])&gt;6;([.AJ254]+[.AK254])&gt;6;[.Z254]&gt;6;([.AD254]+[.AE254]+[.AG254]+[.AH254]+[.AJ254]+[.AK254]+[.Z254])&gt;13;[.AA254]&gt;6;[.AB254]&lt;70;[.AC25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54]*0.2-[.AX254]*0.5-[.AY254]*0.2-[.AZ254]*0.5-[.BA254]*1-[.BB254]*0.5-[.BC254]*0.2-[.BD254]*0.2-[.BE254]*0.2-[.BF254]*0.5-[.BG254]*0.5-[.BH254]*1-[.BI254]*1-[.BJ25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54]&lt;96;([.AW254]+[.AY254]+[.BC254]+[.BD254]+[.BE254])&gt;8;([.AX254]+[.AZ254]+[.BB254]+[.BF254]+[.BG254]+[.BJ254])&gt;6;([.AW254]+[.AX254]+[.AY254]+[.AZ254]+[.BA254]+[.BB254]+[.BC254]+[.BD254]+[.BE254]+[.BF254]+[.BG254]+[.BH254]+[.BI254]+[.BJ25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56:.J25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6:.J25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6:.J257];&quot;&gt;=&quot;&amp;[.$F$5])-COUNTIF([.F256:.J25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6:.O25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6:.O25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6:.O257];&quot;&gt;=&quot;&amp;[.$K$5])-COUNTIF([.K256:.O25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6:.T25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6:.T25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6:.T257];&quot;&gt;=&quot;&amp;[.$P$5])-COUNTIF([.P256:.T25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6:.Y25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6:.Y25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6:.Y257];&quot;&gt;=&quot;&amp;[.$U$5])-COUNTIF([.U256:.Y25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56]+[.AE256])*0.5-([.AG256]+[.AH256])*0.4-([.AJ256]+[.AK256])*0.3-[.Z256]*0.4-[.AA256]*0.5-([.AM256]+[.AN256])*1+(IF([.AB256]=&quot;&quot;;&quot;&quot;;IF([.AB256]&lt;80;-4;IF([.AB256]&gt;=85;IF([.AB256]&lt;90;-1;0);-2))))+(IF([.AC256]=&quot;&quot;;&quot;&quot;;IF([.AC256]&lt;85;-5;IF([.AC256]&gt;=90;IF([.AC25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56]&lt;85;([.AD256]+[.AE256])&gt;6;([.AG256]+[.AH256])&gt;6;([.AJ256]+[.AK256])&gt;6;[.Z256]&gt;6;([.AD256]+[.AE256]+[.AG256]+[.AH256]+[.AJ256]+[.AK256]+[.Z256])&gt;13;[.AA256]&gt;6;[.AB256]&lt;70;[.AC25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56]*0.2-[.AX256]*0.5-[.AY256]*0.2-[.AZ256]*0.5-[.BA256]*1-[.BB256]*0.5-[.BC256]*0.2-[.BD256]*0.2-[.BE256]*0.2-[.BF256]*0.5-[.BG256]*0.5-[.BH256]*1-[.BI256]*1-[.BJ25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56]&lt;96;([.AW256]+[.AY256]+[.BC256]+[.BD256]+[.BE256])&gt;8;([.AX256]+[.AZ256]+[.BB256]+[.BF256]+[.BG256]+[.BJ256])&gt;6;([.AW256]+[.AX256]+[.AY256]+[.AZ256]+[.BA256]+[.BB256]+[.BC256]+[.BD256]+[.BE256]+[.BF256]+[.BG256]+[.BH256]+[.BI256]+[.BJ25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58:.J25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8:.J25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58:.J259];&quot;&gt;=&quot;&amp;[.$F$5])-COUNTIF([.F258:.J25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8:.O25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8:.O25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58:.O259];&quot;&gt;=&quot;&amp;[.$K$5])-COUNTIF([.K258:.O25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8:.T25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8:.T25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58:.T259];&quot;&gt;=&quot;&amp;[.$P$5])-COUNTIF([.P258:.T25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8:.Y25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8:.Y25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58:.Y259];&quot;&gt;=&quot;&amp;[.$U$5])-COUNTIF([.U258:.Y25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58]+[.AE258])*0.5-([.AG258]+[.AH258])*0.4-([.AJ258]+[.AK258])*0.3-[.Z258]*0.4-[.AA258]*0.5-([.AM258]+[.AN258])*1+(IF([.AB258]=&quot;&quot;;&quot;&quot;;IF([.AB258]&lt;80;-4;IF([.AB258]&gt;=85;IF([.AB258]&lt;90;-1;0);-2))))+(IF([.AC258]=&quot;&quot;;&quot;&quot;;IF([.AC258]&lt;85;-5;IF([.AC258]&gt;=90;IF([.AC25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58]&lt;85;([.AD258]+[.AE258])&gt;6;([.AG258]+[.AH258])&gt;6;([.AJ258]+[.AK258])&gt;6;[.Z258]&gt;6;([.AD258]+[.AE258]+[.AG258]+[.AH258]+[.AJ258]+[.AK258]+[.Z258])&gt;13;[.AA258]&gt;6;[.AB258]&lt;70;[.AC25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58]*0.2-[.AX258]*0.5-[.AY258]*0.2-[.AZ258]*0.5-[.BA258]*1-[.BB258]*0.5-[.BC258]*0.2-[.BD258]*0.2-[.BE258]*0.2-[.BF258]*0.5-[.BG258]*0.5-[.BH258]*1-[.BI258]*1-[.BJ25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58]&lt;96;([.AW258]+[.AY258]+[.BC258]+[.BD258]+[.BE258])&gt;8;([.AX258]+[.AZ258]+[.BB258]+[.BF258]+[.BG258]+[.BJ258])&gt;6;([.AW258]+[.AX258]+[.AY258]+[.AZ258]+[.BA258]+[.BB258]+[.BC258]+[.BD258]+[.BE258]+[.BF258]+[.BG258]+[.BH258]+[.BI258]+[.BJ25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60:.J26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0:.J26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0:.J261];&quot;&gt;=&quot;&amp;[.$F$5])-COUNTIF([.F260:.J26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0:.O26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0:.O26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0:.O261];&quot;&gt;=&quot;&amp;[.$K$5])-COUNTIF([.K260:.O26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0:.T26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0:.T26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0:.T261];&quot;&gt;=&quot;&amp;[.$P$5])-COUNTIF([.P260:.T26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0:.Y26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0:.Y26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0:.Y261];&quot;&gt;=&quot;&amp;[.$U$5])-COUNTIF([.U260:.Y26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60]+[.AE260])*0.5-([.AG260]+[.AH260])*0.4-([.AJ260]+[.AK260])*0.3-[.Z260]*0.4-[.AA260]*0.5-([.AM260]+[.AN260])*1+(IF([.AB260]=&quot;&quot;;&quot;&quot;;IF([.AB260]&lt;80;-4;IF([.AB260]&gt;=85;IF([.AB260]&lt;90;-1;0);-2))))+(IF([.AC260]=&quot;&quot;;&quot;&quot;;IF([.AC260]&lt;85;-5;IF([.AC260]&gt;=90;IF([.AC26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60]&lt;85;([.AD260]+[.AE260])&gt;6;([.AG260]+[.AH260])&gt;6;([.AJ260]+[.AK260])&gt;6;[.Z260]&gt;6;([.AD260]+[.AE260]+[.AG260]+[.AH260]+[.AJ260]+[.AK260]+[.Z260])&gt;13;[.AA260]&gt;6;[.AB260]&lt;70;[.AC26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60]*0.2-[.AX260]*0.5-[.AY260]*0.2-[.AZ260]*0.5-[.BA260]*1-[.BB260]*0.5-[.BC260]*0.2-[.BD260]*0.2-[.BE260]*0.2-[.BF260]*0.5-[.BG260]*0.5-[.BH260]*1-[.BI260]*1-[.BJ26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60]&lt;96;([.AW260]+[.AY260]+[.BC260]+[.BD260]+[.BE260])&gt;8;([.AX260]+[.AZ260]+[.BB260]+[.BF260]+[.BG260]+[.BJ260])&gt;6;([.AW260]+[.AX260]+[.AY260]+[.AZ260]+[.BA260]+[.BB260]+[.BC260]+[.BD260]+[.BE260]+[.BF260]+[.BG260]+[.BH260]+[.BI260]+[.BJ26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2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62:.J26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2:.J26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2:.J263];&quot;&gt;=&quot;&amp;[.$F$5])-COUNTIF([.F262:.J26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2:.O26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2:.O26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2:.O263];&quot;&gt;=&quot;&amp;[.$K$5])-COUNTIF([.K262:.O26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2:.T26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2:.T26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2:.T263];&quot;&gt;=&quot;&amp;[.$P$5])-COUNTIF([.P262:.T26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2:.Y26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2:.Y26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2:.Y263];&quot;&gt;=&quot;&amp;[.$U$5])-COUNTIF([.U262:.Y26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62]+[.AE262])*0.5-([.AG262]+[.AH262])*0.4-([.AJ262]+[.AK262])*0.3-[.Z262]*0.4-[.AA262]*0.5-([.AM262]+[.AN262])*1+(IF([.AB262]=&quot;&quot;;&quot;&quot;;IF([.AB262]&lt;80;-4;IF([.AB262]&gt;=85;IF([.AB262]&lt;90;-1;0);-2))))+(IF([.AC262]=&quot;&quot;;&quot;&quot;;IF([.AC262]&lt;85;-5;IF([.AC262]&gt;=90;IF([.AC26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62]&lt;85;([.AD262]+[.AE262])&gt;6;([.AG262]+[.AH262])&gt;6;([.AJ262]+[.AK262])&gt;6;[.Z262]&gt;6;([.AD262]+[.AE262]+[.AG262]+[.AH262]+[.AJ262]+[.AK262]+[.Z262])&gt;13;[.AA262]&gt;6;[.AB262]&lt;70;[.AC26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7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2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62]*0.2-[.AX262]*0.5-[.AY262]*0.2-[.AZ262]*0.5-[.BA262]*1-[.BB262]*0.5-[.BC262]*0.2-[.BD262]*0.2-[.BE262]*0.2-[.BF262]*0.5-[.BG262]*0.5-[.BH262]*1-[.BI262]*1-[.BJ26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62]&lt;96;([.AW262]+[.AY262]+[.BC262]+[.BD262]+[.BE262])&gt;8;([.AX262]+[.AZ262]+[.BB262]+[.BF262]+[.BG262]+[.BJ262])&gt;6;([.AW262]+[.AX262]+[.AY262]+[.AZ262]+[.BA262]+[.BB262]+[.BC262]+[.BD262]+[.BE262]+[.BF262]+[.BG262]+[.BH262]+[.BI262]+[.BJ26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7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64:.J26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4:.J26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4:.J265];&quot;&gt;=&quot;&amp;[.$F$5])-COUNTIF([.F264:.J26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4:.O26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4:.O26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4:.O265];&quot;&gt;=&quot;&amp;[.$K$5])-COUNTIF([.K264:.O26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4:.T26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4:.T26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4:.T265];&quot;&gt;=&quot;&amp;[.$P$5])-COUNTIF([.P264:.T26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4:.Y26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4:.Y26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4:.Y265];&quot;&gt;=&quot;&amp;[.$U$5])-COUNTIF([.U264:.Y26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64]+[.AE264])*0.5-([.AG264]+[.AH264])*0.4-([.AJ264]+[.AK264])*0.3-[.Z264]*0.4-[.AA264]*0.5-([.AM264]+[.AN264])*1+(IF([.AB264]=&quot;&quot;;&quot;&quot;;IF([.AB264]&lt;80;-4;IF([.AB264]&gt;=85;IF([.AB264]&lt;90;-1;0);-2))))+(IF([.AC264]=&quot;&quot;;&quot;&quot;;IF([.AC264]&lt;85;-5;IF([.AC264]&gt;=90;IF([.AC26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64]&lt;85;([.AD264]+[.AE264])&gt;6;([.AG264]+[.AH264])&gt;6;([.AJ264]+[.AK264])&gt;6;[.Z264]&gt;6;([.AD264]+[.AE264]+[.AG264]+[.AH264]+[.AJ264]+[.AK264]+[.Z264])&gt;13;[.AA264]&gt;6;[.AB264]&lt;70;[.AC26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64]*0.2-[.AX264]*0.5-[.AY264]*0.2-[.AZ264]*0.5-[.BA264]*1-[.BB264]*0.5-[.BC264]*0.2-[.BD264]*0.2-[.BE264]*0.2-[.BF264]*0.5-[.BG264]*0.5-[.BH264]*1-[.BI264]*1-[.BJ26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64]&lt;96;([.AW264]+[.AY264]+[.BC264]+[.BD264]+[.BE264])&gt;8;([.AX264]+[.AZ264]+[.BB264]+[.BF264]+[.BG264]+[.BJ264])&gt;6;([.AW264]+[.AX264]+[.AY264]+[.AZ264]+[.BA264]+[.BB264]+[.BC264]+[.BD264]+[.BE264]+[.BF264]+[.BG264]+[.BH264]+[.BI264]+[.BJ26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66:.J26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6:.J26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6:.J267];&quot;&gt;=&quot;&amp;[.$F$5])-COUNTIF([.F266:.J26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6:.O26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6:.O26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6:.O267];&quot;&gt;=&quot;&amp;[.$K$5])-COUNTIF([.K266:.O26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6:.T26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6:.T26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6:.T267];&quot;&gt;=&quot;&amp;[.$P$5])-COUNTIF([.P266:.T26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6:.Y26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6:.Y26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6:.Y267];&quot;&gt;=&quot;&amp;[.$U$5])-COUNTIF([.U266:.Y26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66]+[.AE266])*0.5-([.AG266]+[.AH266])*0.4-([.AJ266]+[.AK266])*0.3-[.Z266]*0.4-[.AA266]*0.5-([.AM266]+[.AN266])*1+(IF([.AB266]=&quot;&quot;;&quot;&quot;;IF([.AB266]&lt;80;-4;IF([.AB266]&gt;=85;IF([.AB266]&lt;90;-1;0);-2))))+(IF([.AC266]=&quot;&quot;;&quot;&quot;;IF([.AC266]&lt;85;-5;IF([.AC266]&gt;=90;IF([.AC26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66]&lt;85;([.AD266]+[.AE266])&gt;6;([.AG266]+[.AH266])&gt;6;([.AJ266]+[.AK266])&gt;6;[.Z266]&gt;6;([.AD266]+[.AE266]+[.AG266]+[.AH266]+[.AJ266]+[.AK266]+[.Z266])&gt;13;[.AA266]&gt;6;[.AB266]&lt;70;[.AC26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66]*0.2-[.AX266]*0.5-[.AY266]*0.2-[.AZ266]*0.5-[.BA266]*1-[.BB266]*0.5-[.BC266]*0.2-[.BD266]*0.2-[.BE266]*0.2-[.BF266]*0.5-[.BG266]*0.5-[.BH266]*1-[.BI266]*1-[.BJ26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66]&lt;96;([.AW266]+[.AY266]+[.BC266]+[.BD266]+[.BE266])&gt;8;([.AX266]+[.AZ266]+[.BB266]+[.BF266]+[.BG266]+[.BJ266])&gt;6;([.AW266]+[.AX266]+[.AY266]+[.AZ266]+[.BA266]+[.BB266]+[.BC266]+[.BD266]+[.BE266]+[.BF266]+[.BG266]+[.BH266]+[.BI266]+[.BJ26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68:.J26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8:.J26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68:.J269];&quot;&gt;=&quot;&amp;[.$F$5])-COUNTIF([.F268:.J26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8:.O26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8:.O26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68:.O269];&quot;&gt;=&quot;&amp;[.$K$5])-COUNTIF([.K268:.O26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8:.T26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8:.T26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68:.T269];&quot;&gt;=&quot;&amp;[.$P$5])-COUNTIF([.P268:.T26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8:.Y26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8:.Y26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68:.Y269];&quot;&gt;=&quot;&amp;[.$U$5])-COUNTIF([.U268:.Y26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68]+[.AE268])*0.5-([.AG268]+[.AH268])*0.4-([.AJ268]+[.AK268])*0.3-[.Z268]*0.4-[.AA268]*0.5-([.AM268]+[.AN268])*1+(IF([.AB268]=&quot;&quot;;&quot;&quot;;IF([.AB268]&lt;80;-4;IF([.AB268]&gt;=85;IF([.AB268]&lt;90;-1;0);-2))))+(IF([.AC268]=&quot;&quot;;&quot;&quot;;IF([.AC268]&lt;85;-5;IF([.AC268]&gt;=90;IF([.AC26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68]&lt;85;([.AD268]+[.AE268])&gt;6;([.AG268]+[.AH268])&gt;6;([.AJ268]+[.AK268])&gt;6;[.Z268]&gt;6;([.AD268]+[.AE268]+[.AG268]+[.AH268]+[.AJ268]+[.AK268]+[.Z268])&gt;13;[.AA268]&gt;6;[.AB268]&lt;70;[.AC26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68]*0.2-[.AX268]*0.5-[.AY268]*0.2-[.AZ268]*0.5-[.BA268]*1-[.BB268]*0.5-[.BC268]*0.2-[.BD268]*0.2-[.BE268]*0.2-[.BF268]*0.5-[.BG268]*0.5-[.BH268]*1-[.BI268]*1-[.BJ26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68]&lt;96;([.AW268]+[.AY268]+[.BC268]+[.BD268]+[.BE268])&gt;8;([.AX268]+[.AZ268]+[.BB268]+[.BF268]+[.BG268]+[.BJ268])&gt;6;([.AW268]+[.AX268]+[.AY268]+[.AZ268]+[.BA268]+[.BB268]+[.BC268]+[.BD268]+[.BE268]+[.BF268]+[.BG268]+[.BH268]+[.BI268]+[.BJ26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70:.J27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0:.J27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0:.J271];&quot;&gt;=&quot;&amp;[.$F$5])-COUNTIF([.F270:.J27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0:.O27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0:.O27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0:.O271];&quot;&gt;=&quot;&amp;[.$K$5])-COUNTIF([.K270:.O27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0:.T27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0:.T27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0:.T271];&quot;&gt;=&quot;&amp;[.$P$5])-COUNTIF([.P270:.T27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0:.Y27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0:.Y27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0:.Y271];&quot;&gt;=&quot;&amp;[.$U$5])-COUNTIF([.U270:.Y27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70]+[.AE270])*0.5-([.AG270]+[.AH270])*0.4-([.AJ270]+[.AK270])*0.3-[.Z270]*0.4-[.AA270]*0.5-([.AM270]+[.AN270])*1+(IF([.AB270]=&quot;&quot;;&quot;&quot;;IF([.AB270]&lt;80;-4;IF([.AB270]&gt;=85;IF([.AB270]&lt;90;-1;0);-2))))+(IF([.AC270]=&quot;&quot;;&quot;&quot;;IF([.AC270]&lt;85;-5;IF([.AC270]&gt;=90;IF([.AC27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70]&lt;85;([.AD270]+[.AE270])&gt;6;([.AG270]+[.AH270])&gt;6;([.AJ270]+[.AK270])&gt;6;[.Z270]&gt;6;([.AD270]+[.AE270]+[.AG270]+[.AH270]+[.AJ270]+[.AK270]+[.Z270])&gt;13;[.AA270]&gt;6;[.AB270]&lt;70;[.AC27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70]*0.2-[.AX270]*0.5-[.AY270]*0.2-[.AZ270]*0.5-[.BA270]*1-[.BB270]*0.5-[.BC270]*0.2-[.BD270]*0.2-[.BE270]*0.2-[.BF270]*0.5-[.BG270]*0.5-[.BH270]*1-[.BI270]*1-[.BJ27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70]&lt;96;([.AW270]+[.AY270]+[.BC270]+[.BD270]+[.BE270])&gt;8;([.AX270]+[.AZ270]+[.BB270]+[.BF270]+[.BG270]+[.BJ270])&gt;6;([.AW270]+[.AX270]+[.AY270]+[.AZ270]+[.BA270]+[.BB270]+[.BC270]+[.BD270]+[.BE270]+[.BF270]+[.BG270]+[.BH270]+[.BI270]+[.BJ27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72:.J27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2:.J27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2:.J273];&quot;&gt;=&quot;&amp;[.$F$5])-COUNTIF([.F272:.J27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2:.O27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2:.O27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2:.O273];&quot;&gt;=&quot;&amp;[.$K$5])-COUNTIF([.K272:.O27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2:.T27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2:.T27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2:.T273];&quot;&gt;=&quot;&amp;[.$P$5])-COUNTIF([.P272:.T27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2:.Y27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2:.Y27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2:.Y273];&quot;&gt;=&quot;&amp;[.$U$5])-COUNTIF([.U272:.Y27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72]+[.AE272])*0.5-([.AG272]+[.AH272])*0.4-([.AJ272]+[.AK272])*0.3-[.Z272]*0.4-[.AA272]*0.5-([.AM272]+[.AN272])*1+(IF([.AB272]=&quot;&quot;;&quot;&quot;;IF([.AB272]&lt;80;-4;IF([.AB272]&gt;=85;IF([.AB272]&lt;90;-1;0);-2))))+(IF([.AC272]=&quot;&quot;;&quot;&quot;;IF([.AC272]&lt;85;-5;IF([.AC272]&gt;=90;IF([.AC27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72]&lt;85;([.AD272]+[.AE272])&gt;6;([.AG272]+[.AH272])&gt;6;([.AJ272]+[.AK272])&gt;6;[.Z272]&gt;6;([.AD272]+[.AE272]+[.AG272]+[.AH272]+[.AJ272]+[.AK272]+[.Z272])&gt;13;[.AA272]&gt;6;[.AB272]&lt;70;[.AC27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72]*0.2-[.AX272]*0.5-[.AY272]*0.2-[.AZ272]*0.5-[.BA272]*1-[.BB272]*0.5-[.BC272]*0.2-[.BD272]*0.2-[.BE272]*0.2-[.BF272]*0.5-[.BG272]*0.5-[.BH272]*1-[.BI272]*1-[.BJ27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72]&lt;96;([.AW272]+[.AY272]+[.BC272]+[.BD272]+[.BE272])&gt;8;([.AX272]+[.AZ272]+[.BB272]+[.BF272]+[.BG272]+[.BJ272])&gt;6;([.AW272]+[.AX272]+[.AY272]+[.AZ272]+[.BA272]+[.BB272]+[.BC272]+[.BD272]+[.BE272]+[.BF272]+[.BG272]+[.BH272]+[.BI272]+[.BJ27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74:.J27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4:.J27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4:.J275];&quot;&gt;=&quot;&amp;[.$F$5])-COUNTIF([.F274:.J27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4:.O27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4:.O27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4:.O275];&quot;&gt;=&quot;&amp;[.$K$5])-COUNTIF([.K274:.O27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4:.T27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4:.T27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4:.T275];&quot;&gt;=&quot;&amp;[.$P$5])-COUNTIF([.P274:.T27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4:.Y27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4:.Y27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4:.Y275];&quot;&gt;=&quot;&amp;[.$U$5])-COUNTIF([.U274:.Y27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74]+[.AE274])*0.5-([.AG274]+[.AH274])*0.4-([.AJ274]+[.AK274])*0.3-[.Z274]*0.4-[.AA274]*0.5-([.AM274]+[.AN274])*1+(IF([.AB274]=&quot;&quot;;&quot;&quot;;IF([.AB274]&lt;80;-4;IF([.AB274]&gt;=85;IF([.AB274]&lt;90;-1;0);-2))))+(IF([.AC274]=&quot;&quot;;&quot;&quot;;IF([.AC274]&lt;85;-5;IF([.AC274]&gt;=90;IF([.AC27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74]&lt;85;([.AD274]+[.AE274])&gt;6;([.AG274]+[.AH274])&gt;6;([.AJ274]+[.AK274])&gt;6;[.Z274]&gt;6;([.AD274]+[.AE274]+[.AG274]+[.AH274]+[.AJ274]+[.AK274]+[.Z274])&gt;13;[.AA274]&gt;6;[.AB274]&lt;70;[.AC27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74]*0.2-[.AX274]*0.5-[.AY274]*0.2-[.AZ274]*0.5-[.BA274]*1-[.BB274]*0.5-[.BC274]*0.2-[.BD274]*0.2-[.BE274]*0.2-[.BF274]*0.5-[.BG274]*0.5-[.BH274]*1-[.BI274]*1-[.BJ27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74]&lt;96;([.AW274]+[.AY274]+[.BC274]+[.BD274]+[.BE274])&gt;8;([.AX274]+[.AZ274]+[.BB274]+[.BF274]+[.BG274]+[.BJ274])&gt;6;([.AW274]+[.AX274]+[.AY274]+[.AZ274]+[.BA274]+[.BB274]+[.BC274]+[.BD274]+[.BE274]+[.BF274]+[.BG274]+[.BH274]+[.BI274]+[.BJ27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76:.J27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6:.J27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6:.J277];&quot;&gt;=&quot;&amp;[.$F$5])-COUNTIF([.F276:.J27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6:.O27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6:.O27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6:.O277];&quot;&gt;=&quot;&amp;[.$K$5])-COUNTIF([.K276:.O27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6:.T27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6:.T27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6:.T277];&quot;&gt;=&quot;&amp;[.$P$5])-COUNTIF([.P276:.T27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6:.Y27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6:.Y27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6:.Y277];&quot;&gt;=&quot;&amp;[.$U$5])-COUNTIF([.U276:.Y27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76]+[.AE276])*0.5-([.AG276]+[.AH276])*0.4-([.AJ276]+[.AK276])*0.3-[.Z276]*0.4-[.AA276]*0.5-([.AM276]+[.AN276])*1+(IF([.AB276]=&quot;&quot;;&quot;&quot;;IF([.AB276]&lt;80;-4;IF([.AB276]&gt;=85;IF([.AB276]&lt;90;-1;0);-2))))+(IF([.AC276]=&quot;&quot;;&quot;&quot;;IF([.AC276]&lt;85;-5;IF([.AC276]&gt;=90;IF([.AC27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76]&lt;85;([.AD276]+[.AE276])&gt;6;([.AG276]+[.AH276])&gt;6;([.AJ276]+[.AK276])&gt;6;[.Z276]&gt;6;([.AD276]+[.AE276]+[.AG276]+[.AH276]+[.AJ276]+[.AK276]+[.Z276])&gt;13;[.AA276]&gt;6;[.AB276]&lt;70;[.AC27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76]*0.2-[.AX276]*0.5-[.AY276]*0.2-[.AZ276]*0.5-[.BA276]*1-[.BB276]*0.5-[.BC276]*0.2-[.BD276]*0.2-[.BE276]*0.2-[.BF276]*0.5-[.BG276]*0.5-[.BH276]*1-[.BI276]*1-[.BJ27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76]&lt;96;([.AW276]+[.AY276]+[.BC276]+[.BD276]+[.BE276])&gt;8;([.AX276]+[.AZ276]+[.BB276]+[.BF276]+[.BG276]+[.BJ276])&gt;6;([.AW276]+[.AX276]+[.AY276]+[.AZ276]+[.BA276]+[.BB276]+[.BC276]+[.BD276]+[.BE276]+[.BF276]+[.BG276]+[.BH276]+[.BI276]+[.BJ27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78:.J27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8:.J27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78:.J279];&quot;&gt;=&quot;&amp;[.$F$5])-COUNTIF([.F278:.J27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8:.O27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8:.O27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78:.O279];&quot;&gt;=&quot;&amp;[.$K$5])-COUNTIF([.K278:.O27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8:.T27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8:.T27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78:.T279];&quot;&gt;=&quot;&amp;[.$P$5])-COUNTIF([.P278:.T27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8:.Y27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8:.Y27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78:.Y279];&quot;&gt;=&quot;&amp;[.$U$5])-COUNTIF([.U278:.Y27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78]+[.AE278])*0.5-([.AG278]+[.AH278])*0.4-([.AJ278]+[.AK278])*0.3-[.Z278]*0.4-[.AA278]*0.5-([.AM278]+[.AN278])*1+(IF([.AB278]=&quot;&quot;;&quot;&quot;;IF([.AB278]&lt;80;-4;IF([.AB278]&gt;=85;IF([.AB278]&lt;90;-1;0);-2))))+(IF([.AC278]=&quot;&quot;;&quot;&quot;;IF([.AC278]&lt;85;-5;IF([.AC278]&gt;=90;IF([.AC27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78]&lt;85;([.AD278]+[.AE278])&gt;6;([.AG278]+[.AH278])&gt;6;([.AJ278]+[.AK278])&gt;6;[.Z278]&gt;6;([.AD278]+[.AE278]+[.AG278]+[.AH278]+[.AJ278]+[.AK278]+[.Z278])&gt;13;[.AA278]&gt;6;[.AB278]&lt;70;[.AC27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78]*0.2-[.AX278]*0.5-[.AY278]*0.2-[.AZ278]*0.5-[.BA278]*1-[.BB278]*0.5-[.BC278]*0.2-[.BD278]*0.2-[.BE278]*0.2-[.BF278]*0.5-[.BG278]*0.5-[.BH278]*1-[.BI278]*1-[.BJ27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78]&lt;96;([.AW278]+[.AY278]+[.BC278]+[.BD278]+[.BE278])&gt;8;([.AX278]+[.AZ278]+[.BB278]+[.BF278]+[.BG278]+[.BJ278])&gt;6;([.AW278]+[.AX278]+[.AY278]+[.AZ278]+[.BA278]+[.BB278]+[.BC278]+[.BD278]+[.BE278]+[.BF278]+[.BG278]+[.BH278]+[.BI278]+[.BJ27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80:.J28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0:.J28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0:.J281];&quot;&gt;=&quot;&amp;[.$F$5])-COUNTIF([.F280:.J28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0:.O28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0:.O28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0:.O281];&quot;&gt;=&quot;&amp;[.$K$5])-COUNTIF([.K280:.O28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0:.T28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0:.T28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0:.T281];&quot;&gt;=&quot;&amp;[.$P$5])-COUNTIF([.P280:.T28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0:.Y28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0:.Y28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0:.Y281];&quot;&gt;=&quot;&amp;[.$U$5])-COUNTIF([.U280:.Y28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80]+[.AE280])*0.5-([.AG280]+[.AH280])*0.4-([.AJ280]+[.AK280])*0.3-[.Z280]*0.4-[.AA280]*0.5-([.AM280]+[.AN280])*1+(IF([.AB280]=&quot;&quot;;&quot;&quot;;IF([.AB280]&lt;80;-4;IF([.AB280]&gt;=85;IF([.AB280]&lt;90;-1;0);-2))))+(IF([.AC280]=&quot;&quot;;&quot;&quot;;IF([.AC280]&lt;85;-5;IF([.AC280]&gt;=90;IF([.AC28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80]&lt;85;([.AD280]+[.AE280])&gt;6;([.AG280]+[.AH280])&gt;6;([.AJ280]+[.AK280])&gt;6;[.Z280]&gt;6;([.AD280]+[.AE280]+[.AG280]+[.AH280]+[.AJ280]+[.AK280]+[.Z280])&gt;13;[.AA280]&gt;6;[.AB280]&lt;70;[.AC28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80]*0.2-[.AX280]*0.5-[.AY280]*0.2-[.AZ280]*0.5-[.BA280]*1-[.BB280]*0.5-[.BC280]*0.2-[.BD280]*0.2-[.BE280]*0.2-[.BF280]*0.5-[.BG280]*0.5-[.BH280]*1-[.BI280]*1-[.BJ28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80]&lt;96;([.AW280]+[.AY280]+[.BC280]+[.BD280]+[.BE280])&gt;8;([.AX280]+[.AZ280]+[.BB280]+[.BF280]+[.BG280]+[.BJ280])&gt;6;([.AW280]+[.AX280]+[.AY280]+[.AZ280]+[.BA280]+[.BB280]+[.BC280]+[.BD280]+[.BE280]+[.BF280]+[.BG280]+[.BH280]+[.BI280]+[.BJ28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3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82:.J28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2:.J28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2:.J283];&quot;&gt;=&quot;&amp;[.$F$5])-COUNTIF([.F282:.J28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2:.O28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2:.O28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2:.O283];&quot;&gt;=&quot;&amp;[.$K$5])-COUNTIF([.K282:.O28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2:.T28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2:.T28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2:.T283];&quot;&gt;=&quot;&amp;[.$P$5])-COUNTIF([.P282:.T28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2:.Y28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2:.Y28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2:.Y283];&quot;&gt;=&quot;&amp;[.$U$5])-COUNTIF([.U282:.Y28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82]+[.AE282])*0.5-([.AG282]+[.AH282])*0.4-([.AJ282]+[.AK282])*0.3-[.Z282]*0.4-[.AA282]*0.5-([.AM282]+[.AN282])*1+(IF([.AB282]=&quot;&quot;;&quot;&quot;;IF([.AB282]&lt;80;-4;IF([.AB282]&gt;=85;IF([.AB282]&lt;90;-1;0);-2))))+(IF([.AC282]=&quot;&quot;;&quot;&quot;;IF([.AC282]&lt;85;-5;IF([.AC282]&gt;=90;IF([.AC28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82]&lt;85;([.AD282]+[.AE282])&gt;6;([.AG282]+[.AH282])&gt;6;([.AJ282]+[.AK282])&gt;6;[.Z282]&gt;6;([.AD282]+[.AE282]+[.AG282]+[.AH282]+[.AJ282]+[.AK282]+[.Z282])&gt;13;[.AA282]&gt;6;[.AB282]&lt;70;[.AC28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8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3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82]*0.2-[.AX282]*0.5-[.AY282]*0.2-[.AZ282]*0.5-[.BA282]*1-[.BB282]*0.5-[.BC282]*0.2-[.BD282]*0.2-[.BE282]*0.2-[.BF282]*0.5-[.BG282]*0.5-[.BH282]*1-[.BI282]*1-[.BJ28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82]&lt;96;([.AW282]+[.AY282]+[.BC282]+[.BD282]+[.BE282])&gt;8;([.AX282]+[.AZ282]+[.BB282]+[.BF282]+[.BG282]+[.BJ282])&gt;6;([.AW282]+[.AX282]+[.AY282]+[.AZ282]+[.BA282]+[.BB282]+[.BC282]+[.BD282]+[.BE282]+[.BF282]+[.BG282]+[.BH282]+[.BI282]+[.BJ28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8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84:.J28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4:.J28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4:.J285];&quot;&gt;=&quot;&amp;[.$F$5])-COUNTIF([.F284:.J28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4:.O28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4:.O28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4:.O285];&quot;&gt;=&quot;&amp;[.$K$5])-COUNTIF([.K284:.O28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4:.T28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4:.T28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4:.T285];&quot;&gt;=&quot;&amp;[.$P$5])-COUNTIF([.P284:.T28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4:.Y28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4:.Y28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4:.Y285];&quot;&gt;=&quot;&amp;[.$U$5])-COUNTIF([.U284:.Y28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84]+[.AE284])*0.5-([.AG284]+[.AH284])*0.4-([.AJ284]+[.AK284])*0.3-[.Z284]*0.4-[.AA284]*0.5-([.AM284]+[.AN284])*1+(IF([.AB284]=&quot;&quot;;&quot;&quot;;IF([.AB284]&lt;80;-4;IF([.AB284]&gt;=85;IF([.AB284]&lt;90;-1;0);-2))))+(IF([.AC284]=&quot;&quot;;&quot;&quot;;IF([.AC284]&lt;85;-5;IF([.AC284]&gt;=90;IF([.AC28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84]&lt;85;([.AD284]+[.AE284])&gt;6;([.AG284]+[.AH284])&gt;6;([.AJ284]+[.AK284])&gt;6;[.Z284]&gt;6;([.AD284]+[.AE284]+[.AG284]+[.AH284]+[.AJ284]+[.AK284]+[.Z284])&gt;13;[.AA284]&gt;6;[.AB284]&lt;70;[.AC28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0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84]*0.2-[.AX284]*0.5-[.AY284]*0.2-[.AZ284]*0.5-[.BA284]*1-[.BB284]*0.5-[.BC284]*0.2-[.BD284]*0.2-[.BE284]*0.2-[.BF284]*0.5-[.BG284]*0.5-[.BH284]*1-[.BI284]*1-[.BJ28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84]&lt;96;([.AW284]+[.AY284]+[.BC284]+[.BD284]+[.BE284])&gt;8;([.AX284]+[.AZ284]+[.BB284]+[.BF284]+[.BG284]+[.BJ284])&gt;6;([.AW284]+[.AX284]+[.AY284]+[.AZ284]+[.BA284]+[.BB284]+[.BC284]+[.BD284]+[.BE284]+[.BF284]+[.BG284]+[.BH284]+[.BI284]+[.BJ28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0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1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86:.J28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6:.J28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6:.J287];&quot;&gt;=&quot;&amp;[.$F$5])-COUNTIF([.F286:.J28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6:.O28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6:.O28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6:.O287];&quot;&gt;=&quot;&amp;[.$K$5])-COUNTIF([.K286:.O28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6:.T28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6:.T28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6:.T287];&quot;&gt;=&quot;&amp;[.$P$5])-COUNTIF([.P286:.T28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6:.Y28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6:.Y28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6:.Y287];&quot;&gt;=&quot;&amp;[.$U$5])-COUNTIF([.U286:.Y28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86]+[.AE286])*0.5-([.AG286]+[.AH286])*0.4-([.AJ286]+[.AK286])*0.3-[.Z286]*0.4-[.AA286]*0.5-([.AM286]+[.AN286])*1+(IF([.AB286]=&quot;&quot;;&quot;&quot;;IF([.AB286]&lt;80;-4;IF([.AB286]&gt;=85;IF([.AB286]&lt;90;-1;0);-2))))+(IF([.AC286]=&quot;&quot;;&quot;&quot;;IF([.AC286]&lt;85;-5;IF([.AC286]&gt;=90;IF([.AC28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86]&lt;85;([.AD286]+[.AE286])&gt;6;([.AG286]+[.AH286])&gt;6;([.AJ286]+[.AK286])&gt;6;[.Z286]&gt;6;([.AD286]+[.AE286]+[.AG286]+[.AH286]+[.AJ286]+[.AK286]+[.Z286])&gt;13;[.AA286]&gt;6;[.AB286]&lt;70;[.AC28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1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1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86]*0.2-[.AX286]*0.5-[.AY286]*0.2-[.AZ286]*0.5-[.BA286]*1-[.BB286]*0.5-[.BC286]*0.2-[.BD286]*0.2-[.BE286]*0.2-[.BF286]*0.5-[.BG286]*0.5-[.BH286]*1-[.BI286]*1-[.BJ28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86]&lt;96;([.AW286]+[.AY286]+[.BC286]+[.BD286]+[.BE286])&gt;8;([.AX286]+[.AZ286]+[.BB286]+[.BF286]+[.BG286]+[.BJ286])&gt;6;([.AW286]+[.AX286]+[.AY286]+[.AZ286]+[.BA286]+[.BB286]+[.BC286]+[.BD286]+[.BE286]+[.BF286]+[.BG286]+[.BH286]+[.BI286]+[.BJ28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1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2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88:.J28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8:.J28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88:.J289];&quot;&gt;=&quot;&amp;[.$F$5])-COUNTIF([.F288:.J28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8:.O28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8:.O28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88:.O289];&quot;&gt;=&quot;&amp;[.$K$5])-COUNTIF([.K288:.O28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8:.T28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8:.T28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88:.T289];&quot;&gt;=&quot;&amp;[.$P$5])-COUNTIF([.P288:.T28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8:.Y28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8:.Y28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88:.Y289];&quot;&gt;=&quot;&amp;[.$U$5])-COUNTIF([.U288:.Y28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88]+[.AE288])*0.5-([.AG288]+[.AH288])*0.4-([.AJ288]+[.AK288])*0.3-[.Z288]*0.4-[.AA288]*0.5-([.AM288]+[.AN288])*1+(IF([.AB288]=&quot;&quot;;&quot;&quot;;IF([.AB288]&lt;80;-4;IF([.AB288]&gt;=85;IF([.AB288]&lt;90;-1;0);-2))))+(IF([.AC288]=&quot;&quot;;&quot;&quot;;IF([.AC288]&lt;85;-5;IF([.AC288]&gt;=90;IF([.AC28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88]&lt;85;([.AD288]+[.AE288])&gt;6;([.AG288]+[.AH288])&gt;6;([.AJ288]+[.AK288])&gt;6;[.Z288]&gt;6;([.AD288]+[.AE288]+[.AG288]+[.AH288]+[.AJ288]+[.AK288]+[.Z288])&gt;13;[.AA288]&gt;6;[.AB288]&lt;70;[.AC28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2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2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88]*0.2-[.AX288]*0.5-[.AY288]*0.2-[.AZ288]*0.5-[.BA288]*1-[.BB288]*0.5-[.BC288]*0.2-[.BD288]*0.2-[.BE288]*0.2-[.BF288]*0.5-[.BG288]*0.5-[.BH288]*1-[.BI288]*1-[.BJ28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88]&lt;96;([.AW288]+[.AY288]+[.BC288]+[.BD288]+[.BE288])&gt;8;([.AX288]+[.AZ288]+[.BB288]+[.BF288]+[.BG288]+[.BJ288])&gt;6;([.AW288]+[.AX288]+[.AY288]+[.AZ288]+[.BA288]+[.BB288]+[.BC288]+[.BD288]+[.BE288]+[.BF288]+[.BG288]+[.BH288]+[.BI288]+[.BJ28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2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3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90:.J29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0:.J29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0:.J291];&quot;&gt;=&quot;&amp;[.$F$5])-COUNTIF([.F290:.J29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0:.O29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0:.O29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0:.O291];&quot;&gt;=&quot;&amp;[.$K$5])-COUNTIF([.K290:.O29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0:.T29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0:.T29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0:.T291];&quot;&gt;=&quot;&amp;[.$P$5])-COUNTIF([.P290:.T29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0:.Y29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0:.Y29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0:.Y291];&quot;&gt;=&quot;&amp;[.$U$5])-COUNTIF([.U290:.Y29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90]+[.AE290])*0.5-([.AG290]+[.AH290])*0.4-([.AJ290]+[.AK290])*0.3-[.Z290]*0.4-[.AA290]*0.5-([.AM290]+[.AN290])*1+(IF([.AB290]=&quot;&quot;;&quot;&quot;;IF([.AB290]&lt;80;-4;IF([.AB290]&gt;=85;IF([.AB290]&lt;90;-1;0);-2))))+(IF([.AC290]=&quot;&quot;;&quot;&quot;;IF([.AC290]&lt;85;-5;IF([.AC290]&gt;=90;IF([.AC29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90]&lt;85;([.AD290]+[.AE290])&gt;6;([.AG290]+[.AH290])&gt;6;([.AJ290]+[.AK290])&gt;6;[.Z290]&gt;6;([.AD290]+[.AE290]+[.AG290]+[.AH290]+[.AJ290]+[.AK290]+[.Z290])&gt;13;[.AA290]&gt;6;[.AB290]&lt;70;[.AC29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3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3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90]*0.2-[.AX290]*0.5-[.AY290]*0.2-[.AZ290]*0.5-[.BA290]*1-[.BB290]*0.5-[.BC290]*0.2-[.BD290]*0.2-[.BE290]*0.2-[.BF290]*0.5-[.BG290]*0.5-[.BH290]*1-[.BI290]*1-[.BJ29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90]&lt;96;([.AW290]+[.AY290]+[.BC290]+[.BD290]+[.BE290])&gt;8;([.AX290]+[.AZ290]+[.BB290]+[.BF290]+[.BG290]+[.BJ290])&gt;6;([.AW290]+[.AX290]+[.AY290]+[.AZ290]+[.BA290]+[.BB290]+[.BC290]+[.BD290]+[.BE290]+[.BF290]+[.BG290]+[.BH290]+[.BI290]+[.BJ29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3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4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92:.J29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2:.J29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2:.J293];&quot;&gt;=&quot;&amp;[.$F$5])-COUNTIF([.F292:.J29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2:.O29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2:.O29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2:.O293];&quot;&gt;=&quot;&amp;[.$K$5])-COUNTIF([.K292:.O29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2:.T29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2:.T29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2:.T293];&quot;&gt;=&quot;&amp;[.$P$5])-COUNTIF([.P292:.T29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2:.Y29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2:.Y29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2:.Y293];&quot;&gt;=&quot;&amp;[.$U$5])-COUNTIF([.U292:.Y29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92]+[.AE292])*0.5-([.AG292]+[.AH292])*0.4-([.AJ292]+[.AK292])*0.3-[.Z292]*0.4-[.AA292]*0.5-([.AM292]+[.AN292])*1+(IF([.AB292]=&quot;&quot;;&quot;&quot;;IF([.AB292]&lt;80;-4;IF([.AB292]&gt;=85;IF([.AB292]&lt;90;-1;0);-2))))+(IF([.AC292]=&quot;&quot;;&quot;&quot;;IF([.AC292]&lt;85;-5;IF([.AC292]&gt;=90;IF([.AC29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92]&lt;85;([.AD292]+[.AE292])&gt;6;([.AG292]+[.AH292])&gt;6;([.AJ292]+[.AK292])&gt;6;[.Z292]&gt;6;([.AD292]+[.AE292]+[.AG292]+[.AH292]+[.AJ292]+[.AK292]+[.Z292])&gt;13;[.AA292]&gt;6;[.AB292]&lt;70;[.AC29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4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4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92]*0.2-[.AX292]*0.5-[.AY292]*0.2-[.AZ292]*0.5-[.BA292]*1-[.BB292]*0.5-[.BC292]*0.2-[.BD292]*0.2-[.BE292]*0.2-[.BF292]*0.5-[.BG292]*0.5-[.BH292]*1-[.BI292]*1-[.BJ29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92]&lt;96;([.AW292]+[.AY292]+[.BC292]+[.BD292]+[.BE292])&gt;8;([.AX292]+[.AZ292]+[.BB292]+[.BF292]+[.BG292]+[.BJ292])&gt;6;([.AW292]+[.AX292]+[.AY292]+[.AZ292]+[.BA292]+[.BB292]+[.BC292]+[.BD292]+[.BE292]+[.BF292]+[.BG292]+[.BH292]+[.BI292]+[.BJ29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4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5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94:.J29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4:.J29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4:.J295];&quot;&gt;=&quot;&amp;[.$F$5])-COUNTIF([.F294:.J29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4:.O29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4:.O29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4:.O295];&quot;&gt;=&quot;&amp;[.$K$5])-COUNTIF([.K294:.O29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4:.T29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4:.T29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4:.T295];&quot;&gt;=&quot;&amp;[.$P$5])-COUNTIF([.P294:.T29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4:.Y29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4:.Y29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4:.Y295];&quot;&gt;=&quot;&amp;[.$U$5])-COUNTIF([.U294:.Y29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94]+[.AE294])*0.5-([.AG294]+[.AH294])*0.4-([.AJ294]+[.AK294])*0.3-[.Z294]*0.4-[.AA294]*0.5-([.AM294]+[.AN294])*1+(IF([.AB294]=&quot;&quot;;&quot;&quot;;IF([.AB294]&lt;80;-4;IF([.AB294]&gt;=85;IF([.AB294]&lt;90;-1;0);-2))))+(IF([.AC294]=&quot;&quot;;&quot;&quot;;IF([.AC294]&lt;85;-5;IF([.AC294]&gt;=90;IF([.AC29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94]&lt;85;([.AD294]+[.AE294])&gt;6;([.AG294]+[.AH294])&gt;6;([.AJ294]+[.AK294])&gt;6;[.Z294]&gt;6;([.AD294]+[.AE294]+[.AG294]+[.AH294]+[.AJ294]+[.AK294]+[.Z294])&gt;13;[.AA294]&gt;6;[.AB294]&lt;70;[.AC29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5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5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94]*0.2-[.AX294]*0.5-[.AY294]*0.2-[.AZ294]*0.5-[.BA294]*1-[.BB294]*0.5-[.BC294]*0.2-[.BD294]*0.2-[.BE294]*0.2-[.BF294]*0.5-[.BG294]*0.5-[.BH294]*1-[.BI294]*1-[.BJ29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94]&lt;96;([.AW294]+[.AY294]+[.BC294]+[.BD294]+[.BE294])&gt;8;([.AX294]+[.AZ294]+[.BB294]+[.BF294]+[.BG294]+[.BJ294])&gt;6;([.AW294]+[.AX294]+[.AY294]+[.AZ294]+[.BA294]+[.BB294]+[.BC294]+[.BD294]+[.BE294]+[.BF294]+[.BG294]+[.BH294]+[.BI294]+[.BJ29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5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6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96:.J297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6:.J29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6:.J297];&quot;&gt;=&quot;&amp;[.$F$5])-COUNTIF([.F296:.J297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6:.O297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6:.O29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6:.O297];&quot;&gt;=&quot;&amp;[.$K$5])-COUNTIF([.K296:.O297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6:.T297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6:.T29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6:.T297];&quot;&gt;=&quot;&amp;[.$P$5])-COUNTIF([.P296:.T297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6:.Y297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6:.Y297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6:.Y297];&quot;&gt;=&quot;&amp;[.$U$5])-COUNTIF([.U296:.Y297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96]+[.AE296])*0.5-([.AG296]+[.AH296])*0.4-([.AJ296]+[.AK296])*0.3-[.Z296]*0.4-[.AA296]*0.5-([.AM296]+[.AN296])*1+(IF([.AB296]=&quot;&quot;;&quot;&quot;;IF([.AB296]&lt;80;-4;IF([.AB296]&gt;=85;IF([.AB296]&lt;90;-1;0);-2))))+(IF([.AC296]=&quot;&quot;;&quot;&quot;;IF([.AC296]&lt;85;-5;IF([.AC296]&gt;=90;IF([.AC296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96]&lt;85;([.AD296]+[.AE296])&gt;6;([.AG296]+[.AH296])&gt;6;([.AJ296]+[.AK296])&gt;6;[.Z296]&gt;6;([.AD296]+[.AE296]+[.AG296]+[.AH296]+[.AJ296]+[.AK296]+[.Z296])&gt;13;[.AA296]&gt;6;[.AB296]&lt;70;[.AC296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6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6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96]*0.2-[.AX296]*0.5-[.AY296]*0.2-[.AZ296]*0.5-[.BA296]*1-[.BB296]*0.5-[.BC296]*0.2-[.BD296]*0.2-[.BE296]*0.2-[.BF296]*0.5-[.BG296]*0.5-[.BH296]*1-[.BI296]*1-[.BJ296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96]&lt;96;([.AW296]+[.AY296]+[.BC296]+[.BD296]+[.BE296])&gt;8;([.AX296]+[.AZ296]+[.BB296]+[.BF296]+[.BG296]+[.BJ296])&gt;6;([.AW296]+[.AX296]+[.AY296]+[.AZ296]+[.BA296]+[.BB296]+[.BC296]+[.BD296]+[.BE296]+[.BF296]+[.BG296]+[.BH296]+[.BI296]+[.BJ296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6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7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298:.J299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8:.J29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298:.J299];&quot;&gt;=&quot;&amp;[.$F$5])-COUNTIF([.F298:.J299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8:.O299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8:.O29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298:.O299];&quot;&gt;=&quot;&amp;[.$K$5])-COUNTIF([.K298:.O299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8:.T299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8:.T29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298:.T299];&quot;&gt;=&quot;&amp;[.$P$5])-COUNTIF([.P298:.T299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8:.Y299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8:.Y299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298:.Y299];&quot;&gt;=&quot;&amp;[.$U$5])-COUNTIF([.U298:.Y299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298]+[.AE298])*0.5-([.AG298]+[.AH298])*0.4-([.AJ298]+[.AK298])*0.3-[.Z298]*0.4-[.AA298]*0.5-([.AM298]+[.AN298])*1+(IF([.AB298]=&quot;&quot;;&quot;&quot;;IF([.AB298]&lt;80;-4;IF([.AB298]&gt;=85;IF([.AB298]&lt;90;-1;0);-2))))+(IF([.AC298]=&quot;&quot;;&quot;&quot;;IF([.AC298]&lt;85;-5;IF([.AC298]&gt;=90;IF([.AC298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298]&lt;85;([.AD298]+[.AE298])&gt;6;([.AG298]+[.AH298])&gt;6;([.AJ298]+[.AK298])&gt;6;[.Z298]&gt;6;([.AD298]+[.AE298]+[.AG298]+[.AH298]+[.AJ298]+[.AK298]+[.Z298])&gt;13;[.AA298]&gt;6;[.AB298]&lt;70;[.AC298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7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7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298]*0.2-[.AX298]*0.5-[.AY298]*0.2-[.AZ298]*0.5-[.BA298]*1-[.BB298]*0.5-[.BC298]*0.2-[.BD298]*0.2-[.BE298]*0.2-[.BF298]*0.5-[.BG298]*0.5-[.BH298]*1-[.BI298]*1-[.BJ298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298]&lt;96;([.AW298]+[.AY298]+[.BC298]+[.BD298]+[.BE298])&gt;8;([.AX298]+[.AZ298]+[.BB298]+[.BF298]+[.BG298]+[.BJ298])&gt;6;([.AW298]+[.AX298]+[.AY298]+[.AZ298]+[.BA298]+[.BB298]+[.BC298]+[.BD298]+[.BE298]+[.BF298]+[.BG298]+[.BH298]+[.BI298]+[.BJ298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7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8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00:.J301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0:.J30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0:.J301];&quot;&gt;=&quot;&amp;[.$F$5])-COUNTIF([.F300:.J301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0:.O301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0:.O30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0:.O301];&quot;&gt;=&quot;&amp;[.$K$5])-COUNTIF([.K300:.O301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0:.T301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0:.T30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0:.T301];&quot;&gt;=&quot;&amp;[.$P$5])-COUNTIF([.P300:.T301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0:.Y301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0:.Y301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0:.Y301];&quot;&gt;=&quot;&amp;[.$U$5])-COUNTIF([.U300:.Y301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00]+[.AE300])*0.5-([.AG300]+[.AH300])*0.4-([.AJ300]+[.AK300])*0.3-[.Z300]*0.4-[.AA300]*0.5-([.AM300]+[.AN300])*1+(IF([.AB300]=&quot;&quot;;&quot;&quot;;IF([.AB300]&lt;80;-4;IF([.AB300]&gt;=85;IF([.AB300]&lt;90;-1;0);-2))))+(IF([.AC300]=&quot;&quot;;&quot;&quot;;IF([.AC300]&lt;85;-5;IF([.AC300]&gt;=90;IF([.AC300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00]&lt;85;([.AD300]+[.AE300])&gt;6;([.AG300]+[.AH300])&gt;6;([.AJ300]+[.AK300])&gt;6;[.Z300]&gt;6;([.AD300]+[.AE300]+[.AG300]+[.AH300]+[.AJ300]+[.AK300]+[.Z300])&gt;13;[.AA300]&gt;6;[.AB300]&lt;70;[.AC300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8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8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00]*0.2-[.AX300]*0.5-[.AY300]*0.2-[.AZ300]*0.5-[.BA300]*1-[.BB300]*0.5-[.BC300]*0.2-[.BD300]*0.2-[.BE300]*0.2-[.BF300]*0.5-[.BG300]*0.5-[.BH300]*1-[.BI300]*1-[.BJ300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00]&lt;96;([.AW300]+[.AY300]+[.BC300]+[.BD300]+[.BE300])&gt;8;([.AX300]+[.AZ300]+[.BB300]+[.BF300]+[.BG300]+[.BJ300])&gt;6;([.AW300]+[.AX300]+[.AY300]+[.AZ300]+[.BA300]+[.BB300]+[.BC300]+[.BD300]+[.BE300]+[.BF300]+[.BG300]+[.BH300]+[.BI300]+[.BJ300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8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49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02:.J303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2:.J30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2:.J303];&quot;&gt;=&quot;&amp;[.$F$5])-COUNTIF([.F302:.J303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2:.O303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2:.O30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2:.O303];&quot;&gt;=&quot;&amp;[.$K$5])-COUNTIF([.K302:.O303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2:.T303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2:.T30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2:.T303];&quot;&gt;=&quot;&amp;[.$P$5])-COUNTIF([.P302:.T303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2:.Y303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2:.Y303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2:.Y303];&quot;&gt;=&quot;&amp;[.$U$5])-COUNTIF([.U302:.Y303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02]+[.AE302])*0.5-([.AG302]+[.AH302])*0.4-([.AJ302]+[.AK302])*0.3-[.Z302]*0.4-[.AA302]*0.5-([.AM302]+[.AN302])*1+(IF([.AB302]=&quot;&quot;;&quot;&quot;;IF([.AB302]&lt;80;-4;IF([.AB302]&gt;=85;IF([.AB302]&lt;90;-1;0);-2))))+(IF([.AC302]=&quot;&quot;;&quot;&quot;;IF([.AC302]&lt;85;-5;IF([.AC302]&gt;=90;IF([.AC302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02]&lt;85;([.AD302]+[.AE302])&gt;6;([.AG302]+[.AH302])&gt;6;([.AJ302]+[.AK302])&gt;6;[.Z302]&gt;6;([.AD302]+[.AE302]+[.AG302]+[.AH302]+[.AJ302]+[.AK302]+[.Z302])&gt;13;[.AA302]&gt;6;[.AB302]&lt;70;[.AC302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3" table:content-validation-name="val299" table:number-columns-spanned="1" table:number-rows-spanned="2"/>
          <table:table-cell table:style-name="ce66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49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02]*0.2-[.AX302]*0.5-[.AY302]*0.2-[.AZ302]*0.5-[.BA302]*1-[.BB302]*0.5-[.BC302]*0.2-[.BD302]*0.2-[.BE302]*0.2-[.BF302]*0.5-[.BG302]*0.5-[.BH302]*1-[.BI302]*1-[.BJ302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02]&lt;96;([.AW302]+[.AY302]+[.BC302]+[.BD302]+[.BE302])&gt;8;([.AX302]+[.AZ302]+[.BB302]+[.BF302]+[.BG302]+[.BJ302])&gt;6;([.AW302]+[.AX302]+[.AY302]+[.AZ302]+[.BA302]+[.BB302]+[.BC302]+[.BD302]+[.BE302]+[.BF302]+[.BG302]+[.BH302]+[.BI302]+[.BJ302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5" table:content-validation-name="val599" table:number-columns-spanned="1" table:number-rows-spanned="2"/>
          <table:table-cell table:style-name="ce66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3"/>
          <table:table-cell table:style-name="ce20" table:number-columns-spanned="1" table:number-rows-spanned="2"/>
          <table:table-cell table:style-name="ce21" table:content-validation-name="val150" table:number-columns-spanned="1" table:number-rows-spanned="2"/>
          <table:table-cell table:style-name="ce24"/>
          <table:table-cell table:style-name="ce27" table:number-columns-repeated="3"/>
          <table:table-cell table:style-name="ce30"/>
          <table:table-cell table:style-name="ce33"/>
          <table:table-cell table:style-name="ce35" table:number-columns-repeated="3"/>
          <table:table-cell table:style-name="ce38"/>
          <table:table-cell table:style-name="ce40"/>
          <table:table-cell table:style-name="ce43" table:number-columns-repeated="3"/>
          <table:table-cell table:style-name="ce47"/>
          <table:table-cell table:style-name="ce49"/>
          <table:table-cell table:style-name="ce51" table:number-columns-repeated="3"/>
          <table:table-cell table:style-name="ce53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formula="of:=COUNTIF([.F304:.J305];&quot;&lt;&quot;&amp;[.$F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4:.J30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F304:.J305];&quot;&gt;=&quot;&amp;[.$F$5])-COUNTIF([.F304:.J305];&quot;&gt;&quot;&amp;[.$I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4:.O305];&quot;&lt;&quot;&amp;[.$K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4:.O30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K304:.O305];&quot;&gt;=&quot;&amp;[.$K$5])-COUNTIF([.K304:.O305];&quot;&gt;&quot;&amp;[.$N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4:.T305];&quot;&lt;&quot;&amp;[.$P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4:.T30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P304:.T305];&quot;&gt;=&quot;&amp;[.$P$5])-COUNTIF([.P304:.T305];&quot;&gt;&quot;&amp;[.$S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4:.Y305];&quot;&lt;&quot;&amp;[.$U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4:.Y305];&quot;&gt;&quot;&amp;[.$X$5])" office:value-type="float" office:value="0" calcext:value-type="float" table:number-columns-spanned="1" table:number-rows-spanned="2">
            <text:p>0</text:p>
          </table:table-cell>
          <table:table-cell table:style-name="ce56" table:formula="of:=COUNTIF([.U304:.Y305];&quot;&gt;=&quot;&amp;[.$U$5])-COUNTIF([.U304:.Y305];&quot;&gt;&quot;&amp;[.$X$5])" office:value-type="float" office:value="0" calcext:value-type="float" table:number-columns-spanned="1" table:number-rows-spanned="2">
            <text:p>0</text:p>
          </table:table-cell>
          <table:table-cell table:style-name="ce60" table:formula="of:=100-([.AD304]+[.AE304])*0.5-([.AG304]+[.AH304])*0.4-([.AJ304]+[.AK304])*0.3-[.Z304]*0.4-[.AA304]*0.5-([.AM304]+[.AN304])*1+(IF([.AB304]=&quot;&quot;;&quot;&quot;;IF([.AB304]&lt;80;-4;IF([.AB304]&gt;=85;IF([.AB304]&lt;90;-1;0);-2))))+(IF([.AC304]=&quot;&quot;;&quot;&quot;;IF([.AC304]&lt;85;-5;IF([.AC304]&gt;=90;IF([.AC304]&lt;95;-2;0);-4))))" office:value-type="string" office:string-value="" calcext:value-type="error" table:number-columns-spanned="1" table:number-rows-spanned="2">
            <text:p>#VALUE!</text:p>
          </table:table-cell>
          <table:table-cell table:style-name="ce61" table:formula="of:=IF(OR([.AP304]&lt;85;([.AD304]+[.AE304])&gt;6;([.AG304]+[.AH304])&gt;6;([.AJ304]+[.AK304])&gt;6;[.Z304]&gt;6;([.AD304]+[.AE304]+[.AG304]+[.AH304]+[.AJ304]+[.AK304]+[.Z304])&gt;13;[.AA304]&gt;6;[.AB304]&lt;70;[.AC304]&lt;75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64" table:content-validation-name="val300" table:number-columns-spanned="1" table:number-rows-spanned="2"/>
          <table:table-cell table:style-name="ce67" table:number-columns-spanned="1" table:number-rows-spanned="2"/>
          <table:covered-table-cell/>
          <table:table-cell table:style-name="ce20" table:number-columns-spanned="1" table:number-rows-spanned="2"/>
          <table:table-cell table:style-name="ce21" table:content-validation-name="val450" table:number-columns-spanned="1" table:number-rows-spanned="2"/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56" office:value-type="string" calcext:value-type="string" table:number-columns-spanned="1" table:number-rows-spanned="2">
            <text:p>/</text:p>
          </table:table-cell>
          <table:table-cell table:style-name="ce71" table:formula="of:=100-[.AW304]*0.2-[.AX304]*0.5-[.AY304]*0.2-[.AZ304]*0.5-[.BA304]*1-[.BB304]*0.5-[.BC304]*0.2-[.BD304]*0.2-[.BE304]*0.2-[.BF304]*0.5-[.BG304]*0.5-[.BH304]*1-[.BI304]*1-[.BJ304]*0.5" office:value-type="string" office:string-value="" calcext:value-type="error" table:number-columns-spanned="1" table:number-rows-spanned="2">
            <text:p>#VALUE!</text:p>
          </table:table-cell>
          <table:table-cell table:style-name="ce73" table:formula="of:=IF(OR([.BK304]&lt;96;([.AW304]+[.AY304]+[.BC304]+[.BD304]+[.BE304])&gt;8;([.AX304]+[.AZ304]+[.BB304]+[.BF304]+[.BG304]+[.BJ304])&gt;6;([.AW304]+[.AX304]+[.AY304]+[.AZ304]+[.BA304]+[.BB304]+[.BC304]+[.BD304]+[.BE304]+[.BF304]+[.BG304]+[.BH304]+[.BI304]+[.BJ304])&gt;9);&quot;不合格&quot;;&quot;合格&quot;)" office:value-type="string" office:string-value="" calcext:value-type="error" table:number-columns-spanned="1" table:number-rows-spanned="2">
            <text:p>#VALUE!</text:p>
          </table:table-cell>
          <table:table-cell table:style-name="ce76" table:content-validation-name="val600" table:number-columns-spanned="1" table:number-rows-spanned="2"/>
          <table:table-cell table:style-name="ce67" table:number-columns-spanned="1" table:number-rows-spanned="2"/>
          <table:table-cell table:style-name="ce8" table:number-columns-repeated="190"/>
        </table:table-row>
        <table:table-row table:style-name="ro7">
          <table:table-cell table:style-name="ce8" table:number-columns-repeated="3"/>
          <table:covered-table-cell table:number-columns-repeated="2"/>
          <table:table-cell table:style-name="ce25"/>
          <table:table-cell table:style-name="ce28" table:number-columns-repeated="3"/>
          <table:table-cell table:style-name="ce31"/>
          <table:table-cell table:style-name="ce34"/>
          <table:table-cell table:style-name="ce36" table:number-columns-repeated="3"/>
          <table:table-cell table:style-name="ce39"/>
          <table:table-cell table:style-name="ce41"/>
          <table:table-cell table:style-name="ce44" table:number-columns-repeated="3"/>
          <table:table-cell table:style-name="ce48"/>
          <table:table-cell table:style-name="ce50"/>
          <table:table-cell table:style-name="ce52" table:number-columns-repeated="3"/>
          <table:table-cell table:style-name="ce54"/>
          <table:covered-table-cell table:number-columns-repeated="41"/>
          <table:table-cell table:style-name="ce8" table:number-columns-repeated="190"/>
        </table:table-row>
        <table:table-row table:style-name="ro7">
          <table:table-cell table:style-name="ce8" table:number-columns-repeated="2"/>
          <table:table-cell table:number-columns-repeated="254"/>
        </table:table-row>
        <table:table-row table:style-name="ro7">
          <table:table-cell table:style-name="ce8" table:number-columns-repeated="2"/>
          <table:table-cell table:number-columns-repeated="3"/>
          <table:table-cell table:style-name="ce26" office:value-type="string" calcext:value-type="string" table:number-columns-spanned="15" table:number-rows-spanned="1">
            <text:p>超上限红色，超下线白色，符合为绿色</text:p>
          </table:table-cell>
          <table:covered-table-cell table:number-columns-repeated="14"/>
          <table:table-cell table:number-columns-repeated="236"/>
        </table:table-row>
        <table:table-row table:style-name="ro7">
          <table:table-cell table:style-name="ce8" table:number-columns-repeated="2"/>
          <table:table-cell table:number-columns-repeated="13"/>
          <table:table-cell table:style-name="ce42"/>
          <table:table-cell table:number-columns-repeated="240"/>
        </table:table-row>
        <table:table-row table:style-name="ro7">
          <table:table-cell table:style-name="ce8" table:number-columns-repeated="2"/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table:style-name="ce42"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urfout</text:p>
          </table:table-cell>
          <table:table-cell/>
          <table:table-cell office:value-type="string" calcext:value-type="string">
            <text:p>blendacc</text:p>
          </table:table-cell>
          <table:table-cell table:number-columns-repeated="13"/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inspector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wrapok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veins</text:p>
          </table:table-cell>
          <table:table-cell/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seam</text:p>
          </table:table-cell>
          <table:table-cell/>
          <table:table-cell office:value-type="string" calcext:value-type="string">
            <text:p>crack</text:p>
          </table:table-cell>
          <table:table-cell/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inspector</text:p>
          </table:table-cell>
          <table:table-cell table:number-columns-repeated="191"/>
        </table:table-row>
        <table:table-row table:style-name="ro7">
          <table:table-cell table:style-name="ce8" table:number-columns-repeated="2"/>
          <table:table-cell table:number-columns-repeated="3"/>
          <table:table-cell office:value-type="string" calcext:value-type="string">
            <text:p>l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table:style-name="ce42" office:value-type="string" calcext:value-type="string">
            <text:p>w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thightout</text:p>
          </table:table-cell>
          <table:table-cell/>
          <table:table-cell office:value-type="string" calcext:value-type="string">
            <text:p>pdacc</text:p>
          </table:table-cell>
          <table:table-cell table:number-columns-repeated="13"/>
          <table:table-cell office:value-type="string" calcext:value-type="string">
            <text:p>quality</text:p>
          </table:table-cell>
          <table:table-cell/>
          <table:table-cell office:value-type="string" calcext:value-type="string">
            <text:p>remarks</text:p>
          </table:table-cell>
          <table:table-cell table:number-columns-repeated="4"/>
          <table:table-cell office:value-type="string" calcext:value-type="string">
            <text:p>headend</text:p>
          </table:table-cell>
          <table:table-cell/>
          <table:table-cell office:value-type="string" calcext:value-type="string">
            <text:p>incision</text:p>
          </table:table-cell>
          <table:table-cell/>
          <table:table-cell office:value-type="string" calcext:value-type="string">
            <text:p>tightness</text:p>
          </table:table-cell>
          <table:table-cell/>
          <table:table-cell office:value-type="string" calcext:value-type="string">
            <text:p>crease</text:p>
          </table:table-cell>
          <table:table-cell/>
          <table:table-cell office:value-type="string" calcext:value-type="string">
            <text:p>blot</text:p>
          </table:table-cell>
          <table:table-cell/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splice</text:p>
          </table:table-cell>
          <table:table-cell/>
          <table:table-cell office:value-type="string" calcext:value-type="string">
            <text:p>quality</text:p>
          </table:table-cell>
          <table:table-cell/>
          <table:table-cell office:value-type="string" calcext:value-type="string">
            <text:p>remarks</text:p>
          </table:table-cell>
          <table:table-cell table:number-columns-repeated="190"/>
        </table:table-row>
        <table:table-row table:style-name="ro7">
          <table:table-cell table:style-name="ce8" table:number-columns-repeated="2"/>
          <table:table-cell table:number-columns-repeated="13"/>
          <table:table-cell table:style-name="ce42"/>
          <table:table-cell table:number-columns-repeated="240"/>
        </table:table-row>
        <table:table-row table:style-name="ro7">
          <table:table-cell table:style-name="ce8" table:number-columns-repeated="2"/>
          <table:table-cell/>
          <table:table-cell office:value-type="string" calcext:value-type="string">
            <text:p>rolling table</text:p>
          </table:table-cell>
          <table:table-cell table:number-columns-repeated="11"/>
          <table:table-cell table:style-name="ce42"/>
          <table:table-cell table:number-columns-repeated="29"/>
          <table:table-cell office:value-type="string" calcext:value-type="string">
            <text:p>wrapping table</text:p>
          </table:table-cell>
          <table:table-cell table:number-columns-repeated="210"/>
        </table:table-row>
        <table:table-row table:style-name="ro7">
          <table:table-cell table:style-name="ce8" table:number-columns-repeated="2"/>
          <table:table-cell table:number-columns-repeated="254"/>
        </table:table-row>
        <table:table-row table:style-name="ro7">
          <table:table-cell table:style-name="ce8" table:number-columns-repeated="2"/>
          <table:table-cell/>
          <table:table-cell office:value-type="string" calcext:value-type="string">
            <text:p>specs table</text:p>
          </table:table-cell>
          <table:table-cell table:number-columns-repeated="252"/>
        </table:table-row>
        <table:table-row table:style-name="ro7">
          <table:table-cell table:style-name="ce8" table:number-columns-repeated="2"/>
          <table:table-cell table:number-columns-repeated="3"/>
          <table:table-cell office:value-type="string" calcext:value-type="string">
            <text:p>rol_l_min</text:p>
          </table:table-cell>
          <table:table-cell table:number-columns-repeated="4"/>
          <table:table-cell office:value-type="string" calcext:value-type="string">
            <text:p>rol_c_min</text:p>
          </table:table-cell>
          <table:table-cell table:number-columns-repeated="4"/>
          <table:table-cell office:value-type="string" calcext:value-type="string">
            <text:p>rol_w_min</text:p>
          </table:table-cell>
          <table:table-cell table:number-columns-repeated="4"/>
          <table:table-cell office:value-type="string" calcext:value-type="string">
            <text:p>rol_p_min</text:p>
          </table:table-cell>
          <table:table-cell table:number-columns-repeated="4"/>
          <table:table-cell office:value-type="string" calcext:value-type="string">
            <text:p>rol_surfout</text:p>
          </table:table-cell>
          <table:table-cell/>
          <table:table-cell office:value-type="string" calcext:value-type="string">
            <text:p>rol_blendacc</text:p>
          </table:table-cell>
          <table:table-cell table:number-columns-repeated="228"/>
        </table:table-row>
        <table:table-row table:style-name="ro7">
          <table:table-cell table:style-name="ce8" table:number-columns-repeated="2"/>
          <table:table-cell table:number-columns-repeated="3"/>
          <table:table-cell office:value-type="string" calcext:value-type="string">
            <text:p>rol_l_max</text:p>
          </table:table-cell>
          <table:table-cell table:number-columns-repeated="4"/>
          <table:table-cell office:value-type="string" calcext:value-type="string">
            <text:p>rol_c_max</text:p>
          </table:table-cell>
          <table:table-cell table:number-columns-repeated="4"/>
          <table:table-cell office:value-type="string" calcext:value-type="string">
            <text:p>rol_w_max</text:p>
          </table:table-cell>
          <table:table-cell table:number-columns-repeated="4"/>
          <table:table-cell office:value-type="string" calcext:value-type="string">
            <text:p>rol_p_max</text:p>
          </table:table-cell>
          <table:table-cell table:number-columns-repeated="5"/>
          <table:table-cell office:value-type="string" calcext:value-type="string">
            <text:p>rol_tightout</text:p>
          </table:table-cell>
          <table:table-cell/>
          <table:table-cell office:value-type="string" calcext:value-type="string">
            <text:p>rol_pdacc</text:p>
          </table:table-cell>
          <table:table-cell table:number-columns-repeated="227"/>
        </table:table-row>
        <table:table-row table:style-name="ro7" table:number-rows-repeated="63">
          <table:table-cell table:style-name="ce8" table:number-columns-repeated="2"/>
          <table:table-cell table:number-columns-repeated="254"/>
        </table:table-row>
        <table:table-row table:style-name="ro7" table:number-rows-repeated="65156">
          <table:table-cell table:number-columns-repeated="256"/>
        </table:table-row>
        <table:table-row table:style-name="ro7">
          <table:table-cell table:number-columns-repeated="256"/>
        </table:table-row>
        <table:named-expressions>
          <table:named-expression table:name="Print_Area" table:base-cell-address="$'卷制-上茄衣过程'.$A$1" table:expression="#REF!"/>
          <table:named-expression table:name="Sheet_Title" table:base-cell-address="$'卷制-上茄衣过程'.$A$1" table:expression="&quot;卷制-上茄衣过程&quot;"/>
        </table:named-expressions>
        <calcext:conditional-formats>
          <calcext:conditional-format calcext:target-range-address="'卷制-上茄衣过程'.F8:'卷制-上茄衣过程'.F8 '卷制-上茄衣过程'.F6:'卷制-上茄衣过程'.F6 '卷制-上茄衣过程'.F10:'卷制-上茄衣过程'.F10 '卷制-上茄衣过程'.F12:'卷制-上茄衣过程'.F12 '卷制-上茄衣过程'.F14:'卷制-上茄衣过程'.F14 '卷制-上茄衣过程'.F16:'卷制-上茄衣过程'.F16 '卷制-上茄衣过程'.F18:'卷制-上茄衣过程'.F18 '卷制-上茄衣过程'.F20:'卷制-上茄衣过程'.F20 '卷制-上茄衣过程'.F22:'卷制-上茄衣过程'.F22 '卷制-上茄衣过程'.F24:'卷制-上茄衣过程'.F24 '卷制-上茄衣过程'.F26:'卷制-上茄衣过程'.F26 '卷制-上茄衣过程'.F28:'卷制-上茄衣过程'.F28 '卷制-上茄衣过程'.F30:'卷制-上茄衣过程'.F30 '卷制-上茄衣过程'.F32:'卷制-上茄衣过程'.F32 '卷制-上茄衣过程'.F34:'卷制-上茄衣过程'.F34 '卷制-上茄衣过程'.F36:'卷制-上茄衣过程'.F36 '卷制-上茄衣过程'.F38:'卷制-上茄衣过程'.F38 '卷制-上茄衣过程'.F40:'卷制-上茄衣过程'.F40 '卷制-上茄衣过程'.F42:'卷制-上茄衣过程'.F42 '卷制-上茄衣过程'.F44:'卷制-上茄衣过程'.F44 '卷制-上茄衣过程'.F46:'卷制-上茄衣过程'.F46 '卷制-上茄衣过程'.F48:'卷制-上茄衣过程'.F48 '卷制-上茄衣过程'.F50:'卷制-上茄衣过程'.F50 '卷制-上茄衣过程'.F52:'卷制-上茄衣过程'.F52 '卷制-上茄衣过程'.F54:'卷制-上茄衣过程'.F54 '卷制-上茄衣过程'.F56:'卷制-上茄衣过程'.F56 '卷制-上茄衣过程'.F58:'卷制-上茄衣过程'.F58 '卷制-上茄衣过程'.F60:'卷制-上茄衣过程'.F60 '卷制-上茄衣过程'.F62:'卷制-上茄衣过程'.F62 '卷制-上茄衣过程'.F64:'卷制-上茄衣过程'.F64 '卷制-上茄衣过程'.F66:'卷制-上茄衣过程'.F66 '卷制-上茄衣过程'.F68:'卷制-上茄衣过程'.F68 '卷制-上茄衣过程'.F70:'卷制-上茄衣过程'.F70 '卷制-上茄衣过程'.F72:'卷制-上茄衣过程'.F72 '卷制-上茄衣过程'.F74:'卷制-上茄衣过程'.F74 '卷制-上茄衣过程'.F76:'卷制-上茄衣过程'.F76 '卷制-上茄衣过程'.F78:'卷制-上茄衣过程'.F78 '卷制-上茄衣过程'.F80:'卷制-上茄衣过程'.F80 '卷制-上茄衣过程'.F82:'卷制-上茄衣过程'.F82 '卷制-上茄衣过程'.F84:'卷制-上茄衣过程'.F84 '卷制-上茄衣过程'.F86:'卷制-上茄衣过程'.F86 '卷制-上茄衣过程'.F88:'卷制-上茄衣过程'.F88 '卷制-上茄衣过程'.F90:'卷制-上茄衣过程'.F90 '卷制-上茄衣过程'.F92:'卷制-上茄衣过程'.F92 '卷制-上茄衣过程'.F94:'卷制-上茄衣过程'.F94 '卷制-上茄衣过程'.F96:'卷制-上茄衣过程'.F96 '卷制-上茄衣过程'.F98:'卷制-上茄衣过程'.F98 '卷制-上茄衣过程'.F100:'卷制-上茄衣过程'.F100 '卷制-上茄衣过程'.F102:'卷制-上茄衣过程'.F102 '卷制-上茄衣过程'.F104:'卷制-上茄衣过程'.F104 '卷制-上茄衣过程'.F106:'卷制-上茄衣过程'.F106 '卷制-上茄衣过程'.F108:'卷制-上茄衣过程'.F108 '卷制-上茄衣过程'.F110:'卷制-上茄衣过程'.F110 '卷制-上茄衣过程'.F112:'卷制-上茄衣过程'.F112 '卷制-上茄衣过程'.F114:'卷制-上茄衣过程'.F114 '卷制-上茄衣过程'.F116:'卷制-上茄衣过程'.F116 '卷制-上茄衣过程'.F118:'卷制-上茄衣过程'.F118 '卷制-上茄衣过程'.F120:'卷制-上茄衣过程'.F120 '卷制-上茄衣过程'.F122:'卷制-上茄衣过程'.F122 '卷制-上茄衣过程'.F124:'卷制-上茄衣过程'.F124 '卷制-上茄衣过程'.F126:'卷制-上茄衣过程'.F126 '卷制-上茄衣过程'.F128:'卷制-上茄衣过程'.F128 '卷制-上茄衣过程'.F130:'卷制-上茄衣过程'.F130 '卷制-上茄衣过程'.F132:'卷制-上茄衣过程'.F132 '卷制-上茄衣过程'.F134:'卷制-上茄衣过程'.F134 '卷制-上茄衣过程'.F136:'卷制-上茄衣过程'.F136 '卷制-上茄衣过程'.F138:'卷制-上茄衣过程'.F138 '卷制-上茄衣过程'.F140:'卷制-上茄衣过程'.F140 '卷制-上茄衣过程'.F142:'卷制-上茄衣过程'.F142 '卷制-上茄衣过程'.F144:'卷制-上茄衣过程'.F144 '卷制-上茄衣过程'.F146:'卷制-上茄衣过程'.F146 '卷制-上茄衣过程'.F148:'卷制-上茄衣过程'.F148 '卷制-上茄衣过程'.F150:'卷制-上茄衣过程'.F150 '卷制-上茄衣过程'.F152:'卷制-上茄衣过程'.F152 '卷制-上茄衣过程'.F154:'卷制-上茄衣过程'.F154 '卷制-上茄衣过程'.F156:'卷制-上茄衣过程'.F156 '卷制-上茄衣过程'.F158:'卷制-上茄衣过程'.F158 '卷制-上茄衣过程'.F160:'卷制-上茄衣过程'.F160 '卷制-上茄衣过程'.F162:'卷制-上茄衣过程'.F162 '卷制-上茄衣过程'.F164:'卷制-上茄衣过程'.F164 '卷制-上茄衣过程'.F166:'卷制-上茄衣过程'.F166 '卷制-上茄衣过程'.F168:'卷制-上茄衣过程'.F168 '卷制-上茄衣过程'.F170:'卷制-上茄衣过程'.F170 '卷制-上茄衣过程'.F172:'卷制-上茄衣过程'.F172 '卷制-上茄衣过程'.F174:'卷制-上茄衣过程'.F174 '卷制-上茄衣过程'.F176:'卷制-上茄衣过程'.F176 '卷制-上茄衣过程'.F178:'卷制-上茄衣过程'.F178 '卷制-上茄衣过程'.F180:'卷制-上茄衣过程'.F180 '卷制-上茄衣过程'.F182:'卷制-上茄衣过程'.F182 '卷制-上茄衣过程'.F184:'卷制-上茄衣过程'.F184 '卷制-上茄衣过程'.F186:'卷制-上茄衣过程'.F186 '卷制-上茄衣过程'.F188:'卷制-上茄衣过程'.F188 '卷制-上茄衣过程'.F190:'卷制-上茄衣过程'.F190 '卷制-上茄衣过程'.F192:'卷制-上茄衣过程'.F192 '卷制-上茄衣过程'.F194:'卷制-上茄衣过程'.F194 '卷制-上茄衣过程'.F196:'卷制-上茄衣过程'.F196 '卷制-上茄衣过程'.F198:'卷制-上茄衣过程'.F198 '卷制-上茄衣过程'.F200:'卷制-上茄衣过程'.F200 '卷制-上茄衣过程'.F202:'卷制-上茄衣过程'.F202 '卷制-上茄衣过程'.F204:'卷制-上茄衣过程'.F204 '卷制-上茄衣过程'.F206:'卷制-上茄衣过程'.F206 '卷制-上茄衣过程'.F208:'卷制-上茄衣过程'.F208 '卷制-上茄衣过程'.F210:'卷制-上茄衣过程'.F210 '卷制-上茄衣过程'.F212:'卷制-上茄衣过程'.F212 '卷制-上茄衣过程'.F214:'卷制-上茄衣过程'.F214 '卷制-上茄衣过程'.F216:'卷制-上茄衣过程'.F216 '卷制-上茄衣过程'.F218:'卷制-上茄衣过程'.F218 '卷制-上茄衣过程'.F220:'卷制-上茄衣过程'.F220 '卷制-上茄衣过程'.F222:'卷制-上茄衣过程'.F222 '卷制-上茄衣过程'.F224:'卷制-上茄衣过程'.F224 '卷制-上茄衣过程'.F226:'卷制-上茄衣过程'.F226 '卷制-上茄衣过程'.F228:'卷制-上茄衣过程'.F228 '卷制-上茄衣过程'.F230:'卷制-上茄衣过程'.F230 '卷制-上茄衣过程'.F232:'卷制-上茄衣过程'.F232 '卷制-上茄衣过程'.F234:'卷制-上茄衣过程'.F234 '卷制-上茄衣过程'.F236:'卷制-上茄衣过程'.F236 '卷制-上茄衣过程'.F238:'卷制-上茄衣过程'.F238 '卷制-上茄衣过程'.F240:'卷制-上茄衣过程'.F240 '卷制-上茄衣过程'.F242:'卷制-上茄衣过程'.F242 '卷制-上茄衣过程'.F244:'卷制-上茄衣过程'.F244 '卷制-上茄衣过程'.F246:'卷制-上茄衣过程'.F246 '卷制-上茄衣过程'.F248:'卷制-上茄衣过程'.F248 '卷制-上茄衣过程'.F250:'卷制-上茄衣过程'.F250 '卷制-上茄衣过程'.F252:'卷制-上茄衣过程'.F252 '卷制-上茄衣过程'.F254:'卷制-上茄衣过程'.F254 '卷制-上茄衣过程'.F256:'卷制-上茄衣过程'.F256 '卷制-上茄衣过程'.F258:'卷制-上茄衣过程'.F258 '卷制-上茄衣过程'.F260:'卷制-上茄衣过程'.F260 '卷制-上茄衣过程'.F262:'卷制-上茄衣过程'.F262 '卷制-上茄衣过程'.F264:'卷制-上茄衣过程'.F264 '卷制-上茄衣过程'.F266:'卷制-上茄衣过程'.F266 '卷制-上茄衣过程'.F268:'卷制-上茄衣过程'.F268 '卷制-上茄衣过程'.F270:'卷制-上茄衣过程'.F270 '卷制-上茄衣过程'.F272:'卷制-上茄衣过程'.F272 '卷制-上茄衣过程'.F274:'卷制-上茄衣过程'.F274 '卷制-上茄衣过程'.F276:'卷制-上茄衣过程'.F276 '卷制-上茄衣过程'.F278:'卷制-上茄衣过程'.F278 '卷制-上茄衣过程'.F280:'卷制-上茄衣过程'.F280 '卷制-上茄衣过程'.F282:'卷制-上茄衣过程'.F282 '卷制-上茄衣过程'.F284:'卷制-上茄衣过程'.F284 '卷制-上茄衣过程'.F286:'卷制-上茄衣过程'.F286 '卷制-上茄衣过程'.F288:'卷制-上茄衣过程'.F288 '卷制-上茄衣过程'.F290:'卷制-上茄衣过程'.F290 '卷制-上茄衣过程'.F292:'卷制-上茄衣过程'.F292 '卷制-上茄衣过程'.F294:'卷制-上茄衣过程'.F294 '卷制-上茄衣过程'.F296:'卷制-上茄衣过程'.F296 '卷制-上茄衣过程'.F298:'卷制-上茄衣过程'.F298 '卷制-上茄衣过程'.F300:'卷制-上茄衣过程'.F300 '卷制-上茄衣过程'.F302:'卷制-上茄衣过程'.F302 '卷制-上茄衣过程'.F304:'卷制-上茄衣过程'.F304">
            <calcext:condition calcext:apply-style-name="Gnumeric-1" calcext:value="&gt;[.$I$5]" calcext:base-cell-address="'卷制-上茄衣过程'.F6"/>
            <calcext:condition calcext:apply-style-name="Gnumeric-2" calcext:value="between([.$F$5],[.$I$5])" calcext:base-cell-address="'卷制-上茄衣过程'.F6"/>
          </calcext:conditional-format>
          <calcext:conditional-format calcext:target-range-address="'卷制-上茄衣过程'.F9:'卷制-上茄衣过程'.F9 '卷制-上茄衣过程'.F7:'卷制-上茄衣过程'.F7 '卷制-上茄衣过程'.F11:'卷制-上茄衣过程'.F11 '卷制-上茄衣过程'.F13:'卷制-上茄衣过程'.F13 '卷制-上茄衣过程'.F15:'卷制-上茄衣过程'.F15 '卷制-上茄衣过程'.F17:'卷制-上茄衣过程'.F17 '卷制-上茄衣过程'.F19:'卷制-上茄衣过程'.F19 '卷制-上茄衣过程'.F21:'卷制-上茄衣过程'.F21 '卷制-上茄衣过程'.F23:'卷制-上茄衣过程'.F23 '卷制-上茄衣过程'.F25:'卷制-上茄衣过程'.F25 '卷制-上茄衣过程'.F27:'卷制-上茄衣过程'.F27 '卷制-上茄衣过程'.F29:'卷制-上茄衣过程'.F29 '卷制-上茄衣过程'.F31:'卷制-上茄衣过程'.F31 '卷制-上茄衣过程'.F33:'卷制-上茄衣过程'.F33 '卷制-上茄衣过程'.F35:'卷制-上茄衣过程'.F35 '卷制-上茄衣过程'.F37:'卷制-上茄衣过程'.F37 '卷制-上茄衣过程'.F39:'卷制-上茄衣过程'.F39 '卷制-上茄衣过程'.F41:'卷制-上茄衣过程'.F41 '卷制-上茄衣过程'.F43:'卷制-上茄衣过程'.F43 '卷制-上茄衣过程'.F45:'卷制-上茄衣过程'.F45 '卷制-上茄衣过程'.F47:'卷制-上茄衣过程'.F47 '卷制-上茄衣过程'.F49:'卷制-上茄衣过程'.F49 '卷制-上茄衣过程'.F51:'卷制-上茄衣过程'.F51 '卷制-上茄衣过程'.F53:'卷制-上茄衣过程'.F53 '卷制-上茄衣过程'.F55:'卷制-上茄衣过程'.F55 '卷制-上茄衣过程'.F57:'卷制-上茄衣过程'.F57 '卷制-上茄衣过程'.F59:'卷制-上茄衣过程'.F59 '卷制-上茄衣过程'.F61:'卷制-上茄衣过程'.F61 '卷制-上茄衣过程'.F63:'卷制-上茄衣过程'.F63 '卷制-上茄衣过程'.F65:'卷制-上茄衣过程'.F65 '卷制-上茄衣过程'.F67:'卷制-上茄衣过程'.F67 '卷制-上茄衣过程'.F69:'卷制-上茄衣过程'.F69 '卷制-上茄衣过程'.F71:'卷制-上茄衣过程'.F71 '卷制-上茄衣过程'.F73:'卷制-上茄衣过程'.F73 '卷制-上茄衣过程'.F75:'卷制-上茄衣过程'.F75 '卷制-上茄衣过程'.F77:'卷制-上茄衣过程'.F77 '卷制-上茄衣过程'.F79:'卷制-上茄衣过程'.F79 '卷制-上茄衣过程'.F81:'卷制-上茄衣过程'.F81 '卷制-上茄衣过程'.F83:'卷制-上茄衣过程'.F83 '卷制-上茄衣过程'.F85:'卷制-上茄衣过程'.F85 '卷制-上茄衣过程'.F87:'卷制-上茄衣过程'.F87 '卷制-上茄衣过程'.F89:'卷制-上茄衣过程'.F89 '卷制-上茄衣过程'.F91:'卷制-上茄衣过程'.F91 '卷制-上茄衣过程'.F93:'卷制-上茄衣过程'.F93 '卷制-上茄衣过程'.F95:'卷制-上茄衣过程'.F95 '卷制-上茄衣过程'.F97:'卷制-上茄衣过程'.F97 '卷制-上茄衣过程'.F99:'卷制-上茄衣过程'.F99 '卷制-上茄衣过程'.F101:'卷制-上茄衣过程'.F101 '卷制-上茄衣过程'.F103:'卷制-上茄衣过程'.F103 '卷制-上茄衣过程'.F105:'卷制-上茄衣过程'.F105 '卷制-上茄衣过程'.F107:'卷制-上茄衣过程'.F107 '卷制-上茄衣过程'.F109:'卷制-上茄衣过程'.F109 '卷制-上茄衣过程'.F111:'卷制-上茄衣过程'.F111 '卷制-上茄衣过程'.F113:'卷制-上茄衣过程'.F113 '卷制-上茄衣过程'.F115:'卷制-上茄衣过程'.F115 '卷制-上茄衣过程'.F117:'卷制-上茄衣过程'.F117 '卷制-上茄衣过程'.F119:'卷制-上茄衣过程'.F119 '卷制-上茄衣过程'.F121:'卷制-上茄衣过程'.F121 '卷制-上茄衣过程'.F123:'卷制-上茄衣过程'.F123 '卷制-上茄衣过程'.F125:'卷制-上茄衣过程'.F125 '卷制-上茄衣过程'.F127:'卷制-上茄衣过程'.F127 '卷制-上茄衣过程'.F129:'卷制-上茄衣过程'.F129 '卷制-上茄衣过程'.F131:'卷制-上茄衣过程'.F131 '卷制-上茄衣过程'.F133:'卷制-上茄衣过程'.F133 '卷制-上茄衣过程'.F135:'卷制-上茄衣过程'.F135 '卷制-上茄衣过程'.F137:'卷制-上茄衣过程'.F137 '卷制-上茄衣过程'.F139:'卷制-上茄衣过程'.F139 '卷制-上茄衣过程'.F141:'卷制-上茄衣过程'.F141 '卷制-上茄衣过程'.F143:'卷制-上茄衣过程'.F143 '卷制-上茄衣过程'.F145:'卷制-上茄衣过程'.F145 '卷制-上茄衣过程'.F147:'卷制-上茄衣过程'.F147 '卷制-上茄衣过程'.F149:'卷制-上茄衣过程'.F149 '卷制-上茄衣过程'.F151:'卷制-上茄衣过程'.F151 '卷制-上茄衣过程'.F153:'卷制-上茄衣过程'.F153 '卷制-上茄衣过程'.F155:'卷制-上茄衣过程'.F155 '卷制-上茄衣过程'.F157:'卷制-上茄衣过程'.F157 '卷制-上茄衣过程'.F159:'卷制-上茄衣过程'.F159 '卷制-上茄衣过程'.F161:'卷制-上茄衣过程'.F161 '卷制-上茄衣过程'.F163:'卷制-上茄衣过程'.F163 '卷制-上茄衣过程'.F165:'卷制-上茄衣过程'.F165 '卷制-上茄衣过程'.F167:'卷制-上茄衣过程'.F167 '卷制-上茄衣过程'.F169:'卷制-上茄衣过程'.F169 '卷制-上茄衣过程'.F171:'卷制-上茄衣过程'.F171 '卷制-上茄衣过程'.F173:'卷制-上茄衣过程'.F173 '卷制-上茄衣过程'.F175:'卷制-上茄衣过程'.F175 '卷制-上茄衣过程'.F177:'卷制-上茄衣过程'.F177 '卷制-上茄衣过程'.F179:'卷制-上茄衣过程'.F179 '卷制-上茄衣过程'.F181:'卷制-上茄衣过程'.F181 '卷制-上茄衣过程'.F183:'卷制-上茄衣过程'.F183 '卷制-上茄衣过程'.F185:'卷制-上茄衣过程'.F185 '卷制-上茄衣过程'.F187:'卷制-上茄衣过程'.F187 '卷制-上茄衣过程'.F189:'卷制-上茄衣过程'.F189 '卷制-上茄衣过程'.F191:'卷制-上茄衣过程'.F191 '卷制-上茄衣过程'.F193:'卷制-上茄衣过程'.F193 '卷制-上茄衣过程'.F195:'卷制-上茄衣过程'.F195 '卷制-上茄衣过程'.F197:'卷制-上茄衣过程'.F197 '卷制-上茄衣过程'.F199:'卷制-上茄衣过程'.F199 '卷制-上茄衣过程'.F201:'卷制-上茄衣过程'.F201 '卷制-上茄衣过程'.F203:'卷制-上茄衣过程'.F203 '卷制-上茄衣过程'.F205:'卷制-上茄衣过程'.F205 '卷制-上茄衣过程'.F207:'卷制-上茄衣过程'.F207 '卷制-上茄衣过程'.F209:'卷制-上茄衣过程'.F209 '卷制-上茄衣过程'.F211:'卷制-上茄衣过程'.F211 '卷制-上茄衣过程'.F213:'卷制-上茄衣过程'.F213 '卷制-上茄衣过程'.F215:'卷制-上茄衣过程'.F215 '卷制-上茄衣过程'.F217:'卷制-上茄衣过程'.F217 '卷制-上茄衣过程'.F219:'卷制-上茄衣过程'.F219 '卷制-上茄衣过程'.F221:'卷制-上茄衣过程'.F221 '卷制-上茄衣过程'.F223:'卷制-上茄衣过程'.F223 '卷制-上茄衣过程'.F225:'卷制-上茄衣过程'.F225 '卷制-上茄衣过程'.F227:'卷制-上茄衣过程'.F227 '卷制-上茄衣过程'.F229:'卷制-上茄衣过程'.F229 '卷制-上茄衣过程'.F231:'卷制-上茄衣过程'.F231 '卷制-上茄衣过程'.F233:'卷制-上茄衣过程'.F233 '卷制-上茄衣过程'.F235:'卷制-上茄衣过程'.F235 '卷制-上茄衣过程'.F237:'卷制-上茄衣过程'.F237 '卷制-上茄衣过程'.F239:'卷制-上茄衣过程'.F239 '卷制-上茄衣过程'.F241:'卷制-上茄衣过程'.F241 '卷制-上茄衣过程'.F243:'卷制-上茄衣过程'.F243 '卷制-上茄衣过程'.F245:'卷制-上茄衣过程'.F245 '卷制-上茄衣过程'.F247:'卷制-上茄衣过程'.F247 '卷制-上茄衣过程'.F249:'卷制-上茄衣过程'.F249 '卷制-上茄衣过程'.F251:'卷制-上茄衣过程'.F251 '卷制-上茄衣过程'.F253:'卷制-上茄衣过程'.F253 '卷制-上茄衣过程'.F255:'卷制-上茄衣过程'.F255 '卷制-上茄衣过程'.F257:'卷制-上茄衣过程'.F257 '卷制-上茄衣过程'.F259:'卷制-上茄衣过程'.F259 '卷制-上茄衣过程'.F261:'卷制-上茄衣过程'.F261 '卷制-上茄衣过程'.F263:'卷制-上茄衣过程'.F263 '卷制-上茄衣过程'.F265:'卷制-上茄衣过程'.F265 '卷制-上茄衣过程'.F267:'卷制-上茄衣过程'.F267 '卷制-上茄衣过程'.F269:'卷制-上茄衣过程'.F269 '卷制-上茄衣过程'.F271:'卷制-上茄衣过程'.F271 '卷制-上茄衣过程'.F273:'卷制-上茄衣过程'.F273 '卷制-上茄衣过程'.F275:'卷制-上茄衣过程'.F275 '卷制-上茄衣过程'.F277:'卷制-上茄衣过程'.F277 '卷制-上茄衣过程'.F279:'卷制-上茄衣过程'.F279 '卷制-上茄衣过程'.F281:'卷制-上茄衣过程'.F281 '卷制-上茄衣过程'.F283:'卷制-上茄衣过程'.F283 '卷制-上茄衣过程'.F285:'卷制-上茄衣过程'.F285 '卷制-上茄衣过程'.F287:'卷制-上茄衣过程'.F287 '卷制-上茄衣过程'.F289:'卷制-上茄衣过程'.F289 '卷制-上茄衣过程'.F291:'卷制-上茄衣过程'.F291 '卷制-上茄衣过程'.F293:'卷制-上茄衣过程'.F293 '卷制-上茄衣过程'.F295:'卷制-上茄衣过程'.F295 '卷制-上茄衣过程'.F297:'卷制-上茄衣过程'.F297 '卷制-上茄衣过程'.F299:'卷制-上茄衣过程'.F299 '卷制-上茄衣过程'.F301:'卷制-上茄衣过程'.F301 '卷制-上茄衣过程'.F303:'卷制-上茄衣过程'.F303 '卷制-上茄衣过程'.F305:'卷制-上茄衣过程'.F305">
            <calcext:condition calcext:apply-style-name="Gnumeric-4" calcext:value="&gt;[.$I$5]" calcext:base-cell-address="'卷制-上茄衣过程'.F7"/>
            <calcext:condition calcext:apply-style-name="Gnumeric-4" calcext:value="between([.$F$5],[.$I$5])" calcext:base-cell-address="'卷制-上茄衣过程'.F7"/>
          </calcext:conditional-format>
          <calcext:conditional-format calcext:target-range-address="'卷制-上茄衣过程'.BL8:'卷制-上茄衣过程'.BL8 '卷制-上茄衣过程'.BL10:'卷制-上茄衣过程'.BL10 '卷制-上茄衣过程'.BL12:'卷制-上茄衣过程'.BL12 '卷制-上茄衣过程'.BL14:'卷制-上茄衣过程'.BL14 '卷制-上茄衣过程'.BL16:'卷制-上茄衣过程'.BL16 '卷制-上茄衣过程'.BL18:'卷制-上茄衣过程'.BL18 '卷制-上茄衣过程'.BL20:'卷制-上茄衣过程'.BL20 '卷制-上茄衣过程'.BL22:'卷制-上茄衣过程'.BL22 '卷制-上茄衣过程'.BL24:'卷制-上茄衣过程'.BL24 '卷制-上茄衣过程'.BL26:'卷制-上茄衣过程'.BL26 '卷制-上茄衣过程'.BL28:'卷制-上茄衣过程'.BL28 '卷制-上茄衣过程'.BL30:'卷制-上茄衣过程'.BL30 '卷制-上茄衣过程'.BL32:'卷制-上茄衣过程'.BL32 '卷制-上茄衣过程'.BL34:'卷制-上茄衣过程'.BL34 '卷制-上茄衣过程'.BL36:'卷制-上茄衣过程'.BL36 '卷制-上茄衣过程'.BL38:'卷制-上茄衣过程'.BL38 '卷制-上茄衣过程'.BL40:'卷制-上茄衣过程'.BL40 '卷制-上茄衣过程'.BL42:'卷制-上茄衣过程'.BL42 '卷制-上茄衣过程'.BL44:'卷制-上茄衣过程'.BL44 '卷制-上茄衣过程'.BL46:'卷制-上茄衣过程'.BL46 '卷制-上茄衣过程'.BL48:'卷制-上茄衣过程'.BL48 '卷制-上茄衣过程'.BL50:'卷制-上茄衣过程'.BL50 '卷制-上茄衣过程'.BL52:'卷制-上茄衣过程'.BL52 '卷制-上茄衣过程'.BL54:'卷制-上茄衣过程'.BL54 '卷制-上茄衣过程'.BL56:'卷制-上茄衣过程'.BL56 '卷制-上茄衣过程'.BL58:'卷制-上茄衣过程'.BL58 '卷制-上茄衣过程'.BL60:'卷制-上茄衣过程'.BL60 '卷制-上茄衣过程'.BL62:'卷制-上茄衣过程'.BL62 '卷制-上茄衣过程'.BL64:'卷制-上茄衣过程'.BL64 '卷制-上茄衣过程'.BL66:'卷制-上茄衣过程'.BL66 '卷制-上茄衣过程'.BL68:'卷制-上茄衣过程'.BL68 '卷制-上茄衣过程'.BL70:'卷制-上茄衣过程'.BL70 '卷制-上茄衣过程'.BL72:'卷制-上茄衣过程'.BL72 '卷制-上茄衣过程'.BL74:'卷制-上茄衣过程'.BL74 '卷制-上茄衣过程'.BL76:'卷制-上茄衣过程'.BL76 '卷制-上茄衣过程'.BL78:'卷制-上茄衣过程'.BL78 '卷制-上茄衣过程'.BL80:'卷制-上茄衣过程'.BL80 '卷制-上茄衣过程'.BL82:'卷制-上茄衣过程'.BL82 '卷制-上茄衣过程'.BL84:'卷制-上茄衣过程'.BL84 '卷制-上茄衣过程'.BL86:'卷制-上茄衣过程'.BL86 '卷制-上茄衣过程'.BL88:'卷制-上茄衣过程'.BL88 '卷制-上茄衣过程'.BL90:'卷制-上茄衣过程'.BL90 '卷制-上茄衣过程'.BL92:'卷制-上茄衣过程'.BL92 '卷制-上茄衣过程'.BL94:'卷制-上茄衣过程'.BL94 '卷制-上茄衣过程'.BL96:'卷制-上茄衣过程'.BL96 '卷制-上茄衣过程'.BL98:'卷制-上茄衣过程'.BL98 '卷制-上茄衣过程'.BL100:'卷制-上茄衣过程'.BL100 '卷制-上茄衣过程'.BL102:'卷制-上茄衣过程'.BL102 '卷制-上茄衣过程'.BL104:'卷制-上茄衣过程'.BL104 '卷制-上茄衣过程'.BL106:'卷制-上茄衣过程'.BL106 '卷制-上茄衣过程'.BL108:'卷制-上茄衣过程'.BL108 '卷制-上茄衣过程'.BL110:'卷制-上茄衣过程'.BL110 '卷制-上茄衣过程'.BL112:'卷制-上茄衣过程'.BL112 '卷制-上茄衣过程'.BL114:'卷制-上茄衣过程'.BL114 '卷制-上茄衣过程'.BL116:'卷制-上茄衣过程'.BL116 '卷制-上茄衣过程'.BL118:'卷制-上茄衣过程'.BL118 '卷制-上茄衣过程'.BL120:'卷制-上茄衣过程'.BL120 '卷制-上茄衣过程'.BL122:'卷制-上茄衣过程'.BL122 '卷制-上茄衣过程'.BL124:'卷制-上茄衣过程'.BL124 '卷制-上茄衣过程'.BL126:'卷制-上茄衣过程'.BL126 '卷制-上茄衣过程'.BL128:'卷制-上茄衣过程'.BL128 '卷制-上茄衣过程'.BL130:'卷制-上茄衣过程'.BL130 '卷制-上茄衣过程'.BL132:'卷制-上茄衣过程'.BL132 '卷制-上茄衣过程'.BL134:'卷制-上茄衣过程'.BL134 '卷制-上茄衣过程'.BL136:'卷制-上茄衣过程'.BL136 '卷制-上茄衣过程'.BL138:'卷制-上茄衣过程'.BL138 '卷制-上茄衣过程'.BL140:'卷制-上茄衣过程'.BL140 '卷制-上茄衣过程'.BL142:'卷制-上茄衣过程'.BL142 '卷制-上茄衣过程'.BL144:'卷制-上茄衣过程'.BL144 '卷制-上茄衣过程'.BL146:'卷制-上茄衣过程'.BL146 '卷制-上茄衣过程'.BL148:'卷制-上茄衣过程'.BL148 '卷制-上茄衣过程'.BL150:'卷制-上茄衣过程'.BL150 '卷制-上茄衣过程'.BL152:'卷制-上茄衣过程'.BL152 '卷制-上茄衣过程'.BL154:'卷制-上茄衣过程'.BL154 '卷制-上茄衣过程'.BL156:'卷制-上茄衣过程'.BL156 '卷制-上茄衣过程'.BL158:'卷制-上茄衣过程'.BL158 '卷制-上茄衣过程'.BL160:'卷制-上茄衣过程'.BL160 '卷制-上茄衣过程'.BL162:'卷制-上茄衣过程'.BL162 '卷制-上茄衣过程'.BL164:'卷制-上茄衣过程'.BL164 '卷制-上茄衣过程'.BL166:'卷制-上茄衣过程'.BL166 '卷制-上茄衣过程'.BL168:'卷制-上茄衣过程'.BL168 '卷制-上茄衣过程'.BL170:'卷制-上茄衣过程'.BL170 '卷制-上茄衣过程'.BL172:'卷制-上茄衣过程'.BL172 '卷制-上茄衣过程'.BL174:'卷制-上茄衣过程'.BL174 '卷制-上茄衣过程'.BL176:'卷制-上茄衣过程'.BL176 '卷制-上茄衣过程'.BL178:'卷制-上茄衣过程'.BL178 '卷制-上茄衣过程'.BL180:'卷制-上茄衣过程'.BL180 '卷制-上茄衣过程'.BL182:'卷制-上茄衣过程'.BL182 '卷制-上茄衣过程'.BL184:'卷制-上茄衣过程'.BL184 '卷制-上茄衣过程'.BL186:'卷制-上茄衣过程'.BL186 '卷制-上茄衣过程'.BL188:'卷制-上茄衣过程'.BL188 '卷制-上茄衣过程'.BL190:'卷制-上茄衣过程'.BL190 '卷制-上茄衣过程'.BL192:'卷制-上茄衣过程'.BL192 '卷制-上茄衣过程'.BL194:'卷制-上茄衣过程'.BL194 '卷制-上茄衣过程'.BL196:'卷制-上茄衣过程'.BL196 '卷制-上茄衣过程'.BL198:'卷制-上茄衣过程'.BL198 '卷制-上茄衣过程'.BL200:'卷制-上茄衣过程'.BL200 '卷制-上茄衣过程'.BL202:'卷制-上茄衣过程'.BL202 '卷制-上茄衣过程'.BL204:'卷制-上茄衣过程'.BL204 '卷制-上茄衣过程'.BL206:'卷制-上茄衣过程'.BL206 '卷制-上茄衣过程'.BL208:'卷制-上茄衣过程'.BL208 '卷制-上茄衣过程'.BL210:'卷制-上茄衣过程'.BL210 '卷制-上茄衣过程'.BL212:'卷制-上茄衣过程'.BL212 '卷制-上茄衣过程'.BL214:'卷制-上茄衣过程'.BL214 '卷制-上茄衣过程'.BL216:'卷制-上茄衣过程'.BL216 '卷制-上茄衣过程'.BL218:'卷制-上茄衣过程'.BL218 '卷制-上茄衣过程'.BL220:'卷制-上茄衣过程'.BL220 '卷制-上茄衣过程'.BL222:'卷制-上茄衣过程'.BL222 '卷制-上茄衣过程'.BL224:'卷制-上茄衣过程'.BL224 '卷制-上茄衣过程'.BL226:'卷制-上茄衣过程'.BL226 '卷制-上茄衣过程'.BL228:'卷制-上茄衣过程'.BL228 '卷制-上茄衣过程'.BL230:'卷制-上茄衣过程'.BL230 '卷制-上茄衣过程'.BL232:'卷制-上茄衣过程'.BL232 '卷制-上茄衣过程'.BL234:'卷制-上茄衣过程'.BL234 '卷制-上茄衣过程'.BL236:'卷制-上茄衣过程'.BL236 '卷制-上茄衣过程'.BL238:'卷制-上茄衣过程'.BL238 '卷制-上茄衣过程'.BL240:'卷制-上茄衣过程'.BL240 '卷制-上茄衣过程'.BL242:'卷制-上茄衣过程'.BL242 '卷制-上茄衣过程'.BL244:'卷制-上茄衣过程'.BL244 '卷制-上茄衣过程'.BL246:'卷制-上茄衣过程'.BL246 '卷制-上茄衣过程'.BL248:'卷制-上茄衣过程'.BL248 '卷制-上茄衣过程'.BL250:'卷制-上茄衣过程'.BL250 '卷制-上茄衣过程'.BL252:'卷制-上茄衣过程'.BL252 '卷制-上茄衣过程'.BL254:'卷制-上茄衣过程'.BL254 '卷制-上茄衣过程'.BL256:'卷制-上茄衣过程'.BL256 '卷制-上茄衣过程'.BL258:'卷制-上茄衣过程'.BL258 '卷制-上茄衣过程'.BL260:'卷制-上茄衣过程'.BL260 '卷制-上茄衣过程'.BL262:'卷制-上茄衣过程'.BL262 '卷制-上茄衣过程'.BL264:'卷制-上茄衣过程'.BL264 '卷制-上茄衣过程'.BL266:'卷制-上茄衣过程'.BL266 '卷制-上茄衣过程'.BL268:'卷制-上茄衣过程'.BL268 '卷制-上茄衣过程'.BL270:'卷制-上茄衣过程'.BL270 '卷制-上茄衣过程'.BL272:'卷制-上茄衣过程'.BL272 '卷制-上茄衣过程'.BL274:'卷制-上茄衣过程'.BL274 '卷制-上茄衣过程'.BL276:'卷制-上茄衣过程'.BL276 '卷制-上茄衣过程'.BL278:'卷制-上茄衣过程'.BL278 '卷制-上茄衣过程'.BL280:'卷制-上茄衣过程'.BL280 '卷制-上茄衣过程'.BL282:'卷制-上茄衣过程'.BL282 '卷制-上茄衣过程'.BL284:'卷制-上茄衣过程'.BL284 '卷制-上茄衣过程'.BL286:'卷制-上茄衣过程'.BL286 '卷制-上茄衣过程'.BL288:'卷制-上茄衣过程'.BL288 '卷制-上茄衣过程'.BL290:'卷制-上茄衣过程'.BL290 '卷制-上茄衣过程'.BL292:'卷制-上茄衣过程'.BL292 '卷制-上茄衣过程'.BL294:'卷制-上茄衣过程'.BL294 '卷制-上茄衣过程'.BL296:'卷制-上茄衣过程'.BL296 '卷制-上茄衣过程'.BL298:'卷制-上茄衣过程'.BL298 '卷制-上茄衣过程'.BL300:'卷制-上茄衣过程'.BL300 '卷制-上茄衣过程'.BL302:'卷制-上茄衣过程'.BL302 '卷制-上茄衣过程'.BL304:'卷制-上茄衣过程'.BL304">
            <calcext:condition calcext:apply-style-name="Gnumeric-4" calcext:value="formula-is(NOT(ISERROR(SEARCH(&quot;不&quot;;[.BL8]))))" calcext:base-cell-address="'卷制-上茄衣过程'.BL8"/>
          </calcext:conditional-format>
          <calcext:conditional-format calcext:target-range-address="'卷制-上茄衣过程'.BL6:'卷制-上茄衣过程'.BL6">
            <calcext:condition calcext:apply-style-name="Gnumeric-4" calcext:value="formula-is(NOT(ISERROR(SEARCH(&quot;不&quot;;[.BL6]))))" calcext:base-cell-address="'卷制-上茄衣过程'.BL6"/>
          </calcext:conditional-format>
          <calcext:conditional-format calcext:target-range-address="'卷制-上茄衣过程'.G8:'卷制-上茄衣过程'.I8 '卷制-上茄衣过程'.G6:'卷制-上茄衣过程'.I6 '卷制-上茄衣过程'.G10:'卷制-上茄衣过程'.I10 '卷制-上茄衣过程'.G12:'卷制-上茄衣过程'.I12 '卷制-上茄衣过程'.G14:'卷制-上茄衣过程'.I14 '卷制-上茄衣过程'.G16:'卷制-上茄衣过程'.I16 '卷制-上茄衣过程'.G18:'卷制-上茄衣过程'.I18 '卷制-上茄衣过程'.G20:'卷制-上茄衣过程'.I20 '卷制-上茄衣过程'.G22:'卷制-上茄衣过程'.I22 '卷制-上茄衣过程'.G24:'卷制-上茄衣过程'.I24 '卷制-上茄衣过程'.G26:'卷制-上茄衣过程'.I26 '卷制-上茄衣过程'.G28:'卷制-上茄衣过程'.I28 '卷制-上茄衣过程'.G30:'卷制-上茄衣过程'.I30 '卷制-上茄衣过程'.G32:'卷制-上茄衣过程'.I32 '卷制-上茄衣过程'.G34:'卷制-上茄衣过程'.I34 '卷制-上茄衣过程'.G36:'卷制-上茄衣过程'.I36 '卷制-上茄衣过程'.G38:'卷制-上茄衣过程'.I38 '卷制-上茄衣过程'.G40:'卷制-上茄衣过程'.I40 '卷制-上茄衣过程'.G42:'卷制-上茄衣过程'.I42 '卷制-上茄衣过程'.G44:'卷制-上茄衣过程'.I44 '卷制-上茄衣过程'.G46:'卷制-上茄衣过程'.I46 '卷制-上茄衣过程'.G48:'卷制-上茄衣过程'.I48 '卷制-上茄衣过程'.G50:'卷制-上茄衣过程'.I50 '卷制-上茄衣过程'.G52:'卷制-上茄衣过程'.I52 '卷制-上茄衣过程'.G54:'卷制-上茄衣过程'.I54 '卷制-上茄衣过程'.G56:'卷制-上茄衣过程'.I56 '卷制-上茄衣过程'.G58:'卷制-上茄衣过程'.I58 '卷制-上茄衣过程'.G60:'卷制-上茄衣过程'.I60 '卷制-上茄衣过程'.G62:'卷制-上茄衣过程'.I62 '卷制-上茄衣过程'.G64:'卷制-上茄衣过程'.I64 '卷制-上茄衣过程'.G66:'卷制-上茄衣过程'.I66 '卷制-上茄衣过程'.G68:'卷制-上茄衣过程'.I68 '卷制-上茄衣过程'.G70:'卷制-上茄衣过程'.I70 '卷制-上茄衣过程'.G72:'卷制-上茄衣过程'.I72 '卷制-上茄衣过程'.G74:'卷制-上茄衣过程'.I74 '卷制-上茄衣过程'.G76:'卷制-上茄衣过程'.I76 '卷制-上茄衣过程'.G78:'卷制-上茄衣过程'.I78 '卷制-上茄衣过程'.G80:'卷制-上茄衣过程'.I80 '卷制-上茄衣过程'.G82:'卷制-上茄衣过程'.I82 '卷制-上茄衣过程'.G84:'卷制-上茄衣过程'.I84 '卷制-上茄衣过程'.G86:'卷制-上茄衣过程'.I86 '卷制-上茄衣过程'.G88:'卷制-上茄衣过程'.I88 '卷制-上茄衣过程'.G90:'卷制-上茄衣过程'.I90 '卷制-上茄衣过程'.G92:'卷制-上茄衣过程'.I92 '卷制-上茄衣过程'.G94:'卷制-上茄衣过程'.I94 '卷制-上茄衣过程'.G96:'卷制-上茄衣过程'.I96 '卷制-上茄衣过程'.G98:'卷制-上茄衣过程'.I98 '卷制-上茄衣过程'.G100:'卷制-上茄衣过程'.I100 '卷制-上茄衣过程'.G102:'卷制-上茄衣过程'.I102 '卷制-上茄衣过程'.G104:'卷制-上茄衣过程'.I104 '卷制-上茄衣过程'.G106:'卷制-上茄衣过程'.I106 '卷制-上茄衣过程'.G108:'卷制-上茄衣过程'.I108 '卷制-上茄衣过程'.G110:'卷制-上茄衣过程'.I110 '卷制-上茄衣过程'.G112:'卷制-上茄衣过程'.I112 '卷制-上茄衣过程'.G114:'卷制-上茄衣过程'.I114 '卷制-上茄衣过程'.G116:'卷制-上茄衣过程'.I116 '卷制-上茄衣过程'.G118:'卷制-上茄衣过程'.I118 '卷制-上茄衣过程'.G120:'卷制-上茄衣过程'.I120 '卷制-上茄衣过程'.G122:'卷制-上茄衣过程'.I122 '卷制-上茄衣过程'.G124:'卷制-上茄衣过程'.I124 '卷制-上茄衣过程'.G126:'卷制-上茄衣过程'.I126 '卷制-上茄衣过程'.G128:'卷制-上茄衣过程'.I128 '卷制-上茄衣过程'.G130:'卷制-上茄衣过程'.I130 '卷制-上茄衣过程'.G132:'卷制-上茄衣过程'.I132 '卷制-上茄衣过程'.G134:'卷制-上茄衣过程'.I134 '卷制-上茄衣过程'.G136:'卷制-上茄衣过程'.I136 '卷制-上茄衣过程'.G138:'卷制-上茄衣过程'.I138 '卷制-上茄衣过程'.G140:'卷制-上茄衣过程'.I140 '卷制-上茄衣过程'.G142:'卷制-上茄衣过程'.I142 '卷制-上茄衣过程'.G144:'卷制-上茄衣过程'.I144 '卷制-上茄衣过程'.G146:'卷制-上茄衣过程'.I146 '卷制-上茄衣过程'.G148:'卷制-上茄衣过程'.I148 '卷制-上茄衣过程'.G150:'卷制-上茄衣过程'.I150 '卷制-上茄衣过程'.G152:'卷制-上茄衣过程'.I152 '卷制-上茄衣过程'.G154:'卷制-上茄衣过程'.I154 '卷制-上茄衣过程'.G156:'卷制-上茄衣过程'.I156 '卷制-上茄衣过程'.G158:'卷制-上茄衣过程'.I158 '卷制-上茄衣过程'.G160:'卷制-上茄衣过程'.I160 '卷制-上茄衣过程'.G162:'卷制-上茄衣过程'.I162 '卷制-上茄衣过程'.G164:'卷制-上茄衣过程'.I164 '卷制-上茄衣过程'.G166:'卷制-上茄衣过程'.I166 '卷制-上茄衣过程'.G168:'卷制-上茄衣过程'.I168 '卷制-上茄衣过程'.G170:'卷制-上茄衣过程'.I170 '卷制-上茄衣过程'.G172:'卷制-上茄衣过程'.I172 '卷制-上茄衣过程'.G174:'卷制-上茄衣过程'.I174 '卷制-上茄衣过程'.G176:'卷制-上茄衣过程'.I176 '卷制-上茄衣过程'.G178:'卷制-上茄衣过程'.I178 '卷制-上茄衣过程'.G180:'卷制-上茄衣过程'.I180 '卷制-上茄衣过程'.G182:'卷制-上茄衣过程'.I182 '卷制-上茄衣过程'.G184:'卷制-上茄衣过程'.I184 '卷制-上茄衣过程'.G186:'卷制-上茄衣过程'.I186 '卷制-上茄衣过程'.G188:'卷制-上茄衣过程'.I188 '卷制-上茄衣过程'.G190:'卷制-上茄衣过程'.I190 '卷制-上茄衣过程'.G192:'卷制-上茄衣过程'.I192 '卷制-上茄衣过程'.G194:'卷制-上茄衣过程'.I194 '卷制-上茄衣过程'.G196:'卷制-上茄衣过程'.I196 '卷制-上茄衣过程'.G198:'卷制-上茄衣过程'.I198 '卷制-上茄衣过程'.G200:'卷制-上茄衣过程'.I200 '卷制-上茄衣过程'.G202:'卷制-上茄衣过程'.I202 '卷制-上茄衣过程'.G204:'卷制-上茄衣过程'.I204 '卷制-上茄衣过程'.G206:'卷制-上茄衣过程'.I206 '卷制-上茄衣过程'.G208:'卷制-上茄衣过程'.I208 '卷制-上茄衣过程'.G210:'卷制-上茄衣过程'.I210 '卷制-上茄衣过程'.G212:'卷制-上茄衣过程'.I212 '卷制-上茄衣过程'.G214:'卷制-上茄衣过程'.I214 '卷制-上茄衣过程'.G216:'卷制-上茄衣过程'.I216 '卷制-上茄衣过程'.G218:'卷制-上茄衣过程'.I218 '卷制-上茄衣过程'.G220:'卷制-上茄衣过程'.I220 '卷制-上茄衣过程'.G222:'卷制-上茄衣过程'.I222 '卷制-上茄衣过程'.G224:'卷制-上茄衣过程'.I224 '卷制-上茄衣过程'.G226:'卷制-上茄衣过程'.I226 '卷制-上茄衣过程'.G228:'卷制-上茄衣过程'.I228 '卷制-上茄衣过程'.G230:'卷制-上茄衣过程'.I230 '卷制-上茄衣过程'.G232:'卷制-上茄衣过程'.I232 '卷制-上茄衣过程'.G234:'卷制-上茄衣过程'.I234 '卷制-上茄衣过程'.G236:'卷制-上茄衣过程'.I236 '卷制-上茄衣过程'.G238:'卷制-上茄衣过程'.I238 '卷制-上茄衣过程'.G240:'卷制-上茄衣过程'.I240 '卷制-上茄衣过程'.G242:'卷制-上茄衣过程'.I242 '卷制-上茄衣过程'.G244:'卷制-上茄衣过程'.I244 '卷制-上茄衣过程'.G246:'卷制-上茄衣过程'.I246 '卷制-上茄衣过程'.G248:'卷制-上茄衣过程'.I248 '卷制-上茄衣过程'.G250:'卷制-上茄衣过程'.I250 '卷制-上茄衣过程'.G252:'卷制-上茄衣过程'.I252 '卷制-上茄衣过程'.G254:'卷制-上茄衣过程'.I254 '卷制-上茄衣过程'.G256:'卷制-上茄衣过程'.I256 '卷制-上茄衣过程'.G258:'卷制-上茄衣过程'.I258 '卷制-上茄衣过程'.G260:'卷制-上茄衣过程'.I260 '卷制-上茄衣过程'.G262:'卷制-上茄衣过程'.I262 '卷制-上茄衣过程'.G264:'卷制-上茄衣过程'.I264 '卷制-上茄衣过程'.G266:'卷制-上茄衣过程'.I266 '卷制-上茄衣过程'.G268:'卷制-上茄衣过程'.I268 '卷制-上茄衣过程'.G270:'卷制-上茄衣过程'.I270 '卷制-上茄衣过程'.G272:'卷制-上茄衣过程'.I272 '卷制-上茄衣过程'.G274:'卷制-上茄衣过程'.I274 '卷制-上茄衣过程'.G276:'卷制-上茄衣过程'.I276 '卷制-上茄衣过程'.G278:'卷制-上茄衣过程'.I278 '卷制-上茄衣过程'.G280:'卷制-上茄衣过程'.I280 '卷制-上茄衣过程'.G282:'卷制-上茄衣过程'.I282 '卷制-上茄衣过程'.G284:'卷制-上茄衣过程'.I284 '卷制-上茄衣过程'.G286:'卷制-上茄衣过程'.I286 '卷制-上茄衣过程'.G288:'卷制-上茄衣过程'.I288 '卷制-上茄衣过程'.G290:'卷制-上茄衣过程'.I290 '卷制-上茄衣过程'.G292:'卷制-上茄衣过程'.I292 '卷制-上茄衣过程'.G294:'卷制-上茄衣过程'.I294 '卷制-上茄衣过程'.G296:'卷制-上茄衣过程'.I296 '卷制-上茄衣过程'.G298:'卷制-上茄衣过程'.I298 '卷制-上茄衣过程'.G300:'卷制-上茄衣过程'.I300 '卷制-上茄衣过程'.G302:'卷制-上茄衣过程'.I302 '卷制-上茄衣过程'.G304:'卷制-上茄衣过程'.I304">
            <calcext:condition calcext:apply-style-name="Gnumeric-5" calcext:value="&gt;[.$I$5]" calcext:base-cell-address="'卷制-上茄衣过程'.G6"/>
            <calcext:condition calcext:apply-style-name="Gnumeric-5" calcext:value="between([.$F$5],[.$I$5])" calcext:base-cell-address="'卷制-上茄衣过程'.G6"/>
          </calcext:conditional-format>
          <calcext:conditional-format calcext:target-range-address="'卷制-上茄衣过程'.G9:'卷制-上茄衣过程'.I9 '卷制-上茄衣过程'.G7:'卷制-上茄衣过程'.I7 '卷制-上茄衣过程'.G11:'卷制-上茄衣过程'.I11 '卷制-上茄衣过程'.G13:'卷制-上茄衣过程'.I13 '卷制-上茄衣过程'.G15:'卷制-上茄衣过程'.I15 '卷制-上茄衣过程'.G17:'卷制-上茄衣过程'.I17 '卷制-上茄衣过程'.G19:'卷制-上茄衣过程'.I19 '卷制-上茄衣过程'.G21:'卷制-上茄衣过程'.I21 '卷制-上茄衣过程'.G23:'卷制-上茄衣过程'.I23 '卷制-上茄衣过程'.G25:'卷制-上茄衣过程'.I25 '卷制-上茄衣过程'.G27:'卷制-上茄衣过程'.I27 '卷制-上茄衣过程'.G29:'卷制-上茄衣过程'.I29 '卷制-上茄衣过程'.G31:'卷制-上茄衣过程'.I31 '卷制-上茄衣过程'.G33:'卷制-上茄衣过程'.I33 '卷制-上茄衣过程'.G35:'卷制-上茄衣过程'.I35 '卷制-上茄衣过程'.G37:'卷制-上茄衣过程'.I37 '卷制-上茄衣过程'.G39:'卷制-上茄衣过程'.I39 '卷制-上茄衣过程'.G41:'卷制-上茄衣过程'.I41 '卷制-上茄衣过程'.G43:'卷制-上茄衣过程'.I43 '卷制-上茄衣过程'.G45:'卷制-上茄衣过程'.I45 '卷制-上茄衣过程'.G47:'卷制-上茄衣过程'.I47 '卷制-上茄衣过程'.G49:'卷制-上茄衣过程'.I49 '卷制-上茄衣过程'.G51:'卷制-上茄衣过程'.I51 '卷制-上茄衣过程'.G53:'卷制-上茄衣过程'.I53 '卷制-上茄衣过程'.G55:'卷制-上茄衣过程'.I55 '卷制-上茄衣过程'.G57:'卷制-上茄衣过程'.I57 '卷制-上茄衣过程'.G59:'卷制-上茄衣过程'.I59 '卷制-上茄衣过程'.G61:'卷制-上茄衣过程'.I61 '卷制-上茄衣过程'.G63:'卷制-上茄衣过程'.I63 '卷制-上茄衣过程'.G65:'卷制-上茄衣过程'.I65 '卷制-上茄衣过程'.G67:'卷制-上茄衣过程'.I67 '卷制-上茄衣过程'.G69:'卷制-上茄衣过程'.I69 '卷制-上茄衣过程'.G71:'卷制-上茄衣过程'.I71 '卷制-上茄衣过程'.G73:'卷制-上茄衣过程'.I73 '卷制-上茄衣过程'.G75:'卷制-上茄衣过程'.I75 '卷制-上茄衣过程'.G77:'卷制-上茄衣过程'.I77 '卷制-上茄衣过程'.G79:'卷制-上茄衣过程'.I79 '卷制-上茄衣过程'.G81:'卷制-上茄衣过程'.I81 '卷制-上茄衣过程'.G83:'卷制-上茄衣过程'.I83 '卷制-上茄衣过程'.G85:'卷制-上茄衣过程'.I85 '卷制-上茄衣过程'.G87:'卷制-上茄衣过程'.I87 '卷制-上茄衣过程'.G89:'卷制-上茄衣过程'.I89 '卷制-上茄衣过程'.G91:'卷制-上茄衣过程'.I91 '卷制-上茄衣过程'.G93:'卷制-上茄衣过程'.I93 '卷制-上茄衣过程'.G95:'卷制-上茄衣过程'.I95 '卷制-上茄衣过程'.G97:'卷制-上茄衣过程'.I97 '卷制-上茄衣过程'.G99:'卷制-上茄衣过程'.I99 '卷制-上茄衣过程'.G101:'卷制-上茄衣过程'.I101 '卷制-上茄衣过程'.G103:'卷制-上茄衣过程'.I103 '卷制-上茄衣过程'.G105:'卷制-上茄衣过程'.I105 '卷制-上茄衣过程'.G107:'卷制-上茄衣过程'.I107 '卷制-上茄衣过程'.G109:'卷制-上茄衣过程'.I109 '卷制-上茄衣过程'.G111:'卷制-上茄衣过程'.I111 '卷制-上茄衣过程'.G113:'卷制-上茄衣过程'.I113 '卷制-上茄衣过程'.G115:'卷制-上茄衣过程'.I115 '卷制-上茄衣过程'.G117:'卷制-上茄衣过程'.I117 '卷制-上茄衣过程'.G119:'卷制-上茄衣过程'.I119 '卷制-上茄衣过程'.G121:'卷制-上茄衣过程'.I121 '卷制-上茄衣过程'.G123:'卷制-上茄衣过程'.I123 '卷制-上茄衣过程'.G125:'卷制-上茄衣过程'.I125 '卷制-上茄衣过程'.G127:'卷制-上茄衣过程'.I127 '卷制-上茄衣过程'.G129:'卷制-上茄衣过程'.I129 '卷制-上茄衣过程'.G131:'卷制-上茄衣过程'.I131 '卷制-上茄衣过程'.G133:'卷制-上茄衣过程'.I133 '卷制-上茄衣过程'.G135:'卷制-上茄衣过程'.I135 '卷制-上茄衣过程'.G137:'卷制-上茄衣过程'.I137 '卷制-上茄衣过程'.G139:'卷制-上茄衣过程'.I139 '卷制-上茄衣过程'.G141:'卷制-上茄衣过程'.I141 '卷制-上茄衣过程'.G143:'卷制-上茄衣过程'.I143 '卷制-上茄衣过程'.G145:'卷制-上茄衣过程'.I145 '卷制-上茄衣过程'.G147:'卷制-上茄衣过程'.I147 '卷制-上茄衣过程'.G149:'卷制-上茄衣过程'.I149 '卷制-上茄衣过程'.G151:'卷制-上茄衣过程'.I151 '卷制-上茄衣过程'.G153:'卷制-上茄衣过程'.I153 '卷制-上茄衣过程'.G155:'卷制-上茄衣过程'.I155 '卷制-上茄衣过程'.G157:'卷制-上茄衣过程'.I157 '卷制-上茄衣过程'.G159:'卷制-上茄衣过程'.I159 '卷制-上茄衣过程'.G161:'卷制-上茄衣过程'.I161 '卷制-上茄衣过程'.G163:'卷制-上茄衣过程'.I163 '卷制-上茄衣过程'.G165:'卷制-上茄衣过程'.I165 '卷制-上茄衣过程'.G167:'卷制-上茄衣过程'.I167 '卷制-上茄衣过程'.G169:'卷制-上茄衣过程'.I169 '卷制-上茄衣过程'.G171:'卷制-上茄衣过程'.I171 '卷制-上茄衣过程'.G173:'卷制-上茄衣过程'.I173 '卷制-上茄衣过程'.G175:'卷制-上茄衣过程'.I175 '卷制-上茄衣过程'.G177:'卷制-上茄衣过程'.I177 '卷制-上茄衣过程'.G179:'卷制-上茄衣过程'.I179 '卷制-上茄衣过程'.G181:'卷制-上茄衣过程'.I181 '卷制-上茄衣过程'.G183:'卷制-上茄衣过程'.I183 '卷制-上茄衣过程'.G185:'卷制-上茄衣过程'.I185 '卷制-上茄衣过程'.G187:'卷制-上茄衣过程'.I187 '卷制-上茄衣过程'.G189:'卷制-上茄衣过程'.I189 '卷制-上茄衣过程'.G191:'卷制-上茄衣过程'.I191 '卷制-上茄衣过程'.G193:'卷制-上茄衣过程'.I193 '卷制-上茄衣过程'.G195:'卷制-上茄衣过程'.I195 '卷制-上茄衣过程'.G197:'卷制-上茄衣过程'.I197 '卷制-上茄衣过程'.G199:'卷制-上茄衣过程'.I199 '卷制-上茄衣过程'.G201:'卷制-上茄衣过程'.I201 '卷制-上茄衣过程'.G203:'卷制-上茄衣过程'.I203 '卷制-上茄衣过程'.G205:'卷制-上茄衣过程'.I205 '卷制-上茄衣过程'.G207:'卷制-上茄衣过程'.I207 '卷制-上茄衣过程'.G209:'卷制-上茄衣过程'.I209 '卷制-上茄衣过程'.G211:'卷制-上茄衣过程'.I211 '卷制-上茄衣过程'.G213:'卷制-上茄衣过程'.I213 '卷制-上茄衣过程'.G215:'卷制-上茄衣过程'.I215 '卷制-上茄衣过程'.G217:'卷制-上茄衣过程'.I217 '卷制-上茄衣过程'.G219:'卷制-上茄衣过程'.I219 '卷制-上茄衣过程'.G221:'卷制-上茄衣过程'.I221 '卷制-上茄衣过程'.G223:'卷制-上茄衣过程'.I223 '卷制-上茄衣过程'.G225:'卷制-上茄衣过程'.I225 '卷制-上茄衣过程'.G227:'卷制-上茄衣过程'.I227 '卷制-上茄衣过程'.G229:'卷制-上茄衣过程'.I229 '卷制-上茄衣过程'.G231:'卷制-上茄衣过程'.I231 '卷制-上茄衣过程'.G233:'卷制-上茄衣过程'.I233 '卷制-上茄衣过程'.G235:'卷制-上茄衣过程'.I235 '卷制-上茄衣过程'.G237:'卷制-上茄衣过程'.I237 '卷制-上茄衣过程'.G239:'卷制-上茄衣过程'.I239 '卷制-上茄衣过程'.G241:'卷制-上茄衣过程'.I241 '卷制-上茄衣过程'.G243:'卷制-上茄衣过程'.I243 '卷制-上茄衣过程'.G245:'卷制-上茄衣过程'.I245 '卷制-上茄衣过程'.G247:'卷制-上茄衣过程'.I247 '卷制-上茄衣过程'.G249:'卷制-上茄衣过程'.I249 '卷制-上茄衣过程'.G251:'卷制-上茄衣过程'.I251 '卷制-上茄衣过程'.G253:'卷制-上茄衣过程'.I253 '卷制-上茄衣过程'.G255:'卷制-上茄衣过程'.I255 '卷制-上茄衣过程'.G257:'卷制-上茄衣过程'.I257 '卷制-上茄衣过程'.G259:'卷制-上茄衣过程'.I259 '卷制-上茄衣过程'.G261:'卷制-上茄衣过程'.I261 '卷制-上茄衣过程'.G263:'卷制-上茄衣过程'.I263 '卷制-上茄衣过程'.G265:'卷制-上茄衣过程'.I265 '卷制-上茄衣过程'.G267:'卷制-上茄衣过程'.I267 '卷制-上茄衣过程'.G269:'卷制-上茄衣过程'.I269 '卷制-上茄衣过程'.G271:'卷制-上茄衣过程'.I271 '卷制-上茄衣过程'.G273:'卷制-上茄衣过程'.I273 '卷制-上茄衣过程'.G275:'卷制-上茄衣过程'.I275 '卷制-上茄衣过程'.G277:'卷制-上茄衣过程'.I277 '卷制-上茄衣过程'.G279:'卷制-上茄衣过程'.I279 '卷制-上茄衣过程'.G281:'卷制-上茄衣过程'.I281 '卷制-上茄衣过程'.G283:'卷制-上茄衣过程'.I283 '卷制-上茄衣过程'.G285:'卷制-上茄衣过程'.I285 '卷制-上茄衣过程'.G287:'卷制-上茄衣过程'.I287 '卷制-上茄衣过程'.G289:'卷制-上茄衣过程'.I289 '卷制-上茄衣过程'.G291:'卷制-上茄衣过程'.I291 '卷制-上茄衣过程'.G293:'卷制-上茄衣过程'.I293 '卷制-上茄衣过程'.G295:'卷制-上茄衣过程'.I295 '卷制-上茄衣过程'.G297:'卷制-上茄衣过程'.I297 '卷制-上茄衣过程'.G299:'卷制-上茄衣过程'.I299 '卷制-上茄衣过程'.G301:'卷制-上茄衣过程'.I301 '卷制-上茄衣过程'.G303:'卷制-上茄衣过程'.I303 '卷制-上茄衣过程'.G305:'卷制-上茄衣过程'.I305">
            <calcext:condition calcext:apply-style-name="Gnumeric-5" calcext:value="&gt;[.$I$5]" calcext:base-cell-address="'卷制-上茄衣过程'.G7"/>
            <calcext:condition calcext:apply-style-name="Gnumeric-5" calcext:value="between([.$F$5],[.$I$5])" calcext:base-cell-address="'卷制-上茄衣过程'.G7"/>
          </calcext:conditional-format>
          <calcext:conditional-format calcext:target-range-address="'卷制-上茄衣过程'.J8:'卷制-上茄衣过程'.J8 '卷制-上茄衣过程'.J6:'卷制-上茄衣过程'.J6 '卷制-上茄衣过程'.J10:'卷制-上茄衣过程'.J10 '卷制-上茄衣过程'.J12:'卷制-上茄衣过程'.J12 '卷制-上茄衣过程'.J14:'卷制-上茄衣过程'.J14 '卷制-上茄衣过程'.J16:'卷制-上茄衣过程'.J16 '卷制-上茄衣过程'.J18:'卷制-上茄衣过程'.J18 '卷制-上茄衣过程'.J20:'卷制-上茄衣过程'.J20 '卷制-上茄衣过程'.J22:'卷制-上茄衣过程'.J22 '卷制-上茄衣过程'.J24:'卷制-上茄衣过程'.J24 '卷制-上茄衣过程'.J26:'卷制-上茄衣过程'.J26 '卷制-上茄衣过程'.J28:'卷制-上茄衣过程'.J28 '卷制-上茄衣过程'.J30:'卷制-上茄衣过程'.J30 '卷制-上茄衣过程'.J32:'卷制-上茄衣过程'.J32 '卷制-上茄衣过程'.J34:'卷制-上茄衣过程'.J34 '卷制-上茄衣过程'.J36:'卷制-上茄衣过程'.J36 '卷制-上茄衣过程'.J38:'卷制-上茄衣过程'.J38 '卷制-上茄衣过程'.J40:'卷制-上茄衣过程'.J40 '卷制-上茄衣过程'.J42:'卷制-上茄衣过程'.J42 '卷制-上茄衣过程'.J44:'卷制-上茄衣过程'.J44 '卷制-上茄衣过程'.J46:'卷制-上茄衣过程'.J46 '卷制-上茄衣过程'.J48:'卷制-上茄衣过程'.J48 '卷制-上茄衣过程'.J50:'卷制-上茄衣过程'.J50 '卷制-上茄衣过程'.J52:'卷制-上茄衣过程'.J52 '卷制-上茄衣过程'.J54:'卷制-上茄衣过程'.J54 '卷制-上茄衣过程'.J56:'卷制-上茄衣过程'.J56 '卷制-上茄衣过程'.J58:'卷制-上茄衣过程'.J58 '卷制-上茄衣过程'.J60:'卷制-上茄衣过程'.J60 '卷制-上茄衣过程'.J62:'卷制-上茄衣过程'.J62 '卷制-上茄衣过程'.J64:'卷制-上茄衣过程'.J64 '卷制-上茄衣过程'.J66:'卷制-上茄衣过程'.J66 '卷制-上茄衣过程'.J68:'卷制-上茄衣过程'.J68 '卷制-上茄衣过程'.J70:'卷制-上茄衣过程'.J70 '卷制-上茄衣过程'.J72:'卷制-上茄衣过程'.J72 '卷制-上茄衣过程'.J74:'卷制-上茄衣过程'.J74 '卷制-上茄衣过程'.J76:'卷制-上茄衣过程'.J76 '卷制-上茄衣过程'.J78:'卷制-上茄衣过程'.J78 '卷制-上茄衣过程'.J80:'卷制-上茄衣过程'.J80 '卷制-上茄衣过程'.J82:'卷制-上茄衣过程'.J82 '卷制-上茄衣过程'.J84:'卷制-上茄衣过程'.J84 '卷制-上茄衣过程'.J86:'卷制-上茄衣过程'.J86 '卷制-上茄衣过程'.J88:'卷制-上茄衣过程'.J88 '卷制-上茄衣过程'.J90:'卷制-上茄衣过程'.J90 '卷制-上茄衣过程'.J92:'卷制-上茄衣过程'.J92 '卷制-上茄衣过程'.J94:'卷制-上茄衣过程'.J94 '卷制-上茄衣过程'.J96:'卷制-上茄衣过程'.J96 '卷制-上茄衣过程'.J98:'卷制-上茄衣过程'.J98 '卷制-上茄衣过程'.J100:'卷制-上茄衣过程'.J100 '卷制-上茄衣过程'.J102:'卷制-上茄衣过程'.J102 '卷制-上茄衣过程'.J104:'卷制-上茄衣过程'.J104 '卷制-上茄衣过程'.J106:'卷制-上茄衣过程'.J106 '卷制-上茄衣过程'.J108:'卷制-上茄衣过程'.J108 '卷制-上茄衣过程'.J110:'卷制-上茄衣过程'.J110 '卷制-上茄衣过程'.J112:'卷制-上茄衣过程'.J112 '卷制-上茄衣过程'.J114:'卷制-上茄衣过程'.J114 '卷制-上茄衣过程'.J116:'卷制-上茄衣过程'.J116 '卷制-上茄衣过程'.J118:'卷制-上茄衣过程'.J118 '卷制-上茄衣过程'.J120:'卷制-上茄衣过程'.J120 '卷制-上茄衣过程'.J122:'卷制-上茄衣过程'.J122 '卷制-上茄衣过程'.J124:'卷制-上茄衣过程'.J124 '卷制-上茄衣过程'.J126:'卷制-上茄衣过程'.J126 '卷制-上茄衣过程'.J128:'卷制-上茄衣过程'.J128 '卷制-上茄衣过程'.J130:'卷制-上茄衣过程'.J130 '卷制-上茄衣过程'.J132:'卷制-上茄衣过程'.J132 '卷制-上茄衣过程'.J134:'卷制-上茄衣过程'.J134 '卷制-上茄衣过程'.J136:'卷制-上茄衣过程'.J136 '卷制-上茄衣过程'.J138:'卷制-上茄衣过程'.J138 '卷制-上茄衣过程'.J140:'卷制-上茄衣过程'.J140 '卷制-上茄衣过程'.J142:'卷制-上茄衣过程'.J142 '卷制-上茄衣过程'.J144:'卷制-上茄衣过程'.J144 '卷制-上茄衣过程'.J146:'卷制-上茄衣过程'.J146 '卷制-上茄衣过程'.J148:'卷制-上茄衣过程'.J148 '卷制-上茄衣过程'.J150:'卷制-上茄衣过程'.J150 '卷制-上茄衣过程'.J152:'卷制-上茄衣过程'.J152 '卷制-上茄衣过程'.J154:'卷制-上茄衣过程'.J154 '卷制-上茄衣过程'.J156:'卷制-上茄衣过程'.J156 '卷制-上茄衣过程'.J158:'卷制-上茄衣过程'.J158 '卷制-上茄衣过程'.J160:'卷制-上茄衣过程'.J160 '卷制-上茄衣过程'.J162:'卷制-上茄衣过程'.J162 '卷制-上茄衣过程'.J164:'卷制-上茄衣过程'.J164 '卷制-上茄衣过程'.J166:'卷制-上茄衣过程'.J166 '卷制-上茄衣过程'.J168:'卷制-上茄衣过程'.J168 '卷制-上茄衣过程'.J170:'卷制-上茄衣过程'.J170 '卷制-上茄衣过程'.J172:'卷制-上茄衣过程'.J172 '卷制-上茄衣过程'.J174:'卷制-上茄衣过程'.J174 '卷制-上茄衣过程'.J176:'卷制-上茄衣过程'.J176 '卷制-上茄衣过程'.J178:'卷制-上茄衣过程'.J178 '卷制-上茄衣过程'.J180:'卷制-上茄衣过程'.J180 '卷制-上茄衣过程'.J182:'卷制-上茄衣过程'.J182 '卷制-上茄衣过程'.J184:'卷制-上茄衣过程'.J184 '卷制-上茄衣过程'.J186:'卷制-上茄衣过程'.J186 '卷制-上茄衣过程'.J188:'卷制-上茄衣过程'.J188 '卷制-上茄衣过程'.J190:'卷制-上茄衣过程'.J190 '卷制-上茄衣过程'.J192:'卷制-上茄衣过程'.J192 '卷制-上茄衣过程'.J194:'卷制-上茄衣过程'.J194 '卷制-上茄衣过程'.J196:'卷制-上茄衣过程'.J196 '卷制-上茄衣过程'.J198:'卷制-上茄衣过程'.J198 '卷制-上茄衣过程'.J200:'卷制-上茄衣过程'.J200 '卷制-上茄衣过程'.J202:'卷制-上茄衣过程'.J202 '卷制-上茄衣过程'.J204:'卷制-上茄衣过程'.J204 '卷制-上茄衣过程'.J206:'卷制-上茄衣过程'.J206 '卷制-上茄衣过程'.J208:'卷制-上茄衣过程'.J208 '卷制-上茄衣过程'.J210:'卷制-上茄衣过程'.J210 '卷制-上茄衣过程'.J212:'卷制-上茄衣过程'.J212 '卷制-上茄衣过程'.J214:'卷制-上茄衣过程'.J214 '卷制-上茄衣过程'.J216:'卷制-上茄衣过程'.J216 '卷制-上茄衣过程'.J218:'卷制-上茄衣过程'.J218 '卷制-上茄衣过程'.J220:'卷制-上茄衣过程'.J220 '卷制-上茄衣过程'.J222:'卷制-上茄衣过程'.J222 '卷制-上茄衣过程'.J224:'卷制-上茄衣过程'.J224 '卷制-上茄衣过程'.J226:'卷制-上茄衣过程'.J226 '卷制-上茄衣过程'.J228:'卷制-上茄衣过程'.J228 '卷制-上茄衣过程'.J230:'卷制-上茄衣过程'.J230 '卷制-上茄衣过程'.J232:'卷制-上茄衣过程'.J232 '卷制-上茄衣过程'.J234:'卷制-上茄衣过程'.J234 '卷制-上茄衣过程'.J236:'卷制-上茄衣过程'.J236 '卷制-上茄衣过程'.J238:'卷制-上茄衣过程'.J238 '卷制-上茄衣过程'.J240:'卷制-上茄衣过程'.J240 '卷制-上茄衣过程'.J242:'卷制-上茄衣过程'.J242 '卷制-上茄衣过程'.J244:'卷制-上茄衣过程'.J244 '卷制-上茄衣过程'.J246:'卷制-上茄衣过程'.J246 '卷制-上茄衣过程'.J248:'卷制-上茄衣过程'.J248 '卷制-上茄衣过程'.J250:'卷制-上茄衣过程'.J250 '卷制-上茄衣过程'.J252:'卷制-上茄衣过程'.J252 '卷制-上茄衣过程'.J254:'卷制-上茄衣过程'.J254 '卷制-上茄衣过程'.J256:'卷制-上茄衣过程'.J256 '卷制-上茄衣过程'.J258:'卷制-上茄衣过程'.J258 '卷制-上茄衣过程'.J260:'卷制-上茄衣过程'.J260 '卷制-上茄衣过程'.J262:'卷制-上茄衣过程'.J262 '卷制-上茄衣过程'.J264:'卷制-上茄衣过程'.J264 '卷制-上茄衣过程'.J266:'卷制-上茄衣过程'.J266 '卷制-上茄衣过程'.J268:'卷制-上茄衣过程'.J268 '卷制-上茄衣过程'.J270:'卷制-上茄衣过程'.J270 '卷制-上茄衣过程'.J272:'卷制-上茄衣过程'.J272 '卷制-上茄衣过程'.J274:'卷制-上茄衣过程'.J274 '卷制-上茄衣过程'.J276:'卷制-上茄衣过程'.J276 '卷制-上茄衣过程'.J278:'卷制-上茄衣过程'.J278 '卷制-上茄衣过程'.J280:'卷制-上茄衣过程'.J280 '卷制-上茄衣过程'.J282:'卷制-上茄衣过程'.J282 '卷制-上茄衣过程'.J284:'卷制-上茄衣过程'.J284 '卷制-上茄衣过程'.J286:'卷制-上茄衣过程'.J286 '卷制-上茄衣过程'.J288:'卷制-上茄衣过程'.J288 '卷制-上茄衣过程'.J290:'卷制-上茄衣过程'.J290 '卷制-上茄衣过程'.J292:'卷制-上茄衣过程'.J292 '卷制-上茄衣过程'.J294:'卷制-上茄衣过程'.J294 '卷制-上茄衣过程'.J296:'卷制-上茄衣过程'.J296 '卷制-上茄衣过程'.J298:'卷制-上茄衣过程'.J298 '卷制-上茄衣过程'.J300:'卷制-上茄衣过程'.J300 '卷制-上茄衣过程'.J302:'卷制-上茄衣过程'.J302 '卷制-上茄衣过程'.J304:'卷制-上茄衣过程'.J304">
            <calcext:condition calcext:apply-style-name="Gnumeric-5" calcext:value="&gt;[.$I$5]" calcext:base-cell-address="'卷制-上茄衣过程'.J6"/>
            <calcext:condition calcext:apply-style-name="Gnumeric-5" calcext:value="between([.$F$5],[.$I$5])" calcext:base-cell-address="'卷制-上茄衣过程'.J6"/>
          </calcext:conditional-format>
          <calcext:conditional-format calcext:target-range-address="'卷制-上茄衣过程'.J9:'卷制-上茄衣过程'.J9 '卷制-上茄衣过程'.J7:'卷制-上茄衣过程'.J7 '卷制-上茄衣过程'.J11:'卷制-上茄衣过程'.J11 '卷制-上茄衣过程'.J13:'卷制-上茄衣过程'.J13 '卷制-上茄衣过程'.J15:'卷制-上茄衣过程'.J15 '卷制-上茄衣过程'.J17:'卷制-上茄衣过程'.J17 '卷制-上茄衣过程'.J19:'卷制-上茄衣过程'.J19 '卷制-上茄衣过程'.J21:'卷制-上茄衣过程'.J21 '卷制-上茄衣过程'.J23:'卷制-上茄衣过程'.J23 '卷制-上茄衣过程'.J25:'卷制-上茄衣过程'.J25 '卷制-上茄衣过程'.J27:'卷制-上茄衣过程'.J27 '卷制-上茄衣过程'.J29:'卷制-上茄衣过程'.J29 '卷制-上茄衣过程'.J31:'卷制-上茄衣过程'.J31 '卷制-上茄衣过程'.J33:'卷制-上茄衣过程'.J33 '卷制-上茄衣过程'.J35:'卷制-上茄衣过程'.J35 '卷制-上茄衣过程'.J37:'卷制-上茄衣过程'.J37 '卷制-上茄衣过程'.J39:'卷制-上茄衣过程'.J39 '卷制-上茄衣过程'.J41:'卷制-上茄衣过程'.J41 '卷制-上茄衣过程'.J43:'卷制-上茄衣过程'.J43 '卷制-上茄衣过程'.J45:'卷制-上茄衣过程'.J45 '卷制-上茄衣过程'.J47:'卷制-上茄衣过程'.J47 '卷制-上茄衣过程'.J49:'卷制-上茄衣过程'.J49 '卷制-上茄衣过程'.J51:'卷制-上茄衣过程'.J51 '卷制-上茄衣过程'.J53:'卷制-上茄衣过程'.J53 '卷制-上茄衣过程'.J55:'卷制-上茄衣过程'.J55 '卷制-上茄衣过程'.J57:'卷制-上茄衣过程'.J57 '卷制-上茄衣过程'.J59:'卷制-上茄衣过程'.J59 '卷制-上茄衣过程'.J61:'卷制-上茄衣过程'.J61 '卷制-上茄衣过程'.J63:'卷制-上茄衣过程'.J63 '卷制-上茄衣过程'.J65:'卷制-上茄衣过程'.J65 '卷制-上茄衣过程'.J67:'卷制-上茄衣过程'.J67 '卷制-上茄衣过程'.J69:'卷制-上茄衣过程'.J69 '卷制-上茄衣过程'.J71:'卷制-上茄衣过程'.J71 '卷制-上茄衣过程'.J73:'卷制-上茄衣过程'.J73 '卷制-上茄衣过程'.J75:'卷制-上茄衣过程'.J75 '卷制-上茄衣过程'.J77:'卷制-上茄衣过程'.J77 '卷制-上茄衣过程'.J79:'卷制-上茄衣过程'.J79 '卷制-上茄衣过程'.J81:'卷制-上茄衣过程'.J81 '卷制-上茄衣过程'.J83:'卷制-上茄衣过程'.J83 '卷制-上茄衣过程'.J85:'卷制-上茄衣过程'.J85 '卷制-上茄衣过程'.J87:'卷制-上茄衣过程'.J87 '卷制-上茄衣过程'.J89:'卷制-上茄衣过程'.J89 '卷制-上茄衣过程'.J91:'卷制-上茄衣过程'.J91 '卷制-上茄衣过程'.J93:'卷制-上茄衣过程'.J93 '卷制-上茄衣过程'.J95:'卷制-上茄衣过程'.J95 '卷制-上茄衣过程'.J97:'卷制-上茄衣过程'.J97 '卷制-上茄衣过程'.J99:'卷制-上茄衣过程'.J99 '卷制-上茄衣过程'.J101:'卷制-上茄衣过程'.J101 '卷制-上茄衣过程'.J103:'卷制-上茄衣过程'.J103 '卷制-上茄衣过程'.J105:'卷制-上茄衣过程'.J105 '卷制-上茄衣过程'.J107:'卷制-上茄衣过程'.J107 '卷制-上茄衣过程'.J109:'卷制-上茄衣过程'.J109 '卷制-上茄衣过程'.J111:'卷制-上茄衣过程'.J111 '卷制-上茄衣过程'.J113:'卷制-上茄衣过程'.J113 '卷制-上茄衣过程'.J115:'卷制-上茄衣过程'.J115 '卷制-上茄衣过程'.J117:'卷制-上茄衣过程'.J117 '卷制-上茄衣过程'.J119:'卷制-上茄衣过程'.J119 '卷制-上茄衣过程'.J121:'卷制-上茄衣过程'.J121 '卷制-上茄衣过程'.J123:'卷制-上茄衣过程'.J123 '卷制-上茄衣过程'.J125:'卷制-上茄衣过程'.J125 '卷制-上茄衣过程'.J127:'卷制-上茄衣过程'.J127 '卷制-上茄衣过程'.J129:'卷制-上茄衣过程'.J129 '卷制-上茄衣过程'.J131:'卷制-上茄衣过程'.J131 '卷制-上茄衣过程'.J133:'卷制-上茄衣过程'.J133 '卷制-上茄衣过程'.J135:'卷制-上茄衣过程'.J135 '卷制-上茄衣过程'.J137:'卷制-上茄衣过程'.J137 '卷制-上茄衣过程'.J139:'卷制-上茄衣过程'.J139 '卷制-上茄衣过程'.J141:'卷制-上茄衣过程'.J141 '卷制-上茄衣过程'.J143:'卷制-上茄衣过程'.J143 '卷制-上茄衣过程'.J145:'卷制-上茄衣过程'.J145 '卷制-上茄衣过程'.J147:'卷制-上茄衣过程'.J147 '卷制-上茄衣过程'.J149:'卷制-上茄衣过程'.J149 '卷制-上茄衣过程'.J151:'卷制-上茄衣过程'.J151 '卷制-上茄衣过程'.J153:'卷制-上茄衣过程'.J153 '卷制-上茄衣过程'.J155:'卷制-上茄衣过程'.J155 '卷制-上茄衣过程'.J157:'卷制-上茄衣过程'.J157 '卷制-上茄衣过程'.J159:'卷制-上茄衣过程'.J159 '卷制-上茄衣过程'.J161:'卷制-上茄衣过程'.J161 '卷制-上茄衣过程'.J163:'卷制-上茄衣过程'.J163 '卷制-上茄衣过程'.J165:'卷制-上茄衣过程'.J165 '卷制-上茄衣过程'.J167:'卷制-上茄衣过程'.J167 '卷制-上茄衣过程'.J169:'卷制-上茄衣过程'.J169 '卷制-上茄衣过程'.J171:'卷制-上茄衣过程'.J171 '卷制-上茄衣过程'.J173:'卷制-上茄衣过程'.J173 '卷制-上茄衣过程'.J175:'卷制-上茄衣过程'.J175 '卷制-上茄衣过程'.J177:'卷制-上茄衣过程'.J177 '卷制-上茄衣过程'.J179:'卷制-上茄衣过程'.J179 '卷制-上茄衣过程'.J181:'卷制-上茄衣过程'.J181 '卷制-上茄衣过程'.J183:'卷制-上茄衣过程'.J183 '卷制-上茄衣过程'.J185:'卷制-上茄衣过程'.J185 '卷制-上茄衣过程'.J187:'卷制-上茄衣过程'.J187 '卷制-上茄衣过程'.J189:'卷制-上茄衣过程'.J189 '卷制-上茄衣过程'.J191:'卷制-上茄衣过程'.J191 '卷制-上茄衣过程'.J193:'卷制-上茄衣过程'.J193 '卷制-上茄衣过程'.J195:'卷制-上茄衣过程'.J195 '卷制-上茄衣过程'.J197:'卷制-上茄衣过程'.J197 '卷制-上茄衣过程'.J199:'卷制-上茄衣过程'.J199 '卷制-上茄衣过程'.J201:'卷制-上茄衣过程'.J201 '卷制-上茄衣过程'.J203:'卷制-上茄衣过程'.J203 '卷制-上茄衣过程'.J205:'卷制-上茄衣过程'.J205 '卷制-上茄衣过程'.J207:'卷制-上茄衣过程'.J207 '卷制-上茄衣过程'.J209:'卷制-上茄衣过程'.J209 '卷制-上茄衣过程'.J211:'卷制-上茄衣过程'.J211 '卷制-上茄衣过程'.J213:'卷制-上茄衣过程'.J213 '卷制-上茄衣过程'.J215:'卷制-上茄衣过程'.J215 '卷制-上茄衣过程'.J217:'卷制-上茄衣过程'.J217 '卷制-上茄衣过程'.J219:'卷制-上茄衣过程'.J219 '卷制-上茄衣过程'.J221:'卷制-上茄衣过程'.J221 '卷制-上茄衣过程'.J223:'卷制-上茄衣过程'.J223 '卷制-上茄衣过程'.J225:'卷制-上茄衣过程'.J225 '卷制-上茄衣过程'.J227:'卷制-上茄衣过程'.J227 '卷制-上茄衣过程'.J229:'卷制-上茄衣过程'.J229 '卷制-上茄衣过程'.J231:'卷制-上茄衣过程'.J231 '卷制-上茄衣过程'.J233:'卷制-上茄衣过程'.J233 '卷制-上茄衣过程'.J235:'卷制-上茄衣过程'.J235 '卷制-上茄衣过程'.J237:'卷制-上茄衣过程'.J237 '卷制-上茄衣过程'.J239:'卷制-上茄衣过程'.J239 '卷制-上茄衣过程'.J241:'卷制-上茄衣过程'.J241 '卷制-上茄衣过程'.J243:'卷制-上茄衣过程'.J243 '卷制-上茄衣过程'.J245:'卷制-上茄衣过程'.J245 '卷制-上茄衣过程'.J247:'卷制-上茄衣过程'.J247 '卷制-上茄衣过程'.J249:'卷制-上茄衣过程'.J249 '卷制-上茄衣过程'.J251:'卷制-上茄衣过程'.J251 '卷制-上茄衣过程'.J253:'卷制-上茄衣过程'.J253 '卷制-上茄衣过程'.J255:'卷制-上茄衣过程'.J255 '卷制-上茄衣过程'.J257:'卷制-上茄衣过程'.J257 '卷制-上茄衣过程'.J259:'卷制-上茄衣过程'.J259 '卷制-上茄衣过程'.J261:'卷制-上茄衣过程'.J261 '卷制-上茄衣过程'.J263:'卷制-上茄衣过程'.J263 '卷制-上茄衣过程'.J265:'卷制-上茄衣过程'.J265 '卷制-上茄衣过程'.J267:'卷制-上茄衣过程'.J267 '卷制-上茄衣过程'.J269:'卷制-上茄衣过程'.J269 '卷制-上茄衣过程'.J271:'卷制-上茄衣过程'.J271 '卷制-上茄衣过程'.J273:'卷制-上茄衣过程'.J273 '卷制-上茄衣过程'.J275:'卷制-上茄衣过程'.J275 '卷制-上茄衣过程'.J277:'卷制-上茄衣过程'.J277 '卷制-上茄衣过程'.J279:'卷制-上茄衣过程'.J279 '卷制-上茄衣过程'.J281:'卷制-上茄衣过程'.J281 '卷制-上茄衣过程'.J283:'卷制-上茄衣过程'.J283 '卷制-上茄衣过程'.J285:'卷制-上茄衣过程'.J285 '卷制-上茄衣过程'.J287:'卷制-上茄衣过程'.J287 '卷制-上茄衣过程'.J289:'卷制-上茄衣过程'.J289 '卷制-上茄衣过程'.J291:'卷制-上茄衣过程'.J291 '卷制-上茄衣过程'.J293:'卷制-上茄衣过程'.J293 '卷制-上茄衣过程'.J295:'卷制-上茄衣过程'.J295 '卷制-上茄衣过程'.J297:'卷制-上茄衣过程'.J297 '卷制-上茄衣过程'.J299:'卷制-上茄衣过程'.J299 '卷制-上茄衣过程'.J301:'卷制-上茄衣过程'.J301 '卷制-上茄衣过程'.J303:'卷制-上茄衣过程'.J303 '卷制-上茄衣过程'.J305:'卷制-上茄衣过程'.J305">
            <calcext:condition calcext:apply-style-name="Gnumeric-5" calcext:value="&gt;[.$I$5]" calcext:base-cell-address="'卷制-上茄衣过程'.J7"/>
            <calcext:condition calcext:apply-style-name="Gnumeric-5" calcext:value="between([.$F$5],[.$I$5])" calcext:base-cell-address="'卷制-上茄衣过程'.J7"/>
          </calcext:conditional-format>
          <calcext:conditional-format calcext:target-range-address="'卷制-上茄衣过程'.K8:'卷制-上茄衣过程'.K8 '卷制-上茄衣过程'.K6:'卷制-上茄衣过程'.K6 '卷制-上茄衣过程'.K10:'卷制-上茄衣过程'.K10 '卷制-上茄衣过程'.K12:'卷制-上茄衣过程'.K12 '卷制-上茄衣过程'.K14:'卷制-上茄衣过程'.K14 '卷制-上茄衣过程'.K16:'卷制-上茄衣过程'.K16 '卷制-上茄衣过程'.K18:'卷制-上茄衣过程'.K18 '卷制-上茄衣过程'.K20:'卷制-上茄衣过程'.K20 '卷制-上茄衣过程'.K22:'卷制-上茄衣过程'.K22 '卷制-上茄衣过程'.K24:'卷制-上茄衣过程'.K24 '卷制-上茄衣过程'.K26:'卷制-上茄衣过程'.K26 '卷制-上茄衣过程'.K28:'卷制-上茄衣过程'.K28 '卷制-上茄衣过程'.K30:'卷制-上茄衣过程'.K30 '卷制-上茄衣过程'.K32:'卷制-上茄衣过程'.K32 '卷制-上茄衣过程'.K34:'卷制-上茄衣过程'.K34 '卷制-上茄衣过程'.K36:'卷制-上茄衣过程'.K36 '卷制-上茄衣过程'.K38:'卷制-上茄衣过程'.K38 '卷制-上茄衣过程'.K40:'卷制-上茄衣过程'.K40 '卷制-上茄衣过程'.K42:'卷制-上茄衣过程'.K42 '卷制-上茄衣过程'.K44:'卷制-上茄衣过程'.K44 '卷制-上茄衣过程'.K46:'卷制-上茄衣过程'.K46 '卷制-上茄衣过程'.K48:'卷制-上茄衣过程'.K48 '卷制-上茄衣过程'.K50:'卷制-上茄衣过程'.K50 '卷制-上茄衣过程'.K52:'卷制-上茄衣过程'.K52 '卷制-上茄衣过程'.K54:'卷制-上茄衣过程'.K54 '卷制-上茄衣过程'.K56:'卷制-上茄衣过程'.K56 '卷制-上茄衣过程'.K58:'卷制-上茄衣过程'.K58 '卷制-上茄衣过程'.K60:'卷制-上茄衣过程'.K60 '卷制-上茄衣过程'.K62:'卷制-上茄衣过程'.K62 '卷制-上茄衣过程'.K64:'卷制-上茄衣过程'.K64 '卷制-上茄衣过程'.K66:'卷制-上茄衣过程'.K66 '卷制-上茄衣过程'.K68:'卷制-上茄衣过程'.K68 '卷制-上茄衣过程'.K70:'卷制-上茄衣过程'.K70 '卷制-上茄衣过程'.K72:'卷制-上茄衣过程'.K72 '卷制-上茄衣过程'.K74:'卷制-上茄衣过程'.K74 '卷制-上茄衣过程'.K76:'卷制-上茄衣过程'.K76 '卷制-上茄衣过程'.K78:'卷制-上茄衣过程'.K78 '卷制-上茄衣过程'.K80:'卷制-上茄衣过程'.K80 '卷制-上茄衣过程'.K82:'卷制-上茄衣过程'.K82 '卷制-上茄衣过程'.K84:'卷制-上茄衣过程'.K84 '卷制-上茄衣过程'.K86:'卷制-上茄衣过程'.K86 '卷制-上茄衣过程'.K88:'卷制-上茄衣过程'.K88 '卷制-上茄衣过程'.K90:'卷制-上茄衣过程'.K90 '卷制-上茄衣过程'.K92:'卷制-上茄衣过程'.K92 '卷制-上茄衣过程'.K94:'卷制-上茄衣过程'.K94 '卷制-上茄衣过程'.K96:'卷制-上茄衣过程'.K96 '卷制-上茄衣过程'.K98:'卷制-上茄衣过程'.K98 '卷制-上茄衣过程'.K100:'卷制-上茄衣过程'.K100 '卷制-上茄衣过程'.K102:'卷制-上茄衣过程'.K102 '卷制-上茄衣过程'.K104:'卷制-上茄衣过程'.K104 '卷制-上茄衣过程'.K106:'卷制-上茄衣过程'.K106 '卷制-上茄衣过程'.K108:'卷制-上茄衣过程'.K108 '卷制-上茄衣过程'.K110:'卷制-上茄衣过程'.K110 '卷制-上茄衣过程'.K112:'卷制-上茄衣过程'.K112 '卷制-上茄衣过程'.K114:'卷制-上茄衣过程'.K114 '卷制-上茄衣过程'.K116:'卷制-上茄衣过程'.K116 '卷制-上茄衣过程'.K118:'卷制-上茄衣过程'.K118 '卷制-上茄衣过程'.K120:'卷制-上茄衣过程'.K120 '卷制-上茄衣过程'.K122:'卷制-上茄衣过程'.K122 '卷制-上茄衣过程'.K124:'卷制-上茄衣过程'.K124 '卷制-上茄衣过程'.K126:'卷制-上茄衣过程'.K126 '卷制-上茄衣过程'.K128:'卷制-上茄衣过程'.K128 '卷制-上茄衣过程'.K130:'卷制-上茄衣过程'.K130 '卷制-上茄衣过程'.K132:'卷制-上茄衣过程'.K132 '卷制-上茄衣过程'.K134:'卷制-上茄衣过程'.K134 '卷制-上茄衣过程'.K136:'卷制-上茄衣过程'.K136 '卷制-上茄衣过程'.K138:'卷制-上茄衣过程'.K138 '卷制-上茄衣过程'.K140:'卷制-上茄衣过程'.K140 '卷制-上茄衣过程'.K142:'卷制-上茄衣过程'.K142 '卷制-上茄衣过程'.K144:'卷制-上茄衣过程'.K144 '卷制-上茄衣过程'.K146:'卷制-上茄衣过程'.K146 '卷制-上茄衣过程'.K148:'卷制-上茄衣过程'.K148 '卷制-上茄衣过程'.K150:'卷制-上茄衣过程'.K150 '卷制-上茄衣过程'.K152:'卷制-上茄衣过程'.K152 '卷制-上茄衣过程'.K154:'卷制-上茄衣过程'.K154 '卷制-上茄衣过程'.K156:'卷制-上茄衣过程'.K156 '卷制-上茄衣过程'.K158:'卷制-上茄衣过程'.K158 '卷制-上茄衣过程'.K160:'卷制-上茄衣过程'.K160 '卷制-上茄衣过程'.K162:'卷制-上茄衣过程'.K162 '卷制-上茄衣过程'.K164:'卷制-上茄衣过程'.K164 '卷制-上茄衣过程'.K166:'卷制-上茄衣过程'.K166 '卷制-上茄衣过程'.K168:'卷制-上茄衣过程'.K168 '卷制-上茄衣过程'.K170:'卷制-上茄衣过程'.K170 '卷制-上茄衣过程'.K172:'卷制-上茄衣过程'.K172 '卷制-上茄衣过程'.K174:'卷制-上茄衣过程'.K174 '卷制-上茄衣过程'.K176:'卷制-上茄衣过程'.K176 '卷制-上茄衣过程'.K178:'卷制-上茄衣过程'.K178 '卷制-上茄衣过程'.K180:'卷制-上茄衣过程'.K180 '卷制-上茄衣过程'.K182:'卷制-上茄衣过程'.K182 '卷制-上茄衣过程'.K184:'卷制-上茄衣过程'.K184 '卷制-上茄衣过程'.K186:'卷制-上茄衣过程'.K186 '卷制-上茄衣过程'.K188:'卷制-上茄衣过程'.K188 '卷制-上茄衣过程'.K190:'卷制-上茄衣过程'.K190 '卷制-上茄衣过程'.K192:'卷制-上茄衣过程'.K192 '卷制-上茄衣过程'.K194:'卷制-上茄衣过程'.K194 '卷制-上茄衣过程'.K196:'卷制-上茄衣过程'.K196 '卷制-上茄衣过程'.K198:'卷制-上茄衣过程'.K198 '卷制-上茄衣过程'.K200:'卷制-上茄衣过程'.K200 '卷制-上茄衣过程'.K202:'卷制-上茄衣过程'.K202 '卷制-上茄衣过程'.K204:'卷制-上茄衣过程'.K204 '卷制-上茄衣过程'.K206:'卷制-上茄衣过程'.K206 '卷制-上茄衣过程'.K208:'卷制-上茄衣过程'.K208 '卷制-上茄衣过程'.K210:'卷制-上茄衣过程'.K210 '卷制-上茄衣过程'.K212:'卷制-上茄衣过程'.K212 '卷制-上茄衣过程'.K214:'卷制-上茄衣过程'.K214 '卷制-上茄衣过程'.K216:'卷制-上茄衣过程'.K216 '卷制-上茄衣过程'.K218:'卷制-上茄衣过程'.K218 '卷制-上茄衣过程'.K220:'卷制-上茄衣过程'.K220 '卷制-上茄衣过程'.K222:'卷制-上茄衣过程'.K222 '卷制-上茄衣过程'.K224:'卷制-上茄衣过程'.K224 '卷制-上茄衣过程'.K226:'卷制-上茄衣过程'.K226 '卷制-上茄衣过程'.K228:'卷制-上茄衣过程'.K228 '卷制-上茄衣过程'.K230:'卷制-上茄衣过程'.K230 '卷制-上茄衣过程'.K232:'卷制-上茄衣过程'.K232 '卷制-上茄衣过程'.K234:'卷制-上茄衣过程'.K234 '卷制-上茄衣过程'.K236:'卷制-上茄衣过程'.K236 '卷制-上茄衣过程'.K238:'卷制-上茄衣过程'.K238 '卷制-上茄衣过程'.K240:'卷制-上茄衣过程'.K240 '卷制-上茄衣过程'.K242:'卷制-上茄衣过程'.K242 '卷制-上茄衣过程'.K244:'卷制-上茄衣过程'.K244 '卷制-上茄衣过程'.K246:'卷制-上茄衣过程'.K246 '卷制-上茄衣过程'.K248:'卷制-上茄衣过程'.K248 '卷制-上茄衣过程'.K250:'卷制-上茄衣过程'.K250 '卷制-上茄衣过程'.K252:'卷制-上茄衣过程'.K252 '卷制-上茄衣过程'.K254:'卷制-上茄衣过程'.K254 '卷制-上茄衣过程'.K256:'卷制-上茄衣过程'.K256 '卷制-上茄衣过程'.K258:'卷制-上茄衣过程'.K258 '卷制-上茄衣过程'.K260:'卷制-上茄衣过程'.K260 '卷制-上茄衣过程'.K262:'卷制-上茄衣过程'.K262 '卷制-上茄衣过程'.K264:'卷制-上茄衣过程'.K264 '卷制-上茄衣过程'.K266:'卷制-上茄衣过程'.K266 '卷制-上茄衣过程'.K268:'卷制-上茄衣过程'.K268 '卷制-上茄衣过程'.K270:'卷制-上茄衣过程'.K270 '卷制-上茄衣过程'.K272:'卷制-上茄衣过程'.K272 '卷制-上茄衣过程'.K274:'卷制-上茄衣过程'.K274 '卷制-上茄衣过程'.K276:'卷制-上茄衣过程'.K276 '卷制-上茄衣过程'.K278:'卷制-上茄衣过程'.K278 '卷制-上茄衣过程'.K280:'卷制-上茄衣过程'.K280 '卷制-上茄衣过程'.K282:'卷制-上茄衣过程'.K282 '卷制-上茄衣过程'.K284:'卷制-上茄衣过程'.K284 '卷制-上茄衣过程'.K286:'卷制-上茄衣过程'.K286 '卷制-上茄衣过程'.K288:'卷制-上茄衣过程'.K288 '卷制-上茄衣过程'.K290:'卷制-上茄衣过程'.K290 '卷制-上茄衣过程'.K292:'卷制-上茄衣过程'.K292 '卷制-上茄衣过程'.K294:'卷制-上茄衣过程'.K294 '卷制-上茄衣过程'.K296:'卷制-上茄衣过程'.K296 '卷制-上茄衣过程'.K298:'卷制-上茄衣过程'.K298 '卷制-上茄衣过程'.K300:'卷制-上茄衣过程'.K300 '卷制-上茄衣过程'.K302:'卷制-上茄衣过程'.K302 '卷制-上茄衣过程'.K304:'卷制-上茄衣过程'.K304">
            <calcext:condition calcext:apply-style-name="Gnumeric-5" calcext:value="&gt;[.$N$5]" calcext:base-cell-address="'卷制-上茄衣过程'.K6"/>
            <calcext:condition calcext:apply-style-name="Gnumeric-5" calcext:value="between([.$K$5],[.$N$5])" calcext:base-cell-address="'卷制-上茄衣过程'.K6"/>
          </calcext:conditional-format>
          <calcext:conditional-format calcext:target-range-address="'卷制-上茄衣过程'.K9:'卷制-上茄衣过程'.K9 '卷制-上茄衣过程'.K7:'卷制-上茄衣过程'.K7 '卷制-上茄衣过程'.K11:'卷制-上茄衣过程'.K11 '卷制-上茄衣过程'.K13:'卷制-上茄衣过程'.K13 '卷制-上茄衣过程'.K15:'卷制-上茄衣过程'.K15 '卷制-上茄衣过程'.K17:'卷制-上茄衣过程'.K17 '卷制-上茄衣过程'.K19:'卷制-上茄衣过程'.K19 '卷制-上茄衣过程'.K21:'卷制-上茄衣过程'.K21 '卷制-上茄衣过程'.K23:'卷制-上茄衣过程'.K23 '卷制-上茄衣过程'.K25:'卷制-上茄衣过程'.K25 '卷制-上茄衣过程'.K27:'卷制-上茄衣过程'.K27 '卷制-上茄衣过程'.K29:'卷制-上茄衣过程'.K29 '卷制-上茄衣过程'.K31:'卷制-上茄衣过程'.K31 '卷制-上茄衣过程'.K33:'卷制-上茄衣过程'.K33 '卷制-上茄衣过程'.K35:'卷制-上茄衣过程'.K35 '卷制-上茄衣过程'.K37:'卷制-上茄衣过程'.K37 '卷制-上茄衣过程'.K39:'卷制-上茄衣过程'.K39 '卷制-上茄衣过程'.K41:'卷制-上茄衣过程'.K41 '卷制-上茄衣过程'.K43:'卷制-上茄衣过程'.K43 '卷制-上茄衣过程'.K45:'卷制-上茄衣过程'.K45 '卷制-上茄衣过程'.K47:'卷制-上茄衣过程'.K47 '卷制-上茄衣过程'.K49:'卷制-上茄衣过程'.K49 '卷制-上茄衣过程'.K51:'卷制-上茄衣过程'.K51 '卷制-上茄衣过程'.K53:'卷制-上茄衣过程'.K53 '卷制-上茄衣过程'.K55:'卷制-上茄衣过程'.K55 '卷制-上茄衣过程'.K57:'卷制-上茄衣过程'.K57 '卷制-上茄衣过程'.K59:'卷制-上茄衣过程'.K59 '卷制-上茄衣过程'.K61:'卷制-上茄衣过程'.K61 '卷制-上茄衣过程'.K63:'卷制-上茄衣过程'.K63 '卷制-上茄衣过程'.K65:'卷制-上茄衣过程'.K65 '卷制-上茄衣过程'.K67:'卷制-上茄衣过程'.K67 '卷制-上茄衣过程'.K69:'卷制-上茄衣过程'.K69 '卷制-上茄衣过程'.K71:'卷制-上茄衣过程'.K71 '卷制-上茄衣过程'.K73:'卷制-上茄衣过程'.K73 '卷制-上茄衣过程'.K75:'卷制-上茄衣过程'.K75 '卷制-上茄衣过程'.K77:'卷制-上茄衣过程'.K77 '卷制-上茄衣过程'.K79:'卷制-上茄衣过程'.K79 '卷制-上茄衣过程'.K81:'卷制-上茄衣过程'.K81 '卷制-上茄衣过程'.K83:'卷制-上茄衣过程'.K83 '卷制-上茄衣过程'.K85:'卷制-上茄衣过程'.K85 '卷制-上茄衣过程'.K87:'卷制-上茄衣过程'.K87 '卷制-上茄衣过程'.K89:'卷制-上茄衣过程'.K89 '卷制-上茄衣过程'.K91:'卷制-上茄衣过程'.K91 '卷制-上茄衣过程'.K93:'卷制-上茄衣过程'.K93 '卷制-上茄衣过程'.K95:'卷制-上茄衣过程'.K95 '卷制-上茄衣过程'.K97:'卷制-上茄衣过程'.K97 '卷制-上茄衣过程'.K99:'卷制-上茄衣过程'.K99 '卷制-上茄衣过程'.K101:'卷制-上茄衣过程'.K101 '卷制-上茄衣过程'.K103:'卷制-上茄衣过程'.K103 '卷制-上茄衣过程'.K105:'卷制-上茄衣过程'.K105 '卷制-上茄衣过程'.K107:'卷制-上茄衣过程'.K107 '卷制-上茄衣过程'.K109:'卷制-上茄衣过程'.K109 '卷制-上茄衣过程'.K111:'卷制-上茄衣过程'.K111 '卷制-上茄衣过程'.K113:'卷制-上茄衣过程'.K113 '卷制-上茄衣过程'.K115:'卷制-上茄衣过程'.K115 '卷制-上茄衣过程'.K117:'卷制-上茄衣过程'.K117 '卷制-上茄衣过程'.K119:'卷制-上茄衣过程'.K119 '卷制-上茄衣过程'.K121:'卷制-上茄衣过程'.K121 '卷制-上茄衣过程'.K123:'卷制-上茄衣过程'.K123 '卷制-上茄衣过程'.K125:'卷制-上茄衣过程'.K125 '卷制-上茄衣过程'.K127:'卷制-上茄衣过程'.K127 '卷制-上茄衣过程'.K129:'卷制-上茄衣过程'.K129 '卷制-上茄衣过程'.K131:'卷制-上茄衣过程'.K131 '卷制-上茄衣过程'.K133:'卷制-上茄衣过程'.K133 '卷制-上茄衣过程'.K135:'卷制-上茄衣过程'.K135 '卷制-上茄衣过程'.K137:'卷制-上茄衣过程'.K137 '卷制-上茄衣过程'.K139:'卷制-上茄衣过程'.K139 '卷制-上茄衣过程'.K141:'卷制-上茄衣过程'.K141 '卷制-上茄衣过程'.K143:'卷制-上茄衣过程'.K143 '卷制-上茄衣过程'.K145:'卷制-上茄衣过程'.K145 '卷制-上茄衣过程'.K147:'卷制-上茄衣过程'.K147 '卷制-上茄衣过程'.K149:'卷制-上茄衣过程'.K149 '卷制-上茄衣过程'.K151:'卷制-上茄衣过程'.K151 '卷制-上茄衣过程'.K153:'卷制-上茄衣过程'.K153 '卷制-上茄衣过程'.K155:'卷制-上茄衣过程'.K155 '卷制-上茄衣过程'.K157:'卷制-上茄衣过程'.K157 '卷制-上茄衣过程'.K159:'卷制-上茄衣过程'.K159 '卷制-上茄衣过程'.K161:'卷制-上茄衣过程'.K161 '卷制-上茄衣过程'.K163:'卷制-上茄衣过程'.K163 '卷制-上茄衣过程'.K165:'卷制-上茄衣过程'.K165 '卷制-上茄衣过程'.K167:'卷制-上茄衣过程'.K167 '卷制-上茄衣过程'.K169:'卷制-上茄衣过程'.K169 '卷制-上茄衣过程'.K171:'卷制-上茄衣过程'.K171 '卷制-上茄衣过程'.K173:'卷制-上茄衣过程'.K173 '卷制-上茄衣过程'.K175:'卷制-上茄衣过程'.K175 '卷制-上茄衣过程'.K177:'卷制-上茄衣过程'.K177 '卷制-上茄衣过程'.K179:'卷制-上茄衣过程'.K179 '卷制-上茄衣过程'.K181:'卷制-上茄衣过程'.K181 '卷制-上茄衣过程'.K183:'卷制-上茄衣过程'.K183 '卷制-上茄衣过程'.K185:'卷制-上茄衣过程'.K185 '卷制-上茄衣过程'.K187:'卷制-上茄衣过程'.K187 '卷制-上茄衣过程'.K189:'卷制-上茄衣过程'.K189 '卷制-上茄衣过程'.K191:'卷制-上茄衣过程'.K191 '卷制-上茄衣过程'.K193:'卷制-上茄衣过程'.K193 '卷制-上茄衣过程'.K195:'卷制-上茄衣过程'.K195 '卷制-上茄衣过程'.K197:'卷制-上茄衣过程'.K197 '卷制-上茄衣过程'.K199:'卷制-上茄衣过程'.K199 '卷制-上茄衣过程'.K201:'卷制-上茄衣过程'.K201 '卷制-上茄衣过程'.K203:'卷制-上茄衣过程'.K203 '卷制-上茄衣过程'.K205:'卷制-上茄衣过程'.K205 '卷制-上茄衣过程'.K207:'卷制-上茄衣过程'.K207 '卷制-上茄衣过程'.K209:'卷制-上茄衣过程'.K209 '卷制-上茄衣过程'.K211:'卷制-上茄衣过程'.K211 '卷制-上茄衣过程'.K213:'卷制-上茄衣过程'.K213 '卷制-上茄衣过程'.K215:'卷制-上茄衣过程'.K215 '卷制-上茄衣过程'.K217:'卷制-上茄衣过程'.K217 '卷制-上茄衣过程'.K219:'卷制-上茄衣过程'.K219 '卷制-上茄衣过程'.K221:'卷制-上茄衣过程'.K221 '卷制-上茄衣过程'.K223:'卷制-上茄衣过程'.K223 '卷制-上茄衣过程'.K225:'卷制-上茄衣过程'.K225 '卷制-上茄衣过程'.K227:'卷制-上茄衣过程'.K227 '卷制-上茄衣过程'.K229:'卷制-上茄衣过程'.K229 '卷制-上茄衣过程'.K231:'卷制-上茄衣过程'.K231 '卷制-上茄衣过程'.K233:'卷制-上茄衣过程'.K233 '卷制-上茄衣过程'.K235:'卷制-上茄衣过程'.K235 '卷制-上茄衣过程'.K237:'卷制-上茄衣过程'.K237 '卷制-上茄衣过程'.K239:'卷制-上茄衣过程'.K239 '卷制-上茄衣过程'.K241:'卷制-上茄衣过程'.K241 '卷制-上茄衣过程'.K243:'卷制-上茄衣过程'.K243 '卷制-上茄衣过程'.K245:'卷制-上茄衣过程'.K245 '卷制-上茄衣过程'.K247:'卷制-上茄衣过程'.K247 '卷制-上茄衣过程'.K249:'卷制-上茄衣过程'.K249 '卷制-上茄衣过程'.K251:'卷制-上茄衣过程'.K251 '卷制-上茄衣过程'.K253:'卷制-上茄衣过程'.K253 '卷制-上茄衣过程'.K255:'卷制-上茄衣过程'.K255 '卷制-上茄衣过程'.K257:'卷制-上茄衣过程'.K257 '卷制-上茄衣过程'.K259:'卷制-上茄衣过程'.K259 '卷制-上茄衣过程'.K261:'卷制-上茄衣过程'.K261 '卷制-上茄衣过程'.K263:'卷制-上茄衣过程'.K263 '卷制-上茄衣过程'.K265:'卷制-上茄衣过程'.K265 '卷制-上茄衣过程'.K267:'卷制-上茄衣过程'.K267 '卷制-上茄衣过程'.K269:'卷制-上茄衣过程'.K269 '卷制-上茄衣过程'.K271:'卷制-上茄衣过程'.K271 '卷制-上茄衣过程'.K273:'卷制-上茄衣过程'.K273 '卷制-上茄衣过程'.K275:'卷制-上茄衣过程'.K275 '卷制-上茄衣过程'.K277:'卷制-上茄衣过程'.K277 '卷制-上茄衣过程'.K279:'卷制-上茄衣过程'.K279 '卷制-上茄衣过程'.K281:'卷制-上茄衣过程'.K281 '卷制-上茄衣过程'.K283:'卷制-上茄衣过程'.K283 '卷制-上茄衣过程'.K285:'卷制-上茄衣过程'.K285 '卷制-上茄衣过程'.K287:'卷制-上茄衣过程'.K287 '卷制-上茄衣过程'.K289:'卷制-上茄衣过程'.K289 '卷制-上茄衣过程'.K291:'卷制-上茄衣过程'.K291 '卷制-上茄衣过程'.K293:'卷制-上茄衣过程'.K293 '卷制-上茄衣过程'.K295:'卷制-上茄衣过程'.K295 '卷制-上茄衣过程'.K297:'卷制-上茄衣过程'.K297 '卷制-上茄衣过程'.K299:'卷制-上茄衣过程'.K299 '卷制-上茄衣过程'.K301:'卷制-上茄衣过程'.K301 '卷制-上茄衣过程'.K303:'卷制-上茄衣过程'.K303 '卷制-上茄衣过程'.K305:'卷制-上茄衣过程'.K305">
            <calcext:condition calcext:apply-style-name="Gnumeric-6" calcext:value="&gt;[.$N$5]" calcext:base-cell-address="'卷制-上茄衣过程'.K7"/>
            <calcext:condition calcext:apply-style-name="Gnumeric-6" calcext:value="between([.$K$5],[.$N$5])" calcext:base-cell-address="'卷制-上茄衣过程'.K7"/>
          </calcext:conditional-format>
          <calcext:conditional-format calcext:target-range-address="'卷制-上茄衣过程'.L8:'卷制-上茄衣过程'.N8 '卷制-上茄衣过程'.L6:'卷制-上茄衣过程'.N6 '卷制-上茄衣过程'.L10:'卷制-上茄衣过程'.N10 '卷制-上茄衣过程'.L12:'卷制-上茄衣过程'.N12 '卷制-上茄衣过程'.L14:'卷制-上茄衣过程'.N14 '卷制-上茄衣过程'.L16:'卷制-上茄衣过程'.N16 '卷制-上茄衣过程'.L18:'卷制-上茄衣过程'.N18 '卷制-上茄衣过程'.L20:'卷制-上茄衣过程'.N20 '卷制-上茄衣过程'.L22:'卷制-上茄衣过程'.N22 '卷制-上茄衣过程'.L24:'卷制-上茄衣过程'.N24 '卷制-上茄衣过程'.L26:'卷制-上茄衣过程'.N26 '卷制-上茄衣过程'.L28:'卷制-上茄衣过程'.N28 '卷制-上茄衣过程'.L30:'卷制-上茄衣过程'.N30 '卷制-上茄衣过程'.L32:'卷制-上茄衣过程'.N32 '卷制-上茄衣过程'.L34:'卷制-上茄衣过程'.N34 '卷制-上茄衣过程'.L36:'卷制-上茄衣过程'.N36 '卷制-上茄衣过程'.L38:'卷制-上茄衣过程'.N38 '卷制-上茄衣过程'.L40:'卷制-上茄衣过程'.N40 '卷制-上茄衣过程'.L42:'卷制-上茄衣过程'.N42 '卷制-上茄衣过程'.L44:'卷制-上茄衣过程'.N44 '卷制-上茄衣过程'.L46:'卷制-上茄衣过程'.N46 '卷制-上茄衣过程'.L48:'卷制-上茄衣过程'.N48 '卷制-上茄衣过程'.L50:'卷制-上茄衣过程'.N50 '卷制-上茄衣过程'.L52:'卷制-上茄衣过程'.N52 '卷制-上茄衣过程'.L54:'卷制-上茄衣过程'.N54 '卷制-上茄衣过程'.L56:'卷制-上茄衣过程'.N56 '卷制-上茄衣过程'.L58:'卷制-上茄衣过程'.N58 '卷制-上茄衣过程'.L60:'卷制-上茄衣过程'.N60 '卷制-上茄衣过程'.L62:'卷制-上茄衣过程'.N62 '卷制-上茄衣过程'.L64:'卷制-上茄衣过程'.N64 '卷制-上茄衣过程'.L66:'卷制-上茄衣过程'.N66 '卷制-上茄衣过程'.L68:'卷制-上茄衣过程'.N68 '卷制-上茄衣过程'.L70:'卷制-上茄衣过程'.N70 '卷制-上茄衣过程'.L72:'卷制-上茄衣过程'.N72 '卷制-上茄衣过程'.L74:'卷制-上茄衣过程'.N74 '卷制-上茄衣过程'.L76:'卷制-上茄衣过程'.N76 '卷制-上茄衣过程'.L78:'卷制-上茄衣过程'.N78 '卷制-上茄衣过程'.L80:'卷制-上茄衣过程'.N80 '卷制-上茄衣过程'.L82:'卷制-上茄衣过程'.N82 '卷制-上茄衣过程'.L84:'卷制-上茄衣过程'.N84 '卷制-上茄衣过程'.L86:'卷制-上茄衣过程'.N86 '卷制-上茄衣过程'.L88:'卷制-上茄衣过程'.N88 '卷制-上茄衣过程'.L90:'卷制-上茄衣过程'.N90 '卷制-上茄衣过程'.L92:'卷制-上茄衣过程'.N92 '卷制-上茄衣过程'.L94:'卷制-上茄衣过程'.N94 '卷制-上茄衣过程'.L96:'卷制-上茄衣过程'.N96 '卷制-上茄衣过程'.L98:'卷制-上茄衣过程'.N98 '卷制-上茄衣过程'.L100:'卷制-上茄衣过程'.N100 '卷制-上茄衣过程'.L102:'卷制-上茄衣过程'.N102 '卷制-上茄衣过程'.L104:'卷制-上茄衣过程'.N104 '卷制-上茄衣过程'.L106:'卷制-上茄衣过程'.N106 '卷制-上茄衣过程'.L108:'卷制-上茄衣过程'.N108 '卷制-上茄衣过程'.L110:'卷制-上茄衣过程'.N110 '卷制-上茄衣过程'.L112:'卷制-上茄衣过程'.N112 '卷制-上茄衣过程'.L114:'卷制-上茄衣过程'.N114 '卷制-上茄衣过程'.L116:'卷制-上茄衣过程'.N116 '卷制-上茄衣过程'.L118:'卷制-上茄衣过程'.N118 '卷制-上茄衣过程'.L120:'卷制-上茄衣过程'.N120 '卷制-上茄衣过程'.L122:'卷制-上茄衣过程'.N122 '卷制-上茄衣过程'.L124:'卷制-上茄衣过程'.N124 '卷制-上茄衣过程'.L126:'卷制-上茄衣过程'.N126 '卷制-上茄衣过程'.L128:'卷制-上茄衣过程'.N128 '卷制-上茄衣过程'.L130:'卷制-上茄衣过程'.N130 '卷制-上茄衣过程'.L132:'卷制-上茄衣过程'.N132 '卷制-上茄衣过程'.L134:'卷制-上茄衣过程'.N134 '卷制-上茄衣过程'.L136:'卷制-上茄衣过程'.N136 '卷制-上茄衣过程'.L138:'卷制-上茄衣过程'.N138 '卷制-上茄衣过程'.L140:'卷制-上茄衣过程'.N140 '卷制-上茄衣过程'.L142:'卷制-上茄衣过程'.N142 '卷制-上茄衣过程'.L144:'卷制-上茄衣过程'.N144 '卷制-上茄衣过程'.L146:'卷制-上茄衣过程'.N146 '卷制-上茄衣过程'.L148:'卷制-上茄衣过程'.N148 '卷制-上茄衣过程'.L150:'卷制-上茄衣过程'.N150 '卷制-上茄衣过程'.L152:'卷制-上茄衣过程'.N152 '卷制-上茄衣过程'.L154:'卷制-上茄衣过程'.N154 '卷制-上茄衣过程'.L156:'卷制-上茄衣过程'.N156 '卷制-上茄衣过程'.L158:'卷制-上茄衣过程'.N158 '卷制-上茄衣过程'.L160:'卷制-上茄衣过程'.N160 '卷制-上茄衣过程'.L162:'卷制-上茄衣过程'.N162 '卷制-上茄衣过程'.L164:'卷制-上茄衣过程'.N164 '卷制-上茄衣过程'.L166:'卷制-上茄衣过程'.N166 '卷制-上茄衣过程'.L168:'卷制-上茄衣过程'.N168 '卷制-上茄衣过程'.L170:'卷制-上茄衣过程'.N170 '卷制-上茄衣过程'.L172:'卷制-上茄衣过程'.N172 '卷制-上茄衣过程'.L174:'卷制-上茄衣过程'.N174 '卷制-上茄衣过程'.L176:'卷制-上茄衣过程'.N176 '卷制-上茄衣过程'.L178:'卷制-上茄衣过程'.N178 '卷制-上茄衣过程'.L180:'卷制-上茄衣过程'.N180 '卷制-上茄衣过程'.L182:'卷制-上茄衣过程'.N182 '卷制-上茄衣过程'.L184:'卷制-上茄衣过程'.N184 '卷制-上茄衣过程'.L186:'卷制-上茄衣过程'.N186 '卷制-上茄衣过程'.L188:'卷制-上茄衣过程'.N188 '卷制-上茄衣过程'.L190:'卷制-上茄衣过程'.N190 '卷制-上茄衣过程'.L192:'卷制-上茄衣过程'.N192 '卷制-上茄衣过程'.L194:'卷制-上茄衣过程'.N194 '卷制-上茄衣过程'.L196:'卷制-上茄衣过程'.N196 '卷制-上茄衣过程'.L198:'卷制-上茄衣过程'.N198 '卷制-上茄衣过程'.L200:'卷制-上茄衣过程'.N200 '卷制-上茄衣过程'.L202:'卷制-上茄衣过程'.N202 '卷制-上茄衣过程'.L204:'卷制-上茄衣过程'.N204 '卷制-上茄衣过程'.L206:'卷制-上茄衣过程'.N206 '卷制-上茄衣过程'.L208:'卷制-上茄衣过程'.N208 '卷制-上茄衣过程'.L210:'卷制-上茄衣过程'.N210 '卷制-上茄衣过程'.L212:'卷制-上茄衣过程'.N212 '卷制-上茄衣过程'.L214:'卷制-上茄衣过程'.N214 '卷制-上茄衣过程'.L216:'卷制-上茄衣过程'.N216 '卷制-上茄衣过程'.L218:'卷制-上茄衣过程'.N218 '卷制-上茄衣过程'.L220:'卷制-上茄衣过程'.N220 '卷制-上茄衣过程'.L222:'卷制-上茄衣过程'.N222 '卷制-上茄衣过程'.L224:'卷制-上茄衣过程'.N224 '卷制-上茄衣过程'.L226:'卷制-上茄衣过程'.N226 '卷制-上茄衣过程'.L228:'卷制-上茄衣过程'.N228 '卷制-上茄衣过程'.L230:'卷制-上茄衣过程'.N230 '卷制-上茄衣过程'.L232:'卷制-上茄衣过程'.N232 '卷制-上茄衣过程'.L234:'卷制-上茄衣过程'.N234 '卷制-上茄衣过程'.L236:'卷制-上茄衣过程'.N236 '卷制-上茄衣过程'.L238:'卷制-上茄衣过程'.N238 '卷制-上茄衣过程'.L240:'卷制-上茄衣过程'.N240 '卷制-上茄衣过程'.L242:'卷制-上茄衣过程'.N242 '卷制-上茄衣过程'.L244:'卷制-上茄衣过程'.N244 '卷制-上茄衣过程'.L246:'卷制-上茄衣过程'.N246 '卷制-上茄衣过程'.L248:'卷制-上茄衣过程'.N248 '卷制-上茄衣过程'.L250:'卷制-上茄衣过程'.N250 '卷制-上茄衣过程'.L252:'卷制-上茄衣过程'.N252 '卷制-上茄衣过程'.L254:'卷制-上茄衣过程'.N254 '卷制-上茄衣过程'.L256:'卷制-上茄衣过程'.N256 '卷制-上茄衣过程'.L258:'卷制-上茄衣过程'.N258 '卷制-上茄衣过程'.L260:'卷制-上茄衣过程'.N260 '卷制-上茄衣过程'.L262:'卷制-上茄衣过程'.N262 '卷制-上茄衣过程'.L264:'卷制-上茄衣过程'.N264 '卷制-上茄衣过程'.L266:'卷制-上茄衣过程'.N266 '卷制-上茄衣过程'.L268:'卷制-上茄衣过程'.N268 '卷制-上茄衣过程'.L270:'卷制-上茄衣过程'.N270 '卷制-上茄衣过程'.L272:'卷制-上茄衣过程'.N272 '卷制-上茄衣过程'.L274:'卷制-上茄衣过程'.N274 '卷制-上茄衣过程'.L276:'卷制-上茄衣过程'.N276 '卷制-上茄衣过程'.L278:'卷制-上茄衣过程'.N278 '卷制-上茄衣过程'.L280:'卷制-上茄衣过程'.N280 '卷制-上茄衣过程'.L282:'卷制-上茄衣过程'.N282 '卷制-上茄衣过程'.L284:'卷制-上茄衣过程'.N284 '卷制-上茄衣过程'.L286:'卷制-上茄衣过程'.N286 '卷制-上茄衣过程'.L288:'卷制-上茄衣过程'.N288 '卷制-上茄衣过程'.L290:'卷制-上茄衣过程'.N290 '卷制-上茄衣过程'.L292:'卷制-上茄衣过程'.N292 '卷制-上茄衣过程'.L294:'卷制-上茄衣过程'.N294 '卷制-上茄衣过程'.L296:'卷制-上茄衣过程'.N296 '卷制-上茄衣过程'.L298:'卷制-上茄衣过程'.N298 '卷制-上茄衣过程'.L300:'卷制-上茄衣过程'.N300 '卷制-上茄衣过程'.L302:'卷制-上茄衣过程'.N302 '卷制-上茄衣过程'.L304:'卷制-上茄衣过程'.N304">
            <calcext:condition calcext:apply-style-name="Gnumeric-6" calcext:value="&gt;[.$N$5]" calcext:base-cell-address="'卷制-上茄衣过程'.L6"/>
            <calcext:condition calcext:apply-style-name="Gnumeric-6" calcext:value="between([.$K$5],[.$N$5])" calcext:base-cell-address="'卷制-上茄衣过程'.L6"/>
          </calcext:conditional-format>
          <calcext:conditional-format calcext:target-range-address="'卷制-上茄衣过程'.L9:'卷制-上茄衣过程'.N9 '卷制-上茄衣过程'.L7:'卷制-上茄衣过程'.N7 '卷制-上茄衣过程'.L11:'卷制-上茄衣过程'.N11 '卷制-上茄衣过程'.L13:'卷制-上茄衣过程'.N13 '卷制-上茄衣过程'.L15:'卷制-上茄衣过程'.N15 '卷制-上茄衣过程'.L17:'卷制-上茄衣过程'.N17 '卷制-上茄衣过程'.L19:'卷制-上茄衣过程'.N19 '卷制-上茄衣过程'.L21:'卷制-上茄衣过程'.N21 '卷制-上茄衣过程'.L23:'卷制-上茄衣过程'.N23 '卷制-上茄衣过程'.L25:'卷制-上茄衣过程'.N25 '卷制-上茄衣过程'.L27:'卷制-上茄衣过程'.N27 '卷制-上茄衣过程'.L29:'卷制-上茄衣过程'.N29 '卷制-上茄衣过程'.L31:'卷制-上茄衣过程'.N31 '卷制-上茄衣过程'.L33:'卷制-上茄衣过程'.N33 '卷制-上茄衣过程'.L35:'卷制-上茄衣过程'.N35 '卷制-上茄衣过程'.L37:'卷制-上茄衣过程'.N37 '卷制-上茄衣过程'.L39:'卷制-上茄衣过程'.N39 '卷制-上茄衣过程'.L41:'卷制-上茄衣过程'.N41 '卷制-上茄衣过程'.L43:'卷制-上茄衣过程'.N43 '卷制-上茄衣过程'.L45:'卷制-上茄衣过程'.N45 '卷制-上茄衣过程'.L47:'卷制-上茄衣过程'.N47 '卷制-上茄衣过程'.L49:'卷制-上茄衣过程'.N49 '卷制-上茄衣过程'.L51:'卷制-上茄衣过程'.N51 '卷制-上茄衣过程'.L53:'卷制-上茄衣过程'.N53 '卷制-上茄衣过程'.L55:'卷制-上茄衣过程'.N55 '卷制-上茄衣过程'.L57:'卷制-上茄衣过程'.N57 '卷制-上茄衣过程'.L59:'卷制-上茄衣过程'.N59 '卷制-上茄衣过程'.L61:'卷制-上茄衣过程'.N61 '卷制-上茄衣过程'.L63:'卷制-上茄衣过程'.N63 '卷制-上茄衣过程'.L65:'卷制-上茄衣过程'.N65 '卷制-上茄衣过程'.L67:'卷制-上茄衣过程'.N67 '卷制-上茄衣过程'.L69:'卷制-上茄衣过程'.N69 '卷制-上茄衣过程'.L71:'卷制-上茄衣过程'.N71 '卷制-上茄衣过程'.L73:'卷制-上茄衣过程'.N73 '卷制-上茄衣过程'.L75:'卷制-上茄衣过程'.N75 '卷制-上茄衣过程'.L77:'卷制-上茄衣过程'.N77 '卷制-上茄衣过程'.L79:'卷制-上茄衣过程'.N79 '卷制-上茄衣过程'.L81:'卷制-上茄衣过程'.N81 '卷制-上茄衣过程'.L83:'卷制-上茄衣过程'.N83 '卷制-上茄衣过程'.L85:'卷制-上茄衣过程'.N85 '卷制-上茄衣过程'.L87:'卷制-上茄衣过程'.N87 '卷制-上茄衣过程'.L89:'卷制-上茄衣过程'.N89 '卷制-上茄衣过程'.L91:'卷制-上茄衣过程'.N91 '卷制-上茄衣过程'.L93:'卷制-上茄衣过程'.N93 '卷制-上茄衣过程'.L95:'卷制-上茄衣过程'.N95 '卷制-上茄衣过程'.L97:'卷制-上茄衣过程'.N97 '卷制-上茄衣过程'.L99:'卷制-上茄衣过程'.N99 '卷制-上茄衣过程'.L101:'卷制-上茄衣过程'.N101 '卷制-上茄衣过程'.L103:'卷制-上茄衣过程'.N103 '卷制-上茄衣过程'.L105:'卷制-上茄衣过程'.N105 '卷制-上茄衣过程'.L107:'卷制-上茄衣过程'.N107 '卷制-上茄衣过程'.L109:'卷制-上茄衣过程'.N109 '卷制-上茄衣过程'.L111:'卷制-上茄衣过程'.N111 '卷制-上茄衣过程'.L113:'卷制-上茄衣过程'.N113 '卷制-上茄衣过程'.L115:'卷制-上茄衣过程'.N115 '卷制-上茄衣过程'.L117:'卷制-上茄衣过程'.N117 '卷制-上茄衣过程'.L119:'卷制-上茄衣过程'.N119 '卷制-上茄衣过程'.L121:'卷制-上茄衣过程'.N121 '卷制-上茄衣过程'.L123:'卷制-上茄衣过程'.N123 '卷制-上茄衣过程'.L125:'卷制-上茄衣过程'.N125 '卷制-上茄衣过程'.L127:'卷制-上茄衣过程'.N127 '卷制-上茄衣过程'.L129:'卷制-上茄衣过程'.N129 '卷制-上茄衣过程'.L131:'卷制-上茄衣过程'.N131 '卷制-上茄衣过程'.L133:'卷制-上茄衣过程'.N133 '卷制-上茄衣过程'.L135:'卷制-上茄衣过程'.N135 '卷制-上茄衣过程'.L137:'卷制-上茄衣过程'.N137 '卷制-上茄衣过程'.L139:'卷制-上茄衣过程'.N139 '卷制-上茄衣过程'.L141:'卷制-上茄衣过程'.N141 '卷制-上茄衣过程'.L143:'卷制-上茄衣过程'.N143 '卷制-上茄衣过程'.L145:'卷制-上茄衣过程'.N145 '卷制-上茄衣过程'.L147:'卷制-上茄衣过程'.N147 '卷制-上茄衣过程'.L149:'卷制-上茄衣过程'.N149 '卷制-上茄衣过程'.L151:'卷制-上茄衣过程'.N151 '卷制-上茄衣过程'.L153:'卷制-上茄衣过程'.N153 '卷制-上茄衣过程'.L155:'卷制-上茄衣过程'.N155 '卷制-上茄衣过程'.L157:'卷制-上茄衣过程'.N157 '卷制-上茄衣过程'.L159:'卷制-上茄衣过程'.N159 '卷制-上茄衣过程'.L161:'卷制-上茄衣过程'.N161 '卷制-上茄衣过程'.L163:'卷制-上茄衣过程'.N163 '卷制-上茄衣过程'.L165:'卷制-上茄衣过程'.N165 '卷制-上茄衣过程'.L167:'卷制-上茄衣过程'.N167 '卷制-上茄衣过程'.L169:'卷制-上茄衣过程'.N169 '卷制-上茄衣过程'.L171:'卷制-上茄衣过程'.N171 '卷制-上茄衣过程'.L173:'卷制-上茄衣过程'.N173 '卷制-上茄衣过程'.L175:'卷制-上茄衣过程'.N175 '卷制-上茄衣过程'.L177:'卷制-上茄衣过程'.N177 '卷制-上茄衣过程'.L179:'卷制-上茄衣过程'.N179 '卷制-上茄衣过程'.L181:'卷制-上茄衣过程'.N181 '卷制-上茄衣过程'.L183:'卷制-上茄衣过程'.N183 '卷制-上茄衣过程'.L185:'卷制-上茄衣过程'.N185 '卷制-上茄衣过程'.L187:'卷制-上茄衣过程'.N187 '卷制-上茄衣过程'.L189:'卷制-上茄衣过程'.N189 '卷制-上茄衣过程'.L191:'卷制-上茄衣过程'.N191 '卷制-上茄衣过程'.L193:'卷制-上茄衣过程'.N193 '卷制-上茄衣过程'.L195:'卷制-上茄衣过程'.N195 '卷制-上茄衣过程'.L197:'卷制-上茄衣过程'.N197 '卷制-上茄衣过程'.L199:'卷制-上茄衣过程'.N199 '卷制-上茄衣过程'.L201:'卷制-上茄衣过程'.N201 '卷制-上茄衣过程'.L203:'卷制-上茄衣过程'.N203 '卷制-上茄衣过程'.L205:'卷制-上茄衣过程'.N205 '卷制-上茄衣过程'.L207:'卷制-上茄衣过程'.N207 '卷制-上茄衣过程'.L209:'卷制-上茄衣过程'.N209 '卷制-上茄衣过程'.L211:'卷制-上茄衣过程'.N211 '卷制-上茄衣过程'.L213:'卷制-上茄衣过程'.N213 '卷制-上茄衣过程'.L215:'卷制-上茄衣过程'.N215 '卷制-上茄衣过程'.L217:'卷制-上茄衣过程'.N217 '卷制-上茄衣过程'.L219:'卷制-上茄衣过程'.N219 '卷制-上茄衣过程'.L221:'卷制-上茄衣过程'.N221 '卷制-上茄衣过程'.L223:'卷制-上茄衣过程'.N223 '卷制-上茄衣过程'.L225:'卷制-上茄衣过程'.N225 '卷制-上茄衣过程'.L227:'卷制-上茄衣过程'.N227 '卷制-上茄衣过程'.L229:'卷制-上茄衣过程'.N229 '卷制-上茄衣过程'.L231:'卷制-上茄衣过程'.N231 '卷制-上茄衣过程'.L233:'卷制-上茄衣过程'.N233 '卷制-上茄衣过程'.L235:'卷制-上茄衣过程'.N235 '卷制-上茄衣过程'.L237:'卷制-上茄衣过程'.N237 '卷制-上茄衣过程'.L239:'卷制-上茄衣过程'.N239 '卷制-上茄衣过程'.L241:'卷制-上茄衣过程'.N241 '卷制-上茄衣过程'.L243:'卷制-上茄衣过程'.N243 '卷制-上茄衣过程'.L245:'卷制-上茄衣过程'.N245 '卷制-上茄衣过程'.L247:'卷制-上茄衣过程'.N247 '卷制-上茄衣过程'.L249:'卷制-上茄衣过程'.N249 '卷制-上茄衣过程'.L251:'卷制-上茄衣过程'.N251 '卷制-上茄衣过程'.L253:'卷制-上茄衣过程'.N253 '卷制-上茄衣过程'.L255:'卷制-上茄衣过程'.N255 '卷制-上茄衣过程'.L257:'卷制-上茄衣过程'.N257 '卷制-上茄衣过程'.L259:'卷制-上茄衣过程'.N259 '卷制-上茄衣过程'.L261:'卷制-上茄衣过程'.N261 '卷制-上茄衣过程'.L263:'卷制-上茄衣过程'.N263 '卷制-上茄衣过程'.L265:'卷制-上茄衣过程'.N265 '卷制-上茄衣过程'.L267:'卷制-上茄衣过程'.N267 '卷制-上茄衣过程'.L269:'卷制-上茄衣过程'.N269 '卷制-上茄衣过程'.L271:'卷制-上茄衣过程'.N271 '卷制-上茄衣过程'.L273:'卷制-上茄衣过程'.N273 '卷制-上茄衣过程'.L275:'卷制-上茄衣过程'.N275 '卷制-上茄衣过程'.L277:'卷制-上茄衣过程'.N277 '卷制-上茄衣过程'.L279:'卷制-上茄衣过程'.N279 '卷制-上茄衣过程'.L281:'卷制-上茄衣过程'.N281 '卷制-上茄衣过程'.L283:'卷制-上茄衣过程'.N283 '卷制-上茄衣过程'.L285:'卷制-上茄衣过程'.N285 '卷制-上茄衣过程'.L287:'卷制-上茄衣过程'.N287 '卷制-上茄衣过程'.L289:'卷制-上茄衣过程'.N289 '卷制-上茄衣过程'.L291:'卷制-上茄衣过程'.N291 '卷制-上茄衣过程'.L293:'卷制-上茄衣过程'.N293 '卷制-上茄衣过程'.L295:'卷制-上茄衣过程'.N295 '卷制-上茄衣过程'.L297:'卷制-上茄衣过程'.N297 '卷制-上茄衣过程'.L299:'卷制-上茄衣过程'.N299 '卷制-上茄衣过程'.L301:'卷制-上茄衣过程'.N301 '卷制-上茄衣过程'.L303:'卷制-上茄衣过程'.N303 '卷制-上茄衣过程'.L305:'卷制-上茄衣过程'.N305">
            <calcext:condition calcext:apply-style-name="Gnumeric-6" calcext:value="&gt;[.$N$5]" calcext:base-cell-address="'卷制-上茄衣过程'.L7"/>
            <calcext:condition calcext:apply-style-name="Gnumeric-6" calcext:value="between([.$K$5],[.$N$5])" calcext:base-cell-address="'卷制-上茄衣过程'.L7"/>
          </calcext:conditional-format>
          <calcext:conditional-format calcext:target-range-address="'卷制-上茄衣过程'.O8:'卷制-上茄衣过程'.O8 '卷制-上茄衣过程'.O6:'卷制-上茄衣过程'.O6 '卷制-上茄衣过程'.O10:'卷制-上茄衣过程'.O10 '卷制-上茄衣过程'.O12:'卷制-上茄衣过程'.O12 '卷制-上茄衣过程'.O14:'卷制-上茄衣过程'.O14 '卷制-上茄衣过程'.O16:'卷制-上茄衣过程'.O16 '卷制-上茄衣过程'.O18:'卷制-上茄衣过程'.O18 '卷制-上茄衣过程'.O20:'卷制-上茄衣过程'.O20 '卷制-上茄衣过程'.O22:'卷制-上茄衣过程'.O22 '卷制-上茄衣过程'.O24:'卷制-上茄衣过程'.O24 '卷制-上茄衣过程'.O26:'卷制-上茄衣过程'.O26 '卷制-上茄衣过程'.O28:'卷制-上茄衣过程'.O28 '卷制-上茄衣过程'.O30:'卷制-上茄衣过程'.O30 '卷制-上茄衣过程'.O32:'卷制-上茄衣过程'.O32 '卷制-上茄衣过程'.O34:'卷制-上茄衣过程'.O34 '卷制-上茄衣过程'.O36:'卷制-上茄衣过程'.O36 '卷制-上茄衣过程'.O38:'卷制-上茄衣过程'.O38 '卷制-上茄衣过程'.O40:'卷制-上茄衣过程'.O40 '卷制-上茄衣过程'.O42:'卷制-上茄衣过程'.O42 '卷制-上茄衣过程'.O44:'卷制-上茄衣过程'.O44 '卷制-上茄衣过程'.O46:'卷制-上茄衣过程'.O46 '卷制-上茄衣过程'.O48:'卷制-上茄衣过程'.O48 '卷制-上茄衣过程'.O50:'卷制-上茄衣过程'.O50 '卷制-上茄衣过程'.O52:'卷制-上茄衣过程'.O52 '卷制-上茄衣过程'.O54:'卷制-上茄衣过程'.O54 '卷制-上茄衣过程'.O56:'卷制-上茄衣过程'.O56 '卷制-上茄衣过程'.O58:'卷制-上茄衣过程'.O58 '卷制-上茄衣过程'.O60:'卷制-上茄衣过程'.O60 '卷制-上茄衣过程'.O62:'卷制-上茄衣过程'.O62 '卷制-上茄衣过程'.O64:'卷制-上茄衣过程'.O64 '卷制-上茄衣过程'.O66:'卷制-上茄衣过程'.O66 '卷制-上茄衣过程'.O68:'卷制-上茄衣过程'.O68 '卷制-上茄衣过程'.O70:'卷制-上茄衣过程'.O70 '卷制-上茄衣过程'.O72:'卷制-上茄衣过程'.O72 '卷制-上茄衣过程'.O74:'卷制-上茄衣过程'.O74 '卷制-上茄衣过程'.O76:'卷制-上茄衣过程'.O76 '卷制-上茄衣过程'.O78:'卷制-上茄衣过程'.O78 '卷制-上茄衣过程'.O80:'卷制-上茄衣过程'.O80 '卷制-上茄衣过程'.O82:'卷制-上茄衣过程'.O82 '卷制-上茄衣过程'.O84:'卷制-上茄衣过程'.O84 '卷制-上茄衣过程'.O86:'卷制-上茄衣过程'.O86 '卷制-上茄衣过程'.O88:'卷制-上茄衣过程'.O88 '卷制-上茄衣过程'.O90:'卷制-上茄衣过程'.O90 '卷制-上茄衣过程'.O92:'卷制-上茄衣过程'.O92 '卷制-上茄衣过程'.O94:'卷制-上茄衣过程'.O94 '卷制-上茄衣过程'.O96:'卷制-上茄衣过程'.O96 '卷制-上茄衣过程'.O98:'卷制-上茄衣过程'.O98 '卷制-上茄衣过程'.O100:'卷制-上茄衣过程'.O100 '卷制-上茄衣过程'.O102:'卷制-上茄衣过程'.O102 '卷制-上茄衣过程'.O104:'卷制-上茄衣过程'.O104 '卷制-上茄衣过程'.O106:'卷制-上茄衣过程'.O106 '卷制-上茄衣过程'.O108:'卷制-上茄衣过程'.O108 '卷制-上茄衣过程'.O110:'卷制-上茄衣过程'.O110 '卷制-上茄衣过程'.O112:'卷制-上茄衣过程'.O112 '卷制-上茄衣过程'.O114:'卷制-上茄衣过程'.O114 '卷制-上茄衣过程'.O116:'卷制-上茄衣过程'.O116 '卷制-上茄衣过程'.O118:'卷制-上茄衣过程'.O118 '卷制-上茄衣过程'.O120:'卷制-上茄衣过程'.O120 '卷制-上茄衣过程'.O122:'卷制-上茄衣过程'.O122 '卷制-上茄衣过程'.O124:'卷制-上茄衣过程'.O124 '卷制-上茄衣过程'.O126:'卷制-上茄衣过程'.O126 '卷制-上茄衣过程'.O128:'卷制-上茄衣过程'.O128 '卷制-上茄衣过程'.O130:'卷制-上茄衣过程'.O130 '卷制-上茄衣过程'.O132:'卷制-上茄衣过程'.O132 '卷制-上茄衣过程'.O134:'卷制-上茄衣过程'.O134 '卷制-上茄衣过程'.O136:'卷制-上茄衣过程'.O136 '卷制-上茄衣过程'.O138:'卷制-上茄衣过程'.O138 '卷制-上茄衣过程'.O140:'卷制-上茄衣过程'.O140 '卷制-上茄衣过程'.O142:'卷制-上茄衣过程'.O142 '卷制-上茄衣过程'.O144:'卷制-上茄衣过程'.O144 '卷制-上茄衣过程'.O146:'卷制-上茄衣过程'.O146 '卷制-上茄衣过程'.O148:'卷制-上茄衣过程'.O148 '卷制-上茄衣过程'.O150:'卷制-上茄衣过程'.O150 '卷制-上茄衣过程'.O152:'卷制-上茄衣过程'.O152 '卷制-上茄衣过程'.O154:'卷制-上茄衣过程'.O154 '卷制-上茄衣过程'.O156:'卷制-上茄衣过程'.O156 '卷制-上茄衣过程'.O158:'卷制-上茄衣过程'.O158 '卷制-上茄衣过程'.O160:'卷制-上茄衣过程'.O160 '卷制-上茄衣过程'.O162:'卷制-上茄衣过程'.O162 '卷制-上茄衣过程'.O164:'卷制-上茄衣过程'.O164 '卷制-上茄衣过程'.O166:'卷制-上茄衣过程'.O166 '卷制-上茄衣过程'.O168:'卷制-上茄衣过程'.O168 '卷制-上茄衣过程'.O170:'卷制-上茄衣过程'.O170 '卷制-上茄衣过程'.O172:'卷制-上茄衣过程'.O172 '卷制-上茄衣过程'.O174:'卷制-上茄衣过程'.O174 '卷制-上茄衣过程'.O176:'卷制-上茄衣过程'.O176 '卷制-上茄衣过程'.O178:'卷制-上茄衣过程'.O178 '卷制-上茄衣过程'.O180:'卷制-上茄衣过程'.O180 '卷制-上茄衣过程'.O182:'卷制-上茄衣过程'.O182 '卷制-上茄衣过程'.O184:'卷制-上茄衣过程'.O184 '卷制-上茄衣过程'.O186:'卷制-上茄衣过程'.O186 '卷制-上茄衣过程'.O188:'卷制-上茄衣过程'.O188 '卷制-上茄衣过程'.O190:'卷制-上茄衣过程'.O190 '卷制-上茄衣过程'.O192:'卷制-上茄衣过程'.O192 '卷制-上茄衣过程'.O194:'卷制-上茄衣过程'.O194 '卷制-上茄衣过程'.O196:'卷制-上茄衣过程'.O196 '卷制-上茄衣过程'.O198:'卷制-上茄衣过程'.O198 '卷制-上茄衣过程'.O200:'卷制-上茄衣过程'.O200 '卷制-上茄衣过程'.O202:'卷制-上茄衣过程'.O202 '卷制-上茄衣过程'.O204:'卷制-上茄衣过程'.O204 '卷制-上茄衣过程'.O206:'卷制-上茄衣过程'.O206 '卷制-上茄衣过程'.O208:'卷制-上茄衣过程'.O208 '卷制-上茄衣过程'.O210:'卷制-上茄衣过程'.O210 '卷制-上茄衣过程'.O212:'卷制-上茄衣过程'.O212 '卷制-上茄衣过程'.O214:'卷制-上茄衣过程'.O214 '卷制-上茄衣过程'.O216:'卷制-上茄衣过程'.O216 '卷制-上茄衣过程'.O218:'卷制-上茄衣过程'.O218 '卷制-上茄衣过程'.O220:'卷制-上茄衣过程'.O220 '卷制-上茄衣过程'.O222:'卷制-上茄衣过程'.O222 '卷制-上茄衣过程'.O224:'卷制-上茄衣过程'.O224 '卷制-上茄衣过程'.O226:'卷制-上茄衣过程'.O226 '卷制-上茄衣过程'.O228:'卷制-上茄衣过程'.O228 '卷制-上茄衣过程'.O230:'卷制-上茄衣过程'.O230 '卷制-上茄衣过程'.O232:'卷制-上茄衣过程'.O232 '卷制-上茄衣过程'.O234:'卷制-上茄衣过程'.O234 '卷制-上茄衣过程'.O236:'卷制-上茄衣过程'.O236 '卷制-上茄衣过程'.O238:'卷制-上茄衣过程'.O238 '卷制-上茄衣过程'.O240:'卷制-上茄衣过程'.O240 '卷制-上茄衣过程'.O242:'卷制-上茄衣过程'.O242 '卷制-上茄衣过程'.O244:'卷制-上茄衣过程'.O244 '卷制-上茄衣过程'.O246:'卷制-上茄衣过程'.O246 '卷制-上茄衣过程'.O248:'卷制-上茄衣过程'.O248 '卷制-上茄衣过程'.O250:'卷制-上茄衣过程'.O250 '卷制-上茄衣过程'.O252:'卷制-上茄衣过程'.O252 '卷制-上茄衣过程'.O254:'卷制-上茄衣过程'.O254 '卷制-上茄衣过程'.O256:'卷制-上茄衣过程'.O256 '卷制-上茄衣过程'.O258:'卷制-上茄衣过程'.O258 '卷制-上茄衣过程'.O260:'卷制-上茄衣过程'.O260 '卷制-上茄衣过程'.O262:'卷制-上茄衣过程'.O262 '卷制-上茄衣过程'.O264:'卷制-上茄衣过程'.O264 '卷制-上茄衣过程'.O266:'卷制-上茄衣过程'.O266 '卷制-上茄衣过程'.O268:'卷制-上茄衣过程'.O268 '卷制-上茄衣过程'.O270:'卷制-上茄衣过程'.O270 '卷制-上茄衣过程'.O272:'卷制-上茄衣过程'.O272 '卷制-上茄衣过程'.O274:'卷制-上茄衣过程'.O274 '卷制-上茄衣过程'.O276:'卷制-上茄衣过程'.O276 '卷制-上茄衣过程'.O278:'卷制-上茄衣过程'.O278 '卷制-上茄衣过程'.O280:'卷制-上茄衣过程'.O280 '卷制-上茄衣过程'.O282:'卷制-上茄衣过程'.O282 '卷制-上茄衣过程'.O284:'卷制-上茄衣过程'.O284 '卷制-上茄衣过程'.O286:'卷制-上茄衣过程'.O286 '卷制-上茄衣过程'.O288:'卷制-上茄衣过程'.O288 '卷制-上茄衣过程'.O290:'卷制-上茄衣过程'.O290 '卷制-上茄衣过程'.O292:'卷制-上茄衣过程'.O292 '卷制-上茄衣过程'.O294:'卷制-上茄衣过程'.O294 '卷制-上茄衣过程'.O296:'卷制-上茄衣过程'.O296 '卷制-上茄衣过程'.O298:'卷制-上茄衣过程'.O298 '卷制-上茄衣过程'.O300:'卷制-上茄衣过程'.O300 '卷制-上茄衣过程'.O302:'卷制-上茄衣过程'.O302 '卷制-上茄衣过程'.O304:'卷制-上茄衣过程'.O304">
            <calcext:condition calcext:apply-style-name="Gnumeric-6" calcext:value="&gt;[.$N$5]" calcext:base-cell-address="'卷制-上茄衣过程'.O6"/>
            <calcext:condition calcext:apply-style-name="Gnumeric-6" calcext:value="between([.$K$5],[.$N$5])" calcext:base-cell-address="'卷制-上茄衣过程'.O6"/>
          </calcext:conditional-format>
          <calcext:conditional-format calcext:target-range-address="'卷制-上茄衣过程'.O9:'卷制-上茄衣过程'.O9 '卷制-上茄衣过程'.O7:'卷制-上茄衣过程'.O7 '卷制-上茄衣过程'.O11:'卷制-上茄衣过程'.O11 '卷制-上茄衣过程'.O13:'卷制-上茄衣过程'.O13 '卷制-上茄衣过程'.O15:'卷制-上茄衣过程'.O15 '卷制-上茄衣过程'.O17:'卷制-上茄衣过程'.O17 '卷制-上茄衣过程'.O19:'卷制-上茄衣过程'.O19 '卷制-上茄衣过程'.O21:'卷制-上茄衣过程'.O21 '卷制-上茄衣过程'.O23:'卷制-上茄衣过程'.O23 '卷制-上茄衣过程'.O25:'卷制-上茄衣过程'.O25 '卷制-上茄衣过程'.O27:'卷制-上茄衣过程'.O27 '卷制-上茄衣过程'.O29:'卷制-上茄衣过程'.O29 '卷制-上茄衣过程'.O31:'卷制-上茄衣过程'.O31 '卷制-上茄衣过程'.O33:'卷制-上茄衣过程'.O33 '卷制-上茄衣过程'.O35:'卷制-上茄衣过程'.O35 '卷制-上茄衣过程'.O37:'卷制-上茄衣过程'.O37 '卷制-上茄衣过程'.O39:'卷制-上茄衣过程'.O39 '卷制-上茄衣过程'.O41:'卷制-上茄衣过程'.O41 '卷制-上茄衣过程'.O43:'卷制-上茄衣过程'.O43 '卷制-上茄衣过程'.O45:'卷制-上茄衣过程'.O45 '卷制-上茄衣过程'.O47:'卷制-上茄衣过程'.O47 '卷制-上茄衣过程'.O49:'卷制-上茄衣过程'.O49 '卷制-上茄衣过程'.O51:'卷制-上茄衣过程'.O51 '卷制-上茄衣过程'.O53:'卷制-上茄衣过程'.O53 '卷制-上茄衣过程'.O55:'卷制-上茄衣过程'.O55 '卷制-上茄衣过程'.O57:'卷制-上茄衣过程'.O57 '卷制-上茄衣过程'.O59:'卷制-上茄衣过程'.O59 '卷制-上茄衣过程'.O61:'卷制-上茄衣过程'.O61 '卷制-上茄衣过程'.O63:'卷制-上茄衣过程'.O63 '卷制-上茄衣过程'.O65:'卷制-上茄衣过程'.O65 '卷制-上茄衣过程'.O67:'卷制-上茄衣过程'.O67 '卷制-上茄衣过程'.O69:'卷制-上茄衣过程'.O69 '卷制-上茄衣过程'.O71:'卷制-上茄衣过程'.O71 '卷制-上茄衣过程'.O73:'卷制-上茄衣过程'.O73 '卷制-上茄衣过程'.O75:'卷制-上茄衣过程'.O75 '卷制-上茄衣过程'.O77:'卷制-上茄衣过程'.O77 '卷制-上茄衣过程'.O79:'卷制-上茄衣过程'.O79 '卷制-上茄衣过程'.O81:'卷制-上茄衣过程'.O81 '卷制-上茄衣过程'.O83:'卷制-上茄衣过程'.O83 '卷制-上茄衣过程'.O85:'卷制-上茄衣过程'.O85 '卷制-上茄衣过程'.O87:'卷制-上茄衣过程'.O87 '卷制-上茄衣过程'.O89:'卷制-上茄衣过程'.O89 '卷制-上茄衣过程'.O91:'卷制-上茄衣过程'.O91 '卷制-上茄衣过程'.O93:'卷制-上茄衣过程'.O93 '卷制-上茄衣过程'.O95:'卷制-上茄衣过程'.O95 '卷制-上茄衣过程'.O97:'卷制-上茄衣过程'.O97 '卷制-上茄衣过程'.O99:'卷制-上茄衣过程'.O99 '卷制-上茄衣过程'.O101:'卷制-上茄衣过程'.O101 '卷制-上茄衣过程'.O103:'卷制-上茄衣过程'.O103 '卷制-上茄衣过程'.O105:'卷制-上茄衣过程'.O105 '卷制-上茄衣过程'.O107:'卷制-上茄衣过程'.O107 '卷制-上茄衣过程'.O109:'卷制-上茄衣过程'.O109 '卷制-上茄衣过程'.O111:'卷制-上茄衣过程'.O111 '卷制-上茄衣过程'.O113:'卷制-上茄衣过程'.O113 '卷制-上茄衣过程'.O115:'卷制-上茄衣过程'.O115 '卷制-上茄衣过程'.O117:'卷制-上茄衣过程'.O117 '卷制-上茄衣过程'.O119:'卷制-上茄衣过程'.O119 '卷制-上茄衣过程'.O121:'卷制-上茄衣过程'.O121 '卷制-上茄衣过程'.O123:'卷制-上茄衣过程'.O123 '卷制-上茄衣过程'.O125:'卷制-上茄衣过程'.O125 '卷制-上茄衣过程'.O127:'卷制-上茄衣过程'.O127 '卷制-上茄衣过程'.O129:'卷制-上茄衣过程'.O129 '卷制-上茄衣过程'.O131:'卷制-上茄衣过程'.O131 '卷制-上茄衣过程'.O133:'卷制-上茄衣过程'.O133 '卷制-上茄衣过程'.O135:'卷制-上茄衣过程'.O135 '卷制-上茄衣过程'.O137:'卷制-上茄衣过程'.O137 '卷制-上茄衣过程'.O139:'卷制-上茄衣过程'.O139 '卷制-上茄衣过程'.O141:'卷制-上茄衣过程'.O141 '卷制-上茄衣过程'.O143:'卷制-上茄衣过程'.O143 '卷制-上茄衣过程'.O145:'卷制-上茄衣过程'.O145 '卷制-上茄衣过程'.O147:'卷制-上茄衣过程'.O147 '卷制-上茄衣过程'.O149:'卷制-上茄衣过程'.O149 '卷制-上茄衣过程'.O151:'卷制-上茄衣过程'.O151 '卷制-上茄衣过程'.O153:'卷制-上茄衣过程'.O153 '卷制-上茄衣过程'.O155:'卷制-上茄衣过程'.O155 '卷制-上茄衣过程'.O157:'卷制-上茄衣过程'.O157 '卷制-上茄衣过程'.O159:'卷制-上茄衣过程'.O159 '卷制-上茄衣过程'.O161:'卷制-上茄衣过程'.O161 '卷制-上茄衣过程'.O163:'卷制-上茄衣过程'.O163 '卷制-上茄衣过程'.O165:'卷制-上茄衣过程'.O165 '卷制-上茄衣过程'.O167:'卷制-上茄衣过程'.O167 '卷制-上茄衣过程'.O169:'卷制-上茄衣过程'.O169 '卷制-上茄衣过程'.O171:'卷制-上茄衣过程'.O171 '卷制-上茄衣过程'.O173:'卷制-上茄衣过程'.O173 '卷制-上茄衣过程'.O175:'卷制-上茄衣过程'.O175 '卷制-上茄衣过程'.O177:'卷制-上茄衣过程'.O177 '卷制-上茄衣过程'.O179:'卷制-上茄衣过程'.O179 '卷制-上茄衣过程'.O181:'卷制-上茄衣过程'.O181 '卷制-上茄衣过程'.O183:'卷制-上茄衣过程'.O183 '卷制-上茄衣过程'.O185:'卷制-上茄衣过程'.O185 '卷制-上茄衣过程'.O187:'卷制-上茄衣过程'.O187 '卷制-上茄衣过程'.O189:'卷制-上茄衣过程'.O189 '卷制-上茄衣过程'.O191:'卷制-上茄衣过程'.O191 '卷制-上茄衣过程'.O193:'卷制-上茄衣过程'.O193 '卷制-上茄衣过程'.O195:'卷制-上茄衣过程'.O195 '卷制-上茄衣过程'.O197:'卷制-上茄衣过程'.O197 '卷制-上茄衣过程'.O199:'卷制-上茄衣过程'.O199 '卷制-上茄衣过程'.O201:'卷制-上茄衣过程'.O201 '卷制-上茄衣过程'.O203:'卷制-上茄衣过程'.O203 '卷制-上茄衣过程'.O205:'卷制-上茄衣过程'.O205 '卷制-上茄衣过程'.O207:'卷制-上茄衣过程'.O207 '卷制-上茄衣过程'.O209:'卷制-上茄衣过程'.O209 '卷制-上茄衣过程'.O211:'卷制-上茄衣过程'.O211 '卷制-上茄衣过程'.O213:'卷制-上茄衣过程'.O213 '卷制-上茄衣过程'.O215:'卷制-上茄衣过程'.O215 '卷制-上茄衣过程'.O217:'卷制-上茄衣过程'.O217 '卷制-上茄衣过程'.O219:'卷制-上茄衣过程'.O219 '卷制-上茄衣过程'.O221:'卷制-上茄衣过程'.O221 '卷制-上茄衣过程'.O223:'卷制-上茄衣过程'.O223 '卷制-上茄衣过程'.O225:'卷制-上茄衣过程'.O225 '卷制-上茄衣过程'.O227:'卷制-上茄衣过程'.O227 '卷制-上茄衣过程'.O229:'卷制-上茄衣过程'.O229 '卷制-上茄衣过程'.O231:'卷制-上茄衣过程'.O231 '卷制-上茄衣过程'.O233:'卷制-上茄衣过程'.O233 '卷制-上茄衣过程'.O235:'卷制-上茄衣过程'.O235 '卷制-上茄衣过程'.O237:'卷制-上茄衣过程'.O237 '卷制-上茄衣过程'.O239:'卷制-上茄衣过程'.O239 '卷制-上茄衣过程'.O241:'卷制-上茄衣过程'.O241 '卷制-上茄衣过程'.O243:'卷制-上茄衣过程'.O243 '卷制-上茄衣过程'.O245:'卷制-上茄衣过程'.O245 '卷制-上茄衣过程'.O247:'卷制-上茄衣过程'.O247 '卷制-上茄衣过程'.O249:'卷制-上茄衣过程'.O249 '卷制-上茄衣过程'.O251:'卷制-上茄衣过程'.O251 '卷制-上茄衣过程'.O253:'卷制-上茄衣过程'.O253 '卷制-上茄衣过程'.O255:'卷制-上茄衣过程'.O255 '卷制-上茄衣过程'.O257:'卷制-上茄衣过程'.O257 '卷制-上茄衣过程'.O259:'卷制-上茄衣过程'.O259 '卷制-上茄衣过程'.O261:'卷制-上茄衣过程'.O261 '卷制-上茄衣过程'.O263:'卷制-上茄衣过程'.O263 '卷制-上茄衣过程'.O265:'卷制-上茄衣过程'.O265 '卷制-上茄衣过程'.O267:'卷制-上茄衣过程'.O267 '卷制-上茄衣过程'.O269:'卷制-上茄衣过程'.O269 '卷制-上茄衣过程'.O271:'卷制-上茄衣过程'.O271 '卷制-上茄衣过程'.O273:'卷制-上茄衣过程'.O273 '卷制-上茄衣过程'.O275:'卷制-上茄衣过程'.O275 '卷制-上茄衣过程'.O277:'卷制-上茄衣过程'.O277 '卷制-上茄衣过程'.O279:'卷制-上茄衣过程'.O279 '卷制-上茄衣过程'.O281:'卷制-上茄衣过程'.O281 '卷制-上茄衣过程'.O283:'卷制-上茄衣过程'.O283 '卷制-上茄衣过程'.O285:'卷制-上茄衣过程'.O285 '卷制-上茄衣过程'.O287:'卷制-上茄衣过程'.O287 '卷制-上茄衣过程'.O289:'卷制-上茄衣过程'.O289 '卷制-上茄衣过程'.O291:'卷制-上茄衣过程'.O291 '卷制-上茄衣过程'.O293:'卷制-上茄衣过程'.O293 '卷制-上茄衣过程'.O295:'卷制-上茄衣过程'.O295 '卷制-上茄衣过程'.O297:'卷制-上茄衣过程'.O297 '卷制-上茄衣过程'.O299:'卷制-上茄衣过程'.O299 '卷制-上茄衣过程'.O301:'卷制-上茄衣过程'.O301 '卷制-上茄衣过程'.O303:'卷制-上茄衣过程'.O303 '卷制-上茄衣过程'.O305:'卷制-上茄衣过程'.O305">
            <calcext:condition calcext:apply-style-name="Gnumeric-6" calcext:value="&gt;[.$N$5]" calcext:base-cell-address="'卷制-上茄衣过程'.O7"/>
            <calcext:condition calcext:apply-style-name="Gnumeric-6" calcext:value="between([.$K$5],[.$N$5])" calcext:base-cell-address="'卷制-上茄衣过程'.O7"/>
          </calcext:conditional-format>
          <calcext:conditional-format calcext:target-range-address="'卷制-上茄衣过程'.P6:'卷制-上茄衣过程'.P6 '卷制-上茄衣过程'.P8:'卷制-上茄衣过程'.P8 '卷制-上茄衣过程'.P10:'卷制-上茄衣过程'.P10 '卷制-上茄衣过程'.P12:'卷制-上茄衣过程'.P12 '卷制-上茄衣过程'.P14:'卷制-上茄衣过程'.P14 '卷制-上茄衣过程'.P16:'卷制-上茄衣过程'.P16 '卷制-上茄衣过程'.P18:'卷制-上茄衣过程'.P18 '卷制-上茄衣过程'.P20:'卷制-上茄衣过程'.P20 '卷制-上茄衣过程'.P22:'卷制-上茄衣过程'.P22 '卷制-上茄衣过程'.P24:'卷制-上茄衣过程'.P24 '卷制-上茄衣过程'.P26:'卷制-上茄衣过程'.P26 '卷制-上茄衣过程'.P28:'卷制-上茄衣过程'.P28 '卷制-上茄衣过程'.P30:'卷制-上茄衣过程'.P30 '卷制-上茄衣过程'.P32:'卷制-上茄衣过程'.P32 '卷制-上茄衣过程'.P34:'卷制-上茄衣过程'.P34 '卷制-上茄衣过程'.P36:'卷制-上茄衣过程'.P36 '卷制-上茄衣过程'.P38:'卷制-上茄衣过程'.P38 '卷制-上茄衣过程'.P40:'卷制-上茄衣过程'.P40 '卷制-上茄衣过程'.P42:'卷制-上茄衣过程'.P42 '卷制-上茄衣过程'.P44:'卷制-上茄衣过程'.P44 '卷制-上茄衣过程'.P46:'卷制-上茄衣过程'.P46 '卷制-上茄衣过程'.P48:'卷制-上茄衣过程'.P48 '卷制-上茄衣过程'.P50:'卷制-上茄衣过程'.P50 '卷制-上茄衣过程'.P52:'卷制-上茄衣过程'.P52 '卷制-上茄衣过程'.P54:'卷制-上茄衣过程'.P54 '卷制-上茄衣过程'.P56:'卷制-上茄衣过程'.P56 '卷制-上茄衣过程'.P58:'卷制-上茄衣过程'.P58 '卷制-上茄衣过程'.P60:'卷制-上茄衣过程'.P60 '卷制-上茄衣过程'.P62:'卷制-上茄衣过程'.P62 '卷制-上茄衣过程'.P64:'卷制-上茄衣过程'.P64 '卷制-上茄衣过程'.P66:'卷制-上茄衣过程'.P66 '卷制-上茄衣过程'.P68:'卷制-上茄衣过程'.P68 '卷制-上茄衣过程'.P70:'卷制-上茄衣过程'.P70 '卷制-上茄衣过程'.P72:'卷制-上茄衣过程'.P72 '卷制-上茄衣过程'.P74:'卷制-上茄衣过程'.P74 '卷制-上茄衣过程'.P76:'卷制-上茄衣过程'.P76 '卷制-上茄衣过程'.P78:'卷制-上茄衣过程'.P78 '卷制-上茄衣过程'.P80:'卷制-上茄衣过程'.P80 '卷制-上茄衣过程'.P82:'卷制-上茄衣过程'.P82 '卷制-上茄衣过程'.P84:'卷制-上茄衣过程'.P84 '卷制-上茄衣过程'.P86:'卷制-上茄衣过程'.P86 '卷制-上茄衣过程'.P88:'卷制-上茄衣过程'.P88 '卷制-上茄衣过程'.P90:'卷制-上茄衣过程'.P90 '卷制-上茄衣过程'.P92:'卷制-上茄衣过程'.P92 '卷制-上茄衣过程'.P94:'卷制-上茄衣过程'.P94 '卷制-上茄衣过程'.P96:'卷制-上茄衣过程'.P96 '卷制-上茄衣过程'.P98:'卷制-上茄衣过程'.P98 '卷制-上茄衣过程'.P100:'卷制-上茄衣过程'.P100 '卷制-上茄衣过程'.P102:'卷制-上茄衣过程'.P102 '卷制-上茄衣过程'.P104:'卷制-上茄衣过程'.P104 '卷制-上茄衣过程'.P106:'卷制-上茄衣过程'.P106 '卷制-上茄衣过程'.P108:'卷制-上茄衣过程'.P108 '卷制-上茄衣过程'.P110:'卷制-上茄衣过程'.P110 '卷制-上茄衣过程'.P112:'卷制-上茄衣过程'.P112 '卷制-上茄衣过程'.P114:'卷制-上茄衣过程'.P114 '卷制-上茄衣过程'.P116:'卷制-上茄衣过程'.P116 '卷制-上茄衣过程'.P118:'卷制-上茄衣过程'.P118 '卷制-上茄衣过程'.P120:'卷制-上茄衣过程'.P120 '卷制-上茄衣过程'.P122:'卷制-上茄衣过程'.P122 '卷制-上茄衣过程'.P124:'卷制-上茄衣过程'.P124 '卷制-上茄衣过程'.P126:'卷制-上茄衣过程'.P126 '卷制-上茄衣过程'.P128:'卷制-上茄衣过程'.P128 '卷制-上茄衣过程'.P130:'卷制-上茄衣过程'.P130 '卷制-上茄衣过程'.P132:'卷制-上茄衣过程'.P132 '卷制-上茄衣过程'.P134:'卷制-上茄衣过程'.P134 '卷制-上茄衣过程'.P136:'卷制-上茄衣过程'.P136 '卷制-上茄衣过程'.P138:'卷制-上茄衣过程'.P138 '卷制-上茄衣过程'.P140:'卷制-上茄衣过程'.P140 '卷制-上茄衣过程'.P142:'卷制-上茄衣过程'.P142 '卷制-上茄衣过程'.P144:'卷制-上茄衣过程'.P144 '卷制-上茄衣过程'.P146:'卷制-上茄衣过程'.P146 '卷制-上茄衣过程'.P148:'卷制-上茄衣过程'.P148 '卷制-上茄衣过程'.P150:'卷制-上茄衣过程'.P150 '卷制-上茄衣过程'.P152:'卷制-上茄衣过程'.P152 '卷制-上茄衣过程'.P154:'卷制-上茄衣过程'.P154 '卷制-上茄衣过程'.P156:'卷制-上茄衣过程'.P156 '卷制-上茄衣过程'.P158:'卷制-上茄衣过程'.P158 '卷制-上茄衣过程'.P160:'卷制-上茄衣过程'.P160 '卷制-上茄衣过程'.P162:'卷制-上茄衣过程'.P162 '卷制-上茄衣过程'.P164:'卷制-上茄衣过程'.P164 '卷制-上茄衣过程'.P166:'卷制-上茄衣过程'.P166 '卷制-上茄衣过程'.P168:'卷制-上茄衣过程'.P168 '卷制-上茄衣过程'.P170:'卷制-上茄衣过程'.P170 '卷制-上茄衣过程'.P172:'卷制-上茄衣过程'.P172 '卷制-上茄衣过程'.P174:'卷制-上茄衣过程'.P174 '卷制-上茄衣过程'.P176:'卷制-上茄衣过程'.P176 '卷制-上茄衣过程'.P178:'卷制-上茄衣过程'.P178 '卷制-上茄衣过程'.P180:'卷制-上茄衣过程'.P180 '卷制-上茄衣过程'.P182:'卷制-上茄衣过程'.P182 '卷制-上茄衣过程'.P184:'卷制-上茄衣过程'.P184 '卷制-上茄衣过程'.P186:'卷制-上茄衣过程'.P186 '卷制-上茄衣过程'.P188:'卷制-上茄衣过程'.P188 '卷制-上茄衣过程'.P190:'卷制-上茄衣过程'.P190 '卷制-上茄衣过程'.P192:'卷制-上茄衣过程'.P192 '卷制-上茄衣过程'.P194:'卷制-上茄衣过程'.P194 '卷制-上茄衣过程'.P196:'卷制-上茄衣过程'.P196 '卷制-上茄衣过程'.P198:'卷制-上茄衣过程'.P198 '卷制-上茄衣过程'.P200:'卷制-上茄衣过程'.P200 '卷制-上茄衣过程'.P202:'卷制-上茄衣过程'.P202 '卷制-上茄衣过程'.P204:'卷制-上茄衣过程'.P204 '卷制-上茄衣过程'.P206:'卷制-上茄衣过程'.P206 '卷制-上茄衣过程'.P208:'卷制-上茄衣过程'.P208 '卷制-上茄衣过程'.P210:'卷制-上茄衣过程'.P210 '卷制-上茄衣过程'.P212:'卷制-上茄衣过程'.P212 '卷制-上茄衣过程'.P214:'卷制-上茄衣过程'.P214 '卷制-上茄衣过程'.P216:'卷制-上茄衣过程'.P216 '卷制-上茄衣过程'.P218:'卷制-上茄衣过程'.P218 '卷制-上茄衣过程'.P220:'卷制-上茄衣过程'.P220 '卷制-上茄衣过程'.P222:'卷制-上茄衣过程'.P222 '卷制-上茄衣过程'.P224:'卷制-上茄衣过程'.P224 '卷制-上茄衣过程'.P226:'卷制-上茄衣过程'.P226 '卷制-上茄衣过程'.P228:'卷制-上茄衣过程'.P228 '卷制-上茄衣过程'.P230:'卷制-上茄衣过程'.P230 '卷制-上茄衣过程'.P232:'卷制-上茄衣过程'.P232 '卷制-上茄衣过程'.P234:'卷制-上茄衣过程'.P234 '卷制-上茄衣过程'.P236:'卷制-上茄衣过程'.P236 '卷制-上茄衣过程'.P238:'卷制-上茄衣过程'.P238 '卷制-上茄衣过程'.P240:'卷制-上茄衣过程'.P240 '卷制-上茄衣过程'.P242:'卷制-上茄衣过程'.P242 '卷制-上茄衣过程'.P244:'卷制-上茄衣过程'.P244 '卷制-上茄衣过程'.P246:'卷制-上茄衣过程'.P246 '卷制-上茄衣过程'.P248:'卷制-上茄衣过程'.P248 '卷制-上茄衣过程'.P250:'卷制-上茄衣过程'.P250 '卷制-上茄衣过程'.P252:'卷制-上茄衣过程'.P252 '卷制-上茄衣过程'.P254:'卷制-上茄衣过程'.P254 '卷制-上茄衣过程'.P256:'卷制-上茄衣过程'.P256 '卷制-上茄衣过程'.P258:'卷制-上茄衣过程'.P258 '卷制-上茄衣过程'.P260:'卷制-上茄衣过程'.P260 '卷制-上茄衣过程'.P262:'卷制-上茄衣过程'.P262 '卷制-上茄衣过程'.P264:'卷制-上茄衣过程'.P264 '卷制-上茄衣过程'.P266:'卷制-上茄衣过程'.P266 '卷制-上茄衣过程'.P268:'卷制-上茄衣过程'.P268 '卷制-上茄衣过程'.P270:'卷制-上茄衣过程'.P270 '卷制-上茄衣过程'.P272:'卷制-上茄衣过程'.P272 '卷制-上茄衣过程'.P274:'卷制-上茄衣过程'.P274 '卷制-上茄衣过程'.P276:'卷制-上茄衣过程'.P276 '卷制-上茄衣过程'.P278:'卷制-上茄衣过程'.P278 '卷制-上茄衣过程'.P280:'卷制-上茄衣过程'.P280 '卷制-上茄衣过程'.P282:'卷制-上茄衣过程'.P282 '卷制-上茄衣过程'.P284:'卷制-上茄衣过程'.P284 '卷制-上茄衣过程'.P286:'卷制-上茄衣过程'.P286 '卷制-上茄衣过程'.P288:'卷制-上茄衣过程'.P288 '卷制-上茄衣过程'.P290:'卷制-上茄衣过程'.P290 '卷制-上茄衣过程'.P292:'卷制-上茄衣过程'.P292 '卷制-上茄衣过程'.P294:'卷制-上茄衣过程'.P294 '卷制-上茄衣过程'.P296:'卷制-上茄衣过程'.P296 '卷制-上茄衣过程'.P298:'卷制-上茄衣过程'.P298 '卷制-上茄衣过程'.P300:'卷制-上茄衣过程'.P300 '卷制-上茄衣过程'.P302:'卷制-上茄衣过程'.P302 '卷制-上茄衣过程'.P304:'卷制-上茄衣过程'.P304">
            <calcext:condition calcext:apply-style-name="Gnumeric-6" calcext:value="&gt;[.$S$5]" calcext:base-cell-address="'卷制-上茄衣过程'.P6"/>
            <calcext:condition calcext:apply-style-name="Gnumeric-6" calcext:value="between([.$P$5],[.$S$5])" calcext:base-cell-address="'卷制-上茄衣过程'.P6"/>
          </calcext:conditional-format>
          <calcext:conditional-format calcext:target-range-address="'卷制-上茄衣过程'.P7:'卷制-上茄衣过程'.P7 '卷制-上茄衣过程'.P9:'卷制-上茄衣过程'.P9 '卷制-上茄衣过程'.P11:'卷制-上茄衣过程'.P11 '卷制-上茄衣过程'.P13:'卷制-上茄衣过程'.P13 '卷制-上茄衣过程'.P15:'卷制-上茄衣过程'.P15 '卷制-上茄衣过程'.P17:'卷制-上茄衣过程'.P17 '卷制-上茄衣过程'.P19:'卷制-上茄衣过程'.P19 '卷制-上茄衣过程'.P21:'卷制-上茄衣过程'.P21 '卷制-上茄衣过程'.P23:'卷制-上茄衣过程'.P23 '卷制-上茄衣过程'.P25:'卷制-上茄衣过程'.P25 '卷制-上茄衣过程'.P27:'卷制-上茄衣过程'.P27 '卷制-上茄衣过程'.P29:'卷制-上茄衣过程'.P29 '卷制-上茄衣过程'.P31:'卷制-上茄衣过程'.P31 '卷制-上茄衣过程'.P33:'卷制-上茄衣过程'.P33 '卷制-上茄衣过程'.P35:'卷制-上茄衣过程'.P35 '卷制-上茄衣过程'.P37:'卷制-上茄衣过程'.P37 '卷制-上茄衣过程'.P39:'卷制-上茄衣过程'.P39 '卷制-上茄衣过程'.P41:'卷制-上茄衣过程'.P41 '卷制-上茄衣过程'.P43:'卷制-上茄衣过程'.P43 '卷制-上茄衣过程'.P45:'卷制-上茄衣过程'.P45 '卷制-上茄衣过程'.P47:'卷制-上茄衣过程'.P47 '卷制-上茄衣过程'.P49:'卷制-上茄衣过程'.P49 '卷制-上茄衣过程'.P51:'卷制-上茄衣过程'.P51 '卷制-上茄衣过程'.P53:'卷制-上茄衣过程'.P53 '卷制-上茄衣过程'.P55:'卷制-上茄衣过程'.P55 '卷制-上茄衣过程'.P57:'卷制-上茄衣过程'.P57 '卷制-上茄衣过程'.P59:'卷制-上茄衣过程'.P59 '卷制-上茄衣过程'.P61:'卷制-上茄衣过程'.P61 '卷制-上茄衣过程'.P63:'卷制-上茄衣过程'.P63 '卷制-上茄衣过程'.P65:'卷制-上茄衣过程'.P65 '卷制-上茄衣过程'.P67:'卷制-上茄衣过程'.P67 '卷制-上茄衣过程'.P69:'卷制-上茄衣过程'.P69 '卷制-上茄衣过程'.P71:'卷制-上茄衣过程'.P71 '卷制-上茄衣过程'.P73:'卷制-上茄衣过程'.P73 '卷制-上茄衣过程'.P75:'卷制-上茄衣过程'.P75 '卷制-上茄衣过程'.P77:'卷制-上茄衣过程'.P77 '卷制-上茄衣过程'.P79:'卷制-上茄衣过程'.P79 '卷制-上茄衣过程'.P81:'卷制-上茄衣过程'.P81 '卷制-上茄衣过程'.P83:'卷制-上茄衣过程'.P83 '卷制-上茄衣过程'.P85:'卷制-上茄衣过程'.P85 '卷制-上茄衣过程'.P87:'卷制-上茄衣过程'.P87 '卷制-上茄衣过程'.P89:'卷制-上茄衣过程'.P89 '卷制-上茄衣过程'.P91:'卷制-上茄衣过程'.P91 '卷制-上茄衣过程'.P93:'卷制-上茄衣过程'.P93 '卷制-上茄衣过程'.P95:'卷制-上茄衣过程'.P95 '卷制-上茄衣过程'.P97:'卷制-上茄衣过程'.P97 '卷制-上茄衣过程'.P99:'卷制-上茄衣过程'.P99 '卷制-上茄衣过程'.P101:'卷制-上茄衣过程'.P101 '卷制-上茄衣过程'.P103:'卷制-上茄衣过程'.P103 '卷制-上茄衣过程'.P105:'卷制-上茄衣过程'.P105 '卷制-上茄衣过程'.P107:'卷制-上茄衣过程'.P107 '卷制-上茄衣过程'.P109:'卷制-上茄衣过程'.P109 '卷制-上茄衣过程'.P111:'卷制-上茄衣过程'.P111 '卷制-上茄衣过程'.P113:'卷制-上茄衣过程'.P113 '卷制-上茄衣过程'.P115:'卷制-上茄衣过程'.P115 '卷制-上茄衣过程'.P117:'卷制-上茄衣过程'.P117 '卷制-上茄衣过程'.P119:'卷制-上茄衣过程'.P119 '卷制-上茄衣过程'.P121:'卷制-上茄衣过程'.P121 '卷制-上茄衣过程'.P123:'卷制-上茄衣过程'.P123 '卷制-上茄衣过程'.P125:'卷制-上茄衣过程'.P125 '卷制-上茄衣过程'.P127:'卷制-上茄衣过程'.P127 '卷制-上茄衣过程'.P129:'卷制-上茄衣过程'.P129 '卷制-上茄衣过程'.P131:'卷制-上茄衣过程'.P131 '卷制-上茄衣过程'.P133:'卷制-上茄衣过程'.P133 '卷制-上茄衣过程'.P135:'卷制-上茄衣过程'.P135 '卷制-上茄衣过程'.P137:'卷制-上茄衣过程'.P137 '卷制-上茄衣过程'.P139:'卷制-上茄衣过程'.P139 '卷制-上茄衣过程'.P141:'卷制-上茄衣过程'.P141 '卷制-上茄衣过程'.P143:'卷制-上茄衣过程'.P143 '卷制-上茄衣过程'.P145:'卷制-上茄衣过程'.P145 '卷制-上茄衣过程'.P147:'卷制-上茄衣过程'.P147 '卷制-上茄衣过程'.P149:'卷制-上茄衣过程'.P149 '卷制-上茄衣过程'.P151:'卷制-上茄衣过程'.P151 '卷制-上茄衣过程'.P153:'卷制-上茄衣过程'.P153 '卷制-上茄衣过程'.P155:'卷制-上茄衣过程'.P155 '卷制-上茄衣过程'.P157:'卷制-上茄衣过程'.P157 '卷制-上茄衣过程'.P159:'卷制-上茄衣过程'.P159 '卷制-上茄衣过程'.P161:'卷制-上茄衣过程'.P161 '卷制-上茄衣过程'.P163:'卷制-上茄衣过程'.P163 '卷制-上茄衣过程'.P165:'卷制-上茄衣过程'.P165 '卷制-上茄衣过程'.P167:'卷制-上茄衣过程'.P167 '卷制-上茄衣过程'.P169:'卷制-上茄衣过程'.P169 '卷制-上茄衣过程'.P171:'卷制-上茄衣过程'.P171 '卷制-上茄衣过程'.P173:'卷制-上茄衣过程'.P173 '卷制-上茄衣过程'.P175:'卷制-上茄衣过程'.P175 '卷制-上茄衣过程'.P177:'卷制-上茄衣过程'.P177 '卷制-上茄衣过程'.P179:'卷制-上茄衣过程'.P179 '卷制-上茄衣过程'.P181:'卷制-上茄衣过程'.P181 '卷制-上茄衣过程'.P183:'卷制-上茄衣过程'.P183 '卷制-上茄衣过程'.P185:'卷制-上茄衣过程'.P185 '卷制-上茄衣过程'.P187:'卷制-上茄衣过程'.P187 '卷制-上茄衣过程'.P189:'卷制-上茄衣过程'.P189 '卷制-上茄衣过程'.P191:'卷制-上茄衣过程'.P191 '卷制-上茄衣过程'.P193:'卷制-上茄衣过程'.P193 '卷制-上茄衣过程'.P195:'卷制-上茄衣过程'.P195 '卷制-上茄衣过程'.P197:'卷制-上茄衣过程'.P197 '卷制-上茄衣过程'.P199:'卷制-上茄衣过程'.P199 '卷制-上茄衣过程'.P201:'卷制-上茄衣过程'.P201 '卷制-上茄衣过程'.P203:'卷制-上茄衣过程'.P203 '卷制-上茄衣过程'.P205:'卷制-上茄衣过程'.P205 '卷制-上茄衣过程'.P207:'卷制-上茄衣过程'.P207 '卷制-上茄衣过程'.P209:'卷制-上茄衣过程'.P209 '卷制-上茄衣过程'.P211:'卷制-上茄衣过程'.P211 '卷制-上茄衣过程'.P213:'卷制-上茄衣过程'.P213 '卷制-上茄衣过程'.P215:'卷制-上茄衣过程'.P215 '卷制-上茄衣过程'.P217:'卷制-上茄衣过程'.P217 '卷制-上茄衣过程'.P219:'卷制-上茄衣过程'.P219 '卷制-上茄衣过程'.P221:'卷制-上茄衣过程'.P221 '卷制-上茄衣过程'.P223:'卷制-上茄衣过程'.P223 '卷制-上茄衣过程'.P225:'卷制-上茄衣过程'.P225 '卷制-上茄衣过程'.P227:'卷制-上茄衣过程'.P227 '卷制-上茄衣过程'.P229:'卷制-上茄衣过程'.P229 '卷制-上茄衣过程'.P231:'卷制-上茄衣过程'.P231 '卷制-上茄衣过程'.P233:'卷制-上茄衣过程'.P233 '卷制-上茄衣过程'.P235:'卷制-上茄衣过程'.P235 '卷制-上茄衣过程'.P237:'卷制-上茄衣过程'.P237 '卷制-上茄衣过程'.P239:'卷制-上茄衣过程'.P239 '卷制-上茄衣过程'.P241:'卷制-上茄衣过程'.P241 '卷制-上茄衣过程'.P243:'卷制-上茄衣过程'.P243 '卷制-上茄衣过程'.P245:'卷制-上茄衣过程'.P245 '卷制-上茄衣过程'.P247:'卷制-上茄衣过程'.P247 '卷制-上茄衣过程'.P249:'卷制-上茄衣过程'.P249 '卷制-上茄衣过程'.P251:'卷制-上茄衣过程'.P251 '卷制-上茄衣过程'.P253:'卷制-上茄衣过程'.P253 '卷制-上茄衣过程'.P255:'卷制-上茄衣过程'.P255 '卷制-上茄衣过程'.P257:'卷制-上茄衣过程'.P257 '卷制-上茄衣过程'.P259:'卷制-上茄衣过程'.P259 '卷制-上茄衣过程'.P261:'卷制-上茄衣过程'.P261 '卷制-上茄衣过程'.P263:'卷制-上茄衣过程'.P263 '卷制-上茄衣过程'.P265:'卷制-上茄衣过程'.P265 '卷制-上茄衣过程'.P267:'卷制-上茄衣过程'.P267 '卷制-上茄衣过程'.P269:'卷制-上茄衣过程'.P269 '卷制-上茄衣过程'.P271:'卷制-上茄衣过程'.P271 '卷制-上茄衣过程'.P273:'卷制-上茄衣过程'.P273 '卷制-上茄衣过程'.P275:'卷制-上茄衣过程'.P275 '卷制-上茄衣过程'.P277:'卷制-上茄衣过程'.P277 '卷制-上茄衣过程'.P279:'卷制-上茄衣过程'.P279 '卷制-上茄衣过程'.P281:'卷制-上茄衣过程'.P281 '卷制-上茄衣过程'.P283:'卷制-上茄衣过程'.P283 '卷制-上茄衣过程'.P285:'卷制-上茄衣过程'.P285 '卷制-上茄衣过程'.P287:'卷制-上茄衣过程'.P287 '卷制-上茄衣过程'.P289:'卷制-上茄衣过程'.P289 '卷制-上茄衣过程'.P291:'卷制-上茄衣过程'.P291 '卷制-上茄衣过程'.P293:'卷制-上茄衣过程'.P293 '卷制-上茄衣过程'.P295:'卷制-上茄衣过程'.P295 '卷制-上茄衣过程'.P297:'卷制-上茄衣过程'.P297 '卷制-上茄衣过程'.P299:'卷制-上茄衣过程'.P299 '卷制-上茄衣过程'.P301:'卷制-上茄衣过程'.P301 '卷制-上茄衣过程'.P303:'卷制-上茄衣过程'.P303 '卷制-上茄衣过程'.P305:'卷制-上茄衣过程'.P305">
            <calcext:condition calcext:apply-style-name="Gnumeric-7" calcext:value="&gt;[.$S$5]" calcext:base-cell-address="'卷制-上茄衣过程'.P7"/>
            <calcext:condition calcext:apply-style-name="Gnumeric-7" calcext:value="between([.$P$5],[.$S$5])" calcext:base-cell-address="'卷制-上茄衣过程'.P7"/>
          </calcext:conditional-format>
          <calcext:conditional-format calcext:target-range-address="'卷制-上茄衣过程'.Q6:'卷制-上茄衣过程'.S6 '卷制-上茄衣过程'.Q8:'卷制-上茄衣过程'.S8 '卷制-上茄衣过程'.Q10:'卷制-上茄衣过程'.S10 '卷制-上茄衣过程'.Q12:'卷制-上茄衣过程'.S12 '卷制-上茄衣过程'.Q14:'卷制-上茄衣过程'.S14 '卷制-上茄衣过程'.Q16:'卷制-上茄衣过程'.S16 '卷制-上茄衣过程'.Q18:'卷制-上茄衣过程'.S18 '卷制-上茄衣过程'.Q20:'卷制-上茄衣过程'.S20 '卷制-上茄衣过程'.Q22:'卷制-上茄衣过程'.S22 '卷制-上茄衣过程'.Q24:'卷制-上茄衣过程'.S24 '卷制-上茄衣过程'.Q26:'卷制-上茄衣过程'.S26 '卷制-上茄衣过程'.Q28:'卷制-上茄衣过程'.S28 '卷制-上茄衣过程'.Q30:'卷制-上茄衣过程'.S30 '卷制-上茄衣过程'.Q32:'卷制-上茄衣过程'.S32 '卷制-上茄衣过程'.Q34:'卷制-上茄衣过程'.S34 '卷制-上茄衣过程'.Q36:'卷制-上茄衣过程'.S36 '卷制-上茄衣过程'.Q38:'卷制-上茄衣过程'.S38 '卷制-上茄衣过程'.Q40:'卷制-上茄衣过程'.S40 '卷制-上茄衣过程'.Q42:'卷制-上茄衣过程'.S42 '卷制-上茄衣过程'.Q44:'卷制-上茄衣过程'.S44 '卷制-上茄衣过程'.Q46:'卷制-上茄衣过程'.S46 '卷制-上茄衣过程'.Q48:'卷制-上茄衣过程'.S48 '卷制-上茄衣过程'.Q50:'卷制-上茄衣过程'.S50 '卷制-上茄衣过程'.Q52:'卷制-上茄衣过程'.S52 '卷制-上茄衣过程'.Q54:'卷制-上茄衣过程'.S54 '卷制-上茄衣过程'.Q56:'卷制-上茄衣过程'.S56 '卷制-上茄衣过程'.Q58:'卷制-上茄衣过程'.S58 '卷制-上茄衣过程'.Q60:'卷制-上茄衣过程'.S60 '卷制-上茄衣过程'.Q62:'卷制-上茄衣过程'.S62 '卷制-上茄衣过程'.Q64:'卷制-上茄衣过程'.S64 '卷制-上茄衣过程'.Q66:'卷制-上茄衣过程'.S66 '卷制-上茄衣过程'.Q68:'卷制-上茄衣过程'.S68 '卷制-上茄衣过程'.Q70:'卷制-上茄衣过程'.S70 '卷制-上茄衣过程'.Q72:'卷制-上茄衣过程'.S72 '卷制-上茄衣过程'.Q74:'卷制-上茄衣过程'.S74 '卷制-上茄衣过程'.Q76:'卷制-上茄衣过程'.S76 '卷制-上茄衣过程'.Q78:'卷制-上茄衣过程'.S78 '卷制-上茄衣过程'.Q80:'卷制-上茄衣过程'.S80 '卷制-上茄衣过程'.Q82:'卷制-上茄衣过程'.S82 '卷制-上茄衣过程'.Q84:'卷制-上茄衣过程'.S84 '卷制-上茄衣过程'.Q86:'卷制-上茄衣过程'.S86 '卷制-上茄衣过程'.Q88:'卷制-上茄衣过程'.S88 '卷制-上茄衣过程'.Q90:'卷制-上茄衣过程'.S90 '卷制-上茄衣过程'.Q92:'卷制-上茄衣过程'.S92 '卷制-上茄衣过程'.Q94:'卷制-上茄衣过程'.S94 '卷制-上茄衣过程'.Q96:'卷制-上茄衣过程'.S96 '卷制-上茄衣过程'.Q98:'卷制-上茄衣过程'.S98 '卷制-上茄衣过程'.Q100:'卷制-上茄衣过程'.S100 '卷制-上茄衣过程'.Q102:'卷制-上茄衣过程'.S102 '卷制-上茄衣过程'.Q104:'卷制-上茄衣过程'.S104 '卷制-上茄衣过程'.Q106:'卷制-上茄衣过程'.S106 '卷制-上茄衣过程'.Q108:'卷制-上茄衣过程'.S108 '卷制-上茄衣过程'.Q110:'卷制-上茄衣过程'.S110 '卷制-上茄衣过程'.Q112:'卷制-上茄衣过程'.S112 '卷制-上茄衣过程'.Q114:'卷制-上茄衣过程'.S114 '卷制-上茄衣过程'.Q116:'卷制-上茄衣过程'.S116 '卷制-上茄衣过程'.Q118:'卷制-上茄衣过程'.S118 '卷制-上茄衣过程'.Q120:'卷制-上茄衣过程'.S120 '卷制-上茄衣过程'.Q122:'卷制-上茄衣过程'.S122 '卷制-上茄衣过程'.Q124:'卷制-上茄衣过程'.S124 '卷制-上茄衣过程'.Q126:'卷制-上茄衣过程'.S126 '卷制-上茄衣过程'.Q128:'卷制-上茄衣过程'.S128 '卷制-上茄衣过程'.Q130:'卷制-上茄衣过程'.S130 '卷制-上茄衣过程'.Q132:'卷制-上茄衣过程'.S132 '卷制-上茄衣过程'.Q134:'卷制-上茄衣过程'.S134 '卷制-上茄衣过程'.Q136:'卷制-上茄衣过程'.S136 '卷制-上茄衣过程'.Q138:'卷制-上茄衣过程'.S138 '卷制-上茄衣过程'.Q140:'卷制-上茄衣过程'.S140 '卷制-上茄衣过程'.Q142:'卷制-上茄衣过程'.S142 '卷制-上茄衣过程'.Q144:'卷制-上茄衣过程'.S144 '卷制-上茄衣过程'.Q146:'卷制-上茄衣过程'.S146 '卷制-上茄衣过程'.Q148:'卷制-上茄衣过程'.S148 '卷制-上茄衣过程'.Q150:'卷制-上茄衣过程'.S150 '卷制-上茄衣过程'.Q152:'卷制-上茄衣过程'.S152 '卷制-上茄衣过程'.Q154:'卷制-上茄衣过程'.S154 '卷制-上茄衣过程'.Q156:'卷制-上茄衣过程'.S156 '卷制-上茄衣过程'.Q158:'卷制-上茄衣过程'.S158 '卷制-上茄衣过程'.Q160:'卷制-上茄衣过程'.S160 '卷制-上茄衣过程'.Q162:'卷制-上茄衣过程'.S162 '卷制-上茄衣过程'.Q164:'卷制-上茄衣过程'.S164 '卷制-上茄衣过程'.Q166:'卷制-上茄衣过程'.S166 '卷制-上茄衣过程'.Q168:'卷制-上茄衣过程'.S168 '卷制-上茄衣过程'.Q170:'卷制-上茄衣过程'.S170 '卷制-上茄衣过程'.Q172:'卷制-上茄衣过程'.S172 '卷制-上茄衣过程'.Q174:'卷制-上茄衣过程'.S174 '卷制-上茄衣过程'.Q176:'卷制-上茄衣过程'.S176 '卷制-上茄衣过程'.Q178:'卷制-上茄衣过程'.S178 '卷制-上茄衣过程'.Q180:'卷制-上茄衣过程'.S180 '卷制-上茄衣过程'.Q182:'卷制-上茄衣过程'.S182 '卷制-上茄衣过程'.Q184:'卷制-上茄衣过程'.S184 '卷制-上茄衣过程'.Q186:'卷制-上茄衣过程'.S186 '卷制-上茄衣过程'.Q188:'卷制-上茄衣过程'.S188 '卷制-上茄衣过程'.Q190:'卷制-上茄衣过程'.S190 '卷制-上茄衣过程'.Q192:'卷制-上茄衣过程'.S192 '卷制-上茄衣过程'.Q194:'卷制-上茄衣过程'.S194 '卷制-上茄衣过程'.Q196:'卷制-上茄衣过程'.S196 '卷制-上茄衣过程'.Q198:'卷制-上茄衣过程'.S198 '卷制-上茄衣过程'.Q200:'卷制-上茄衣过程'.S200 '卷制-上茄衣过程'.Q202:'卷制-上茄衣过程'.S202 '卷制-上茄衣过程'.Q204:'卷制-上茄衣过程'.S204 '卷制-上茄衣过程'.Q206:'卷制-上茄衣过程'.S206 '卷制-上茄衣过程'.Q208:'卷制-上茄衣过程'.S208 '卷制-上茄衣过程'.Q210:'卷制-上茄衣过程'.S210 '卷制-上茄衣过程'.Q212:'卷制-上茄衣过程'.S212 '卷制-上茄衣过程'.Q214:'卷制-上茄衣过程'.S214 '卷制-上茄衣过程'.Q216:'卷制-上茄衣过程'.S216 '卷制-上茄衣过程'.Q218:'卷制-上茄衣过程'.S218 '卷制-上茄衣过程'.Q220:'卷制-上茄衣过程'.S220 '卷制-上茄衣过程'.Q222:'卷制-上茄衣过程'.S222 '卷制-上茄衣过程'.Q224:'卷制-上茄衣过程'.S224 '卷制-上茄衣过程'.Q226:'卷制-上茄衣过程'.S226 '卷制-上茄衣过程'.Q228:'卷制-上茄衣过程'.S228 '卷制-上茄衣过程'.Q230:'卷制-上茄衣过程'.S230 '卷制-上茄衣过程'.Q232:'卷制-上茄衣过程'.S232 '卷制-上茄衣过程'.Q234:'卷制-上茄衣过程'.S234 '卷制-上茄衣过程'.Q236:'卷制-上茄衣过程'.S236 '卷制-上茄衣过程'.Q238:'卷制-上茄衣过程'.S238 '卷制-上茄衣过程'.Q240:'卷制-上茄衣过程'.S240 '卷制-上茄衣过程'.Q242:'卷制-上茄衣过程'.S242 '卷制-上茄衣过程'.Q244:'卷制-上茄衣过程'.S244 '卷制-上茄衣过程'.Q246:'卷制-上茄衣过程'.S246 '卷制-上茄衣过程'.Q248:'卷制-上茄衣过程'.S248 '卷制-上茄衣过程'.Q250:'卷制-上茄衣过程'.S250 '卷制-上茄衣过程'.Q252:'卷制-上茄衣过程'.S252 '卷制-上茄衣过程'.Q254:'卷制-上茄衣过程'.S254 '卷制-上茄衣过程'.Q256:'卷制-上茄衣过程'.S256 '卷制-上茄衣过程'.Q258:'卷制-上茄衣过程'.S258 '卷制-上茄衣过程'.Q260:'卷制-上茄衣过程'.S260 '卷制-上茄衣过程'.Q262:'卷制-上茄衣过程'.S262 '卷制-上茄衣过程'.Q264:'卷制-上茄衣过程'.S264 '卷制-上茄衣过程'.Q266:'卷制-上茄衣过程'.S266 '卷制-上茄衣过程'.Q268:'卷制-上茄衣过程'.S268 '卷制-上茄衣过程'.Q270:'卷制-上茄衣过程'.S270 '卷制-上茄衣过程'.Q272:'卷制-上茄衣过程'.S272 '卷制-上茄衣过程'.Q274:'卷制-上茄衣过程'.S274 '卷制-上茄衣过程'.Q276:'卷制-上茄衣过程'.S276 '卷制-上茄衣过程'.Q278:'卷制-上茄衣过程'.S278 '卷制-上茄衣过程'.Q280:'卷制-上茄衣过程'.S280 '卷制-上茄衣过程'.Q282:'卷制-上茄衣过程'.S282 '卷制-上茄衣过程'.Q284:'卷制-上茄衣过程'.S284 '卷制-上茄衣过程'.Q286:'卷制-上茄衣过程'.S286 '卷制-上茄衣过程'.Q288:'卷制-上茄衣过程'.S288 '卷制-上茄衣过程'.Q290:'卷制-上茄衣过程'.S290 '卷制-上茄衣过程'.Q292:'卷制-上茄衣过程'.S292 '卷制-上茄衣过程'.Q294:'卷制-上茄衣过程'.S294 '卷制-上茄衣过程'.Q296:'卷制-上茄衣过程'.S296 '卷制-上茄衣过程'.Q298:'卷制-上茄衣过程'.S298 '卷制-上茄衣过程'.Q300:'卷制-上茄衣过程'.S300 '卷制-上茄衣过程'.Q302:'卷制-上茄衣过程'.S302 '卷制-上茄衣过程'.Q304:'卷制-上茄衣过程'.S304">
            <calcext:condition calcext:apply-style-name="Gnumeric-7" calcext:value="&gt;[.$S$5]" calcext:base-cell-address="'卷制-上茄衣过程'.Q6"/>
            <calcext:condition calcext:apply-style-name="Gnumeric-7" calcext:value="between([.$P$5],[.$S$5])" calcext:base-cell-address="'卷制-上茄衣过程'.Q6"/>
          </calcext:conditional-format>
          <calcext:conditional-format calcext:target-range-address="'卷制-上茄衣过程'.Q7:'卷制-上茄衣过程'.S7 '卷制-上茄衣过程'.Q9:'卷制-上茄衣过程'.S9 '卷制-上茄衣过程'.Q11:'卷制-上茄衣过程'.S11 '卷制-上茄衣过程'.Q13:'卷制-上茄衣过程'.S13 '卷制-上茄衣过程'.Q15:'卷制-上茄衣过程'.S15 '卷制-上茄衣过程'.Q17:'卷制-上茄衣过程'.S17 '卷制-上茄衣过程'.Q19:'卷制-上茄衣过程'.S19 '卷制-上茄衣过程'.Q21:'卷制-上茄衣过程'.S21 '卷制-上茄衣过程'.Q23:'卷制-上茄衣过程'.S23 '卷制-上茄衣过程'.Q25:'卷制-上茄衣过程'.S25 '卷制-上茄衣过程'.Q27:'卷制-上茄衣过程'.S27 '卷制-上茄衣过程'.Q29:'卷制-上茄衣过程'.S29 '卷制-上茄衣过程'.Q31:'卷制-上茄衣过程'.S31 '卷制-上茄衣过程'.Q33:'卷制-上茄衣过程'.S33 '卷制-上茄衣过程'.Q35:'卷制-上茄衣过程'.S35 '卷制-上茄衣过程'.Q37:'卷制-上茄衣过程'.S37 '卷制-上茄衣过程'.Q39:'卷制-上茄衣过程'.S39 '卷制-上茄衣过程'.Q41:'卷制-上茄衣过程'.S41 '卷制-上茄衣过程'.Q43:'卷制-上茄衣过程'.S43 '卷制-上茄衣过程'.Q45:'卷制-上茄衣过程'.S45 '卷制-上茄衣过程'.Q47:'卷制-上茄衣过程'.S47 '卷制-上茄衣过程'.Q49:'卷制-上茄衣过程'.S49 '卷制-上茄衣过程'.Q51:'卷制-上茄衣过程'.S51 '卷制-上茄衣过程'.Q53:'卷制-上茄衣过程'.S53 '卷制-上茄衣过程'.Q55:'卷制-上茄衣过程'.S55 '卷制-上茄衣过程'.Q57:'卷制-上茄衣过程'.S57 '卷制-上茄衣过程'.Q59:'卷制-上茄衣过程'.S59 '卷制-上茄衣过程'.Q61:'卷制-上茄衣过程'.S61 '卷制-上茄衣过程'.Q63:'卷制-上茄衣过程'.S63 '卷制-上茄衣过程'.Q65:'卷制-上茄衣过程'.S65 '卷制-上茄衣过程'.Q67:'卷制-上茄衣过程'.S67 '卷制-上茄衣过程'.Q69:'卷制-上茄衣过程'.S69 '卷制-上茄衣过程'.Q71:'卷制-上茄衣过程'.S71 '卷制-上茄衣过程'.Q73:'卷制-上茄衣过程'.S73 '卷制-上茄衣过程'.Q75:'卷制-上茄衣过程'.S75 '卷制-上茄衣过程'.Q77:'卷制-上茄衣过程'.S77 '卷制-上茄衣过程'.Q79:'卷制-上茄衣过程'.S79 '卷制-上茄衣过程'.Q81:'卷制-上茄衣过程'.S81 '卷制-上茄衣过程'.Q83:'卷制-上茄衣过程'.S83 '卷制-上茄衣过程'.Q85:'卷制-上茄衣过程'.S85 '卷制-上茄衣过程'.Q87:'卷制-上茄衣过程'.S87 '卷制-上茄衣过程'.Q89:'卷制-上茄衣过程'.S89 '卷制-上茄衣过程'.Q91:'卷制-上茄衣过程'.S91 '卷制-上茄衣过程'.Q93:'卷制-上茄衣过程'.S93 '卷制-上茄衣过程'.Q95:'卷制-上茄衣过程'.S95 '卷制-上茄衣过程'.Q97:'卷制-上茄衣过程'.S97 '卷制-上茄衣过程'.Q99:'卷制-上茄衣过程'.S99 '卷制-上茄衣过程'.Q101:'卷制-上茄衣过程'.S101 '卷制-上茄衣过程'.Q103:'卷制-上茄衣过程'.S103 '卷制-上茄衣过程'.Q105:'卷制-上茄衣过程'.S105 '卷制-上茄衣过程'.Q107:'卷制-上茄衣过程'.S107 '卷制-上茄衣过程'.Q109:'卷制-上茄衣过程'.S109 '卷制-上茄衣过程'.Q111:'卷制-上茄衣过程'.S111 '卷制-上茄衣过程'.Q113:'卷制-上茄衣过程'.S113 '卷制-上茄衣过程'.Q115:'卷制-上茄衣过程'.S115 '卷制-上茄衣过程'.Q117:'卷制-上茄衣过程'.S117 '卷制-上茄衣过程'.Q119:'卷制-上茄衣过程'.S119 '卷制-上茄衣过程'.Q121:'卷制-上茄衣过程'.S121 '卷制-上茄衣过程'.Q123:'卷制-上茄衣过程'.S123 '卷制-上茄衣过程'.Q125:'卷制-上茄衣过程'.S125 '卷制-上茄衣过程'.Q127:'卷制-上茄衣过程'.S127 '卷制-上茄衣过程'.Q129:'卷制-上茄衣过程'.S129 '卷制-上茄衣过程'.Q131:'卷制-上茄衣过程'.S131 '卷制-上茄衣过程'.Q133:'卷制-上茄衣过程'.S133 '卷制-上茄衣过程'.Q135:'卷制-上茄衣过程'.S135 '卷制-上茄衣过程'.Q137:'卷制-上茄衣过程'.S137 '卷制-上茄衣过程'.Q139:'卷制-上茄衣过程'.S139 '卷制-上茄衣过程'.Q141:'卷制-上茄衣过程'.S141 '卷制-上茄衣过程'.Q143:'卷制-上茄衣过程'.S143 '卷制-上茄衣过程'.Q145:'卷制-上茄衣过程'.S145 '卷制-上茄衣过程'.Q147:'卷制-上茄衣过程'.S147 '卷制-上茄衣过程'.Q149:'卷制-上茄衣过程'.S149 '卷制-上茄衣过程'.Q151:'卷制-上茄衣过程'.S151 '卷制-上茄衣过程'.Q153:'卷制-上茄衣过程'.S153 '卷制-上茄衣过程'.Q155:'卷制-上茄衣过程'.S155 '卷制-上茄衣过程'.Q157:'卷制-上茄衣过程'.S157 '卷制-上茄衣过程'.Q159:'卷制-上茄衣过程'.S159 '卷制-上茄衣过程'.Q161:'卷制-上茄衣过程'.S161 '卷制-上茄衣过程'.Q163:'卷制-上茄衣过程'.S163 '卷制-上茄衣过程'.Q165:'卷制-上茄衣过程'.S165 '卷制-上茄衣过程'.Q167:'卷制-上茄衣过程'.S167 '卷制-上茄衣过程'.Q169:'卷制-上茄衣过程'.S169 '卷制-上茄衣过程'.Q171:'卷制-上茄衣过程'.S171 '卷制-上茄衣过程'.Q173:'卷制-上茄衣过程'.S173 '卷制-上茄衣过程'.Q175:'卷制-上茄衣过程'.S175 '卷制-上茄衣过程'.Q177:'卷制-上茄衣过程'.S177 '卷制-上茄衣过程'.Q179:'卷制-上茄衣过程'.S179 '卷制-上茄衣过程'.Q181:'卷制-上茄衣过程'.S181 '卷制-上茄衣过程'.Q183:'卷制-上茄衣过程'.S183 '卷制-上茄衣过程'.Q185:'卷制-上茄衣过程'.S185 '卷制-上茄衣过程'.Q187:'卷制-上茄衣过程'.S187 '卷制-上茄衣过程'.Q189:'卷制-上茄衣过程'.S189 '卷制-上茄衣过程'.Q191:'卷制-上茄衣过程'.S191 '卷制-上茄衣过程'.Q193:'卷制-上茄衣过程'.S193 '卷制-上茄衣过程'.Q195:'卷制-上茄衣过程'.S195 '卷制-上茄衣过程'.Q197:'卷制-上茄衣过程'.S197 '卷制-上茄衣过程'.Q199:'卷制-上茄衣过程'.S199 '卷制-上茄衣过程'.Q201:'卷制-上茄衣过程'.S201 '卷制-上茄衣过程'.Q203:'卷制-上茄衣过程'.S203 '卷制-上茄衣过程'.Q205:'卷制-上茄衣过程'.S205 '卷制-上茄衣过程'.Q207:'卷制-上茄衣过程'.S207 '卷制-上茄衣过程'.Q209:'卷制-上茄衣过程'.S209 '卷制-上茄衣过程'.Q211:'卷制-上茄衣过程'.S211 '卷制-上茄衣过程'.Q213:'卷制-上茄衣过程'.S213 '卷制-上茄衣过程'.Q215:'卷制-上茄衣过程'.S215 '卷制-上茄衣过程'.Q217:'卷制-上茄衣过程'.S217 '卷制-上茄衣过程'.Q219:'卷制-上茄衣过程'.S219 '卷制-上茄衣过程'.Q221:'卷制-上茄衣过程'.S221 '卷制-上茄衣过程'.Q223:'卷制-上茄衣过程'.S223 '卷制-上茄衣过程'.Q225:'卷制-上茄衣过程'.S225 '卷制-上茄衣过程'.Q227:'卷制-上茄衣过程'.S227 '卷制-上茄衣过程'.Q229:'卷制-上茄衣过程'.S229 '卷制-上茄衣过程'.Q231:'卷制-上茄衣过程'.S231 '卷制-上茄衣过程'.Q233:'卷制-上茄衣过程'.S233 '卷制-上茄衣过程'.Q235:'卷制-上茄衣过程'.S235 '卷制-上茄衣过程'.Q237:'卷制-上茄衣过程'.S237 '卷制-上茄衣过程'.Q239:'卷制-上茄衣过程'.S239 '卷制-上茄衣过程'.Q241:'卷制-上茄衣过程'.S241 '卷制-上茄衣过程'.Q243:'卷制-上茄衣过程'.S243 '卷制-上茄衣过程'.Q245:'卷制-上茄衣过程'.S245 '卷制-上茄衣过程'.Q247:'卷制-上茄衣过程'.S247 '卷制-上茄衣过程'.Q249:'卷制-上茄衣过程'.S249 '卷制-上茄衣过程'.Q251:'卷制-上茄衣过程'.S251 '卷制-上茄衣过程'.Q253:'卷制-上茄衣过程'.S253 '卷制-上茄衣过程'.Q255:'卷制-上茄衣过程'.S255 '卷制-上茄衣过程'.Q257:'卷制-上茄衣过程'.S257 '卷制-上茄衣过程'.Q259:'卷制-上茄衣过程'.S259 '卷制-上茄衣过程'.Q261:'卷制-上茄衣过程'.S261 '卷制-上茄衣过程'.Q263:'卷制-上茄衣过程'.S263 '卷制-上茄衣过程'.Q265:'卷制-上茄衣过程'.S265 '卷制-上茄衣过程'.Q267:'卷制-上茄衣过程'.S267 '卷制-上茄衣过程'.Q269:'卷制-上茄衣过程'.S269 '卷制-上茄衣过程'.Q271:'卷制-上茄衣过程'.S271 '卷制-上茄衣过程'.Q273:'卷制-上茄衣过程'.S273 '卷制-上茄衣过程'.Q275:'卷制-上茄衣过程'.S275 '卷制-上茄衣过程'.Q277:'卷制-上茄衣过程'.S277 '卷制-上茄衣过程'.Q279:'卷制-上茄衣过程'.S279 '卷制-上茄衣过程'.Q281:'卷制-上茄衣过程'.S281 '卷制-上茄衣过程'.Q283:'卷制-上茄衣过程'.S283 '卷制-上茄衣过程'.Q285:'卷制-上茄衣过程'.S285 '卷制-上茄衣过程'.Q287:'卷制-上茄衣过程'.S287 '卷制-上茄衣过程'.Q289:'卷制-上茄衣过程'.S289 '卷制-上茄衣过程'.Q291:'卷制-上茄衣过程'.S291 '卷制-上茄衣过程'.Q293:'卷制-上茄衣过程'.S293 '卷制-上茄衣过程'.Q295:'卷制-上茄衣过程'.S295 '卷制-上茄衣过程'.Q297:'卷制-上茄衣过程'.S297 '卷制-上茄衣过程'.Q299:'卷制-上茄衣过程'.S299 '卷制-上茄衣过程'.Q301:'卷制-上茄衣过程'.S301 '卷制-上茄衣过程'.Q303:'卷制-上茄衣过程'.S303 '卷制-上茄衣过程'.Q305:'卷制-上茄衣过程'.S305">
            <calcext:condition calcext:apply-style-name="Gnumeric-7" calcext:value="&gt;[.$S$5]" calcext:base-cell-address="'卷制-上茄衣过程'.Q7"/>
            <calcext:condition calcext:apply-style-name="Gnumeric-7" calcext:value="between([.$P$5],[.$S$5])" calcext:base-cell-address="'卷制-上茄衣过程'.Q7"/>
          </calcext:conditional-format>
          <calcext:conditional-format calcext:target-range-address="'卷制-上茄衣过程'.T6:'卷制-上茄衣过程'.T6">
            <calcext:condition calcext:apply-style-name="Gnumeric-7" calcext:value="&gt;[.$S$5]" calcext:base-cell-address="'卷制-上茄衣过程'.T6"/>
            <calcext:condition calcext:apply-style-name="Gnumeric-7" calcext:value="between([.$P$5],[.$S$5])" calcext:base-cell-address="'卷制-上茄衣过程'.T6"/>
          </calcext:conditional-format>
          <calcext:conditional-format calcext:target-range-address="'卷制-上茄衣过程'.T7:'卷制-上茄衣过程'.T7">
            <calcext:condition calcext:apply-style-name="Gnumeric-7" calcext:value="&gt;[.$S$5]" calcext:base-cell-address="'卷制-上茄衣过程'.T7"/>
            <calcext:condition calcext:apply-style-name="Gnumeric-7" calcext:value="between([.$P$5],[.$S$5])" calcext:base-cell-address="'卷制-上茄衣过程'.T7"/>
          </calcext:conditional-format>
          <calcext:conditional-format calcext:target-range-address="'卷制-上茄衣过程'.T8:'卷制-上茄衣过程'.T8 '卷制-上茄衣过程'.T10:'卷制-上茄衣过程'.T10 '卷制-上茄衣过程'.T12:'卷制-上茄衣过程'.T12 '卷制-上茄衣过程'.T14:'卷制-上茄衣过程'.T14 '卷制-上茄衣过程'.T16:'卷制-上茄衣过程'.T16 '卷制-上茄衣过程'.T18:'卷制-上茄衣过程'.T18 '卷制-上茄衣过程'.T20:'卷制-上茄衣过程'.T20 '卷制-上茄衣过程'.T22:'卷制-上茄衣过程'.T22 '卷制-上茄衣过程'.T24:'卷制-上茄衣过程'.T24 '卷制-上茄衣过程'.T26:'卷制-上茄衣过程'.T26 '卷制-上茄衣过程'.T28:'卷制-上茄衣过程'.T28 '卷制-上茄衣过程'.T30:'卷制-上茄衣过程'.T30 '卷制-上茄衣过程'.T32:'卷制-上茄衣过程'.T32 '卷制-上茄衣过程'.T34:'卷制-上茄衣过程'.T34 '卷制-上茄衣过程'.T36:'卷制-上茄衣过程'.T36 '卷制-上茄衣过程'.T38:'卷制-上茄衣过程'.T38 '卷制-上茄衣过程'.T40:'卷制-上茄衣过程'.T40 '卷制-上茄衣过程'.T42:'卷制-上茄衣过程'.T42 '卷制-上茄衣过程'.T44:'卷制-上茄衣过程'.T44 '卷制-上茄衣过程'.T46:'卷制-上茄衣过程'.T46 '卷制-上茄衣过程'.T48:'卷制-上茄衣过程'.T48 '卷制-上茄衣过程'.T50:'卷制-上茄衣过程'.T50 '卷制-上茄衣过程'.T52:'卷制-上茄衣过程'.T52 '卷制-上茄衣过程'.T54:'卷制-上茄衣过程'.T54 '卷制-上茄衣过程'.T56:'卷制-上茄衣过程'.T56 '卷制-上茄衣过程'.T58:'卷制-上茄衣过程'.T58 '卷制-上茄衣过程'.T60:'卷制-上茄衣过程'.T60 '卷制-上茄衣过程'.T62:'卷制-上茄衣过程'.T62 '卷制-上茄衣过程'.T64:'卷制-上茄衣过程'.T64 '卷制-上茄衣过程'.T66:'卷制-上茄衣过程'.T66 '卷制-上茄衣过程'.T68:'卷制-上茄衣过程'.T68 '卷制-上茄衣过程'.T70:'卷制-上茄衣过程'.T70 '卷制-上茄衣过程'.T72:'卷制-上茄衣过程'.T72 '卷制-上茄衣过程'.T74:'卷制-上茄衣过程'.T74 '卷制-上茄衣过程'.T76:'卷制-上茄衣过程'.T76 '卷制-上茄衣过程'.T78:'卷制-上茄衣过程'.T78 '卷制-上茄衣过程'.T80:'卷制-上茄衣过程'.T80 '卷制-上茄衣过程'.T82:'卷制-上茄衣过程'.T82 '卷制-上茄衣过程'.T84:'卷制-上茄衣过程'.T84 '卷制-上茄衣过程'.T86:'卷制-上茄衣过程'.T86 '卷制-上茄衣过程'.T88:'卷制-上茄衣过程'.T88 '卷制-上茄衣过程'.T90:'卷制-上茄衣过程'.T90 '卷制-上茄衣过程'.T92:'卷制-上茄衣过程'.T92 '卷制-上茄衣过程'.T94:'卷制-上茄衣过程'.T94 '卷制-上茄衣过程'.T96:'卷制-上茄衣过程'.T96 '卷制-上茄衣过程'.T98:'卷制-上茄衣过程'.T98 '卷制-上茄衣过程'.T100:'卷制-上茄衣过程'.T100 '卷制-上茄衣过程'.T102:'卷制-上茄衣过程'.T102 '卷制-上茄衣过程'.T104:'卷制-上茄衣过程'.T104 '卷制-上茄衣过程'.T106:'卷制-上茄衣过程'.T106 '卷制-上茄衣过程'.T108:'卷制-上茄衣过程'.T108 '卷制-上茄衣过程'.T110:'卷制-上茄衣过程'.T110 '卷制-上茄衣过程'.T112:'卷制-上茄衣过程'.T112 '卷制-上茄衣过程'.T114:'卷制-上茄衣过程'.T114 '卷制-上茄衣过程'.T116:'卷制-上茄衣过程'.T116 '卷制-上茄衣过程'.T118:'卷制-上茄衣过程'.T118 '卷制-上茄衣过程'.T120:'卷制-上茄衣过程'.T120 '卷制-上茄衣过程'.T122:'卷制-上茄衣过程'.T122 '卷制-上茄衣过程'.T124:'卷制-上茄衣过程'.T124 '卷制-上茄衣过程'.T126:'卷制-上茄衣过程'.T126 '卷制-上茄衣过程'.T128:'卷制-上茄衣过程'.T128 '卷制-上茄衣过程'.T130:'卷制-上茄衣过程'.T130 '卷制-上茄衣过程'.T132:'卷制-上茄衣过程'.T132 '卷制-上茄衣过程'.T134:'卷制-上茄衣过程'.T134 '卷制-上茄衣过程'.T136:'卷制-上茄衣过程'.T136 '卷制-上茄衣过程'.T138:'卷制-上茄衣过程'.T138 '卷制-上茄衣过程'.T140:'卷制-上茄衣过程'.T140 '卷制-上茄衣过程'.T142:'卷制-上茄衣过程'.T142 '卷制-上茄衣过程'.T144:'卷制-上茄衣过程'.T144 '卷制-上茄衣过程'.T146:'卷制-上茄衣过程'.T146 '卷制-上茄衣过程'.T148:'卷制-上茄衣过程'.T148 '卷制-上茄衣过程'.T150:'卷制-上茄衣过程'.T150 '卷制-上茄衣过程'.T152:'卷制-上茄衣过程'.T152 '卷制-上茄衣过程'.T154:'卷制-上茄衣过程'.T154 '卷制-上茄衣过程'.T156:'卷制-上茄衣过程'.T156 '卷制-上茄衣过程'.T158:'卷制-上茄衣过程'.T158 '卷制-上茄衣过程'.T160:'卷制-上茄衣过程'.T160 '卷制-上茄衣过程'.T162:'卷制-上茄衣过程'.T162 '卷制-上茄衣过程'.T164:'卷制-上茄衣过程'.T164 '卷制-上茄衣过程'.T166:'卷制-上茄衣过程'.T166 '卷制-上茄衣过程'.T168:'卷制-上茄衣过程'.T168 '卷制-上茄衣过程'.T170:'卷制-上茄衣过程'.T170 '卷制-上茄衣过程'.T172:'卷制-上茄衣过程'.T172 '卷制-上茄衣过程'.T174:'卷制-上茄衣过程'.T174 '卷制-上茄衣过程'.T176:'卷制-上茄衣过程'.T176 '卷制-上茄衣过程'.T178:'卷制-上茄衣过程'.T178 '卷制-上茄衣过程'.T180:'卷制-上茄衣过程'.T180 '卷制-上茄衣过程'.T182:'卷制-上茄衣过程'.T182 '卷制-上茄衣过程'.T184:'卷制-上茄衣过程'.T184 '卷制-上茄衣过程'.T186:'卷制-上茄衣过程'.T186 '卷制-上茄衣过程'.T188:'卷制-上茄衣过程'.T188 '卷制-上茄衣过程'.T190:'卷制-上茄衣过程'.T190 '卷制-上茄衣过程'.T192:'卷制-上茄衣过程'.T192 '卷制-上茄衣过程'.T194:'卷制-上茄衣过程'.T194 '卷制-上茄衣过程'.T196:'卷制-上茄衣过程'.T196 '卷制-上茄衣过程'.T198:'卷制-上茄衣过程'.T198 '卷制-上茄衣过程'.T200:'卷制-上茄衣过程'.T200 '卷制-上茄衣过程'.T202:'卷制-上茄衣过程'.T202 '卷制-上茄衣过程'.T204:'卷制-上茄衣过程'.T204 '卷制-上茄衣过程'.T206:'卷制-上茄衣过程'.T206 '卷制-上茄衣过程'.T208:'卷制-上茄衣过程'.T208 '卷制-上茄衣过程'.T210:'卷制-上茄衣过程'.T210 '卷制-上茄衣过程'.T212:'卷制-上茄衣过程'.T212 '卷制-上茄衣过程'.T214:'卷制-上茄衣过程'.T214 '卷制-上茄衣过程'.T216:'卷制-上茄衣过程'.T216 '卷制-上茄衣过程'.T218:'卷制-上茄衣过程'.T218 '卷制-上茄衣过程'.T220:'卷制-上茄衣过程'.T220 '卷制-上茄衣过程'.T222:'卷制-上茄衣过程'.T222 '卷制-上茄衣过程'.T224:'卷制-上茄衣过程'.T224 '卷制-上茄衣过程'.T226:'卷制-上茄衣过程'.T226 '卷制-上茄衣过程'.T228:'卷制-上茄衣过程'.T228 '卷制-上茄衣过程'.T230:'卷制-上茄衣过程'.T230 '卷制-上茄衣过程'.T232:'卷制-上茄衣过程'.T232 '卷制-上茄衣过程'.T234:'卷制-上茄衣过程'.T234 '卷制-上茄衣过程'.T236:'卷制-上茄衣过程'.T236 '卷制-上茄衣过程'.T238:'卷制-上茄衣过程'.T238 '卷制-上茄衣过程'.T240:'卷制-上茄衣过程'.T240 '卷制-上茄衣过程'.T242:'卷制-上茄衣过程'.T242 '卷制-上茄衣过程'.T244:'卷制-上茄衣过程'.T244 '卷制-上茄衣过程'.T246:'卷制-上茄衣过程'.T246 '卷制-上茄衣过程'.T248:'卷制-上茄衣过程'.T248 '卷制-上茄衣过程'.T250:'卷制-上茄衣过程'.T250 '卷制-上茄衣过程'.T252:'卷制-上茄衣过程'.T252 '卷制-上茄衣过程'.T254:'卷制-上茄衣过程'.T254 '卷制-上茄衣过程'.T256:'卷制-上茄衣过程'.T256 '卷制-上茄衣过程'.T258:'卷制-上茄衣过程'.T258 '卷制-上茄衣过程'.T260:'卷制-上茄衣过程'.T260 '卷制-上茄衣过程'.T262:'卷制-上茄衣过程'.T262 '卷制-上茄衣过程'.T264:'卷制-上茄衣过程'.T264 '卷制-上茄衣过程'.T266:'卷制-上茄衣过程'.T266 '卷制-上茄衣过程'.T268:'卷制-上茄衣过程'.T268 '卷制-上茄衣过程'.T270:'卷制-上茄衣过程'.T270 '卷制-上茄衣过程'.T272:'卷制-上茄衣过程'.T272 '卷制-上茄衣过程'.T274:'卷制-上茄衣过程'.T274 '卷制-上茄衣过程'.T276:'卷制-上茄衣过程'.T276 '卷制-上茄衣过程'.T278:'卷制-上茄衣过程'.T278 '卷制-上茄衣过程'.T280:'卷制-上茄衣过程'.T280 '卷制-上茄衣过程'.T282:'卷制-上茄衣过程'.T282 '卷制-上茄衣过程'.T284:'卷制-上茄衣过程'.T284 '卷制-上茄衣过程'.T286:'卷制-上茄衣过程'.T286 '卷制-上茄衣过程'.T288:'卷制-上茄衣过程'.T288 '卷制-上茄衣过程'.T290:'卷制-上茄衣过程'.T290 '卷制-上茄衣过程'.T292:'卷制-上茄衣过程'.T292 '卷制-上茄衣过程'.T294:'卷制-上茄衣过程'.T294 '卷制-上茄衣过程'.T296:'卷制-上茄衣过程'.T296 '卷制-上茄衣过程'.T298:'卷制-上茄衣过程'.T298 '卷制-上茄衣过程'.T300:'卷制-上茄衣过程'.T300 '卷制-上茄衣过程'.T302:'卷制-上茄衣过程'.T302 '卷制-上茄衣过程'.T304:'卷制-上茄衣过程'.T304">
            <calcext:condition calcext:apply-style-name="Gnumeric-7" calcext:value="&gt;[.$S$5]" calcext:base-cell-address="'卷制-上茄衣过程'.T8"/>
            <calcext:condition calcext:apply-style-name="Gnumeric-7" calcext:value="between([.$P$5],[.$S$5])" calcext:base-cell-address="'卷制-上茄衣过程'.T8"/>
          </calcext:conditional-format>
          <calcext:conditional-format calcext:target-range-address="'卷制-上茄衣过程'.T9:'卷制-上茄衣过程'.T9 '卷制-上茄衣过程'.T11:'卷制-上茄衣过程'.T11 '卷制-上茄衣过程'.T13:'卷制-上茄衣过程'.T13 '卷制-上茄衣过程'.T15:'卷制-上茄衣过程'.T15 '卷制-上茄衣过程'.T17:'卷制-上茄衣过程'.T17 '卷制-上茄衣过程'.T19:'卷制-上茄衣过程'.T19 '卷制-上茄衣过程'.T21:'卷制-上茄衣过程'.T21 '卷制-上茄衣过程'.T23:'卷制-上茄衣过程'.T23 '卷制-上茄衣过程'.T25:'卷制-上茄衣过程'.T25 '卷制-上茄衣过程'.T27:'卷制-上茄衣过程'.T27 '卷制-上茄衣过程'.T29:'卷制-上茄衣过程'.T29 '卷制-上茄衣过程'.T31:'卷制-上茄衣过程'.T31 '卷制-上茄衣过程'.T33:'卷制-上茄衣过程'.T33 '卷制-上茄衣过程'.T35:'卷制-上茄衣过程'.T35 '卷制-上茄衣过程'.T37:'卷制-上茄衣过程'.T37 '卷制-上茄衣过程'.T39:'卷制-上茄衣过程'.T39 '卷制-上茄衣过程'.T41:'卷制-上茄衣过程'.T41 '卷制-上茄衣过程'.T43:'卷制-上茄衣过程'.T43 '卷制-上茄衣过程'.T45:'卷制-上茄衣过程'.T45 '卷制-上茄衣过程'.T47:'卷制-上茄衣过程'.T47 '卷制-上茄衣过程'.T49:'卷制-上茄衣过程'.T49 '卷制-上茄衣过程'.T51:'卷制-上茄衣过程'.T51 '卷制-上茄衣过程'.T53:'卷制-上茄衣过程'.T53 '卷制-上茄衣过程'.T55:'卷制-上茄衣过程'.T55 '卷制-上茄衣过程'.T57:'卷制-上茄衣过程'.T57 '卷制-上茄衣过程'.T59:'卷制-上茄衣过程'.T59 '卷制-上茄衣过程'.T61:'卷制-上茄衣过程'.T61 '卷制-上茄衣过程'.T63:'卷制-上茄衣过程'.T63 '卷制-上茄衣过程'.T65:'卷制-上茄衣过程'.T65 '卷制-上茄衣过程'.T67:'卷制-上茄衣过程'.T67 '卷制-上茄衣过程'.T69:'卷制-上茄衣过程'.T69 '卷制-上茄衣过程'.T71:'卷制-上茄衣过程'.T71 '卷制-上茄衣过程'.T73:'卷制-上茄衣过程'.T73 '卷制-上茄衣过程'.T75:'卷制-上茄衣过程'.T75 '卷制-上茄衣过程'.T77:'卷制-上茄衣过程'.T77 '卷制-上茄衣过程'.T79:'卷制-上茄衣过程'.T79 '卷制-上茄衣过程'.T81:'卷制-上茄衣过程'.T81 '卷制-上茄衣过程'.T83:'卷制-上茄衣过程'.T83 '卷制-上茄衣过程'.T85:'卷制-上茄衣过程'.T85 '卷制-上茄衣过程'.T87:'卷制-上茄衣过程'.T87 '卷制-上茄衣过程'.T89:'卷制-上茄衣过程'.T89 '卷制-上茄衣过程'.T91:'卷制-上茄衣过程'.T91 '卷制-上茄衣过程'.T93:'卷制-上茄衣过程'.T93 '卷制-上茄衣过程'.T95:'卷制-上茄衣过程'.T95 '卷制-上茄衣过程'.T97:'卷制-上茄衣过程'.T97 '卷制-上茄衣过程'.T99:'卷制-上茄衣过程'.T99 '卷制-上茄衣过程'.T101:'卷制-上茄衣过程'.T101 '卷制-上茄衣过程'.T103:'卷制-上茄衣过程'.T103 '卷制-上茄衣过程'.T105:'卷制-上茄衣过程'.T105 '卷制-上茄衣过程'.T107:'卷制-上茄衣过程'.T107 '卷制-上茄衣过程'.T109:'卷制-上茄衣过程'.T109 '卷制-上茄衣过程'.T111:'卷制-上茄衣过程'.T111 '卷制-上茄衣过程'.T113:'卷制-上茄衣过程'.T113 '卷制-上茄衣过程'.T115:'卷制-上茄衣过程'.T115 '卷制-上茄衣过程'.T117:'卷制-上茄衣过程'.T117 '卷制-上茄衣过程'.T119:'卷制-上茄衣过程'.T119 '卷制-上茄衣过程'.T121:'卷制-上茄衣过程'.T121 '卷制-上茄衣过程'.T123:'卷制-上茄衣过程'.T123 '卷制-上茄衣过程'.T125:'卷制-上茄衣过程'.T125 '卷制-上茄衣过程'.T127:'卷制-上茄衣过程'.T127 '卷制-上茄衣过程'.T129:'卷制-上茄衣过程'.T129 '卷制-上茄衣过程'.T131:'卷制-上茄衣过程'.T131 '卷制-上茄衣过程'.T133:'卷制-上茄衣过程'.T133 '卷制-上茄衣过程'.T135:'卷制-上茄衣过程'.T135 '卷制-上茄衣过程'.T137:'卷制-上茄衣过程'.T137 '卷制-上茄衣过程'.T139:'卷制-上茄衣过程'.T139 '卷制-上茄衣过程'.T141:'卷制-上茄衣过程'.T141 '卷制-上茄衣过程'.T143:'卷制-上茄衣过程'.T143 '卷制-上茄衣过程'.T145:'卷制-上茄衣过程'.T145 '卷制-上茄衣过程'.T147:'卷制-上茄衣过程'.T147 '卷制-上茄衣过程'.T149:'卷制-上茄衣过程'.T149 '卷制-上茄衣过程'.T151:'卷制-上茄衣过程'.T151 '卷制-上茄衣过程'.T153:'卷制-上茄衣过程'.T153 '卷制-上茄衣过程'.T155:'卷制-上茄衣过程'.T155 '卷制-上茄衣过程'.T157:'卷制-上茄衣过程'.T157 '卷制-上茄衣过程'.T159:'卷制-上茄衣过程'.T159 '卷制-上茄衣过程'.T161:'卷制-上茄衣过程'.T161 '卷制-上茄衣过程'.T163:'卷制-上茄衣过程'.T163 '卷制-上茄衣过程'.T165:'卷制-上茄衣过程'.T165 '卷制-上茄衣过程'.T167:'卷制-上茄衣过程'.T167 '卷制-上茄衣过程'.T169:'卷制-上茄衣过程'.T169 '卷制-上茄衣过程'.T171:'卷制-上茄衣过程'.T171 '卷制-上茄衣过程'.T173:'卷制-上茄衣过程'.T173 '卷制-上茄衣过程'.T175:'卷制-上茄衣过程'.T175 '卷制-上茄衣过程'.T177:'卷制-上茄衣过程'.T177 '卷制-上茄衣过程'.T179:'卷制-上茄衣过程'.T179 '卷制-上茄衣过程'.T181:'卷制-上茄衣过程'.T181 '卷制-上茄衣过程'.T183:'卷制-上茄衣过程'.T183 '卷制-上茄衣过程'.T185:'卷制-上茄衣过程'.T185 '卷制-上茄衣过程'.T187:'卷制-上茄衣过程'.T187 '卷制-上茄衣过程'.T189:'卷制-上茄衣过程'.T189 '卷制-上茄衣过程'.T191:'卷制-上茄衣过程'.T191 '卷制-上茄衣过程'.T193:'卷制-上茄衣过程'.T193 '卷制-上茄衣过程'.T195:'卷制-上茄衣过程'.T195 '卷制-上茄衣过程'.T197:'卷制-上茄衣过程'.T197 '卷制-上茄衣过程'.T199:'卷制-上茄衣过程'.T199 '卷制-上茄衣过程'.T201:'卷制-上茄衣过程'.T201 '卷制-上茄衣过程'.T203:'卷制-上茄衣过程'.T203 '卷制-上茄衣过程'.T205:'卷制-上茄衣过程'.T205 '卷制-上茄衣过程'.T207:'卷制-上茄衣过程'.T207 '卷制-上茄衣过程'.T209:'卷制-上茄衣过程'.T209 '卷制-上茄衣过程'.T211:'卷制-上茄衣过程'.T211 '卷制-上茄衣过程'.T213:'卷制-上茄衣过程'.T213 '卷制-上茄衣过程'.T215:'卷制-上茄衣过程'.T215 '卷制-上茄衣过程'.T217:'卷制-上茄衣过程'.T217 '卷制-上茄衣过程'.T219:'卷制-上茄衣过程'.T219 '卷制-上茄衣过程'.T221:'卷制-上茄衣过程'.T221 '卷制-上茄衣过程'.T223:'卷制-上茄衣过程'.T223 '卷制-上茄衣过程'.T225:'卷制-上茄衣过程'.T225 '卷制-上茄衣过程'.T227:'卷制-上茄衣过程'.T227 '卷制-上茄衣过程'.T229:'卷制-上茄衣过程'.T229 '卷制-上茄衣过程'.T231:'卷制-上茄衣过程'.T231 '卷制-上茄衣过程'.T233:'卷制-上茄衣过程'.T233 '卷制-上茄衣过程'.T235:'卷制-上茄衣过程'.T235 '卷制-上茄衣过程'.T237:'卷制-上茄衣过程'.T237 '卷制-上茄衣过程'.T239:'卷制-上茄衣过程'.T239 '卷制-上茄衣过程'.T241:'卷制-上茄衣过程'.T241 '卷制-上茄衣过程'.T243:'卷制-上茄衣过程'.T243 '卷制-上茄衣过程'.T245:'卷制-上茄衣过程'.T245 '卷制-上茄衣过程'.T247:'卷制-上茄衣过程'.T247 '卷制-上茄衣过程'.T249:'卷制-上茄衣过程'.T249 '卷制-上茄衣过程'.T251:'卷制-上茄衣过程'.T251 '卷制-上茄衣过程'.T253:'卷制-上茄衣过程'.T253 '卷制-上茄衣过程'.T255:'卷制-上茄衣过程'.T255 '卷制-上茄衣过程'.T257:'卷制-上茄衣过程'.T257 '卷制-上茄衣过程'.T259:'卷制-上茄衣过程'.T259 '卷制-上茄衣过程'.T261:'卷制-上茄衣过程'.T261 '卷制-上茄衣过程'.T263:'卷制-上茄衣过程'.T263 '卷制-上茄衣过程'.T265:'卷制-上茄衣过程'.T265 '卷制-上茄衣过程'.T267:'卷制-上茄衣过程'.T267 '卷制-上茄衣过程'.T269:'卷制-上茄衣过程'.T269 '卷制-上茄衣过程'.T271:'卷制-上茄衣过程'.T271 '卷制-上茄衣过程'.T273:'卷制-上茄衣过程'.T273 '卷制-上茄衣过程'.T275:'卷制-上茄衣过程'.T275 '卷制-上茄衣过程'.T277:'卷制-上茄衣过程'.T277 '卷制-上茄衣过程'.T279:'卷制-上茄衣过程'.T279 '卷制-上茄衣过程'.T281:'卷制-上茄衣过程'.T281 '卷制-上茄衣过程'.T283:'卷制-上茄衣过程'.T283 '卷制-上茄衣过程'.T285:'卷制-上茄衣过程'.T285 '卷制-上茄衣过程'.T287:'卷制-上茄衣过程'.T287 '卷制-上茄衣过程'.T289:'卷制-上茄衣过程'.T289 '卷制-上茄衣过程'.T291:'卷制-上茄衣过程'.T291 '卷制-上茄衣过程'.T293:'卷制-上茄衣过程'.T293 '卷制-上茄衣过程'.T295:'卷制-上茄衣过程'.T295 '卷制-上茄衣过程'.T297:'卷制-上茄衣过程'.T297 '卷制-上茄衣过程'.T299:'卷制-上茄衣过程'.T299 '卷制-上茄衣过程'.T301:'卷制-上茄衣过程'.T301 '卷制-上茄衣过程'.T303:'卷制-上茄衣过程'.T303 '卷制-上茄衣过程'.T305:'卷制-上茄衣过程'.T305">
            <calcext:condition calcext:apply-style-name="Gnumeric-7" calcext:value="&gt;[.$S$5]" calcext:base-cell-address="'卷制-上茄衣过程'.T9"/>
            <calcext:condition calcext:apply-style-name="Gnumeric-7" calcext:value="between([.$P$5],[.$S$5])" calcext:base-cell-address="'卷制-上茄衣过程'.T9"/>
          </calcext:conditional-format>
          <calcext:conditional-format calcext:target-range-address="'卷制-上茄衣过程'.U6:'卷制-上茄衣过程'.U6 '卷制-上茄衣过程'.U8:'卷制-上茄衣过程'.U8 '卷制-上茄衣过程'.U10:'卷制-上茄衣过程'.U10 '卷制-上茄衣过程'.U12:'卷制-上茄衣过程'.U12 '卷制-上茄衣过程'.U14:'卷制-上茄衣过程'.U14 '卷制-上茄衣过程'.U16:'卷制-上茄衣过程'.U16 '卷制-上茄衣过程'.U18:'卷制-上茄衣过程'.U18 '卷制-上茄衣过程'.U20:'卷制-上茄衣过程'.U20 '卷制-上茄衣过程'.U22:'卷制-上茄衣过程'.U22 '卷制-上茄衣过程'.U24:'卷制-上茄衣过程'.U24 '卷制-上茄衣过程'.U26:'卷制-上茄衣过程'.U26 '卷制-上茄衣过程'.U28:'卷制-上茄衣过程'.U28 '卷制-上茄衣过程'.U30:'卷制-上茄衣过程'.U30 '卷制-上茄衣过程'.U32:'卷制-上茄衣过程'.U32 '卷制-上茄衣过程'.U34:'卷制-上茄衣过程'.U34 '卷制-上茄衣过程'.U36:'卷制-上茄衣过程'.U36 '卷制-上茄衣过程'.U38:'卷制-上茄衣过程'.U38 '卷制-上茄衣过程'.U40:'卷制-上茄衣过程'.U40 '卷制-上茄衣过程'.U42:'卷制-上茄衣过程'.U42 '卷制-上茄衣过程'.U44:'卷制-上茄衣过程'.U44 '卷制-上茄衣过程'.U46:'卷制-上茄衣过程'.U46 '卷制-上茄衣过程'.U48:'卷制-上茄衣过程'.U48 '卷制-上茄衣过程'.U50:'卷制-上茄衣过程'.U50 '卷制-上茄衣过程'.U52:'卷制-上茄衣过程'.U52 '卷制-上茄衣过程'.U54:'卷制-上茄衣过程'.U54 '卷制-上茄衣过程'.U56:'卷制-上茄衣过程'.U56 '卷制-上茄衣过程'.U58:'卷制-上茄衣过程'.U58 '卷制-上茄衣过程'.U60:'卷制-上茄衣过程'.U60 '卷制-上茄衣过程'.U62:'卷制-上茄衣过程'.U62 '卷制-上茄衣过程'.U64:'卷制-上茄衣过程'.U64 '卷制-上茄衣过程'.U66:'卷制-上茄衣过程'.U66 '卷制-上茄衣过程'.U68:'卷制-上茄衣过程'.U68 '卷制-上茄衣过程'.U70:'卷制-上茄衣过程'.U70 '卷制-上茄衣过程'.U72:'卷制-上茄衣过程'.U72 '卷制-上茄衣过程'.U74:'卷制-上茄衣过程'.U74 '卷制-上茄衣过程'.U76:'卷制-上茄衣过程'.U76 '卷制-上茄衣过程'.U78:'卷制-上茄衣过程'.U78 '卷制-上茄衣过程'.U80:'卷制-上茄衣过程'.U80 '卷制-上茄衣过程'.U82:'卷制-上茄衣过程'.U82 '卷制-上茄衣过程'.U84:'卷制-上茄衣过程'.U84 '卷制-上茄衣过程'.U86:'卷制-上茄衣过程'.U86 '卷制-上茄衣过程'.U88:'卷制-上茄衣过程'.U88 '卷制-上茄衣过程'.U90:'卷制-上茄衣过程'.U90 '卷制-上茄衣过程'.U92:'卷制-上茄衣过程'.U92 '卷制-上茄衣过程'.U94:'卷制-上茄衣过程'.U94 '卷制-上茄衣过程'.U96:'卷制-上茄衣过程'.U96 '卷制-上茄衣过程'.U98:'卷制-上茄衣过程'.U98 '卷制-上茄衣过程'.U100:'卷制-上茄衣过程'.U100 '卷制-上茄衣过程'.U102:'卷制-上茄衣过程'.U102 '卷制-上茄衣过程'.U104:'卷制-上茄衣过程'.U104 '卷制-上茄衣过程'.U106:'卷制-上茄衣过程'.U106 '卷制-上茄衣过程'.U108:'卷制-上茄衣过程'.U108 '卷制-上茄衣过程'.U110:'卷制-上茄衣过程'.U110 '卷制-上茄衣过程'.U112:'卷制-上茄衣过程'.U112 '卷制-上茄衣过程'.U114:'卷制-上茄衣过程'.U114 '卷制-上茄衣过程'.U116:'卷制-上茄衣过程'.U116 '卷制-上茄衣过程'.U118:'卷制-上茄衣过程'.U118 '卷制-上茄衣过程'.U120:'卷制-上茄衣过程'.U120 '卷制-上茄衣过程'.U122:'卷制-上茄衣过程'.U122 '卷制-上茄衣过程'.U124:'卷制-上茄衣过程'.U124 '卷制-上茄衣过程'.U126:'卷制-上茄衣过程'.U126 '卷制-上茄衣过程'.U128:'卷制-上茄衣过程'.U128 '卷制-上茄衣过程'.U130:'卷制-上茄衣过程'.U130 '卷制-上茄衣过程'.U132:'卷制-上茄衣过程'.U132 '卷制-上茄衣过程'.U134:'卷制-上茄衣过程'.U134 '卷制-上茄衣过程'.U136:'卷制-上茄衣过程'.U136 '卷制-上茄衣过程'.U138:'卷制-上茄衣过程'.U138 '卷制-上茄衣过程'.U140:'卷制-上茄衣过程'.U140 '卷制-上茄衣过程'.U142:'卷制-上茄衣过程'.U142 '卷制-上茄衣过程'.U144:'卷制-上茄衣过程'.U144 '卷制-上茄衣过程'.U146:'卷制-上茄衣过程'.U146 '卷制-上茄衣过程'.U148:'卷制-上茄衣过程'.U148 '卷制-上茄衣过程'.U150:'卷制-上茄衣过程'.U150 '卷制-上茄衣过程'.U152:'卷制-上茄衣过程'.U152 '卷制-上茄衣过程'.U154:'卷制-上茄衣过程'.U154 '卷制-上茄衣过程'.U156:'卷制-上茄衣过程'.U156 '卷制-上茄衣过程'.U158:'卷制-上茄衣过程'.U158 '卷制-上茄衣过程'.U160:'卷制-上茄衣过程'.U160 '卷制-上茄衣过程'.U162:'卷制-上茄衣过程'.U162 '卷制-上茄衣过程'.U164:'卷制-上茄衣过程'.U164 '卷制-上茄衣过程'.U166:'卷制-上茄衣过程'.U166 '卷制-上茄衣过程'.U168:'卷制-上茄衣过程'.U168 '卷制-上茄衣过程'.U170:'卷制-上茄衣过程'.U170 '卷制-上茄衣过程'.U172:'卷制-上茄衣过程'.U172 '卷制-上茄衣过程'.U174:'卷制-上茄衣过程'.U174 '卷制-上茄衣过程'.U176:'卷制-上茄衣过程'.U176 '卷制-上茄衣过程'.U178:'卷制-上茄衣过程'.U178 '卷制-上茄衣过程'.U180:'卷制-上茄衣过程'.U180 '卷制-上茄衣过程'.U182:'卷制-上茄衣过程'.U182 '卷制-上茄衣过程'.U184:'卷制-上茄衣过程'.U184 '卷制-上茄衣过程'.U186:'卷制-上茄衣过程'.U186 '卷制-上茄衣过程'.U188:'卷制-上茄衣过程'.U188 '卷制-上茄衣过程'.U190:'卷制-上茄衣过程'.U190 '卷制-上茄衣过程'.U192:'卷制-上茄衣过程'.U192 '卷制-上茄衣过程'.U194:'卷制-上茄衣过程'.U194 '卷制-上茄衣过程'.U196:'卷制-上茄衣过程'.U196 '卷制-上茄衣过程'.U198:'卷制-上茄衣过程'.U198 '卷制-上茄衣过程'.U200:'卷制-上茄衣过程'.U200 '卷制-上茄衣过程'.U202:'卷制-上茄衣过程'.U202 '卷制-上茄衣过程'.U204:'卷制-上茄衣过程'.U204 '卷制-上茄衣过程'.U206:'卷制-上茄衣过程'.U206 '卷制-上茄衣过程'.U208:'卷制-上茄衣过程'.U208 '卷制-上茄衣过程'.U210:'卷制-上茄衣过程'.U210 '卷制-上茄衣过程'.U212:'卷制-上茄衣过程'.U212 '卷制-上茄衣过程'.U214:'卷制-上茄衣过程'.U214 '卷制-上茄衣过程'.U216:'卷制-上茄衣过程'.U216 '卷制-上茄衣过程'.U218:'卷制-上茄衣过程'.U218 '卷制-上茄衣过程'.U220:'卷制-上茄衣过程'.U220 '卷制-上茄衣过程'.U222:'卷制-上茄衣过程'.U222 '卷制-上茄衣过程'.U224:'卷制-上茄衣过程'.U224 '卷制-上茄衣过程'.U226:'卷制-上茄衣过程'.U226 '卷制-上茄衣过程'.U228:'卷制-上茄衣过程'.U228 '卷制-上茄衣过程'.U230:'卷制-上茄衣过程'.U230 '卷制-上茄衣过程'.U232:'卷制-上茄衣过程'.U232 '卷制-上茄衣过程'.U234:'卷制-上茄衣过程'.U234 '卷制-上茄衣过程'.U236:'卷制-上茄衣过程'.U236 '卷制-上茄衣过程'.U238:'卷制-上茄衣过程'.U238 '卷制-上茄衣过程'.U240:'卷制-上茄衣过程'.U240 '卷制-上茄衣过程'.U242:'卷制-上茄衣过程'.U242 '卷制-上茄衣过程'.U244:'卷制-上茄衣过程'.U244 '卷制-上茄衣过程'.U246:'卷制-上茄衣过程'.U246 '卷制-上茄衣过程'.U248:'卷制-上茄衣过程'.U248 '卷制-上茄衣过程'.U250:'卷制-上茄衣过程'.U250 '卷制-上茄衣过程'.U252:'卷制-上茄衣过程'.U252 '卷制-上茄衣过程'.U254:'卷制-上茄衣过程'.U254 '卷制-上茄衣过程'.U256:'卷制-上茄衣过程'.U256 '卷制-上茄衣过程'.U258:'卷制-上茄衣过程'.U258 '卷制-上茄衣过程'.U260:'卷制-上茄衣过程'.U260 '卷制-上茄衣过程'.U262:'卷制-上茄衣过程'.U262 '卷制-上茄衣过程'.U264:'卷制-上茄衣过程'.U264 '卷制-上茄衣过程'.U266:'卷制-上茄衣过程'.U266 '卷制-上茄衣过程'.U268:'卷制-上茄衣过程'.U268 '卷制-上茄衣过程'.U270:'卷制-上茄衣过程'.U270 '卷制-上茄衣过程'.U272:'卷制-上茄衣过程'.U272 '卷制-上茄衣过程'.U274:'卷制-上茄衣过程'.U274 '卷制-上茄衣过程'.U276:'卷制-上茄衣过程'.U276 '卷制-上茄衣过程'.U278:'卷制-上茄衣过程'.U278 '卷制-上茄衣过程'.U280:'卷制-上茄衣过程'.U280 '卷制-上茄衣过程'.U282:'卷制-上茄衣过程'.U282 '卷制-上茄衣过程'.U284:'卷制-上茄衣过程'.U284 '卷制-上茄衣过程'.U286:'卷制-上茄衣过程'.U286 '卷制-上茄衣过程'.U288:'卷制-上茄衣过程'.U288 '卷制-上茄衣过程'.U290:'卷制-上茄衣过程'.U290 '卷制-上茄衣过程'.U292:'卷制-上茄衣过程'.U292 '卷制-上茄衣过程'.U294:'卷制-上茄衣过程'.U294 '卷制-上茄衣过程'.U296:'卷制-上茄衣过程'.U296 '卷制-上茄衣过程'.U298:'卷制-上茄衣过程'.U298 '卷制-上茄衣过程'.U300:'卷制-上茄衣过程'.U300 '卷制-上茄衣过程'.U302:'卷制-上茄衣过程'.U302 '卷制-上茄衣过程'.U304:'卷制-上茄衣过程'.U304">
            <calcext:condition calcext:apply-style-name="Gnumeric-7" calcext:value="between([.$U$5],[.$X$5])" calcext:base-cell-address="'卷制-上茄衣过程'.U6"/>
            <calcext:condition calcext:apply-style-name="Gnumeric-7" calcext:value="&gt;[.$X$5]" calcext:base-cell-address="'卷制-上茄衣过程'.U6"/>
          </calcext:conditional-format>
          <calcext:conditional-format calcext:target-range-address="'卷制-上茄衣过程'.U7:'卷制-上茄衣过程'.U7 '卷制-上茄衣过程'.U9:'卷制-上茄衣过程'.U9 '卷制-上茄衣过程'.U11:'卷制-上茄衣过程'.U11 '卷制-上茄衣过程'.U13:'卷制-上茄衣过程'.U13 '卷制-上茄衣过程'.U15:'卷制-上茄衣过程'.U15 '卷制-上茄衣过程'.U17:'卷制-上茄衣过程'.U17 '卷制-上茄衣过程'.U19:'卷制-上茄衣过程'.U19 '卷制-上茄衣过程'.U21:'卷制-上茄衣过程'.U21 '卷制-上茄衣过程'.U23:'卷制-上茄衣过程'.U23 '卷制-上茄衣过程'.U25:'卷制-上茄衣过程'.U25 '卷制-上茄衣过程'.U27:'卷制-上茄衣过程'.U27 '卷制-上茄衣过程'.U29:'卷制-上茄衣过程'.U29 '卷制-上茄衣过程'.U31:'卷制-上茄衣过程'.U31 '卷制-上茄衣过程'.U33:'卷制-上茄衣过程'.U33 '卷制-上茄衣过程'.U35:'卷制-上茄衣过程'.U35 '卷制-上茄衣过程'.U37:'卷制-上茄衣过程'.U37 '卷制-上茄衣过程'.U39:'卷制-上茄衣过程'.U39 '卷制-上茄衣过程'.U41:'卷制-上茄衣过程'.U41 '卷制-上茄衣过程'.U43:'卷制-上茄衣过程'.U43 '卷制-上茄衣过程'.U45:'卷制-上茄衣过程'.U45 '卷制-上茄衣过程'.U47:'卷制-上茄衣过程'.U47 '卷制-上茄衣过程'.U49:'卷制-上茄衣过程'.U49 '卷制-上茄衣过程'.U51:'卷制-上茄衣过程'.U51 '卷制-上茄衣过程'.U53:'卷制-上茄衣过程'.U53 '卷制-上茄衣过程'.U55:'卷制-上茄衣过程'.U55 '卷制-上茄衣过程'.U57:'卷制-上茄衣过程'.U57 '卷制-上茄衣过程'.U59:'卷制-上茄衣过程'.U59 '卷制-上茄衣过程'.U61:'卷制-上茄衣过程'.U61 '卷制-上茄衣过程'.U63:'卷制-上茄衣过程'.U63 '卷制-上茄衣过程'.U65:'卷制-上茄衣过程'.U65 '卷制-上茄衣过程'.U67:'卷制-上茄衣过程'.U67 '卷制-上茄衣过程'.U69:'卷制-上茄衣过程'.U69 '卷制-上茄衣过程'.U71:'卷制-上茄衣过程'.U71 '卷制-上茄衣过程'.U73:'卷制-上茄衣过程'.U73 '卷制-上茄衣过程'.U75:'卷制-上茄衣过程'.U75 '卷制-上茄衣过程'.U77:'卷制-上茄衣过程'.U77 '卷制-上茄衣过程'.U79:'卷制-上茄衣过程'.U79 '卷制-上茄衣过程'.U81:'卷制-上茄衣过程'.U81 '卷制-上茄衣过程'.U83:'卷制-上茄衣过程'.U83 '卷制-上茄衣过程'.U85:'卷制-上茄衣过程'.U85 '卷制-上茄衣过程'.U87:'卷制-上茄衣过程'.U87 '卷制-上茄衣过程'.U89:'卷制-上茄衣过程'.U89 '卷制-上茄衣过程'.U91:'卷制-上茄衣过程'.U91 '卷制-上茄衣过程'.U93:'卷制-上茄衣过程'.U93 '卷制-上茄衣过程'.U95:'卷制-上茄衣过程'.U95 '卷制-上茄衣过程'.U97:'卷制-上茄衣过程'.U97 '卷制-上茄衣过程'.U99:'卷制-上茄衣过程'.U99 '卷制-上茄衣过程'.U101:'卷制-上茄衣过程'.U101 '卷制-上茄衣过程'.U103:'卷制-上茄衣过程'.U103 '卷制-上茄衣过程'.U105:'卷制-上茄衣过程'.U105 '卷制-上茄衣过程'.U107:'卷制-上茄衣过程'.U107 '卷制-上茄衣过程'.U109:'卷制-上茄衣过程'.U109 '卷制-上茄衣过程'.U111:'卷制-上茄衣过程'.U111 '卷制-上茄衣过程'.U113:'卷制-上茄衣过程'.U113 '卷制-上茄衣过程'.U115:'卷制-上茄衣过程'.U115 '卷制-上茄衣过程'.U117:'卷制-上茄衣过程'.U117 '卷制-上茄衣过程'.U119:'卷制-上茄衣过程'.U119 '卷制-上茄衣过程'.U121:'卷制-上茄衣过程'.U121 '卷制-上茄衣过程'.U123:'卷制-上茄衣过程'.U123 '卷制-上茄衣过程'.U125:'卷制-上茄衣过程'.U125 '卷制-上茄衣过程'.U127:'卷制-上茄衣过程'.U127 '卷制-上茄衣过程'.U129:'卷制-上茄衣过程'.U129 '卷制-上茄衣过程'.U131:'卷制-上茄衣过程'.U131 '卷制-上茄衣过程'.U133:'卷制-上茄衣过程'.U133 '卷制-上茄衣过程'.U135:'卷制-上茄衣过程'.U135 '卷制-上茄衣过程'.U137:'卷制-上茄衣过程'.U137 '卷制-上茄衣过程'.U139:'卷制-上茄衣过程'.U139 '卷制-上茄衣过程'.U141:'卷制-上茄衣过程'.U141 '卷制-上茄衣过程'.U143:'卷制-上茄衣过程'.U143 '卷制-上茄衣过程'.U145:'卷制-上茄衣过程'.U145 '卷制-上茄衣过程'.U147:'卷制-上茄衣过程'.U147 '卷制-上茄衣过程'.U149:'卷制-上茄衣过程'.U149 '卷制-上茄衣过程'.U151:'卷制-上茄衣过程'.U151 '卷制-上茄衣过程'.U153:'卷制-上茄衣过程'.U153 '卷制-上茄衣过程'.U155:'卷制-上茄衣过程'.U155 '卷制-上茄衣过程'.U157:'卷制-上茄衣过程'.U157 '卷制-上茄衣过程'.U159:'卷制-上茄衣过程'.U159 '卷制-上茄衣过程'.U161:'卷制-上茄衣过程'.U161 '卷制-上茄衣过程'.U163:'卷制-上茄衣过程'.U163 '卷制-上茄衣过程'.U165:'卷制-上茄衣过程'.U165 '卷制-上茄衣过程'.U167:'卷制-上茄衣过程'.U167 '卷制-上茄衣过程'.U169:'卷制-上茄衣过程'.U169 '卷制-上茄衣过程'.U171:'卷制-上茄衣过程'.U171 '卷制-上茄衣过程'.U173:'卷制-上茄衣过程'.U173 '卷制-上茄衣过程'.U175:'卷制-上茄衣过程'.U175 '卷制-上茄衣过程'.U177:'卷制-上茄衣过程'.U177 '卷制-上茄衣过程'.U179:'卷制-上茄衣过程'.U179 '卷制-上茄衣过程'.U181:'卷制-上茄衣过程'.U181 '卷制-上茄衣过程'.U183:'卷制-上茄衣过程'.U183 '卷制-上茄衣过程'.U185:'卷制-上茄衣过程'.U185 '卷制-上茄衣过程'.U187:'卷制-上茄衣过程'.U187 '卷制-上茄衣过程'.U189:'卷制-上茄衣过程'.U189 '卷制-上茄衣过程'.U191:'卷制-上茄衣过程'.U191 '卷制-上茄衣过程'.U193:'卷制-上茄衣过程'.U193 '卷制-上茄衣过程'.U195:'卷制-上茄衣过程'.U195 '卷制-上茄衣过程'.U197:'卷制-上茄衣过程'.U197 '卷制-上茄衣过程'.U199:'卷制-上茄衣过程'.U199 '卷制-上茄衣过程'.U201:'卷制-上茄衣过程'.U201 '卷制-上茄衣过程'.U203:'卷制-上茄衣过程'.U203 '卷制-上茄衣过程'.U205:'卷制-上茄衣过程'.U205 '卷制-上茄衣过程'.U207:'卷制-上茄衣过程'.U207 '卷制-上茄衣过程'.U209:'卷制-上茄衣过程'.U209 '卷制-上茄衣过程'.U211:'卷制-上茄衣过程'.U211 '卷制-上茄衣过程'.U213:'卷制-上茄衣过程'.U213 '卷制-上茄衣过程'.U215:'卷制-上茄衣过程'.U215 '卷制-上茄衣过程'.U217:'卷制-上茄衣过程'.U217 '卷制-上茄衣过程'.U219:'卷制-上茄衣过程'.U219 '卷制-上茄衣过程'.U221:'卷制-上茄衣过程'.U221 '卷制-上茄衣过程'.U223:'卷制-上茄衣过程'.U223 '卷制-上茄衣过程'.U225:'卷制-上茄衣过程'.U225 '卷制-上茄衣过程'.U227:'卷制-上茄衣过程'.U227 '卷制-上茄衣过程'.U229:'卷制-上茄衣过程'.U229 '卷制-上茄衣过程'.U231:'卷制-上茄衣过程'.U231 '卷制-上茄衣过程'.U233:'卷制-上茄衣过程'.U233 '卷制-上茄衣过程'.U235:'卷制-上茄衣过程'.U235 '卷制-上茄衣过程'.U237:'卷制-上茄衣过程'.U237 '卷制-上茄衣过程'.U239:'卷制-上茄衣过程'.U239 '卷制-上茄衣过程'.U241:'卷制-上茄衣过程'.U241 '卷制-上茄衣过程'.U243:'卷制-上茄衣过程'.U243 '卷制-上茄衣过程'.U245:'卷制-上茄衣过程'.U245 '卷制-上茄衣过程'.U247:'卷制-上茄衣过程'.U247 '卷制-上茄衣过程'.U249:'卷制-上茄衣过程'.U249 '卷制-上茄衣过程'.U251:'卷制-上茄衣过程'.U251 '卷制-上茄衣过程'.U253:'卷制-上茄衣过程'.U253 '卷制-上茄衣过程'.U255:'卷制-上茄衣过程'.U255 '卷制-上茄衣过程'.U257:'卷制-上茄衣过程'.U257 '卷制-上茄衣过程'.U259:'卷制-上茄衣过程'.U259 '卷制-上茄衣过程'.U261:'卷制-上茄衣过程'.U261 '卷制-上茄衣过程'.U263:'卷制-上茄衣过程'.U263 '卷制-上茄衣过程'.U265:'卷制-上茄衣过程'.U265 '卷制-上茄衣过程'.U267:'卷制-上茄衣过程'.U267 '卷制-上茄衣过程'.U269:'卷制-上茄衣过程'.U269 '卷制-上茄衣过程'.U271:'卷制-上茄衣过程'.U271 '卷制-上茄衣过程'.U273:'卷制-上茄衣过程'.U273 '卷制-上茄衣过程'.U275:'卷制-上茄衣过程'.U275 '卷制-上茄衣过程'.U277:'卷制-上茄衣过程'.U277 '卷制-上茄衣过程'.U279:'卷制-上茄衣过程'.U279 '卷制-上茄衣过程'.U281:'卷制-上茄衣过程'.U281 '卷制-上茄衣过程'.U283:'卷制-上茄衣过程'.U283 '卷制-上茄衣过程'.U285:'卷制-上茄衣过程'.U285 '卷制-上茄衣过程'.U287:'卷制-上茄衣过程'.U287 '卷制-上茄衣过程'.U289:'卷制-上茄衣过程'.U289 '卷制-上茄衣过程'.U291:'卷制-上茄衣过程'.U291 '卷制-上茄衣过程'.U293:'卷制-上茄衣过程'.U293 '卷制-上茄衣过程'.U295:'卷制-上茄衣过程'.U295 '卷制-上茄衣过程'.U297:'卷制-上茄衣过程'.U297 '卷制-上茄衣过程'.U299:'卷制-上茄衣过程'.U299 '卷制-上茄衣过程'.U301:'卷制-上茄衣过程'.U301 '卷制-上茄衣过程'.U303:'卷制-上茄衣过程'.U303 '卷制-上茄衣过程'.U305:'卷制-上茄衣过程'.U305">
            <calcext:condition calcext:apply-style-name="Gnumeric-8" calcext:value="between([.$U$5],[.$X$5])" calcext:base-cell-address="'卷制-上茄衣过程'.U7"/>
            <calcext:condition calcext:apply-style-name="Gnumeric-8" calcext:value="&gt;[.$X$5]" calcext:base-cell-address="'卷制-上茄衣过程'.U7"/>
          </calcext:conditional-format>
          <calcext:conditional-format calcext:target-range-address="'卷制-上茄衣过程'.V6:'卷制-上茄衣过程'.X6 '卷制-上茄衣过程'.V8:'卷制-上茄衣过程'.X8 '卷制-上茄衣过程'.V10:'卷制-上茄衣过程'.X10 '卷制-上茄衣过程'.V12:'卷制-上茄衣过程'.X12 '卷制-上茄衣过程'.V14:'卷制-上茄衣过程'.X14 '卷制-上茄衣过程'.V16:'卷制-上茄衣过程'.X16 '卷制-上茄衣过程'.V18:'卷制-上茄衣过程'.X18 '卷制-上茄衣过程'.V20:'卷制-上茄衣过程'.X20 '卷制-上茄衣过程'.V22:'卷制-上茄衣过程'.X22 '卷制-上茄衣过程'.V24:'卷制-上茄衣过程'.X24 '卷制-上茄衣过程'.V26:'卷制-上茄衣过程'.X26 '卷制-上茄衣过程'.V28:'卷制-上茄衣过程'.X28 '卷制-上茄衣过程'.V30:'卷制-上茄衣过程'.X30 '卷制-上茄衣过程'.V32:'卷制-上茄衣过程'.X32 '卷制-上茄衣过程'.V34:'卷制-上茄衣过程'.X34 '卷制-上茄衣过程'.V36:'卷制-上茄衣过程'.X36 '卷制-上茄衣过程'.V38:'卷制-上茄衣过程'.X38 '卷制-上茄衣过程'.V40:'卷制-上茄衣过程'.X40 '卷制-上茄衣过程'.V42:'卷制-上茄衣过程'.X42 '卷制-上茄衣过程'.V44:'卷制-上茄衣过程'.X44 '卷制-上茄衣过程'.V46:'卷制-上茄衣过程'.X46 '卷制-上茄衣过程'.V48:'卷制-上茄衣过程'.X48 '卷制-上茄衣过程'.V50:'卷制-上茄衣过程'.X50 '卷制-上茄衣过程'.V52:'卷制-上茄衣过程'.X52 '卷制-上茄衣过程'.V54:'卷制-上茄衣过程'.X54 '卷制-上茄衣过程'.V56:'卷制-上茄衣过程'.X56 '卷制-上茄衣过程'.V58:'卷制-上茄衣过程'.X58 '卷制-上茄衣过程'.V60:'卷制-上茄衣过程'.X60 '卷制-上茄衣过程'.V62:'卷制-上茄衣过程'.X62 '卷制-上茄衣过程'.V64:'卷制-上茄衣过程'.X64 '卷制-上茄衣过程'.V66:'卷制-上茄衣过程'.X66 '卷制-上茄衣过程'.V68:'卷制-上茄衣过程'.X68 '卷制-上茄衣过程'.V70:'卷制-上茄衣过程'.X70 '卷制-上茄衣过程'.V72:'卷制-上茄衣过程'.X72 '卷制-上茄衣过程'.V74:'卷制-上茄衣过程'.X74 '卷制-上茄衣过程'.V76:'卷制-上茄衣过程'.X76 '卷制-上茄衣过程'.V78:'卷制-上茄衣过程'.X78 '卷制-上茄衣过程'.V80:'卷制-上茄衣过程'.X80 '卷制-上茄衣过程'.V82:'卷制-上茄衣过程'.X82 '卷制-上茄衣过程'.V84:'卷制-上茄衣过程'.X84 '卷制-上茄衣过程'.V86:'卷制-上茄衣过程'.X86 '卷制-上茄衣过程'.V88:'卷制-上茄衣过程'.X88 '卷制-上茄衣过程'.V90:'卷制-上茄衣过程'.X90 '卷制-上茄衣过程'.V92:'卷制-上茄衣过程'.X92 '卷制-上茄衣过程'.V94:'卷制-上茄衣过程'.X94 '卷制-上茄衣过程'.V96:'卷制-上茄衣过程'.X96 '卷制-上茄衣过程'.V98:'卷制-上茄衣过程'.X98 '卷制-上茄衣过程'.V100:'卷制-上茄衣过程'.X100 '卷制-上茄衣过程'.V102:'卷制-上茄衣过程'.X102 '卷制-上茄衣过程'.V104:'卷制-上茄衣过程'.X104 '卷制-上茄衣过程'.V106:'卷制-上茄衣过程'.X106 '卷制-上茄衣过程'.V108:'卷制-上茄衣过程'.X108 '卷制-上茄衣过程'.V110:'卷制-上茄衣过程'.X110 '卷制-上茄衣过程'.V112:'卷制-上茄衣过程'.X112 '卷制-上茄衣过程'.V114:'卷制-上茄衣过程'.X114 '卷制-上茄衣过程'.V116:'卷制-上茄衣过程'.X116 '卷制-上茄衣过程'.V118:'卷制-上茄衣过程'.X118 '卷制-上茄衣过程'.V120:'卷制-上茄衣过程'.X120 '卷制-上茄衣过程'.V122:'卷制-上茄衣过程'.X122 '卷制-上茄衣过程'.V124:'卷制-上茄衣过程'.X124 '卷制-上茄衣过程'.V126:'卷制-上茄衣过程'.X126 '卷制-上茄衣过程'.V128:'卷制-上茄衣过程'.X128 '卷制-上茄衣过程'.V130:'卷制-上茄衣过程'.X130 '卷制-上茄衣过程'.V132:'卷制-上茄衣过程'.X132 '卷制-上茄衣过程'.V134:'卷制-上茄衣过程'.X134 '卷制-上茄衣过程'.V136:'卷制-上茄衣过程'.X136 '卷制-上茄衣过程'.V138:'卷制-上茄衣过程'.X138 '卷制-上茄衣过程'.V140:'卷制-上茄衣过程'.X140 '卷制-上茄衣过程'.V142:'卷制-上茄衣过程'.X142 '卷制-上茄衣过程'.V144:'卷制-上茄衣过程'.X144 '卷制-上茄衣过程'.V146:'卷制-上茄衣过程'.X146 '卷制-上茄衣过程'.V148:'卷制-上茄衣过程'.X148 '卷制-上茄衣过程'.V150:'卷制-上茄衣过程'.X150 '卷制-上茄衣过程'.V152:'卷制-上茄衣过程'.X152 '卷制-上茄衣过程'.V154:'卷制-上茄衣过程'.X154 '卷制-上茄衣过程'.V156:'卷制-上茄衣过程'.X156 '卷制-上茄衣过程'.V158:'卷制-上茄衣过程'.X158 '卷制-上茄衣过程'.V160:'卷制-上茄衣过程'.X160 '卷制-上茄衣过程'.V162:'卷制-上茄衣过程'.X162 '卷制-上茄衣过程'.V164:'卷制-上茄衣过程'.X164 '卷制-上茄衣过程'.V166:'卷制-上茄衣过程'.X166 '卷制-上茄衣过程'.V168:'卷制-上茄衣过程'.X168 '卷制-上茄衣过程'.V170:'卷制-上茄衣过程'.X170 '卷制-上茄衣过程'.V172:'卷制-上茄衣过程'.X172 '卷制-上茄衣过程'.V174:'卷制-上茄衣过程'.X174 '卷制-上茄衣过程'.V176:'卷制-上茄衣过程'.X176 '卷制-上茄衣过程'.V178:'卷制-上茄衣过程'.X178 '卷制-上茄衣过程'.V180:'卷制-上茄衣过程'.X180 '卷制-上茄衣过程'.V182:'卷制-上茄衣过程'.X182 '卷制-上茄衣过程'.V184:'卷制-上茄衣过程'.X184 '卷制-上茄衣过程'.V186:'卷制-上茄衣过程'.X186 '卷制-上茄衣过程'.V188:'卷制-上茄衣过程'.X188 '卷制-上茄衣过程'.V190:'卷制-上茄衣过程'.X190 '卷制-上茄衣过程'.V192:'卷制-上茄衣过程'.X192 '卷制-上茄衣过程'.V194:'卷制-上茄衣过程'.X194 '卷制-上茄衣过程'.V196:'卷制-上茄衣过程'.X196 '卷制-上茄衣过程'.V198:'卷制-上茄衣过程'.X198 '卷制-上茄衣过程'.V200:'卷制-上茄衣过程'.X200 '卷制-上茄衣过程'.V202:'卷制-上茄衣过程'.X202 '卷制-上茄衣过程'.V204:'卷制-上茄衣过程'.X204 '卷制-上茄衣过程'.V206:'卷制-上茄衣过程'.X206 '卷制-上茄衣过程'.V208:'卷制-上茄衣过程'.X208 '卷制-上茄衣过程'.V210:'卷制-上茄衣过程'.X210 '卷制-上茄衣过程'.V212:'卷制-上茄衣过程'.X212 '卷制-上茄衣过程'.V214:'卷制-上茄衣过程'.X214 '卷制-上茄衣过程'.V216:'卷制-上茄衣过程'.X216 '卷制-上茄衣过程'.V218:'卷制-上茄衣过程'.X218 '卷制-上茄衣过程'.V220:'卷制-上茄衣过程'.X220 '卷制-上茄衣过程'.V222:'卷制-上茄衣过程'.X222 '卷制-上茄衣过程'.V224:'卷制-上茄衣过程'.X224 '卷制-上茄衣过程'.V226:'卷制-上茄衣过程'.X226 '卷制-上茄衣过程'.V228:'卷制-上茄衣过程'.X228 '卷制-上茄衣过程'.V230:'卷制-上茄衣过程'.X230 '卷制-上茄衣过程'.V232:'卷制-上茄衣过程'.X232 '卷制-上茄衣过程'.V234:'卷制-上茄衣过程'.X234 '卷制-上茄衣过程'.V236:'卷制-上茄衣过程'.X236 '卷制-上茄衣过程'.V238:'卷制-上茄衣过程'.X238 '卷制-上茄衣过程'.V240:'卷制-上茄衣过程'.X240 '卷制-上茄衣过程'.V242:'卷制-上茄衣过程'.X242 '卷制-上茄衣过程'.V244:'卷制-上茄衣过程'.X244 '卷制-上茄衣过程'.V246:'卷制-上茄衣过程'.X246 '卷制-上茄衣过程'.V248:'卷制-上茄衣过程'.X248 '卷制-上茄衣过程'.V250:'卷制-上茄衣过程'.X250 '卷制-上茄衣过程'.V252:'卷制-上茄衣过程'.X252 '卷制-上茄衣过程'.V254:'卷制-上茄衣过程'.X254 '卷制-上茄衣过程'.V256:'卷制-上茄衣过程'.X256 '卷制-上茄衣过程'.V258:'卷制-上茄衣过程'.X258 '卷制-上茄衣过程'.V260:'卷制-上茄衣过程'.X260 '卷制-上茄衣过程'.V262:'卷制-上茄衣过程'.X262 '卷制-上茄衣过程'.V264:'卷制-上茄衣过程'.X264 '卷制-上茄衣过程'.V266:'卷制-上茄衣过程'.X266 '卷制-上茄衣过程'.V268:'卷制-上茄衣过程'.X268 '卷制-上茄衣过程'.V270:'卷制-上茄衣过程'.X270 '卷制-上茄衣过程'.V272:'卷制-上茄衣过程'.X272 '卷制-上茄衣过程'.V274:'卷制-上茄衣过程'.X274 '卷制-上茄衣过程'.V276:'卷制-上茄衣过程'.X276 '卷制-上茄衣过程'.V278:'卷制-上茄衣过程'.X278 '卷制-上茄衣过程'.V280:'卷制-上茄衣过程'.X280 '卷制-上茄衣过程'.V282:'卷制-上茄衣过程'.X282 '卷制-上茄衣过程'.V284:'卷制-上茄衣过程'.X284 '卷制-上茄衣过程'.V286:'卷制-上茄衣过程'.X286 '卷制-上茄衣过程'.V288:'卷制-上茄衣过程'.X288 '卷制-上茄衣过程'.V290:'卷制-上茄衣过程'.X290 '卷制-上茄衣过程'.V292:'卷制-上茄衣过程'.X292 '卷制-上茄衣过程'.V294:'卷制-上茄衣过程'.X294 '卷制-上茄衣过程'.V296:'卷制-上茄衣过程'.X296 '卷制-上茄衣过程'.V298:'卷制-上茄衣过程'.X298 '卷制-上茄衣过程'.V300:'卷制-上茄衣过程'.X300 '卷制-上茄衣过程'.V302:'卷制-上茄衣过程'.X302 '卷制-上茄衣过程'.V304:'卷制-上茄衣过程'.X304">
            <calcext:condition calcext:apply-style-name="Gnumeric-8" calcext:value="between([.$U$5],[.$X$5])" calcext:base-cell-address="'卷制-上茄衣过程'.V6"/>
            <calcext:condition calcext:apply-style-name="Gnumeric-8" calcext:value="&gt;[.$X$5]" calcext:base-cell-address="'卷制-上茄衣过程'.V6"/>
          </calcext:conditional-format>
          <calcext:conditional-format calcext:target-range-address="'卷制-上茄衣过程'.V7:'卷制-上茄衣过程'.X7 '卷制-上茄衣过程'.V9:'卷制-上茄衣过程'.X9 '卷制-上茄衣过程'.V11:'卷制-上茄衣过程'.X11 '卷制-上茄衣过程'.V13:'卷制-上茄衣过程'.X13 '卷制-上茄衣过程'.V15:'卷制-上茄衣过程'.X15 '卷制-上茄衣过程'.V17:'卷制-上茄衣过程'.X17 '卷制-上茄衣过程'.V19:'卷制-上茄衣过程'.X19 '卷制-上茄衣过程'.V21:'卷制-上茄衣过程'.X21 '卷制-上茄衣过程'.V23:'卷制-上茄衣过程'.X23 '卷制-上茄衣过程'.V25:'卷制-上茄衣过程'.X25 '卷制-上茄衣过程'.V27:'卷制-上茄衣过程'.X27 '卷制-上茄衣过程'.V29:'卷制-上茄衣过程'.X29 '卷制-上茄衣过程'.V31:'卷制-上茄衣过程'.X31 '卷制-上茄衣过程'.V33:'卷制-上茄衣过程'.X33 '卷制-上茄衣过程'.V35:'卷制-上茄衣过程'.X35 '卷制-上茄衣过程'.V37:'卷制-上茄衣过程'.X37 '卷制-上茄衣过程'.V39:'卷制-上茄衣过程'.X39 '卷制-上茄衣过程'.V41:'卷制-上茄衣过程'.X41 '卷制-上茄衣过程'.V43:'卷制-上茄衣过程'.X43 '卷制-上茄衣过程'.V45:'卷制-上茄衣过程'.X45 '卷制-上茄衣过程'.V47:'卷制-上茄衣过程'.X47 '卷制-上茄衣过程'.V49:'卷制-上茄衣过程'.X49 '卷制-上茄衣过程'.V51:'卷制-上茄衣过程'.X51 '卷制-上茄衣过程'.V53:'卷制-上茄衣过程'.X53 '卷制-上茄衣过程'.V55:'卷制-上茄衣过程'.X55 '卷制-上茄衣过程'.V57:'卷制-上茄衣过程'.X57 '卷制-上茄衣过程'.V59:'卷制-上茄衣过程'.X59 '卷制-上茄衣过程'.V61:'卷制-上茄衣过程'.X61 '卷制-上茄衣过程'.V63:'卷制-上茄衣过程'.X63 '卷制-上茄衣过程'.V65:'卷制-上茄衣过程'.X65 '卷制-上茄衣过程'.V67:'卷制-上茄衣过程'.X67 '卷制-上茄衣过程'.V69:'卷制-上茄衣过程'.X69 '卷制-上茄衣过程'.V71:'卷制-上茄衣过程'.X71 '卷制-上茄衣过程'.V73:'卷制-上茄衣过程'.X73 '卷制-上茄衣过程'.V75:'卷制-上茄衣过程'.X75 '卷制-上茄衣过程'.V77:'卷制-上茄衣过程'.X77 '卷制-上茄衣过程'.V79:'卷制-上茄衣过程'.X79 '卷制-上茄衣过程'.V81:'卷制-上茄衣过程'.X81 '卷制-上茄衣过程'.V83:'卷制-上茄衣过程'.X83 '卷制-上茄衣过程'.V85:'卷制-上茄衣过程'.X85 '卷制-上茄衣过程'.V87:'卷制-上茄衣过程'.X87 '卷制-上茄衣过程'.V89:'卷制-上茄衣过程'.X89 '卷制-上茄衣过程'.V91:'卷制-上茄衣过程'.X91 '卷制-上茄衣过程'.V93:'卷制-上茄衣过程'.X93 '卷制-上茄衣过程'.V95:'卷制-上茄衣过程'.X95 '卷制-上茄衣过程'.V97:'卷制-上茄衣过程'.X97 '卷制-上茄衣过程'.V99:'卷制-上茄衣过程'.X99 '卷制-上茄衣过程'.V101:'卷制-上茄衣过程'.X101 '卷制-上茄衣过程'.V103:'卷制-上茄衣过程'.X103 '卷制-上茄衣过程'.V105:'卷制-上茄衣过程'.X105 '卷制-上茄衣过程'.V107:'卷制-上茄衣过程'.X107 '卷制-上茄衣过程'.V109:'卷制-上茄衣过程'.X109 '卷制-上茄衣过程'.V111:'卷制-上茄衣过程'.X111 '卷制-上茄衣过程'.V113:'卷制-上茄衣过程'.X113 '卷制-上茄衣过程'.V115:'卷制-上茄衣过程'.X115 '卷制-上茄衣过程'.V117:'卷制-上茄衣过程'.X117 '卷制-上茄衣过程'.V119:'卷制-上茄衣过程'.X119 '卷制-上茄衣过程'.V121:'卷制-上茄衣过程'.X121 '卷制-上茄衣过程'.V123:'卷制-上茄衣过程'.X123 '卷制-上茄衣过程'.V125:'卷制-上茄衣过程'.X125 '卷制-上茄衣过程'.V127:'卷制-上茄衣过程'.X127 '卷制-上茄衣过程'.V129:'卷制-上茄衣过程'.X129 '卷制-上茄衣过程'.V131:'卷制-上茄衣过程'.X131 '卷制-上茄衣过程'.V133:'卷制-上茄衣过程'.X133 '卷制-上茄衣过程'.V135:'卷制-上茄衣过程'.X135 '卷制-上茄衣过程'.V137:'卷制-上茄衣过程'.X137 '卷制-上茄衣过程'.V139:'卷制-上茄衣过程'.X139 '卷制-上茄衣过程'.V141:'卷制-上茄衣过程'.X141 '卷制-上茄衣过程'.V143:'卷制-上茄衣过程'.X143 '卷制-上茄衣过程'.V145:'卷制-上茄衣过程'.X145 '卷制-上茄衣过程'.V147:'卷制-上茄衣过程'.X147 '卷制-上茄衣过程'.V149:'卷制-上茄衣过程'.X149 '卷制-上茄衣过程'.V151:'卷制-上茄衣过程'.X151 '卷制-上茄衣过程'.V153:'卷制-上茄衣过程'.X153 '卷制-上茄衣过程'.V155:'卷制-上茄衣过程'.X155 '卷制-上茄衣过程'.V157:'卷制-上茄衣过程'.X157 '卷制-上茄衣过程'.V159:'卷制-上茄衣过程'.X159 '卷制-上茄衣过程'.V161:'卷制-上茄衣过程'.X161 '卷制-上茄衣过程'.V163:'卷制-上茄衣过程'.X163 '卷制-上茄衣过程'.V165:'卷制-上茄衣过程'.X165 '卷制-上茄衣过程'.V167:'卷制-上茄衣过程'.X167 '卷制-上茄衣过程'.V169:'卷制-上茄衣过程'.X169 '卷制-上茄衣过程'.V171:'卷制-上茄衣过程'.X171 '卷制-上茄衣过程'.V173:'卷制-上茄衣过程'.X173 '卷制-上茄衣过程'.V175:'卷制-上茄衣过程'.X175 '卷制-上茄衣过程'.V177:'卷制-上茄衣过程'.X177 '卷制-上茄衣过程'.V179:'卷制-上茄衣过程'.X179 '卷制-上茄衣过程'.V181:'卷制-上茄衣过程'.X181 '卷制-上茄衣过程'.V183:'卷制-上茄衣过程'.X183 '卷制-上茄衣过程'.V185:'卷制-上茄衣过程'.X185 '卷制-上茄衣过程'.V187:'卷制-上茄衣过程'.X187 '卷制-上茄衣过程'.V189:'卷制-上茄衣过程'.X189 '卷制-上茄衣过程'.V191:'卷制-上茄衣过程'.X191 '卷制-上茄衣过程'.V193:'卷制-上茄衣过程'.X193 '卷制-上茄衣过程'.V195:'卷制-上茄衣过程'.X195 '卷制-上茄衣过程'.V197:'卷制-上茄衣过程'.X197 '卷制-上茄衣过程'.V199:'卷制-上茄衣过程'.X199 '卷制-上茄衣过程'.V201:'卷制-上茄衣过程'.X201 '卷制-上茄衣过程'.V203:'卷制-上茄衣过程'.X203 '卷制-上茄衣过程'.V205:'卷制-上茄衣过程'.X205 '卷制-上茄衣过程'.V207:'卷制-上茄衣过程'.X207 '卷制-上茄衣过程'.V209:'卷制-上茄衣过程'.X209 '卷制-上茄衣过程'.V211:'卷制-上茄衣过程'.X211 '卷制-上茄衣过程'.V213:'卷制-上茄衣过程'.X213 '卷制-上茄衣过程'.V215:'卷制-上茄衣过程'.X215 '卷制-上茄衣过程'.V217:'卷制-上茄衣过程'.X217 '卷制-上茄衣过程'.V219:'卷制-上茄衣过程'.X219 '卷制-上茄衣过程'.V221:'卷制-上茄衣过程'.X221 '卷制-上茄衣过程'.V223:'卷制-上茄衣过程'.X223 '卷制-上茄衣过程'.V225:'卷制-上茄衣过程'.X225 '卷制-上茄衣过程'.V227:'卷制-上茄衣过程'.X227 '卷制-上茄衣过程'.V229:'卷制-上茄衣过程'.X229 '卷制-上茄衣过程'.V231:'卷制-上茄衣过程'.X231 '卷制-上茄衣过程'.V233:'卷制-上茄衣过程'.X233 '卷制-上茄衣过程'.V235:'卷制-上茄衣过程'.X235 '卷制-上茄衣过程'.V237:'卷制-上茄衣过程'.X237 '卷制-上茄衣过程'.V239:'卷制-上茄衣过程'.X239 '卷制-上茄衣过程'.V241:'卷制-上茄衣过程'.X241 '卷制-上茄衣过程'.V243:'卷制-上茄衣过程'.X243 '卷制-上茄衣过程'.V245:'卷制-上茄衣过程'.X245 '卷制-上茄衣过程'.V247:'卷制-上茄衣过程'.X247 '卷制-上茄衣过程'.V249:'卷制-上茄衣过程'.X249 '卷制-上茄衣过程'.V251:'卷制-上茄衣过程'.X251 '卷制-上茄衣过程'.V253:'卷制-上茄衣过程'.X253 '卷制-上茄衣过程'.V255:'卷制-上茄衣过程'.X255 '卷制-上茄衣过程'.V257:'卷制-上茄衣过程'.X257 '卷制-上茄衣过程'.V259:'卷制-上茄衣过程'.X259 '卷制-上茄衣过程'.V261:'卷制-上茄衣过程'.X261 '卷制-上茄衣过程'.V263:'卷制-上茄衣过程'.X263 '卷制-上茄衣过程'.V265:'卷制-上茄衣过程'.X265 '卷制-上茄衣过程'.V267:'卷制-上茄衣过程'.X267 '卷制-上茄衣过程'.V269:'卷制-上茄衣过程'.X269 '卷制-上茄衣过程'.V271:'卷制-上茄衣过程'.X271 '卷制-上茄衣过程'.V273:'卷制-上茄衣过程'.X273 '卷制-上茄衣过程'.V275:'卷制-上茄衣过程'.X275 '卷制-上茄衣过程'.V277:'卷制-上茄衣过程'.X277 '卷制-上茄衣过程'.V279:'卷制-上茄衣过程'.X279 '卷制-上茄衣过程'.V281:'卷制-上茄衣过程'.X281 '卷制-上茄衣过程'.V283:'卷制-上茄衣过程'.X283 '卷制-上茄衣过程'.V285:'卷制-上茄衣过程'.X285 '卷制-上茄衣过程'.V287:'卷制-上茄衣过程'.X287 '卷制-上茄衣过程'.V289:'卷制-上茄衣过程'.X289 '卷制-上茄衣过程'.V291:'卷制-上茄衣过程'.X291 '卷制-上茄衣过程'.V293:'卷制-上茄衣过程'.X293 '卷制-上茄衣过程'.V295:'卷制-上茄衣过程'.X295 '卷制-上茄衣过程'.V297:'卷制-上茄衣过程'.X297 '卷制-上茄衣过程'.V299:'卷制-上茄衣过程'.X299 '卷制-上茄衣过程'.V301:'卷制-上茄衣过程'.X301 '卷制-上茄衣过程'.V303:'卷制-上茄衣过程'.X303 '卷制-上茄衣过程'.V305:'卷制-上茄衣过程'.X305">
            <calcext:condition calcext:apply-style-name="Gnumeric-8" calcext:value="between([.$U$5],[.$X$5])" calcext:base-cell-address="'卷制-上茄衣过程'.V7"/>
            <calcext:condition calcext:apply-style-name="Gnumeric-8" calcext:value="&gt;[.$X$5]" calcext:base-cell-address="'卷制-上茄衣过程'.V7"/>
          </calcext:conditional-format>
          <calcext:conditional-format calcext:target-range-address="'卷制-上茄衣过程'.Y6:'卷制-上茄衣过程'.Y6 '卷制-上茄衣过程'.Y8:'卷制-上茄衣过程'.Y8 '卷制-上茄衣过程'.Y10:'卷制-上茄衣过程'.Y10 '卷制-上茄衣过程'.Y12:'卷制-上茄衣过程'.Y12 '卷制-上茄衣过程'.Y14:'卷制-上茄衣过程'.Y14 '卷制-上茄衣过程'.Y16:'卷制-上茄衣过程'.Y16 '卷制-上茄衣过程'.Y18:'卷制-上茄衣过程'.Y18 '卷制-上茄衣过程'.Y20:'卷制-上茄衣过程'.Y20 '卷制-上茄衣过程'.Y22:'卷制-上茄衣过程'.Y22 '卷制-上茄衣过程'.Y24:'卷制-上茄衣过程'.Y24 '卷制-上茄衣过程'.Y26:'卷制-上茄衣过程'.Y26 '卷制-上茄衣过程'.Y28:'卷制-上茄衣过程'.Y28 '卷制-上茄衣过程'.Y30:'卷制-上茄衣过程'.Y30 '卷制-上茄衣过程'.Y32:'卷制-上茄衣过程'.Y32 '卷制-上茄衣过程'.Y34:'卷制-上茄衣过程'.Y34 '卷制-上茄衣过程'.Y36:'卷制-上茄衣过程'.Y36 '卷制-上茄衣过程'.Y38:'卷制-上茄衣过程'.Y38 '卷制-上茄衣过程'.Y40:'卷制-上茄衣过程'.Y40 '卷制-上茄衣过程'.Y42:'卷制-上茄衣过程'.Y42 '卷制-上茄衣过程'.Y44:'卷制-上茄衣过程'.Y44 '卷制-上茄衣过程'.Y46:'卷制-上茄衣过程'.Y46 '卷制-上茄衣过程'.Y48:'卷制-上茄衣过程'.Y48 '卷制-上茄衣过程'.Y50:'卷制-上茄衣过程'.Y50 '卷制-上茄衣过程'.Y52:'卷制-上茄衣过程'.Y52 '卷制-上茄衣过程'.Y54:'卷制-上茄衣过程'.Y54 '卷制-上茄衣过程'.Y56:'卷制-上茄衣过程'.Y56 '卷制-上茄衣过程'.Y58:'卷制-上茄衣过程'.Y58 '卷制-上茄衣过程'.Y60:'卷制-上茄衣过程'.Y60 '卷制-上茄衣过程'.Y62:'卷制-上茄衣过程'.Y62 '卷制-上茄衣过程'.Y64:'卷制-上茄衣过程'.Y64 '卷制-上茄衣过程'.Y66:'卷制-上茄衣过程'.Y66 '卷制-上茄衣过程'.Y68:'卷制-上茄衣过程'.Y68 '卷制-上茄衣过程'.Y70:'卷制-上茄衣过程'.Y70 '卷制-上茄衣过程'.Y72:'卷制-上茄衣过程'.Y72 '卷制-上茄衣过程'.Y74:'卷制-上茄衣过程'.Y74 '卷制-上茄衣过程'.Y76:'卷制-上茄衣过程'.Y76 '卷制-上茄衣过程'.Y78:'卷制-上茄衣过程'.Y78 '卷制-上茄衣过程'.Y80:'卷制-上茄衣过程'.Y80 '卷制-上茄衣过程'.Y82:'卷制-上茄衣过程'.Y82 '卷制-上茄衣过程'.Y84:'卷制-上茄衣过程'.Y84 '卷制-上茄衣过程'.Y86:'卷制-上茄衣过程'.Y86 '卷制-上茄衣过程'.Y88:'卷制-上茄衣过程'.Y88 '卷制-上茄衣过程'.Y90:'卷制-上茄衣过程'.Y90 '卷制-上茄衣过程'.Y92:'卷制-上茄衣过程'.Y92 '卷制-上茄衣过程'.Y94:'卷制-上茄衣过程'.Y94 '卷制-上茄衣过程'.Y96:'卷制-上茄衣过程'.Y96 '卷制-上茄衣过程'.Y98:'卷制-上茄衣过程'.Y98 '卷制-上茄衣过程'.Y100:'卷制-上茄衣过程'.Y100 '卷制-上茄衣过程'.Y102:'卷制-上茄衣过程'.Y102 '卷制-上茄衣过程'.Y104:'卷制-上茄衣过程'.Y104 '卷制-上茄衣过程'.Y106:'卷制-上茄衣过程'.Y106 '卷制-上茄衣过程'.Y108:'卷制-上茄衣过程'.Y108 '卷制-上茄衣过程'.Y110:'卷制-上茄衣过程'.Y110 '卷制-上茄衣过程'.Y112:'卷制-上茄衣过程'.Y112 '卷制-上茄衣过程'.Y114:'卷制-上茄衣过程'.Y114 '卷制-上茄衣过程'.Y116:'卷制-上茄衣过程'.Y116 '卷制-上茄衣过程'.Y118:'卷制-上茄衣过程'.Y118 '卷制-上茄衣过程'.Y120:'卷制-上茄衣过程'.Y120 '卷制-上茄衣过程'.Y122:'卷制-上茄衣过程'.Y122 '卷制-上茄衣过程'.Y124:'卷制-上茄衣过程'.Y124 '卷制-上茄衣过程'.Y126:'卷制-上茄衣过程'.Y126 '卷制-上茄衣过程'.Y128:'卷制-上茄衣过程'.Y128 '卷制-上茄衣过程'.Y130:'卷制-上茄衣过程'.Y130 '卷制-上茄衣过程'.Y132:'卷制-上茄衣过程'.Y132 '卷制-上茄衣过程'.Y134:'卷制-上茄衣过程'.Y134 '卷制-上茄衣过程'.Y136:'卷制-上茄衣过程'.Y136 '卷制-上茄衣过程'.Y138:'卷制-上茄衣过程'.Y138 '卷制-上茄衣过程'.Y140:'卷制-上茄衣过程'.Y140 '卷制-上茄衣过程'.Y142:'卷制-上茄衣过程'.Y142 '卷制-上茄衣过程'.Y144:'卷制-上茄衣过程'.Y144 '卷制-上茄衣过程'.Y146:'卷制-上茄衣过程'.Y146 '卷制-上茄衣过程'.Y148:'卷制-上茄衣过程'.Y148 '卷制-上茄衣过程'.Y150:'卷制-上茄衣过程'.Y150 '卷制-上茄衣过程'.Y152:'卷制-上茄衣过程'.Y152 '卷制-上茄衣过程'.Y154:'卷制-上茄衣过程'.Y154 '卷制-上茄衣过程'.Y156:'卷制-上茄衣过程'.Y156 '卷制-上茄衣过程'.Y158:'卷制-上茄衣过程'.Y158 '卷制-上茄衣过程'.Y160:'卷制-上茄衣过程'.Y160 '卷制-上茄衣过程'.Y162:'卷制-上茄衣过程'.Y162 '卷制-上茄衣过程'.Y164:'卷制-上茄衣过程'.Y164 '卷制-上茄衣过程'.Y166:'卷制-上茄衣过程'.Y166 '卷制-上茄衣过程'.Y168:'卷制-上茄衣过程'.Y168 '卷制-上茄衣过程'.Y170:'卷制-上茄衣过程'.Y170 '卷制-上茄衣过程'.Y172:'卷制-上茄衣过程'.Y172 '卷制-上茄衣过程'.Y174:'卷制-上茄衣过程'.Y174 '卷制-上茄衣过程'.Y176:'卷制-上茄衣过程'.Y176 '卷制-上茄衣过程'.Y178:'卷制-上茄衣过程'.Y178 '卷制-上茄衣过程'.Y180:'卷制-上茄衣过程'.Y180 '卷制-上茄衣过程'.Y182:'卷制-上茄衣过程'.Y182 '卷制-上茄衣过程'.Y184:'卷制-上茄衣过程'.Y184 '卷制-上茄衣过程'.Y186:'卷制-上茄衣过程'.Y186 '卷制-上茄衣过程'.Y188:'卷制-上茄衣过程'.Y188 '卷制-上茄衣过程'.Y190:'卷制-上茄衣过程'.Y190 '卷制-上茄衣过程'.Y192:'卷制-上茄衣过程'.Y192 '卷制-上茄衣过程'.Y194:'卷制-上茄衣过程'.Y194 '卷制-上茄衣过程'.Y196:'卷制-上茄衣过程'.Y196 '卷制-上茄衣过程'.Y198:'卷制-上茄衣过程'.Y198 '卷制-上茄衣过程'.Y200:'卷制-上茄衣过程'.Y200 '卷制-上茄衣过程'.Y202:'卷制-上茄衣过程'.Y202 '卷制-上茄衣过程'.Y204:'卷制-上茄衣过程'.Y204 '卷制-上茄衣过程'.Y206:'卷制-上茄衣过程'.Y206 '卷制-上茄衣过程'.Y208:'卷制-上茄衣过程'.Y208 '卷制-上茄衣过程'.Y210:'卷制-上茄衣过程'.Y210 '卷制-上茄衣过程'.Y212:'卷制-上茄衣过程'.Y212 '卷制-上茄衣过程'.Y214:'卷制-上茄衣过程'.Y214 '卷制-上茄衣过程'.Y216:'卷制-上茄衣过程'.Y216 '卷制-上茄衣过程'.Y218:'卷制-上茄衣过程'.Y218 '卷制-上茄衣过程'.Y220:'卷制-上茄衣过程'.Y220 '卷制-上茄衣过程'.Y222:'卷制-上茄衣过程'.Y222 '卷制-上茄衣过程'.Y224:'卷制-上茄衣过程'.Y224 '卷制-上茄衣过程'.Y226:'卷制-上茄衣过程'.Y226 '卷制-上茄衣过程'.Y228:'卷制-上茄衣过程'.Y228 '卷制-上茄衣过程'.Y230:'卷制-上茄衣过程'.Y230 '卷制-上茄衣过程'.Y232:'卷制-上茄衣过程'.Y232 '卷制-上茄衣过程'.Y234:'卷制-上茄衣过程'.Y234 '卷制-上茄衣过程'.Y236:'卷制-上茄衣过程'.Y236 '卷制-上茄衣过程'.Y238:'卷制-上茄衣过程'.Y238 '卷制-上茄衣过程'.Y240:'卷制-上茄衣过程'.Y240 '卷制-上茄衣过程'.Y242:'卷制-上茄衣过程'.Y242 '卷制-上茄衣过程'.Y244:'卷制-上茄衣过程'.Y244 '卷制-上茄衣过程'.Y246:'卷制-上茄衣过程'.Y246 '卷制-上茄衣过程'.Y248:'卷制-上茄衣过程'.Y248 '卷制-上茄衣过程'.Y250:'卷制-上茄衣过程'.Y250 '卷制-上茄衣过程'.Y252:'卷制-上茄衣过程'.Y252 '卷制-上茄衣过程'.Y254:'卷制-上茄衣过程'.Y254 '卷制-上茄衣过程'.Y256:'卷制-上茄衣过程'.Y256 '卷制-上茄衣过程'.Y258:'卷制-上茄衣过程'.Y258 '卷制-上茄衣过程'.Y260:'卷制-上茄衣过程'.Y260 '卷制-上茄衣过程'.Y262:'卷制-上茄衣过程'.Y262 '卷制-上茄衣过程'.Y264:'卷制-上茄衣过程'.Y264 '卷制-上茄衣过程'.Y266:'卷制-上茄衣过程'.Y266 '卷制-上茄衣过程'.Y268:'卷制-上茄衣过程'.Y268 '卷制-上茄衣过程'.Y270:'卷制-上茄衣过程'.Y270 '卷制-上茄衣过程'.Y272:'卷制-上茄衣过程'.Y272 '卷制-上茄衣过程'.Y274:'卷制-上茄衣过程'.Y274 '卷制-上茄衣过程'.Y276:'卷制-上茄衣过程'.Y276 '卷制-上茄衣过程'.Y278:'卷制-上茄衣过程'.Y278 '卷制-上茄衣过程'.Y280:'卷制-上茄衣过程'.Y280 '卷制-上茄衣过程'.Y282:'卷制-上茄衣过程'.Y282 '卷制-上茄衣过程'.Y284:'卷制-上茄衣过程'.Y284 '卷制-上茄衣过程'.Y286:'卷制-上茄衣过程'.Y286 '卷制-上茄衣过程'.Y288:'卷制-上茄衣过程'.Y288 '卷制-上茄衣过程'.Y290:'卷制-上茄衣过程'.Y290 '卷制-上茄衣过程'.Y292:'卷制-上茄衣过程'.Y292 '卷制-上茄衣过程'.Y294:'卷制-上茄衣过程'.Y294 '卷制-上茄衣过程'.Y296:'卷制-上茄衣过程'.Y296 '卷制-上茄衣过程'.Y298:'卷制-上茄衣过程'.Y298 '卷制-上茄衣过程'.Y300:'卷制-上茄衣过程'.Y300 '卷制-上茄衣过程'.Y302:'卷制-上茄衣过程'.Y302 '卷制-上茄衣过程'.Y304:'卷制-上茄衣过程'.Y304">
            <calcext:condition calcext:apply-style-name="Gnumeric-8" calcext:value="between([.$U$5],[.$X$5])" calcext:base-cell-address="'卷制-上茄衣过程'.Y6"/>
            <calcext:condition calcext:apply-style-name="Gnumeric-8" calcext:value="&gt;[.$X$5]" calcext:base-cell-address="'卷制-上茄衣过程'.Y6"/>
          </calcext:conditional-format>
          <calcext:conditional-format calcext:target-range-address="'卷制-上茄衣过程'.Y7:'卷制-上茄衣过程'.Y7 '卷制-上茄衣过程'.Y9:'卷制-上茄衣过程'.Y9 '卷制-上茄衣过程'.Y11:'卷制-上茄衣过程'.Y11 '卷制-上茄衣过程'.Y13:'卷制-上茄衣过程'.Y13 '卷制-上茄衣过程'.Y15:'卷制-上茄衣过程'.Y15 '卷制-上茄衣过程'.Y17:'卷制-上茄衣过程'.Y17 '卷制-上茄衣过程'.Y19:'卷制-上茄衣过程'.Y19 '卷制-上茄衣过程'.Y21:'卷制-上茄衣过程'.Y21 '卷制-上茄衣过程'.Y23:'卷制-上茄衣过程'.Y23 '卷制-上茄衣过程'.Y25:'卷制-上茄衣过程'.Y25 '卷制-上茄衣过程'.Y27:'卷制-上茄衣过程'.Y27 '卷制-上茄衣过程'.Y29:'卷制-上茄衣过程'.Y29 '卷制-上茄衣过程'.Y31:'卷制-上茄衣过程'.Y31 '卷制-上茄衣过程'.Y33:'卷制-上茄衣过程'.Y33 '卷制-上茄衣过程'.Y35:'卷制-上茄衣过程'.Y35 '卷制-上茄衣过程'.Y37:'卷制-上茄衣过程'.Y37 '卷制-上茄衣过程'.Y39:'卷制-上茄衣过程'.Y39 '卷制-上茄衣过程'.Y41:'卷制-上茄衣过程'.Y41 '卷制-上茄衣过程'.Y43:'卷制-上茄衣过程'.Y43 '卷制-上茄衣过程'.Y45:'卷制-上茄衣过程'.Y45 '卷制-上茄衣过程'.Y47:'卷制-上茄衣过程'.Y47 '卷制-上茄衣过程'.Y49:'卷制-上茄衣过程'.Y49 '卷制-上茄衣过程'.Y51:'卷制-上茄衣过程'.Y51 '卷制-上茄衣过程'.Y53:'卷制-上茄衣过程'.Y53 '卷制-上茄衣过程'.Y55:'卷制-上茄衣过程'.Y55 '卷制-上茄衣过程'.Y57:'卷制-上茄衣过程'.Y57 '卷制-上茄衣过程'.Y59:'卷制-上茄衣过程'.Y59 '卷制-上茄衣过程'.Y61:'卷制-上茄衣过程'.Y61 '卷制-上茄衣过程'.Y63:'卷制-上茄衣过程'.Y63 '卷制-上茄衣过程'.Y65:'卷制-上茄衣过程'.Y65 '卷制-上茄衣过程'.Y67:'卷制-上茄衣过程'.Y67 '卷制-上茄衣过程'.Y69:'卷制-上茄衣过程'.Y69 '卷制-上茄衣过程'.Y71:'卷制-上茄衣过程'.Y71 '卷制-上茄衣过程'.Y73:'卷制-上茄衣过程'.Y73 '卷制-上茄衣过程'.Y75:'卷制-上茄衣过程'.Y75 '卷制-上茄衣过程'.Y77:'卷制-上茄衣过程'.Y77 '卷制-上茄衣过程'.Y79:'卷制-上茄衣过程'.Y79 '卷制-上茄衣过程'.Y81:'卷制-上茄衣过程'.Y81 '卷制-上茄衣过程'.Y83:'卷制-上茄衣过程'.Y83 '卷制-上茄衣过程'.Y85:'卷制-上茄衣过程'.Y85 '卷制-上茄衣过程'.Y87:'卷制-上茄衣过程'.Y87 '卷制-上茄衣过程'.Y89:'卷制-上茄衣过程'.Y89 '卷制-上茄衣过程'.Y91:'卷制-上茄衣过程'.Y91 '卷制-上茄衣过程'.Y93:'卷制-上茄衣过程'.Y93 '卷制-上茄衣过程'.Y95:'卷制-上茄衣过程'.Y95 '卷制-上茄衣过程'.Y97:'卷制-上茄衣过程'.Y97 '卷制-上茄衣过程'.Y99:'卷制-上茄衣过程'.Y99 '卷制-上茄衣过程'.Y101:'卷制-上茄衣过程'.Y101 '卷制-上茄衣过程'.Y103:'卷制-上茄衣过程'.Y103 '卷制-上茄衣过程'.Y105:'卷制-上茄衣过程'.Y105 '卷制-上茄衣过程'.Y107:'卷制-上茄衣过程'.Y107 '卷制-上茄衣过程'.Y109:'卷制-上茄衣过程'.Y109 '卷制-上茄衣过程'.Y111:'卷制-上茄衣过程'.Y111 '卷制-上茄衣过程'.Y113:'卷制-上茄衣过程'.Y113 '卷制-上茄衣过程'.Y115:'卷制-上茄衣过程'.Y115 '卷制-上茄衣过程'.Y117:'卷制-上茄衣过程'.Y117 '卷制-上茄衣过程'.Y119:'卷制-上茄衣过程'.Y119 '卷制-上茄衣过程'.Y121:'卷制-上茄衣过程'.Y121 '卷制-上茄衣过程'.Y123:'卷制-上茄衣过程'.Y123 '卷制-上茄衣过程'.Y125:'卷制-上茄衣过程'.Y125 '卷制-上茄衣过程'.Y127:'卷制-上茄衣过程'.Y127 '卷制-上茄衣过程'.Y129:'卷制-上茄衣过程'.Y129 '卷制-上茄衣过程'.Y131:'卷制-上茄衣过程'.Y131 '卷制-上茄衣过程'.Y133:'卷制-上茄衣过程'.Y133 '卷制-上茄衣过程'.Y135:'卷制-上茄衣过程'.Y135 '卷制-上茄衣过程'.Y137:'卷制-上茄衣过程'.Y137 '卷制-上茄衣过程'.Y139:'卷制-上茄衣过程'.Y139 '卷制-上茄衣过程'.Y141:'卷制-上茄衣过程'.Y141 '卷制-上茄衣过程'.Y143:'卷制-上茄衣过程'.Y143 '卷制-上茄衣过程'.Y145:'卷制-上茄衣过程'.Y145 '卷制-上茄衣过程'.Y147:'卷制-上茄衣过程'.Y147 '卷制-上茄衣过程'.Y149:'卷制-上茄衣过程'.Y149 '卷制-上茄衣过程'.Y151:'卷制-上茄衣过程'.Y151 '卷制-上茄衣过程'.Y153:'卷制-上茄衣过程'.Y153 '卷制-上茄衣过程'.Y155:'卷制-上茄衣过程'.Y155 '卷制-上茄衣过程'.Y157:'卷制-上茄衣过程'.Y157 '卷制-上茄衣过程'.Y159:'卷制-上茄衣过程'.Y159 '卷制-上茄衣过程'.Y161:'卷制-上茄衣过程'.Y161 '卷制-上茄衣过程'.Y163:'卷制-上茄衣过程'.Y163 '卷制-上茄衣过程'.Y165:'卷制-上茄衣过程'.Y165 '卷制-上茄衣过程'.Y167:'卷制-上茄衣过程'.Y167 '卷制-上茄衣过程'.Y169:'卷制-上茄衣过程'.Y169 '卷制-上茄衣过程'.Y171:'卷制-上茄衣过程'.Y171 '卷制-上茄衣过程'.Y173:'卷制-上茄衣过程'.Y173 '卷制-上茄衣过程'.Y175:'卷制-上茄衣过程'.Y175 '卷制-上茄衣过程'.Y177:'卷制-上茄衣过程'.Y177 '卷制-上茄衣过程'.Y179:'卷制-上茄衣过程'.Y179 '卷制-上茄衣过程'.Y181:'卷制-上茄衣过程'.Y181 '卷制-上茄衣过程'.Y183:'卷制-上茄衣过程'.Y183 '卷制-上茄衣过程'.Y185:'卷制-上茄衣过程'.Y185 '卷制-上茄衣过程'.Y187:'卷制-上茄衣过程'.Y187 '卷制-上茄衣过程'.Y189:'卷制-上茄衣过程'.Y189 '卷制-上茄衣过程'.Y191:'卷制-上茄衣过程'.Y191 '卷制-上茄衣过程'.Y193:'卷制-上茄衣过程'.Y193 '卷制-上茄衣过程'.Y195:'卷制-上茄衣过程'.Y195 '卷制-上茄衣过程'.Y197:'卷制-上茄衣过程'.Y197 '卷制-上茄衣过程'.Y199:'卷制-上茄衣过程'.Y199 '卷制-上茄衣过程'.Y201:'卷制-上茄衣过程'.Y201 '卷制-上茄衣过程'.Y203:'卷制-上茄衣过程'.Y203 '卷制-上茄衣过程'.Y205:'卷制-上茄衣过程'.Y205 '卷制-上茄衣过程'.Y207:'卷制-上茄衣过程'.Y207 '卷制-上茄衣过程'.Y209:'卷制-上茄衣过程'.Y209 '卷制-上茄衣过程'.Y211:'卷制-上茄衣过程'.Y211 '卷制-上茄衣过程'.Y213:'卷制-上茄衣过程'.Y213 '卷制-上茄衣过程'.Y215:'卷制-上茄衣过程'.Y215 '卷制-上茄衣过程'.Y217:'卷制-上茄衣过程'.Y217 '卷制-上茄衣过程'.Y219:'卷制-上茄衣过程'.Y219 '卷制-上茄衣过程'.Y221:'卷制-上茄衣过程'.Y221 '卷制-上茄衣过程'.Y223:'卷制-上茄衣过程'.Y223 '卷制-上茄衣过程'.Y225:'卷制-上茄衣过程'.Y225 '卷制-上茄衣过程'.Y227:'卷制-上茄衣过程'.Y227 '卷制-上茄衣过程'.Y229:'卷制-上茄衣过程'.Y229 '卷制-上茄衣过程'.Y231:'卷制-上茄衣过程'.Y231 '卷制-上茄衣过程'.Y233:'卷制-上茄衣过程'.Y233 '卷制-上茄衣过程'.Y235:'卷制-上茄衣过程'.Y235 '卷制-上茄衣过程'.Y237:'卷制-上茄衣过程'.Y237 '卷制-上茄衣过程'.Y239:'卷制-上茄衣过程'.Y239 '卷制-上茄衣过程'.Y241:'卷制-上茄衣过程'.Y241 '卷制-上茄衣过程'.Y243:'卷制-上茄衣过程'.Y243 '卷制-上茄衣过程'.Y245:'卷制-上茄衣过程'.Y245 '卷制-上茄衣过程'.Y247:'卷制-上茄衣过程'.Y247 '卷制-上茄衣过程'.Y249:'卷制-上茄衣过程'.Y249 '卷制-上茄衣过程'.Y251:'卷制-上茄衣过程'.Y251 '卷制-上茄衣过程'.Y253:'卷制-上茄衣过程'.Y253 '卷制-上茄衣过程'.Y255:'卷制-上茄衣过程'.Y255 '卷制-上茄衣过程'.Y257:'卷制-上茄衣过程'.Y257 '卷制-上茄衣过程'.Y259:'卷制-上茄衣过程'.Y259 '卷制-上茄衣过程'.Y261:'卷制-上茄衣过程'.Y261 '卷制-上茄衣过程'.Y263:'卷制-上茄衣过程'.Y263 '卷制-上茄衣过程'.Y265:'卷制-上茄衣过程'.Y265 '卷制-上茄衣过程'.Y267:'卷制-上茄衣过程'.Y267 '卷制-上茄衣过程'.Y269:'卷制-上茄衣过程'.Y269 '卷制-上茄衣过程'.Y271:'卷制-上茄衣过程'.Y271 '卷制-上茄衣过程'.Y273:'卷制-上茄衣过程'.Y273 '卷制-上茄衣过程'.Y275:'卷制-上茄衣过程'.Y275 '卷制-上茄衣过程'.Y277:'卷制-上茄衣过程'.Y277 '卷制-上茄衣过程'.Y279:'卷制-上茄衣过程'.Y279 '卷制-上茄衣过程'.Y281:'卷制-上茄衣过程'.Y281 '卷制-上茄衣过程'.Y283:'卷制-上茄衣过程'.Y283 '卷制-上茄衣过程'.Y285:'卷制-上茄衣过程'.Y285 '卷制-上茄衣过程'.Y287:'卷制-上茄衣过程'.Y287 '卷制-上茄衣过程'.Y289:'卷制-上茄衣过程'.Y289 '卷制-上茄衣过程'.Y291:'卷制-上茄衣过程'.Y291 '卷制-上茄衣过程'.Y293:'卷制-上茄衣过程'.Y293 '卷制-上茄衣过程'.Y295:'卷制-上茄衣过程'.Y295 '卷制-上茄衣过程'.Y297:'卷制-上茄衣过程'.Y297 '卷制-上茄衣过程'.Y299:'卷制-上茄衣过程'.Y299 '卷制-上茄衣过程'.Y301:'卷制-上茄衣过程'.Y301 '卷制-上茄衣过程'.Y303:'卷制-上茄衣过程'.Y303 '卷制-上茄衣过程'.Y305:'卷制-上茄衣过程'.Y305">
            <calcext:condition calcext:apply-style-name="Gnumeric-8" calcext:value="between([.$U$5],[.$X$5])" calcext:base-cell-address="'卷制-上茄衣过程'.Y7"/>
            <calcext:condition calcext:apply-style-name="Gnumeric-8" calcext:value="&gt;[.$X$5]" calcext:base-cell-address="'卷制-上茄衣过程'.Y7"/>
          </calcext:conditional-format>
          <calcext:conditional-format calcext:target-range-address="'卷制-上茄衣过程'.AQ6:'卷制-上茄衣过程'.AQ6 '卷制-上茄衣过程'.AQ8:'卷制-上茄衣过程'.AQ8 '卷制-上茄衣过程'.AQ10:'卷制-上茄衣过程'.AQ10 '卷制-上茄衣过程'.AQ12:'卷制-上茄衣过程'.AQ12 '卷制-上茄衣过程'.AQ14:'卷制-上茄衣过程'.AQ14 '卷制-上茄衣过程'.AQ16:'卷制-上茄衣过程'.AQ16 '卷制-上茄衣过程'.AQ18:'卷制-上茄衣过程'.AQ18 '卷制-上茄衣过程'.AQ20:'卷制-上茄衣过程'.AQ20 '卷制-上茄衣过程'.AQ22:'卷制-上茄衣过程'.AQ22 '卷制-上茄衣过程'.AQ24:'卷制-上茄衣过程'.AQ24 '卷制-上茄衣过程'.AQ26:'卷制-上茄衣过程'.AQ26 '卷制-上茄衣过程'.AQ28:'卷制-上茄衣过程'.AQ28 '卷制-上茄衣过程'.AQ30:'卷制-上茄衣过程'.AQ30 '卷制-上茄衣过程'.AQ32:'卷制-上茄衣过程'.AQ32 '卷制-上茄衣过程'.AQ34:'卷制-上茄衣过程'.AQ34 '卷制-上茄衣过程'.AQ36:'卷制-上茄衣过程'.AQ36 '卷制-上茄衣过程'.AQ38:'卷制-上茄衣过程'.AQ38 '卷制-上茄衣过程'.AQ40:'卷制-上茄衣过程'.AQ40 '卷制-上茄衣过程'.AQ42:'卷制-上茄衣过程'.AQ42 '卷制-上茄衣过程'.AQ44:'卷制-上茄衣过程'.AQ44 '卷制-上茄衣过程'.AQ46:'卷制-上茄衣过程'.AQ46 '卷制-上茄衣过程'.AQ48:'卷制-上茄衣过程'.AQ48 '卷制-上茄衣过程'.AQ50:'卷制-上茄衣过程'.AQ50 '卷制-上茄衣过程'.AQ52:'卷制-上茄衣过程'.AQ52 '卷制-上茄衣过程'.AQ54:'卷制-上茄衣过程'.AQ54 '卷制-上茄衣过程'.AQ56:'卷制-上茄衣过程'.AQ56 '卷制-上茄衣过程'.AQ58:'卷制-上茄衣过程'.AQ58 '卷制-上茄衣过程'.AQ60:'卷制-上茄衣过程'.AQ60 '卷制-上茄衣过程'.AQ62:'卷制-上茄衣过程'.AQ62 '卷制-上茄衣过程'.AQ64:'卷制-上茄衣过程'.AQ64 '卷制-上茄衣过程'.AQ66:'卷制-上茄衣过程'.AQ66 '卷制-上茄衣过程'.AQ68:'卷制-上茄衣过程'.AQ68 '卷制-上茄衣过程'.AQ70:'卷制-上茄衣过程'.AQ70 '卷制-上茄衣过程'.AQ72:'卷制-上茄衣过程'.AQ72 '卷制-上茄衣过程'.AQ74:'卷制-上茄衣过程'.AQ74 '卷制-上茄衣过程'.AQ76:'卷制-上茄衣过程'.AQ76 '卷制-上茄衣过程'.AQ78:'卷制-上茄衣过程'.AQ78 '卷制-上茄衣过程'.AQ80:'卷制-上茄衣过程'.AQ80 '卷制-上茄衣过程'.AQ82:'卷制-上茄衣过程'.AQ82 '卷制-上茄衣过程'.AQ84:'卷制-上茄衣过程'.AQ84 '卷制-上茄衣过程'.AQ86:'卷制-上茄衣过程'.AQ86 '卷制-上茄衣过程'.AQ88:'卷制-上茄衣过程'.AQ88 '卷制-上茄衣过程'.AQ90:'卷制-上茄衣过程'.AQ90 '卷制-上茄衣过程'.AQ92:'卷制-上茄衣过程'.AQ92 '卷制-上茄衣过程'.AQ94:'卷制-上茄衣过程'.AQ94 '卷制-上茄衣过程'.AQ96:'卷制-上茄衣过程'.AQ96 '卷制-上茄衣过程'.AQ98:'卷制-上茄衣过程'.AQ98 '卷制-上茄衣过程'.AQ100:'卷制-上茄衣过程'.AQ100 '卷制-上茄衣过程'.AQ102:'卷制-上茄衣过程'.AQ102 '卷制-上茄衣过程'.AQ104:'卷制-上茄衣过程'.AQ104 '卷制-上茄衣过程'.AQ106:'卷制-上茄衣过程'.AQ106 '卷制-上茄衣过程'.AQ108:'卷制-上茄衣过程'.AQ108 '卷制-上茄衣过程'.AQ110:'卷制-上茄衣过程'.AQ110 '卷制-上茄衣过程'.AQ112:'卷制-上茄衣过程'.AQ112 '卷制-上茄衣过程'.AQ114:'卷制-上茄衣过程'.AQ114 '卷制-上茄衣过程'.AQ116:'卷制-上茄衣过程'.AQ116 '卷制-上茄衣过程'.AQ118:'卷制-上茄衣过程'.AQ118 '卷制-上茄衣过程'.AQ120:'卷制-上茄衣过程'.AQ120 '卷制-上茄衣过程'.AQ122:'卷制-上茄衣过程'.AQ122 '卷制-上茄衣过程'.AQ124:'卷制-上茄衣过程'.AQ124 '卷制-上茄衣过程'.AQ126:'卷制-上茄衣过程'.AQ126 '卷制-上茄衣过程'.AQ128:'卷制-上茄衣过程'.AQ128 '卷制-上茄衣过程'.AQ130:'卷制-上茄衣过程'.AQ130 '卷制-上茄衣过程'.AQ132:'卷制-上茄衣过程'.AQ132 '卷制-上茄衣过程'.AQ134:'卷制-上茄衣过程'.AQ134 '卷制-上茄衣过程'.AQ136:'卷制-上茄衣过程'.AQ136 '卷制-上茄衣过程'.AQ138:'卷制-上茄衣过程'.AQ138 '卷制-上茄衣过程'.AQ140:'卷制-上茄衣过程'.AQ140 '卷制-上茄衣过程'.AQ142:'卷制-上茄衣过程'.AQ142 '卷制-上茄衣过程'.AQ144:'卷制-上茄衣过程'.AQ144 '卷制-上茄衣过程'.AQ146:'卷制-上茄衣过程'.AQ146 '卷制-上茄衣过程'.AQ148:'卷制-上茄衣过程'.AQ148 '卷制-上茄衣过程'.AQ150:'卷制-上茄衣过程'.AQ150 '卷制-上茄衣过程'.AQ152:'卷制-上茄衣过程'.AQ152 '卷制-上茄衣过程'.AQ154:'卷制-上茄衣过程'.AQ154 '卷制-上茄衣过程'.AQ156:'卷制-上茄衣过程'.AQ156 '卷制-上茄衣过程'.AQ158:'卷制-上茄衣过程'.AQ158 '卷制-上茄衣过程'.AQ160:'卷制-上茄衣过程'.AQ160 '卷制-上茄衣过程'.AQ162:'卷制-上茄衣过程'.AQ162 '卷制-上茄衣过程'.AQ164:'卷制-上茄衣过程'.AQ164 '卷制-上茄衣过程'.AQ166:'卷制-上茄衣过程'.AQ166 '卷制-上茄衣过程'.AQ168:'卷制-上茄衣过程'.AQ168 '卷制-上茄衣过程'.AQ170:'卷制-上茄衣过程'.AQ170 '卷制-上茄衣过程'.AQ172:'卷制-上茄衣过程'.AQ172 '卷制-上茄衣过程'.AQ174:'卷制-上茄衣过程'.AQ174 '卷制-上茄衣过程'.AQ176:'卷制-上茄衣过程'.AQ176 '卷制-上茄衣过程'.AQ178:'卷制-上茄衣过程'.AQ178 '卷制-上茄衣过程'.AQ180:'卷制-上茄衣过程'.AQ180 '卷制-上茄衣过程'.AQ182:'卷制-上茄衣过程'.AQ182 '卷制-上茄衣过程'.AQ184:'卷制-上茄衣过程'.AQ184 '卷制-上茄衣过程'.AQ186:'卷制-上茄衣过程'.AQ186 '卷制-上茄衣过程'.AQ188:'卷制-上茄衣过程'.AQ188 '卷制-上茄衣过程'.AQ190:'卷制-上茄衣过程'.AQ190 '卷制-上茄衣过程'.AQ192:'卷制-上茄衣过程'.AQ192 '卷制-上茄衣过程'.AQ194:'卷制-上茄衣过程'.AQ194 '卷制-上茄衣过程'.AQ196:'卷制-上茄衣过程'.AQ196 '卷制-上茄衣过程'.AQ198:'卷制-上茄衣过程'.AQ198 '卷制-上茄衣过程'.AQ200:'卷制-上茄衣过程'.AQ200 '卷制-上茄衣过程'.AQ202:'卷制-上茄衣过程'.AQ202 '卷制-上茄衣过程'.AQ204:'卷制-上茄衣过程'.AQ204 '卷制-上茄衣过程'.AQ206:'卷制-上茄衣过程'.AQ206 '卷制-上茄衣过程'.AQ208:'卷制-上茄衣过程'.AQ208 '卷制-上茄衣过程'.AQ210:'卷制-上茄衣过程'.AQ210 '卷制-上茄衣过程'.AQ212:'卷制-上茄衣过程'.AQ212 '卷制-上茄衣过程'.AQ214:'卷制-上茄衣过程'.AQ214 '卷制-上茄衣过程'.AQ216:'卷制-上茄衣过程'.AQ216 '卷制-上茄衣过程'.AQ218:'卷制-上茄衣过程'.AQ218 '卷制-上茄衣过程'.AQ220:'卷制-上茄衣过程'.AQ220 '卷制-上茄衣过程'.AQ222:'卷制-上茄衣过程'.AQ222 '卷制-上茄衣过程'.AQ224:'卷制-上茄衣过程'.AQ224 '卷制-上茄衣过程'.AQ226:'卷制-上茄衣过程'.AQ226 '卷制-上茄衣过程'.AQ228:'卷制-上茄衣过程'.AQ228 '卷制-上茄衣过程'.AQ230:'卷制-上茄衣过程'.AQ230 '卷制-上茄衣过程'.AQ232:'卷制-上茄衣过程'.AQ232 '卷制-上茄衣过程'.AQ234:'卷制-上茄衣过程'.AQ234 '卷制-上茄衣过程'.AQ236:'卷制-上茄衣过程'.AQ236 '卷制-上茄衣过程'.AQ238:'卷制-上茄衣过程'.AQ238 '卷制-上茄衣过程'.AQ240:'卷制-上茄衣过程'.AQ240 '卷制-上茄衣过程'.AQ242:'卷制-上茄衣过程'.AQ242 '卷制-上茄衣过程'.AQ244:'卷制-上茄衣过程'.AQ244 '卷制-上茄衣过程'.AQ246:'卷制-上茄衣过程'.AQ246 '卷制-上茄衣过程'.AQ248:'卷制-上茄衣过程'.AQ248 '卷制-上茄衣过程'.AQ250:'卷制-上茄衣过程'.AQ250 '卷制-上茄衣过程'.AQ252:'卷制-上茄衣过程'.AQ252 '卷制-上茄衣过程'.AQ254:'卷制-上茄衣过程'.AQ254 '卷制-上茄衣过程'.AQ256:'卷制-上茄衣过程'.AQ256 '卷制-上茄衣过程'.AQ258:'卷制-上茄衣过程'.AQ258 '卷制-上茄衣过程'.AQ260:'卷制-上茄衣过程'.AQ260 '卷制-上茄衣过程'.AQ262:'卷制-上茄衣过程'.AQ262 '卷制-上茄衣过程'.AQ264:'卷制-上茄衣过程'.AQ264 '卷制-上茄衣过程'.AQ266:'卷制-上茄衣过程'.AQ266 '卷制-上茄衣过程'.AQ268:'卷制-上茄衣过程'.AQ268 '卷制-上茄衣过程'.AQ270:'卷制-上茄衣过程'.AQ270 '卷制-上茄衣过程'.AQ272:'卷制-上茄衣过程'.AQ272 '卷制-上茄衣过程'.AQ274:'卷制-上茄衣过程'.AQ274 '卷制-上茄衣过程'.AQ276:'卷制-上茄衣过程'.AQ276 '卷制-上茄衣过程'.AQ278:'卷制-上茄衣过程'.AQ278 '卷制-上茄衣过程'.AQ280:'卷制-上茄衣过程'.AQ280 '卷制-上茄衣过程'.AQ282:'卷制-上茄衣过程'.AQ282 '卷制-上茄衣过程'.AQ284:'卷制-上茄衣过程'.AQ284 '卷制-上茄衣过程'.AQ286:'卷制-上茄衣过程'.AQ286 '卷制-上茄衣过程'.AQ288:'卷制-上茄衣过程'.AQ288 '卷制-上茄衣过程'.AQ290:'卷制-上茄衣过程'.AQ290 '卷制-上茄衣过程'.AQ292:'卷制-上茄衣过程'.AQ292 '卷制-上茄衣过程'.AQ294:'卷制-上茄衣过程'.AQ294 '卷制-上茄衣过程'.AQ296:'卷制-上茄衣过程'.AQ296 '卷制-上茄衣过程'.AQ298:'卷制-上茄衣过程'.AQ298 '卷制-上茄衣过程'.AQ300:'卷制-上茄衣过程'.AQ300 '卷制-上茄衣过程'.AQ302:'卷制-上茄衣过程'.AQ302 '卷制-上茄衣过程'.AQ304:'卷制-上茄衣过程'.AQ304">
            <calcext:condition calcext:apply-style-name="Gnumeric-8" calcext:value="formula-is(NOT(ISERROR(SEARCH(&quot;不&quot;;[.AQ6]))))" calcext:base-cell-address="'卷制-上茄衣过程'.AQ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Times New Roman" svg:font-family="'Times New Roman'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/>
      <number:text>月</number:text>
      <number:day/>
      <number:text>日</number:text>
    </number:date-style>
    <number:date-style style:name="N122P0" style:volatile="true">
      <number:month/>
      <number:text>月</number:text>
      <number:day/>
      <number:text>日</number:text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1" style:family="table-cell" style:parent-style-name="Default">
      <style:table-cell-properties fo:background-color="#993300" style:cell-protect="protected" style:print-content="true"/>
    </style:style>
    <style:style style:name="Gnumeric-2" style:family="table-cell" style:parent-style-name="Default">
      <style:table-cell-properties fo:background-color="#008000" style:cell-protect="protected" style:print-content="true"/>
    </style:style>
    <style:style style:name="Gnumeric-3" style:family="table-cell" style:parent-style-name="Default">
      <style:table-cell-properties fo:background-color="#008000" style:cell-protect="protected" style:print-content="true"/>
    </style:style>
    <style:style style:name="Gnumeric-4" style:family="table-cell" style:parent-style-name="Default">
      <style:table-cell-properties fo:background-color="#008000" style:cell-protect="protected" style:print-content="true"/>
    </style:style>
    <style:style style:name="Gnumeric-5" style:family="table-cell" style:parent-style-name="Default">
      <style:table-cell-properties fo:background-color="#008000" style:cell-protect="protected" style:print-content="true"/>
    </style:style>
    <style:style style:name="Gnumeric-6" style:family="table-cell" style:parent-style-name="Default">
      <style:table-cell-properties fo:background-color="#993300" style:cell-protect="protected" style:print-content="true"/>
    </style:style>
    <style:style style:name="Gnumeric-7" style:family="table-cell" style:parent-style-name="Default">
      <style:table-cell-properties fo:background-color="#993300" style:cell-protect="protected" style:print-content="true"/>
    </style:style>
    <style:style style:name="Gnumeric-8" style:family="table-cell" style:parent-style-name="Default">
      <style:table-cell-properties fo:background-color="#993300" style:cell-protect="protected" style:print-content="tru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6pt" fo:margin-bottom="36pt" fo:margin-left="54pt" fo:margin-right="54pt" style:print-page-order="ttb" style:scale-to="10000%" style:writing-mode="lr-tb" style:print="charts drawings objects"/>
      <style:header-style>
        <style:header-footer-properties fo:min-height="36pt" fo:margin-left="0pt" fo:margin-right="0pt" fo:margin-bottom="0pt" fo:border="none" fo:padding="0pt" style:shadow="none"/>
      </style:header-style>
      <style:footer-style>
        <style:header-footer-properties fo:min-height="3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卷制-上茄衣过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5:49:43.745326309</dc:date>
    <meta:print-date>2014-02-24T04:42:11Z</meta:print-date>
    <meta:creation-date>2013-12-02T08:38:45Z</meta:creation-date>
    <meta:editing-cycles>2</meta:editing-cycles>
    <meta:generator>LibreOffice/5.0.6.2$Linux_x86 LibreOffice_project/00m0$Build-2</meta:generator>
    <meta:editing-duration>PT19M</meta:editing-duration>
    <meta:document-statistic meta:table-count="1" meta:cell-count="4827" meta:object-count="0"/>
    <meta:user-defined meta:name="GSF_DOCPROP_VECTOR:0000:gsf:document-parts">卷制-上茄衣过程</meta:user-defined>
    <meta:user-defined meta:name="GSF_DOCPROP_VECTOR:0000:gsf:heading-pairs">工作表</meta:user-defined>
    <meta:user-defined meta:name="GSF_DOCPROP_VECTOR:0001:gsf:heading-pairs" meta:value-type="float">1</meta:user-defined>
    <meta:user-defined meta:name="KSOProductBuildVer">2052-10.1.0.5850</meta:user-defined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:hidden-slide-count" meta:value-type="float">0</meta:user-defined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